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256cm" svg:height="11.647cm" svg:x="12.414cm" svg:y="1.328cm">
            <draw:object draw:notify-on-update-of-ranges="Sheet1.A2:Sheet1.A1002 Sheet1.D1:Sheet1.D1 Sheet1.D2:Sheet1.D1002 Sheet1.A2:Sheet1.A1002 Sheet1.E1:Sheet1.E1 Sheet1.E2:Sheet1.E1002 Sheet1.A2:Sheet1.A1002 Sheet1.F1:Sheet1.F1 Sheet1.F2:Sheet1.F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Y – axis</text:p>
          </table:table-cell>
          <table:table-cell office:value-type="float" office:value="6397" calcext:value-type="float">
            <text:p>6397</text:p>
          </table:table-cell>
          <table:table-cell office:value-type="float" office:value="8711" calcext:value-type="float">
            <text:p>8711</text:p>
          </table:table-cell>
          <table:table-cell office:value-type="float" office:value="14708" calcext:value-type="float">
            <text:p>14708</text:p>
          </table:table-cell>
          <table:table-cell office:value-type="float" office:value="25879" calcext:value-type="float">
            <text:p>25879</text:p>
          </table:table-cell>
          <table:table-cell office:value-type="float" office:value="28942" calcext:value-type="float">
            <text:p>28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0433942181327" calcext:value-type="float">
            <text:p>0.280433942181327</text:p>
          </table:table-cell>
          <table:table-cell office:value-type="float" office:value="0.291333945134857" calcext:value-type="float">
            <text:p>0.291333945134857</text:p>
          </table:table-cell>
          <table:table-cell office:value-type="float" office:value="0.290089886842268" calcext:value-type="float">
            <text:p>0.290089886842268</text:p>
          </table:table-cell>
          <table:table-cell office:value-type="float" office:value="0.061067981850148" calcext:value-type="float">
            <text:p>0.061067981850148</text:p>
          </table:table-cell>
          <table:table-cell office:value-type="float" office:value="0.297873691166239" calcext:value-type="float">
            <text:p>0.29787369116623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85314361830175" calcext:value-type="float">
            <text:p>0.285314361830175</text:p>
          </table:table-cell>
          <table:table-cell office:value-type="float" office:value="0.296244542340344" calcext:value-type="float">
            <text:p>0.296244542340344</text:p>
          </table:table-cell>
          <table:table-cell office:value-type="float" office:value="0.295111459878399" calcext:value-type="float">
            <text:p>0.295111459878399</text:p>
          </table:table-cell>
          <table:table-cell office:value-type="float" office:value="0.0693124354981846" calcext:value-type="float">
            <text:p>0.069312435498185</text:p>
          </table:table-cell>
          <table:table-cell office:value-type="float" office:value="0.302810528590074" calcext:value-type="float">
            <text:p>0.30281052859007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29019478017237" calcext:value-type="float">
            <text:p>0.29019478017237</text:p>
          </table:table-cell>
          <table:table-cell office:value-type="float" office:value="0.301165139915379" calcext:value-type="float">
            <text:p>0.301165139915379</text:p>
          </table:table-cell>
          <table:table-cell office:value-type="float" office:value="0.300133042092736" calcext:value-type="float">
            <text:p>0.300133042092736</text:p>
          </table:table-cell>
          <table:table-cell office:value-type="float" office:value="0.0775569769462426" calcext:value-type="float">
            <text:p>0.077556976946243</text:p>
          </table:table-cell>
          <table:table-cell office:value-type="float" office:value="0.307759131252023" calcext:value-type="float">
            <text:p>0.30775913125202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295075199821486" calcext:value-type="float">
            <text:p>0.295075199821486</text:p>
          </table:table-cell>
          <table:table-cell office:value-type="float" office:value="0.306085737498238" calcext:value-type="float">
            <text:p>0.306085737498238</text:p>
          </table:table-cell>
          <table:table-cell office:value-type="float" office:value="0.305144634494857" calcext:value-type="float">
            <text:p>0.305144634494857</text:p>
          </table:table-cell>
          <table:table-cell office:value-type="float" office:value="0.0858015791102355" calcext:value-type="float">
            <text:p>0.085801579110236</text:p>
          </table:table-cell>
          <table:table-cell office:value-type="float" office:value="0.312699472370837" calcext:value-type="float">
            <text:p>0.31269947237083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299965617309784" calcext:value-type="float">
            <text:p>0.299965617309784</text:p>
          </table:table-cell>
          <table:table-cell office:value-type="float" office:value="0.310996334728305" calcext:value-type="float">
            <text:p>0.310996334728305</text:p>
          </table:table-cell>
          <table:table-cell office:value-type="float" office:value="0.310166233763509" calcext:value-type="float">
            <text:p>0.310166233763509</text:p>
          </table:table-cell>
          <table:table-cell office:value-type="float" office:value="0.0940462260221004" calcext:value-type="float">
            <text:p>0.0940462260221</text:p>
          </table:table-cell>
          <table:table-cell office:value-type="float" office:value="0.317651346705787" calcext:value-type="float">
            <text:p>0.31765134670578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04846036959053" calcext:value-type="float">
            <text:p>0.304846036959053</text:p>
          </table:table-cell>
          <table:table-cell office:value-type="float" office:value="0.315916932325968" calcext:value-type="float">
            <text:p>0.315916932325968</text:p>
          </table:table-cell>
          <table:table-cell office:value-type="float" office:value="0.3151878409361" calcext:value-type="float">
            <text:p>0.3151878409361</text:p>
          </table:table-cell>
          <table:table-cell office:value-type="float" office:value="0.102291904578222" calcext:value-type="float">
            <text:p>0.102291904578222</text:p>
          </table:table-cell>
          <table:table-cell office:value-type="float" office:value="0.322594874007632" calcext:value-type="float">
            <text:p>0.32259487400763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309726455301464" calcext:value-type="float">
            <text:p>0.309726455301464</text:p>
          </table:table-cell>
          <table:table-cell office:value-type="float" office:value="0.3208375299304" calcext:value-type="float">
            <text:p>0.3208375299304</text:p>
          </table:table-cell>
          <table:table-cell office:value-type="float" office:value="0.320209455640773" calcext:value-type="float">
            <text:p>0.320209455640773</text:p>
          </table:table-cell>
          <table:table-cell office:value-type="float" office:value="0.110532612628536" calcext:value-type="float">
            <text:p>0.110532612628536</text:p>
          </table:table-cell>
          <table:table-cell office:value-type="float" office:value="0.327549862640789" calcext:value-type="float">
            <text:p>0.32754986264078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31461687409675" calcext:value-type="float">
            <text:p>0.31461687409675</text:p>
          </table:table-cell>
          <table:table-cell office:value-type="float" office:value="0.325758127541294" calcext:value-type="float">
            <text:p>0.325758127541294</text:p>
          </table:table-cell>
          <table:table-cell office:value-type="float" office:value="0.32523107752864" calcext:value-type="float">
            <text:p>0.32523107752864</text:p>
          </table:table-cell>
          <table:table-cell office:value-type="float" office:value="0.118783339493213" calcext:value-type="float">
            <text:p>0.118783339493213</text:p>
          </table:table-cell>
          <table:table-cell office:value-type="float" office:value="0.33249629171466" calcext:value-type="float">
            <text:p>0.3324962917146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319497292439232" calcext:value-type="float">
            <text:p>0.319497292439232</text:p>
          </table:table-cell>
          <table:table-cell office:value-type="float" office:value="0.33066872479908" calcext:value-type="float">
            <text:p>0.33066872479908</text:p>
          </table:table-cell>
          <table:table-cell office:value-type="float" office:value="0.33025270627203" calcext:value-type="float">
            <text:p>0.33025270627203</text:p>
          </table:table-cell>
          <table:table-cell office:value-type="float" office:value="0.131233267258001" calcext:value-type="float">
            <text:p>0.131233267258001</text:p>
          </table:table-cell>
          <table:table-cell office:value-type="float" office:value="0.33745405613209" calcext:value-type="float">
            <text:p>0.3374540561320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324377712088855" calcext:value-type="float">
            <text:p>0.324377712088855</text:p>
          </table:table-cell>
          <table:table-cell office:value-type="float" office:value="0.335589322422273" calcext:value-type="float">
            <text:p>0.335589322422273</text:p>
          </table:table-cell>
          <table:table-cell office:value-type="float" office:value="0.335264341383348" calcext:value-type="float">
            <text:p>0.335264341383348</text:p>
          </table:table-cell>
          <table:table-cell office:value-type="float" office:value="0.147312690934115" calcext:value-type="float">
            <text:p>0.147312690934115</text:p>
          </table:table-cell>
          <table:table-cell office:value-type="float" office:value="0.342403076810066" calcext:value-type="float">
            <text:p>0.3424030768100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29258130431444" calcext:value-type="float">
            <text:p>0.329258130431444</text:p>
          </table:table-cell>
          <table:table-cell office:value-type="float" office:value="0.340509920051105" calcext:value-type="float">
            <text:p>0.340509920051105</text:p>
          </table:table-cell>
          <table:table-cell office:value-type="float" office:value="0.340285982942715" calcext:value-type="float">
            <text:p>0.340285982942715</text:p>
          </table:table-cell>
          <table:table-cell office:value-type="float" office:value="0.163392309794556" calcext:value-type="float">
            <text:p>0.163392309794556</text:p>
          </table:table-cell>
          <table:table-cell office:value-type="float" office:value="0.347363383109101" calcext:value-type="float">
            <text:p>0.34736338310910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334148547919694" calcext:value-type="float">
            <text:p>0.334148547919694</text:p>
          </table:table-cell>
          <table:table-cell office:value-type="float" office:value="0.345420518858333" calcext:value-type="float">
            <text:p>0.345420518858333</text:p>
          </table:table-cell>
          <table:table-cell office:value-type="float" office:value="0.345307630486571" calcext:value-type="float">
            <text:p>0.345307630486571</text:p>
          </table:table-cell>
          <table:table-cell office:value-type="float" office:value="0.179472068432277" calcext:value-type="float">
            <text:p>0.179472068432277</text:p>
          </table:table-cell>
          <table:table-cell office:value-type="float" office:value="0.352314895723982" calcext:value-type="float">
            <text:p>0.35231489572398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339028967569498" calcext:value-type="float">
            <text:p>0.339028967569498</text:p>
          </table:table-cell>
          <table:table-cell office:value-type="float" office:value="0.350341114966314" calcext:value-type="float">
            <text:p>0.350341114966314</text:p>
          </table:table-cell>
          <table:table-cell office:value-type="float" office:value="0.350329283757567" calcext:value-type="float">
            <text:p>0.350329283757567</text:p>
          </table:table-cell>
          <table:table-cell office:value-type="float" office:value="0.195551935186564" calcext:value-type="float">
            <text:p>0.195551935186564</text:p>
          </table:table-cell>
          <table:table-cell office:value-type="float" office:value="0.357267547058224" calcext:value-type="float">
            <text:p>0.35726754705822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343909385912176" calcext:value-type="float">
            <text:p>0.343909385912176</text:p>
          </table:table-cell>
          <table:table-cell office:value-type="float" office:value="0.355261712610872" calcext:value-type="float">
            <text:p>0.355261712610872</text:p>
          </table:table-cell>
          <table:table-cell office:value-type="float" office:value="0.355350942512905" calcext:value-type="float">
            <text:p>0.355350942512905</text:p>
          </table:table-cell>
          <table:table-cell office:value-type="float" office:value="0.211631882699394" calcext:value-type="float">
            <text:p>0.211631882699394</text:p>
          </table:table-cell>
          <table:table-cell office:value-type="float" office:value="0.362231276287678" calcext:value-type="float">
            <text:p>0.36223127628767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348799804707643" calcext:value-type="float">
            <text:p>0.348799804707643</text:p>
          </table:table-cell>
          <table:table-cell office:value-type="float" office:value="0.360182310260179" calcext:value-type="float">
            <text:p>0.360182310260179</text:p>
          </table:table-cell>
          <table:table-cell office:value-type="float" office:value="0.360372606523318" calcext:value-type="float">
            <text:p>0.360372606523318</text:p>
          </table:table-cell>
          <table:table-cell office:value-type="float" office:value="0.227711896485098" calcext:value-type="float">
            <text:p>0.227711896485098</text:p>
          </table:table-cell>
          <table:table-cell office:value-type="float" office:value="0.367186016885175" calcext:value-type="float">
            <text:p>0.36718601688517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53680223050371" calcext:value-type="float">
            <text:p>0.353680223050371</text:p>
          </table:table-cell>
          <table:table-cell office:value-type="float" office:value="0.365092909089303" calcext:value-type="float">
            <text:p>0.365092909089303</text:p>
          </table:table-cell>
          <table:table-cell office:value-type="float" office:value="0.365384277331264" calcext:value-type="float">
            <text:p>0.365384277331264</text:p>
          </table:table-cell>
          <table:table-cell office:value-type="float" office:value="0.243721700829635" calcext:value-type="float">
            <text:p>0.243721700829635</text:p>
          </table:table-cell>
          <table:table-cell office:value-type="float" office:value="0.372151804047757" calcext:value-type="float">
            <text:p>0.37215180404775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35856064270045" calcext:value-type="float">
            <text:p>0.35856064270045</text:p>
          </table:table-cell>
          <table:table-cell office:value-type="float" office:value="0.37001350521462" calcext:value-type="float">
            <text:p>0.37001350521462</text:p>
          </table:table-cell>
          <table:table-cell office:value-type="float" office:value="0.370405951234925" calcext:value-type="float">
            <text:p>0.370405951234925</text:p>
          </table:table-cell>
          <table:table-cell office:value-type="float" office:value="0.258758565307817" calcext:value-type="float">
            <text:p>0.258758565307817</text:p>
          </table:table-cell>
          <table:table-cell office:value-type="float" office:value="0.377108570605336" calcext:value-type="float">
            <text:p>0.37710857060533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363441061043259" calcext:value-type="float">
            <text:p>0.363441061043259</text:p>
          </table:table-cell>
          <table:table-cell office:value-type="float" office:value="0.374934102877239" calcext:value-type="float">
            <text:p>0.374934102877239</text:p>
          </table:table-cell>
          <table:table-cell office:value-type="float" office:value="0.375427629777684" calcext:value-type="float">
            <text:p>0.375427629777684</text:p>
          </table:table-cell>
          <table:table-cell office:value-type="float" office:value="0.273805858811695" calcext:value-type="float">
            <text:p>0.273805858811695</text:p>
          </table:table-cell>
          <table:table-cell office:value-type="float" office:value="0.382076254823563" calcext:value-type="float">
            <text:p>0.38207625482356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68331479838813" calcext:value-type="float">
            <text:p>0.368331479838813</text:p>
          </table:table-cell>
          <table:table-cell office:value-type="float" office:value="0.379844701720703" calcext:value-type="float">
            <text:p>0.379844701720703</text:p>
          </table:table-cell>
          <table:table-cell office:value-type="float" office:value="0.380449310867085" calcext:value-type="float">
            <text:p>0.380449310867085</text:p>
          </table:table-cell>
          <table:table-cell office:value-type="float" office:value="0.288853515044633" calcext:value-type="float">
            <text:p>0.288853515044633</text:p>
          </table:table-cell>
          <table:table-cell office:value-type="float" office:value="0.387034843501202" calcext:value-type="float">
            <text:p>0.38703484350120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373211898181663" calcext:value-type="float">
            <text:p>0.373211898181663</text:p>
          </table:table-cell>
          <table:table-cell office:value-type="float" office:value="0.38476529939172" calcext:value-type="float">
            <text:p>0.38476529939172</text:p>
          </table:table-cell>
          <table:table-cell office:value-type="float" office:value="0.385470998136047" calcext:value-type="float">
            <text:p>0.385470998136047</text:p>
          </table:table-cell>
          <table:table-cell office:value-type="float" office:value="0.303891480502909" calcext:value-type="float">
            <text:p>0.303891480502909</text:p>
          </table:table-cell>
          <table:table-cell office:value-type="float" office:value="0.392004237891633" calcext:value-type="float">
            <text:p>0.3920042378916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78092317831981" calcext:value-type="float">
            <text:p>0.378092317831981</text:p>
          </table:table-cell>
          <table:table-cell office:value-type="float" office:value="0.389685895531722" calcext:value-type="float">
            <text:p>0.389685895531722</text:p>
          </table:table-cell>
          <table:table-cell office:value-type="float" office:value="0.390492689521379" calcext:value-type="float">
            <text:p>0.390492689521379</text:p>
          </table:table-cell>
          <table:table-cell office:value-type="float" office:value="0.318939710643626" calcext:value-type="float">
            <text:p>0.318939710643626</text:p>
          </table:table-cell>
          <table:table-cell office:value-type="float" office:value="0.396964514319605" calcext:value-type="float">
            <text:p>0.3969645143196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382982735320132" calcext:value-type="float">
            <text:p>0.382982735320132</text:p>
          </table:table-cell>
          <table:table-cell office:value-type="float" office:value="0.394606493209742" calcext:value-type="float">
            <text:p>0.394606493209742</text:p>
          </table:table-cell>
          <table:table-cell office:value-type="float" office:value="0.39550438674705" calcext:value-type="float">
            <text:p>0.39550438674705</text:p>
          </table:table-cell>
          <table:table-cell office:value-type="float" office:value="0.333988170094706" calcext:value-type="float">
            <text:p>0.333988170094706</text:p>
          </table:table-cell>
          <table:table-cell office:value-type="float" office:value="0.401935578471227" calcext:value-type="float">
            <text:p>0.40193557847122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387863154970526" calcext:value-type="float">
            <text:p>0.387863154970526</text:p>
          </table:table-cell>
          <table:table-cell office:value-type="float" office:value="0.399517092069914" calcext:value-type="float">
            <text:p>0.399517092069914</text:p>
          </table:table-cell>
          <table:table-cell office:value-type="float" office:value="0.400526085921454" calcext:value-type="float">
            <text:p>0.400526085921454</text:p>
          </table:table-cell>
          <table:table-cell office:value-type="float" office:value="0.349026829392183" calcext:value-type="float">
            <text:p>0.349026829392183</text:p>
          </table:table-cell>
          <table:table-cell office:value-type="float" office:value="0.406897418474239" calcext:value-type="float">
            <text:p>0.40689741847423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392743573313479" calcext:value-type="float">
            <text:p>0.392743573313479</text:p>
          </table:table-cell>
          <table:table-cell office:value-type="float" office:value="0.404437689755159" calcext:value-type="float">
            <text:p>0.404437689755159</text:p>
          </table:table-cell>
          <table:table-cell office:value-type="float" office:value="0.40554778876458" calcext:value-type="float">
            <text:p>0.40554778876458</text:p>
          </table:table-cell>
          <table:table-cell office:value-type="float" office:value="0.363194938999444" calcext:value-type="float">
            <text:p>0.363194938999444</text:p>
          </table:table-cell>
          <table:table-cell office:value-type="float" office:value="0.411859997680037" calcext:value-type="float">
            <text:p>0.41185999768003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397623992964006" calcext:value-type="float">
            <text:p>0.397623992964006</text:p>
          </table:table-cell>
          <table:table-cell office:value-type="float" office:value="0.4093582859077" calcext:value-type="float">
            <text:p>0.4093582859077</text:p>
          </table:table-cell>
          <table:table-cell office:value-type="float" office:value="0.410569495141809" calcext:value-type="float">
            <text:p>0.410569495141809</text:p>
          </table:table-cell>
          <table:table-cell office:value-type="float" office:value="0.37681305846698" calcext:value-type="float">
            <text:p>0.37681305846698</text:p>
          </table:table-cell>
          <table:table-cell office:value-type="float" office:value="0.416833246030112" calcext:value-type="float">
            <text:p>0.41683324603011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0251441045211" calcext:value-type="float">
            <text:p>0.40251441045211</text:p>
          </table:table-cell>
          <table:table-cell office:value-type="float" office:value="0.414278883598959" calcext:value-type="float">
            <text:p>0.414278883598959</text:p>
          </table:table-cell>
          <table:table-cell office:value-type="float" office:value="0.415591204925032" calcext:value-type="float">
            <text:p>0.415591204925032</text:p>
          </table:table-cell>
          <table:table-cell office:value-type="float" office:value="0.390431670745138" calcext:value-type="float">
            <text:p>0.390431670745138</text:p>
          </table:table-cell>
          <table:table-cell office:value-type="float" office:value="0.421797227401983" calcext:value-type="float">
            <text:p>0.42179722740198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407394828795114" calcext:value-type="float">
            <text:p>0.407394828795114</text:p>
          </table:table-cell>
          <table:table-cell office:value-type="float" office:value="0.419189482473606" calcext:value-type="float">
            <text:p>0.419189482473606</text:p>
          </table:table-cell>
          <table:table-cell office:value-type="float" office:value="0.420612917992256" calcext:value-type="float">
            <text:p>0.420612917992256</text:p>
          </table:table-cell>
          <table:table-cell office:value-type="float" office:value="0.404040726717422" calcext:value-type="float">
            <text:p>0.404040726717422</text:p>
          </table:table-cell>
          <table:table-cell office:value-type="float" office:value="0.426771866457947" calcext:value-type="float">
            <text:p>0.42677186645794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412275248445744" calcext:value-type="float">
            <text:p>0.412275248445744</text:p>
          </table:table-cell>
          <table:table-cell office:value-type="float" office:value="0.424110080171127" calcext:value-type="float">
            <text:p>0.424110080171127</text:p>
          </table:table-cell>
          <table:table-cell office:value-type="float" office:value="0.425624636215715" calcext:value-type="float">
            <text:p>0.425624636215715</text:p>
          </table:table-cell>
          <table:table-cell office:value-type="float" office:value="0.417660182459569" calcext:value-type="float">
            <text:p>0.417660182459569</text:p>
          </table:table-cell>
          <table:table-cell office:value-type="float" office:value="0.431737152517594" calcext:value-type="float">
            <text:p>0.43173715251759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417165665933823" calcext:value-type="float">
            <text:p>0.417165665933823</text:p>
          </table:table-cell>
          <table:table-cell office:value-type="float" office:value="0.429030676334455" calcext:value-type="float">
            <text:p>0.429030676334455</text:p>
          </table:table-cell>
          <table:table-cell office:value-type="float" office:value="0.430646353521878" calcext:value-type="float">
            <text:p>0.430646353521878</text:p>
          </table:table-cell>
          <table:table-cell office:value-type="float" office:value="0.431280000243012" calcext:value-type="float">
            <text:p>0.431280000243012</text:p>
          </table:table-cell>
          <table:table-cell office:value-type="float" office:value="0.436713052284907" calcext:value-type="float">
            <text:p>0.43671305228490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422046085584513" calcext:value-type="float">
            <text:p>0.422046085584513</text:p>
          </table:table-cell>
          <table:table-cell office:value-type="float" office:value="0.433941275218767" calcext:value-type="float">
            <text:p>0.433941275218767</text:p>
          </table:table-cell>
          <table:table-cell office:value-type="float" office:value="0.4356680757733" calcext:value-type="float">
            <text:p>0.4356680757733</text:p>
          </table:table-cell>
          <table:table-cell office:value-type="float" office:value="0.444890146829644" calcext:value-type="float">
            <text:p>0.444890146829644</text:p>
          </table:table-cell>
          <table:table-cell office:value-type="float" office:value="0.441679524665792" calcext:value-type="float">
            <text:p>0.4416795246657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26926503927596" calcext:value-type="float">
            <text:p>0.426926503927596</text:p>
          </table:table-cell>
          <table:table-cell office:value-type="float" office:value="0.438861872924455" calcext:value-type="float">
            <text:p>0.438861872924455</text:p>
          </table:table-cell>
          <table:table-cell office:value-type="float" office:value="0.440689800874958" calcext:value-type="float">
            <text:p>0.440689800874958</text:p>
          </table:table-cell>
          <table:table-cell office:value-type="float" office:value="0.458310598332534" calcext:value-type="float">
            <text:p>0.458310598332534</text:p>
          </table:table-cell>
          <table:table-cell office:value-type="float" office:value="0.446656602549431" calcext:value-type="float">
            <text:p>0.44665660254943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434307290587483" calcext:value-type="float">
            <text:p>0.434307290587483</text:p>
          </table:table-cell>
          <table:table-cell office:value-type="float" office:value="0.447043554455547" calcext:value-type="float">
            <text:p>0.447043554455547</text:p>
          </table:table-cell>
          <table:table-cell office:value-type="float" office:value="0.445711528730512" calcext:value-type="float">
            <text:p>0.445711528730512</text:p>
          </table:table-cell>
          <table:table-cell office:value-type="float" office:value="0.47064137558911" calcext:value-type="float">
            <text:p>0.47064137558911</text:p>
          </table:table-cell>
          <table:table-cell office:value-type="float" office:value="0.451624244035902" calcext:value-type="float">
            <text:p>0.45162424403590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446288752954228" calcext:value-type="float">
            <text:p>0.446288752954228</text:p>
          </table:table-cell>
          <table:table-cell office:value-type="float" office:value="0.459216577650339" calcext:value-type="float">
            <text:p>0.459216577650339</text:p>
          </table:table-cell>
          <table:table-cell office:value-type="float" office:value="0.450733259247917" calcext:value-type="float">
            <text:p>0.450733259247917</text:p>
          </table:table-cell>
          <table:table-cell office:value-type="float" office:value="0.482962440305755" calcext:value-type="float">
            <text:p>0.482962440305755</text:p>
          </table:table-cell>
          <table:table-cell office:value-type="float" office:value="0.456602422364359" calcext:value-type="float">
            <text:p>0.45660242236435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458260218510662" calcext:value-type="float">
            <text:p>0.458260218510662</text:p>
          </table:table-cell>
          <table:table-cell office:value-type="float" office:value="0.471389621659631" calcext:value-type="float">
            <text:p>0.471389621659631</text:p>
          </table:table-cell>
          <table:table-cell office:value-type="float" office:value="0.455744994423515" calcext:value-type="float">
            <text:p>0.455744994423515</text:p>
          </table:table-cell>
          <table:table-cell office:value-type="float" office:value="0.495283770912484" calcext:value-type="float">
            <text:p>0.495283770912484</text:p>
          </table:table-cell>
          <table:table-cell office:value-type="float" office:value="0.461571127915298" calcext:value-type="float">
            <text:p>0.46157112791529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470231686220144" calcext:value-type="float">
            <text:p>0.470231686220144</text:p>
          </table:table-cell>
          <table:table-cell office:value-type="float" office:value="0.483572683615204" calcext:value-type="float">
            <text:p>0.483572683615204</text:p>
          </table:table-cell>
          <table:table-cell office:value-type="float" office:value="0.467847208907363" calcext:value-type="float">
            <text:p>0.467847208907363</text:p>
          </table:table-cell>
          <table:table-cell office:value-type="float" office:value="0.507615347482717" calcext:value-type="float">
            <text:p>0.507615347482717</text:p>
          </table:table-cell>
          <table:table-cell office:value-type="float" office:value="0.472686670486909" calcext:value-type="float">
            <text:p>0.47268667048690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82203155922315" calcext:value-type="float">
            <text:p>0.482203155922315</text:p>
          </table:table-cell>
          <table:table-cell office:value-type="float" office:value="0.495745764661777" calcext:value-type="float">
            <text:p>0.495745764661777</text:p>
          </table:table-cell>
          <table:table-cell office:value-type="float" office:value="0.481927580772257" calcext:value-type="float">
            <text:p>0.481927580772257</text:p>
          </table:table-cell>
          <table:table-cell office:value-type="float" office:value="0.519937153520269" calcext:value-type="float">
            <text:p>0.519937153520269</text:p>
          </table:table-cell>
          <table:table-cell office:value-type="float" office:value="0.486559541552727" calcext:value-type="float">
            <text:p>0.48655954155272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494184627913182" calcext:value-type="float">
            <text:p>0.494184627913182</text:p>
          </table:table-cell>
          <table:table-cell office:value-type="float" office:value="0.50791886225287" calcext:value-type="float">
            <text:p>0.50791886225287</text:p>
          </table:table-cell>
          <table:table-cell office:value-type="float" office:value="0.496008799693322" calcext:value-type="float">
            <text:p>0.496008799693322</text:p>
          </table:table-cell>
          <table:table-cell office:value-type="float" office:value="0.532259172654676" calcext:value-type="float">
            <text:p>0.532259172654676</text:p>
          </table:table-cell>
          <table:table-cell office:value-type="float" office:value="0.500436082287129" calcext:value-type="float">
            <text:p>0.50043608228712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506156101177977" calcext:value-type="float">
            <text:p>0.506156101177977</text:p>
          </table:table-cell>
          <table:table-cell office:value-type="float" office:value="0.520091975226777" calcext:value-type="float">
            <text:p>0.520091975226777</text:p>
          </table:table-cell>
          <table:table-cell office:value-type="float" office:value="0.510090795520797" calcext:value-type="float">
            <text:p>0.510090795520797</text:p>
          </table:table-cell>
          <table:table-cell office:value-type="float" office:value="0.544591389565067" calcext:value-type="float">
            <text:p>0.544591389565067</text:p>
          </table:table-cell>
          <table:table-cell office:value-type="float" office:value="0.514316003892792" calcext:value-type="float">
            <text:p>0.51431600389279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518127576040583" calcext:value-type="float">
            <text:p>0.518127576040583</text:p>
          </table:table-cell>
          <table:table-cell office:value-type="float" office:value="0.532265102528064" calcext:value-type="float">
            <text:p>0.532265102528064</text:p>
          </table:table-cell>
          <table:table-cell office:value-type="float" office:value="0.524173505639583" calcext:value-type="float">
            <text:p>0.524173505639583</text:p>
          </table:table-cell>
          <table:table-cell office:value-type="float" office:value="0.556293021994425" calcext:value-type="float">
            <text:p>0.556293021994425</text:p>
          </table:table-cell>
          <table:table-cell office:value-type="float" office:value="0.528199039252023" calcext:value-type="float">
            <text:p>0.52819903925202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530099052392749" calcext:value-type="float">
            <text:p>0.530099052392749</text:p>
          </table:table-cell>
          <table:table-cell office:value-type="float" office:value="0.544438243195691" calcext:value-type="float">
            <text:p>0.544438243195691</text:p>
          </table:table-cell>
          <table:table-cell office:value-type="float" office:value="0.538256873984495" calcext:value-type="float">
            <text:p>0.538256873984495</text:p>
          </table:table-cell>
          <table:table-cell office:value-type="float" office:value="0.567714367189355" calcext:value-type="float">
            <text:p>0.567714367189355</text:p>
          </table:table-cell>
          <table:table-cell office:value-type="float" office:value="0.542084946283366" calcext:value-type="float">
            <text:p>0.54208494628336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42080529203632" calcext:value-type="float">
            <text:p>0.542080529203632</text:p>
          </table:table-cell>
          <table:table-cell office:value-type="float" office:value="0.556611396352689" calcext:value-type="float">
            <text:p>0.556611396352689</text:p>
          </table:table-cell>
          <table:table-cell office:value-type="float" office:value="0.552340850205967" calcext:value-type="float">
            <text:p>0.552340850205967</text:p>
          </table:table-cell>
          <table:table-cell office:value-type="float" office:value="0.57913575201153" calcext:value-type="float">
            <text:p>0.57913575201153</text:p>
          </table:table-cell>
          <table:table-cell office:value-type="float" office:value="0.55597351222123" calcext:value-type="float">
            <text:p>0.55597351222123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554052008240824" calcext:value-type="float">
            <text:p>0.554052008240824</text:p>
          </table:table-cell>
          <table:table-cell office:value-type="float" office:value="0.568784561197164" calcext:value-type="float">
            <text:p>0.568784561197164</text:p>
          </table:table-cell>
          <table:table-cell office:value-type="float" office:value="0.566435388335298" calcext:value-type="float">
            <text:p>0.566435388335298</text:p>
          </table:table-cell>
          <table:table-cell office:value-type="float" office:value="0.590547175859812" calcext:value-type="float">
            <text:p>0.590547175859812</text:p>
          </table:table-cell>
          <table:table-cell office:value-type="float" office:value="0.569864540682091" calcext:value-type="float">
            <text:p>0.56986454068209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566023488496449" calcext:value-type="float">
            <text:p>0.566023488496449</text:p>
          </table:table-cell>
          <table:table-cell office:value-type="float" office:value="0.580957731780893" calcext:value-type="float">
            <text:p>0.580957731780893</text:p>
          </table:table-cell>
          <table:table-cell office:value-type="float" office:value="0.580520448777207" calcext:value-type="float">
            <text:p>0.580520448777207</text:p>
          </table:table-cell>
          <table:table-cell office:value-type="float" office:value="0.601968635295528" calcext:value-type="float">
            <text:p>0.601968635295528</text:p>
          </table:table-cell>
          <table:table-cell office:value-type="float" office:value="0.583757856926731" calcext:value-type="float">
            <text:p>0.58375785692673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577994969894799" calcext:value-type="float">
            <text:p>0.577994969894799</text:p>
          </table:table-cell>
          <table:table-cell office:value-type="float" office:value="0.593140919786352" calcext:value-type="float">
            <text:p>0.593140919786352</text:p>
          </table:table-cell>
          <table:table-cell office:value-type="float" office:value="0.594605993726972" calcext:value-type="float">
            <text:p>0.594605993726972</text:p>
          </table:table-cell>
          <table:table-cell office:value-type="float" office:value="0.613390127777429" calcext:value-type="float">
            <text:p>0.613390127777429</text:p>
          </table:table-cell>
          <table:table-cell office:value-type="float" office:value="0.597653301739027" calcext:value-type="float">
            <text:p>0.59765330173902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589976451409452" calcext:value-type="float">
            <text:p>0.589976451409452</text:p>
          </table:table-cell>
          <table:table-cell office:value-type="float" office:value="0.6053141190126" calcext:value-type="float">
            <text:p>0.6053141190126</text:p>
          </table:table-cell>
          <table:table-cell office:value-type="float" office:value="0.608691989549074" calcext:value-type="float">
            <text:p>0.608691989549074</text:p>
          </table:table-cell>
          <table:table-cell office:value-type="float" office:value="0.624811653046652" calcext:value-type="float">
            <text:p>0.624811653046652</text:p>
          </table:table-cell>
          <table:table-cell office:value-type="float" office:value="0.611550729236043" calcext:value-type="float">
            <text:p>0.61155072923604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0194793488448" calcext:value-type="float">
            <text:p>0.60194793488448</text:p>
          </table:table-cell>
          <table:table-cell office:value-type="float" office:value="0.617487327375226" calcext:value-type="float">
            <text:p>0.617487327375226</text:p>
          </table:table-cell>
          <table:table-cell office:value-type="float" office:value="0.622778405650035" calcext:value-type="float">
            <text:p>0.622778405650035</text:p>
          </table:table-cell>
          <table:table-cell office:value-type="float" office:value="0.636002883251334" calcext:value-type="float">
            <text:p>0.636002883251334</text:p>
          </table:table-cell>
          <table:table-cell office:value-type="float" office:value="0.625440007636172" calcext:value-type="float">
            <text:p>0.62544000763617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613919419309807" calcext:value-type="float">
            <text:p>0.613919419309807</text:p>
          </table:table-cell>
          <table:table-cell office:value-type="float" office:value="0.629660526475179" calcext:value-type="float">
            <text:p>0.629660526475179</text:p>
          </table:table-cell>
          <table:table-cell office:value-type="float" office:value="0.636865214142216" calcext:value-type="float">
            <text:p>0.636865214142216</text:p>
          </table:table-cell>
          <table:table-cell office:value-type="float" office:value="0.646412998885264" calcext:value-type="float">
            <text:p>0.646412998885264</text:p>
          </table:table-cell>
          <table:table-cell office:value-type="float" office:value="0.639341016181513" calcext:value-type="float">
            <text:p>0.639341016181513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625890904630903" calcext:value-type="float">
            <text:p>0.625890904630903</text:p>
          </table:table-cell>
          <table:table-cell office:value-type="float" office:value="0.641833751449704" calcext:value-type="float">
            <text:p>0.641833751449704</text:p>
          </table:table-cell>
          <table:table-cell office:value-type="float" office:value="0.650952389551218" calcext:value-type="float">
            <text:p>0.650952389551218</text:p>
          </table:table-cell>
          <table:table-cell office:value-type="float" office:value="0.656823115922582" calcext:value-type="float">
            <text:p>0.656823115922582</text:p>
          </table:table-cell>
          <table:table-cell office:value-type="float" office:value="0.65324364456182" calcext:value-type="float">
            <text:p>0.6532436445618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637872391217836" calcext:value-type="float">
            <text:p>0.637872391217836</text:p>
          </table:table-cell>
          <table:table-cell office:value-type="float" office:value="0.654006984091913" calcext:value-type="float">
            <text:p>0.654006984091913</text:p>
          </table:table-cell>
          <table:table-cell office:value-type="float" office:value="0.665039908560449" calcext:value-type="float">
            <text:p>0.665039908560449</text:p>
          </table:table-cell>
          <table:table-cell office:value-type="float" office:value="0.667233235132131" calcext:value-type="float">
            <text:p>0.667233235132131</text:p>
          </table:table-cell>
          <table:table-cell office:value-type="float" office:value="0.667147791022079" calcext:value-type="float">
            <text:p>0.66714779102207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649843878181491" calcext:value-type="float">
            <text:p>0.649843878181491</text:p>
          </table:table-cell>
          <table:table-cell office:value-type="float" office:value="0.66575049548686" calcext:value-type="float">
            <text:p>0.66575049548686</text:p>
          </table:table-cell>
          <table:table-cell office:value-type="float" office:value="0.676165215271009" calcext:value-type="float">
            <text:p>0.676165215271009</text:p>
          </table:table-cell>
          <table:table-cell office:value-type="float" office:value="0.677643354778899" calcext:value-type="float">
            <text:p>0.677643354778899</text:p>
          </table:table-cell>
          <table:table-cell office:value-type="float" office:value="0.678592224051831" calcext:value-type="float">
            <text:p>0.67859222405183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60975292862063" calcext:value-type="float">
            <text:p>0.660975292862063</text:p>
          </table:table-cell>
          <table:table-cell office:value-type="float" office:value="0.676154869810904" calcext:value-type="float">
            <text:p>0.676154869810904</text:p>
          </table:table-cell>
          <table:table-cell office:value-type="float" office:value="0.686601738741638" calcext:value-type="float">
            <text:p>0.686601738741638</text:p>
          </table:table-cell>
          <table:table-cell office:value-type="float" office:value="0.688053475643928" calcext:value-type="float">
            <text:p>0.688053475643928</text:p>
          </table:table-cell>
          <table:table-cell office:value-type="float" office:value="0.689677365725192" calcext:value-type="float">
            <text:p>0.68967736572519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670906601987371" calcext:value-type="float">
            <text:p>0.670906601987371</text:p>
          </table:table-cell>
          <table:table-cell office:value-type="float" office:value="0.686559255429566" calcext:value-type="float">
            <text:p>0.686559255429566</text:p>
          </table:table-cell>
          <table:table-cell office:value-type="float" office:value="0.697040135510094" calcext:value-type="float">
            <text:p>0.697040135510094</text:p>
          </table:table-cell>
          <table:table-cell office:value-type="float" office:value="0.698463598494761" calcext:value-type="float">
            <text:p>0.698463598494761</text:p>
          </table:table-cell>
          <table:table-cell office:value-type="float" office:value="0.700763306869081" calcext:value-type="float">
            <text:p>0.70076330686908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680837913311561" calcext:value-type="float">
            <text:p>0.680837913311561</text:p>
          </table:table-cell>
          <table:table-cell office:value-type="float" office:value="0.696963688078511" calcext:value-type="float">
            <text:p>0.696963688078511</text:p>
          </table:table-cell>
          <table:table-cell office:value-type="float" office:value="0.70748032286475" calcext:value-type="float">
            <text:p>0.70748032286475</text:p>
          </table:table-cell>
          <table:table-cell office:value-type="float" office:value="0.708873721632168" calcext:value-type="float">
            <text:p>0.708873721632168</text:p>
          </table:table-cell>
          <table:table-cell office:value-type="float" office:value="0.711850010132022" calcext:value-type="float">
            <text:p>0.71185001013202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690769225394878" calcext:value-type="float">
            <text:p>0.690769225394878</text:p>
          </table:table-cell>
          <table:table-cell office:value-type="float" office:value="0.707368148064358" calcext:value-type="float">
            <text:p>0.707368148064358</text:p>
          </table:table-cell>
          <table:table-cell office:value-type="float" office:value="0.717932222514744" calcext:value-type="float">
            <text:p>0.717932222514744</text:p>
          </table:table-cell>
          <table:table-cell office:value-type="float" office:value="0.718533760809859" calcext:value-type="float">
            <text:p>0.718533760809859</text:p>
          </table:table-cell>
          <table:table-cell office:value-type="float" office:value="0.722937440451281" calcext:value-type="float">
            <text:p>0.72293744045128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700700538205045" calcext:value-type="float">
            <text:p>0.700700538205045</text:p>
          </table:table-cell>
          <table:table-cell office:value-type="float" office:value="0.717772614975662" calcext:value-type="float">
            <text:p>0.717772614975662</text:p>
          </table:table-cell>
          <table:table-cell office:value-type="float" office:value="0.728375761203652" calcext:value-type="float">
            <text:p>0.728375761203652</text:p>
          </table:table-cell>
          <table:table-cell office:value-type="float" office:value="0.727943775039591" calcext:value-type="float">
            <text:p>0.727943775039591</text:p>
          </table:table-cell>
          <table:table-cell office:value-type="float" office:value="0.734025564880379" calcext:value-type="float">
            <text:p>0.73402556488037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10631848867612" calcext:value-type="float">
            <text:p>0.710631848867612</text:p>
          </table:table-cell>
          <table:table-cell office:value-type="float" office:value="0.728177125952882" calcext:value-type="float">
            <text:p>0.728177125952882</text:p>
          </table:table-cell>
          <table:table-cell office:value-type="float" office:value="0.738820868787726" calcext:value-type="float">
            <text:p>0.738820868787726</text:p>
          </table:table-cell>
          <table:table-cell office:value-type="float" office:value="0.737363790742562" calcext:value-type="float">
            <text:p>0.737363790742562</text:p>
          </table:table-cell>
          <table:table-cell office:value-type="float" office:value="0.745114352431954" calcext:value-type="float">
            <text:p>0.74511435243195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20563163035691" calcext:value-type="float">
            <text:p>0.720563163035691</text:p>
          </table:table-cell>
          <table:table-cell office:value-type="float" office:value="0.738581641320714" calcext:value-type="float">
            <text:p>0.738581641320714</text:p>
          </table:table-cell>
          <table:table-cell office:value-type="float" office:value="0.749267480575268" calcext:value-type="float">
            <text:p>0.749267480575268</text:p>
          </table:table-cell>
          <table:table-cell office:value-type="float" office:value="0.746783808979707" calcext:value-type="float">
            <text:p>0.746783808979707</text:p>
          </table:table-cell>
          <table:table-cell office:value-type="float" office:value="0.756203773934407" calcext:value-type="float">
            <text:p>0.75620377393440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730494477844289" calcext:value-type="float">
            <text:p>0.730494477844289</text:p>
          </table:table-cell>
          <table:table-cell office:value-type="float" office:value="0.748986199074456" calcext:value-type="float">
            <text:p>0.748986199074456</text:p>
          </table:table-cell>
          <table:table-cell office:value-type="float" office:value="0.759725532977509" calcext:value-type="float">
            <text:p>0.759725532977509</text:p>
          </table:table-cell>
          <table:table-cell office:value-type="float" office:value="0.756203828084472" calcext:value-type="float">
            <text:p>0.756203828084472</text:p>
          </table:table-cell>
          <table:table-cell office:value-type="float" office:value="0.767143250052427" calcext:value-type="float">
            <text:p>0.76714325005242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740425793267631" calcext:value-type="float">
            <text:p>0.740425793267631</text:p>
          </table:table-cell>
          <table:table-cell office:value-type="float" office:value="0.759390778864216" calcext:value-type="float">
            <text:p>0.759390778864216</text:p>
          </table:table-cell>
          <table:table-cell office:value-type="float" office:value="0.770174969378154" calcext:value-type="float">
            <text:p>0.770174969378154</text:p>
          </table:table-cell>
          <table:table-cell office:value-type="float" office:value="0.765623849587779" calcext:value-type="float">
            <text:p>0.765623849587779</text:p>
          </table:table-cell>
          <table:table-cell office:value-type="float" office:value="0.776507351220837" calcext:value-type="float">
            <text:p>0.77650735122083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750357109281308" calcext:value-type="float">
            <text:p>0.750357109281308</text:p>
          </table:table-cell>
          <table:table-cell office:value-type="float" office:value="0.769795359706072" calcext:value-type="float">
            <text:p>0.769795359706072</text:p>
          </table:table-cell>
          <table:table-cell office:value-type="float" office:value="0.780133817293476" calcext:value-type="float">
            <text:p>0.780133817293476</text:p>
          </table:table-cell>
          <table:table-cell office:value-type="float" office:value="0.77504387184791" calcext:value-type="float">
            <text:p>0.77504387184791</text:p>
          </table:table-cell>
          <table:table-cell office:value-type="float" office:value="0.785871504270259" calcext:value-type="float">
            <text:p>0.78587150427025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60288425862186" calcext:value-type="float">
            <text:p>0.760288425862186</text:p>
          </table:table-cell>
          <table:table-cell office:value-type="float" office:value="0.780199980774801" calcext:value-type="float">
            <text:p>0.780199980774801</text:p>
          </table:table-cell>
          <table:table-cell office:value-type="float" office:value="0.78855723478693" calcext:value-type="float">
            <text:p>0.78855723478693</text:p>
          </table:table-cell>
          <table:table-cell office:value-type="float" office:value="0.784253914494694" calcext:value-type="float">
            <text:p>0.784253914494694</text:p>
          </table:table-cell>
          <table:table-cell office:value-type="float" office:value="0.795235735382283" calcext:value-type="float">
            <text:p>0.79523573538228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770209744023665" calcext:value-type="float">
            <text:p>0.770209744023665</text:p>
          </table:table-cell>
          <table:table-cell office:value-type="float" office:value="0.790604621343058" calcext:value-type="float">
            <text:p>0.790604621343058</text:p>
          </table:table-cell>
          <table:table-cell office:value-type="float" office:value="0.796980745026033" calcext:value-type="float">
            <text:p>0.796980745026033</text:p>
          </table:table-cell>
          <table:table-cell office:value-type="float" office:value="0.792954000176782" calcext:value-type="float">
            <text:p>0.792954000176782</text:p>
          </table:table-cell>
          <table:table-cell office:value-type="float" office:value="0.804590014370673" calcext:value-type="float">
            <text:p>0.80459001437067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780141061677951" calcext:value-type="float">
            <text:p>0.780141061677951</text:p>
          </table:table-cell>
          <table:table-cell office:value-type="float" office:value="0.801009260093789" calcext:value-type="float">
            <text:p>0.801009260093789</text:p>
          </table:table-cell>
          <table:table-cell office:value-type="float" office:value="0.805404345100776" calcext:value-type="float">
            <text:p>0.805404345100776</text:p>
          </table:table-cell>
          <table:table-cell office:value-type="float" office:value="0.801654087289125" calcext:value-type="float">
            <text:p>0.801654087289125</text:p>
          </table:table-cell>
          <table:table-cell office:value-type="float" office:value="0.813954351329975" calcext:value-type="float">
            <text:p>0.813954351329975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79007237983681" calcext:value-type="float">
            <text:p>0.79007237983681</text:p>
          </table:table-cell>
          <table:table-cell office:value-type="float" office:value="0.809902771253439" calcext:value-type="float">
            <text:p>0.809902771253439</text:p>
          </table:table-cell>
          <table:table-cell office:value-type="float" office:value="0.813828033415807" calcext:value-type="float">
            <text:p>0.813828033415807</text:p>
          </table:table-cell>
          <table:table-cell office:value-type="float" office:value="0.810364174731559" calcext:value-type="float">
            <text:p>0.810364174731559</text:p>
          </table:table-cell>
          <table:table-cell office:value-type="float" office:value="0.823318760811388" calcext:value-type="float">
            <text:p>0.82331876081138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800003698481451" calcext:value-type="float">
            <text:p>0.800003698481451</text:p>
          </table:table-cell>
          <table:table-cell office:value-type="float" office:value="0.817915566862497" calcext:value-type="float">
            <text:p>0.817915566862497</text:p>
          </table:table-cell>
          <table:table-cell office:value-type="float" office:value="0.822251800035123" calcext:value-type="float">
            <text:p>0.822251800035123</text:p>
          </table:table-cell>
          <table:table-cell office:value-type="float" office:value="0.819064263082794" calcext:value-type="float">
            <text:p>0.819064263082794</text:p>
          </table:table-cell>
          <table:table-cell office:value-type="float" office:value="0.832683210170591" calcext:value-type="float">
            <text:p>0.83268321017059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09935017594004" calcext:value-type="float">
            <text:p>0.809935017594004</text:p>
          </table:table-cell>
          <table:table-cell office:value-type="float" office:value="0.825918388719491" calcext:value-type="float">
            <text:p>0.825918388719491</text:p>
          </table:table-cell>
          <table:table-cell office:value-type="float" office:value="0.830675658266209" calcext:value-type="float">
            <text:p>0.830675658266209</text:p>
          </table:table-cell>
          <table:table-cell office:value-type="float" office:value="0.827764352023183" calcext:value-type="float">
            <text:p>0.827764352023183</text:p>
          </table:table-cell>
          <table:table-cell office:value-type="float" office:value="0.840734590118071" calcext:value-type="float">
            <text:p>0.84073459011807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817955176837949" calcext:value-type="float">
            <text:p>0.817955176837949</text:p>
          </table:table-cell>
          <table:table-cell office:value-type="float" office:value="0.83393119091985" calcext:value-type="float">
            <text:p>0.83393119091985</text:p>
          </table:table-cell>
          <table:table-cell office:value-type="float" office:value="0.839099596084398" calcext:value-type="float">
            <text:p>0.839099596084398</text:p>
          </table:table-cell>
          <table:table-cell office:value-type="float" office:value="0.836474441242146" calcext:value-type="float">
            <text:p>0.836474441242146</text:p>
          </table:table-cell>
          <table:table-cell office:value-type="float" office:value="0.8486957766485" calcext:value-type="float">
            <text:p>0.848695776648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825575092713558" calcext:value-type="float">
            <text:p>0.825575092713558</text:p>
          </table:table-cell>
          <table:table-cell office:value-type="float" office:value="0.841934019329306" calcext:value-type="float">
            <text:p>0.841934019329306</text:p>
          </table:table-cell>
          <table:table-cell office:value-type="float" office:value="0.847523597937544" calcext:value-type="float">
            <text:p>0.847523597937544</text:p>
          </table:table-cell>
          <table:table-cell office:value-type="float" office:value="0.845174531308392" calcext:value-type="float">
            <text:p>0.845174531308392</text:p>
          </table:table-cell>
          <table:table-cell office:value-type="float" office:value="0.856666962108963" calcext:value-type="float">
            <text:p>0.85666696210896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833185014029897" calcext:value-type="float">
            <text:p>0.833185014029897</text:p>
          </table:table-cell>
          <table:table-cell office:value-type="float" office:value="0.849946827748654" calcext:value-type="float">
            <text:p>0.849946827748654</text:p>
          </table:table-cell>
          <table:table-cell office:value-type="float" office:value="0.855947687609471" calcext:value-type="float">
            <text:p>0.855947687609471</text:p>
          </table:table-cell>
          <table:table-cell office:value-type="float" office:value="0.853274130436643" calcext:value-type="float">
            <text:p>0.853274130436643</text:p>
          </table:table-cell>
          <table:table-cell office:value-type="float" office:value="0.864628148989495" calcext:value-type="float">
            <text:p>0.86462814898949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40804938615967" calcext:value-type="float">
            <text:p>0.840804938615967</text:p>
          </table:table-cell>
          <table:table-cell office:value-type="float" office:value="0.857959660136186" calcext:value-type="float">
            <text:p>0.857959660136186</text:p>
          </table:table-cell>
          <table:table-cell office:value-type="float" office:value="0.864101421966195" calcext:value-type="float">
            <text:p>0.864101421966195</text:p>
          </table:table-cell>
          <table:table-cell office:value-type="float" office:value="0.861253642339032" calcext:value-type="float">
            <text:p>0.861253642339032</text:p>
          </table:table-cell>
          <table:table-cell office:value-type="float" office:value="0.872599334786017" calcext:value-type="float">
            <text:p>0.8725993347860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48414882531536" calcext:value-type="float">
            <text:p>0.848414882531536</text:p>
          </table:table-cell>
          <table:table-cell office:value-type="float" office:value="0.865962476640299" calcext:value-type="float">
            <text:p>0.865962476640299</text:p>
          </table:table-cell>
          <table:table-cell office:value-type="float" office:value="0.871243666878561" calcext:value-type="float">
            <text:p>0.871243666878561</text:p>
          </table:table-cell>
          <table:table-cell office:value-type="float" office:value="0.869223165657704" calcext:value-type="float">
            <text:p>0.869223165657704</text:p>
          </table:table-cell>
          <table:table-cell office:value-type="float" office:value="0.880560521997778" calcext:value-type="float">
            <text:p>0.88056052199777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856034815296668" calcext:value-type="float">
            <text:p>0.856034815296668</text:p>
          </table:table-cell>
          <table:table-cell office:value-type="float" office:value="0.873975314855059" calcext:value-type="float">
            <text:p>0.873975314855059</text:p>
          </table:table-cell>
          <table:table-cell office:value-type="float" office:value="0.878385912469571" calcext:value-type="float">
            <text:p>0.878385912469571</text:p>
          </table:table-cell>
          <table:table-cell office:value-type="float" office:value="0.877202698096717" calcext:value-type="float">
            <text:p>0.877202698096717</text:p>
          </table:table-cell>
          <table:table-cell office:value-type="float" office:value="0.888531708112322" calcext:value-type="float">
            <text:p>0.88853170811232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63654752028263" calcext:value-type="float">
            <text:p>0.863654752028263</text:p>
          </table:table-cell>
          <table:table-cell office:value-type="float" office:value="0.881978136937645" calcext:value-type="float">
            <text:p>0.881978136937645</text:p>
          </table:table-cell>
          <table:table-cell office:value-type="float" office:value="0.885528172118764" calcext:value-type="float">
            <text:p>0.885528172118764</text:p>
          </table:table-cell>
          <table:table-cell office:value-type="float" office:value="0.885182241106322" calcext:value-type="float">
            <text:p>0.885182241106322</text:p>
          </table:table-cell>
          <table:table-cell office:value-type="float" office:value="0.895852389459335" calcext:value-type="float">
            <text:p>0.89585238945933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871264693594318" calcext:value-type="float">
            <text:p>0.871264693594318</text:p>
          </table:table-cell>
          <table:table-cell office:value-type="float" office:value="0.88999098066722" calcext:value-type="float">
            <text:p>0.88999098066722</text:p>
          </table:table-cell>
          <table:table-cell office:value-type="float" office:value="0.89267045972408" calcext:value-type="float">
            <text:p>0.89267045972408</text:p>
          </table:table-cell>
          <table:table-cell office:value-type="float" office:value="0.893161792994131" calcext:value-type="float">
            <text:p>0.893161792994131</text:p>
          </table:table-cell>
          <table:table-cell office:value-type="float" office:value="0.90302293163629" calcext:value-type="float">
            <text:p>0.9030229316362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7888463794118" calcext:value-type="float">
            <text:p>0.87888463794118</text:p>
          </table:table-cell>
          <table:table-cell office:value-type="float" office:value="0.897993808030434" calcext:value-type="float">
            <text:p>0.897993808030434</text:p>
          </table:table-cell>
          <table:table-cell office:value-type="float" office:value="0.899812746609538" calcext:value-type="float">
            <text:p>0.899812746609538</text:p>
          </table:table-cell>
          <table:table-cell office:value-type="float" office:value="0.901141354913001" calcext:value-type="float">
            <text:p>0.901141354913001</text:p>
          </table:table-cell>
          <table:table-cell office:value-type="float" office:value="0.910183475615768" calcext:value-type="float">
            <text:p>0.9101834756157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86494586907331" calcext:value-type="float">
            <text:p>0.886494586907331</text:p>
          </table:table-cell>
          <table:table-cell office:value-type="float" office:value="0.906006656984373" calcext:value-type="float">
            <text:p>0.906006656984373</text:p>
          </table:table-cell>
          <table:table-cell office:value-type="float" office:value="0.906955061048231" calcext:value-type="float">
            <text:p>0.906955061048231</text:p>
          </table:table-cell>
          <table:table-cell office:value-type="float" office:value="0.908790785803999" calcext:value-type="float">
            <text:p>0.908790785803999</text:p>
          </table:table-cell>
          <table:table-cell office:value-type="float" office:value="0.917344020130398" calcext:value-type="float">
            <text:p>0.91734402013039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894114538482067" calcext:value-type="float">
            <text:p>0.894114538482067</text:p>
          </table:table-cell>
          <table:table-cell office:value-type="float" office:value="0.91246883620264" calcext:value-type="float">
            <text:p>0.91246883620264</text:p>
          </table:table-cell>
          <table:table-cell office:value-type="float" office:value="0.914097373896239" calcext:value-type="float">
            <text:p>0.914097373896239</text:p>
          </table:table-cell>
          <table:table-cell office:value-type="float" office:value="0.915909998890044" calcext:value-type="float">
            <text:p>0.915909998890044</text:p>
          </table:table-cell>
          <table:table-cell office:value-type="float" office:value="0.924504565167744" calcext:value-type="float">
            <text:p>0.92450456516774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01734493537871" calcext:value-type="float">
            <text:p>0.901734493537871</text:p>
          </table:table-cell>
          <table:table-cell office:value-type="float" office:value="0.918430831409748" calcext:value-type="float">
            <text:p>0.918430831409748</text:p>
          </table:table-cell>
          <table:table-cell office:value-type="float" office:value="0.921239713926837" calcext:value-type="float">
            <text:p>0.921239713926837</text:p>
          </table:table-cell>
          <table:table-cell office:value-type="float" office:value="0.923019234521925" calcext:value-type="float">
            <text:p>0.923019234521925</text:p>
          </table:table-cell>
          <table:table-cell office:value-type="float" office:value="0.931665094997124" calcext:value-type="float">
            <text:p>0.93166509499712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09344466544994" calcext:value-type="float">
            <text:p>0.909344466544994</text:p>
          </table:table-cell>
          <table:table-cell office:value-type="float" office:value="0.924392827549522" calcext:value-type="float">
            <text:p>0.924392827549522</text:p>
          </table:table-cell>
          <table:table-cell office:value-type="float" office:value="0.928382051541821" calcext:value-type="float">
            <text:p>0.928382051541821</text:p>
          </table:table-cell>
          <table:table-cell office:value-type="float" office:value="0.930138490469032" calcext:value-type="float">
            <text:p>0.930138490469032</text:p>
          </table:table-cell>
          <table:table-cell office:value-type="float" office:value="0.938835639835323" calcext:value-type="float">
            <text:p>0.938835639835323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1696442823536" calcext:value-type="float">
            <text:p>0.91696442823536</text:p>
          </table:table-cell>
          <table:table-cell office:value-type="float" office:value="0.930354824604033" calcext:value-type="float">
            <text:p>0.930354824604033</text:p>
          </table:table-cell>
          <table:table-cell office:value-type="float" office:value="0.935304067297903" calcext:value-type="float">
            <text:p>0.935304067297903</text:p>
          </table:table-cell>
          <table:table-cell office:value-type="float" office:value="0.93725776774333" calcext:value-type="float">
            <text:p>0.93725776774333</text:p>
          </table:table-cell>
          <table:table-cell office:value-type="float" office:value="0.945475264493472" calcext:value-type="float">
            <text:p>0.94547526449347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24574394066805" calcext:value-type="float">
            <text:p>0.924574394066805</text:p>
          </table:table-cell>
          <table:table-cell office:value-type="float" office:value="0.936316822555806" calcext:value-type="float">
            <text:p>0.936316822555806</text:p>
          </table:table-cell>
          <table:table-cell office:value-type="float" office:value="0.941274581544089" calcext:value-type="float">
            <text:p>0.941274581544089</text:p>
          </table:table-cell>
          <table:table-cell office:value-type="float" office:value="0.944367064811051" calcext:value-type="float">
            <text:p>0.944367064811051</text:p>
          </table:table-cell>
          <table:table-cell office:value-type="float" office:value="0.951824386972723" calcext:value-type="float">
            <text:p>0.95182438697272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931123411782241" calcext:value-type="float">
            <text:p>0.931123411782241</text:p>
          </table:table-cell>
          <table:table-cell office:value-type="float" office:value="0.94227882138781" calcext:value-type="float">
            <text:p>0.94227882138781</text:p>
          </table:table-cell>
          <table:table-cell office:value-type="float" office:value="0.947245095896516" calcext:value-type="float">
            <text:p>0.947245095896516</text:p>
          </table:table-cell>
          <table:table-cell office:value-type="float" office:value="0.951486382065219" calcext:value-type="float">
            <text:p>0.951486382065219</text:p>
          </table:table-cell>
          <table:table-cell office:value-type="float" office:value="0.958183535341743" calcext:value-type="float">
            <text:p>0.95818353534174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936871746545919" calcext:value-type="float">
            <text:p>0.936871746545919</text:p>
          </table:table-cell>
          <table:table-cell office:value-type="float" office:value="0.948240821083442" calcext:value-type="float">
            <text:p>0.948240821083442</text:p>
          </table:table-cell>
          <table:table-cell office:value-type="float" office:value="0.953215610353188" calcext:value-type="float">
            <text:p>0.953215610353188</text:p>
          </table:table-cell>
          <table:table-cell office:value-type="float" office:value="0.95860571806674" calcext:value-type="float">
            <text:p>0.95860571806674</text:p>
          </table:table-cell>
          <table:table-cell office:value-type="float" office:value="0.964532680861048" calcext:value-type="float">
            <text:p>0.96453268086104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42620122689941" calcext:value-type="float">
            <text:p>0.942620122689941</text:p>
          </table:table-cell>
          <table:table-cell office:value-type="float" office:value="0.954202821626513" calcext:value-type="float">
            <text:p>0.954202821626513</text:p>
          </table:table-cell>
          <table:table-cell office:value-type="float" office:value="0.959176126018575" calcext:value-type="float">
            <text:p>0.959176126018575</text:p>
          </table:table-cell>
          <table:table-cell office:value-type="float" office:value="0.96489488920612" calcext:value-type="float">
            <text:p>0.96489488920612</text:p>
          </table:table-cell>
          <table:table-cell office:value-type="float" office:value="0.970891836455535" calcext:value-type="float">
            <text:p>0.97089183645553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4835851428086" calcext:value-type="float">
            <text:p>0.94835851428086</text:p>
          </table:table-cell>
          <table:table-cell office:value-type="float" office:value="0.960164823001239" calcext:value-type="float">
            <text:p>0.960164823001239</text:p>
          </table:table-cell>
          <table:table-cell office:value-type="float" office:value="0.965146625811851" calcext:value-type="float">
            <text:p>0.965146625811851</text:p>
          </table:table-cell>
          <table:table-cell office:value-type="float" office:value="0.971104070044117" calcext:value-type="float">
            <text:p>0.971104070044117</text:p>
          </table:table-cell>
          <table:table-cell office:value-type="float" office:value="0.977241004226184" calcext:value-type="float">
            <text:p>0.97724100422618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5410693234878" calcext:value-type="float">
            <text:p>0.95410693234878</text:p>
          </table:table-cell>
          <table:table-cell office:value-type="float" office:value="0.966116827540024" calcext:value-type="float">
            <text:p>0.966116827540024</text:p>
          </table:table-cell>
          <table:table-cell office:value-type="float" office:value="0.971117140578314" calcext:value-type="float">
            <text:p>0.971117140578314</text:p>
          </table:table-cell>
          <table:table-cell office:value-type="float" office:value="0.977313279858122" calcext:value-type="float">
            <text:p>0.977313279858122</text:p>
          </table:table-cell>
          <table:table-cell office:value-type="float" office:value="0.983600181671394" calcext:value-type="float">
            <text:p>0.98360018167139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95985537725274" calcext:value-type="float">
            <text:p>0.95985537725274</text:p>
          </table:table-cell>
          <table:table-cell office:value-type="float" office:value="0.97207883053845" calcext:value-type="float">
            <text:p>0.97207883053845</text:p>
          </table:table-cell>
          <table:table-cell office:value-type="float" office:value="0.977087655441414" calcext:value-type="float">
            <text:p>0.977087655441414</text:p>
          </table:table-cell>
          <table:table-cell office:value-type="float" office:value="0.983522517554331" calcext:value-type="float">
            <text:p>0.983522517554331</text:p>
          </table:table-cell>
          <table:table-cell office:value-type="float" office:value="0.989558834772345" calcext:value-type="float">
            <text:p>0.98955883477234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65593861646293" calcext:value-type="float">
            <text:p>0.965593861646293</text:p>
          </table:table-cell>
          <table:table-cell office:value-type="float" office:value="0.97804081259884" calcext:value-type="float">
            <text:p>0.97804081259884</text:p>
          </table:table-cell>
          <table:table-cell office:value-type="float" office:value="0.983058170399392" calcext:value-type="float">
            <text:p>0.983058170399392</text:p>
          </table:table-cell>
          <table:table-cell office:value-type="float" office:value="0.989731782607975" calcext:value-type="float">
            <text:p>0.989731782607975</text:p>
          </table:table-cell>
          <table:table-cell office:value-type="float" office:value="0.995116947409198" calcext:value-type="float">
            <text:p>0.99511694740919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971342358613069" calcext:value-type="float">
            <text:p>0.971342358613069</text:p>
          </table:table-cell>
          <table:table-cell office:value-type="float" office:value="0.984002817128081" calcext:value-type="float">
            <text:p>0.984002817128081</text:p>
          </table:table-cell>
          <table:table-cell office:value-type="float" office:value="0.989028685450528" calcext:value-type="float">
            <text:p>0.989028685450528</text:p>
          </table:table-cell>
          <table:table-cell office:value-type="float" office:value="0.995931074146981" calcext:value-type="float">
            <text:p>0.995931074146981</text:p>
          </table:table-cell>
          <table:table-cell office:value-type="float" office:value="1.00070509992155" calcext:value-type="float">
            <text:p>1.0007050999215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77090881014146" calcext:value-type="float">
            <text:p>0.977090881014146</text:p>
          </table:table-cell>
          <table:table-cell office:value-type="float" office:value="0.9884936255232" calcext:value-type="float">
            <text:p>0.9884936255232</text:p>
          </table:table-cell>
          <table:table-cell office:value-type="float" office:value="0.994818953794609" calcext:value-type="float">
            <text:p>0.994818953794609</text:p>
          </table:table-cell>
          <table:table-cell office:value-type="float" office:value="1.0021103927129" calcext:value-type="float">
            <text:p>1.0021103927129</text:p>
          </table:table-cell>
          <table:table-cell office:value-type="float" office:value="1.00620328954392" calcext:value-type="float">
            <text:p>1.006203289543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82839428403236" calcext:value-type="float">
            <text:p>0.982839428403236</text:p>
          </table:table-cell>
          <table:table-cell office:value-type="float" office:value="0.992784264005025" calcext:value-type="float">
            <text:p>0.992784264005025</text:p>
          </table:table-cell>
          <table:table-cell office:value-type="float" office:value="0.999687878788175" calcext:value-type="float">
            <text:p>0.999687878788175</text:p>
          </table:table-cell>
          <table:table-cell office:value-type="float" office:value="1.00800967923069" calcext:value-type="float">
            <text:p>1.00800967923069</text:p>
          </table:table-cell>
          <table:table-cell office:value-type="float" office:value="1.01180148196175" calcext:value-type="float">
            <text:p>1.0118014819617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88578001032291" calcext:value-type="float">
            <text:p>0.988578001032291</text:p>
          </table:table-cell>
          <table:table-cell office:value-type="float" office:value="0.997074902785142" calcext:value-type="float">
            <text:p>0.997074902785142</text:p>
          </table:table-cell>
          <table:table-cell office:value-type="float" office:value="1.00450682088326" calcext:value-type="float">
            <text:p>1.00450682088326</text:p>
          </table:table-cell>
          <table:table-cell office:value-type="float" office:value="1.01330892861676" calcext:value-type="float">
            <text:p>1.01330892861676</text:p>
          </table:table-cell>
          <table:table-cell office:value-type="float" office:value="1.01739971571453" calcext:value-type="float">
            <text:p>1.0173997157145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94326608655828" calcext:value-type="float">
            <text:p>0.994326608655828</text:p>
          </table:table-cell>
          <table:table-cell office:value-type="float" office:value="1.00133554891655" calcext:value-type="float">
            <text:p>1.00133554891655</text:p>
          </table:table-cell>
          <table:table-cell office:value-type="float" office:value="1.00940576605446" calcext:value-type="float">
            <text:p>1.00940576605446</text:p>
          </table:table-cell>
          <table:table-cell office:value-type="float" office:value="1.01860821249099" calcext:value-type="float">
            <text:p>1.01860821249099</text:p>
          </table:table-cell>
          <table:table-cell office:value-type="float" office:value="1.02289797176893" calcext:value-type="float">
            <text:p>1.0228979717689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00006522891459" calcext:value-type="float">
            <text:p>1.00006522891459</text:p>
          </table:table-cell>
          <table:table-cell office:value-type="float" office:value="1.00563618592213" calcext:value-type="float">
            <text:p>1.00563618592213</text:p>
          </table:table-cell>
          <table:table-cell office:value-type="float" office:value="1.0143047227658" calcext:value-type="float">
            <text:p>1.0143047227658</text:p>
          </table:table-cell>
          <table:table-cell office:value-type="float" office:value="1.02400752915115" calcext:value-type="float">
            <text:p>1.02400752915115</text:p>
          </table:table-cell>
          <table:table-cell office:value-type="float" office:value="1.02819599906827" calcext:value-type="float">
            <text:p>1.0281959990682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0586386863482" calcext:value-type="float">
            <text:p>1.00586386863482</text:p>
          </table:table-cell>
          <table:table-cell office:value-type="float" office:value="1.00993682322213" calcext:value-type="float">
            <text:p>1.00993682322213</text:p>
          </table:table-cell>
          <table:table-cell office:value-type="float" office:value="1.01910370102556" calcext:value-type="float">
            <text:p>1.01910370102556</text:p>
          </table:table-cell>
          <table:table-cell office:value-type="float" office:value="1.02930687925139" calcext:value-type="float">
            <text:p>1.02930687925139</text:p>
          </table:table-cell>
          <table:table-cell office:value-type="float" office:value="1.03299360445068" calcext:value-type="float">
            <text:p>1.0329936044506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1156253761396" calcext:value-type="float">
            <text:p>1.01156253761396</text:p>
          </table:table-cell>
          <table:table-cell office:value-type="float" office:value="1.0142374608128" calcext:value-type="float">
            <text:p>1.0142374608128</text:p>
          </table:table-cell>
          <table:table-cell office:value-type="float" office:value="1.02400268017276" calcext:value-type="float">
            <text:p>1.02400268017276</text:p>
          </table:table-cell>
          <table:table-cell office:value-type="float" office:value="1.03470626162215" calcext:value-type="float">
            <text:p>1.03470626162215</text:p>
          </table:table-cell>
          <table:table-cell office:value-type="float" office:value="1.03779123869929" calcext:value-type="float">
            <text:p>1.0377912386992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01686076011222" calcext:value-type="float">
            <text:p>1.01686076011222</text:p>
          </table:table-cell>
          <table:table-cell office:value-type="float" office:value="1.01853809869047" calcext:value-type="float">
            <text:p>1.01853809869047</text:p>
          </table:table-cell>
          <table:table-cell office:value-type="float" office:value="1.02890167037283" calcext:value-type="float">
            <text:p>1.02890167037283</text:p>
          </table:table-cell>
          <table:table-cell office:value-type="float" office:value="1.04000567632259" calcext:value-type="float">
            <text:p>1.04000567632259</text:p>
          </table:table-cell>
          <table:table-cell office:value-type="float" office:value="1.04258891489215" calcext:value-type="float">
            <text:p>1.0425889148921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02105805346415" calcext:value-type="float">
            <text:p>1.02105805346415</text:p>
          </table:table-cell>
          <table:table-cell office:value-type="float" office:value="1.02283873685151" calcext:value-type="float">
            <text:p>1.02283873685151</text:p>
          </table:table-cell>
          <table:table-cell office:value-type="float" office:value="1.03370068120757" calcext:value-type="float">
            <text:p>1.03370068120757</text:p>
          </table:table-cell>
          <table:table-cell office:value-type="float" office:value="1.04540512238594" calcext:value-type="float">
            <text:p>1.04540512238594</text:p>
          </table:table-cell>
          <table:table-cell office:value-type="float" office:value="1.0473866453149" calcext:value-type="float">
            <text:p>1.04738664531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02525540929127" calcext:value-type="float">
            <text:p>1.02525540929127</text:p>
          </table:table-cell>
          <table:table-cell office:value-type="float" office:value="1.02713937529237" calcext:value-type="float">
            <text:p>1.02713937529237</text:p>
          </table:table-cell>
          <table:table-cell office:value-type="float" office:value="1.03859967904915" calcext:value-type="float">
            <text:p>1.03859967904915</text:p>
          </table:table-cell>
          <table:table-cell office:value-type="float" office:value="1.04990452332944" calcext:value-type="float">
            <text:p>1.04990452332944</text:p>
          </table:table-cell>
          <table:table-cell office:value-type="float" office:value="1.05218440348116" calcext:value-type="float">
            <text:p>1.0521844034811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02955283249574" calcext:value-type="float">
            <text:p>1.02955283249574</text:p>
          </table:table-cell>
          <table:table-cell office:value-type="float" office:value="1.03144001400954" calcext:value-type="float">
            <text:p>1.03144001400954</text:p>
          </table:table-cell>
          <table:table-cell office:value-type="float" office:value="1.04329855535221" calcext:value-type="float">
            <text:p>1.04329855535221</text:p>
          </table:table-cell>
          <table:table-cell office:value-type="float" office:value="1.05450396212935" calcext:value-type="float">
            <text:p>1.05450396212935</text:p>
          </table:table-cell>
          <table:table-cell office:value-type="float" office:value="1.05698220189557" calcext:value-type="float">
            <text:p>1.05698220189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375033272111" calcext:value-type="float">
            <text:p>1.03375033272111</text:p>
          </table:table-cell>
          <table:table-cell office:value-type="float" office:value="1.03574065299958" calcext:value-type="float">
            <text:p>1.03574065299958</text:p>
          </table:table-cell>
          <table:table-cell office:value-type="float" office:value="1.04719637549459" calcext:value-type="float">
            <text:p>1.04719637549459</text:p>
          </table:table-cell>
          <table:table-cell office:value-type="float" office:value="1.059003440901" calcext:value-type="float">
            <text:p>1.059003440901</text:p>
          </table:table-cell>
          <table:table-cell office:value-type="float" office:value="1.06157995687607" calcext:value-type="float">
            <text:p>1.0615799568760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03794790273386" calcext:value-type="float">
            <text:p>1.03794790273386</text:p>
          </table:table-cell>
          <table:table-cell office:value-type="float" office:value="1.03994129392048" calcext:value-type="float">
            <text:p>1.03994129392048</text:p>
          </table:table-cell>
          <table:table-cell office:value-type="float" office:value="1.05099423760361" calcext:value-type="float">
            <text:p>1.05099423760361</text:p>
          </table:table-cell>
          <table:table-cell office:value-type="float" office:value="1.06350295818609" calcext:value-type="float">
            <text:p>1.06350295818609</text:p>
          </table:table-cell>
          <table:table-cell office:value-type="float" office:value="1.06567736734952" calcext:value-type="float">
            <text:p>1.0656773673495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04214554456132" calcext:value-type="float">
            <text:p>1.04214554456132</text:p>
          </table:table-cell>
          <table:table-cell office:value-type="float" office:value="1.04294068576549" calcext:value-type="float">
            <text:p>1.04294068576549</text:p>
          </table:table-cell>
          <table:table-cell office:value-type="float" office:value="1.05489212314862" calcext:value-type="float">
            <text:p>1.05489212314862</text:p>
          </table:table-cell>
          <table:table-cell office:value-type="float" office:value="1.0681025137501" calcext:value-type="float">
            <text:p>1.0681025137501</text:p>
          </table:table-cell>
          <table:table-cell office:value-type="float" office:value="1.06977484253276" calcext:value-type="float">
            <text:p>1.06977484253276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0464432512558" calcext:value-type="float">
            <text:p>1.0464432512558</text:p>
          </table:table-cell>
          <table:table-cell office:value-type="float" office:value="1.04594008111411" calcext:value-type="float">
            <text:p>1.04594008111411</text:p>
          </table:table-cell>
          <table:table-cell office:value-type="float" office:value="1.05869003643607" calcext:value-type="float">
            <text:p>1.05869003643607</text:p>
          </table:table-cell>
          <table:table-cell office:value-type="float" office:value="1.07260210716799" calcext:value-type="float">
            <text:p>1.07260210716799</text:p>
          </table:table-cell>
          <table:table-cell office:value-type="float" office:value="1.07377237629257" calcext:value-type="float">
            <text:p>1.07377237629257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.05064103048522" calcext:value-type="float">
            <text:p>1.05064103048522</text:p>
          </table:table-cell>
          <table:table-cell office:value-type="float" office:value="1.04893947993628" calcext:value-type="float">
            <text:p>1.04893947993628</text:p>
          </table:table-cell>
          <table:table-cell office:value-type="float" office:value="1.06258798613385" calcext:value-type="float">
            <text:p>1.06258798613385</text:p>
          </table:table-cell>
          <table:table-cell office:value-type="float" office:value="1.07710173810323" calcext:value-type="float">
            <text:p>1.07710173810323</text:p>
          </table:table-cell>
          <table:table-cell office:value-type="float" office:value="1.07786994291566" calcext:value-type="float">
            <text:p>1.0778699429156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05483887706592" calcext:value-type="float">
            <text:p>1.05483887706592</text:p>
          </table:table-cell>
          <table:table-cell office:value-type="float" office:value="1.05193888220229" calcext:value-type="float">
            <text:p>1.05193888220229</text:p>
          </table:table-cell>
          <table:table-cell office:value-type="float" office:value="1.06638597547089" calcext:value-type="float">
            <text:p>1.06638597547089</text:p>
          </table:table-cell>
          <table:table-cell office:value-type="float" office:value="1.08130138825828" calcext:value-type="float">
            <text:p>1.08130138825828</text:p>
          </table:table-cell>
          <table:table-cell office:value-type="float" office:value="1.08186757806305" calcext:value-type="float">
            <text:p>1.08186757806305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059036790197" calcext:value-type="float">
            <text:p>1.059036790197</text:p>
          </table:table-cell>
          <table:table-cell office:value-type="float" office:value="1.05493828788276" calcext:value-type="float">
            <text:p>1.05493828788276</text:p>
          </table:table-cell>
          <table:table-cell office:value-type="float" office:value="1.070283987764" calcext:value-type="float">
            <text:p>1.070283987764</text:p>
          </table:table-cell>
          <table:table-cell office:value-type="float" office:value="1.08500106498014" calcext:value-type="float">
            <text:p>1.08500106498014</text:p>
          </table:table-cell>
          <table:table-cell office:value-type="float" office:value="1.08596525682224" calcext:value-type="float">
            <text:p>1.08596525682224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06333476582036" calcext:value-type="float">
            <text:p>1.06333476582036</text:p>
          </table:table-cell>
          <table:table-cell office:value-type="float" office:value="1.05803765328839" calcext:value-type="float">
            <text:p>1.05803765328839</text:p>
          </table:table-cell>
          <table:table-cell office:value-type="float" office:value="1.07408203859156" calcext:value-type="float">
            <text:p>1.07408203859156</text:p>
          </table:table-cell>
          <table:table-cell office:value-type="float" office:value="1.08880078530431" calcext:value-type="float">
            <text:p>1.08880078530431</text:p>
          </table:table-cell>
          <table:table-cell office:value-type="float" office:value="1.08996296939667" calcext:value-type="float">
            <text:p>1.0899629693966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06753280989586" calcext:value-type="float">
            <text:p>1.06753280989586</text:p>
          </table:table-cell>
          <table:table-cell office:value-type="float" office:value="1.06103706588601" calcext:value-type="float">
            <text:p>1.06103706588601</text:p>
          </table:table-cell>
          <table:table-cell office:value-type="float" office:value="1.07798009994665" calcext:value-type="float">
            <text:p>1.07798009994665</text:p>
          </table:table-cell>
          <table:table-cell office:value-type="float" office:value="1.09260054890296" calcext:value-type="float">
            <text:p>1.09260054890296</text:p>
          </table:table-cell>
          <table:table-cell office:value-type="float" office:value="1.0933604593198" calcext:value-type="float">
            <text:p>1.0933604593198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07173091818632" calcext:value-type="float">
            <text:p>1.07173091818632</text:p>
          </table:table-cell>
          <table:table-cell office:value-type="float" office:value="1.06403648181066" calcext:value-type="float">
            <text:p>1.06403648181066</text:p>
          </table:table-cell>
          <table:table-cell office:value-type="float" office:value="1.08177812697475" calcext:value-type="float">
            <text:p>1.08177812697475</text:p>
          </table:table-cell>
          <table:table-cell office:value-type="float" office:value="1.09630035538271" calcext:value-type="float">
            <text:p>1.09630035538271</text:p>
          </table:table-cell>
          <table:table-cell office:value-type="float" office:value="1.09665801342077" calcext:value-type="float">
            <text:p>1.096658013420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0760290872366" calcext:value-type="float">
            <text:p>1.0760290872366</text:p>
          </table:table-cell>
          <table:table-cell office:value-type="float" office:value="1.06703590103426" calcext:value-type="float">
            <text:p>1.06703590103426</text:p>
          </table:table-cell>
          <table:table-cell office:value-type="float" office:value="1.08467544493687" calcext:value-type="float">
            <text:p>1.08467544493687</text:p>
          </table:table-cell>
          <table:table-cell office:value-type="float" office:value="1.10010020416699" calcext:value-type="float">
            <text:p>1.10010020416699</text:p>
          </table:table-cell>
          <table:table-cell office:value-type="float" office:value="1.10005563039739" calcext:value-type="float">
            <text:p>1.1000556303973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08012728104527" calcext:value-type="float">
            <text:p>1.08012728104527</text:p>
          </table:table-cell>
          <table:table-cell office:value-type="float" office:value="1.07003532352909" calcext:value-type="float">
            <text:p>1.07003532352909</text:p>
          </table:table-cell>
          <table:table-cell office:value-type="float" office:value="1.0876728102812" calcext:value-type="float">
            <text:p>1.0876728102812</text:p>
          </table:table-cell>
          <table:table-cell office:value-type="float" office:value="1.10390009490257" calcext:value-type="float">
            <text:p>1.10390009490257</text:p>
          </table:table-cell>
          <table:table-cell office:value-type="float" office:value="1.1034532948997" calcext:value-type="float">
            <text:p>1.1034532948997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08302495442349" calcext:value-type="float">
            <text:p>1.08302495442349</text:p>
          </table:table-cell>
          <table:table-cell office:value-type="float" office:value="1.0730347492677" calcext:value-type="float">
            <text:p>1.0730347492677</text:p>
          </table:table-cell>
          <table:table-cell office:value-type="float" office:value="1.09057023622002" calcext:value-type="float">
            <text:p>1.09057023622002</text:p>
          </table:table-cell>
          <table:table-cell office:value-type="float" office:value="1.10760002697094" calcext:value-type="float">
            <text:p>1.10760002697094</text:p>
          </table:table-cell>
          <table:table-cell office:value-type="float" office:value="1.10675103089358" calcext:value-type="float">
            <text:p>1.1067510308935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.08592273737124" calcext:value-type="float">
            <text:p>1.08592273737124</text:p>
          </table:table-cell>
          <table:table-cell office:value-type="float" office:value="1.07603415736165" calcext:value-type="float">
            <text:p>1.07603415736165</text:p>
          </table:table-cell>
          <table:table-cell office:value-type="float" office:value="1.09346771537206" calcext:value-type="float">
            <text:p>1.09346771537206</text:p>
          </table:table-cell>
          <table:table-cell office:value-type="float" office:value="1.11060000015103" calcext:value-type="float">
            <text:p>1.11060000015103</text:p>
          </table:table-cell>
          <table:table-cell office:value-type="float" office:value="1.11014880898914" calcext:value-type="float">
            <text:p>1.1101488089891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.08882062901369" calcext:value-type="float">
            <text:p>1.08882062901369</text:p>
          </table:table-cell>
          <table:table-cell office:value-type="float" office:value="1.07883340400638" calcext:value-type="float">
            <text:p>1.07883340400638</text:p>
          </table:table-cell>
          <table:table-cell office:value-type="float" office:value="1.09646524136472" calcext:value-type="float">
            <text:p>1.09646524136472</text:p>
          </table:table-cell>
          <table:table-cell office:value-type="float" office:value="1.11370001938621" calcext:value-type="float">
            <text:p>1.11370001938621</text:p>
          </table:table-cell>
          <table:table-cell office:value-type="float" office:value="1.11344664751572" calcext:value-type="float">
            <text:p>1.1134466475157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.09181862736321" calcext:value-type="float">
            <text:p>1.09181862736321</text:p>
          </table:table-cell>
          <table:table-cell office:value-type="float" office:value="1.08083141757862" calcext:value-type="float">
            <text:p>1.08083141757862</text:p>
          </table:table-cell>
          <table:table-cell office:value-type="float" office:value="1.09936282591736" calcext:value-type="float">
            <text:p>1.09936282591736</text:p>
          </table:table-cell>
          <table:table-cell office:value-type="float" office:value="1.11670008430101" calcext:value-type="float">
            <text:p>1.11670008430101</text:p>
          </table:table-cell>
          <table:table-cell office:value-type="float" office:value="1.11624440865682" calcext:value-type="float">
            <text:p>1.1162444086568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.09471673395377" calcext:value-type="float">
            <text:p>1.09471673395377</text:p>
          </table:table-cell>
          <table:table-cell office:value-type="float" office:value="1.08272946487107" calcext:value-type="float">
            <text:p>1.08272946487107</text:p>
          </table:table-cell>
          <table:table-cell office:value-type="float" office:value="1.10236045694002" calcext:value-type="float">
            <text:p>1.10236045694002</text:p>
          </table:table-cell>
          <table:table-cell office:value-type="float" office:value="1.11980019451668" calcext:value-type="float">
            <text:p>1.11980019451668</text:p>
          </table:table-cell>
          <table:table-cell office:value-type="float" office:value="1.11894221678871" calcext:value-type="float">
            <text:p>1.1189422167887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09761494665917" calcext:value-type="float">
            <text:p>1.09761494665917</text:p>
          </table:table-cell>
          <table:table-cell office:value-type="float" office:value="1.08472750321221" calcext:value-type="float">
            <text:p>1.08472750321221</text:p>
          </table:table-cell>
          <table:table-cell office:value-type="float" office:value="1.105258155475" calcext:value-type="float">
            <text:p>1.105258155475</text:p>
          </table:table-cell>
          <table:table-cell office:value-type="float" office:value="1.12290034965" calcext:value-type="float">
            <text:p>1.12290034965</text:p>
          </table:table-cell>
          <table:table-cell office:value-type="float" office:value="1.12174008201512" calcext:value-type="float">
            <text:p>1.1217400820151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.10051326464104" calcext:value-type="float">
            <text:p>1.10051326464104</text:p>
          </table:table-cell>
          <table:table-cell office:value-type="float" office:value="1.0866255950791" calcext:value-type="float">
            <text:p>1.0866255950791</text:p>
          </table:table-cell>
          <table:table-cell office:value-type="float" office:value="1.10825588963019" calcext:value-type="float">
            <text:p>1.10825588963019</text:p>
          </table:table-cell>
          <table:table-cell office:value-type="float" office:value="1.12590054943201" calcext:value-type="float">
            <text:p>1.12590054943201</text:p>
          </table:table-cell>
          <table:table-cell office:value-type="float" office:value="1.12443801041687" calcext:value-type="float">
            <text:p>1.12443801041687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10341168706981" calcext:value-type="float">
            <text:p>1.10341168706981</text:p>
          </table:table-cell>
          <table:table-cell office:value-type="float" office:value="1.08852367836258" calcext:value-type="float">
            <text:p>1.08852367836258</text:p>
          </table:table-cell>
          <table:table-cell office:value-type="float" office:value="1.11115364046742" calcext:value-type="float">
            <text:p>1.11115364046742</text:p>
          </table:table-cell>
          <table:table-cell office:value-type="float" office:value="1.12900079331884" calcext:value-type="float">
            <text:p>1.12900079331884</text:p>
          </table:table-cell>
          <table:table-cell office:value-type="float" office:value="1.12713599945639" calcext:value-type="float">
            <text:p>1.1271359994563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10641021263112" calcext:value-type="float">
            <text:p>1.10641021263112</text:p>
          </table:table-cell>
          <table:table-cell office:value-type="float" office:value="1.09052175314434" calcext:value-type="float">
            <text:p>1.09052175314434</text:p>
          </table:table-cell>
          <table:table-cell office:value-type="float" office:value="1.11325098145746" calcext:value-type="float">
            <text:p>1.11325098145746</text:p>
          </table:table-cell>
          <table:table-cell office:value-type="float" office:value="1.13160108690234" calcext:value-type="float">
            <text:p>1.13160108690234</text:p>
          </table:table-cell>
          <table:table-cell office:value-type="float" office:value="1.12983404708366" calcext:value-type="float">
            <text:p>1.1298340470836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10930884159507" calcext:value-type="float">
            <text:p>1.10930884159507</text:p>
          </table:table-cell>
          <table:table-cell office:value-type="float" office:value="1.09241986024422" calcext:value-type="float">
            <text:p>1.09241986024422</text:p>
          </table:table-cell>
          <table:table-cell office:value-type="float" office:value="1.11544839991862" calcext:value-type="float">
            <text:p>1.11544839991862</text:p>
          </table:table-cell>
          <table:table-cell office:value-type="float" office:value="1.13400143047592" calcext:value-type="float">
            <text:p>1.13400143047592</text:p>
          </table:table-cell>
          <table:table-cell office:value-type="float" office:value="1.13253215444985" calcext:value-type="float">
            <text:p>1.1325321544498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11220757255903" calcext:value-type="float">
            <text:p>1.11220757255903</text:p>
          </table:table-cell>
          <table:table-cell office:value-type="float" office:value="1.09441795913673" calcext:value-type="float">
            <text:p>1.09441795913673</text:p>
          </table:table-cell>
          <table:table-cell office:value-type="float" office:value="1.11754588546914" calcext:value-type="float">
            <text:p>1.11754588546914</text:p>
          </table:table-cell>
          <table:table-cell office:value-type="float" office:value="1.1365018199498" calcext:value-type="float">
            <text:p>1.1365018199498</text:p>
          </table:table-cell>
          <table:table-cell office:value-type="float" office:value="1.13483026963946" calcext:value-type="float">
            <text:p>1.13483026963946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11510640472753" calcext:value-type="float">
            <text:p>1.11510640472753</text:p>
          </table:table-cell>
          <table:table-cell office:value-type="float" office:value="1.09631608980075" calcext:value-type="float">
            <text:p>1.09631608980075</text:p>
          </table:table-cell>
          <table:table-cell office:value-type="float" office:value="1.11974344762361" calcext:value-type="float">
            <text:p>1.11974344762361</text:p>
          </table:table-cell>
          <table:table-cell office:value-type="float" office:value="1.13890225565186" calcext:value-type="float">
            <text:p>1.13890225565186</text:p>
          </table:table-cell>
          <table:table-cell office:value-type="float" office:value="1.13702842956553" calcext:value-type="float">
            <text:p>1.13702842956553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.11800533731336" calcext:value-type="float">
            <text:p>1.11800533731336</text:p>
          </table:table-cell>
          <table:table-cell office:value-type="float" office:value="1.09831423229602" calcext:value-type="float">
            <text:p>1.09831423229602</text:p>
          </table:table-cell>
          <table:table-cell office:value-type="float" office:value="1.12194107670601" calcext:value-type="float">
            <text:p>1.12194107670601</text:p>
          </table:table-cell>
          <table:table-cell office:value-type="float" office:value="1.14130273678825" calcext:value-type="float">
            <text:p>1.14130273678825</text:p>
          </table:table-cell>
          <table:table-cell office:value-type="float" office:value="1.13912665365018" calcext:value-type="float">
            <text:p>1.1391266536501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1209043695374" calcext:value-type="float">
            <text:p>1.1209043695374</text:p>
          </table:table-cell>
          <table:table-cell office:value-type="float" office:value="1.10021238617323" calcext:value-type="float">
            <text:p>1.10021238617323</text:p>
          </table:table-cell>
          <table:table-cell office:value-type="float" office:value="1.12403878027807" calcext:value-type="float">
            <text:p>1.12403878027807</text:p>
          </table:table-cell>
          <table:table-cell office:value-type="float" office:value="1.14370326325075" calcext:value-type="float">
            <text:p>1.14370326325075</text:p>
          </table:table-cell>
          <table:table-cell office:value-type="float" office:value="1.14132493531481" calcext:value-type="float">
            <text:p>1.1413249353148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12390350056667" calcext:value-type="float">
            <text:p>1.12390350056667</text:p>
          </table:table-cell>
          <table:table-cell office:value-type="float" office:value="1.10221053241384" calcext:value-type="float">
            <text:p>1.10221053241384</text:p>
          </table:table-cell>
          <table:table-cell office:value-type="float" office:value="1.1262365508197" calcext:value-type="float">
            <text:p>1.1262365508197</text:p>
          </table:table-cell>
          <table:table-cell office:value-type="float" office:value="1.14610383501322" calcext:value-type="float">
            <text:p>1.14610383501322</text:p>
          </table:table-cell>
          <table:table-cell office:value-type="float" office:value="1.1434232794524" calcext:value-type="float">
            <text:p>1.1434232794524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12590262316248" calcext:value-type="float">
            <text:p>1.12590262316248</text:p>
          </table:table-cell>
          <table:table-cell office:value-type="float" office:value="1.10390839728711" calcext:value-type="float">
            <text:p>1.10390839728711</text:p>
          </table:table-cell>
          <table:table-cell office:value-type="float" office:value="1.12833439462776" calcext:value-type="float">
            <text:p>1.12833439462776</text:p>
          </table:table-cell>
          <table:table-cell office:value-type="float" office:value="1.14850445185243" calcext:value-type="float">
            <text:p>1.14850445185243</text:p>
          </table:table-cell>
          <table:table-cell office:value-type="float" office:value="1.14562168211539" calcext:value-type="float">
            <text:p>1.14562168211539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12780185243012" calcext:value-type="float">
            <text:p>1.12780185243012</text:p>
          </table:table-cell>
          <table:table-cell office:value-type="float" office:value="1.1050054233514" calcext:value-type="float">
            <text:p>1.1050054233514</text:p>
          </table:table-cell>
          <table:table-cell office:value-type="float" office:value="1.13053230576201" calcext:value-type="float">
            <text:p>1.13053230576201</text:p>
          </table:table-cell>
          <table:table-cell office:value-type="float" office:value="1.15030511919718" calcext:value-type="float">
            <text:p>1.15030511919718</text:p>
          </table:table-cell>
          <table:table-cell office:value-type="float" office:value="1.14772014564529" calcext:value-type="float">
            <text:p>1.1477201456452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12960121649228" calcext:value-type="float">
            <text:p>1.12960121649228</text:p>
          </table:table-cell>
          <table:table-cell office:value-type="float" office:value="1.10610249294358" calcext:value-type="float">
            <text:p>1.10610249294358</text:p>
          </table:table-cell>
          <table:table-cell office:value-type="float" office:value="1.13263027649902" calcext:value-type="float">
            <text:p>1.13263027649902</text:p>
          </table:table-cell>
          <table:table-cell office:value-type="float" office:value="1.15220583179517" calcext:value-type="float">
            <text:p>1.15220583179517</text:p>
          </table:table-cell>
          <table:table-cell office:value-type="float" office:value="1.14951865723462" calcext:value-type="float">
            <text:p>1.1495186572346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13150071441084" calcext:value-type="float">
            <text:p>1.13150071441084</text:p>
          </table:table-cell>
          <table:table-cell office:value-type="float" office:value="1.10719958656242" calcext:value-type="float">
            <text:p>1.10719958656242</text:p>
          </table:table-cell>
          <table:table-cell office:value-type="float" office:value="1.13412805666325" calcext:value-type="float">
            <text:p>1.13412805666325</text:p>
          </table:table-cell>
          <table:table-cell office:value-type="float" office:value="1.15400658976455" calcext:value-type="float">
            <text:p>1.15400658976455</text:p>
          </table:table-cell>
          <table:table-cell office:value-type="float" office:value="1.15121721925632" calcext:value-type="float">
            <text:p>1.1512172192563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13330034565989" calcext:value-type="float">
            <text:p>1.13330034565989</text:p>
          </table:table-cell>
          <table:table-cell office:value-type="float" office:value="1.10829670413658" calcext:value-type="float">
            <text:p>1.10829670413658</text:p>
          </table:table-cell>
          <table:table-cell office:value-type="float" office:value="1.13562592411977" calcext:value-type="float">
            <text:p>1.13562592411977</text:p>
          </table:table-cell>
          <table:table-cell office:value-type="float" office:value="1.15590739246533" calcext:value-type="float">
            <text:p>1.15590739246533</text:p>
          </table:table-cell>
          <table:table-cell office:value-type="float" office:value="1.15281584284674" calcext:value-type="float">
            <text:p>1.1528158428467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.13520010958924" calcext:value-type="float">
            <text:p>1.13520010958924</text:p>
          </table:table-cell>
          <table:table-cell office:value-type="float" office:value="1.10949380943248" calcext:value-type="float">
            <text:p>1.10949380943248</text:p>
          </table:table-cell>
          <table:table-cell office:value-type="float" office:value="1.13712387787559" calcext:value-type="float">
            <text:p>1.13712387787559</text:p>
          </table:table-cell>
          <table:table-cell office:value-type="float" office:value="1.15770824057601" calcext:value-type="float">
            <text:p>1.15770824057601</text:p>
          </table:table-cell>
          <table:table-cell office:value-type="float" office:value="1.15451452430847" calcext:value-type="float">
            <text:p>1.1545145243084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.13700000556464" calcext:value-type="float">
            <text:p>1.13700000556464</text:p>
          </table:table-cell>
          <table:table-cell office:value-type="float" office:value="1.11059097512315" calcext:value-type="float">
            <text:p>1.11059097512315</text:p>
          </table:table-cell>
          <table:table-cell office:value-type="float" office:value="1.13862191891119" calcext:value-type="float">
            <text:p>1.13862191891119</text:p>
          </table:table-cell>
          <table:table-cell office:value-type="float" office:value="1.15960913213221" calcext:value-type="float">
            <text:p>1.15960913213221</text:p>
          </table:table-cell>
          <table:table-cell office:value-type="float" office:value="1.15611326554403" calcext:value-type="float">
            <text:p>1.15611326554403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.13890003291899" calcext:value-type="float">
            <text:p>1.13890003291899</text:p>
          </table:table-cell>
          <table:table-cell office:value-type="float" office:value="1.1116881645538" calcext:value-type="float">
            <text:p>1.1116881645538</text:p>
          </table:table-cell>
          <table:table-cell office:value-type="float" office:value="1.14012004620953" calcext:value-type="float">
            <text:p>1.14012004620953</text:p>
          </table:table-cell>
          <table:table-cell office:value-type="float" office:value="1.16141006919625" calcext:value-type="float">
            <text:p>1.16141006919625</text:p>
          </table:table-cell>
          <table:table-cell office:value-type="float" office:value="1.15781206487381" calcext:value-type="float">
            <text:p>1.1578120648738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14070019102217" calcext:value-type="float">
            <text:p>1.14070019102217</text:p>
          </table:table-cell>
          <table:table-cell office:value-type="float" office:value="1.11278535940225" calcext:value-type="float">
            <text:p>1.11278535940225</text:p>
          </table:table-cell>
          <table:table-cell office:value-type="float" office:value="1.14161825886541" calcext:value-type="float">
            <text:p>1.14161825886541</text:p>
          </table:table-cell>
          <table:table-cell office:value-type="float" office:value="1.16291104809216" calcext:value-type="float">
            <text:p>1.16291104809216</text:p>
          </table:table-cell>
          <table:table-cell office:value-type="float" office:value="1.15941092373774" calcext:value-type="float">
            <text:p>1.1594109237377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14260047924121" calcext:value-type="float">
            <text:p>1.14260047924121</text:p>
          </table:table-cell>
          <table:table-cell office:value-type="float" office:value="1.11388259624792" calcext:value-type="float">
            <text:p>1.11388259624792</text:p>
          </table:table-cell>
          <table:table-cell office:value-type="float" office:value="1.1431165576995" calcext:value-type="float">
            <text:p>1.1431165576995</text:p>
          </table:table-cell>
          <table:table-cell office:value-type="float" office:value="1.16431206980871" calcext:value-type="float">
            <text:p>1.16431206980871</text:p>
          </table:table-cell>
          <table:table-cell office:value-type="float" office:value="1.16080983914867" calcext:value-type="float">
            <text:p>1.1608098391486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.14440089693946" calcext:value-type="float">
            <text:p>1.14440089693946</text:p>
          </table:table-cell>
          <table:table-cell office:value-type="float" office:value="1.11497985662343" calcext:value-type="float">
            <text:p>1.11497985662343</text:p>
          </table:table-cell>
          <table:table-cell office:value-type="float" office:value="1.14451494308823" calcext:value-type="float">
            <text:p>1.14451494308823</text:p>
          </table:table-cell>
          <table:table-cell office:value-type="float" office:value="1.16571313540219" calcext:value-type="float">
            <text:p>1.16571313540219</text:p>
          </table:table-cell>
          <table:table-cell office:value-type="float" office:value="1.16210881049712" calcext:value-type="float">
            <text:p>1.1621088104971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.14630144339297" calcext:value-type="float">
            <text:p>1.14630144339297</text:p>
          </table:table-cell>
          <table:table-cell office:value-type="float" office:value="1.11607714045939" calcext:value-type="float">
            <text:p>1.11607714045939</text:p>
          </table:table-cell>
          <table:table-cell office:value-type="float" office:value="1.14601341146711" calcext:value-type="float">
            <text:p>1.14601341146711</text:p>
          </table:table-cell>
          <table:table-cell office:value-type="float" office:value="1.16711424471458" calcext:value-type="float">
            <text:p>1.16711424471458</text:p>
          </table:table-cell>
          <table:table-cell office:value-type="float" office:value="1.16330784035912" calcext:value-type="float">
            <text:p>1.16330784035912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.1481021181886" calcext:value-type="float">
            <text:p>1.1481021181886</text:p>
          </table:table-cell>
          <table:table-cell office:value-type="float" office:value="1.11727441440364" calcext:value-type="float">
            <text:p>1.11727441440364</text:p>
          </table:table-cell>
          <table:table-cell office:value-type="float" office:value="1.14751196494679" calcext:value-type="float">
            <text:p>1.14751196494679</text:p>
          </table:table-cell>
          <table:table-cell office:value-type="float" office:value="1.16841539890644" calcext:value-type="float">
            <text:p>1.16841539890644</text:p>
          </table:table-cell>
          <table:table-cell office:value-type="float" office:value="1.16450692770899" calcext:value-type="float">
            <text:p>1.1645069277089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15000292039146" calcext:value-type="float">
            <text:p>1.15000292039146</text:p>
          </table:table-cell>
          <table:table-cell office:value-type="float" office:value="1.11807144102736" calcext:value-type="float">
            <text:p>1.11807144102736</text:p>
          </table:table-cell>
          <table:table-cell office:value-type="float" office:value="1.14851047619525" calcext:value-type="float">
            <text:p>1.14851047619525</text:p>
          </table:table-cell>
          <table:table-cell office:value-type="float" office:value="1.16981659528629" calcext:value-type="float">
            <text:p>1.16981659528629</text:p>
          </table:table-cell>
          <table:table-cell office:value-type="float" office:value="1.16570607204657" calcext:value-type="float">
            <text:p>1.16570607204657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1518038500889" calcext:value-type="float">
            <text:p>1.1518038500889</text:p>
          </table:table-cell>
          <table:table-cell office:value-type="float" office:value="1.11856800284828" calcext:value-type="float">
            <text:p>1.11856800284828</text:p>
          </table:table-cell>
          <table:table-cell office:value-type="float" office:value="1.14940908946955" calcext:value-type="float">
            <text:p>1.14940908946955</text:p>
          </table:table-cell>
          <table:table-cell office:value-type="float" office:value="1.17121783491896" calcext:value-type="float">
            <text:p>1.17121783491896</text:p>
          </table:table-cell>
          <table:table-cell office:value-type="float" office:value="1.16690527386283" calcext:value-type="float">
            <text:p>1.1669052738628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15320497181884" calcext:value-type="float">
            <text:p>1.15320497181884</text:p>
          </table:table-cell>
          <table:table-cell office:value-type="float" office:value="1.11906460101685" calcext:value-type="float">
            <text:p>1.11906460101685</text:p>
          </table:table-cell>
          <table:table-cell office:value-type="float" office:value="1.1504078014456" calcext:value-type="float">
            <text:p>1.1504078014456</text:p>
          </table:table-cell>
          <table:table-cell office:value-type="float" office:value="1.17251911642462" calcext:value-type="float">
            <text:p>1.17251911642462</text:p>
          </table:table-cell>
          <table:table-cell office:value-type="float" office:value="1.16810453263687" calcext:value-type="float">
            <text:p>1.1681045326368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15430629442276" calcext:value-type="float">
            <text:p>1.15430629442276</text:p>
          </table:table-cell>
          <table:table-cell office:value-type="float" office:value="1.11956123548469" calcext:value-type="float">
            <text:p>1.11956123548469</text:p>
          </table:table-cell>
          <table:table-cell office:value-type="float" office:value="1.15140661277643" calcext:value-type="float">
            <text:p>1.15140661277643</text:p>
          </table:table-cell>
          <table:table-cell office:value-type="float" office:value="1.17352043668634" calcext:value-type="float">
            <text:p>1.17352043668634</text:p>
          </table:table-cell>
          <table:table-cell office:value-type="float" office:value="1.16930384742383" calcext:value-type="float">
            <text:p>1.1693038474238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.15530777165817" calcext:value-type="float">
            <text:p>1.15530777165817</text:p>
          </table:table-cell>
          <table:table-cell office:value-type="float" office:value="1.12005790620351" calcext:value-type="float">
            <text:p>1.12005790620351</text:p>
          </table:table-cell>
          <table:table-cell office:value-type="float" office:value="1.15230552368302" calcext:value-type="float">
            <text:p>1.15230552368302</text:p>
          </table:table-cell>
          <table:table-cell office:value-type="float" office:value="1.1744218017118" calcext:value-type="float">
            <text:p>1.1744218017118</text:p>
          </table:table-cell>
          <table:table-cell office:value-type="float" office:value="1.17010321840911" calcext:value-type="float">
            <text:p>1.1701032184091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15640940257631" calcext:value-type="float">
            <text:p>1.15640940257631</text:p>
          </table:table-cell>
          <table:table-cell office:value-type="float" office:value="1.12055461312513" calcext:value-type="float">
            <text:p>1.12055461312513</text:p>
          </table:table-cell>
          <table:table-cell office:value-type="float" office:value="1.1533045325826" calcext:value-type="float">
            <text:p>1.1533045325826</text:p>
          </table:table-cell>
          <table:table-cell office:value-type="float" office:value="1.17542320716857" calcext:value-type="float">
            <text:p>1.17542320716857</text:p>
          </table:table-cell>
          <table:table-cell office:value-type="float" office:value="1.17100264564886" calcext:value-type="float">
            <text:p>1.1710026456488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15751118695285" calcext:value-type="float">
            <text:p>1.15751118695285</text:p>
          </table:table-cell>
          <table:table-cell office:value-type="float" office:value="1.12105137263374" calcext:value-type="float">
            <text:p>1.12105137263374</text:p>
          </table:table-cell>
          <table:table-cell office:value-type="float" office:value="1.15420364069821" calcext:value-type="float">
            <text:p>1.15420364069821</text:p>
          </table:table-cell>
          <table:table-cell office:value-type="float" office:value="1.1764246559267" calcext:value-type="float">
            <text:p>1.1764246559267</text:p>
          </table:table-cell>
          <table:table-cell office:value-type="float" office:value="1.1719021295325" calcext:value-type="float">
            <text:p>1.171902129532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15851312500686" calcext:value-type="float">
            <text:p>1.15851312500686</text:p>
          </table:table-cell>
          <table:table-cell office:value-type="float" office:value="1.12154815163728" calcext:value-type="float">
            <text:p>1.12154815163728</text:p>
          </table:table-cell>
          <table:table-cell office:value-type="float" office:value="1.15520284676465" calcext:value-type="float">
            <text:p>1.15520284676465</text:p>
          </table:table-cell>
          <table:table-cell office:value-type="float" office:value="1.17742614726795" calcext:value-type="float">
            <text:p>1.17742614726795</text:p>
          </table:table-cell>
          <table:table-cell office:value-type="float" office:value="1.17270166966932" calcext:value-type="float">
            <text:p>1.1727016696693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15961521513133" calcext:value-type="float">
            <text:p>1.15961521513133</text:p>
          </table:table-cell>
          <table:table-cell office:value-type="float" office:value="1.12204496669964" calcext:value-type="float">
            <text:p>1.12204496669964</text:p>
          </table:table-cell>
          <table:table-cell office:value-type="float" office:value="1.15610215110605" calcext:value-type="float">
            <text:p>1.15610215110605</text:p>
          </table:table-cell>
          <table:table-cell office:value-type="float" office:value="1.17832768343293" calcext:value-type="float">
            <text:p>1.17832768343293</text:p>
          </table:table-cell>
          <table:table-cell office:value-type="float" office:value="1.17360126582315" calcext:value-type="float">
            <text:p>1.1736012658231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16061745892262" calcext:value-type="float">
            <text:p>1.16061745892262</text:p>
          </table:table-cell>
          <table:table-cell office:value-type="float" office:value="1.12254181777295" calcext:value-type="float">
            <text:p>1.12254181777295</text:p>
          </table:table-cell>
          <table:table-cell office:value-type="float" office:value="1.15710155304435" calcext:value-type="float">
            <text:p>1.15710155304435</text:p>
          </table:table-cell>
          <table:table-cell office:value-type="float" office:value="1.17932925904231" calcext:value-type="float">
            <text:p>1.17932925904231</text:p>
          </table:table-cell>
          <table:table-cell office:value-type="float" office:value="1.17450091817161" calcext:value-type="float">
            <text:p>1.1745009181716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16171985255937" calcext:value-type="float">
            <text:p>1.16171985255937</text:p>
          </table:table-cell>
          <table:table-cell office:value-type="float" office:value="1.12303870480941" calcext:value-type="float">
            <text:p>1.12303870480941</text:p>
          </table:table-cell>
          <table:table-cell office:value-type="float" office:value="1.1577010204178" calcext:value-type="float">
            <text:p>1.1577010204178</text:p>
          </table:table-cell>
          <table:table-cell office:value-type="float" office:value="1.18013088572582" calcext:value-type="float">
            <text:p>1.18013088572582</text:p>
          </table:table-cell>
          <table:table-cell office:value-type="float" office:value="1.17530062595448" calcext:value-type="float">
            <text:p>1.17530062595448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.16272239998174" calcext:value-type="float">
            <text:p>1.16272239998174</text:p>
          </table:table-cell>
          <table:table-cell office:value-type="float" office:value="1.12363561569087" calcext:value-type="float">
            <text:p>1.12363561569087</text:p>
          </table:table-cell>
          <table:table-cell office:value-type="float" office:value="1.15820059896739" calcext:value-type="float">
            <text:p>1.15820059896739</text:p>
          </table:table-cell>
          <table:table-cell office:value-type="float" office:value="1.18073256078576" calcext:value-type="float">
            <text:p>1.18073256078576</text:p>
          </table:table-cell>
          <table:table-cell office:value-type="float" office:value="1.17590038805045" calcext:value-type="float">
            <text:p>1.1759003880504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.1638250965884" calcext:value-type="float">
            <text:p>1.1638250965884</text:p>
          </table:table-cell>
          <table:table-cell office:value-type="float" office:value="1.12413257478644" calcext:value-type="float">
            <text:p>1.12413257478644</text:p>
          </table:table-cell>
          <table:table-cell office:value-type="float" office:value="1.15880028925795" calcext:value-type="float">
            <text:p>1.15880028925795</text:p>
          </table:table-cell>
          <table:table-cell office:value-type="float" office:value="1.18143427705491" calcext:value-type="float">
            <text:p>1.18143427705491</text:p>
          </table:table-cell>
          <table:table-cell office:value-type="float" office:value="1.17650020684298" calcext:value-type="float">
            <text:p>1.1765002068429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.16482794536616" calcext:value-type="float">
            <text:p>1.16482794536616</text:p>
          </table:table-cell>
          <table:table-cell office:value-type="float" office:value="1.12432933111656" calcext:value-type="float">
            <text:p>1.12432933111656</text:p>
          </table:table-cell>
          <table:table-cell office:value-type="float" office:value="1.15930009110332" calcext:value-type="float">
            <text:p>1.15930009110332</text:p>
          </table:table-cell>
          <table:table-cell office:value-type="float" office:value="1.18213603635034" calcext:value-type="float">
            <text:p>1.18213603635034</text:p>
          </table:table-cell>
          <table:table-cell office:value-type="float" office:value="1.17710008222853" calcext:value-type="float">
            <text:p>1.17710008222853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.1659309426945" calcext:value-type="float">
            <text:p>1.1659309426945</text:p>
          </table:table-cell>
          <table:table-cell office:value-type="float" office:value="1.12442588489638" calcext:value-type="float">
            <text:p>1.12442588489638</text:p>
          </table:table-cell>
          <table:table-cell office:value-type="float" office:value="1.15980000434824" calcext:value-type="float">
            <text:p>1.15980000434824</text:p>
          </table:table-cell>
          <table:table-cell office:value-type="float" office:value="1.18273784179471" calcext:value-type="float">
            <text:p>1.18273784179471</text:p>
          </table:table-cell>
          <table:table-cell office:value-type="float" office:value="1.1777000141125" calcext:value-type="float">
            <text:p>1.1777000141125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.16693409256907" calcext:value-type="float">
            <text:p>1.16693409256907</text:p>
          </table:table-cell>
          <table:table-cell office:value-type="float" office:value="1.12452248550618" calcext:value-type="float">
            <text:p>1.12452248550618</text:p>
          </table:table-cell>
          <table:table-cell office:value-type="float" office:value="1.16040002884625" calcext:value-type="float">
            <text:p>1.16040002884625</text:p>
          </table:table-cell>
          <table:table-cell office:value-type="float" office:value="1.18343968706716" calcext:value-type="float">
            <text:p>1.18343968706716</text:p>
          </table:table-cell>
          <table:table-cell office:value-type="float" office:value="1.17830000240912" calcext:value-type="float">
            <text:p>1.1783000024091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.16803738820269" calcext:value-type="float">
            <text:p>1.16803738820269</text:p>
          </table:table-cell>
          <table:table-cell office:value-type="float" office:value="1.1246191329339" calcext:value-type="float">
            <text:p>1.1246191329339</text:p>
          </table:table-cell>
          <table:table-cell office:value-type="float" office:value="1.16090016444687" calcext:value-type="float">
            <text:p>1.16090016444687</text:p>
          </table:table-cell>
          <table:table-cell office:value-type="float" office:value="1.18414157430214" calcext:value-type="float">
            <text:p>1.18414157430214</text:p>
          </table:table-cell>
          <table:table-cell office:value-type="float" office:value="1.17890004703353" calcext:value-type="float">
            <text:p>1.1789000470335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.16894092735899" calcext:value-type="float">
            <text:p>1.16894092735899</text:p>
          </table:table-cell>
          <table:table-cell office:value-type="float" office:value="1.12461583746673" calcext:value-type="float">
            <text:p>1.12461583746673</text:p>
          </table:table-cell>
          <table:table-cell office:value-type="float" office:value="1.1615004109708" calcext:value-type="float">
            <text:p>1.1615004109708</text:p>
          </table:table-cell>
          <table:table-cell office:value-type="float" office:value="1.18474352246594" calcext:value-type="float">
            <text:p>1.18474352246594</text:p>
          </table:table-cell>
          <table:table-cell office:value-type="float" office:value="1.17940014801057" calcext:value-type="float">
            <text:p>1.17940014801057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.16944485058681" calcext:value-type="float">
            <text:p>1.16944485058681</text:p>
          </table:table-cell>
          <table:table-cell office:value-type="float" office:value="1.12471257820343" calcext:value-type="float">
            <text:p>1.12471257820343</text:p>
          </table:table-cell>
          <table:table-cell office:value-type="float" office:value="1.16200076837225" calcext:value-type="float">
            <text:p>1.16200076837225</text:p>
          </table:table-cell>
          <table:table-cell office:value-type="float" office:value="1.18514555345789" calcext:value-type="float">
            <text:p>1.18514555345789</text:p>
          </table:table-cell>
          <table:table-cell office:value-type="float" office:value="1.17980030935967" calcext:value-type="float">
            <text:p>1.17980030935967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.16994894880247" calcext:value-type="float">
            <text:p>1.16994894880247</text:p>
          </table:table-cell>
          <table:table-cell office:value-type="float" office:value="1.12480937967106" calcext:value-type="float">
            <text:p>1.12480937967106</text:p>
          </table:table-cell>
          <table:table-cell office:value-type="float" office:value="1.16260123618598" calcext:value-type="float">
            <text:p>1.16260123618598</text:p>
          </table:table-cell>
          <table:table-cell office:value-type="float" office:value="1.18554763005499" calcext:value-type="float">
            <text:p>1.18554763005499</text:p>
          </table:table-cell>
          <table:table-cell office:value-type="float" office:value="1.18020052944422" calcext:value-type="float">
            <text:p>1.180200529444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17045322428707" calcext:value-type="float">
            <text:p>1.17045322428707</text:p>
          </table:table-cell>
          <table:table-cell office:value-type="float" office:value="1.12490621376362" calcext:value-type="float">
            <text:p>1.12490621376362</text:p>
          </table:table-cell>
          <table:table-cell office:value-type="float" office:value="1.16280185497315" calcext:value-type="float">
            <text:p>1.16280185497315</text:p>
          </table:table-cell>
          <table:table-cell office:value-type="float" office:value="1.18604974801608" calcext:value-type="float">
            <text:p>1.18604974801608</text:p>
          </table:table-cell>
          <table:table-cell office:value-type="float" office:value="1.18060080817606" calcext:value-type="float">
            <text:p>1.1806008081760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.1710576718864" calcext:value-type="float">
            <text:p>1.1710576718864</text:p>
          </table:table-cell>
          <table:table-cell office:value-type="float" office:value="1.12490310378272" calcext:value-type="float">
            <text:p>1.12490310378272</text:p>
          </table:table-cell>
          <table:table-cell office:value-type="float" office:value="1.16310260085862" calcext:value-type="float">
            <text:p>1.16310260085862</text:p>
          </table:table-cell>
          <table:table-cell office:value-type="float" office:value="1.18645191550311" calcext:value-type="float">
            <text:p>1.18645191550311</text:p>
          </table:table-cell>
          <table:table-cell office:value-type="float" office:value="1.18100114551003" calcext:value-type="float">
            <text:p>1.1810011455100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.17156230082911" calcext:value-type="float">
            <text:p>1.17156230082911</text:p>
          </table:table-cell>
          <table:table-cell office:value-type="float" office:value="1.12500003111289" calcext:value-type="float">
            <text:p>1.12500003111289</text:p>
          </table:table-cell>
          <table:table-cell office:value-type="float" office:value="1.16330347254608" calcext:value-type="float">
            <text:p>1.16330347254608</text:p>
          </table:table-cell>
          <table:table-cell office:value-type="float" office:value="1.18695412389233" calcext:value-type="float">
            <text:p>1.18695412389233</text:p>
          </table:table-cell>
          <table:table-cell office:value-type="float" office:value="1.18130154151705" calcext:value-type="float">
            <text:p>1.18130154151705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.17206710633991" calcext:value-type="float">
            <text:p>1.17206710633991</text:p>
          </table:table-cell>
          <table:table-cell office:value-type="float" office:value="1.12509700518489" calcext:value-type="float">
            <text:p>1.12509700518489</text:p>
          </table:table-cell>
          <table:table-cell office:value-type="float" office:value="1.16360446942679" calcext:value-type="float">
            <text:p>1.16360446942679</text:p>
          </table:table-cell>
          <table:table-cell office:value-type="float" office:value="1.18735638206943" calcext:value-type="float">
            <text:p>1.18735638206943</text:p>
          </table:table-cell>
          <table:table-cell office:value-type="float" office:value="1.18170199591505" calcext:value-type="float">
            <text:p>1.1817019959150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.17257207710273" calcext:value-type="float">
            <text:p>1.17257207710273</text:p>
          </table:table-cell>
          <table:table-cell office:value-type="float" office:value="1.12519402598663" calcext:value-type="float">
            <text:p>1.12519402598663</text:p>
          </table:table-cell>
          <table:table-cell office:value-type="float" office:value="1.16380559210757" calcext:value-type="float">
            <text:p>1.16380559210757</text:p>
          </table:table-cell>
          <table:table-cell office:value-type="float" office:value="1.18775868561295" calcext:value-type="float">
            <text:p>1.18775868561295</text:p>
          </table:table-cell>
          <table:table-cell office:value-type="float" office:value="1.18210250874159" calcext:value-type="float">
            <text:p>1.1821025087415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.17307723467852" calcext:value-type="float">
            <text:p>1.17307723467852</text:p>
          </table:table-cell>
          <table:table-cell office:value-type="float" office:value="1.12519110160186" calcext:value-type="float">
            <text:p>1.12519110160186</text:p>
          </table:table-cell>
          <table:table-cell office:value-type="float" office:value="1.16400684022485" calcext:value-type="float">
            <text:p>1.16400684022485</text:p>
          </table:table-cell>
          <table:table-cell office:value-type="float" office:value="1.18806113087837" calcext:value-type="float">
            <text:p>1.18806113087837</text:p>
          </table:table-cell>
          <table:table-cell office:value-type="float" office:value="1.18240310192022" calcext:value-type="float">
            <text:p>1.18240310192022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.17358256813954" calcext:value-type="float">
            <text:p>1.17358256813954</text:p>
          </table:table-cell>
          <table:table-cell office:value-type="float" office:value="1.12508805600984" calcext:value-type="float">
            <text:p>1.12508805600984</text:p>
          </table:table-cell>
          <table:table-cell office:value-type="float" office:value="1.16430821300815" calcext:value-type="float">
            <text:p>1.16430821300815</text:p>
          </table:table-cell>
          <table:table-cell office:value-type="float" office:value="1.18836365646211" calcext:value-type="float">
            <text:p>1.18836365646211</text:p>
          </table:table-cell>
          <table:table-cell office:value-type="float" office:value="1.18260376115703" calcext:value-type="float">
            <text:p>1.1826037611570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.17408807725869" calcext:value-type="float">
            <text:p>1.17408807725869</text:p>
          </table:table-cell>
          <table:table-cell office:value-type="float" office:value="1.12488497113083" calcext:value-type="float">
            <text:p>1.12488497113083</text:p>
          </table:table-cell>
          <table:table-cell office:value-type="float" office:value="1.16450971167475" calcext:value-type="float">
            <text:p>1.16450971167475</text:p>
          </table:table-cell>
          <table:table-cell office:value-type="float" office:value="1.18866622195173" calcext:value-type="float">
            <text:p>1.18866622195173</text:p>
          </table:table-cell>
          <table:table-cell office:value-type="float" office:value="1.18280448346077" calcext:value-type="float">
            <text:p>1.1828044834607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.17469375382735" calcext:value-type="float">
            <text:p>1.17469375382735</text:p>
          </table:table-cell>
          <table:table-cell office:value-type="float" office:value="1.12468194071746" calcext:value-type="float">
            <text:p>1.12468194071746</text:p>
          </table:table-cell>
          <table:table-cell office:value-type="float" office:value="1.16481133459885" calcext:value-type="float">
            <text:p>1.16481133459885</text:p>
          </table:table-cell>
          <table:table-cell office:value-type="float" office:value="1.18886884324386" calcext:value-type="float">
            <text:p>1.18886884324386</text:p>
          </table:table-cell>
          <table:table-cell office:value-type="float" office:value="1.18300526932673" calcext:value-type="float">
            <text:p>1.1830052693267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1751996130875" calcext:value-type="float">
            <text:p>1.1751996130875</text:p>
          </table:table-cell>
          <table:table-cell office:value-type="float" office:value="1.12447896479925" calcext:value-type="float">
            <text:p>1.12447896479925</text:p>
          </table:table-cell>
          <table:table-cell office:value-type="float" office:value="1.16501308351181" calcext:value-type="float">
            <text:p>1.16501308351181</text:p>
          </table:table-cell>
          <table:table-cell office:value-type="float" office:value="1.18917151990955" calcext:value-type="float">
            <text:p>1.18917151990955</text:p>
          </table:table-cell>
          <table:table-cell office:value-type="float" office:value="1.18330611795343" calcext:value-type="float">
            <text:p>1.1833061179534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17570564731186" calcext:value-type="float">
            <text:p>1.17570564731186</text:p>
          </table:table-cell>
          <table:table-cell office:value-type="float" office:value="1.12427604340571" calcext:value-type="float">
            <text:p>1.12427604340571</text:p>
          </table:table-cell>
          <table:table-cell office:value-type="float" office:value="1.16501508195559" calcext:value-type="float">
            <text:p>1.16501508195559</text:p>
          </table:table-cell>
          <table:table-cell office:value-type="float" office:value="1.18947423575334" calcext:value-type="float">
            <text:p>1.18947423575334</text:p>
          </table:table-cell>
          <table:table-cell office:value-type="float" office:value="1.18350702992109" calcext:value-type="float">
            <text:p>1.1835070299210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.17621185627463" calcext:value-type="float">
            <text:p>1.17621185627463</text:p>
          </table:table-cell>
          <table:table-cell office:value-type="float" office:value="1.12407317656637" calcext:value-type="float">
            <text:p>1.12407317656637</text:p>
          </table:table-cell>
          <table:table-cell office:value-type="float" office:value="1.16511723176979" calcext:value-type="float">
            <text:p>1.16511723176979</text:p>
          </table:table-cell>
          <table:table-cell office:value-type="float" office:value="1.18967700797149" calcext:value-type="float">
            <text:p>1.18967700797149</text:p>
          </table:table-cell>
          <table:table-cell office:value-type="float" office:value="1.18370800541838" calcext:value-type="float">
            <text:p>1.18370800541838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17671826810371" calcext:value-type="float">
            <text:p>1.17671826810371</text:p>
          </table:table-cell>
          <table:table-cell office:value-type="float" office:value="1.12387036431076" calcext:value-type="float">
            <text:p>1.12387036431076</text:p>
          </table:table-cell>
          <table:table-cell office:value-type="float" office:value="1.16511952681699" calcext:value-type="float">
            <text:p>1.16511952681699</text:p>
          </table:table-cell>
          <table:table-cell office:value-type="float" office:value="1.18987992321957" calcext:value-type="float">
            <text:p>1.18987992321957</text:p>
          </table:table-cell>
          <table:table-cell office:value-type="float" office:value="1.18390909184111" calcext:value-type="float">
            <text:p>1.1839090918411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.17692547097299" calcext:value-type="float">
            <text:p>1.17692547097299</text:p>
          </table:table-cell>
          <table:table-cell office:value-type="float" office:value="1.12366760666845" calcext:value-type="float">
            <text:p>1.12366760666845</text:p>
          </table:table-cell>
          <table:table-cell office:value-type="float" office:value="1.16512196467908" calcext:value-type="float">
            <text:p>1.16512196467908</text:p>
          </table:table-cell>
          <table:table-cell office:value-type="float" office:value="1.19008302199847" calcext:value-type="float">
            <text:p>1.19008302199847</text:p>
          </table:table-cell>
          <table:table-cell office:value-type="float" office:value="1.18401026593111" calcext:value-type="float">
            <text:p>1.1840102659311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.17713287040843" calcext:value-type="float">
            <text:p>1.17713287040843</text:p>
          </table:table-cell>
          <table:table-cell office:value-type="float" office:value="1.123464903669" calcext:value-type="float">
            <text:p>1.123464903669</text:p>
          </table:table-cell>
          <table:table-cell office:value-type="float" office:value="1.16522454379249" calcext:value-type="float">
            <text:p>1.16522454379249</text:p>
          </table:table-cell>
          <table:table-cell office:value-type="float" office:value="1.19028617917247" calcext:value-type="float">
            <text:p>1.19028617917247</text:p>
          </table:table-cell>
          <table:table-cell office:value-type="float" office:value="1.18411151118864" calcext:value-type="float">
            <text:p>1.1841115111886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17734048047665" calcext:value-type="float">
            <text:p>1.17734048047665</text:p>
          </table:table-cell>
          <table:table-cell office:value-type="float" office:value="1.123262255342" calcext:value-type="float">
            <text:p>1.123262255342</text:p>
          </table:table-cell>
          <table:table-cell office:value-type="float" office:value="1.16522726813552" calcext:value-type="float">
            <text:p>1.16522726813552</text:p>
          </table:table-cell>
          <table:table-cell office:value-type="float" office:value="1.19038940222139" calcext:value-type="float">
            <text:p>1.19038940222139</text:p>
          </table:table-cell>
          <table:table-cell office:value-type="float" office:value="1.18421282759545" calcext:value-type="float">
            <text:p>1.1842128275954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.17744831366137" calcext:value-type="float">
            <text:p>1.17744831366137</text:p>
          </table:table-cell>
          <table:table-cell office:value-type="float" office:value="1.12305966171704" calcext:value-type="float">
            <text:p>1.12305966171704</text:p>
          </table:table-cell>
          <table:table-cell office:value-type="float" office:value="1.16523013654134" calcext:value-type="float">
            <text:p>1.16523013654134</text:p>
          </table:table-cell>
          <table:table-cell office:value-type="float" office:value="1.19059267636963" calcext:value-type="float">
            <text:p>1.19059267636963</text:p>
          </table:table-cell>
          <table:table-cell office:value-type="float" office:value="1.18431421513328" calcext:value-type="float">
            <text:p>1.18431421513328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.17765636163526" calcext:value-type="float">
            <text:p>1.17765636163526</text:p>
          </table:table-cell>
          <table:table-cell office:value-type="float" office:value="1.12285712282374" calcext:value-type="float">
            <text:p>1.12285712282374</text:p>
          </table:table-cell>
          <table:table-cell office:value-type="float" office:value="1.16533314476111" calcext:value-type="float">
            <text:p>1.16533314476111</text:p>
          </table:table-cell>
          <table:table-cell office:value-type="float" office:value="1.19069601689138" calcext:value-type="float">
            <text:p>1.19069601689138</text:p>
          </table:table-cell>
          <table:table-cell office:value-type="float" office:value="1.18451567297506" calcext:value-type="float">
            <text:p>1.18451567297506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.17786460405303" calcext:value-type="float">
            <text:p>1.17786460405303</text:p>
          </table:table-cell>
          <table:table-cell office:value-type="float" office:value="1.12255464355906" calcext:value-type="float">
            <text:p>1.12255464355906</text:p>
          </table:table-cell>
          <table:table-cell office:value-type="float" office:value="1.16533629889609" calcext:value-type="float">
            <text:p>1.16533629889609</text:p>
          </table:table-cell>
          <table:table-cell office:value-type="float" office:value="1.19089940791362" calcext:value-type="float">
            <text:p>1.19089940791362</text:p>
          </table:table-cell>
          <table:table-cell office:value-type="float" office:value="1.1846172026156" calcext:value-type="float">
            <text:p>1.1846172026156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.17807305667518" calcext:value-type="float">
            <text:p>1.17807305667518</text:p>
          </table:table-cell>
          <table:table-cell office:value-type="float" office:value="1.12225212223279" calcext:value-type="float">
            <text:p>1.12225212223279</text:p>
          </table:table-cell>
          <table:table-cell office:value-type="float" office:value="1.16533959635904" calcext:value-type="float">
            <text:p>1.16533959635904</text:p>
          </table:table-cell>
          <table:table-cell office:value-type="float" office:value="1.19100286582737" calcext:value-type="float">
            <text:p>1.19100286582737</text:p>
          </table:table-cell>
          <table:table-cell office:value-type="float" office:value="1.18471888059246" calcext:value-type="float">
            <text:p>1.1847188805924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17828173695258" calcext:value-type="float">
            <text:p>1.17828173695258</text:p>
          </table:table-cell>
          <table:table-cell office:value-type="float" office:value="1.12184964541422" calcext:value-type="float">
            <text:p>1.12184964541422</text:p>
          </table:table-cell>
          <table:table-cell office:value-type="float" office:value="1.16524328011321" calcext:value-type="float">
            <text:p>1.16524328011321</text:p>
          </table:table-cell>
          <table:table-cell office:value-type="float" office:value="1.19110670355304" calcext:value-type="float">
            <text:p>1.19110670355304</text:p>
          </table:table-cell>
          <table:table-cell office:value-type="float" office:value="1.18472069375245" calcext:value-type="float">
            <text:p>1.1847206937524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.17839062624624" calcext:value-type="float">
            <text:p>1.17839062624624</text:p>
          </table:table-cell>
          <table:table-cell office:value-type="float" office:value="1.12144722803349" calcext:value-type="float">
            <text:p>1.12144722803349</text:p>
          </table:table-cell>
          <table:table-cell office:value-type="float" office:value="1.16514715949918" calcext:value-type="float">
            <text:p>1.16514715949918</text:p>
          </table:table-cell>
          <table:table-cell office:value-type="float" office:value="1.19121065210818" calcext:value-type="float">
            <text:p>1.19121065210818</text:p>
          </table:table-cell>
          <table:table-cell office:value-type="float" office:value="1.18482258811993" calcext:value-type="float">
            <text:p>1.18482258811993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17859971000166" calcext:value-type="float">
            <text:p>1.17859971000166</text:p>
          </table:table-cell>
          <table:table-cell office:value-type="float" office:value="1.12104487015463" calcext:value-type="float">
            <text:p>1.12104487015463</text:p>
          </table:table-cell>
          <table:table-cell office:value-type="float" office:value="1.16505120571115" calcext:value-type="float">
            <text:p>1.16505120571115</text:p>
          </table:table-cell>
          <table:table-cell office:value-type="float" office:value="1.19131467204975" calcext:value-type="float">
            <text:p>1.19131467204975</text:p>
          </table:table-cell>
          <table:table-cell office:value-type="float" office:value="1.18482456734067" calcext:value-type="float">
            <text:p>1.18482456734067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17880900353238" calcext:value-type="float">
            <text:p>1.17880900353238</text:p>
          </table:table-cell>
          <table:table-cell office:value-type="float" office:value="1.12064257271336" calcext:value-type="float">
            <text:p>1.12064257271336</text:p>
          </table:table-cell>
          <table:table-cell office:value-type="float" office:value="1.16495541879035" calcext:value-type="float">
            <text:p>1.16495541879035</text:p>
          </table:table-cell>
          <table:table-cell office:value-type="float" office:value="1.19141874924017" calcext:value-type="float">
            <text:p>1.19141874924017</text:p>
          </table:table-cell>
          <table:table-cell office:value-type="float" office:value="1.18492662742032" calcext:value-type="float">
            <text:p>1.1849266274203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.17901852597871" calcext:value-type="float">
            <text:p>1.17901852597871</text:p>
          </table:table-cell>
          <table:table-cell office:value-type="float" office:value="1.12024033400749" calcext:value-type="float">
            <text:p>1.12024033400749</text:p>
          </table:table-cell>
          <table:table-cell office:value-type="float" office:value="1.16485979877795" calcext:value-type="float">
            <text:p>1.16485979877795</text:p>
          </table:table-cell>
          <table:table-cell office:value-type="float" office:value="1.19152291165382" calcext:value-type="float">
            <text:p>1.19152291165382</text:p>
          </table:table-cell>
          <table:table-cell office:value-type="float" office:value="1.18492877267212" calcext:value-type="float">
            <text:p>1.1849287726721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.17922823914626" calcext:value-type="float">
            <text:p>1.17922823914626</text:p>
          </table:table-cell>
          <table:table-cell office:value-type="float" office:value="1.1198381541705" calcext:value-type="float">
            <text:p>1.1198381541705</text:p>
          </table:table-cell>
          <table:table-cell office:value-type="float" office:value="1.16476433520434" calcext:value-type="float">
            <text:p>1.16476433520434</text:p>
          </table:table-cell>
          <table:table-cell office:value-type="float" office:value="1.19162714539784" calcext:value-type="float">
            <text:p>1.19162714539784</text:p>
          </table:table-cell>
          <table:table-cell office:value-type="float" office:value="1.18503099840624" calcext:value-type="float">
            <text:p>1.1850309984062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17943816175372" calcext:value-type="float">
            <text:p>1.17943816175372</text:p>
          </table:table-cell>
          <table:table-cell office:value-type="float" office:value="1.11953603172207" calcext:value-type="float">
            <text:p>1.11953603172207</text:p>
          </table:table-cell>
          <table:table-cell office:value-type="float" office:value="1.16466904875334" calcext:value-type="float">
            <text:p>1.16466904875334</text:p>
          </table:table-cell>
          <table:table-cell office:value-type="float" office:value="1.19173143560158" calcext:value-type="float">
            <text:p>1.19173143560158</text:p>
          </table:table-cell>
          <table:table-cell office:value-type="float" office:value="1.18503341020507" calcext:value-type="float">
            <text:p>1.18503341020507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17954831473916" calcext:value-type="float">
            <text:p>1.17954831473916</text:p>
          </table:table-cell>
          <table:table-cell office:value-type="float" office:value="1.11913397249838" calcext:value-type="float">
            <text:p>1.11913397249838</text:p>
          </table:table-cell>
          <table:table-cell office:value-type="float" office:value="1.16457392933381" calcext:value-type="float">
            <text:p>1.16457392933381</text:p>
          </table:table-cell>
          <table:table-cell office:value-type="float" office:value="1.19183603824058" calcext:value-type="float">
            <text:p>1.19183603824058</text:p>
          </table:table-cell>
          <table:table-cell office:value-type="float" office:value="1.1850360416921" calcext:value-type="float">
            <text:p>1.1850360416921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.17965972678947" calcext:value-type="float">
            <text:p>1.17965972678947</text:p>
          </table:table-cell>
          <table:table-cell office:value-type="float" office:value="1.11873197315711" calcext:value-type="float">
            <text:p>1.11873197315711</text:p>
          </table:table-cell>
          <table:table-cell office:value-type="float" office:value="1.1644789769867" calcext:value-type="float">
            <text:p>1.1644789769867</text:p>
          </table:table-cell>
          <table:table-cell office:value-type="float" office:value="1.19184102360843" calcext:value-type="float">
            <text:p>1.19184102360843</text:p>
          </table:table-cell>
          <table:table-cell office:value-type="float" office:value="1.18513876964396" calcext:value-type="float">
            <text:p>1.1851387696439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.17967165314125" calcext:value-type="float">
            <text:p>1.17967165314125</text:p>
          </table:table-cell>
          <table:table-cell office:value-type="float" office:value="1.11833003376284" calcext:value-type="float">
            <text:p>1.11833003376284</text:p>
          </table:table-cell>
          <table:table-cell office:value-type="float" office:value="1.16438419175288" calcext:value-type="float">
            <text:p>1.16438419175288</text:p>
          </table:table-cell>
          <table:table-cell office:value-type="float" office:value="1.19194610207173" calcext:value-type="float">
            <text:p>1.19194610207173</text:p>
          </table:table-cell>
          <table:table-cell office:value-type="float" office:value="1.18514160120215" calcext:value-type="float">
            <text:p>1.185141601202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17968386904458" calcext:value-type="float">
            <text:p>1.17968386904458</text:p>
          </table:table-cell>
          <table:table-cell office:value-type="float" office:value="1.11792815438024" calcext:value-type="float">
            <text:p>1.11792815438024</text:p>
          </table:table-cell>
          <table:table-cell office:value-type="float" office:value="1.16418999120633" calcext:value-type="float">
            <text:p>1.16418999120633</text:p>
          </table:table-cell>
          <table:table-cell office:value-type="float" office:value="1.19195126667201" calcext:value-type="float">
            <text:p>1.19195126667201</text:p>
          </table:table-cell>
          <table:table-cell office:value-type="float" office:value="1.18514453341185" calcext:value-type="float">
            <text:p>1.1851445334118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17969633109542" calcext:value-type="float">
            <text:p>1.17969633109542</text:p>
          </table:table-cell>
          <table:table-cell office:value-type="float" office:value="1.11752633507403" calcext:value-type="float">
            <text:p>1.11752633507403</text:p>
          </table:table-cell>
          <table:table-cell office:value-type="float" office:value="1.16399604905214" calcext:value-type="float">
            <text:p>1.16399604905214</text:p>
          </table:table-cell>
          <table:table-cell office:value-type="float" office:value="1.19205652403273" calcext:value-type="float">
            <text:p>1.19205652403273</text:p>
          </table:table-cell>
          <table:table-cell office:value-type="float" office:value="1.18514756546347" calcext:value-type="float">
            <text:p>1.1851475654634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.17970908363418" calcext:value-type="float">
            <text:p>1.17970908363418</text:p>
          </table:table-cell>
          <table:table-cell office:value-type="float" office:value="1.11702454362607" calcext:value-type="float">
            <text:p>1.11702454362607</text:p>
          </table:table-cell>
          <table:table-cell office:value-type="float" office:value="1.16380229201527" calcext:value-type="float">
            <text:p>1.16380229201527</text:p>
          </table:table-cell>
          <table:table-cell office:value-type="float" office:value="1.19216185425302" calcext:value-type="float">
            <text:p>1.19216185425302</text:p>
          </table:table-cell>
          <table:table-cell office:value-type="float" office:value="1.18515068810721" calcext:value-type="float">
            <text:p>1.18515068810721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17972208135009" calcext:value-type="float">
            <text:p>1.17972208135009</text:p>
          </table:table-cell>
          <table:table-cell office:value-type="float" office:value="1.11652281131933" calcext:value-type="float">
            <text:p>1.11652281131933</text:p>
          </table:table-cell>
          <table:table-cell office:value-type="float" office:value="1.1636087462992" calcext:value-type="float">
            <text:p>1.1636087462992</text:p>
          </table:table-cell>
          <table:table-cell office:value-type="float" office:value="1.1921672872718" calcext:value-type="float">
            <text:p>1.1921672872718</text:p>
          </table:table-cell>
          <table:table-cell office:value-type="float" office:value="1.18515402452846" calcext:value-type="float">
            <text:p>1.18515402452846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1797353704895" calcext:value-type="float">
            <text:p>1.1797353704895</text:p>
          </table:table-cell>
          <table:table-cell office:value-type="float" office:value="1.1160211422864" calcext:value-type="float">
            <text:p>1.1160211422864</text:p>
          </table:table-cell>
          <table:table-cell office:value-type="float" office:value="1.16341539915715" calcext:value-type="float">
            <text:p>1.16341539915715</text:p>
          </table:table-cell>
          <table:table-cell office:value-type="float" office:value="1.19227281248924" calcext:value-type="float">
            <text:p>1.19227281248924</text:p>
          </table:table-cell>
          <table:table-cell office:value-type="float" office:value="1.18525771872998" calcext:value-type="float">
            <text:p>1.1852577187299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17974890383505" calcext:value-type="float">
            <text:p>1.17974890383505</text:p>
          </table:table-cell>
          <table:table-cell office:value-type="float" office:value="1.11551953535706" calcext:value-type="float">
            <text:p>1.11551953535706</text:p>
          </table:table-cell>
          <table:table-cell office:value-type="float" office:value="1.16322225068815" calcext:value-type="float">
            <text:p>1.16322225068815</text:p>
          </table:table-cell>
          <table:table-cell office:value-type="float" office:value="1.19227913463626" calcext:value-type="float">
            <text:p>1.19227913463626</text:p>
          </table:table-cell>
          <table:table-cell office:value-type="float" office:value="1.18526153994973" calcext:value-type="float">
            <text:p>1.1852615399497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.17976272953887" calcext:value-type="float">
            <text:p>1.17976272953887</text:p>
          </table:table-cell>
          <table:table-cell office:value-type="float" office:value="1.11501799125521" calcext:value-type="float">
            <text:p>1.11501799125521</text:p>
          </table:table-cell>
          <table:table-cell office:value-type="float" office:value="1.16302930099117" calcext:value-type="float">
            <text:p>1.16302930099117</text:p>
          </table:table-cell>
          <table:table-cell office:value-type="float" office:value="1.19238560769744" calcext:value-type="float">
            <text:p>1.19238560769744</text:p>
          </table:table-cell>
          <table:table-cell office:value-type="float" office:value="1.18526548362846" calcext:value-type="float">
            <text:p>1.1852654836284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17977679847715" calcext:value-type="float">
            <text:p>1.17977679847715</text:p>
          </table:table-cell>
          <table:table-cell office:value-type="float" office:value="1.11451651060998" calcext:value-type="float">
            <text:p>1.11451651060998</text:p>
          </table:table-cell>
          <table:table-cell office:value-type="float" office:value="1.16283655016516" calcext:value-type="float">
            <text:p>1.16283655016516</text:p>
          </table:table-cell>
          <table:table-cell office:value-type="float" office:value="1.19249217710809" calcext:value-type="float">
            <text:p>1.19249217710809</text:p>
          </table:table-cell>
          <table:table-cell office:value-type="float" office:value="1.18526954976495" calcext:value-type="float">
            <text:p>1.1852695497649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17979116070769" calcext:value-type="float">
            <text:p>1.17979116070769</text:p>
          </table:table-cell>
          <table:table-cell office:value-type="float" office:value="1.11401509239392" calcext:value-type="float">
            <text:p>1.11401509239392</text:p>
          </table:table-cell>
          <table:table-cell office:value-type="float" office:value="1.16264399830903" calcext:value-type="float">
            <text:p>1.16264399830903</text:p>
          </table:table-cell>
          <table:table-cell office:value-type="float" office:value="1.19249887684811" calcext:value-type="float">
            <text:p>1.19249887684811</text:p>
          </table:table-cell>
          <table:table-cell office:value-type="float" office:value="1.18527373835794" calcext:value-type="float">
            <text:p>1.18527373835794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17980576520036" calcext:value-type="float">
            <text:p>1.17980576520036</text:p>
          </table:table-cell>
          <table:table-cell office:value-type="float" office:value="1.11341373899079" calcext:value-type="float">
            <text:p>1.11341373899079</text:p>
          </table:table-cell>
          <table:table-cell office:value-type="float" office:value="1.16245164552165" calcext:value-type="float">
            <text:p>1.16245164552165</text:p>
          </table:table-cell>
          <table:table-cell office:value-type="float" office:value="1.19260567410356" calcext:value-type="float">
            <text:p>1.19260567410356</text:p>
          </table:table-cell>
          <table:table-cell office:value-type="float" office:value="1.18527804940613" calcext:value-type="float">
            <text:p>1.18527804940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982066391846" calcext:value-type="float">
            <text:p>1.17982066391846</text:p>
          </table:table-cell>
          <table:table-cell office:value-type="float" office:value="1.11291244688531" calcext:value-type="float">
            <text:p>1.11291244688531</text:p>
          </table:table-cell>
          <table:table-cell office:value-type="float" office:value="1.16226012203121" calcext:value-type="float">
            <text:p>1.16226012203121</text:p>
          </table:table-cell>
          <table:table-cell office:value-type="float" office:value="1.192612602786" calcext:value-type="float">
            <text:p>1.192612602786</text:p>
          </table:table-cell>
          <table:table-cell office:value-type="float" office:value="1.1852825537065" calcext:value-type="float">
            <text:p>1.185282553706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1798358039257" calcext:value-type="float">
            <text:p>1.1798358039257</text:p>
          </table:table-cell>
          <table:table-cell office:value-type="float" office:value="1.11241121848748" calcext:value-type="float">
            <text:p>1.11241121848748</text:p>
          </table:table-cell>
          <table:table-cell office:value-type="float" office:value="1.16206896691031" calcext:value-type="float">
            <text:p>1.16206896691031</text:p>
          </table:table-cell>
          <table:table-cell office:value-type="float" office:value="1.19271962780194" calcext:value-type="float">
            <text:p>1.19271962780194</text:p>
          </table:table-cell>
          <table:table-cell office:value-type="float" office:value="1.18528764584636" calcext:value-type="float">
            <text:p>1.1852876458463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17985123909076" calcext:value-type="float">
            <text:p>1.17985123909076</text:p>
          </table:table-cell>
          <table:table-cell office:value-type="float" office:value="1.11191005296078" calcext:value-type="float">
            <text:p>1.11191005296078</text:p>
          </table:table-cell>
          <table:table-cell office:value-type="float" office:value="1.16177806641372" calcext:value-type="float">
            <text:p>1.16177806641372</text:p>
          </table:table-cell>
          <table:table-cell office:value-type="float" office:value="1.19282725408544" calcext:value-type="float">
            <text:p>1.19282725408544</text:p>
          </table:table-cell>
          <table:table-cell office:value-type="float" office:value="1.18539288251659" calcext:value-type="float">
            <text:p>1.18539288251659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17986818129188" calcext:value-type="float">
            <text:p>1.17986818129188</text:p>
          </table:table-cell>
          <table:table-cell office:value-type="float" office:value="1.11140895126518" calcext:value-type="float">
            <text:p>1.11140895126518</text:p>
          </table:table-cell>
          <table:table-cell office:value-type="float" office:value="1.16158739081311" calcext:value-type="float">
            <text:p>1.16158739081311</text:p>
          </table:table-cell>
          <table:table-cell office:value-type="float" office:value="1.19293552617734" calcext:value-type="float">
            <text:p>1.19293552617734</text:p>
          </table:table-cell>
          <table:table-cell office:value-type="float" office:value="1.18539827893244" calcext:value-type="float">
            <text:p>1.1853982789324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.17978656730783" calcext:value-type="float">
            <text:p>1.17978656730783</text:p>
          </table:table-cell>
          <table:table-cell office:value-type="float" office:value="1.11090791228249" calcext:value-type="float">
            <text:p>1.11090791228249</text:p>
          </table:table-cell>
          <table:table-cell office:value-type="float" office:value="1.16139695476783" calcext:value-type="float">
            <text:p>1.16139695476783</text:p>
          </table:table-cell>
          <table:table-cell office:value-type="float" office:value="1.1929439658362" calcext:value-type="float">
            <text:p>1.1929439658362</text:p>
          </table:table-cell>
          <table:table-cell office:value-type="float" office:value="1.18540382769797" calcext:value-type="float">
            <text:p>1.1854038276979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17970527954061" calcext:value-type="float">
            <text:p>1.17970527954061</text:p>
          </table:table-cell>
          <table:table-cell office:value-type="float" office:value="1.11030692944577" calcext:value-type="float">
            <text:p>1.11030692944577</text:p>
          </table:table-cell>
          <table:table-cell office:value-type="float" office:value="1.16110677620277" calcext:value-type="float">
            <text:p>1.16110677620277</text:p>
          </table:table-cell>
          <table:table-cell office:value-type="float" office:value="1.19305251226633" calcext:value-type="float">
            <text:p>1.19305251226633</text:p>
          </table:table-cell>
          <table:table-cell office:value-type="float" office:value="1.18540952881104" calcext:value-type="float">
            <text:p>1.1854095288110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17962437604561" calcext:value-type="float">
            <text:p>1.17962437604561</text:p>
          </table:table-cell>
          <table:table-cell office:value-type="float" office:value="1.10970601128712" calcext:value-type="float">
            <text:p>1.10970601128712</text:p>
          </table:table-cell>
          <table:table-cell office:value-type="float" office:value="1.16091682048974" calcext:value-type="float">
            <text:p>1.16091682048974</text:p>
          </table:table-cell>
          <table:table-cell office:value-type="float" office:value="1.19316122596906" calcext:value-type="float">
            <text:p>1.19316122596906</text:p>
          </table:table-cell>
          <table:table-cell office:value-type="float" office:value="1.18541538226944" calcext:value-type="float">
            <text:p>1.1854153822694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.17964375171871" calcext:value-type="float">
            <text:p>1.17964375171871</text:p>
          </table:table-cell>
          <table:table-cell office:value-type="float" office:value="1.10910515791166" calcext:value-type="float">
            <text:p>1.10910515791166</text:p>
          </table:table-cell>
          <table:table-cell office:value-type="float" office:value="1.16062712427377" calcext:value-type="float">
            <text:p>1.16062712427377</text:p>
          </table:table-cell>
          <table:table-cell office:value-type="float" office:value="1.19327008668155" calcext:value-type="float">
            <text:p>1.19327008668155</text:p>
          </table:table-cell>
          <table:table-cell office:value-type="float" office:value="1.18552137783171" calcext:value-type="float">
            <text:p>1.1855213778317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17956355732279" calcext:value-type="float">
            <text:p>1.17956355732279</text:p>
          </table:table-cell>
          <table:table-cell office:value-type="float" office:value="1.10860436903061" calcext:value-type="float">
            <text:p>1.10860436903061</text:p>
          </table:table-cell>
          <table:table-cell office:value-type="float" office:value="1.16043762921107" calcext:value-type="float">
            <text:p>1.16043762921107</text:p>
          </table:table-cell>
          <table:table-cell office:value-type="float" office:value="1.193379072738" calcext:value-type="float">
            <text:p>1.193379072738</text:p>
          </table:table-cell>
          <table:table-cell office:value-type="float" office:value="1.18552829931681" calcext:value-type="float">
            <text:p>1.1855282993168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17948371867059" calcext:value-type="float">
            <text:p>1.17948371867059</text:p>
          </table:table-cell>
          <table:table-cell office:value-type="float" office:value="1.10800364560289" calcext:value-type="float">
            <text:p>1.10800364560289</text:p>
          </table:table-cell>
          <table:table-cell office:value-type="float" office:value="1.1602483941161" calcext:value-type="float">
            <text:p>1.1602483941161</text:p>
          </table:table-cell>
          <table:table-cell office:value-type="float" office:value="1.19338831708753" calcext:value-type="float">
            <text:p>1.19338831708753</text:p>
          </table:table-cell>
          <table:table-cell office:value-type="float" office:value="1.18553539756896" calcext:value-type="float">
            <text:p>1.1855353975689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17940420382878" calcext:value-type="float">
            <text:p>1.17940420382878</text:p>
          </table:table-cell>
          <table:table-cell office:value-type="float" office:value="1.10740298726924" calcext:value-type="float">
            <text:p>1.10740298726924</text:p>
          </table:table-cell>
          <table:table-cell office:value-type="float" office:value="1.15996035304014" calcext:value-type="float">
            <text:p>1.15996035304014</text:p>
          </table:table-cell>
          <table:table-cell office:value-type="float" office:value="1.19349891667316" calcext:value-type="float">
            <text:p>1.19349891667316</text:p>
          </table:table-cell>
          <table:table-cell office:value-type="float" office:value="1.18564267485993" calcext:value-type="float">
            <text:p>1.1856426748599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17932507633137" calcext:value-type="float">
            <text:p>1.17932507633137</text:p>
          </table:table-cell>
          <table:table-cell office:value-type="float" office:value="1.10680239413565" calcext:value-type="float">
            <text:p>1.10680239413565</text:p>
          </table:table-cell>
          <table:table-cell office:value-type="float" office:value="1.15967281308523" calcext:value-type="float">
            <text:p>1.15967281308523</text:p>
          </table:table-cell>
          <table:table-cell office:value-type="float" office:value="1.19370968066821" calcext:value-type="float">
            <text:p>1.19370968066821</text:p>
          </table:table-cell>
          <table:table-cell office:value-type="float" office:value="1.18565015462446" calcext:value-type="float">
            <text:p>1.18565015462446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17924630479345" calcext:value-type="float">
            <text:p>1.17924630479345</text:p>
          </table:table-cell>
          <table:table-cell office:value-type="float" office:value="1.10620186630832" calcext:value-type="float">
            <text:p>1.10620186630832</text:p>
          </table:table-cell>
          <table:table-cell office:value-type="float" office:value="1.15948554297197" calcext:value-type="float">
            <text:p>1.15948554297197</text:p>
          </table:table-cell>
          <table:table-cell office:value-type="float" office:value="1.19382065999211" calcext:value-type="float">
            <text:p>1.19382065999211</text:p>
          </table:table-cell>
          <table:table-cell office:value-type="float" office:value="1.18575781212902" calcext:value-type="float">
            <text:p>1.1857578121290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17926779900114" calcext:value-type="float">
            <text:p>1.17926779900114</text:p>
          </table:table-cell>
          <table:table-cell office:value-type="float" office:value="1.10560140389365" calcext:value-type="float">
            <text:p>1.10560140389365</text:p>
          </table:table-cell>
          <table:table-cell office:value-type="float" office:value="1.15919861374141" calcext:value-type="float">
            <text:p>1.15919861374141</text:p>
          </table:table-cell>
          <table:table-cell office:value-type="float" office:value="1.19393182954849" calcext:value-type="float">
            <text:p>1.19393182954849</text:p>
          </table:table-cell>
          <table:table-cell office:value-type="float" office:value="1.18576567332715" calcext:value-type="float">
            <text:p>1.18576567332715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.17918973718227" calcext:value-type="float">
            <text:p>1.17918973718227</text:p>
          </table:table-cell>
          <table:table-cell office:value-type="float" office:value="1.10500100699829" calcext:value-type="float">
            <text:p>1.10500100699829</text:p>
          </table:table-cell>
          <table:table-cell office:value-type="float" office:value="1.15891195720124" calcext:value-type="float">
            <text:p>1.15891195720124</text:p>
          </table:table-cell>
          <table:table-cell office:value-type="float" office:value="1.19404318928421" calcext:value-type="float">
            <text:p>1.19404318928421</text:p>
          </table:table-cell>
          <table:table-cell office:value-type="float" office:value="1.1857737255518" calcext:value-type="float">
            <text:p>1.185773725551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.17911199675858" calcext:value-type="float">
            <text:p>1.17911199675858</text:p>
          </table:table-cell>
          <table:table-cell office:value-type="float" office:value="1.10450067566792" calcext:value-type="float">
            <text:p>1.10450067566792</text:p>
          </table:table-cell>
          <table:table-cell office:value-type="float" office:value="1.15872556766303" calcext:value-type="float">
            <text:p>1.15872556766303</text:p>
          </table:table-cell>
          <table:table-cell office:value-type="float" office:value="1.19415473914606" calcext:value-type="float">
            <text:p>1.19415473914606</text:p>
          </table:table-cell>
          <table:table-cell office:value-type="float" office:value="1.18588283035425" calcext:value-type="float">
            <text:p>1.18588283035425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17903464674495" calcext:value-type="float">
            <text:p>1.17903464674495</text:p>
          </table:table-cell>
          <table:table-cell office:value-type="float" office:value="1.10390041012151" calcext:value-type="float">
            <text:p>1.10390041012151</text:p>
          </table:table-cell>
          <table:table-cell office:value-type="float" office:value="1.15843950033483" calcext:value-type="float">
            <text:p>1.15843950033483</text:p>
          </table:table-cell>
          <table:table-cell office:value-type="float" office:value="1.19426647908078" calcext:value-type="float">
            <text:p>1.19426647908078</text:p>
          </table:table-cell>
          <table:table-cell office:value-type="float" office:value="1.18599231087263" calcext:value-type="float">
            <text:p>1.18599231087263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17895765301388" calcext:value-type="float">
            <text:p>1.17895765301388</text:p>
          </table:table-cell>
          <table:table-cell office:value-type="float" office:value="1.10330021011438" calcext:value-type="float">
            <text:p>1.10330021011438</text:p>
          </table:table-cell>
          <table:table-cell office:value-type="float" office:value="1.15825369797985" calcext:value-type="float">
            <text:p>1.15825369797985</text:p>
          </table:table-cell>
          <table:table-cell office:value-type="float" office:value="1.19447935955545" calcext:value-type="float">
            <text:p>1.19447935955545</text:p>
          </table:table-cell>
          <table:table-cell office:value-type="float" office:value="1.1860020471656" calcext:value-type="float">
            <text:p>1.1860020471656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17888210785685" calcext:value-type="float">
            <text:p>1.17888210785685</text:p>
          </table:table-cell>
          <table:table-cell office:value-type="float" office:value="1.10260007542044" calcext:value-type="float">
            <text:p>1.10260007542044</text:p>
          </table:table-cell>
          <table:table-cell office:value-type="float" office:value="1.15796824585176" calcext:value-type="float">
            <text:p>1.15796824585176</text:p>
          </table:table-cell>
          <table:table-cell office:value-type="float" office:value="1.19459318540204" calcext:value-type="float">
            <text:p>1.19459318540204</text:p>
          </table:table-cell>
          <table:table-cell office:value-type="float" office:value="1.18611200593578" calcext:value-type="float">
            <text:p>1.18611200593578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17880965574982" calcext:value-type="float">
            <text:p>1.17880965574982</text:p>
          </table:table-cell>
          <table:table-cell office:value-type="float" office:value="1.10200000823724" calcext:value-type="float">
            <text:p>1.10200000823724</text:p>
          </table:table-cell>
          <table:table-cell office:value-type="float" office:value="1.1576830649366" calcext:value-type="float">
            <text:p>1.1576830649366</text:p>
          </table:table-cell>
          <table:table-cell office:value-type="float" office:value="1.19480722330592" calcext:value-type="float">
            <text:p>1.19480722330592</text:p>
          </table:table-cell>
          <table:table-cell office:value-type="float" office:value="1.18622220333334" calcext:value-type="float">
            <text:p>1.1862222033333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17873772003105" calcext:value-type="float">
            <text:p>1.17873772003105</text:p>
          </table:table-cell>
          <table:table-cell office:value-type="float" office:value="1.10130000869006" calcext:value-type="float">
            <text:p>1.10130000869006</text:p>
          </table:table-cell>
          <table:table-cell office:value-type="float" office:value="1.15749943189446" calcext:value-type="float">
            <text:p>1.15749943189446</text:p>
          </table:table-cell>
          <table:table-cell office:value-type="float" office:value="1.19492154017283" calcext:value-type="float">
            <text:p>1.19492154017283</text:p>
          </table:table-cell>
          <table:table-cell office:value-type="float" office:value="1.18623265890339" calcext:value-type="float">
            <text:p>1.18623265890339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17866626436876" calcext:value-type="float">
            <text:p>1.17866626436876</text:p>
          </table:table-cell>
          <table:table-cell office:value-type="float" office:value="1.10070007689782" calcext:value-type="float">
            <text:p>1.10070007689782</text:p>
          </table:table-cell>
          <table:table-cell office:value-type="float" office:value="1.15721655545062" calcext:value-type="float">
            <text:p>1.15721655545062</text:p>
          </table:table-cell>
          <table:table-cell office:value-type="float" office:value="1.19513606653134" calcext:value-type="float">
            <text:p>1.19513606653134</text:p>
          </table:table-cell>
          <table:table-cell office:value-type="float" office:value="1.18634333425404" calcext:value-type="float">
            <text:p>1.1863433342540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.17859524988055" calcext:value-type="float">
            <text:p>1.17859524988055</text:p>
          </table:table-cell>
          <table:table-cell office:value-type="float" office:value="1.10000021299149" calcext:value-type="float">
            <text:p>1.10000021299149</text:p>
          </table:table-cell>
          <table:table-cell office:value-type="float" office:value="1.15693404278031" calcext:value-type="float">
            <text:p>1.15693404278031</text:p>
          </table:table-cell>
          <table:table-cell office:value-type="float" office:value="1.19525090151984" calcext:value-type="float">
            <text:p>1.19525090151984</text:p>
          </table:table-cell>
          <table:table-cell office:value-type="float" office:value="1.18645520119767" calcext:value-type="float">
            <text:p>1.18645520119767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17852475395471" calcext:value-type="float">
            <text:p>1.17852475395471</text:p>
          </table:table-cell>
          <table:table-cell office:value-type="float" office:value="1.09940041705327" calcext:value-type="float">
            <text:p>1.09940041705327</text:p>
          </table:table-cell>
          <table:table-cell office:value-type="float" office:value="1.15665189415009" calcext:value-type="float">
            <text:p>1.15665189415009</text:p>
          </table:table-cell>
          <table:table-cell office:value-type="float" office:value="1.19546591633932" calcext:value-type="float">
            <text:p>1.19546591633932</text:p>
          </table:table-cell>
          <table:table-cell office:value-type="float" office:value="1.18656773174775" calcext:value-type="float">
            <text:p>1.1865677317477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.17835481936851" calcext:value-type="float">
            <text:p>1.17835481936851</text:p>
          </table:table-cell>
          <table:table-cell office:value-type="float" office:value="1.09870068927915" calcext:value-type="float">
            <text:p>1.09870068927915</text:p>
          </table:table-cell>
          <table:table-cell office:value-type="float" office:value="1.15647006917602" calcext:value-type="float">
            <text:p>1.15647006917602</text:p>
          </table:table-cell>
          <table:table-cell office:value-type="float" office:value="1.19558146996723" calcext:value-type="float">
            <text:p>1.19558146996723</text:p>
          </table:table-cell>
          <table:table-cell office:value-type="float" office:value="1.18668058314611" calcext:value-type="float">
            <text:p>1.1866805831461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1782852867519" calcext:value-type="float">
            <text:p>1.1782852867519</text:p>
          </table:table-cell>
          <table:table-cell office:value-type="float" office:value="1.09810102969373" calcext:value-type="float">
            <text:p>1.09810102969373</text:p>
          </table:table-cell>
          <table:table-cell office:value-type="float" office:value="1.15618864780839" calcext:value-type="float">
            <text:p>1.15618864780839</text:p>
          </table:table-cell>
          <table:table-cell office:value-type="float" office:value="1.19579908305074" calcext:value-type="float">
            <text:p>1.19579908305074</text:p>
          </table:table-cell>
          <table:table-cell office:value-type="float" office:value="1.18679371232072" calcext:value-type="float">
            <text:p>1.18679371232072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17821619313944" calcext:value-type="float">
            <text:p>1.17821619313944</text:p>
          </table:table-cell>
          <table:table-cell office:value-type="float" office:value="1.09740143856914" calcext:value-type="float">
            <text:p>1.09740143856914</text:p>
          </table:table-cell>
          <table:table-cell office:value-type="float" office:value="1.15590759124767" calcext:value-type="float">
            <text:p>1.15590759124767</text:p>
          </table:table-cell>
          <table:table-cell office:value-type="float" office:value="1.19601700931425" calcext:value-type="float">
            <text:p>1.19601700931425</text:p>
          </table:table-cell>
          <table:table-cell office:value-type="float" office:value="1.18690716317705" calcext:value-type="float">
            <text:p>1.18690716317705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17814762102591" calcext:value-type="float">
            <text:p>1.17814762102591</text:p>
          </table:table-cell>
          <table:table-cell office:value-type="float" office:value="1.09680191579884" calcext:value-type="float">
            <text:p>1.09680191579884</text:p>
          </table:table-cell>
          <table:table-cell office:value-type="float" office:value="1.15562686956647" calcext:value-type="float">
            <text:p>1.15562686956647</text:p>
          </table:table-cell>
          <table:table-cell office:value-type="float" office:value="1.19623524858658" calcext:value-type="float">
            <text:p>1.19623524858658</text:p>
          </table:table-cell>
          <table:table-cell office:value-type="float" office:value="1.18702089063378" calcext:value-type="float">
            <text:p>1.18702089063378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.1780795296091" calcext:value-type="float">
            <text:p>1.1780795296091</text:p>
          </table:table-cell>
          <table:table-cell office:value-type="float" office:value="1.0961024618135" calcext:value-type="float">
            <text:p>1.0961024618135</text:p>
          </table:table-cell>
          <table:table-cell office:value-type="float" office:value="1.15544649555442" calcext:value-type="float">
            <text:p>1.15544649555442</text:p>
          </table:table-cell>
          <table:table-cell office:value-type="float" office:value="1.19645383111928" calcext:value-type="float">
            <text:p>1.19645383111928</text:p>
          </table:table-cell>
          <table:table-cell office:value-type="float" office:value="1.18713491685191" calcext:value-type="float">
            <text:p>1.18713491685191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.17801187553437" calcext:value-type="float">
            <text:p>1.17801187553437</text:p>
          </table:table-cell>
          <table:table-cell office:value-type="float" office:value="1.09550307609573" calcext:value-type="float">
            <text:p>1.09550307609573</text:p>
          </table:table-cell>
          <table:table-cell office:value-type="float" office:value="1.15516653270254" calcext:value-type="float">
            <text:p>1.15516653270254</text:p>
          </table:table-cell>
          <table:table-cell office:value-type="float" office:value="1.19667269640616" calcext:value-type="float">
            <text:p>1.19667269640616</text:p>
          </table:table-cell>
          <table:table-cell office:value-type="float" office:value="1.18725023684816" calcext:value-type="float">
            <text:p>1.1872502368481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17784484231201" calcext:value-type="float">
            <text:p>1.17784484231201</text:p>
          </table:table-cell>
          <table:table-cell office:value-type="float" office:value="1.09480376391965" calcext:value-type="float">
            <text:p>1.09480376391965</text:p>
          </table:table-cell>
          <table:table-cell office:value-type="float" office:value="1.15488862641555" calcext:value-type="float">
            <text:p>1.15488862641555</text:p>
          </table:table-cell>
          <table:table-cell office:value-type="float" office:value="1.19689187418747" calcext:value-type="float">
            <text:p>1.19689187418747</text:p>
          </table:table-cell>
          <table:table-cell office:value-type="float" office:value="1.18736664304881" calcext:value-type="float">
            <text:p>1.18736664304881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.17777819568202" calcext:value-type="float">
            <text:p>1.17777819568202</text:p>
          </table:table-cell>
          <table:table-cell office:value-type="float" office:value="1.09410453108533" calcext:value-type="float">
            <text:p>1.09410453108533</text:p>
          </table:table-cell>
          <table:table-cell office:value-type="float" office:value="1.15461173404742" calcext:value-type="float">
            <text:p>1.15461173404742</text:p>
          </table:table-cell>
          <table:table-cell office:value-type="float" office:value="1.19711136429156" calcext:value-type="float">
            <text:p>1.19711136429156</text:p>
          </table:table-cell>
          <table:table-cell office:value-type="float" office:value="1.18758339087241" calcext:value-type="float">
            <text:p>1.1875833908724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.17771203011984" calcext:value-type="float">
            <text:p>1.17771203011984</text:p>
          </table:table-cell>
          <table:table-cell office:value-type="float" office:value="1.09340536991467" calcext:value-type="float">
            <text:p>1.09340536991467</text:p>
          </table:table-cell>
          <table:table-cell office:value-type="float" office:value="1.15443523736241" calcext:value-type="float">
            <text:p>1.15443523736241</text:p>
          </table:table-cell>
          <table:table-cell office:value-type="float" office:value="1.19733288839195" calcext:value-type="float">
            <text:p>1.19733288839195</text:p>
          </table:table-cell>
          <table:table-cell office:value-type="float" office:value="1.18770054333952" calcext:value-type="float">
            <text:p>1.1877005433395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17764652969386" calcext:value-type="float">
            <text:p>1.17764652969386</text:p>
          </table:table-cell>
          <table:table-cell office:value-type="float" office:value="1.09270628088431" calcext:value-type="float">
            <text:p>1.09270628088431</text:p>
          </table:table-cell>
          <table:table-cell office:value-type="float" office:value="1.15415924465214" calcext:value-type="float">
            <text:p>1.15415924465214</text:p>
          </table:table-cell>
          <table:table-cell office:value-type="float" office:value="1.1976556191698" calcext:value-type="float">
            <text:p>1.1976556191698</text:p>
          </table:table-cell>
          <table:table-cell office:value-type="float" office:value="1.1878180694635" calcext:value-type="float">
            <text:p>1.1878180694635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17748718114636" calcext:value-type="float">
            <text:p>1.17748718114636</text:p>
          </table:table-cell>
          <table:table-cell office:value-type="float" office:value="1.09200726347969" calcext:value-type="float">
            <text:p>1.09200726347969</text:p>
          </table:table-cell>
          <table:table-cell office:value-type="float" office:value="1.15388370326303" calcext:value-type="float">
            <text:p>1.15388370326303</text:p>
          </table:table-cell>
          <table:table-cell office:value-type="float" office:value="1.19787880148244" calcext:value-type="float">
            <text:p>1.19787880148244</text:p>
          </table:table-cell>
          <table:table-cell office:value-type="float" office:value="1.18803593243681" calcext:value-type="float">
            <text:p>1.1880359324368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1774283780324" calcext:value-type="float">
            <text:p>1.1774283780324</text:p>
          </table:table-cell>
          <table:table-cell office:value-type="float" office:value="1.09130831815249" calcext:value-type="float">
            <text:p>1.09130831815249</text:p>
          </table:table-cell>
          <table:table-cell office:value-type="float" office:value="1.15360861351847" calcext:value-type="float">
            <text:p>1.15360861351847</text:p>
          </table:table-cell>
          <table:table-cell office:value-type="float" office:value="1.19810238225329" calcext:value-type="float">
            <text:p>1.19810238225329</text:p>
          </table:table-cell>
          <table:table-cell office:value-type="float" office:value="1.18815420400721" calcext:value-type="float">
            <text:p>1.1881542040072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.17737022630777" calcext:value-type="float">
            <text:p>1.17737022630777</text:p>
          </table:table-cell>
          <table:table-cell office:value-type="float" office:value="1.09060944545745" calcext:value-type="float">
            <text:p>1.09060944545745</text:p>
          </table:table-cell>
          <table:table-cell office:value-type="float" office:value="1.15343391210767" calcext:value-type="float">
            <text:p>1.15343391210767</text:p>
          </table:table-cell>
          <table:table-cell office:value-type="float" office:value="1.19842630064973" calcext:value-type="float">
            <text:p>1.19842630064973</text:p>
          </table:table-cell>
          <table:table-cell office:value-type="float" office:value="1.18827375196164" calcext:value-type="float">
            <text:p>1.1882737519616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.177212846075" calcext:value-type="float">
            <text:p>1.177212846075</text:p>
          </table:table-cell>
          <table:table-cell office:value-type="float" office:value="1.08981064570365" calcext:value-type="float">
            <text:p>1.08981064570365</text:p>
          </table:table-cell>
          <table:table-cell office:value-type="float" office:value="1.15315972436779" calcext:value-type="float">
            <text:p>1.15315972436779</text:p>
          </table:table-cell>
          <table:table-cell office:value-type="float" office:value="1.19865067564533" calcext:value-type="float">
            <text:p>1.19865067564533</text:p>
          </table:table-cell>
          <table:table-cell office:value-type="float" office:value="1.1884949660007" calcext:value-type="float">
            <text:p>1.188494966000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.17715600108907" calcext:value-type="float">
            <text:p>1.17715600108907</text:p>
          </table:table-cell>
          <table:table-cell office:value-type="float" office:value="1.08911191758469" calcext:value-type="float">
            <text:p>1.08911191758469</text:p>
          </table:table-cell>
          <table:table-cell office:value-type="float" office:value="1.15288598920101" calcext:value-type="float">
            <text:p>1.15288598920101</text:p>
          </table:table-cell>
          <table:table-cell office:value-type="float" office:value="1.19887544839696" calcext:value-type="float">
            <text:p>1.19887544839696</text:p>
          </table:table-cell>
          <table:table-cell office:value-type="float" office:value="1.18871664068818" calcext:value-type="float">
            <text:p>1.18871664068818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.17709980783449" calcext:value-type="float">
            <text:p>1.17709980783449</text:p>
          </table:table-cell>
          <table:table-cell office:value-type="float" office:value="1.08841326260002" calcext:value-type="float">
            <text:p>1.08841326260002</text:p>
          </table:table-cell>
          <table:table-cell office:value-type="float" office:value="1.15261270692978" calcext:value-type="float">
            <text:p>1.15261270692978</text:p>
          </table:table-cell>
          <table:table-cell office:value-type="float" office:value="1.19920117310817" calcext:value-type="float">
            <text:p>1.19920117310817</text:p>
          </table:table-cell>
          <table:table-cell office:value-type="float" office:value="1.18883879098219" calcext:value-type="float">
            <text:p>1.1888387909821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17694439761443" calcext:value-type="float">
            <text:p>1.17694439761443</text:p>
          </table:table-cell>
          <table:table-cell office:value-type="float" office:value="1.08771467992816" calcext:value-type="float">
            <text:p>1.08771467992816</text:p>
          </table:table-cell>
          <table:table-cell office:value-type="float" office:value="1.15234201690991" calcext:value-type="float">
            <text:p>1.15234201690991</text:p>
          </table:table-cell>
          <table:table-cell office:value-type="float" office:value="1.19942994399173" calcext:value-type="float">
            <text:p>1.19942994399173</text:p>
          </table:table-cell>
          <table:table-cell office:value-type="float" office:value="1.18906138746324" calcext:value-type="float">
            <text:p>1.18906138746324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17688951194069" calcext:value-type="float">
            <text:p>1.17688951194069</text:p>
          </table:table-cell>
          <table:table-cell office:value-type="float" office:value="1.08701617017725" calcext:value-type="float">
            <text:p>1.08701617017725</text:p>
          </table:table-cell>
          <table:table-cell office:value-type="float" office:value="1.15217267248664" calcext:value-type="float">
            <text:p>1.15217267248664</text:p>
          </table:table-cell>
          <table:table-cell office:value-type="float" office:value="1.19975914533543" calcext:value-type="float">
            <text:p>1.19975914533543</text:p>
          </table:table-cell>
          <table:table-cell office:value-type="float" office:value="1.18928441251073" calcext:value-type="float">
            <text:p>1.18928441251073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17683527833083" calcext:value-type="float">
            <text:p>1.17683527833083</text:p>
          </table:table-cell>
          <table:table-cell office:value-type="float" office:value="1.08631773348796" calcext:value-type="float">
            <text:p>1.08631773348796</text:p>
          </table:table-cell>
          <table:table-cell office:value-type="float" office:value="1.1519039198757" calcext:value-type="float">
            <text:p>1.1519039198757</text:p>
          </table:table-cell>
          <table:table-cell office:value-type="float" office:value="1.20008884354451" calcext:value-type="float">
            <text:p>1.20008884354451</text:p>
          </table:table-cell>
          <table:table-cell office:value-type="float" office:value="1.18940797904882" calcext:value-type="float">
            <text:p>1.1894079790488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.17668183979358" calcext:value-type="float">
            <text:p>1.17668183979358</text:p>
          </table:table-cell>
          <table:table-cell office:value-type="float" office:value="1.08561939450096" calcext:value-type="float">
            <text:p>1.08561939450096</text:p>
          </table:table-cell>
          <table:table-cell office:value-type="float" office:value="1.1516357649257" calcext:value-type="float">
            <text:p>1.1516357649257</text:p>
          </table:table-cell>
          <table:table-cell office:value-type="float" office:value="1.20031907564989" calcext:value-type="float">
            <text:p>1.20031907564989</text:p>
          </table:table-cell>
          <table:table-cell office:value-type="float" office:value="1.1896326404668" calcext:value-type="float">
            <text:p>1.1896326404668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.17662891458777" calcext:value-type="float">
            <text:p>1.17662891458777</text:p>
          </table:table-cell>
          <table:table-cell office:value-type="float" office:value="1.08482116479951" calcext:value-type="float">
            <text:p>1.08482116479951</text:p>
          </table:table-cell>
          <table:table-cell office:value-type="float" office:value="1.15136812811368" calcext:value-type="float">
            <text:p>1.15136812811368</text:p>
          </table:table-cell>
          <table:table-cell office:value-type="float" office:value="1.20064976825426" calcext:value-type="float">
            <text:p>1.20064976825426</text:p>
          </table:table-cell>
          <table:table-cell office:value-type="float" office:value="1.18985978382371" calcext:value-type="float">
            <text:p>1.1898597838237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17657664176882" calcext:value-type="float">
            <text:p>1.17657664176882</text:p>
          </table:table-cell>
          <table:table-cell office:value-type="float" office:value="1.08402301379858" calcext:value-type="float">
            <text:p>1.08402301379858</text:p>
          </table:table-cell>
          <table:table-cell office:value-type="float" office:value="1.15110109113362" calcext:value-type="float">
            <text:p>1.15110109113362</text:p>
          </table:table-cell>
          <table:table-cell office:value-type="float" office:value="1.20098095653553" calcext:value-type="float">
            <text:p>1.20098095653553</text:p>
          </table:table-cell>
          <table:table-cell office:value-type="float" office:value="1.19008749212652" calcext:value-type="float">
            <text:p>1.1900874921265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.1764251765565" calcext:value-type="float">
            <text:p>1.1764251765565</text:p>
          </table:table-cell>
          <table:table-cell office:value-type="float" office:value="1.08322494167215" calcext:value-type="float">
            <text:p>1.08322494167215</text:p>
          </table:table-cell>
          <table:table-cell office:value-type="float" office:value="1.15083461407102" calcext:value-type="float">
            <text:p>1.15083461407102</text:p>
          </table:table-cell>
          <table:table-cell office:value-type="float" office:value="1.20131264008375" calcext:value-type="float">
            <text:p>1.20131264008375</text:p>
          </table:table-cell>
          <table:table-cell office:value-type="float" office:value="1.19021582518844" calcext:value-type="float">
            <text:p>1.1902158251884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.17637421294586" calcext:value-type="float">
            <text:p>1.17637421294586</text:p>
          </table:table-cell>
          <table:table-cell office:value-type="float" office:value="1.08252694610527" calcext:value-type="float">
            <text:p>1.08252694610527</text:p>
          </table:table-cell>
          <table:table-cell office:value-type="float" office:value="1.15066856135205" calcext:value-type="float">
            <text:p>1.15066856135205</text:p>
          </table:table-cell>
          <table:table-cell office:value-type="float" office:value="1.20154765915672" calcext:value-type="float">
            <text:p>1.20154765915672</text:p>
          </table:table-cell>
          <table:table-cell office:value-type="float" office:value="1.19044466482067" calcext:value-type="float">
            <text:p>1.19044466482067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17632390203549" calcext:value-type="float">
            <text:p>1.17632390203549</text:p>
          </table:table-cell>
          <table:table-cell office:value-type="float" office:value="1.08172903205703" calcext:value-type="float">
            <text:p>1.08172903205703</text:p>
          </table:table-cell>
          <table:table-cell office:value-type="float" office:value="1.15040320156065" calcext:value-type="float">
            <text:p>1.15040320156065</text:p>
          </table:table-cell>
          <table:table-cell office:value-type="float" office:value="1.20188423801962" calcext:value-type="float">
            <text:p>1.20188423801962</text:p>
          </table:table-cell>
          <table:table-cell office:value-type="float" office:value="1.19067410452399" calcext:value-type="float">
            <text:p>1.19067410452399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17618090392422" calcext:value-type="float">
            <text:p>1.17618090392422</text:p>
          </table:table-cell>
          <table:table-cell office:value-type="float" office:value="1.08093119664079" calcext:value-type="float">
            <text:p>1.08093119664079</text:p>
          </table:table-cell>
          <table:table-cell office:value-type="float" office:value="1.15013840280203" calcext:value-type="float">
            <text:p>1.15013840280203</text:p>
          </table:table-cell>
          <table:table-cell office:value-type="float" office:value="1.202221434356" calcext:value-type="float">
            <text:p>1.202221434356</text:p>
          </table:table-cell>
          <table:table-cell office:value-type="float" office:value="1.1909040725537" calcext:value-type="float">
            <text:p>1.19090407255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17604051184642" calcext:value-type="float">
            <text:p>1.17604051184642</text:p>
          </table:table-cell>
          <table:table-cell office:value-type="float" office:value="1.08013344152482" calcext:value-type="float">
            <text:p>1.08013344152482</text:p>
          </table:table-cell>
          <table:table-cell office:value-type="float" office:value="1.14987678734767" calcext:value-type="float">
            <text:p>1.14987678734767</text:p>
          </table:table-cell>
          <table:table-cell office:value-type="float" office:value="1.20255924764645" calcext:value-type="float">
            <text:p>1.20255924764645</text:p>
          </table:table-cell>
          <table:table-cell office:value-type="float" office:value="1.1911349782724" calcext:value-type="float">
            <text:p>1.1911349782724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17590107116585" calcext:value-type="float">
            <text:p>1.17590107116585</text:p>
          </table:table-cell>
          <table:table-cell office:value-type="float" office:value="1.0794357628395" calcext:value-type="float">
            <text:p>1.0794357628395</text:p>
          </table:table-cell>
          <table:table-cell office:value-type="float" office:value="1.14961710538596" calcext:value-type="float">
            <text:p>1.14961710538596</text:p>
          </table:table-cell>
          <table:table-cell office:value-type="float" office:value="1.2028976327585" calcext:value-type="float">
            <text:p>1.2028976327585</text:p>
          </table:table-cell>
          <table:table-cell office:value-type="float" office:value="1.19136936129187" calcext:value-type="float">
            <text:p>1.1913693612918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.1757625241876" calcext:value-type="float">
            <text:p>1.1757625241876</text:p>
          </table:table-cell>
          <table:table-cell office:value-type="float" office:value="1.07863816716321" calcext:value-type="float">
            <text:p>1.07863816716321</text:p>
          </table:table-cell>
          <table:table-cell office:value-type="float" office:value="1.14935806546263" calcext:value-type="float">
            <text:p>1.14935806546263</text:p>
          </table:table-cell>
          <table:table-cell office:value-type="float" office:value="1.20323667768274" calcext:value-type="float">
            <text:p>1.20323667768274</text:p>
          </table:table-cell>
          <table:table-cell office:value-type="float" office:value="1.19160443131267" calcext:value-type="float">
            <text:p>1.19160443131267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.17572462050601" calcext:value-type="float">
            <text:p>1.17572462050601</text:p>
          </table:table-cell>
          <table:table-cell office:value-type="float" office:value="1.07784065157759" calcext:value-type="float">
            <text:p>1.07784065157759</text:p>
          </table:table-cell>
          <table:table-cell office:value-type="float" office:value="1.14909976082192" calcext:value-type="float">
            <text:p>1.14909976082192</text:p>
          </table:table-cell>
          <table:table-cell office:value-type="float" office:value="1.20357633800104" calcext:value-type="float">
            <text:p>1.20357633800104</text:p>
          </table:table-cell>
          <table:table-cell office:value-type="float" office:value="1.19184018792831" calcext:value-type="float">
            <text:p>1.19184018792831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.17558785560629" calcext:value-type="float">
            <text:p>1.17558785560629</text:p>
          </table:table-cell>
          <table:table-cell office:value-type="float" office:value="1.07704321626056" calcext:value-type="float">
            <text:p>1.07704321626056</text:p>
          </table:table-cell>
          <table:table-cell office:value-type="float" office:value="1.14884209760306" calcext:value-type="float">
            <text:p>1.14884209760306</text:p>
          </table:table-cell>
          <table:table-cell office:value-type="float" office:value="1.20391778232403" calcext:value-type="float">
            <text:p>1.20391778232403</text:p>
          </table:table-cell>
          <table:table-cell office:value-type="float" office:value="1.19207663073143" calcext:value-type="float">
            <text:p>1.19207663073143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.17545198527375" calcext:value-type="float">
            <text:p>1.17545198527375</text:p>
          </table:table-cell>
          <table:table-cell office:value-type="float" office:value="1.07634585620662" calcext:value-type="float">
            <text:p>1.07634585620662</text:p>
          </table:table-cell>
          <table:table-cell office:value-type="float" office:value="1.14858512304531" calcext:value-type="float">
            <text:p>1.14858512304531</text:p>
          </table:table-cell>
          <table:table-cell office:value-type="float" office:value="1.20426320489169" calcext:value-type="float">
            <text:p>1.20426320489169</text:p>
          </table:table-cell>
          <table:table-cell office:value-type="float" office:value="1.1923137593138" calcext:value-type="float">
            <text:p>1.1923137593138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17531694571975" calcext:value-type="float">
            <text:p>1.17531694571975</text:p>
          </table:table-cell>
          <table:table-cell office:value-type="float" office:value="1.07554864252669" calcext:value-type="float">
            <text:p>1.07554864252669</text:p>
          </table:table-cell>
          <table:table-cell office:value-type="float" office:value="1.14832888748128" calcext:value-type="float">
            <text:p>1.14832888748128</text:p>
          </table:table-cell>
          <table:table-cell office:value-type="float" office:value="1.20470921886113" calcext:value-type="float">
            <text:p>1.20470921886113</text:p>
          </table:table-cell>
          <table:table-cell office:value-type="float" office:value="1.19255157326633" calcext:value-type="float">
            <text:p>1.19255157326633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.1752826533226" calcext:value-type="float">
            <text:p>1.1752826533226</text:p>
          </table:table-cell>
          <table:table-cell office:value-type="float" office:value="1.07465156107875" calcext:value-type="float">
            <text:p>1.07465156107875</text:p>
          </table:table-cell>
          <table:table-cell office:value-type="float" office:value="1.14807329240602" calcext:value-type="float">
            <text:p>1.14807329240602</text:p>
          </table:table-cell>
          <table:table-cell office:value-type="float" office:value="1.20505614961669" calcext:value-type="float">
            <text:p>1.20505614961669</text:p>
          </table:table-cell>
          <table:table-cell office:value-type="float" office:value="1.19279007217909" calcext:value-type="float">
            <text:p>1.19279007217909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17514946196473" calcext:value-type="float">
            <text:p>1.17514946196473</text:p>
          </table:table-cell>
          <table:table-cell office:value-type="float" office:value="1.07385456213819" calcext:value-type="float">
            <text:p>1.07385456213819</text:p>
          </table:table-cell>
          <table:table-cell office:value-type="float" office:value="1.1478184387964" calcext:value-type="float">
            <text:p>1.1478184387964</text:p>
          </table:table-cell>
          <table:table-cell office:value-type="float" office:value="1.2054038357534" calcext:value-type="float">
            <text:p>1.2054038357534</text:p>
          </table:table-cell>
          <table:table-cell office:value-type="float" office:value="1.19303304325111" calcext:value-type="float">
            <text:p>1.19303304325111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17501709962026" calcext:value-type="float">
            <text:p>1.17501709962026</text:p>
          </table:table-cell>
          <table:table-cell office:value-type="float" office:value="1.07295765579495" calcext:value-type="float">
            <text:p>1.07295765579495</text:p>
          </table:table-cell>
          <table:table-cell office:value-type="float" office:value="1.14756422504756" calcext:value-type="float">
            <text:p>1.14756422504756</text:p>
          </table:table-cell>
          <table:table-cell office:value-type="float" office:value="1.2057522258922" calcext:value-type="float">
            <text:p>1.2057522258922</text:p>
          </table:table-cell>
          <table:table-cell office:value-type="float" office:value="1.19327692520429" calcext:value-type="float">
            <text:p>1.1932769252042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17488569913205" calcext:value-type="float">
            <text:p>1.17488569913205</text:p>
          </table:table-cell>
          <table:table-cell office:value-type="float" office:value="1.07216083179764" calcext:value-type="float">
            <text:p>1.07216083179764</text:p>
          </table:table-cell>
          <table:table-cell office:value-type="float" office:value="1.14731393504829" calcext:value-type="float">
            <text:p>1.14731393504829</text:p>
          </table:table-cell>
          <table:table-cell office:value-type="float" office:value="1.20610142004062" calcext:value-type="float">
            <text:p>1.20610142004062</text:p>
          </table:table-cell>
          <table:table-cell office:value-type="float" office:value="1.19352167728282" calcext:value-type="float">
            <text:p>1.1935216772828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.17475512651829" calcext:value-type="float">
            <text:p>1.17475512651829</text:p>
          </table:table-cell>
          <table:table-cell office:value-type="float" office:value="1.0712641014059" calcext:value-type="float">
            <text:p>1.0712641014059</text:p>
          </table:table-cell>
          <table:table-cell office:value-type="float" office:value="1.14706615799133" calcext:value-type="float">
            <text:p>1.14706615799133</text:p>
          </table:table-cell>
          <table:table-cell office:value-type="float" office:value="1.20645131530493" calcext:value-type="float">
            <text:p>1.20645131530493</text:p>
          </table:table-cell>
          <table:table-cell office:value-type="float" office:value="1.19386710319868" calcext:value-type="float">
            <text:p>1.19386710319868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.174725277576" calcext:value-type="float">
            <text:p>1.174725277576</text:p>
          </table:table-cell>
          <table:table-cell office:value-type="float" office:value="1.07046745316661" calcext:value-type="float">
            <text:p>1.07046745316661</text:p>
          </table:table-cell>
          <table:table-cell office:value-type="float" office:value="1.14681916989602" calcext:value-type="float">
            <text:p>1.14681916989602</text:p>
          </table:table-cell>
          <table:table-cell office:value-type="float" office:value="1.20690607028882" calcext:value-type="float">
            <text:p>1.20690607028882</text:p>
          </table:table-cell>
          <table:table-cell office:value-type="float" office:value="1.19411345527299" calcext:value-type="float">
            <text:p>1.19411345527299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.17459655998177" calcext:value-type="float">
            <text:p>1.17459655998177</text:p>
          </table:table-cell>
          <table:table-cell office:value-type="float" office:value="1.06957089957842" calcext:value-type="float">
            <text:p>1.06957089957842</text:p>
          </table:table-cell>
          <table:table-cell office:value-type="float" office:value="1.14657302432989" calcext:value-type="float">
            <text:p>1.14657302432989</text:p>
          </table:table-cell>
          <table:table-cell office:value-type="float" office:value="1.20726281607983" calcext:value-type="float">
            <text:p>1.20726281607983</text:p>
          </table:table-cell>
          <table:table-cell office:value-type="float" office:value="1.19436063064554" calcext:value-type="float">
            <text:p>1.1943606306455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.17447428453074" calcext:value-type="float">
            <text:p>1.17447428453074</text:p>
          </table:table-cell>
          <table:table-cell office:value-type="float" office:value="1.06877442791685" calcext:value-type="float">
            <text:p>1.06877442791685</text:p>
          </table:table-cell>
          <table:table-cell office:value-type="float" office:value="1.14622793774362" calcext:value-type="float">
            <text:p>1.14622793774362</text:p>
          </table:table-cell>
          <table:table-cell office:value-type="float" office:value="1.20762047376483" calcext:value-type="float">
            <text:p>1.20762047376483</text:p>
          </table:table-cell>
          <table:table-cell office:value-type="float" office:value="1.19460862880527" calcext:value-type="float">
            <text:p>1.19460862880527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.17425821021145" calcext:value-type="float">
            <text:p>1.17425821021145</text:p>
          </table:table-cell>
          <table:table-cell office:value-type="float" office:value="1.06787805198955" calcext:value-type="float">
            <text:p>1.06787805198955</text:p>
          </table:table-cell>
          <table:table-cell office:value-type="float" office:value="1.14598348460002" calcext:value-type="float">
            <text:p>1.14598348460002</text:p>
          </table:table-cell>
          <table:table-cell office:value-type="float" office:value="1.20797904253385" calcext:value-type="float">
            <text:p>1.20797904253385</text:p>
          </table:table-cell>
          <table:table-cell office:value-type="float" office:value="1.19486125371317" calcext:value-type="float">
            <text:p>1.19486125371317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.17414312629466" calcext:value-type="float">
            <text:p>1.17414312629466</text:p>
          </table:table-cell>
          <table:table-cell office:value-type="float" office:value="1.0670817577304" calcext:value-type="float">
            <text:p>1.0670817577304</text:p>
          </table:table-cell>
          <table:table-cell office:value-type="float" office:value="1.14573987568558" calcext:value-type="float">
            <text:p>1.14573987568558</text:p>
          </table:table-cell>
          <table:table-cell office:value-type="float" office:value="1.20833857819777" calcext:value-type="float">
            <text:p>1.20833857819777</text:p>
          </table:table-cell>
          <table:table-cell office:value-type="float" office:value="1.19511558794997" calcext:value-type="float">
            <text:p>1.19511558794997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.1739294903396" calcext:value-type="float">
            <text:p>1.1739294903396</text:p>
          </table:table-cell>
          <table:table-cell office:value-type="float" office:value="1.06618556032663" calcext:value-type="float">
            <text:p>1.06618556032663</text:p>
          </table:table-cell>
          <table:table-cell office:value-type="float" office:value="1.14549717056351" calcext:value-type="float">
            <text:p>1.14549717056351</text:p>
          </table:table-cell>
          <table:table-cell office:value-type="float" office:value="1.20879880219828" calcext:value-type="float">
            <text:p>1.20879880219828</text:p>
          </table:table-cell>
          <table:table-cell office:value-type="float" office:value="1.19537090276157" calcext:value-type="float">
            <text:p>1.19537090276157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17371696745169" calcext:value-type="float">
            <text:p>1.17371696745169</text:p>
          </table:table-cell>
          <table:table-cell office:value-type="float" office:value="1.06538945725777" calcext:value-type="float">
            <text:p>1.06538945725777</text:p>
          </table:table-cell>
          <table:table-cell office:value-type="float" office:value="1.14525525257953" calcext:value-type="float">
            <text:p>1.14525525257953</text:p>
          </table:table-cell>
          <table:table-cell office:value-type="float" office:value="1.20916009519377" calcext:value-type="float">
            <text:p>1.20916009519377</text:p>
          </table:table-cell>
          <table:table-cell office:value-type="float" office:value="1.19562714536598" calcext:value-type="float">
            <text:p>1.19562714536598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.17360541733583" calcext:value-type="float">
            <text:p>1.17360541733583</text:p>
          </table:table-cell>
          <table:table-cell office:value-type="float" office:value="1.0644935057956" calcext:value-type="float">
            <text:p>1.0644935057956</text:p>
          </table:table-cell>
          <table:table-cell office:value-type="float" office:value="1.14491436509505" calcext:value-type="float">
            <text:p>1.14491436509505</text:p>
          </table:table-cell>
          <table:table-cell office:value-type="float" office:value="1.20952430968377" calcext:value-type="float">
            <text:p>1.20952430968377</text:p>
          </table:table-cell>
          <table:table-cell office:value-type="float" office:value="1.19588441853718" calcext:value-type="float">
            <text:p>1.1958844185371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17339533917772" calcext:value-type="float">
            <text:p>1.17339533917772</text:p>
          </table:table-cell>
          <table:table-cell office:value-type="float" office:value="1.06359768814388" calcext:value-type="float">
            <text:p>1.06359768814388</text:p>
          </table:table-cell>
          <table:table-cell office:value-type="float" office:value="1.14467796573578" calcext:value-type="float">
            <text:p>1.14467796573578</text:p>
          </table:table-cell>
          <table:table-cell office:value-type="float" office:value="1.20989340125484" calcext:value-type="float">
            <text:p>1.20989340125484</text:p>
          </table:table-cell>
          <table:table-cell office:value-type="float" office:value="1.19614267039346" calcext:value-type="float">
            <text:p>1.19614267039346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.17328606723552" calcext:value-type="float">
            <text:p>1.17328606723552</text:p>
          </table:table-cell>
          <table:table-cell office:value-type="float" office:value="1.06260197526684" calcext:value-type="float">
            <text:p>1.06260197526684</text:p>
          </table:table-cell>
          <table:table-cell office:value-type="float" office:value="1.14444471370879" calcext:value-type="float">
            <text:p>1.14444471370879</text:p>
          </table:table-cell>
          <table:table-cell office:value-type="float" office:value="1.21026363911711" calcext:value-type="float">
            <text:p>1.21026363911711</text:p>
          </table:table-cell>
          <table:table-cell office:value-type="float" office:value="1.19640190030107" calcext:value-type="float">
            <text:p>1.19640190030107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17307836082037" calcext:value-type="float">
            <text:p>1.17307836082037</text:p>
          </table:table-cell>
          <table:table-cell office:value-type="float" office:value="1.06170634863365" calcext:value-type="float">
            <text:p>1.06170634863365</text:p>
          </table:table-cell>
          <table:table-cell office:value-type="float" office:value="1.1441126861813" calcext:value-type="float">
            <text:p>1.1441126861813</text:p>
          </table:table-cell>
          <table:table-cell office:value-type="float" office:value="1.21063490095445" calcext:value-type="float">
            <text:p>1.21063490095445</text:p>
          </table:table-cell>
          <table:table-cell office:value-type="float" office:value="1.19666567829783" calcext:value-type="float">
            <text:p>1.19666567829783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17297152402307" calcext:value-type="float">
            <text:p>1.17297152402307</text:p>
          </table:table-cell>
          <table:table-cell office:value-type="float" office:value="1.06081081767156" calcext:value-type="float">
            <text:p>1.06081081767156</text:p>
          </table:table-cell>
          <table:table-cell office:value-type="float" office:value="1.14378169380175" calcext:value-type="float">
            <text:p>1.14378169380175</text:p>
          </table:table-cell>
          <table:table-cell office:value-type="float" office:value="1.21110704719319" calcext:value-type="float">
            <text:p>1.21110704719319</text:p>
          </table:table-cell>
          <table:table-cell office:value-type="float" office:value="1.19693219870175" calcext:value-type="float">
            <text:p>1.1969321987017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.17276611133849" calcext:value-type="float">
            <text:p>1.17276611133849</text:p>
          </table:table-cell>
          <table:table-cell office:value-type="float" office:value="1.05991536786859" calcext:value-type="float">
            <text:p>1.05991536786859</text:p>
          </table:table-cell>
          <table:table-cell office:value-type="float" office:value="1.14355152307231" calcext:value-type="float">
            <text:p>1.14355152307231</text:p>
          </table:table-cell>
          <table:table-cell office:value-type="float" office:value="1.21148046836299" calcext:value-type="float">
            <text:p>1.21148046836299</text:p>
          </table:table-cell>
          <table:table-cell office:value-type="float" office:value="1.19719981229576" calcext:value-type="float">
            <text:p>1.19719981229576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17256197111283" calcext:value-type="float">
            <text:p>1.17256197111283</text:p>
          </table:table-cell>
          <table:table-cell office:value-type="float" office:value="1.05892004001058" calcext:value-type="float">
            <text:p>1.05892004001058</text:p>
          </table:table-cell>
          <table:table-cell office:value-type="float" office:value="1.14322259740437" calcext:value-type="float">
            <text:p>1.14322259740437</text:p>
          </table:table-cell>
          <table:table-cell office:value-type="float" office:value="1.21185497061365" calcext:value-type="float">
            <text:p>1.21185497061365</text:p>
          </table:table-cell>
          <table:table-cell office:value-type="float" office:value="1.19746863288188" calcext:value-type="float">
            <text:p>1.1974686328818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.17245867764455" calcext:value-type="float">
            <text:p>1.17245867764455</text:p>
          </table:table-cell>
          <table:table-cell office:value-type="float" office:value="1.05802479767726" calcext:value-type="float">
            <text:p>1.05802479767726</text:p>
          </table:table-cell>
          <table:table-cell office:value-type="float" office:value="1.14299448247181" calcext:value-type="float">
            <text:p>1.14299448247181</text:p>
          </table:table-cell>
          <table:table-cell office:value-type="float" office:value="1.21223055294321" calcext:value-type="float">
            <text:p>1.21223055294321</text:p>
          </table:table-cell>
          <table:table-cell office:value-type="float" office:value="1.19773860288838" calcext:value-type="float">
            <text:p>1.19773860288838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.17225683136802" calcext:value-type="float">
            <text:p>1.17225683136802</text:p>
          </table:table-cell>
          <table:table-cell office:value-type="float" office:value="1.05712965199922" calcext:value-type="float">
            <text:p>1.05712965199922</text:p>
          </table:table-cell>
          <table:table-cell office:value-type="float" office:value="1.14266762672091" calcext:value-type="float">
            <text:p>1.14266762672091</text:p>
          </table:table-cell>
          <table:table-cell office:value-type="float" office:value="1.21261302768031" calcext:value-type="float">
            <text:p>1.21261302768031</text:p>
          </table:table-cell>
          <table:table-cell office:value-type="float" office:value="1.19800972153819" calcext:value-type="float">
            <text:p>1.19800972153819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17215589919814" calcext:value-type="float">
            <text:p>1.17215589919814</text:p>
          </table:table-cell>
          <table:table-cell office:value-type="float" office:value="1.05623460322222" calcext:value-type="float">
            <text:p>1.05623460322222</text:p>
          </table:table-cell>
          <table:table-cell office:value-type="float" office:value="1.14244157041006" calcext:value-type="float">
            <text:p>1.14244157041006</text:p>
          </table:table-cell>
          <table:table-cell office:value-type="float" office:value="1.21299756480588" calcext:value-type="float">
            <text:p>1.21299756480588</text:p>
          </table:table-cell>
          <table:table-cell office:value-type="float" office:value="1.19828198805164" calcext:value-type="float">
            <text:p>1.1982819880516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.17196022116794" calcext:value-type="float">
            <text:p>1.17196022116794</text:p>
          </table:table-cell>
          <table:table-cell office:value-type="float" office:value="1.05523966482691" calcext:value-type="float">
            <text:p>1.05523966482691</text:p>
          </table:table-cell>
          <table:table-cell office:value-type="float" office:value="1.14211678776559" calcext:value-type="float">
            <text:p>1.14211678776559</text:p>
          </table:table-cell>
          <table:table-cell office:value-type="float" office:value="1.21338337305239" calcext:value-type="float">
            <text:p>1.21338337305239</text:p>
          </table:table-cell>
          <table:table-cell office:value-type="float" office:value="1.19855853579039" calcext:value-type="float">
            <text:p>1.1985585357903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17167449831427" calcext:value-type="float">
            <text:p>1.17167449831427</text:p>
          </table:table-cell>
          <table:table-cell office:value-type="float" office:value="1.0543448110917" calcext:value-type="float">
            <text:p>1.0543448110917</text:p>
          </table:table-cell>
          <table:table-cell office:value-type="float" office:value="1.1417973874992" calcext:value-type="float">
            <text:p>1.1417973874992</text:p>
          </table:table-cell>
          <table:table-cell office:value-type="float" office:value="1.21377052112663" calcext:value-type="float">
            <text:p>1.21377052112663</text:p>
          </table:table-cell>
          <table:table-cell office:value-type="float" office:value="1.19873927371885" calcext:value-type="float">
            <text:p>1.19873927371885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.17149077764189" calcext:value-type="float">
            <text:p>1.17149077764189</text:p>
          </table:table-cell>
          <table:table-cell office:value-type="float" office:value="1.05345005500973" calcext:value-type="float">
            <text:p>1.05345005500973</text:p>
          </table:table-cell>
          <table:table-cell office:value-type="float" office:value="1.14148196526489" calcext:value-type="float">
            <text:p>1.14148196526489</text:p>
          </table:table-cell>
          <table:table-cell office:value-type="float" office:value="1.21415886899573" calcext:value-type="float">
            <text:p>1.21415886899573</text:p>
          </table:table-cell>
          <table:table-cell office:value-type="float" office:value="1.19902114901948" calcext:value-type="float">
            <text:p>1.19902114901948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.17120807634681" calcext:value-type="float">
            <text:p>1.17120807634681</text:p>
          </table:table-cell>
          <table:table-cell office:value-type="float" office:value="1.05245532568418" calcext:value-type="float">
            <text:p>1.05245532568418</text:p>
          </table:table-cell>
          <table:table-cell office:value-type="float" office:value="1.14116778538478" calcext:value-type="float">
            <text:p>1.14116778538478</text:p>
          </table:table-cell>
          <table:table-cell office:value-type="float" office:value="1.21444874359357" calcext:value-type="float">
            <text:p>1.21444874359357</text:p>
          </table:table-cell>
          <table:table-cell office:value-type="float" office:value="1.19930435754899" calcext:value-type="float">
            <text:p>1.19930435754899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.17102647455128" calcext:value-type="float">
            <text:p>1.17102647455128</text:p>
          </table:table-cell>
          <table:table-cell office:value-type="float" office:value="1.05146067504258" calcext:value-type="float">
            <text:p>1.05146067504258</text:p>
          </table:table-cell>
          <table:table-cell office:value-type="float" office:value="1.14085484888526" calcext:value-type="float">
            <text:p>1.14085484888526</text:p>
          </table:table-cell>
          <table:table-cell office:value-type="float" office:value="1.21483963259395" calcext:value-type="float">
            <text:p>1.21483963259395</text:p>
          </table:table-cell>
          <table:table-cell office:value-type="float" office:value="1.19948912253342" calcext:value-type="float">
            <text:p>1.1994891225334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17074770569923" calcext:value-type="float">
            <text:p>1.17074770569923</text:p>
          </table:table-cell>
          <table:table-cell office:value-type="float" office:value="1.05046612023473" calcext:value-type="float">
            <text:p>1.05046612023473</text:p>
          </table:table-cell>
          <table:table-cell office:value-type="float" office:value="1.14054323214905" calcext:value-type="float">
            <text:p>1.14054323214905</text:p>
          </table:table-cell>
          <table:table-cell office:value-type="float" office:value="1.21523482137775" calcext:value-type="float">
            <text:p>1.21523482137775</text:p>
          </table:table-cell>
          <table:table-cell office:value-type="float" office:value="1.19977506976308" calcext:value-type="float">
            <text:p>1.19977506976308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17046954355934" calcext:value-type="float">
            <text:p>1.17046954355934</text:p>
          </table:table-cell>
          <table:table-cell office:value-type="float" office:value="1.04947166153308" calcext:value-type="float">
            <text:p>1.04947166153308</text:p>
          </table:table-cell>
          <table:table-cell office:value-type="float" office:value="1.14023278652037" calcext:value-type="float">
            <text:p>1.14023278652037</text:p>
          </table:table-cell>
          <table:table-cell office:value-type="float" office:value="1.21563563986089" calcext:value-type="float">
            <text:p>1.21563563986089</text:p>
          </table:table-cell>
          <table:table-cell office:value-type="float" office:value="1.20006228056089" calcext:value-type="float">
            <text:p>1.20006228056089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.17029339351293" calcext:value-type="float">
            <text:p>1.17029339351293</text:p>
          </table:table-cell>
          <table:table-cell office:value-type="float" office:value="1.0484772992111" calcext:value-type="float">
            <text:p>1.0484772992111</text:p>
          </table:table-cell>
          <table:table-cell office:value-type="float" office:value="1.13992358733426" calcext:value-type="float">
            <text:p>1.13992358733426</text:p>
          </table:table-cell>
          <table:table-cell office:value-type="float" office:value="1.21593821892767" calcext:value-type="float">
            <text:p>1.21593821892767</text:p>
          </table:table-cell>
          <table:table-cell office:value-type="float" office:value="1.20025359020542" calcext:value-type="float">
            <text:p>1.20025359020542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1.17001826263525" calcext:value-type="float">
            <text:p>1.17001826263525</text:p>
          </table:table-cell>
          <table:table-cell office:value-type="float" office:value="1.04748303354326" calcext:value-type="float">
            <text:p>1.04748303354326</text:p>
          </table:table-cell>
          <table:table-cell office:value-type="float" office:value="1.13961563560527" calcext:value-type="float">
            <text:p>1.13961563560527</text:p>
          </table:table-cell>
          <table:table-cell office:value-type="float" office:value="1.21634198362796" calcext:value-type="float">
            <text:p>1.21634198362796</text:p>
          </table:table-cell>
          <table:table-cell office:value-type="float" office:value="1.20045037988915" calcext:value-type="float">
            <text:p>1.2004503798891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1.16984418317142" calcext:value-type="float">
            <text:p>1.16984418317142</text:p>
          </table:table-cell>
          <table:table-cell office:value-type="float" office:value="1.04648886480507" calcext:value-type="float">
            <text:p>1.04648886480507</text:p>
          </table:table-cell>
          <table:table-cell office:value-type="float" office:value="1.13930893234495" calcext:value-type="float">
            <text:p>1.13930893234495</text:p>
          </table:table-cell>
          <table:table-cell office:value-type="float" office:value="1.2166475231393" calcext:value-type="float">
            <text:p>1.2166475231393</text:p>
          </table:table-cell>
          <table:table-cell office:value-type="float" office:value="1.20074845351098" calcext:value-type="float">
            <text:p>1.20074845351098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1.16957305098912" calcext:value-type="float">
            <text:p>1.16957305098912</text:p>
          </table:table-cell>
          <table:table-cell office:value-type="float" office:value="1.04549479327302" calcext:value-type="float">
            <text:p>1.04549479327302</text:p>
          </table:table-cell>
          <table:table-cell office:value-type="float" office:value="1.13900355913799" calcext:value-type="float">
            <text:p>1.13900355913799</text:p>
          </table:table-cell>
          <table:table-cell office:value-type="float" office:value="1.21705422867019" calcext:value-type="float">
            <text:p>1.21705422867019</text:p>
          </table:table-cell>
          <table:table-cell office:value-type="float" office:value="1.20094832649036" calcext:value-type="float">
            <text:p>1.2009483264903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.16930247395616" calcext:value-type="float">
            <text:p>1.16930247395616</text:p>
          </table:table-cell>
          <table:table-cell office:value-type="float" office:value="1.04450081922467" calcext:value-type="float">
            <text:p>1.04450081922467</text:p>
          </table:table-cell>
          <table:table-cell office:value-type="float" office:value="1.13860442648007" calcext:value-type="float">
            <text:p>1.13860442648007</text:p>
          </table:table-cell>
          <table:table-cell office:value-type="float" office:value="1.21736264306738" calcext:value-type="float">
            <text:p>1.21736264306738</text:p>
          </table:table-cell>
          <table:table-cell office:value-type="float" office:value="1.20114974397408" calcext:value-type="float">
            <text:p>1.20114974397408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1.16913391555459" calcext:value-type="float">
            <text:p>1.16913391555459</text:p>
          </table:table-cell>
          <table:table-cell office:value-type="float" office:value="1.04350694293857" calcext:value-type="float">
            <text:p>1.04350694293857</text:p>
          </table:table-cell>
          <table:table-cell office:value-type="float" office:value="1.13830998734484" calcext:value-type="float">
            <text:p>1.13830998734484</text:p>
          </table:table-cell>
          <table:table-cell office:value-type="float" office:value="1.21777228292033" calcext:value-type="float">
            <text:p>1.21777228292033</text:p>
          </table:table-cell>
          <table:table-cell office:value-type="float" office:value="1.20135270518528" calcext:value-type="float">
            <text:p>1.20135270518528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1.16886637923246" calcext:value-type="float">
            <text:p>1.16886637923246</text:p>
          </table:table-cell>
          <table:table-cell office:value-type="float" office:value="1.04251316469434" calcext:value-type="float">
            <text:p>1.04251316469434</text:p>
          </table:table-cell>
          <table:table-cell office:value-type="float" office:value="1.13791737624311" calcext:value-type="float">
            <text:p>1.13791737624311</text:p>
          </table:table-cell>
          <table:table-cell office:value-type="float" office:value="1.21809118361476" calcext:value-type="float">
            <text:p>1.21809118361476</text:p>
          </table:table-cell>
          <table:table-cell office:value-type="float" office:value="1.20155720934169" calcext:value-type="float">
            <text:p>1.20155720934169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1.16870086318099" calcext:value-type="float">
            <text:p>1.16870086318099</text:p>
          </table:table-cell>
          <table:table-cell office:value-type="float" office:value="1.04151948477261" calcext:value-type="float">
            <text:p>1.04151948477261</text:p>
          </table:table-cell>
          <table:table-cell office:value-type="float" office:value="1.13752626062039" calcext:value-type="float">
            <text:p>1.13752626062039</text:p>
          </table:table-cell>
          <table:table-cell office:value-type="float" office:value="1.21841235482902" calcext:value-type="float">
            <text:p>1.21841235482902</text:p>
          </table:table-cell>
          <table:table-cell office:value-type="float" office:value="1.20186466736318" calcext:value-type="float">
            <text:p>1.20186466736318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1.16843637122438" calcext:value-type="float">
            <text:p>1.16843637122438</text:p>
          </table:table-cell>
          <table:table-cell office:value-type="float" office:value="1.04052590345508" calcext:value-type="float">
            <text:p>1.04052590345508</text:p>
          </table:table-cell>
          <table:table-cell office:value-type="float" office:value="1.13723626948141" calcext:value-type="float">
            <text:p>1.13723626948141</text:p>
          </table:table-cell>
          <table:table-cell office:value-type="float" office:value="1.21873522325401" calcext:value-type="float">
            <text:p>1.21873522325401</text:p>
          </table:table-cell>
          <table:table-cell office:value-type="float" office:value="1.20197987171208" calcext:value-type="float">
            <text:p>1.20197987171208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.16808856256707" calcext:value-type="float">
            <text:p>1.16808856256707</text:p>
          </table:table-cell>
          <table:table-cell office:value-type="float" office:value="1.03953191381939" calcext:value-type="float">
            <text:p>1.03953191381939</text:p>
          </table:table-cell>
          <table:table-cell office:value-type="float" office:value="1.13684813947378" calcext:value-type="float">
            <text:p>1.13684813947378</text:p>
          </table:table-cell>
          <table:table-cell office:value-type="float" office:value="1.2190597875412" calcext:value-type="float">
            <text:p>1.2190597875412</text:p>
          </table:table-cell>
          <table:table-cell office:value-type="float" office:value="1.20219644583113" calcext:value-type="float">
            <text:p>1.20219644583113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.16774158309962" calcext:value-type="float">
            <text:p>1.16774158309962</text:p>
          </table:table-cell>
          <table:table-cell office:value-type="float" office:value="1.03843803199276" calcext:value-type="float">
            <text:p>1.03843803199276</text:p>
          </table:table-cell>
          <table:table-cell office:value-type="float" office:value="1.13646133238223" calcext:value-type="float">
            <text:p>1.13646133238223</text:p>
          </table:table-cell>
          <table:table-cell office:value-type="float" office:value="1.21928643066344" calcext:value-type="float">
            <text:p>1.21928643066344</text:p>
          </table:table-cell>
          <table:table-cell office:value-type="float" office:value="1.20231518732984" calcext:value-type="float">
            <text:p>1.20231518732984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1.16739753593196" calcext:value-type="float">
            <text:p>1.16739753593196</text:p>
          </table:table-cell>
          <table:table-cell office:value-type="float" office:value="1.03734423653915" calcext:value-type="float">
            <text:p>1.03734423653915</text:p>
          </table:table-cell>
          <table:table-cell office:value-type="float" office:value="1.13607647053356" calcext:value-type="float">
            <text:p>1.13607647053356</text:p>
          </table:table-cell>
          <table:table-cell office:value-type="float" office:value="1.21961439299477" calcext:value-type="float">
            <text:p>1.21961439299477</text:p>
          </table:table-cell>
          <table:table-cell office:value-type="float" office:value="1.20253527522647" calcext:value-type="float">
            <text:p>1.20253527522647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16705429608052" calcext:value-type="float">
            <text:p>1.16705429608052</text:p>
          </table:table-cell>
          <table:table-cell office:value-type="float" office:value="1.03635050355804" calcext:value-type="float">
            <text:p>1.03635050355804</text:p>
          </table:table-cell>
          <table:table-cell office:value-type="float" office:value="1.13579270538246" calcext:value-type="float">
            <text:p>1.13579270538246</text:p>
          </table:table-cell>
          <table:table-cell office:value-type="float" office:value="1.21994404724151" calcext:value-type="float">
            <text:p>1.21994404724151</text:p>
          </table:table-cell>
          <table:table-cell office:value-type="float" office:value="1.20275744940532" calcext:value-type="float">
            <text:p>1.20275744940532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1.16671292223066" calcext:value-type="float">
            <text:p>1.16671292223066</text:p>
          </table:table-cell>
          <table:table-cell office:value-type="float" office:value="1.0352568810305" calcext:value-type="float">
            <text:p>1.0352568810305</text:p>
          </table:table-cell>
          <table:table-cell office:value-type="float" office:value="1.13540993478127" calcext:value-type="float">
            <text:p>1.13540993478127</text:p>
          </table:table-cell>
          <table:table-cell office:value-type="float" office:value="1.22027903710586" calcext:value-type="float">
            <text:p>1.22027903710586</text:p>
          </table:table-cell>
          <table:table-cell office:value-type="float" office:value="1.20288106432016" calcext:value-type="float">
            <text:p>1.20288106432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637452342719" calcext:value-type="float">
            <text:p>1.16637452342719</text:p>
          </table:table-cell>
          <table:table-cell office:value-type="float" office:value="1.03416334569013" calcext:value-type="float">
            <text:p>1.03416334569013</text:p>
          </table:table-cell>
          <table:table-cell office:value-type="float" office:value="1.13503517253872" calcext:value-type="float">
            <text:p>1.13503517253872</text:p>
          </table:table-cell>
          <table:table-cell office:value-type="float" office:value="1.2205208572163" calcext:value-type="float">
            <text:p>1.2205208572163</text:p>
          </table:table-cell>
          <table:table-cell office:value-type="float" office:value="1.20310692858116" calcext:value-type="float">
            <text:p>1.20310692858116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1660368990731" calcext:value-type="float">
            <text:p>1.1660368990731</text:p>
          </table:table-cell>
          <table:table-cell office:value-type="float" office:value="1.03316987169052" calcext:value-type="float">
            <text:p>1.03316987169052</text:p>
          </table:table-cell>
          <table:table-cell office:value-type="float" office:value="1.13456534324824" calcext:value-type="float">
            <text:p>1.13456534324824</text:p>
          </table:table-cell>
          <table:table-cell office:value-type="float" office:value="1.22076554214968" calcext:value-type="float">
            <text:p>1.22076554214968</text:p>
          </table:table-cell>
          <table:table-cell office:value-type="float" office:value="1.20324283500879" calcext:value-type="float">
            <text:p>1.20324283500879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1657022782855" calcext:value-type="float">
            <text:p>1.1657022782855</text:p>
          </table:table-cell>
          <table:table-cell office:value-type="float" office:value="1.03207648773916" calcext:value-type="float">
            <text:p>1.03207648773916</text:p>
          </table:table-cell>
          <table:table-cell office:value-type="float" office:value="1.1341977656476" calcext:value-type="float">
            <text:p>1.1341977656476</text:p>
          </table:table-cell>
          <table:table-cell office:value-type="float" office:value="1.22111077892221" calcext:value-type="float">
            <text:p>1.22111077892221</text:p>
          </table:table-cell>
          <table:table-cell office:value-type="float" office:value="1.20337985794179" calcext:value-type="float">
            <text:p>1.20337985794179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16536840994597" calcext:value-type="float">
            <text:p>1.16536840994597</text:p>
          </table:table-cell>
          <table:table-cell office:value-type="float" office:value="1.0310831871852" calcext:value-type="float">
            <text:p>1.0310831871852</text:p>
          </table:table-cell>
          <table:table-cell office:value-type="float" office:value="1.13373241503452" calcext:value-type="float">
            <text:p>1.13373241503452</text:p>
          </table:table-cell>
          <table:table-cell office:value-type="float" office:value="1.221358381025" calcext:value-type="float">
            <text:p>1.221358381025</text:p>
          </table:table-cell>
          <table:table-cell office:value-type="float" office:value="1.20351976473176" calcext:value-type="float">
            <text:p>1.20351976473176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16503641573987" calcext:value-type="float">
            <text:p>1.16503641573987</text:p>
          </table:table-cell>
          <table:table-cell office:value-type="float" office:value="1.02999000169905" calcext:value-type="float">
            <text:p>1.02999000169905</text:p>
          </table:table-cell>
          <table:table-cell office:value-type="float" office:value="1.13336836465467" calcext:value-type="float">
            <text:p>1.13336836465467</text:p>
          </table:table-cell>
          <table:table-cell office:value-type="float" office:value="1.22160888180301" calcext:value-type="float">
            <text:p>1.22160888180301</text:p>
          </table:table-cell>
          <table:table-cell office:value-type="float" office:value="1.20366076101201" calcext:value-type="float">
            <text:p>1.20366076101201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16460815538961" calcext:value-type="float">
            <text:p>1.16460815538961</text:p>
          </table:table-cell>
          <table:table-cell office:value-type="float" office:value="1.02889690477521" calcext:value-type="float">
            <text:p>1.02889690477521</text:p>
          </table:table-cell>
          <table:table-cell office:value-type="float" office:value="1.13290656936042" calcext:value-type="float">
            <text:p>1.13290656936042</text:p>
          </table:table-cell>
          <table:table-cell office:value-type="float" office:value="1.22186034455661" calcext:value-type="float">
            <text:p>1.22186034455661</text:p>
          </table:table-cell>
          <table:table-cell office:value-type="float" office:value="1.20380466538388" calcext:value-type="float">
            <text:p>1.20380466538388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16427994180953" calcext:value-type="float">
            <text:p>1.16427994180953</text:p>
          </table:table-cell>
          <table:table-cell office:value-type="float" office:value="1.02790386713155" calcext:value-type="float">
            <text:p>1.02790386713155</text:p>
          </table:table-cell>
          <table:table-cell office:value-type="float" office:value="1.13254605363314" calcext:value-type="float">
            <text:p>1.13254605363314</text:p>
          </table:table-cell>
          <table:table-cell office:value-type="float" office:value="1.22221322939166" calcext:value-type="float">
            <text:p>1.22221322939166</text:p>
          </table:table-cell>
          <table:table-cell office:value-type="float" office:value="1.20394963221058" calcext:value-type="float">
            <text:p>1.20394963221058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.1639548032892" calcext:value-type="float">
            <text:p>1.1639548032892</text:p>
          </table:table-cell>
          <table:table-cell office:value-type="float" office:value="1.02681084903501" calcext:value-type="float">
            <text:p>1.02681084903501</text:p>
          </table:table-cell>
          <table:table-cell office:value-type="float" office:value="1.13208680320901" calcext:value-type="float">
            <text:p>1.13208680320901</text:p>
          </table:table-cell>
          <table:table-cell office:value-type="float" office:value="1.22237915459975" calcext:value-type="float">
            <text:p>1.22237915459975</text:p>
          </table:table-cell>
          <table:table-cell office:value-type="float" office:value="1.20409753130716" calcext:value-type="float">
            <text:p>1.2040975313071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.16363036209958" calcext:value-type="float">
            <text:p>1.16363036209958</text:p>
          </table:table-cell>
          <table:table-cell office:value-type="float" office:value="1.02571689808884" calcext:value-type="float">
            <text:p>1.02571689808884</text:p>
          </table:table-cell>
          <table:table-cell office:value-type="float" office:value="1.13172981709417" calcext:value-type="float">
            <text:p>1.13172981709417</text:p>
          </table:table-cell>
          <table:table-cell office:value-type="float" office:value="1.22254625859311" calcext:value-type="float">
            <text:p>1.22254625859311</text:p>
          </table:table-cell>
          <table:table-cell office:value-type="float" office:value="1.204155643968" calcext:value-type="float">
            <text:p>1.204155643968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.16330902446427" calcext:value-type="float">
            <text:p>1.16330902446427</text:p>
          </table:table-cell>
          <table:table-cell office:value-type="float" office:value="1.02452306881251" calcext:value-type="float">
            <text:p>1.02452306881251</text:p>
          </table:table-cell>
          <table:table-cell office:value-type="float" office:value="1.13127514407416" calcext:value-type="float">
            <text:p>1.13127514407416</text:p>
          </table:table-cell>
          <table:table-cell office:value-type="float" office:value="1.22281603722719" calcext:value-type="float">
            <text:p>1.22281603722719</text:p>
          </table:table-cell>
          <table:table-cell office:value-type="float" office:value="1.20421599561707" calcext:value-type="float">
            <text:p>1.2042159956170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16289900167641" calcext:value-type="float">
            <text:p>1.16289900167641</text:p>
          </table:table-cell>
          <table:table-cell office:value-type="float" office:value="1.02342924902702" calcext:value-type="float">
            <text:p>1.02342924902702</text:p>
          </table:table-cell>
          <table:table-cell office:value-type="float" office:value="1.1308275472414" calcext:value-type="float">
            <text:p>1.1308275472414</text:p>
          </table:table-cell>
          <table:table-cell office:value-type="float" office:value="1.22298749335388" calcext:value-type="float">
            <text:p>1.22298749335388</text:p>
          </table:table-cell>
          <table:table-cell office:value-type="float" office:value="1.20427858591773" calcext:value-type="float">
            <text:p>1.20427858591773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.16239688127593" calcext:value-type="float">
            <text:p>1.16239688127593</text:p>
          </table:table-cell>
          <table:table-cell office:value-type="float" office:value="1.02233549469878" calcext:value-type="float">
            <text:p>1.02233549469878</text:p>
          </table:table-cell>
          <table:table-cell office:value-type="float" office:value="1.13028779737729" calcext:value-type="float">
            <text:p>1.13028779737729</text:p>
          </table:table-cell>
          <table:table-cell office:value-type="float" office:value="1.2231621897361" calcext:value-type="float">
            <text:p>1.2231621897361</text:p>
          </table:table-cell>
          <table:table-cell office:value-type="float" office:value="1.20434341452096" calcext:value-type="float">
            <text:p>1.20434341452096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16189577088481" calcext:value-type="float">
            <text:p>1.16189577088481</text:p>
          </table:table-cell>
          <table:table-cell office:value-type="float" office:value="1.02124183190907" calcext:value-type="float">
            <text:p>1.02124183190907</text:p>
          </table:table-cell>
          <table:table-cell office:value-type="float" office:value="1.12984954750622" calcext:value-type="float">
            <text:p>1.12984954750622</text:p>
          </table:table-cell>
          <table:table-cell office:value-type="float" office:value="1.22343742447254" calcext:value-type="float">
            <text:p>1.22343742447254</text:p>
          </table:table-cell>
          <table:table-cell office:value-type="float" office:value="1.20441150343228" calcext:value-type="float">
            <text:p>1.20441150343228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.16139690821011" calcext:value-type="float">
            <text:p>1.16139690821011</text:p>
          </table:table-cell>
          <table:table-cell office:value-type="float" office:value="1.02004824351792" calcext:value-type="float">
            <text:p>1.02004824351792</text:p>
          </table:table-cell>
          <table:table-cell office:value-type="float" office:value="1.12931286612701" calcext:value-type="float">
            <text:p>1.12931286612701</text:p>
          </table:table-cell>
          <table:table-cell office:value-type="float" office:value="1.223615401178" calcext:value-type="float">
            <text:p>1.223615401178</text:p>
          </table:table-cell>
          <table:table-cell office:value-type="float" office:value="1.20458028308619" calcext:value-type="float">
            <text:p>1.20458028308619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.16090158622512" calcext:value-type="float">
            <text:p>1.16090158622512</text:p>
          </table:table-cell>
          <table:table-cell office:value-type="float" office:value="1.01895471413405" calcext:value-type="float">
            <text:p>1.01895471413405</text:p>
          </table:table-cell>
          <table:table-cell office:value-type="float" office:value="1.12887874410851" calcext:value-type="float">
            <text:p>1.12887874410851</text:p>
          </table:table-cell>
          <table:table-cell office:value-type="float" office:value="1.2238021817271" calcext:value-type="float">
            <text:p>1.2238021817271</text:p>
          </table:table-cell>
          <table:table-cell office:value-type="float" office:value="1.20465182372335" calcext:value-type="float">
            <text:p>1.2046518237233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.16040724148895" calcext:value-type="float">
            <text:p>1.16040724148895</text:p>
          </table:table-cell>
          <table:table-cell office:value-type="float" office:value="1.01786122493442" calcext:value-type="float">
            <text:p>1.01786122493442</text:p>
          </table:table-cell>
          <table:table-cell office:value-type="float" office:value="1.12834732241451" calcext:value-type="float">
            <text:p>1.12834732241451</text:p>
          </table:table-cell>
          <table:table-cell office:value-type="float" office:value="1.22389528183583" calcext:value-type="float">
            <text:p>1.22389528183583</text:p>
          </table:table-cell>
          <table:table-cell office:value-type="float" office:value="1.20463361106189" calcext:value-type="float">
            <text:p>1.20463361106189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.15991515314699" calcext:value-type="float">
            <text:p>1.15991515314699</text:p>
          </table:table-cell>
          <table:table-cell office:value-type="float" office:value="1.01676782915718" calcext:value-type="float">
            <text:p>1.01676782915718</text:p>
          </table:table-cell>
          <table:table-cell office:value-type="float" office:value="1.12791735198108" calcext:value-type="float">
            <text:p>1.12791735198108</text:p>
          </table:table-cell>
          <table:table-cell office:value-type="float" office:value="1.22399196194256" calcext:value-type="float">
            <text:p>1.22399196194256</text:p>
          </table:table-cell>
          <table:table-cell office:value-type="float" office:value="1.20462001461042" calcext:value-type="float">
            <text:p>1.20462001461042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1.15942665572256" calcext:value-type="float">
            <text:p>1.15942665572256</text:p>
          </table:table-cell>
          <table:table-cell office:value-type="float" office:value="1.01557451035559" calcext:value-type="float">
            <text:p>1.01557451035559</text:p>
          </table:table-cell>
          <table:table-cell office:value-type="float" office:value="1.12739011774984" calcext:value-type="float">
            <text:p>1.12739011774984</text:p>
          </table:table-cell>
          <table:table-cell office:value-type="float" office:value="1.22418930725603" calcext:value-type="float">
            <text:p>1.22418930725603</text:p>
          </table:table-cell>
          <table:table-cell office:value-type="float" office:value="1.20460893575467" calcext:value-type="float">
            <text:p>1.20460893575467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.15893910262792" calcext:value-type="float">
            <text:p>1.15893910262792</text:p>
          </table:table-cell>
          <table:table-cell office:value-type="float" office:value="1.0144812497528" calcext:value-type="float">
            <text:p>1.0144812497528</text:p>
          </table:table-cell>
          <table:table-cell office:value-type="float" office:value="1.12686382495846" calcext:value-type="float">
            <text:p>1.12686382495846</text:p>
          </table:table-cell>
          <table:table-cell office:value-type="float" office:value="1.22428974221791" calcext:value-type="float">
            <text:p>1.22428974221791</text:p>
          </table:table-cell>
          <table:table-cell office:value-type="float" office:value="1.20469976027224" calcext:value-type="float">
            <text:p>1.20469976027224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1.15845381453039" calcext:value-type="float">
            <text:p>1.15845381453039</text:p>
          </table:table-cell>
          <table:table-cell office:value-type="float" office:value="1.01338802917787" calcext:value-type="float">
            <text:p>1.01338802917787</text:p>
          </table:table-cell>
          <table:table-cell office:value-type="float" office:value="1.12644009556656" calcext:value-type="float">
            <text:p>1.12644009556656</text:p>
          </table:table-cell>
          <table:table-cell office:value-type="float" office:value="1.22439379731359" calcext:value-type="float">
            <text:p>1.22439379731359</text:p>
          </table:table-cell>
          <table:table-cell office:value-type="float" office:value="1.2046937006974" calcext:value-type="float">
            <text:p>1.204693700697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15797216758435" calcext:value-type="float">
            <text:p>1.15797216758435</text:p>
          </table:table-cell>
          <table:table-cell office:value-type="float" office:value="1.01229451301536" calcext:value-type="float">
            <text:p>1.01229451301536</text:p>
          </table:table-cell>
          <table:table-cell office:value-type="float" office:value="1.12592392389539" calcext:value-type="float">
            <text:p>1.12592392389539</text:p>
          </table:table-cell>
          <table:table-cell office:value-type="float" office:value="1.22459842397416" calcext:value-type="float">
            <text:p>1.22459842397416</text:p>
          </table:table-cell>
          <table:table-cell office:value-type="float" office:value="1.20469015867152" calcext:value-type="float">
            <text:p>1.20469015867152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.15749143189053" calcext:value-type="float">
            <text:p>1.15749143189053</text:p>
          </table:table-cell>
          <table:table-cell office:value-type="float" office:value="1.01109980306644" calcext:value-type="float">
            <text:p>1.01109980306644</text:p>
          </table:table-cell>
          <table:table-cell office:value-type="float" office:value="1.12531794284993" calcext:value-type="float">
            <text:p>1.12531794284993</text:p>
          </table:table-cell>
          <table:table-cell office:value-type="float" office:value="1.22470859493187" calcext:value-type="float">
            <text:p>1.22470859493187</text:p>
          </table:table-cell>
          <table:table-cell office:value-type="float" office:value="1.20468913421679" calcext:value-type="float">
            <text:p>1.20468913421679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.15701296971987" calcext:value-type="float">
            <text:p>1.15701296971987</text:p>
          </table:table-cell>
          <table:table-cell office:value-type="float" office:value="1.00990516327822" calcext:value-type="float">
            <text:p>1.00990516327822</text:p>
          </table:table-cell>
          <table:table-cell office:value-type="float" office:value="1.1247131750362" calcext:value-type="float">
            <text:p>1.1247131750362</text:p>
          </table:table-cell>
          <table:table-cell office:value-type="float" office:value="1.22473053889417" calcext:value-type="float">
            <text:p>1.22473053889417</text:p>
          </table:table-cell>
          <table:table-cell office:value-type="float" office:value="1.20459829403831" calcext:value-type="float">
            <text:p>1.20459829403831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.15653819893681" calcext:value-type="float">
            <text:p>1.15653819893681</text:p>
          </table:table-cell>
          <table:table-cell office:value-type="float" office:value="1.00871053735747" calcext:value-type="float">
            <text:p>1.00871053735747</text:p>
          </table:table-cell>
          <table:table-cell office:value-type="float" office:value="1.12421005016856" calcext:value-type="float">
            <text:p>1.12421005016856</text:p>
          </table:table-cell>
          <table:table-cell office:value-type="float" office:value="1.22475521966636" calcext:value-type="float">
            <text:p>1.22475521966636</text:p>
          </table:table-cell>
          <table:table-cell office:value-type="float" office:value="1.20461184291871" calcext:value-type="float">
            <text:p>1.2046118429187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.15606430616986" calcext:value-type="float">
            <text:p>1.15606430616986</text:p>
          </table:table-cell>
          <table:table-cell office:value-type="float" office:value="1.00751595357294" calcext:value-type="float">
            <text:p>1.00751595357294</text:p>
          </table:table-cell>
          <table:table-cell office:value-type="float" office:value="1.12361008579489" calcext:value-type="float">
            <text:p>1.12361008579489</text:p>
          </table:table-cell>
          <table:table-cell office:value-type="float" office:value="1.22478263708301" calcext:value-type="float">
            <text:p>1.22478263708301</text:p>
          </table:table-cell>
          <table:table-cell office:value-type="float" office:value="1.20452886075843" calcext:value-type="float">
            <text:p>1.2045288607584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.15549951466887" calcext:value-type="float">
            <text:p>1.15549951466887</text:p>
          </table:table-cell>
          <table:table-cell office:value-type="float" office:value="1.00642137020236" calcext:value-type="float">
            <text:p>1.00642137020236</text:p>
          </table:table-cell>
          <table:table-cell office:value-type="float" office:value="1.12301380223041" calcext:value-type="float">
            <text:p>1.12301380223041</text:p>
          </table:table-cell>
          <table:table-cell office:value-type="float" office:value="1.22481279096032" calcext:value-type="float">
            <text:p>1.22481279096032</text:p>
          </table:table-cell>
          <table:table-cell office:value-type="float" office:value="1.20444987757897" calcext:value-type="float">
            <text:p>1.20444987757897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.15484552131443" calcext:value-type="float">
            <text:p>1.15484552131443</text:p>
          </table:table-cell>
          <table:table-cell office:value-type="float" office:value="1.00522687054416" calcext:value-type="float">
            <text:p>1.00522687054416</text:p>
          </table:table-cell>
          <table:table-cell office:value-type="float" office:value="1.12241868908175" calcext:value-type="float">
            <text:p>1.12241868908175</text:p>
          </table:table-cell>
          <table:table-cell office:value-type="float" office:value="1.22484568109619" calcext:value-type="float">
            <text:p>1.22484568109619</text:p>
          </table:table-cell>
          <table:table-cell office:value-type="float" office:value="1.20437248909961" calcext:value-type="float">
            <text:p>1.2043724890996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1.15419268794253" calcext:value-type="float">
            <text:p>1.15419268794253</text:p>
          </table:table-cell>
          <table:table-cell office:value-type="float" office:value="1.00403244281497" calcext:value-type="float">
            <text:p>1.00403244281497</text:p>
          </table:table-cell>
          <table:table-cell office:value-type="float" office:value="1.12192515989258" calcext:value-type="float">
            <text:p>1.12192515989258</text:p>
          </table:table-cell>
          <table:table-cell office:value-type="float" office:value="1.22488130727022" calcext:value-type="float">
            <text:p>1.22488130727022</text:p>
          </table:table-cell>
          <table:table-cell office:value-type="float" office:value="1.20429789072306" calcext:value-type="float">
            <text:p>1.2042978907230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.15344357577647" calcext:value-type="float">
            <text:p>1.15344357577647</text:p>
          </table:table-cell>
          <table:table-cell office:value-type="float" office:value="1.0028380286811" calcext:value-type="float">
            <text:p>1.0028380286811</text:p>
          </table:table-cell>
          <table:table-cell office:value-type="float" office:value="1.12133487968581" calcext:value-type="float">
            <text:p>1.12133487968581</text:p>
          </table:table-cell>
          <table:table-cell office:value-type="float" office:value="1.22501881050864" calcext:value-type="float">
            <text:p>1.22501881050864</text:p>
          </table:table-cell>
          <table:table-cell office:value-type="float" office:value="1.20422733833774" calcext:value-type="float">
            <text:p>1.20422733833774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.1527959849427" calcext:value-type="float">
            <text:p>1.1527959849427</text:p>
          </table:table-cell>
          <table:table-cell office:value-type="float" office:value="1.00164365743562" calcext:value-type="float">
            <text:p>1.00164365743562</text:p>
          </table:table-cell>
          <table:table-cell office:value-type="float" office:value="1.12074835377974" calcext:value-type="float">
            <text:p>1.12074835377974</text:p>
          </table:table-cell>
          <table:table-cell office:value-type="float" office:value="1.22496870364104" calcext:value-type="float">
            <text:p>1.22496870364104</text:p>
          </table:table-cell>
          <table:table-cell office:value-type="float" office:value="1.20406423038806" calcext:value-type="float">
            <text:p>1.2040642303880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15215252896481" calcext:value-type="float">
            <text:p>1.15215252896481</text:p>
          </table:table-cell>
          <table:table-cell office:value-type="float" office:value="1.00044932923212" calcext:value-type="float">
            <text:p>1.00044932923212</text:p>
          </table:table-cell>
          <table:table-cell office:value-type="float" office:value="1.1201683054345" calcext:value-type="float">
            <text:p>1.1201683054345</text:p>
          </table:table-cell>
          <table:table-cell office:value-type="float" office:value="1.22492423067715" calcext:value-type="float">
            <text:p>1.22492423067715</text:p>
          </table:table-cell>
          <table:table-cell office:value-type="float" office:value="1.20391050950642" calcext:value-type="float">
            <text:p>1.2039105095064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.15151019118373" calcext:value-type="float">
            <text:p>1.15151019118373</text:p>
          </table:table-cell>
          <table:table-cell office:value-type="float" office:value="0.999325042524203" calcext:value-type="float">
            <text:p>0.999325042524203</text:p>
          </table:table-cell>
          <table:table-cell office:value-type="float" office:value="1.11949849932905" calcext:value-type="float">
            <text:p>1.11949849932905</text:p>
          </table:table-cell>
          <table:table-cell office:value-type="float" office:value="1.22478505232551" calcext:value-type="float">
            <text:p>1.22478505232551</text:p>
          </table:table-cell>
          <table:table-cell office:value-type="float" office:value="1.20375990085233" calcext:value-type="float">
            <text:p>1.20375990085233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.1507716843927" calcext:value-type="float">
            <text:p>1.1507716843927</text:p>
          </table:table-cell>
          <table:table-cell office:value-type="float" office:value="0.99815079140178" calcext:value-type="float">
            <text:p>0.99815079140178</text:p>
          </table:table-cell>
          <table:table-cell office:value-type="float" office:value="1.11883144954904" calcext:value-type="float">
            <text:p>1.11883144954904</text:p>
          </table:table-cell>
          <table:table-cell office:value-type="float" office:value="1.22474802473815" calcext:value-type="float">
            <text:p>1.22474802473815</text:p>
          </table:table-cell>
          <table:table-cell office:value-type="float" office:value="1.20361108685489" calcext:value-type="float">
            <text:p>1.20361108685489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.15013462585908" calcext:value-type="float">
            <text:p>1.15013462585908</text:p>
          </table:table-cell>
          <table:table-cell office:value-type="float" office:value="0.996945924800338" calcext:value-type="float">
            <text:p>0.996945924800338</text:p>
          </table:table-cell>
          <table:table-cell office:value-type="float" office:value="1.11816716102737" calcext:value-type="float">
            <text:p>1.11816716102737</text:p>
          </table:table-cell>
          <table:table-cell office:value-type="float" office:value="1.22471266266827" calcext:value-type="float">
            <text:p>1.22471266266827</text:p>
          </table:table-cell>
          <table:table-cell office:value-type="float" office:value="1.2034666901913" calcext:value-type="float">
            <text:p>1.2034666901913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.14950020200085" calcext:value-type="float">
            <text:p>1.14950020200085</text:p>
          </table:table-cell>
          <table:table-cell office:value-type="float" office:value="0.995709939361861" calcext:value-type="float">
            <text:p>0.995709939361861</text:p>
          </table:table-cell>
          <table:table-cell office:value-type="float" office:value="1.11750563868824" calcext:value-type="float">
            <text:p>1.11750563868824</text:p>
          </table:table-cell>
          <table:table-cell office:value-type="float" office:value="1.22468172191798" calcext:value-type="float">
            <text:p>1.22468172191798</text:p>
          </table:table-cell>
          <table:table-cell office:value-type="float" office:value="1.20332405863923" calcext:value-type="float">
            <text:p>1.2033240586392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.14887001009688" calcext:value-type="float">
            <text:p>1.14887001009688</text:p>
          </table:table-cell>
          <table:table-cell office:value-type="float" office:value="0.994473976532317" calcext:value-type="float">
            <text:p>0.994473976532317</text:p>
          </table:table-cell>
          <table:table-cell office:value-type="float" office:value="1.11684688744698" calcext:value-type="float">
            <text:p>1.11684688744698</text:p>
          </table:table-cell>
          <table:table-cell office:value-type="float" office:value="1.22455342472266" calcext:value-type="float">
            <text:p>1.22455342472266</text:p>
          </table:table-cell>
          <table:table-cell office:value-type="float" office:value="1.20308681652655" calcext:value-type="float">
            <text:p>1.2030868165265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.14814218496665" calcext:value-type="float">
            <text:p>1.14814218496665</text:p>
          </table:table-cell>
          <table:table-cell office:value-type="float" office:value="0.993238067418381" calcext:value-type="float">
            <text:p>0.993238067418381</text:p>
          </table:table-cell>
          <table:table-cell office:value-type="float" office:value="1.11619091220991" calcext:value-type="float">
            <text:p>1.11619091220991</text:p>
          </table:table-cell>
          <table:table-cell office:value-type="float" office:value="1.22453002674495" calcext:value-type="float">
            <text:p>1.22453002674495</text:p>
          </table:table-cell>
          <table:table-cell office:value-type="float" office:value="1.20295592421335" calcext:value-type="float">
            <text:p>1.20295592421335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.14751573082899" calcext:value-type="float">
            <text:p>1.14751573082899</text:p>
          </table:table-cell>
          <table:table-cell office:value-type="float" office:value="0.992002150211883" calcext:value-type="float">
            <text:p>0.992002150211883</text:p>
          </table:table-cell>
          <table:table-cell office:value-type="float" office:value="1.11553771787421" calcext:value-type="float">
            <text:p>1.11553771787421</text:p>
          </table:table-cell>
          <table:table-cell office:value-type="float" office:value="1.22432196259807" calcext:value-type="float">
            <text:p>1.22432196259807</text:p>
          </table:table-cell>
          <table:table-cell office:value-type="float" office:value="1.20263581191481" calcext:value-type="float">
            <text:p>1.20263581191481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.14689192904127" calcext:value-type="float">
            <text:p>1.14689192904127</text:p>
          </table:table-cell>
          <table:table-cell office:value-type="float" office:value="0.990766255869163" calcext:value-type="float">
            <text:p>0.990766255869163</text:p>
          </table:table-cell>
          <table:table-cell office:value-type="float" office:value="1.11488730932772" calcext:value-type="float">
            <text:p>1.11488730932772</text:p>
          </table:table-cell>
          <table:table-cell office:value-type="float" office:value="1.22421622273192" calcext:value-type="float">
            <text:p>1.22421622273192</text:p>
          </table:table-cell>
          <table:table-cell office:value-type="float" office:value="1.20241954994918" calcext:value-type="float">
            <text:p>1.20241954994918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.14627243707593" calcext:value-type="float">
            <text:p>1.14627243707593</text:p>
          </table:table-cell>
          <table:table-cell office:value-type="float" office:value="0.989530384475889" calcext:value-type="float">
            <text:p>0.989530384475889</text:p>
          </table:table-cell>
          <table:table-cell office:value-type="float" office:value="1.11423969144884" calcext:value-type="float">
            <text:p>1.11423969144884</text:p>
          </table:table-cell>
          <table:table-cell office:value-type="float" office:value="1.22401494357708" calcext:value-type="float">
            <text:p>1.22401494357708</text:p>
          </table:table-cell>
          <table:table-cell office:value-type="float" office:value="1.20210631709512" calcext:value-type="float">
            <text:p>1.2021063170951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14555703782047" calcext:value-type="float">
            <text:p>1.14555703782047</text:p>
          </table:table-cell>
          <table:table-cell office:value-type="float" office:value="0.988294536118155" calcext:value-type="float">
            <text:p>0.988294536118155</text:p>
          </table:table-cell>
          <table:table-cell office:value-type="float" office:value="1.11350047346196" calcext:value-type="float">
            <text:p>1.11350047346196</text:p>
          </table:table-cell>
          <table:table-cell office:value-type="float" office:value="1.22381707146125" calcext:value-type="float">
            <text:p>1.22381707146125</text:p>
          </table:table-cell>
          <table:table-cell office:value-type="float" office:value="1.20189692469862" calcext:value-type="float">
            <text:p>1.20189692469862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.14465397828339" calcext:value-type="float">
            <text:p>1.14465397828339</text:p>
          </table:table-cell>
          <table:table-cell office:value-type="float" office:value="0.987058710882489" calcext:value-type="float">
            <text:p>0.987058710882489</text:p>
          </table:table-cell>
          <table:table-cell office:value-type="float" office:value="1.1126728998677" calcext:value-type="float">
            <text:p>1.1126728998677</text:p>
          </table:table-cell>
          <table:table-cell office:value-type="float" office:value="1.22362109314935" calcext:value-type="float">
            <text:p>1.22362109314935</text:p>
          </table:table-cell>
          <table:table-cell office:value-type="float" office:value="1.20159058089684" calcext:value-type="float">
            <text:p>1.2015905808968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.14375390311902" calcext:value-type="float">
            <text:p>1.14375390311902</text:p>
          </table:table-cell>
          <table:table-cell office:value-type="float" office:value="0.985822908855845" calcext:value-type="float">
            <text:p>0.985822908855845</text:p>
          </table:table-cell>
          <table:table-cell office:value-type="float" office:value="1.11194731691749" calcext:value-type="float">
            <text:p>1.11194731691749</text:p>
          </table:table-cell>
          <table:table-cell office:value-type="float" office:value="1.22352884416347" calcext:value-type="float">
            <text:p>1.22352884416347</text:p>
          </table:table-cell>
          <table:table-cell office:value-type="float" office:value="1.20138806640486" calcext:value-type="float">
            <text:p>1.20138806640486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.14295533578526" calcext:value-type="float">
            <text:p>1.14295533578526</text:p>
          </table:table-cell>
          <table:table-cell office:value-type="float" office:value="0.984587130125618" calcext:value-type="float">
            <text:p>0.984587130125618</text:p>
          </table:table-cell>
          <table:table-cell office:value-type="float" office:value="1.11112605266009" calcext:value-type="float">
            <text:p>1.11112605266009</text:p>
          </table:table-cell>
          <table:table-cell office:value-type="float" office:value="1.22334116075607" calcext:value-type="float">
            <text:p>1.22334116075607</text:p>
          </table:table-cell>
          <table:table-cell office:value-type="float" office:value="1.20109162115136" calcext:value-type="float">
            <text:p>1.20109162115136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.14206122257084" calcext:value-type="float">
            <text:p>1.14206122257084</text:p>
          </table:table-cell>
          <table:table-cell office:value-type="float" office:value="0.983351374779636" calcext:value-type="float">
            <text:p>0.983351374779636</text:p>
          </table:table-cell>
          <table:table-cell office:value-type="float" office:value="1.11040674079366" calcext:value-type="float">
            <text:p>1.11040674079366</text:p>
          </table:table-cell>
          <table:table-cell office:value-type="float" office:value="1.22306750921607" calcext:value-type="float">
            <text:p>1.22306750921607</text:p>
          </table:table-cell>
          <table:table-cell office:value-type="float" office:value="1.20070896261334" calcext:value-type="float">
            <text:p>1.2007089626133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.14117011457539" calcext:value-type="float">
            <text:p>1.14117011457539</text:p>
          </table:table-cell>
          <table:table-cell office:value-type="float" office:value="0.982105648156552" calcext:value-type="float">
            <text:p>0.982105648156552</text:p>
          </table:table-cell>
          <table:table-cell office:value-type="float" office:value="1.10959181274016" calcext:value-type="float">
            <text:p>1.10959181274016</text:p>
          </table:table-cell>
          <table:table-cell office:value-type="float" office:value="1.22279910962513" calcext:value-type="float">
            <text:p>1.22279910962513</text:p>
          </table:table-cell>
          <table:table-cell office:value-type="float" office:value="1.20033162671822" calcext:value-type="float">
            <text:p>1.20033162671822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.14038045077071" calcext:value-type="float">
            <text:p>1.14038045077071</text:p>
          </table:table-cell>
          <table:table-cell office:value-type="float" office:value="0.980839174727947" calcext:value-type="float">
            <text:p>0.980839174727947</text:p>
          </table:table-cell>
          <table:table-cell office:value-type="float" office:value="1.10887720352616" calcext:value-type="float">
            <text:p>1.10887720352616</text:p>
          </table:table-cell>
          <table:table-cell office:value-type="float" office:value="1.22253601599299" calcext:value-type="float">
            <text:p>1.22253601599299</text:p>
          </table:table-cell>
          <table:table-cell office:value-type="float" office:value="1.19995656404722" calcext:value-type="float">
            <text:p>1.19995656404722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1.13949356562466" calcext:value-type="float">
            <text:p>1.13949356562466</text:p>
          </table:table-cell>
          <table:table-cell office:value-type="float" office:value="0.979531890721788" calcext:value-type="float">
            <text:p>0.979531890721788</text:p>
          </table:table-cell>
          <table:table-cell office:value-type="float" office:value="1.10816731606739" calcext:value-type="float">
            <text:p>1.10816731606739</text:p>
          </table:table-cell>
          <table:table-cell office:value-type="float" office:value="1.22217636468719" calcext:value-type="float">
            <text:p>1.22217636468719</text:p>
          </table:table-cell>
          <table:table-cell office:value-type="float" office:value="1.19958529588354" calcext:value-type="float">
            <text:p>1.1995852958835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13870984469267" calcext:value-type="float">
            <text:p>1.13870984469267</text:p>
          </table:table-cell>
          <table:table-cell office:value-type="float" office:value="0.978234612549055" calcext:value-type="float">
            <text:p>0.978234612549055</text:p>
          </table:table-cell>
          <table:table-cell office:value-type="float" office:value="1.10736191197819" calcext:value-type="float">
            <text:p>1.10736191197819</text:p>
          </table:table-cell>
          <table:table-cell office:value-type="float" office:value="1.22192077177696" calcext:value-type="float">
            <text:p>1.22192077177696</text:p>
          </table:table-cell>
          <table:table-cell office:value-type="float" office:value="1.19921782575144" calcext:value-type="float">
            <text:p>1.19921782575144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1.13783075301206" calcext:value-type="float">
            <text:p>1.13783075301206</text:p>
          </table:table-cell>
          <table:table-cell office:value-type="float" office:value="0.976927350945299" calcext:value-type="float">
            <text:p>0.976927350945299</text:p>
          </table:table-cell>
          <table:table-cell office:value-type="float" office:value="1.10665835902504" calcext:value-type="float">
            <text:p>1.10665835902504</text:p>
          </table:table-cell>
          <table:table-cell office:value-type="float" office:value="1.22166892749222" calcext:value-type="float">
            <text:p>1.22166892749222</text:p>
          </table:table-cell>
          <table:table-cell office:value-type="float" office:value="1.1988541571434" calcext:value-type="float">
            <text:p>1.198854157143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1369547011205" calcext:value-type="float">
            <text:p>1.1369547011205</text:p>
          </table:table-cell>
          <table:table-cell office:value-type="float" office:value="0.975620100627801" calcext:value-type="float">
            <text:p>0.975620100627801</text:p>
          </table:table-cell>
          <table:table-cell office:value-type="float" office:value="1.1058643406856" calcext:value-type="float">
            <text:p>1.1058643406856</text:p>
          </table:table-cell>
          <table:table-cell office:value-type="float" office:value="1.22132056741873" calcext:value-type="float">
            <text:p>1.22132056741873</text:p>
          </table:table-cell>
          <table:table-cell office:value-type="float" office:value="1.19849591676401" calcext:value-type="float">
            <text:p>1.1984959167640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.13617998138499" calcext:value-type="float">
            <text:p>1.13617998138499</text:p>
          </table:table-cell>
          <table:table-cell office:value-type="float" office:value="0.974312861641988" calcext:value-type="float">
            <text:p>0.974312861641988</text:p>
          </table:table-cell>
          <table:table-cell office:value-type="float" office:value="1.10498010393853" calcext:value-type="float">
            <text:p>1.10498010393853</text:p>
          </table:table-cell>
          <table:table-cell office:value-type="float" office:value="1.22098104280943" calcext:value-type="float">
            <text:p>1.22098104280943</text:p>
          </table:table-cell>
          <table:table-cell office:value-type="float" office:value="1.19805272375635" calcext:value-type="float">
            <text:p>1.1980527237563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.1353099997798" calcext:value-type="float">
            <text:p>1.1353099997798</text:p>
          </table:table-cell>
          <table:table-cell office:value-type="float" office:value="0.973015628528648" calcext:value-type="float">
            <text:p>0.973015628528648</text:p>
          </table:table-cell>
          <table:table-cell office:value-type="float" office:value="1.10410106154283" calcext:value-type="float">
            <text:p>1.10410106154283</text:p>
          </table:table-cell>
          <table:table-cell office:value-type="float" office:value="1.22055538592069" calcext:value-type="float">
            <text:p>1.22055538592069</text:p>
          </table:table-cell>
          <table:table-cell office:value-type="float" office:value="1.19751670134491" calcext:value-type="float">
            <text:p>1.19751670134491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.13444307873952" calcext:value-type="float">
            <text:p>1.13444307873952</text:p>
          </table:table-cell>
          <table:table-cell office:value-type="float" office:value="0.971708412307417" calcext:value-type="float">
            <text:p>0.971708412307417</text:p>
          </table:table-cell>
          <table:table-cell office:value-type="float" office:value="1.10322384691412" calcext:value-type="float">
            <text:p>1.10322384691412</text:p>
          </table:table-cell>
          <table:table-cell office:value-type="float" office:value="1.22013385843521" calcext:value-type="float">
            <text:p>1.22013385843521</text:p>
          </table:table-cell>
          <table:table-cell office:value-type="float" office:value="1.19708180856615" calcext:value-type="float">
            <text:p>1.19708180856615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.13367741884541" calcext:value-type="float">
            <text:p>1.13367741884541</text:p>
          </table:table-cell>
          <table:table-cell office:value-type="float" office:value="0.970401207555411" calcext:value-type="float">
            <text:p>0.970401207555411</text:p>
          </table:table-cell>
          <table:table-cell office:value-type="float" office:value="1.1023518786667" calcext:value-type="float">
            <text:p>1.1023518786667</text:p>
          </table:table-cell>
          <table:table-cell office:value-type="float" office:value="1.2197164646343" calcext:value-type="float">
            <text:p>1.2197164646343</text:p>
          </table:table-cell>
          <table:table-cell office:value-type="float" office:value="1.19655249847217" calcext:value-type="float">
            <text:p>1.1965524984721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.13281660867945" calcext:value-type="float">
            <text:p>1.13281660867945</text:p>
          </table:table-cell>
          <table:table-cell office:value-type="float" office:value="0.969104008705464" calcext:value-type="float">
            <text:p>0.969104008705464</text:p>
          </table:table-cell>
          <table:table-cell office:value-type="float" office:value="1.10148171973029" calcext:value-type="float">
            <text:p>1.10148171973029</text:p>
          </table:table-cell>
          <table:table-cell office:value-type="float" office:value="1.2193032087631" calcext:value-type="float">
            <text:p>1.2193032087631</text:p>
          </table:table-cell>
          <table:table-cell office:value-type="float" office:value="1.19612762232966" calcext:value-type="float">
            <text:p>1.19612762232966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.13176261892678" calcext:value-type="float">
            <text:p>1.13176261892678</text:p>
          </table:table-cell>
          <table:table-cell office:value-type="float" office:value="0.967796860606605" calcext:value-type="float">
            <text:p>0.967796860606605</text:p>
          </table:table-cell>
          <table:table-cell office:value-type="float" office:value="1.10061685926575" calcext:value-type="float">
            <text:p>1.10061685926575</text:p>
          </table:table-cell>
          <table:table-cell office:value-type="float" office:value="1.21889409503041" calcext:value-type="float">
            <text:p>1.21889409503041</text:p>
          </table:table-cell>
          <table:table-cell office:value-type="float" office:value="1.19560670544289" calcext:value-type="float">
            <text:p>1.19560670544289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.13071184662583" calcext:value-type="float">
            <text:p>1.13071184662583</text:p>
          </table:table-cell>
          <table:table-cell office:value-type="float" office:value="0.966489690614442" calcext:value-type="float">
            <text:p>0.966489690614442</text:p>
          </table:table-cell>
          <table:table-cell office:value-type="float" office:value="1.09975378953655" calcext:value-type="float">
            <text:p>1.09975378953655</text:p>
          </table:table-cell>
          <table:table-cell office:value-type="float" office:value="1.21848912760845" calcext:value-type="float">
            <text:p>1.21848912760845</text:p>
          </table:table-cell>
          <table:table-cell office:value-type="float" office:value="1.19519020511381" calcext:value-type="float">
            <text:p>1.19519020511381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.12966625872423" calcext:value-type="float">
            <text:p>1.12966625872423</text:p>
          </table:table-cell>
          <table:table-cell office:value-type="float" office:value="0.96518253227874" calcext:value-type="float">
            <text:p>0.96518253227874</text:p>
          </table:table-cell>
          <table:table-cell office:value-type="float" office:value="1.09889607042704" calcext:value-type="float">
            <text:p>1.09889607042704</text:p>
          </table:table-cell>
          <table:table-cell office:value-type="float" office:value="1.21808831063269" calcext:value-type="float">
            <text:p>1.21808831063269</text:p>
          </table:table-cell>
          <table:table-cell office:value-type="float" office:value="1.19458990871345" calcext:value-type="float">
            <text:p>1.19458990871345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.12862196487575" calcext:value-type="float">
            <text:p>1.12862196487575</text:p>
          </table:table-cell>
          <table:table-cell office:value-type="float" office:value="0.963834696109763" calcext:value-type="float">
            <text:p>0.963834696109763</text:p>
          </table:table-cell>
          <table:table-cell office:value-type="float" office:value="1.09804012335616" calcext:value-type="float">
            <text:p>1.09804012335616</text:p>
          </table:table-cell>
          <table:table-cell office:value-type="float" office:value="1.21750418956158" calcext:value-type="float">
            <text:p>1.21750418956158</text:p>
          </table:table-cell>
          <table:table-cell office:value-type="float" office:value="1.19389753500876" calcext:value-type="float">
            <text:p>1.1938975350087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12758290675232" calcext:value-type="float">
            <text:p>1.12758290675232</text:p>
          </table:table-cell>
          <table:table-cell office:value-type="float" office:value="0.962456443029502" calcext:value-type="float">
            <text:p>0.962456443029502</text:p>
          </table:table-cell>
          <table:table-cell office:value-type="float" office:value="1.09709312075138" calcext:value-type="float">
            <text:p>1.09709312075138</text:p>
          </table:table-cell>
          <table:table-cell office:value-type="float" office:value="1.21692825281526" calcext:value-type="float">
            <text:p>1.21692825281526</text:p>
          </table:table-cell>
          <table:table-cell office:value-type="float" office:value="1.19330814142869" calcext:value-type="float">
            <text:p>1.19330814142869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.1265451274139" calcext:value-type="float">
            <text:p>1.1265451274139</text:p>
          </table:table-cell>
          <table:table-cell office:value-type="float" office:value="0.961088189970619" calcext:value-type="float">
            <text:p>0.961088189970619</text:p>
          </table:table-cell>
          <table:table-cell office:value-type="float" office:value="1.09615725609969" calcext:value-type="float">
            <text:p>1.09615725609969</text:p>
          </table:table-cell>
          <table:table-cell office:value-type="float" office:value="1.21635501088292" calcext:value-type="float">
            <text:p>1.21635501088292</text:p>
          </table:table-cell>
          <table:table-cell office:value-type="float" office:value="1.19272331615509" calcext:value-type="float">
            <text:p>1.1927233161550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.12551061052306" calcext:value-type="float">
            <text:p>1.12551061052306</text:p>
          </table:table-cell>
          <table:table-cell office:value-type="float" office:value="0.959709948547476" calcext:value-type="float">
            <text:p>0.959709948547476</text:p>
          </table:table-cell>
          <table:table-cell office:value-type="float" office:value="1.09512703354451" calcext:value-type="float">
            <text:p>1.09512703354451</text:p>
          </table:table-cell>
          <table:table-cell office:value-type="float" office:value="1.21578819109251" calcext:value-type="float">
            <text:p>1.21578819109251</text:p>
          </table:table-cell>
          <table:table-cell office:value-type="float" office:value="1.19214121751578" calcext:value-type="float">
            <text:p>1.19214121751578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1.12448140651591" calcext:value-type="float">
            <text:p>1.12448140651591</text:p>
          </table:table-cell>
          <table:table-cell office:value-type="float" office:value="0.958331713003906" calcext:value-type="float">
            <text:p>0.958331713003906</text:p>
          </table:table-cell>
          <table:table-cell office:value-type="float" office:value="1.09419895087685" calcext:value-type="float">
            <text:p>1.09419895087685</text:p>
          </table:table-cell>
          <table:table-cell office:value-type="float" office:value="1.21522404090768" calcext:value-type="float">
            <text:p>1.21522404090768</text:p>
          </table:table-cell>
          <table:table-cell office:value-type="float" office:value="1.19156552971291" calcext:value-type="float">
            <text:p>1.19156552971291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.12345345827052" calcext:value-type="float">
            <text:p>1.12345345827052</text:p>
          </table:table-cell>
          <table:table-cell office:value-type="float" office:value="0.95695348336531" calcext:value-type="float">
            <text:p>0.95695348336531</text:p>
          </table:table-cell>
          <table:table-cell office:value-type="float" office:value="1.0931746898369" calcext:value-type="float">
            <text:p>1.0931746898369</text:p>
          </table:table-cell>
          <table:table-cell office:value-type="float" office:value="1.21466636361595" calcext:value-type="float">
            <text:p>1.21466636361595</text:p>
          </table:table-cell>
          <table:table-cell office:value-type="float" office:value="1.1908962267553" calcext:value-type="float">
            <text:p>1.1908962267553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.12243087453081" calcext:value-type="float">
            <text:p>1.12243087453081</text:p>
          </table:table-cell>
          <table:table-cell office:value-type="float" office:value="0.955575294048564" calcext:value-type="float">
            <text:p>0.955575294048564</text:p>
          </table:table-cell>
          <table:table-cell office:value-type="float" office:value="1.0922544117558" calcext:value-type="float">
            <text:p>1.0922544117558</text:p>
          </table:table-cell>
          <table:table-cell office:value-type="float" office:value="1.21411133052122" calcext:value-type="float">
            <text:p>1.21411133052122</text:p>
          </table:table-cell>
          <table:table-cell office:value-type="float" office:value="1.1902411272091" calcext:value-type="float">
            <text:p>1.1902411272091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.12140953108131" calcext:value-type="float">
            <text:p>1.12140953108131</text:p>
          </table:table-cell>
          <table:table-cell office:value-type="float" office:value="0.954207070432828" calcext:value-type="float">
            <text:p>0.954207070432828</text:p>
          </table:table-cell>
          <table:table-cell office:value-type="float" office:value="1.09123996100766" calcext:value-type="float">
            <text:p>1.09123996100766</text:p>
          </table:table-cell>
          <table:table-cell office:value-type="float" office:value="1.21356675135734" calcext:value-type="float">
            <text:p>1.21356675135734</text:p>
          </table:table-cell>
          <table:table-cell office:value-type="float" office:value="1.18949277597638" calcext:value-type="float">
            <text:p>1.1894927759763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.12039149519264" calcext:value-type="float">
            <text:p>1.12039149519264</text:p>
          </table:table-cell>
          <table:table-cell office:value-type="float" office:value="0.952828858714932" calcext:value-type="float">
            <text:p>0.952828858714932</text:p>
          </table:table-cell>
          <table:table-cell office:value-type="float" office:value="1.0903255789442" calcext:value-type="float">
            <text:p>1.0903255789442</text:p>
          </table:table-cell>
          <table:table-cell office:value-type="float" office:value="1.2128367852271" calcext:value-type="float">
            <text:p>1.2128367852271</text:p>
          </table:table-cell>
          <table:table-cell office:value-type="float" office:value="1.18875133295404" calcext:value-type="float">
            <text:p>1.18875133295404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.11937890140024" calcext:value-type="float">
            <text:p>1.11937890140024</text:p>
          </table:table-cell>
          <table:table-cell office:value-type="float" office:value="0.951450653005189" calcext:value-type="float">
            <text:p>0.951450653005189</text:p>
          </table:table-cell>
          <table:table-cell office:value-type="float" office:value="1.08931906877645" calcext:value-type="float">
            <text:p>1.08931906877645</text:p>
          </table:table-cell>
          <table:table-cell office:value-type="float" office:value="1.21211178131392" calcext:value-type="float">
            <text:p>1.21211178131392</text:p>
          </table:table-cell>
          <table:table-cell office:value-type="float" office:value="1.18801490062204" calcext:value-type="float">
            <text:p>1.18801490062204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.11836752456426" calcext:value-type="float">
            <text:p>1.11836752456426</text:p>
          </table:table-cell>
          <table:table-cell office:value-type="float" office:value="0.950072453329745" calcext:value-type="float">
            <text:p>0.950072453329745</text:p>
          </table:table-cell>
          <table:table-cell office:value-type="float" office:value="1.08841454147765" calcext:value-type="float">
            <text:p>1.08841454147765</text:p>
          </table:table-cell>
          <table:table-cell office:value-type="float" office:value="1.21139174852729" calcext:value-type="float">
            <text:p>1.21139174852729</text:p>
          </table:table-cell>
          <table:table-cell office:value-type="float" office:value="1.18728150095081" calcext:value-type="float">
            <text:p>1.1872815009508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11735948239589" calcext:value-type="float">
            <text:p>1.11735948239589</text:p>
          </table:table-cell>
          <table:table-cell office:value-type="float" office:value="0.948694259714899" calcext:value-type="float">
            <text:p>0.948694259714899</text:p>
          </table:table-cell>
          <table:table-cell office:value-type="float" office:value="1.08741805783241" calcext:value-type="float">
            <text:p>1.08741805783241</text:p>
          </table:table-cell>
          <table:table-cell office:value-type="float" office:value="1.21067874041795" calcext:value-type="float">
            <text:p>1.21067874041795</text:p>
          </table:table-cell>
          <table:table-cell office:value-type="float" office:value="1.18655509775147" calcext:value-type="float">
            <text:p>1.18655509775147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.11615522504713" calcext:value-type="float">
            <text:p>1.11615522504713</text:p>
          </table:table-cell>
          <table:table-cell office:value-type="float" office:value="0.947316072187103" calcext:value-type="float">
            <text:p>0.947316072187103</text:p>
          </table:table-cell>
          <table:table-cell office:value-type="float" office:value="1.0863318465828" calcext:value-type="float">
            <text:p>1.0863318465828</text:p>
          </table:table-cell>
          <table:table-cell office:value-type="float" office:value="1.20996869633061" calcext:value-type="float">
            <text:p>1.20996869633061</text:p>
          </table:table-cell>
          <table:table-cell office:value-type="float" office:value="1.18583373307559" calcext:value-type="float">
            <text:p>1.18583373307559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.1149544048525" calcext:value-type="float">
            <text:p>1.1149544048525</text:p>
          </table:table-cell>
          <table:table-cell office:value-type="float" office:value="0.945897670580174" calcext:value-type="float">
            <text:p>0.945897670580174</text:p>
          </table:table-cell>
          <table:table-cell office:value-type="float" office:value="1.08524987818474" calcext:value-type="float">
            <text:p>1.08524987818474</text:p>
          </table:table-cell>
          <table:table-cell office:value-type="float" office:value="1.20926364987128" calcext:value-type="float">
            <text:p>1.20926364987128</text:p>
          </table:table-cell>
          <table:table-cell office:value-type="float" office:value="1.18502363200064" calcext:value-type="float">
            <text:p>1.18502363200064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11375482225668" calcext:value-type="float">
            <text:p>1.11375482225668</text:p>
          </table:table-cell>
          <table:table-cell office:value-type="float" office:value="0.944449222607547" calcext:value-type="float">
            <text:p>0.944449222607547</text:p>
          </table:table-cell>
          <table:table-cell office:value-type="float" office:value="1.08417216534091" calcext:value-type="float">
            <text:p>1.08417216534091</text:p>
          </table:table-cell>
          <table:table-cell office:value-type="float" office:value="1.20856360978643" calcext:value-type="float">
            <text:p>1.20856360978643</text:p>
          </table:table-cell>
          <table:table-cell office:value-type="float" office:value="1.18422496190547" calcext:value-type="float">
            <text:p>1.18422496190547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.11255866474537" calcext:value-type="float">
            <text:p>1.11255866474537</text:p>
          </table:table-cell>
          <table:table-cell office:value-type="float" office:value="0.943010738539069" calcext:value-type="float">
            <text:p>0.943010738539069</text:p>
          </table:table-cell>
          <table:table-cell office:value-type="float" office:value="1.08310082282306" calcext:value-type="float">
            <text:p>1.08310082282306</text:p>
          </table:table-cell>
          <table:table-cell office:value-type="float" office:value="1.20768164964944" calcext:value-type="float">
            <text:p>1.20768164964944</text:p>
          </table:table-cell>
          <table:table-cell office:value-type="float" office:value="1.1833317692431" calcext:value-type="float">
            <text:p>1.183331769243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.11136594337779" calcext:value-type="float">
            <text:p>1.11136594337779</text:p>
          </table:table-cell>
          <table:table-cell office:value-type="float" office:value="0.941562265633027" calcext:value-type="float">
            <text:p>0.941562265633027</text:p>
          </table:table-cell>
          <table:table-cell office:value-type="float" office:value="1.08203167864901" calcext:value-type="float">
            <text:p>1.08203167864901</text:p>
          </table:table-cell>
          <table:table-cell office:value-type="float" office:value="1.20680719818868" calcext:value-type="float">
            <text:p>1.20680719818868</text:p>
          </table:table-cell>
          <table:table-cell office:value-type="float" office:value="1.1824439944454" calcext:value-type="float">
            <text:p>1.1824439944454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.11017666922882" calcext:value-type="float">
            <text:p>1.11017666922882</text:p>
          </table:table-cell>
          <table:table-cell office:value-type="float" office:value="0.940123826806341" calcext:value-type="float">
            <text:p>0.940123826806341</text:p>
          </table:table-cell>
          <table:table-cell office:value-type="float" office:value="1.08096682816819" calcext:value-type="float">
            <text:p>1.08096682816819</text:p>
          </table:table-cell>
          <table:table-cell office:value-type="float" office:value="1.20593599647743" calcext:value-type="float">
            <text:p>1.20593599647743</text:p>
          </table:table-cell>
          <table:table-cell office:value-type="float" office:value="1.1815637816047" calcext:value-type="float">
            <text:p>1.1815637816047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1.10899313271093" calcext:value-type="float">
            <text:p>1.10899313271093</text:p>
          </table:table-cell>
          <table:table-cell office:value-type="float" office:value="0.938675364076953" calcext:value-type="float">
            <text:p>0.938675364076953</text:p>
          </table:table-cell>
          <table:table-cell office:value-type="float" office:value="1.07990844468409" calcext:value-type="float">
            <text:p>1.07990844468409</text:p>
          </table:table-cell>
          <table:table-cell office:value-type="float" office:value="1.20507236815886" calcext:value-type="float">
            <text:p>1.20507236815886</text:p>
          </table:table-cell>
          <table:table-cell office:value-type="float" office:value="1.18078455532752" calcext:value-type="float">
            <text:p>1.18078455532752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10781080352197" calcext:value-type="float">
            <text:p>1.10781080352197</text:p>
          </table:table-cell>
          <table:table-cell office:value-type="float" office:value="0.937236935569656" calcext:value-type="float">
            <text:p>0.937236935569656</text:p>
          </table:table-cell>
          <table:table-cell office:value-type="float" office:value="1.0788522392339" calcext:value-type="float">
            <text:p>1.0788522392339</text:p>
          </table:table-cell>
          <table:table-cell office:value-type="float" office:value="1.20421417928872" calcext:value-type="float">
            <text:p>1.20421417928872</text:p>
          </table:table-cell>
          <table:table-cell office:value-type="float" office:value="1.17991525547388" calcext:value-type="float">
            <text:p>1.17991525547388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1.10663195489738" calcext:value-type="float">
            <text:p>1.10663195489738</text:p>
          </table:table-cell>
          <table:table-cell office:value-type="float" office:value="0.935798476822868" calcext:value-type="float">
            <text:p>0.935798476822868</text:p>
          </table:table-cell>
          <table:table-cell office:value-type="float" office:value="1.0778003656058" calcext:value-type="float">
            <text:p>1.0778003656058</text:p>
          </table:table-cell>
          <table:table-cell office:value-type="float" office:value="1.20335921303657" calcext:value-type="float">
            <text:p>1.20335921303657</text:p>
          </table:table-cell>
          <table:table-cell office:value-type="float" office:value="1.17895609757107" calcext:value-type="float">
            <text:p>1.1789560975710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10545659797208" calcext:value-type="float">
            <text:p>1.10545659797208</text:p>
          </table:table-cell>
          <table:table-cell office:value-type="float" office:value="0.934350029485738" calcext:value-type="float">
            <text:p>0.934350029485738</text:p>
          </table:table-cell>
          <table:table-cell office:value-type="float" office:value="1.07665755019876" calcext:value-type="float">
            <text:p>1.07665755019876</text:p>
          </table:table-cell>
          <table:table-cell office:value-type="float" office:value="1.20251191715509" calcext:value-type="float">
            <text:p>1.20251191715509</text:p>
          </table:table-cell>
          <table:table-cell office:value-type="float" office:value="1.17800703177018" calcext:value-type="float">
            <text:p>1.17800703177018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.10418754095489" calcext:value-type="float">
            <text:p>1.10418754095489</text:p>
          </table:table-cell>
          <table:table-cell office:value-type="float" office:value="0.932911616585944" calcext:value-type="float">
            <text:p>0.932911616585944</text:p>
          </table:table-cell>
          <table:table-cell office:value-type="float" office:value="1.07552146161757" calcext:value-type="float">
            <text:p>1.07552146161757</text:p>
          </table:table-cell>
          <table:table-cell office:value-type="float" office:value="1.20157270624794" calcext:value-type="float">
            <text:p>1.20157270624794</text:p>
          </table:table-cell>
          <table:table-cell office:value-type="float" office:value="1.17696626187839" calcext:value-type="float">
            <text:p>1.17696626187839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1.10302160908116" calcext:value-type="float">
            <text:p>1.10302160908116</text:p>
          </table:table-cell>
          <table:table-cell office:value-type="float" office:value="0.931463179663587" calcext:value-type="float">
            <text:p>0.931463179663587</text:p>
          </table:table-cell>
          <table:table-cell office:value-type="float" office:value="1.07429250132355" calcext:value-type="float">
            <text:p>1.07429250132355</text:p>
          </table:table-cell>
          <table:table-cell office:value-type="float" office:value="1.20054861392615" calcext:value-type="float">
            <text:p>1.20054861392615</text:p>
          </table:table-cell>
          <table:table-cell office:value-type="float" office:value="1.17602877690131" calcext:value-type="float">
            <text:p>1.17602877690131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.10185685408768" calcext:value-type="float">
            <text:p>1.10185685408768</text:p>
          </table:table-cell>
          <table:table-cell office:value-type="float" office:value="0.930024777323701" calcext:value-type="float">
            <text:p>0.930024777323701</text:p>
          </table:table-cell>
          <table:table-cell office:value-type="float" office:value="1.07316555684573" calcext:value-type="float">
            <text:p>1.07316555684573</text:p>
          </table:table-cell>
          <table:table-cell office:value-type="float" office:value="1.19953034626057" calcext:value-type="float">
            <text:p>1.19953034626057</text:p>
          </table:table-cell>
          <table:table-cell office:value-type="float" office:value="1.17499971676592" calcext:value-type="float">
            <text:p>1.17499971676592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.10069563590486" calcext:value-type="float">
            <text:p>1.10069563590486</text:p>
          </table:table-cell>
          <table:table-cell office:value-type="float" office:value="0.928576350913591" calcext:value-type="float">
            <text:p>0.928576350913591</text:p>
          </table:table-cell>
          <table:table-cell office:value-type="float" office:value="1.07204318308546" calcext:value-type="float">
            <text:p>1.07204318308546</text:p>
          </table:table-cell>
          <table:table-cell office:value-type="float" office:value="1.19851558358663" calcext:value-type="float">
            <text:p>1.19851558358663</text:p>
          </table:table-cell>
          <table:table-cell office:value-type="float" office:value="1.17407387012062" calcext:value-type="float">
            <text:p>1.17407387012062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.09953796573834" calcext:value-type="float">
            <text:p>1.09953796573834</text:p>
          </table:table-cell>
          <table:table-cell office:value-type="float" office:value="0.927088422495395" calcext:value-type="float">
            <text:p>0.927088422495395</text:p>
          </table:table-cell>
          <table:table-cell office:value-type="float" office:value="1.0708281236501" calcext:value-type="float">
            <text:p>1.0708281236501</text:p>
          </table:table-cell>
          <table:table-cell office:value-type="float" office:value="1.19750898823349" calcext:value-type="float">
            <text:p>1.19750898823349</text:p>
          </table:table-cell>
          <table:table-cell office:value-type="float" office:value="1.17305657936862" calcext:value-type="float">
            <text:p>1.1730565793686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.09827955931083" calcext:value-type="float">
            <text:p>1.09827955931083</text:p>
          </table:table-cell>
          <table:table-cell office:value-type="float" office:value="0.925600537796408" calcext:value-type="float">
            <text:p>0.925600537796408</text:p>
          </table:table-cell>
          <table:table-cell office:value-type="float" office:value="1.06971498278747" calcext:value-type="float">
            <text:p>1.06971498278747</text:p>
          </table:table-cell>
          <table:table-cell office:value-type="float" office:value="1.19650588448198" calcext:value-type="float">
            <text:p>1.19650588448198</text:p>
          </table:table-cell>
          <table:table-cell office:value-type="float" office:value="1.17204756917115" calcext:value-type="float">
            <text:p>1.17204756917115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1.09701489420153" calcext:value-type="float">
            <text:p>1.09701489420153</text:p>
          </table:table-cell>
          <table:table-cell office:value-type="float" office:value="0.924112697131686" calcext:value-type="float">
            <text:p>0.924112697131686</text:p>
          </table:table-cell>
          <table:table-cell office:value-type="float" office:value="1.06850928325401" calcext:value-type="float">
            <text:p>1.06850928325401</text:p>
          </table:table-cell>
          <table:table-cell office:value-type="float" office:value="1.19551102044272" calcext:value-type="float">
            <text:p>1.19551102044272</text:p>
          </table:table-cell>
          <table:table-cell office:value-type="float" office:value="1.17085261707014" calcext:value-type="float">
            <text:p>1.1708526170701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1.09565675537551" calcext:value-type="float">
            <text:p>1.09565675537551</text:p>
          </table:table-cell>
          <table:table-cell office:value-type="float" office:value="0.922614834968526" calcext:value-type="float">
            <text:p>0.922614834968526</text:p>
          </table:table-cell>
          <table:table-cell office:value-type="float" office:value="1.06740543487468" calcext:value-type="float">
            <text:p>1.06740543487468</text:p>
          </table:table-cell>
          <table:table-cell office:value-type="float" office:value="1.19451963437191" calcext:value-type="float">
            <text:p>1.19451963437191</text:p>
          </table:table-cell>
          <table:table-cell office:value-type="float" office:value="1.16976103217709" calcext:value-type="float">
            <text:p>1.16976103217709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1.09439900077623" calcext:value-type="float">
            <text:p>1.09439900077623</text:p>
          </table:table-cell>
          <table:table-cell office:value-type="float" office:value="0.921126974285305" calcext:value-type="float">
            <text:p>0.921126974285305</text:p>
          </table:table-cell>
          <table:table-cell office:value-type="float" office:value="1.06630863172911" calcext:value-type="float">
            <text:p>1.06630863172911</text:p>
          </table:table-cell>
          <table:table-cell office:value-type="float" office:value="1.19334505923475" calcext:value-type="float">
            <text:p>1.19334505923475</text:p>
          </table:table-cell>
          <table:table-cell office:value-type="float" office:value="1.16867562604001" calcext:value-type="float">
            <text:p>1.1686756260400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09304788550182" calcext:value-type="float">
            <text:p>1.09304788550182</text:p>
          </table:table-cell>
          <table:table-cell office:value-type="float" office:value="0.91962916465769" calcext:value-type="float">
            <text:p>0.91962916465769</text:p>
          </table:table-cell>
          <table:table-cell office:value-type="float" office:value="1.06511708281296" calcext:value-type="float">
            <text:p>1.06511708281296</text:p>
          </table:table-cell>
          <table:table-cell office:value-type="float" office:value="1.19217421226933" calcext:value-type="float">
            <text:p>1.19217421226933</text:p>
          </table:table-cell>
          <table:table-cell office:value-type="float" office:value="1.16749943057802" calcext:value-type="float">
            <text:p>1.16749943057802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.09170284619946" calcext:value-type="float">
            <text:p>1.09170284619946</text:p>
          </table:table-cell>
          <table:table-cell office:value-type="float" office:value="0.918141320223091" calcext:value-type="float">
            <text:p>0.918141320223091</text:p>
          </table:table-cell>
          <table:table-cell office:value-type="float" office:value="1.06383333849809" calcext:value-type="float">
            <text:p>1.06383333849809</text:p>
          </table:table-cell>
          <table:table-cell office:value-type="float" office:value="1.19091516024442" calcext:value-type="float">
            <text:p>1.19091516024442</text:p>
          </table:table-cell>
          <table:table-cell office:value-type="float" office:value="1.16642894957215" calcext:value-type="float">
            <text:p>1.1664289495721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.09045558942123" calcext:value-type="float">
            <text:p>1.09045558942123</text:p>
          </table:table-cell>
          <table:table-cell office:value-type="float" office:value="0.916653520488521" calcext:value-type="float">
            <text:p>0.916653520488521</text:p>
          </table:table-cell>
          <table:table-cell office:value-type="float" office:value="1.06265140761211" calcext:value-type="float">
            <text:p>1.06265140761211</text:p>
          </table:table-cell>
          <table:table-cell office:value-type="float" office:value="1.18975925312645" calcext:value-type="float">
            <text:p>1.18975925312645</text:p>
          </table:table-cell>
          <table:table-cell office:value-type="float" office:value="1.16526539161686" calcext:value-type="float">
            <text:p>1.16526539161686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1.08911514561134" calcext:value-type="float">
            <text:p>1.08911514561134</text:p>
          </table:table-cell>
          <table:table-cell office:value-type="float" office:value="0.915155699155067" calcext:value-type="float">
            <text:p>0.915155699155067</text:p>
          </table:table-cell>
          <table:table-cell office:value-type="float" office:value="1.06137741925293" calcext:value-type="float">
            <text:p>1.06137741925293</text:p>
          </table:table-cell>
          <table:table-cell office:value-type="float" office:value="1.18860706274193" calcext:value-type="float">
            <text:p>1.18860706274193</text:p>
          </table:table-cell>
          <table:table-cell office:value-type="float" office:value="1.16420501046852" calcext:value-type="float">
            <text:p>1.16420501046852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.08787492300356" calcext:value-type="float">
            <text:p>1.08787492300356</text:p>
          </table:table-cell>
          <table:table-cell office:value-type="float" office:value="0.913667879328151" calcext:value-type="float">
            <text:p>0.913667879328151</text:p>
          </table:table-cell>
          <table:table-cell office:value-type="float" office:value="1.06020517264348" calcext:value-type="float">
            <text:p>1.06020517264348</text:p>
          </table:table-cell>
          <table:table-cell office:value-type="float" office:value="1.18746364748568" calcext:value-type="float">
            <text:p>1.18746364748568</text:p>
          </table:table-cell>
          <table:table-cell office:value-type="float" office:value="1.16295991487239" calcext:value-type="float">
            <text:p>1.16295991487239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.08654163086372" calcext:value-type="float">
            <text:p>1.08654163086372</text:p>
          </table:table-cell>
          <table:table-cell office:value-type="float" office:value="0.912170111405214" calcext:value-type="float">
            <text:p>0.912170111405214</text:p>
          </table:table-cell>
          <table:table-cell office:value-type="float" office:value="1.05894100879133" calcext:value-type="float">
            <text:p>1.05894100879133</text:p>
          </table:table-cell>
          <table:table-cell office:value-type="float" office:value="1.18632651643635" calcext:value-type="float">
            <text:p>1.18632651643635</text:p>
          </table:table-cell>
          <table:table-cell office:value-type="float" office:value="1.16162469412457" calcext:value-type="float">
            <text:p>1.16162469412457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.0853084920427" calcext:value-type="float">
            <text:p>1.0853084920427</text:p>
          </table:table-cell>
          <table:table-cell office:value-type="float" office:value="0.910682308228836" calcext:value-type="float">
            <text:p>0.910682308228836</text:p>
          </table:table-cell>
          <table:table-cell office:value-type="float" office:value="1.05777851278044" calcext:value-type="float">
            <text:p>1.05777851278044</text:p>
          </table:table-cell>
          <table:table-cell office:value-type="float" office:value="1.18509652349503" calcext:value-type="float">
            <text:p>1.18509652349503</text:p>
          </table:table-cell>
          <table:table-cell office:value-type="float" office:value="1.16039281521388" calcext:value-type="float">
            <text:p>1.16039281521388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1.08398503038557" calcext:value-type="float">
            <text:p>1.08398503038557</text:p>
          </table:table-cell>
          <table:table-cell office:value-type="float" office:value="0.909184557301762" calcext:value-type="float">
            <text:p>0.909184557301762</text:p>
          </table:table-cell>
          <table:table-cell office:value-type="float" office:value="1.05652424207871" calcext:value-type="float">
            <text:p>1.05652424207871</text:p>
          </table:table-cell>
          <table:table-cell office:value-type="float" office:value="1.18367991771424" calcext:value-type="float">
            <text:p>1.18367991771424</text:p>
          </table:table-cell>
          <table:table-cell office:value-type="float" office:value="1.15916754630209" calcext:value-type="float">
            <text:p>1.15916754630209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.08266260413852" calcext:value-type="float">
            <text:p>1.08266260413852</text:p>
          </table:table-cell>
          <table:table-cell office:value-type="float" office:value="0.907688264965456" calcext:value-type="float">
            <text:p>0.907688264965456</text:p>
          </table:table-cell>
          <table:table-cell office:value-type="float" office:value="1.05527497179645" calcext:value-type="float">
            <text:p>1.05527497179645</text:p>
          </table:table-cell>
          <table:table-cell office:value-type="float" office:value="1.18236641799402" calcext:value-type="float">
            <text:p>1.18236641799402</text:p>
          </table:table-cell>
          <table:table-cell office:value-type="float" office:value="1.15794890837204" calcext:value-type="float">
            <text:p>1.15794890837204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1.08144022604118" calcext:value-type="float">
            <text:p>1.08144022604118</text:p>
          </table:table-cell>
          <table:table-cell office:value-type="float" office:value="0.906181997583267" calcext:value-type="float">
            <text:p>0.906181997583267</text:p>
          </table:table-cell>
          <table:table-cell office:value-type="float" office:value="1.05412725422503" calcext:value-type="float">
            <text:p>1.05412725422503</text:p>
          </table:table-cell>
          <table:table-cell office:value-type="float" office:value="1.18105948046659" calcext:value-type="float">
            <text:p>1.18105948046659</text:p>
          </table:table-cell>
          <table:table-cell office:value-type="float" office:value="1.15673692238123" calcext:value-type="float">
            <text:p>1.15673692238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8012508090498" calcext:value-type="float">
            <text:p>1.08012508090498</text:p>
          </table:table-cell>
          <table:table-cell office:value-type="float" office:value="0.904675710893688" calcext:value-type="float">
            <text:p>0.904675710893688</text:p>
          </table:table-cell>
          <table:table-cell office:value-type="float" office:value="1.05288798079378" calcext:value-type="float">
            <text:p>1.05288798079378</text:p>
          </table:table-cell>
          <table:table-cell office:value-type="float" office:value="1.17975912694075" calcext:value-type="float">
            <text:p>1.17975912694075</text:p>
          </table:table-cell>
          <table:table-cell office:value-type="float" office:value="1.15543256319874" calcext:value-type="float">
            <text:p>1.15543256319874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.07880822433832" calcext:value-type="float">
            <text:p>1.07880822433832</text:p>
          </table:table-cell>
          <table:table-cell office:value-type="float" office:value="0.903169479810406" calcext:value-type="float">
            <text:p>0.903169479810406</text:p>
          </table:table-cell>
          <table:table-cell office:value-type="float" office:value="1.05164845689993" calcext:value-type="float">
            <text:p>1.05164845689993</text:p>
          </table:table-cell>
          <table:table-cell office:value-type="float" office:value="1.17846537921146" calcext:value-type="float">
            <text:p>1.17846537921146</text:p>
          </table:table-cell>
          <table:table-cell office:value-type="float" office:value="1.15403866642327" calcext:value-type="float">
            <text:p>1.1540386664232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.07747327187267" calcext:value-type="float">
            <text:p>1.07747327187267</text:p>
          </table:table-cell>
          <table:table-cell office:value-type="float" office:value="0.901663267084226" calcext:value-type="float">
            <text:p>0.901663267084226</text:p>
          </table:table-cell>
          <table:table-cell office:value-type="float" office:value="1.05031755793189" calcext:value-type="float">
            <text:p>1.05031755793189</text:p>
          </table:table-cell>
          <table:table-cell office:value-type="float" office:value="1.17708207173502" calcext:value-type="float">
            <text:p>1.17708207173502</text:p>
          </table:table-cell>
          <table:table-cell office:value-type="float" office:value="1.15265170112224" calcext:value-type="float">
            <text:p>1.15265170112224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1.07614441428648" calcext:value-type="float">
            <text:p>1.07614441428648</text:p>
          </table:table-cell>
          <table:table-cell office:value-type="float" office:value="0.900157072807296" calcext:value-type="float">
            <text:p>0.900157072807296</text:p>
          </table:table-cell>
          <table:table-cell office:value-type="float" office:value="1.04909077757838" calcext:value-type="float">
            <text:p>1.04909077757838</text:p>
          </table:table-cell>
          <table:table-cell office:value-type="float" office:value="1.17579890835976" calcext:value-type="float">
            <text:p>1.17579890835976</text:p>
          </table:table-cell>
          <table:table-cell office:value-type="float" office:value="1.15136787327075" calcext:value-type="float">
            <text:p>1.1513678732707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.07481896615198" calcext:value-type="float">
            <text:p>1.07481896615198</text:p>
          </table:table-cell>
          <table:table-cell office:value-type="float" office:value="0.898660889829417" calcext:value-type="float">
            <text:p>0.898660889829417</text:p>
          </table:table-cell>
          <table:table-cell office:value-type="float" office:value="1.04777010379186" calcext:value-type="float">
            <text:p>1.04777010379186</text:p>
          </table:table-cell>
          <table:table-cell office:value-type="float" office:value="1.17432469802862" calcext:value-type="float">
            <text:p>1.17432469802862</text:p>
          </table:table-cell>
          <table:table-cell office:value-type="float" office:value="1.14999477829249" calcext:value-type="float">
            <text:p>1.1499947782924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.07340084330133" calcext:value-type="float">
            <text:p>1.07340084330133</text:p>
          </table:table-cell>
          <table:table-cell office:value-type="float" office:value="0.897154732674916" calcext:value-type="float">
            <text:p>0.897154732674916</text:p>
          </table:table-cell>
          <table:table-cell office:value-type="float" office:value="1.04655077277694" calcext:value-type="float">
            <text:p>1.04655077277694</text:p>
          </table:table-cell>
          <table:table-cell office:value-type="float" office:value="1.17286011527377" calcext:value-type="float">
            <text:p>1.17286011527377</text:p>
          </table:table-cell>
          <table:table-cell office:value-type="float" office:value="1.14862868917679" calcext:value-type="float">
            <text:p>1.14862868917679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.0720795178064" calcext:value-type="float">
            <text:p>1.0720795178064</text:p>
          </table:table-cell>
          <table:table-cell office:value-type="float" office:value="0.895648555907952" calcext:value-type="float">
            <text:p>0.895648555907952</text:p>
          </table:table-cell>
          <table:table-cell office:value-type="float" office:value="1.04524313635632" calcext:value-type="float">
            <text:p>1.04524313635632</text:p>
          </table:table-cell>
          <table:table-cell office:value-type="float" office:value="1.17139960052068" calcext:value-type="float">
            <text:p>1.17139960052068</text:p>
          </table:table-cell>
          <table:table-cell office:value-type="float" office:value="1.14726963094994" calcext:value-type="float">
            <text:p>1.1472696309499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.07076440681412" calcext:value-type="float">
            <text:p>1.07076440681412</text:p>
          </table:table-cell>
          <table:table-cell office:value-type="float" office:value="0.89414243616104" calcext:value-type="float">
            <text:p>0.89414243616104</text:p>
          </table:table-cell>
          <table:table-cell office:value-type="float" office:value="1.04403402190733" calcext:value-type="float">
            <text:p>1.04403402190733</text:p>
          </table:table-cell>
          <table:table-cell office:value-type="float" office:value="1.16994596046142" calcext:value-type="float">
            <text:p>1.16994596046142</text:p>
          </table:table-cell>
          <table:table-cell office:value-type="float" office:value="1.14591479652721" calcext:value-type="float">
            <text:p>1.1459147965272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.06945275636654" calcext:value-type="float">
            <text:p>1.06945275636654</text:p>
          </table:table-cell>
          <table:table-cell office:value-type="float" office:value="0.892636335332592" calcext:value-type="float">
            <text:p>0.892636335332592</text:p>
          </table:table-cell>
          <table:table-cell office:value-type="float" office:value="1.04273400371332" calcext:value-type="float">
            <text:p>1.04273400371332</text:p>
          </table:table-cell>
          <table:table-cell office:value-type="float" office:value="1.16849922075284" calcext:value-type="float">
            <text:p>1.16849922075284</text:p>
          </table:table-cell>
          <table:table-cell office:value-type="float" office:value="1.14446830432302" calcext:value-type="float">
            <text:p>1.14446830432302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.06804584845408" calcext:value-type="float">
            <text:p>1.06804584845408</text:p>
          </table:table-cell>
          <table:table-cell office:value-type="float" office:value="0.89113025351853" calcext:value-type="float">
            <text:p>0.89113025351853</text:p>
          </table:table-cell>
          <table:table-cell office:value-type="float" office:value="1.04149960595288" calcext:value-type="float">
            <text:p>1.04149960595288</text:p>
          </table:table-cell>
          <table:table-cell office:value-type="float" office:value="1.1670594070569" calcext:value-type="float">
            <text:p>1.1670594070569</text:p>
          </table:table-cell>
          <table:table-cell office:value-type="float" office:value="1.14293032263564" calcext:value-type="float">
            <text:p>1.1429303226356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.06674119147992" calcext:value-type="float">
            <text:p>1.06674119147992</text:p>
          </table:table-cell>
          <table:table-cell office:value-type="float" office:value="0.889634572531891" calcext:value-type="float">
            <text:p>0.889634572531891</text:p>
          </table:table-cell>
          <table:table-cell office:value-type="float" office:value="1.04023598293849" calcext:value-type="float">
            <text:p>1.04023598293849</text:p>
          </table:table-cell>
          <table:table-cell office:value-type="float" office:value="1.16562654503919" calcext:value-type="float">
            <text:p>1.16562654503919</text:p>
          </table:table-cell>
          <table:table-cell office:value-type="float" office:value="1.14149530879457" calcext:value-type="float">
            <text:p>1.14149530879457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.06544003378886" calcext:value-type="float">
            <text:p>1.06544003378886</text:p>
          </table:table-cell>
          <table:table-cell office:value-type="float" office:value="0.888171316596072" calcext:value-type="float">
            <text:p>0.888171316596072</text:p>
          </table:table-cell>
          <table:table-cell office:value-type="float" office:value="1.03894308203096" calcext:value-type="float">
            <text:p>1.03894308203096</text:p>
          </table:table-cell>
          <table:table-cell office:value-type="float" office:value="1.16409626015205" calcext:value-type="float">
            <text:p>1.16409626015205</text:p>
          </table:table-cell>
          <table:table-cell office:value-type="float" office:value="1.13997183842409" calcext:value-type="float">
            <text:p>1.13997183842409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1.0641395003006" calcext:value-type="float">
            <text:p>1.0641395003006</text:p>
          </table:table-cell>
          <table:table-cell office:value-type="float" office:value="0.886708106355186" calcext:value-type="float">
            <text:p>0.886708106355186</text:p>
          </table:table-cell>
          <table:table-cell office:value-type="float" office:value="1.03764577313262" calcext:value-type="float">
            <text:p>1.03764577313262</text:p>
          </table:table-cell>
          <table:table-cell office:value-type="float" office:value="1.16247155238311" calcext:value-type="float">
            <text:p>1.16247155238311</text:p>
          </table:table-cell>
          <table:table-cell office:value-type="float" office:value="1.13855124592616" calcext:value-type="float">
            <text:p>1.13855124592616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1.06274967612322" calcext:value-type="float">
            <text:p>1.06274967612322</text:p>
          </table:table-cell>
          <table:table-cell office:value-type="float" office:value="0.885234989503352" calcext:value-type="float">
            <text:p>0.885234989503352</text:p>
          </table:table-cell>
          <table:table-cell office:value-type="float" office:value="1.03635366284874" calcext:value-type="float">
            <text:p>1.03635366284874</text:p>
          </table:table-cell>
          <table:table-cell office:value-type="float" office:value="1.16085393245662" calcext:value-type="float">
            <text:p>1.16085393245662</text:p>
          </table:table-cell>
          <table:table-cell office:value-type="float" office:value="1.13704240096841" calcext:value-type="float">
            <text:p>1.13704240096841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.06145912917078" calcext:value-type="float">
            <text:p>1.06145912917078</text:p>
          </table:table-cell>
          <table:table-cell office:value-type="float" office:value="0.883771871652974" calcext:value-type="float">
            <text:p>0.883771871652974</text:p>
          </table:table-cell>
          <table:table-cell office:value-type="float" office:value="1.03506677064815" calcext:value-type="float">
            <text:p>1.03506677064815</text:p>
          </table:table-cell>
          <table:table-cell office:value-type="float" office:value="1.15924343004392" calcext:value-type="float">
            <text:p>1.15924343004392</text:p>
          </table:table-cell>
          <table:table-cell office:value-type="float" office:value="1.13563634073589" calcext:value-type="float">
            <text:p>1.1356363407358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.06017213342928" calcext:value-type="float">
            <text:p>1.06017213342928</text:p>
          </table:table-cell>
          <table:table-cell office:value-type="float" office:value="0.88230880018336" calcext:value-type="float">
            <text:p>0.88230880018336</text:p>
          </table:table-cell>
          <table:table-cell office:value-type="float" office:value="1.03378511601783" calcext:value-type="float">
            <text:p>1.03378511601783</text:p>
          </table:table-cell>
          <table:table-cell office:value-type="float" office:value="1.15773534665743" calcext:value-type="float">
            <text:p>1.15773534665743</text:p>
          </table:table-cell>
          <table:table-cell office:value-type="float" office:value="1.13403784544432" calcext:value-type="float">
            <text:p>1.1340378454443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.0587902192597" calcext:value-type="float">
            <text:p>1.0587902192597</text:p>
          </table:table-cell>
          <table:table-cell office:value-type="float" office:value="0.880835783451717" calcext:value-type="float">
            <text:p>0.880835783451717</text:p>
          </table:table-cell>
          <table:table-cell office:value-type="float" office:value="1.03250871846198" calcext:value-type="float">
            <text:p>1.03250871846198</text:p>
          </table:table-cell>
          <table:table-cell office:value-type="float" office:value="1.15613909236735" calcext:value-type="float">
            <text:p>1.15613909236735</text:p>
          </table:table-cell>
          <table:table-cell office:value-type="float" office:value="1.13253899822479" calcext:value-type="float">
            <text:p>1.13253899822479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.05757017091066" calcext:value-type="float">
            <text:p>1.05757017091066</text:p>
          </table:table-cell>
          <table:table-cell office:value-type="float" office:value="0.879372846069288" calcext:value-type="float">
            <text:p>0.879372846069288</text:p>
          </table:table-cell>
          <table:table-cell office:value-type="float" office:value="1.03123759750118" calcext:value-type="float">
            <text:p>1.03123759750118</text:p>
          </table:table-cell>
          <table:table-cell office:value-type="float" office:value="1.15455004399983" calcext:value-type="float">
            <text:p>1.15455004399983</text:p>
          </table:table-cell>
          <table:table-cell office:value-type="float" office:value="1.13094920504857" calcext:value-type="float">
            <text:p>1.13094920504857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.05626076917587" calcext:value-type="float">
            <text:p>1.05626076917587</text:p>
          </table:table-cell>
          <table:table-cell office:value-type="float" office:value="0.877909915460578" calcext:value-type="float">
            <text:p>0.877909915460578</text:p>
          </table:table-cell>
          <table:table-cell office:value-type="float" office:value="1.02997177267147" calcext:value-type="float">
            <text:p>1.02997177267147</text:p>
          </table:table-cell>
          <table:table-cell office:value-type="float" office:value="1.15296512158868" calcext:value-type="float">
            <text:p>1.15296512158868</text:p>
          </table:table-cell>
          <table:table-cell office:value-type="float" office:value="1.12936993496374" calcext:value-type="float">
            <text:p>1.12936993496374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1.05495158471846" calcext:value-type="float">
            <text:p>1.05495158471846</text:p>
          </table:table-cell>
          <table:table-cell office:value-type="float" office:value="0.876437040577359" calcext:value-type="float">
            <text:p>0.876437040577359</text:p>
          </table:table-cell>
          <table:table-cell office:value-type="float" office:value="1.02872079107987" calcext:value-type="float">
            <text:p>1.02872079107987</text:p>
          </table:table-cell>
          <table:table-cell office:value-type="float" office:value="1.15127365248233" calcext:value-type="float">
            <text:p>1.15127365248233</text:p>
          </table:table-cell>
          <table:table-cell office:value-type="float" office:value="1.12779504738228" calcext:value-type="float">
            <text:p>1.127795047382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05364560403392" calcext:value-type="float">
            <text:p>1.05364560403392</text:p>
          </table:table-cell>
          <table:table-cell office:value-type="float" office:value="0.874974204934066" calcext:value-type="float">
            <text:p>0.874974204934066</text:p>
          </table:table-cell>
          <table:table-cell office:value-type="float" office:value="1.02745303055663" calcext:value-type="float">
            <text:p>1.02745303055663</text:p>
          </table:table-cell>
          <table:table-cell office:value-type="float" office:value="1.14958930336012" calcext:value-type="float">
            <text:p>1.14958930336012</text:p>
          </table:table-cell>
          <table:table-cell office:value-type="float" office:value="1.12623079450883" calcext:value-type="float">
            <text:p>1.12623079450883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.05234588021239" calcext:value-type="float">
            <text:p>1.05234588021239</text:p>
          </table:table-cell>
          <table:table-cell office:value-type="float" office:value="0.873511417083944" calcext:value-type="float">
            <text:p>0.873511417083944</text:p>
          </table:table-cell>
          <table:table-cell office:value-type="float" office:value="1.02617827320598" calcext:value-type="float">
            <text:p>1.02617827320598</text:p>
          </table:table-cell>
          <table:table-cell office:value-type="float" office:value="1.14790892495877" calcext:value-type="float">
            <text:p>1.14790892495877</text:p>
          </table:table-cell>
          <table:table-cell office:value-type="float" office:value="1.12467093783026" calcext:value-type="float">
            <text:p>1.12467093783026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1.05104635958648" calcext:value-type="float">
            <text:p>1.05104635958648</text:p>
          </table:table-cell>
          <table:table-cell office:value-type="float" office:value="0.872048718972168" calcext:value-type="float">
            <text:p>0.872048718972168</text:p>
          </table:table-cell>
          <table:table-cell office:value-type="float" office:value="1.02489918162715" calcext:value-type="float">
            <text:p>1.02489918162715</text:p>
          </table:table-cell>
          <table:table-cell office:value-type="float" office:value="1.14623888614023" calcext:value-type="float">
            <text:p>1.14623888614023</text:p>
          </table:table-cell>
          <table:table-cell office:value-type="float" office:value="1.12310904261341" calcext:value-type="float">
            <text:p>1.12310904261341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.04972153188358" calcext:value-type="float">
            <text:p>1.04972153188358</text:p>
          </table:table-cell>
          <table:table-cell office:value-type="float" office:value="0.870607268777949" calcext:value-type="float">
            <text:p>0.870607268777949</text:p>
          </table:table-cell>
          <table:table-cell office:value-type="float" office:value="1.02363791889515" calcext:value-type="float">
            <text:p>1.02363791889515</text:p>
          </table:table-cell>
          <table:table-cell office:value-type="float" office:value="1.14448141548913" calcext:value-type="float">
            <text:p>1.14448141548913</text:p>
          </table:table-cell>
          <table:table-cell office:value-type="float" office:value="1.12145024807167" calcext:value-type="float">
            <text:p>1.1214502480716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.0484316104544" calcext:value-type="float">
            <text:p>1.0484316104544</text:p>
          </table:table-cell>
          <table:table-cell office:value-type="float" office:value="0.869249108670811" calcext:value-type="float">
            <text:p>0.869249108670811</text:p>
          </table:table-cell>
          <table:table-cell office:value-type="float" office:value="1.02236927286573" calcext:value-type="float">
            <text:p>1.02236927286573</text:p>
          </table:table-cell>
          <table:table-cell office:value-type="float" office:value="1.14282266585853" calcext:value-type="float">
            <text:p>1.14282266585853</text:p>
          </table:table-cell>
          <table:table-cell office:value-type="float" office:value="1.11979893927437" calcext:value-type="float">
            <text:p>1.1197989392743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.04715138280002" calcext:value-type="float">
            <text:p>1.04715138280002</text:p>
          </table:table-cell>
          <table:table-cell office:value-type="float" office:value="0.86789110163891" calcext:value-type="float">
            <text:p>0.86789110163891</text:p>
          </table:table-cell>
          <table:table-cell office:value-type="float" office:value="1.02111535709733" calcext:value-type="float">
            <text:p>1.02111535709733</text:p>
          </table:table-cell>
          <table:table-cell office:value-type="float" office:value="1.14117442247011" calcext:value-type="float">
            <text:p>1.14117442247011</text:p>
          </table:table-cell>
          <table:table-cell office:value-type="float" office:value="1.1181551493867" calcext:value-type="float">
            <text:p>1.1181551493867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.04586492096255" calcext:value-type="float">
            <text:p>1.04586492096255</text:p>
          </table:table-cell>
          <table:table-cell office:value-type="float" office:value="0.866543196961929" calcext:value-type="float">
            <text:p>0.866543196961929</text:p>
          </table:table-cell>
          <table:table-cell office:value-type="float" office:value="1.01985721284894" calcext:value-type="float">
            <text:p>1.01985721284894</text:p>
          </table:table-cell>
          <table:table-cell office:value-type="float" office:value="1.13941929086706" calcext:value-type="float">
            <text:p>1.13941929086706</text:p>
          </table:table-cell>
          <table:table-cell office:value-type="float" office:value="1.11651891161771" calcext:value-type="float">
            <text:p>1.11651891161771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.04458488922634" calcext:value-type="float">
            <text:p>1.04458488922634</text:p>
          </table:table-cell>
          <table:table-cell office:value-type="float" office:value="0.865185370142723" calcext:value-type="float">
            <text:p>0.865185370142723</text:p>
          </table:table-cell>
          <table:table-cell office:value-type="float" office:value="1.01861703269678" calcext:value-type="float">
            <text:p>1.01861703269678</text:p>
          </table:table-cell>
          <table:table-cell office:value-type="float" office:value="1.13765808787175" calcext:value-type="float">
            <text:p>1.13765808787175</text:p>
          </table:table-cell>
          <table:table-cell office:value-type="float" office:value="1.11489357806026" calcext:value-type="float">
            <text:p>1.1148935780602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1.04330503248091" calcext:value-type="float">
            <text:p>1.04330503248091</text:p>
          </table:table-cell>
          <table:table-cell office:value-type="float" office:value="0.863827699044202" calcext:value-type="float">
            <text:p>0.863827699044202</text:p>
          </table:table-cell>
          <table:table-cell office:value-type="float" office:value="1.01736948961525" calcext:value-type="float">
            <text:p>1.01736948961525</text:p>
          </table:table-cell>
          <table:table-cell office:value-type="float" office:value="1.1358097180426" calcext:value-type="float">
            <text:p>1.1358097180426</text:p>
          </table:table-cell>
          <table:table-cell office:value-type="float" office:value="1.11327256900545" calcext:value-type="float">
            <text:p>1.11327256900545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1.04203797037344" calcext:value-type="float">
            <text:p>1.04203797037344</text:p>
          </table:table-cell>
          <table:table-cell office:value-type="float" office:value="0.862470141153304" calcext:value-type="float">
            <text:p>0.862470141153304</text:p>
          </table:table-cell>
          <table:table-cell office:value-type="float" office:value="1.01613672544594" calcext:value-type="float">
            <text:p>1.01613672544594</text:p>
          </table:table-cell>
          <table:table-cell office:value-type="float" office:value="1.13406276391565" calcext:value-type="float">
            <text:p>1.13406276391565</text:p>
          </table:table-cell>
          <table:table-cell office:value-type="float" office:value="1.11164573943321" calcext:value-type="float">
            <text:p>1.1116457394332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04076793772675" calcext:value-type="float">
            <text:p>1.04076793772675</text:p>
          </table:table-cell>
          <table:table-cell office:value-type="float" office:value="0.861112652514757" calcext:value-type="float">
            <text:p>0.861112652514757</text:p>
          </table:table-cell>
          <table:table-cell office:value-type="float" office:value="1.01490928855736" calcext:value-type="float">
            <text:p>1.01490928855736</text:p>
          </table:table-cell>
          <table:table-cell office:value-type="float" office:value="1.13232294227398" calcext:value-type="float">
            <text:p>1.13232294227398</text:p>
          </table:table-cell>
          <table:table-cell office:value-type="float" office:value="1.10991875869363" calcext:value-type="float">
            <text:p>1.10991875869363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.03949806589527" calcext:value-type="float">
            <text:p>1.03949806589527</text:p>
          </table:table-cell>
          <table:table-cell office:value-type="float" office:value="0.859755322284195" calcext:value-type="float">
            <text:p>0.859755322284195</text:p>
          </table:table-cell>
          <table:table-cell office:value-type="float" office:value="1.01369574750021" calcext:value-type="float">
            <text:p>1.01369574750021</text:p>
          </table:table-cell>
          <table:table-cell office:value-type="float" office:value="1.13059370403342" calcext:value-type="float">
            <text:p>1.13059370403342</text:p>
          </table:table-cell>
          <table:table-cell office:value-type="float" office:value="1.10819928063503" calcext:value-type="float">
            <text:p>1.1081992806350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.03830984898536" calcext:value-type="float">
            <text:p>1.03830984898536</text:p>
          </table:table-cell>
          <table:table-cell office:value-type="float" office:value="0.858398106876407" calcext:value-type="float">
            <text:p>0.858398106876407</text:p>
          </table:table-cell>
          <table:table-cell office:value-type="float" office:value="1.01248115291101" calcext:value-type="float">
            <text:p>1.01248115291101</text:p>
          </table:table-cell>
          <table:table-cell office:value-type="float" office:value="1.12877437998034" calcext:value-type="float">
            <text:p>1.12877437998034</text:p>
          </table:table-cell>
          <table:table-cell office:value-type="float" office:value="1.10648734023485" calcext:value-type="float">
            <text:p>1.10648734023485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1.03714001740363" calcext:value-type="float">
            <text:p>1.03714001740363</text:p>
          </table:table-cell>
          <table:table-cell office:value-type="float" office:value="0.857050996440702" calcext:value-type="float">
            <text:p>0.857050996440702</text:p>
          </table:table-cell>
          <table:table-cell office:value-type="float" office:value="1.011277786219" calcext:value-type="float">
            <text:p>1.011277786219</text:p>
          </table:table-cell>
          <table:table-cell office:value-type="float" office:value="1.12704933343665" calcext:value-type="float">
            <text:p>1.12704933343665</text:p>
          </table:table-cell>
          <table:table-cell office:value-type="float" office:value="1.10487677430562" calcext:value-type="float">
            <text:p>1.10487677430562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1.03596681148577" calcext:value-type="float">
            <text:p>1.03596681148577</text:p>
          </table:table-cell>
          <table:table-cell office:value-type="float" office:value="0.855693966195859" calcext:value-type="float">
            <text:p>0.855693966195859</text:p>
          </table:table-cell>
          <table:table-cell office:value-type="float" office:value="1.01008287882728" calcext:value-type="float">
            <text:p>1.01008287882728</text:p>
          </table:table-cell>
          <table:table-cell office:value-type="float" office:value="1.12520633947734" calcext:value-type="float">
            <text:p>1.12520633947734</text:p>
          </table:table-cell>
          <table:table-cell office:value-type="float" office:value="1.10317992299534" calcext:value-type="float">
            <text:p>1.10317992299534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.03480265679017" calcext:value-type="float">
            <text:p>1.03480265679017</text:p>
          </table:table-cell>
          <table:table-cell office:value-type="float" office:value="0.854337098003476" calcext:value-type="float">
            <text:p>0.854337098003476</text:p>
          </table:table-cell>
          <table:table-cell office:value-type="float" office:value="1.00888975195509" calcext:value-type="float">
            <text:p>1.00888975195509</text:p>
          </table:table-cell>
          <table:table-cell office:value-type="float" office:value="1.12337030119191" calcext:value-type="float">
            <text:p>1.12337030119191</text:p>
          </table:table-cell>
          <table:table-cell office:value-type="float" office:value="1.10149422880921" calcext:value-type="float">
            <text:p>1.10149422880921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.033644633034" calcext:value-type="float">
            <text:p>1.033644633034</text:p>
          </table:table-cell>
          <table:table-cell office:value-type="float" office:value="0.853063016235612" calcext:value-type="float">
            <text:p>0.853063016235612</text:p>
          </table:table-cell>
          <table:table-cell office:value-type="float" office:value="1.00769575969139" calcext:value-type="float">
            <text:p>1.00769575969139</text:p>
          </table:table-cell>
          <table:table-cell office:value-type="float" office:value="1.12153771710986" calcext:value-type="float">
            <text:p>1.12153771710986</text:p>
          </table:table-cell>
          <table:table-cell office:value-type="float" office:value="1.09980210224385" calcext:value-type="float">
            <text:p>1.09980210224385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1.03248949268261" calcext:value-type="float">
            <text:p>1.03248949268261</text:p>
          </table:table-cell>
          <table:table-cell office:value-type="float" office:value="0.851903083863417" calcext:value-type="float">
            <text:p>0.851903083863417</text:p>
          </table:table-cell>
          <table:table-cell office:value-type="float" office:value="1.00651295322018" calcext:value-type="float">
            <text:p>1.00651295322018</text:p>
          </table:table-cell>
          <table:table-cell office:value-type="float" office:value="1.11971566931074" calcext:value-type="float">
            <text:p>1.11971566931074</text:p>
          </table:table-cell>
          <table:table-cell office:value-type="float" office:value="1.0980925928172" calcext:value-type="float">
            <text:p>1.0980925928172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1.03132449248527" calcext:value-type="float">
            <text:p>1.03132449248527</text:p>
          </table:table-cell>
          <table:table-cell office:value-type="float" office:value="0.850743393818018" calcext:value-type="float">
            <text:p>0.850743393818018</text:p>
          </table:table-cell>
          <table:table-cell office:value-type="float" office:value="1.00533876419842" calcext:value-type="float">
            <text:p>1.00533876419842</text:p>
          </table:table-cell>
          <table:table-cell office:value-type="float" office:value="1.11790067989066" calcext:value-type="float">
            <text:p>1.11790067989066</text:p>
          </table:table-cell>
          <table:table-cell office:value-type="float" office:value="1.09629700013272" calcext:value-type="float">
            <text:p>1.09629700013272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1.03017513777998" calcext:value-type="float">
            <text:p>1.03017513777998</text:p>
          </table:table-cell>
          <table:table-cell office:value-type="float" office:value="0.849583995450126" calcext:value-type="float">
            <text:p>0.849583995450126</text:p>
          </table:table-cell>
          <table:table-cell office:value-type="float" office:value="1.00416634344117" calcext:value-type="float">
            <text:p>1.00416634344117</text:p>
          </table:table-cell>
          <table:table-cell office:value-type="float" office:value="1.11608917726139" calcext:value-type="float">
            <text:p>1.11608917726139</text:p>
          </table:table-cell>
          <table:table-cell office:value-type="float" office:value="1.09460574733554" calcext:value-type="float">
            <text:p>1.094605747335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02902869561543" calcext:value-type="float">
            <text:p>1.02902869561543</text:p>
          </table:table-cell>
          <table:table-cell office:value-type="float" office:value="0.848424793576897" calcext:value-type="float">
            <text:p>0.848424793576897</text:p>
          </table:table-cell>
          <table:table-cell office:value-type="float" office:value="1.00300850450034" calcext:value-type="float">
            <text:p>1.00300850450034</text:p>
          </table:table-cell>
          <table:table-cell office:value-type="float" office:value="1.11428838439607" calcext:value-type="float">
            <text:p>1.11428838439607</text:p>
          </table:table-cell>
          <table:table-cell office:value-type="float" office:value="1.09291823408707" calcext:value-type="float">
            <text:p>1.09291823408707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.02787239212852" calcext:value-type="float">
            <text:p>1.02787239212852</text:p>
          </table:table-cell>
          <table:table-cell office:value-type="float" office:value="0.847265837024602" calcext:value-type="float">
            <text:p>0.847265837024602</text:p>
          </table:table-cell>
          <table:table-cell office:value-type="float" office:value="1.00190037987816" calcext:value-type="float">
            <text:p>1.00190037987816</text:p>
          </table:table-cell>
          <table:table-cell office:value-type="float" office:value="1.11245822501342" calcext:value-type="float">
            <text:p>1.11245822501342</text:p>
          </table:table-cell>
          <table:table-cell office:value-type="float" office:value="1.09123808240915" calcext:value-type="float">
            <text:p>1.0912380824091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1.0267317940923" calcext:value-type="float">
            <text:p>1.0267317940923</text:p>
          </table:table-cell>
          <table:table-cell office:value-type="float" office:value="0.846107126801329" calcext:value-type="float">
            <text:p>0.846107126801329</text:p>
          </table:table-cell>
          <table:table-cell office:value-type="float" office:value="1.00080647879598" calcext:value-type="float">
            <text:p>1.00080647879598</text:p>
          </table:table-cell>
          <table:table-cell office:value-type="float" office:value="1.11052709359115" calcext:value-type="float">
            <text:p>1.11052709359115</text:p>
          </table:table-cell>
          <table:table-cell office:value-type="float" office:value="1.08947604842878" calcext:value-type="float">
            <text:p>1.08947604842878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1.02559413790251" calcext:value-type="float">
            <text:p>1.02559413790251</text:p>
          </table:table-cell>
          <table:table-cell office:value-type="float" office:value="0.844948663920478" calcext:value-type="float">
            <text:p>0.844948663920478</text:p>
          </table:table-cell>
          <table:table-cell office:value-type="float" office:value="0.999708095845982" calcext:value-type="float">
            <text:p>0.999708095845982</text:p>
          </table:table-cell>
          <table:table-cell office:value-type="float" office:value="1.10869933259653" calcext:value-type="float">
            <text:p>1.10869933259653</text:p>
          </table:table-cell>
          <table:table-cell office:value-type="float" office:value="1.08780342433732" calcext:value-type="float">
            <text:p>1.08780342433732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.02445601784557" calcext:value-type="float">
            <text:p>1.02445601784557</text:p>
          </table:table-cell>
          <table:table-cell office:value-type="float" office:value="0.843790500456719" calcext:value-type="float">
            <text:p>0.843790500456719</text:p>
          </table:table-cell>
          <table:table-cell office:value-type="float" office:value="0.998623952897185" calcext:value-type="float">
            <text:p>0.998623952897185</text:p>
          </table:table-cell>
          <table:table-cell office:value-type="float" office:value="1.10687451072829" calcext:value-type="float">
            <text:p>1.10687451072829</text:p>
          </table:table-cell>
          <table:table-cell office:value-type="float" office:value="1.08601553161085" calcext:value-type="float">
            <text:p>1.0860155316108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1.02331486596257" calcext:value-type="float">
            <text:p>1.02331486596257</text:p>
          </table:table-cell>
          <table:table-cell office:value-type="float" office:value="0.842642522544406" calcext:value-type="float">
            <text:p>0.842642522544406</text:p>
          </table:table-cell>
          <table:table-cell office:value-type="float" office:value="0.99753537581381" calcext:value-type="float">
            <text:p>0.99753537581381</text:p>
          </table:table-cell>
          <table:table-cell office:value-type="float" office:value="1.10496360849577" calcext:value-type="float">
            <text:p>1.10496360849577</text:p>
          </table:table-cell>
          <table:table-cell office:value-type="float" office:value="1.08432376737762" calcext:value-type="float">
            <text:p>1.08432376737762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.02218263656746" calcext:value-type="float">
            <text:p>1.02218263656746</text:p>
          </table:table-cell>
          <table:table-cell office:value-type="float" office:value="0.841484808086872" calcext:value-type="float">
            <text:p>0.841484808086872</text:p>
          </table:table-cell>
          <table:table-cell office:value-type="float" office:value="0.99646105493391" calcext:value-type="float">
            <text:p>0.99646105493391</text:p>
          </table:table-cell>
          <table:table-cell office:value-type="float" office:value="1.10315220658801" calcext:value-type="float">
            <text:p>1.10315220658801</text:p>
          </table:table-cell>
          <table:table-cell office:value-type="float" office:value="1.08263900858042" calcext:value-type="float">
            <text:p>1.08263900858042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.02114861641193" calcext:value-type="float">
            <text:p>1.02114861641193</text:p>
          </table:table-cell>
          <table:table-cell office:value-type="float" office:value="0.840327345076905" calcext:value-type="float">
            <text:p>0.840327345076905</text:p>
          </table:table-cell>
          <table:table-cell office:value-type="float" office:value="0.995382347894516" calcext:value-type="float">
            <text:p>0.995382347894516</text:p>
          </table:table-cell>
          <table:table-cell office:value-type="float" office:value="1.10134751867882" calcext:value-type="float">
            <text:p>1.10134751867882</text:p>
          </table:table-cell>
          <table:table-cell office:value-type="float" office:value="1.08087805426884" calcext:value-type="float">
            <text:p>1.08087805426884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.02019953273857" calcext:value-type="float">
            <text:p>1.02019953273857</text:p>
          </table:table-cell>
          <table:table-cell office:value-type="float" office:value="0.839170134554966" calcext:value-type="float">
            <text:p>0.839170134554966</text:p>
          </table:table-cell>
          <table:table-cell office:value-type="float" office:value="0.994317912993626" calcext:value-type="float">
            <text:p>0.994317912993626</text:p>
          </table:table-cell>
          <table:table-cell office:value-type="float" office:value="1.09944569324728" calcext:value-type="float">
            <text:p>1.09944569324728</text:p>
          </table:table-cell>
          <table:table-cell office:value-type="float" office:value="1.07917436742169" calcext:value-type="float">
            <text:p>1.07917436742169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.01926219516864" calcext:value-type="float">
            <text:p>1.01926219516864</text:p>
          </table:table-cell>
          <table:table-cell office:value-type="float" office:value="0.838178275920463" calcext:value-type="float">
            <text:p>0.838178275920463</text:p>
          </table:table-cell>
          <table:table-cell office:value-type="float" office:value="0.993249140145613" calcext:value-type="float">
            <text:p>0.993249140145613</text:p>
          </table:table-cell>
          <table:table-cell office:value-type="float" office:value="1.09759703302259" calcext:value-type="float">
            <text:p>1.09759703302259</text:p>
          </table:table-cell>
          <table:table-cell office:value-type="float" office:value="1.07746483190868" calcext:value-type="float">
            <text:p>1.0774648319086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01831786339041" calcext:value-type="float">
            <text:p>1.01831786339041</text:p>
          </table:table-cell>
          <table:table-cell office:value-type="float" office:value="0.837321119067231" calcext:value-type="float">
            <text:p>0.837321119067231</text:p>
          </table:table-cell>
          <table:table-cell office:value-type="float" office:value="0.992203947633752" calcext:value-type="float">
            <text:p>0.992203947633752</text:p>
          </table:table-cell>
          <table:table-cell office:value-type="float" office:value="1.09575451338336" calcext:value-type="float">
            <text:p>1.09575451338336</text:p>
          </table:table-cell>
          <table:table-cell office:value-type="float" office:value="1.07577175274312" calcext:value-type="float">
            <text:p>1.07577175274312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.01738880006613" calcext:value-type="float">
            <text:p>1.01738880006613</text:p>
          </table:table-cell>
          <table:table-cell office:value-type="float" office:value="0.836474419016505" calcext:value-type="float">
            <text:p>0.836474419016505</text:p>
          </table:table-cell>
          <table:table-cell office:value-type="float" office:value="0.991258428160891" calcext:value-type="float">
            <text:p>0.991258428160891</text:p>
          </table:table-cell>
          <table:table-cell office:value-type="float" office:value="1.0939181653579" calcext:value-type="float">
            <text:p>1.0939181653579</text:p>
          </table:table-cell>
          <table:table-cell office:value-type="float" office:value="1.07405755022717" calcext:value-type="float">
            <text:p>1.07405755022717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.01645861558649" calcext:value-type="float">
            <text:p>1.01645861558649</text:p>
          </table:table-cell>
          <table:table-cell office:value-type="float" office:value="0.83561826365931" calcext:value-type="float">
            <text:p>0.83561826365931</text:p>
          </table:table-cell>
          <table:table-cell office:value-type="float" office:value="0.990326682665877" calcext:value-type="float">
            <text:p>0.990326682665877</text:p>
          </table:table-cell>
          <table:table-cell office:value-type="float" office:value="1.09208802007897" calcext:value-type="float">
            <text:p>1.09208802007897</text:p>
          </table:table-cell>
          <table:table-cell office:value-type="float" office:value="1.07235003016739" calcext:value-type="float">
            <text:p>1.07235003016739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.01552147284043" calcext:value-type="float">
            <text:p>1.01552147284043</text:p>
          </table:table-cell>
          <table:table-cell office:value-type="float" office:value="0.83477251176593" calcext:value-type="float">
            <text:p>0.83477251176593</text:p>
          </table:table-cell>
          <table:table-cell office:value-type="float" office:value="0.989390162524371" calcext:value-type="float">
            <text:p>0.989390162524371</text:p>
          </table:table-cell>
          <table:table-cell office:value-type="float" office:value="1.09026803108227" calcext:value-type="float">
            <text:p>1.09026803108227</text:p>
          </table:table-cell>
          <table:table-cell office:value-type="float" office:value="1.0706452796795" calcext:value-type="float">
            <text:p>1.0706452796795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.0145960822416" calcext:value-type="float">
            <text:p>1.0145960822416</text:p>
          </table:table-cell>
          <table:table-cell office:value-type="float" office:value="0.833917309823942" calcext:value-type="float">
            <text:p>0.833917309823942</text:p>
          </table:table-cell>
          <table:table-cell office:value-type="float" office:value="0.988458165225014" calcext:value-type="float">
            <text:p>0.988458165225014</text:p>
          </table:table-cell>
          <table:table-cell office:value-type="float" office:value="1.08835851579339" calcext:value-type="float">
            <text:p>1.08835851579339</text:p>
          </table:table-cell>
          <table:table-cell office:value-type="float" office:value="1.06895119743607" calcext:value-type="float">
            <text:p>1.06895119743607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.01366375751528" calcext:value-type="float">
            <text:p>1.01366375751528</text:p>
          </table:table-cell>
          <table:table-cell office:value-type="float" office:value="0.833072511891372" calcext:value-type="float">
            <text:p>0.833072511891372</text:p>
          </table:table-cell>
          <table:table-cell office:value-type="float" office:value="0.987530703573312" calcext:value-type="float">
            <text:p>0.987530703573312</text:p>
          </table:table-cell>
          <table:table-cell office:value-type="float" office:value="1.08657482268825" calcext:value-type="float">
            <text:p>1.08657482268825</text:p>
          </table:table-cell>
          <table:table-cell office:value-type="float" office:value="1.06727306281008" calcext:value-type="float">
            <text:p>1.06727306281008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.01274318719012" calcext:value-type="float">
            <text:p>1.01274318719012</text:p>
          </table:table-cell>
          <table:table-cell office:value-type="float" office:value="0.832218269220882" calcext:value-type="float">
            <text:p>0.832218269220882</text:p>
          </table:table-cell>
          <table:table-cell office:value-type="float" office:value="0.986607790360486" calcext:value-type="float">
            <text:p>0.986607790360486</text:p>
          </table:table-cell>
          <table:table-cell office:value-type="float" office:value="1.08474555265279" calcext:value-type="float">
            <text:p>1.08474555265279</text:p>
          </table:table-cell>
          <table:table-cell office:value-type="float" office:value="1.06559255975255" calcext:value-type="float">
            <text:p>1.06559255975255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.01181570703365" calcext:value-type="float">
            <text:p>1.01181570703365</text:p>
          </table:table-cell>
          <table:table-cell office:value-type="float" office:value="0.831374431093476" calcext:value-type="float">
            <text:p>0.831374431093476</text:p>
          </table:table-cell>
          <table:table-cell office:value-type="float" office:value="0.985698674545117" calcext:value-type="float">
            <text:p>0.985698674545117</text:p>
          </table:table-cell>
          <table:table-cell office:value-type="float" office:value="1.08292831904979" calcext:value-type="float">
            <text:p>1.08292831904979</text:p>
          </table:table-cell>
          <table:table-cell office:value-type="float" office:value="1.06391889963474" calcext:value-type="float">
            <text:p>1.06391889963474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.01089998343061" calcext:value-type="float">
            <text:p>1.01089998343061</text:p>
          </table:table-cell>
          <table:table-cell office:value-type="float" office:value="0.830521153592129" calcext:value-type="float">
            <text:p>0.830521153592129</text:p>
          </table:table-cell>
          <table:table-cell office:value-type="float" office:value="0.98478488823702" calcext:value-type="float">
            <text:p>0.98478488823702</text:p>
          </table:table-cell>
          <table:table-cell office:value-type="float" office:value="1.08111266226051" calcext:value-type="float">
            <text:p>1.08111266226051</text:p>
          </table:table-cell>
          <table:table-cell office:value-type="float" office:value="1.06225822519762" calcext:value-type="float">
            <text:p>1.06225822519762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.00997737444955" calcext:value-type="float">
            <text:p>1.00997737444955</text:p>
          </table:table-cell>
          <table:table-cell office:value-type="float" office:value="0.829678281155413" calcext:value-type="float">
            <text:p>0.829678281155413</text:p>
          </table:table-cell>
          <table:table-cell office:value-type="float" office:value="0.983875688590789" calcext:value-type="float">
            <text:p>0.983875688590789</text:p>
          </table:table-cell>
          <table:table-cell office:value-type="float" office:value="1.07930664859437" calcext:value-type="float">
            <text:p>1.07930664859437</text:p>
          </table:table-cell>
          <table:table-cell office:value-type="float" office:value="1.06060475658937" calcext:value-type="float">
            <text:p>1.0606047565893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00906652407064" calcext:value-type="float">
            <text:p>1.00906652407064</text:p>
          </table:table-cell>
          <table:table-cell office:value-type="float" office:value="0.828825974762495" calcext:value-type="float">
            <text:p>0.828825974762495</text:p>
          </table:table-cell>
          <table:table-cell office:value-type="float" office:value="0.982985617900893" calcext:value-type="float">
            <text:p>0.982985617900893</text:p>
          </table:table-cell>
          <table:table-cell office:value-type="float" office:value="1.07749309273888" calcext:value-type="float">
            <text:p>1.07749309273888</text:p>
          </table:table-cell>
          <table:table-cell office:value-type="float" office:value="1.05895243330378" calcext:value-type="float">
            <text:p>1.05895243330378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00814881292397" calcext:value-type="float">
            <text:p>1.00814881292397</text:p>
          </table:table-cell>
          <table:table-cell office:value-type="float" office:value="0.827984073943455" calcext:value-type="float">
            <text:p>0.827984073943455</text:p>
          </table:table-cell>
          <table:table-cell office:value-type="float" office:value="0.982251472943665" calcext:value-type="float">
            <text:p>0.982251472943665</text:p>
          </table:table-cell>
          <table:table-cell office:value-type="float" office:value="1.0756984215383" calcext:value-type="float">
            <text:p>1.0756984215383</text:p>
          </table:table-cell>
          <table:table-cell office:value-type="float" office:value="1.0573113473807" calcext:value-type="float">
            <text:p>1.0573113473807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.00731919489306" calcext:value-type="float">
            <text:p>1.00731919489306</text:p>
          </table:table-cell>
          <table:table-cell office:value-type="float" office:value="0.827421301411198" calcext:value-type="float">
            <text:p>0.827421301411198</text:p>
          </table:table-cell>
          <table:table-cell office:value-type="float" office:value="0.981521337210761" calcext:value-type="float">
            <text:p>0.981521337210761</text:p>
          </table:table-cell>
          <table:table-cell office:value-type="float" office:value="1.07390535681688" calcext:value-type="float">
            <text:p>1.07390535681688</text:p>
          </table:table-cell>
          <table:table-cell office:value-type="float" office:value="1.05567648017752" calcext:value-type="float">
            <text:p>1.05567648017752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.00668169929725" calcext:value-type="float">
            <text:p>1.00668169929725</text:p>
          </table:table-cell>
          <table:table-cell office:value-type="float" office:value="0.826993498211443" calcext:value-type="float">
            <text:p>0.826993498211443</text:p>
          </table:table-cell>
          <table:table-cell office:value-type="float" office:value="0.980791271168336" calcext:value-type="float">
            <text:p>0.980791271168336</text:p>
          </table:table-cell>
          <table:table-cell office:value-type="float" office:value="1.07212464429282" calcext:value-type="float">
            <text:p>1.07212464429282</text:p>
          </table:table-cell>
          <table:table-cell office:value-type="float" office:value="1.05405203068919" calcext:value-type="float">
            <text:p>1.05405203068919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.00603672582068" calcext:value-type="float">
            <text:p>1.00603672582068</text:p>
          </table:table-cell>
          <table:table-cell office:value-type="float" office:value="0.826576561138773" calcext:value-type="float">
            <text:p>0.826576561138773</text:p>
          </table:table-cell>
          <table:table-cell office:value-type="float" office:value="0.980069162100308" calcext:value-type="float">
            <text:p>0.980069162100308</text:p>
          </table:table-cell>
          <table:table-cell office:value-type="float" office:value="1.07037232708997" calcext:value-type="float">
            <text:p>1.07037232708997</text:p>
          </table:table-cell>
          <table:table-cell office:value-type="float" office:value="1.05242971000443" calcext:value-type="float">
            <text:p>1.05242971000443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00540657671412" calcext:value-type="float">
            <text:p>1.00540657671412</text:p>
          </table:table-cell>
          <table:table-cell office:value-type="float" office:value="0.826150403479294" calcext:value-type="float">
            <text:p>0.826150403479294</text:p>
          </table:table-cell>
          <table:table-cell office:value-type="float" office:value="0.979347103380614" calcext:value-type="float">
            <text:p>0.979347103380614</text:p>
          </table:table-cell>
          <table:table-cell office:value-type="float" office:value="1.06862487922563" calcext:value-type="float">
            <text:p>1.06862487922563</text:p>
          </table:table-cell>
          <table:table-cell office:value-type="float" office:value="1.05083503600708" calcext:value-type="float">
            <text:p>1.05083503600708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.00477454237257" calcext:value-type="float">
            <text:p>1.00477454237257</text:p>
          </table:table-cell>
          <table:table-cell office:value-type="float" office:value="0.82573511514347" calcext:value-type="float">
            <text:p>0.82573511514347</text:p>
          </table:table-cell>
          <table:table-cell office:value-type="float" office:value="0.978633056564104" calcext:value-type="float">
            <text:p>0.978633056564104</text:p>
          </table:table-cell>
          <table:table-cell office:value-type="float" office:value="1.06688232462629" calcext:value-type="float">
            <text:p>1.06688232462629</text:p>
          </table:table-cell>
          <table:table-cell office:value-type="float" office:value="1.04926541813785" calcext:value-type="float">
            <text:p>1.04926541813785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.00414807035616" calcext:value-type="float">
            <text:p>1.00414807035616</text:p>
          </table:table-cell>
          <table:table-cell office:value-type="float" office:value="0.825310608084011" calcext:value-type="float">
            <text:p>0.825310608084011</text:p>
          </table:table-cell>
          <table:table-cell office:value-type="float" office:value="0.977919040616349" calcext:value-type="float">
            <text:p>0.977919040616349</text:p>
          </table:table-cell>
          <table:table-cell office:value-type="float" office:value="1.06514468730779" calcext:value-type="float">
            <text:p>1.06514468730779</text:p>
          </table:table-cell>
          <table:table-cell office:value-type="float" office:value="1.04770133649815" calcext:value-type="float">
            <text:p>1.0477013364981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00351969492382" calcext:value-type="float">
            <text:p>1.00351969492382</text:p>
          </table:table-cell>
          <table:table-cell office:value-type="float" office:value="0.824896973506389" calcext:value-type="float">
            <text:p>0.824896973506389</text:p>
          </table:table-cell>
          <table:table-cell office:value-type="float" office:value="0.977213091449352" calcext:value-type="float">
            <text:p>0.977213091449352</text:p>
          </table:table-cell>
          <table:table-cell office:value-type="float" office:value="1.06341199137493" calcext:value-type="float">
            <text:p>1.06341199137493</text:p>
          </table:table-cell>
          <table:table-cell office:value-type="float" office:value="1.04614709195218" calcext:value-type="float">
            <text:p>1.04614709195218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.00289691379523" calcext:value-type="float">
            <text:p>1.00289691379523</text:p>
          </table:table-cell>
          <table:table-cell office:value-type="float" office:value="0.824474122107541" calcext:value-type="float">
            <text:p>0.824474122107541</text:p>
          </table:table-cell>
          <table:table-cell office:value-type="float" office:value="0.976511213658092" calcext:value-type="float">
            <text:p>0.976511213658092</text:p>
          </table:table-cell>
          <table:table-cell office:value-type="float" office:value="1.06168426102114" calcext:value-type="float">
            <text:p>1.06168426102114</text:p>
          </table:table-cell>
          <table:table-cell office:value-type="float" office:value="1.04458514851591" calcext:value-type="float">
            <text:p>1.0445851485159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00227221102852" calcext:value-type="float">
            <text:p>1.00227221102852</text:p>
          </table:table-cell>
          <table:table-cell office:value-type="float" office:value="0.824062146309973" calcext:value-type="float">
            <text:p>0.824062146309973</text:p>
          </table:table-cell>
          <table:table-cell office:value-type="float" office:value="0.97581846759528" calcext:value-type="float">
            <text:p>0.97581846759528</text:p>
          </table:table-cell>
          <table:table-cell office:value-type="float" office:value="1.05996152052799" calcext:value-type="float">
            <text:p>1.05996152052799</text:p>
          </table:table-cell>
          <table:table-cell office:value-type="float" office:value="1.04303785573679" calcext:value-type="float">
            <text:p>1.04303785573679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.00165313457304" calcext:value-type="float">
            <text:p>1.00165313457304</text:p>
          </table:table-cell>
          <table:table-cell office:value-type="float" office:value="0.823640955632975" calcext:value-type="float">
            <text:p>0.823640955632975</text:p>
          </table:table-cell>
          <table:table-cell office:value-type="float" office:value="0.975343291205717" calcext:value-type="float">
            <text:p>0.975343291205717</text:p>
          </table:table-cell>
          <table:table-cell office:value-type="float" office:value="1.05829259999303" calcext:value-type="float">
            <text:p>1.05829259999303</text:p>
          </table:table-cell>
          <table:table-cell office:value-type="float" office:value="1.0414961989849" calcext:value-type="float">
            <text:p>1.0414961989849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.00103211821599" calcext:value-type="float">
            <text:p>1.00103211821599</text:p>
          </table:table-cell>
          <table:table-cell office:value-type="float" office:value="0.823230643637614" calcext:value-type="float">
            <text:p>0.823230643637614</text:p>
          </table:table-cell>
          <table:table-cell office:value-type="float" office:value="0.974866441365175" calcext:value-type="float">
            <text:p>0.974866441365175</text:p>
          </table:table-cell>
          <table:table-cell office:value-type="float" office:value="1.05664203758889" calcext:value-type="float">
            <text:p>1.05664203758889</text:p>
          </table:table-cell>
          <table:table-cell office:value-type="float" office:value="1.0399929658416" calcext:value-type="float">
            <text:p>1.0399929658416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1.00041294393865" calcext:value-type="float">
            <text:p>1.00041294393865</text:p>
          </table:table-cell>
          <table:table-cell office:value-type="float" office:value="0.82281111874415" calcext:value-type="float">
            <text:p>0.82281111874415</text:p>
          </table:table-cell>
          <table:table-cell office:value-type="float" office:value="0.974392974779683" calcext:value-type="float">
            <text:p>0.974392974779683</text:p>
          </table:table-cell>
          <table:table-cell office:value-type="float" office:value="1.05499986127961" calcext:value-type="float">
            <text:p>1.05499986127961</text:p>
          </table:table-cell>
          <table:table-cell office:value-type="float" office:value="1.03853154983371" calcext:value-type="float">
            <text:p>1.03853154983371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999799443988643" calcext:value-type="float">
            <text:p>0.999799443988643</text:p>
          </table:table-cell>
          <table:table-cell office:value-type="float" office:value="0.822402475573244" calcext:value-type="float">
            <text:p>0.822402475573244</text:p>
          </table:table-cell>
          <table:table-cell office:value-type="float" office:value="0.973922896383487" calcext:value-type="float">
            <text:p>0.973922896383487</text:p>
          </table:table-cell>
          <table:table-cell office:value-type="float" office:value="1.053357460172" calcext:value-type="float">
            <text:p>1.053357460172</text:p>
          </table:table-cell>
          <table:table-cell office:value-type="float" office:value="1.03707494087939" calcext:value-type="float">
            <text:p>1.03707494087939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999183976702989" calcext:value-type="float">
            <text:p>0.999183976702989</text:p>
          </table:table-cell>
          <table:table-cell office:value-type="float" office:value="0.822427744197021" calcext:value-type="float">
            <text:p>0.822427744197021</text:p>
          </table:table-cell>
          <table:table-cell office:value-type="float" office:value="0.973452047612002" calcext:value-type="float">
            <text:p>0.973452047612002</text:p>
          </table:table-cell>
          <table:table-cell office:value-type="float" office:value="1.05171915951931" calcext:value-type="float">
            <text:p>1.05171915951931</text:p>
          </table:table-cell>
          <table:table-cell office:value-type="float" office:value="1.03561860479619" calcext:value-type="float">
            <text:p>1.03561860479619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998574215819736" calcext:value-type="float">
            <text:p>0.998574215819736</text:p>
          </table:table-cell>
          <table:table-cell office:value-type="float" office:value="0.822557482726283" calcext:value-type="float">
            <text:p>0.822557482726283</text:p>
          </table:table-cell>
          <table:table-cell office:value-type="float" office:value="0.972988743305903" calcext:value-type="float">
            <text:p>0.972988743305903</text:p>
          </table:table-cell>
          <table:table-cell office:value-type="float" office:value="1.05008935581692" calcext:value-type="float">
            <text:p>1.05008935581692</text:p>
          </table:table-cell>
          <table:table-cell office:value-type="float" office:value="1.0341716998642" calcext:value-type="float">
            <text:p>1.0341716998642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997962469234189" calcext:value-type="float">
            <text:p>0.997962469234189</text:p>
          </table:table-cell>
          <table:table-cell office:value-type="float" office:value="0.822698456678387" calcext:value-type="float">
            <text:p>0.822698456678387</text:p>
          </table:table-cell>
          <table:table-cell office:value-type="float" office:value="0.972528841834524" calcext:value-type="float">
            <text:p>0.972528841834524</text:p>
          </table:table-cell>
          <table:table-cell office:value-type="float" office:value="1.04845933159088" calcext:value-type="float">
            <text:p>1.04845933159088</text:p>
          </table:table-cell>
          <table:table-cell office:value-type="float" office:value="1.03272966307742" calcext:value-type="float">
            <text:p>1.03272966307742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9977048085481" calcext:value-type="float">
            <text:p>0.9977048085481</text:p>
          </table:table-cell>
          <table:table-cell office:value-type="float" office:value="0.822840775970661" calcext:value-type="float">
            <text:p>0.822840775970661</text:p>
          </table:table-cell>
          <table:table-cell office:value-type="float" office:value="0.972068133671709" calcext:value-type="float">
            <text:p>0.972068133671709</text:p>
          </table:table-cell>
          <table:table-cell office:value-type="float" office:value="1.0468653927798" calcext:value-type="float">
            <text:p>1.0468653927798</text:p>
          </table:table-cell>
          <table:table-cell office:value-type="float" office:value="1.03128357230201" calcext:value-type="float">
            <text:p>1.03128357230201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99743529765093" calcext:value-type="float">
            <text:p>0.99743529765093</text:p>
          </table:table-cell>
          <table:table-cell office:value-type="float" office:value="0.822974313283228" calcext:value-type="float">
            <text:p>0.822974313283228</text:p>
          </table:table-cell>
          <table:table-cell office:value-type="float" office:value="0.971615035340644" calcext:value-type="float">
            <text:p>0.971615035340644</text:p>
          </table:table-cell>
          <table:table-cell office:value-type="float" office:value="1.04534764207894" calcext:value-type="float">
            <text:p>1.04534764207894</text:p>
          </table:table-cell>
          <table:table-cell office:value-type="float" office:value="1.02989134378341" calcext:value-type="float">
            <text:p>1.0298913437834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97167026430377" calcext:value-type="float">
            <text:p>0.997167026430377</text:p>
          </table:table-cell>
          <table:table-cell office:value-type="float" office:value="0.823119081127391" calcext:value-type="float">
            <text:p>0.823119081127391</text:p>
          </table:table-cell>
          <table:table-cell office:value-type="float" office:value="0.971174406993924" calcext:value-type="float">
            <text:p>0.971174406993924</text:p>
          </table:table-cell>
          <table:table-cell office:value-type="float" office:value="1.04382413868429" calcext:value-type="float">
            <text:p>1.04382413868429</text:p>
          </table:table-cell>
          <table:table-cell office:value-type="float" office:value="1.02856568715858" calcext:value-type="float">
            <text:p>1.02856568715858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99691310855059" calcext:value-type="float">
            <text:p>0.99691310855059</text:p>
          </table:table-cell>
          <table:table-cell office:value-type="float" office:value="0.823255231823643" calcext:value-type="float">
            <text:p>0.823255231823643</text:p>
          </table:table-cell>
          <table:table-cell office:value-type="float" office:value="0.970988255026805" calcext:value-type="float">
            <text:p>0.970988255026805</text:p>
          </table:table-cell>
          <table:table-cell office:value-type="float" office:value="1.04230387066345" calcext:value-type="float">
            <text:p>1.04230387066345</text:p>
          </table:table-cell>
          <table:table-cell office:value-type="float" office:value="1.02724406174969" calcext:value-type="float">
            <text:p>1.0272440617496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996647325587141" calcext:value-type="float">
            <text:p>0.996647325587141</text:p>
          </table:table-cell>
          <table:table-cell office:value-type="float" office:value="0.823402526416455" calcext:value-type="float">
            <text:p>0.823402526416455</text:p>
          </table:table-cell>
          <table:table-cell office:value-type="float" office:value="0.970804744941021" calcext:value-type="float">
            <text:p>0.970804744941021</text:p>
          </table:table-cell>
          <table:table-cell office:value-type="float" office:value="1.04078685219405" calcext:value-type="float">
            <text:p>1.04078685219405</text:p>
          </table:table-cell>
          <table:table-cell office:value-type="float" office:value="1.02591302954978" calcext:value-type="float">
            <text:p>1.02591302954978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99638671373117" calcext:value-type="float">
            <text:p>0.99638671373117</text:p>
          </table:table-cell>
          <table:table-cell office:value-type="float" office:value="0.823551082241412" calcext:value-type="float">
            <text:p>0.823551082241412</text:p>
          </table:table-cell>
          <table:table-cell office:value-type="float" office:value="0.970623878235025" calcext:value-type="float">
            <text:p>0.970623878235025</text:p>
          </table:table-cell>
          <table:table-cell office:value-type="float" office:value="1.03927758876058" calcext:value-type="float">
            <text:p>1.03927758876058</text:p>
          </table:table-cell>
          <table:table-cell office:value-type="float" office:value="1.02459950468464" calcext:value-type="float">
            <text:p>1.02459950468464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996132618982031" calcext:value-type="float">
            <text:p>0.996132618982031</text:p>
          </table:table-cell>
          <table:table-cell office:value-type="float" office:value="0.823690937597956" calcext:value-type="float">
            <text:p>0.823690937597956</text:p>
          </table:table-cell>
          <table:table-cell office:value-type="float" office:value="0.970436631882783" calcext:value-type="float">
            <text:p>0.970436631882783</text:p>
          </table:table-cell>
          <table:table-cell office:value-type="float" office:value="1.03776712802054" calcext:value-type="float">
            <text:p>1.03776712802054</text:p>
          </table:table-cell>
          <table:table-cell office:value-type="float" office:value="1.02327658704771" calcext:value-type="float">
            <text:p>1.02327658704771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995870572815564" calcext:value-type="float">
            <text:p>0.995870572815564</text:p>
          </table:table-cell>
          <table:table-cell office:value-type="float" office:value="0.823842104376804" calcext:value-type="float">
            <text:p>0.823842104376804</text:p>
          </table:table-cell>
          <table:table-cell office:value-type="float" office:value="0.970265386376325" calcext:value-type="float">
            <text:p>0.970265386376325</text:p>
          </table:table-cell>
          <table:table-cell office:value-type="float" office:value="1.03626887833226" calcext:value-type="float">
            <text:p>1.03626887833226</text:p>
          </table:table-cell>
          <table:table-cell office:value-type="float" office:value="1.02197122542663" calcext:value-type="float">
            <text:p>1.02197122542663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99561373157465" calcext:value-type="float">
            <text:p>0.99561373157465</text:p>
          </table:table-cell>
          <table:table-cell office:value-type="float" office:value="0.82398448332235" calcext:value-type="float">
            <text:p>0.82398448332235</text:p>
          </table:table-cell>
          <table:table-cell office:value-type="float" office:value="0.970092480642954" calcext:value-type="float">
            <text:p>0.970092480642954</text:p>
          </table:table-cell>
          <table:table-cell office:value-type="float" office:value="1.03487937098968" calcext:value-type="float">
            <text:p>1.03487937098968</text:p>
          </table:table-cell>
          <table:table-cell office:value-type="float" office:value="1.02070010213578" calcext:value-type="float">
            <text:p>1.02070010213578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995363366213565" calcext:value-type="float">
            <text:p>0.995363366213565</text:p>
          </table:table-cell>
          <table:table-cell office:value-type="float" office:value="0.824138080685512" calcext:value-type="float">
            <text:p>0.824138080685512</text:p>
          </table:table-cell>
          <table:table-cell office:value-type="float" office:value="0.969922224098407" calcext:value-type="float">
            <text:p>0.969922224098407</text:p>
          </table:table-cell>
          <table:table-cell office:value-type="float" office:value="1.03351448020819" calcext:value-type="float">
            <text:p>1.03351448020819</text:p>
          </table:table-cell>
          <table:table-cell office:value-type="float" office:value="1.019523625278" calcext:value-type="float">
            <text:p>1.019523625278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995105065608652" calcext:value-type="float">
            <text:p>0.995105065608652</text:p>
          </table:table-cell>
          <table:table-cell office:value-type="float" office:value="0.824900691053172" calcext:value-type="float">
            <text:p>0.824900691053172</text:p>
          </table:table-cell>
          <table:table-cell office:value-type="float" office:value="0.969754618138011" calcext:value-type="float">
            <text:p>0.969754618138011</text:p>
          </table:table-cell>
          <table:table-cell office:value-type="float" office:value="1.03213852117824" calcext:value-type="float">
            <text:p>1.03213852117824</text:p>
          </table:table-cell>
          <table:table-cell office:value-type="float" office:value="1.01835921687782" calcext:value-type="float">
            <text:p>1.01835921687782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994861173129196" calcext:value-type="float">
            <text:p>0.994861173129196</text:p>
          </table:table-cell>
          <table:table-cell office:value-type="float" office:value="0.825716280270651" calcext:value-type="float">
            <text:p>0.825716280270651</text:p>
          </table:table-cell>
          <table:table-cell office:value-type="float" office:value="0.969589664136329" calcext:value-type="float">
            <text:p>0.969589664136329</text:p>
          </table:table-cell>
          <table:table-cell office:value-type="float" office:value="1.03077842012724" calcext:value-type="float">
            <text:p>1.03077842012724</text:p>
          </table:table-cell>
          <table:table-cell office:value-type="float" office:value="1.01718450779591" calcext:value-type="float">
            <text:p>1.0171845077959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994605376317663" calcext:value-type="float">
            <text:p>0.994605376317663</text:p>
          </table:table-cell>
          <table:table-cell office:value-type="float" office:value="0.826533584433204" calcext:value-type="float">
            <text:p>0.826533584433204</text:p>
          </table:table-cell>
          <table:table-cell office:value-type="float" office:value="0.969427363447102" calcext:value-type="float">
            <text:p>0.969427363447102</text:p>
          </table:table-cell>
          <table:table-cell office:value-type="float" office:value="1.02941184770722" calcext:value-type="float">
            <text:p>1.02941184770722</text:p>
          </table:table-cell>
          <table:table-cell office:value-type="float" office:value="1.01601768493467" calcext:value-type="float">
            <text:p>1.01601768493467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994354840738456" calcext:value-type="float">
            <text:p>0.994354840738456</text:p>
          </table:table-cell>
          <table:table-cell office:value-type="float" office:value="0.827352598458481" calcext:value-type="float">
            <text:p>0.827352598458481</text:p>
          </table:table-cell>
          <table:table-cell office:value-type="float" office:value="0.969569051125293" calcext:value-type="float">
            <text:p>0.969569051125293</text:p>
          </table:table-cell>
          <table:table-cell office:value-type="float" office:value="1.02805198351056" calcext:value-type="float">
            <text:p>1.02805198351056</text:p>
          </table:table-cell>
          <table:table-cell office:value-type="float" office:value="1.01485411035281" calcext:value-type="float">
            <text:p>1.0148541103528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994110711943091" calcext:value-type="float">
            <text:p>0.994110711943091</text:p>
          </table:table-cell>
          <table:table-cell office:value-type="float" office:value="0.828163366458575" calcext:value-type="float">
            <text:p>0.828163366458575</text:p>
          </table:table-cell>
          <table:table-cell office:value-type="float" office:value="0.969699244095818" calcext:value-type="float">
            <text:p>0.969699244095818</text:p>
          </table:table-cell>
          <table:table-cell office:value-type="float" office:value="1.02669027228274" calcext:value-type="float">
            <text:p>1.02669027228274</text:p>
          </table:table-cell>
          <table:table-cell office:value-type="float" office:value="1.01370261536606" calcext:value-type="float">
            <text:p>1.01370261536606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994159928029691" calcext:value-type="float">
            <text:p>0.994159928029691</text:p>
          </table:table-cell>
          <table:table-cell office:value-type="float" office:value="0.828985786428211" calcext:value-type="float">
            <text:p>0.828985786428211</text:p>
          </table:table-cell>
          <table:table-cell office:value-type="float" office:value="0.96984471793169" calcext:value-type="float">
            <text:p>0.96984471793169</text:p>
          </table:table-cell>
          <table:table-cell office:value-type="float" office:value="1.02539991929978" calcext:value-type="float">
            <text:p>1.02539991929978</text:p>
          </table:table-cell>
          <table:table-cell office:value-type="float" office:value="1.01255781395434" calcext:value-type="float">
            <text:p>1.01255781395434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994307643790391" calcext:value-type="float">
            <text:p>0.994307643790391</text:p>
          </table:table-cell>
          <table:table-cell office:value-type="float" office:value="0.829809901088195" calcext:value-type="float">
            <text:p>0.829809901088195</text:p>
          </table:table-cell>
          <table:table-cell office:value-type="float" office:value="0.969987639354234" calcext:value-type="float">
            <text:p>0.969987639354234</text:p>
          </table:table-cell>
          <table:table-cell office:value-type="float" office:value="1.02420687793043" calcext:value-type="float">
            <text:p>1.02420687793043</text:p>
          </table:table-cell>
          <table:table-cell office:value-type="float" office:value="1.01155699246261" calcext:value-type="float">
            <text:p>1.01155699246261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994446908487326" calcext:value-type="float">
            <text:p>0.994446908487326</text:p>
          </table:table-cell>
          <table:table-cell office:value-type="float" office:value="0.830635705394368" calcext:value-type="float">
            <text:p>0.830635705394368</text:p>
          </table:table-cell>
          <table:table-cell office:value-type="float" office:value="0.970136889825348" calcext:value-type="float">
            <text:p>0.970136889825348</text:p>
          </table:table-cell>
          <table:table-cell office:value-type="float" office:value="1.02300658375203" calcext:value-type="float">
            <text:p>1.02300658375203</text:p>
          </table:table-cell>
          <table:table-cell office:value-type="float" office:value="1.01056262072174" calcext:value-type="float">
            <text:p>1.01056262072174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994600068620549" calcext:value-type="float">
            <text:p>0.994600068620549</text:p>
          </table:table-cell>
          <table:table-cell office:value-type="float" office:value="0.831453249314716" calcext:value-type="float">
            <text:p>0.831453249314716</text:p>
          </table:table-cell>
          <table:table-cell office:value-type="float" office:value="0.970283561233519" calcext:value-type="float">
            <text:p>0.970283561233519</text:p>
          </table:table-cell>
          <table:table-cell office:value-type="float" office:value="1.0218079056261" calcext:value-type="float">
            <text:p>1.0218079056261</text:p>
          </table:table-cell>
          <table:table-cell office:value-type="float" office:value="1.00956660008144" calcext:value-type="float">
            <text:p>1.00956660008144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994749877758223" calcext:value-type="float">
            <text:p>0.994749877758223</text:p>
          </table:table-cell>
          <table:table-cell office:value-type="float" office:value="0.832282419316905" calcext:value-type="float">
            <text:p>0.832282419316905</text:p>
          </table:table-cell>
          <table:table-cell office:value-type="float" office:value="0.970436584893624" calcext:value-type="float">
            <text:p>0.970436584893624</text:p>
          </table:table-cell>
          <table:table-cell office:value-type="float" office:value="1.02061084924667" calcext:value-type="float">
            <text:p>1.02061084924667</text:p>
          </table:table-cell>
          <table:table-cell office:value-type="float" office:value="1.0085730010267" calcext:value-type="float">
            <text:p>1.0085730010267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994900380389916" calcext:value-type="float">
            <text:p>0.994900380389916</text:p>
          </table:table-cell>
          <table:table-cell office:value-type="float" office:value="0.833113263908336" calcext:value-type="float">
            <text:p>0.833113263908336</text:p>
          </table:table-cell>
          <table:table-cell office:value-type="float" office:value="0.970587002849307" calcext:value-type="float">
            <text:p>0.970587002849307</text:p>
          </table:table-cell>
          <table:table-cell office:value-type="float" office:value="1.01941542032677" calcext:value-type="float">
            <text:p>1.01941542032677</text:p>
          </table:table-cell>
          <table:table-cell office:value-type="float" office:value="1.0075770351194" calcext:value-type="float">
            <text:p>1.0075770351194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0.995055651609497" calcext:value-type="float">
            <text:p>0.995055651609497</text:p>
          </table:table-cell>
          <table:table-cell office:value-type="float" office:value="0.833945778083923" calcext:value-type="float">
            <text:p>0.833945778083923</text:p>
          </table:table-cell>
          <table:table-cell office:value-type="float" office:value="0.970743796168691" calcext:value-type="float">
            <text:p>0.970743796168691</text:p>
          </table:table-cell>
          <table:table-cell office:value-type="float" office:value="1.01821692703471" calcext:value-type="float">
            <text:p>1.01821692703471</text:p>
          </table:table-cell>
          <table:table-cell office:value-type="float" office:value="1.00658828708663" calcext:value-type="float">
            <text:p>1.00658828708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5198419462169" calcext:value-type="float">
            <text:p>0.995198419462169</text:p>
          </table:table-cell>
          <table:table-cell office:value-type="float" office:value="0.834821147317795" calcext:value-type="float">
            <text:p>0.834821147317795</text:p>
          </table:table-cell>
          <table:table-cell office:value-type="float" office:value="0.970897957151008" calcext:value-type="float">
            <text:p>0.970897957151008</text:p>
          </table:table-cell>
          <table:table-cell office:value-type="float" office:value="1.01703358105817" calcext:value-type="float">
            <text:p>1.01703358105817</text:p>
          </table:table-cell>
          <table:table-cell office:value-type="float" office:value="1.00559715930386" calcext:value-type="float">
            <text:p>1.00559715930386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.995351011703911" calcext:value-type="float">
            <text:p>0.995351011703911</text:p>
          </table:table-cell>
          <table:table-cell office:value-type="float" office:value="0.836396304680981" calcext:value-type="float">
            <text:p>0.836396304680981</text:p>
          </table:table-cell>
          <table:table-cell office:value-type="float" office:value="0.971365191984971" calcext:value-type="float">
            <text:p>0.971365191984971</text:p>
          </table:table-cell>
          <table:table-cell office:value-type="float" office:value="1.01601318387115" calcext:value-type="float">
            <text:p>1.01601318387115</text:p>
          </table:table-cell>
          <table:table-cell office:value-type="float" office:value="1.0047897722907" calcext:value-type="float">
            <text:p>1.0047897722907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995508394540197" calcext:value-type="float">
            <text:p>0.995508394540197</text:p>
          </table:table-cell>
          <table:table-cell office:value-type="float" office:value="0.837983325678978" calcext:value-type="float">
            <text:p>0.837983325678978</text:p>
          </table:table-cell>
          <table:table-cell office:value-type="float" office:value="0.971846892519599" calcext:value-type="float">
            <text:p>0.971846892519599</text:p>
          </table:table-cell>
          <table:table-cell office:value-type="float" office:value="1.01500253837121" calcext:value-type="float">
            <text:p>1.01500253837121</text:p>
          </table:table-cell>
          <table:table-cell office:value-type="float" office:value="1.00397045026236" calcext:value-type="float">
            <text:p>1.00397045026236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995662378519948" calcext:value-type="float">
            <text:p>0.995662378519948</text:p>
          </table:table-cell>
          <table:table-cell office:value-type="float" office:value="0.839562551654729" calcext:value-type="float">
            <text:p>0.839562551654729</text:p>
          </table:table-cell>
          <table:table-cell office:value-type="float" office:value="0.97233429215471" calcext:value-type="float">
            <text:p>0.97233429215471</text:p>
          </table:table-cell>
          <table:table-cell office:value-type="float" office:value="1.01398401688587" calcext:value-type="float">
            <text:p>1.01398401688587</text:p>
          </table:table-cell>
          <table:table-cell office:value-type="float" office:value="1.00316152178999" calcext:value-type="float">
            <text:p>1.00316152178999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995817054081722" calcext:value-type="float">
            <text:p>0.995817054081722</text:p>
          </table:table-cell>
          <table:table-cell office:value-type="float" office:value="0.841153611669712" calcext:value-type="float">
            <text:p>0.841153611669712</text:p>
          </table:table-cell>
          <table:table-cell office:value-type="float" office:value="0.972818296291759" calcext:value-type="float">
            <text:p>0.972818296291759</text:p>
          </table:table-cell>
          <table:table-cell office:value-type="float" office:value="1.01297524362642" calcext:value-type="float">
            <text:p>1.01297524362642</text:p>
          </table:table-cell>
          <table:table-cell office:value-type="float" office:value="1.00235423688435" calcext:value-type="float">
            <text:p>1.00235423688435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9959674308932" calcext:value-type="float">
            <text:p>0.9959674308932</text:p>
          </table:table-cell>
          <table:table-cell office:value-type="float" office:value="0.842736742382222" calcext:value-type="float">
            <text:p>0.842736742382222</text:p>
          </table:table-cell>
          <table:table-cell office:value-type="float" office:value="0.973303444820782" calcext:value-type="float">
            <text:p>0.973303444820782</text:p>
          </table:table-cell>
          <table:table-cell office:value-type="float" office:value="1.01196740841788" calcext:value-type="float">
            <text:p>1.01196740841788</text:p>
          </table:table-cell>
          <table:table-cell office:value-type="float" office:value="1.0015398704495" calcext:value-type="float">
            <text:p>1.0015398704495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996123499672606" calcext:value-type="float">
            <text:p>0.996123499672606</text:p>
          </table:table-cell>
          <table:table-cell office:value-type="float" office:value="0.844331435515698" calcext:value-type="float">
            <text:p>0.844331435515698</text:p>
          </table:table-cell>
          <table:table-cell office:value-type="float" office:value="0.973789736031347" calcext:value-type="float">
            <text:p>0.973789736031347</text:p>
          </table:table-cell>
          <table:table-cell office:value-type="float" office:value="1.01095647898414" calcext:value-type="float">
            <text:p>1.01095647898414</text:p>
          </table:table-cell>
          <table:table-cell office:value-type="float" office:value="1.00074078102174" calcext:value-type="float">
            <text:p>1.00074078102174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996280259063683" calcext:value-type="float">
            <text:p>0.996280259063683</text:p>
          </table:table-cell>
          <table:table-cell office:value-type="float" office:value="0.845919261513769" calcext:value-type="float">
            <text:p>0.845919261513769</text:p>
          </table:table-cell>
          <table:table-cell office:value-type="float" office:value="0.97428175811723" calcext:value-type="float">
            <text:p>0.97428175811723</text:p>
          </table:table-cell>
          <table:table-cell office:value-type="float" office:value="1.0099505414128" calcext:value-type="float">
            <text:p>1.0099505414128</text:p>
          </table:table-cell>
          <table:table-cell office:value-type="float" office:value="0.999938468206919" calcext:value-type="float">
            <text:p>0.999938468206919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996644522585661" calcext:value-type="float">
            <text:p>0.996644522585661</text:p>
          </table:table-cell>
          <table:table-cell office:value-type="float" office:value="0.847517774444879" calcext:value-type="float">
            <text:p>0.847517774444879</text:p>
          </table:table-cell>
          <table:table-cell office:value-type="float" office:value="0.97477033915687" calcext:value-type="float">
            <text:p>0.97477033915687</text:p>
          </table:table-cell>
          <table:table-cell office:value-type="float" office:value="1.00904237463052" calcext:value-type="float">
            <text:p>1.00904237463052</text:p>
          </table:table-cell>
          <table:table-cell office:value-type="float" office:value="0.999295532062463" calcext:value-type="float">
            <text:p>0.999295532062463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997216789118595" calcext:value-type="float">
            <text:p>0.997216789118595</text:p>
          </table:table-cell>
          <table:table-cell office:value-type="float" office:value="0.849109550058177" calcext:value-type="float">
            <text:p>0.849109550058177</text:p>
          </table:table-cell>
          <table:table-cell office:value-type="float" office:value="0.975260057728194" calcext:value-type="float">
            <text:p>0.975260057728194</text:p>
          </table:table-cell>
          <table:table-cell office:value-type="float" office:value="1.00822355244261" calcext:value-type="float">
            <text:p>1.00822355244261</text:p>
          </table:table-cell>
          <table:table-cell office:value-type="float" office:value="0.998673744373006" calcext:value-type="float">
            <text:p>0.99867374437300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997784369590945" calcext:value-type="float">
            <text:p>0.997784369590945</text:p>
          </table:table-cell>
          <table:table-cell office:value-type="float" office:value="0.850702035791616" calcext:value-type="float">
            <text:p>0.850702035791616</text:p>
          </table:table-cell>
          <table:table-cell office:value-type="float" office:value="0.975755530858012" calcext:value-type="float">
            <text:p>0.975755530858012</text:p>
          </table:table-cell>
          <table:table-cell office:value-type="float" office:value="1.00740514997691" calcext:value-type="float">
            <text:p>1.00740514997691</text:p>
          </table:table-cell>
          <table:table-cell office:value-type="float" office:value="0.9980665758355" calcext:value-type="float">
            <text:p>0.9980665758355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99836131755993" calcext:value-type="float">
            <text:p>0.99836131755993</text:p>
          </table:table-cell>
          <table:table-cell office:value-type="float" office:value="0.852307637534711" calcext:value-type="float">
            <text:p>0.852307637534711</text:p>
          </table:table-cell>
          <table:table-cell office:value-type="float" office:value="0.976550850749719" calcext:value-type="float">
            <text:p>0.976550850749719</text:p>
          </table:table-cell>
          <table:table-cell office:value-type="float" office:value="1.00659196042885" calcext:value-type="float">
            <text:p>1.00659196042885</text:p>
          </table:table-cell>
          <table:table-cell office:value-type="float" office:value="0.99744677336688" calcext:value-type="float">
            <text:p>0.9974467733668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998929440200858" calcext:value-type="float">
            <text:p>0.998929440200858</text:p>
          </table:table-cell>
          <table:table-cell office:value-type="float" office:value="0.853903976861567" calcext:value-type="float">
            <text:p>0.853903976861567</text:p>
          </table:table-cell>
          <table:table-cell office:value-type="float" office:value="0.977382191161677" calcext:value-type="float">
            <text:p>0.977382191161677</text:p>
          </table:table-cell>
          <table:table-cell office:value-type="float" office:value="1.00577440616671" calcext:value-type="float">
            <text:p>1.00577440616671</text:p>
          </table:table-cell>
          <table:table-cell office:value-type="float" office:value="0.996841601258696" calcext:value-type="float">
            <text:p>0.996841601258696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999502758875632" calcext:value-type="float">
            <text:p>0.999502758875632</text:p>
          </table:table-cell>
          <table:table-cell office:value-type="float" office:value="0.855666064887465" calcext:value-type="float">
            <text:p>0.855666064887465</text:p>
          </table:table-cell>
          <table:table-cell office:value-type="float" office:value="0.978214073145546" calcext:value-type="float">
            <text:p>0.978214073145546</text:p>
          </table:table-cell>
          <table:table-cell office:value-type="float" office:value="1.00495727471371" calcext:value-type="float">
            <text:p>1.00495727471371</text:p>
          </table:table-cell>
          <table:table-cell office:value-type="float" office:value="0.996223791374207" calcext:value-type="float">
            <text:p>0.996223791374207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.0000714170998" calcext:value-type="float">
            <text:p>1.0000714170998</text:p>
          </table:table-cell>
          <table:table-cell office:value-type="float" office:value="0.858051907812109" calcext:value-type="float">
            <text:p>0.858051907812109</text:p>
          </table:table-cell>
          <table:table-cell office:value-type="float" office:value="0.97904649532083" calcext:value-type="float">
            <text:p>0.97904649532083</text:p>
          </table:table-cell>
          <table:table-cell office:value-type="float" office:value="1.00414537642714" calcext:value-type="float">
            <text:p>1.00414537642714</text:p>
          </table:table-cell>
          <table:table-cell office:value-type="float" office:value="0.995620623028672" calcext:value-type="float">
            <text:p>0.995620623028672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.0006494323688" calcext:value-type="float">
            <text:p>1.0006494323688</text:p>
          </table:table-cell>
          <table:table-cell office:value-type="float" office:value="0.86043850291581" calcext:value-type="float">
            <text:p>0.86043850291581</text:p>
          </table:table-cell>
          <table:table-cell office:value-type="float" office:value="0.979870604212618" calcext:value-type="float">
            <text:p>0.979870604212618</text:p>
          </table:table-cell>
          <table:table-cell office:value-type="float" office:value="1.0033369984706" calcext:value-type="float">
            <text:p>1.0033369984706</text:p>
          </table:table-cell>
          <table:table-cell office:value-type="float" office:value="0.995144746155051" calcext:value-type="float">
            <text:p>0.99514474615505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.00122771340989" calcext:value-type="float">
            <text:p>1.00122771340989</text:p>
          </table:table-cell>
          <table:table-cell office:value-type="float" office:value="0.862828481912831" calcext:value-type="float">
            <text:p>0.862828481912831</text:p>
          </table:table-cell>
          <table:table-cell office:value-type="float" office:value="0.980704106089089" calcext:value-type="float">
            <text:p>0.980704106089089</text:p>
          </table:table-cell>
          <table:table-cell office:value-type="float" office:value="1.00272748167187" calcext:value-type="float">
            <text:p>1.00272748167187</text:p>
          </table:table-cell>
          <table:table-cell office:value-type="float" office:value="0.994736317724451" calcext:value-type="float">
            <text:p>0.994736317724451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.0017929926387" calcext:value-type="float">
            <text:p>1.0017929926387</text:p>
          </table:table-cell>
          <table:table-cell office:value-type="float" office:value="0.865220510910369" calcext:value-type="float">
            <text:p>0.865220510910369</text:p>
          </table:table-cell>
          <table:table-cell office:value-type="float" office:value="0.981538144037205" calcext:value-type="float">
            <text:p>0.981538144037205</text:p>
          </table:table-cell>
          <table:table-cell office:value-type="float" office:value="1.00210930791007" calcext:value-type="float">
            <text:p>1.00210930791007</text:p>
          </table:table-cell>
          <table:table-cell office:value-type="float" office:value="0.994314722811646" calcext:value-type="float">
            <text:p>0.994314722811646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1.00237180132923" calcext:value-type="float">
            <text:p>1.00237180132923</text:p>
          </table:table-cell>
          <table:table-cell office:value-type="float" office:value="0.86761457295276" calcext:value-type="float">
            <text:p>0.86761457295276</text:p>
          </table:table-cell>
          <table:table-cell office:value-type="float" office:value="0.982372716691583" calcext:value-type="float">
            <text:p>0.982372716691583</text:p>
          </table:table-cell>
          <table:table-cell office:value-type="float" office:value="1.00149517847067" calcext:value-type="float">
            <text:p>1.00149517847067</text:p>
          </table:table-cell>
          <table:table-cell office:value-type="float" office:value="0.993907264285758" calcext:value-type="float">
            <text:p>0.993907264285758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1.00294179651663" calcext:value-type="float">
            <text:p>1.00294179651663</text:p>
          </table:table-cell>
          <table:table-cell office:value-type="float" office:value="0.870010651256638" calcext:value-type="float">
            <text:p>0.870010651256638</text:p>
          </table:table-cell>
          <table:table-cell office:value-type="float" office:value="0.983198984387189" calcext:value-type="float">
            <text:p>0.983198984387189</text:p>
          </table:table-cell>
          <table:table-cell office:value-type="float" office:value="1.000877216046" calcext:value-type="float">
            <text:p>1.000877216046</text:p>
          </table:table-cell>
          <table:table-cell office:value-type="float" office:value="0.9934952992843" calcext:value-type="float">
            <text:p>0.993495299284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.00351693682768" calcext:value-type="float">
            <text:p>1.00351693682768</text:p>
          </table:table-cell>
          <table:table-cell office:value-type="float" office:value="0.872408729208964" calcext:value-type="float">
            <text:p>0.872408729208964</text:p>
          </table:table-cell>
          <table:table-cell office:value-type="float" office:value="0.984034625813543" calcext:value-type="float">
            <text:p>0.984034625813543</text:p>
          </table:table-cell>
          <table:table-cell office:value-type="float" office:value="1.0002632895893" calcext:value-type="float">
            <text:p>1.0002632895893</text:p>
          </table:table-cell>
          <table:table-cell office:value-type="float" office:value="0.993088809573444" calcext:value-type="float">
            <text:p>0.993088809573444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.00408746123035" calcext:value-type="float">
            <text:p>1.00408746123035</text:p>
          </table:table-cell>
          <table:table-cell office:value-type="float" office:value="0.874808790365072" calcext:value-type="float">
            <text:p>0.874808790365072</text:p>
          </table:table-cell>
          <table:table-cell office:value-type="float" office:value="0.985167261433306" calcext:value-type="float">
            <text:p>0.985167261433306</text:p>
          </table:table-cell>
          <table:table-cell office:value-type="float" office:value="0.999645539278799" calcext:value-type="float">
            <text:p>0.999645539278799</text:p>
          </table:table-cell>
          <table:table-cell office:value-type="float" office:value="0.992677802511973" calcext:value-type="float">
            <text:p>0.992677802511973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1.00466732444128" calcext:value-type="float">
            <text:p>1.00466732444128</text:p>
          </table:table-cell>
          <table:table-cell office:value-type="float" office:value="0.87721081844674" calcext:value-type="float">
            <text:p>0.87721081844674</text:p>
          </table:table-cell>
          <table:table-cell office:value-type="float" office:value="0.986321314024999" calcext:value-type="float">
            <text:p>0.986321314024999</text:p>
          </table:table-cell>
          <table:table-cell office:value-type="float" office:value="0.999036651179525" calcext:value-type="float">
            <text:p>0.999036651179525</text:p>
          </table:table-cell>
          <table:table-cell office:value-type="float" office:value="0.992377944938318" calcext:value-type="float">
            <text:p>0.992377944938318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1.00533943451951" calcext:value-type="float">
            <text:p>1.00533943451951</text:p>
          </table:table-cell>
          <table:table-cell office:value-type="float" office:value="0.87961479734029" calcext:value-type="float">
            <text:p>0.87961479734029</text:p>
          </table:table-cell>
          <table:table-cell office:value-type="float" office:value="0.987489022723797" calcext:value-type="float">
            <text:p>0.987489022723797</text:p>
          </table:table-cell>
          <table:table-cell office:value-type="float" office:value="0.998540044514991" calcext:value-type="float">
            <text:p>0.998540044514991</text:p>
          </table:table-cell>
          <table:table-cell office:value-type="float" office:value="0.992168028763274" calcext:value-type="float">
            <text:p>0.992168028763274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1.00630996442448" calcext:value-type="float">
            <text:p>1.00630996442448</text:p>
          </table:table-cell>
          <table:table-cell office:value-type="float" office:value="0.8820207110947" calcext:value-type="float">
            <text:p>0.8820207110947</text:p>
          </table:table-cell>
          <table:table-cell office:value-type="float" office:value="0.988648038181435" calcext:value-type="float">
            <text:p>0.988648038181435</text:p>
          </table:table-cell>
          <table:table-cell office:value-type="float" office:value="0.998132137995767" calcext:value-type="float">
            <text:p>0.998132137995767</text:p>
          </table:table-cell>
          <table:table-cell office:value-type="float" office:value="0.991963271749514" calcext:value-type="float">
            <text:p>0.991963271749514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.00728959018745" calcext:value-type="float">
            <text:p>1.00728959018745</text:p>
          </table:table-cell>
          <table:table-cell office:value-type="float" office:value="0.884427062566496" calcext:value-type="float">
            <text:p>0.884427062566496</text:p>
          </table:table-cell>
          <table:table-cell office:value-type="float" office:value="0.989816017096107" calcext:value-type="float">
            <text:p>0.989816017096107</text:p>
          </table:table-cell>
          <table:table-cell office:value-type="float" office:value="0.997715478480714" calcext:value-type="float">
            <text:p>0.997715478480714</text:p>
          </table:table-cell>
          <table:table-cell office:value-type="float" office:value="0.991753643703919" calcext:value-type="float">
            <text:p>0.991753643703919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1.00826017445895" calcext:value-type="float">
            <text:p>1.00826017445895</text:p>
          </table:table-cell>
          <table:table-cell office:value-type="float" office:value="0.887078571717297" calcext:value-type="float">
            <text:p>0.887078571717297</text:p>
          </table:table-cell>
          <table:table-cell office:value-type="float" office:value="0.99097530529272" calcext:value-type="float">
            <text:p>0.99097530529272</text:p>
          </table:table-cell>
          <table:table-cell office:value-type="float" office:value="0.997303654460366" calcext:value-type="float">
            <text:p>0.997303654460366</text:p>
          </table:table-cell>
          <table:table-cell office:value-type="float" office:value="0.991544158219895" calcext:value-type="float">
            <text:p>0.991544158219895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1.00923985305774" calcext:value-type="float">
            <text:p>1.00923985305774</text:p>
          </table:table-cell>
          <table:table-cell office:value-type="float" office:value="0.890246672557668" calcext:value-type="float">
            <text:p>0.890246672557668</text:p>
          </table:table-cell>
          <table:table-cell office:value-type="float" office:value="0.992143552516469" calcext:value-type="float">
            <text:p>0.992143552516469</text:p>
          </table:table-cell>
          <table:table-cell office:value-type="float" office:value="0.996895748310725" calcext:value-type="float">
            <text:p>0.996895748310725</text:p>
          </table:table-cell>
          <table:table-cell office:value-type="float" office:value="0.991334815387818" calcext:value-type="float">
            <text:p>0.991334815387818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1.01021049138286" calcext:value-type="float">
            <text:p>1.01021049138286</text:p>
          </table:table-cell>
          <table:table-cell office:value-type="float" office:value="0.893415078728807" calcext:value-type="float">
            <text:p>0.893415078728807</text:p>
          </table:table-cell>
          <table:table-cell office:value-type="float" office:value="0.993298400532287" calcext:value-type="float">
            <text:p>0.993298400532287</text:p>
          </table:table-cell>
          <table:table-cell office:value-type="float" office:value="0.996479089043017" calcext:value-type="float">
            <text:p>0.996479089043017</text:p>
          </table:table-cell>
          <table:table-cell office:value-type="float" office:value="0.991130645273367" calcext:value-type="float">
            <text:p>0.991130645273367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1.01119022251009" calcext:value-type="float">
            <text:p>1.01119022251009</text:p>
          </table:table-cell>
          <table:table-cell office:value-type="float" office:value="0.896575385843265" calcext:value-type="float">
            <text:p>0.896575385843265</text:p>
          </table:table-cell>
          <table:table-cell office:value-type="float" office:value="0.994458091877179" calcext:value-type="float">
            <text:p>0.994458091877179</text:p>
          </table:table-cell>
          <table:table-cell office:value-type="float" office:value="0.996062429870739" calcext:value-type="float">
            <text:p>0.996062429870739</text:p>
          </table:table-cell>
          <table:table-cell office:value-type="float" office:value="0.99100734013427" calcext:value-type="float">
            <text:p>0.9910073401342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.01216091457831" calcext:value-type="float">
            <text:p>1.01216091457831</text:p>
          </table:table-cell>
          <table:table-cell office:value-type="float" office:value="0.899747339312543" calcext:value-type="float">
            <text:p>0.899747339312543</text:p>
          </table:table-cell>
          <table:table-cell office:value-type="float" office:value="0.995626735679592" calcext:value-type="float">
            <text:p>0.995626735679592</text:p>
          </table:table-cell>
          <table:table-cell office:value-type="float" office:value="0.995683787655499" calcext:value-type="float">
            <text:p>0.995683787655499</text:p>
          </table:table-cell>
          <table:table-cell office:value-type="float" office:value="0.990992903809104" calcext:value-type="float">
            <text:p>0.990992903809104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1.01314069792897" calcext:value-type="float">
            <text:p>1.01314069792897</text:p>
          </table:table-cell>
          <table:table-cell office:value-type="float" office:value="0.902922602773903" calcext:value-type="float">
            <text:p>0.902922602773903</text:p>
          </table:table-cell>
          <table:table-cell office:value-type="float" office:value="0.997050309061684" calcext:value-type="float">
            <text:p>0.997050309061684</text:p>
          </table:table-cell>
          <table:table-cell office:value-type="float" office:value="0.9954642005115" calcext:value-type="float">
            <text:p>0.9954642005115</text:p>
          </table:table-cell>
          <table:table-cell office:value-type="float" office:value="0.990983503646756" calcext:value-type="float">
            <text:p>0.990983503646756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.01411144343213" calcext:value-type="float">
            <text:p>1.01411144343213</text:p>
          </table:table-cell>
          <table:table-cell office:value-type="float" office:value="0.906088166129544" calcext:value-type="float">
            <text:p>0.906088166129544</text:p>
          </table:table-cell>
          <table:table-cell office:value-type="float" office:value="0.998517350875787" calcext:value-type="float">
            <text:p>0.998517350875787</text:p>
          </table:table-cell>
          <table:table-cell office:value-type="float" office:value="0.995253483540751" calcext:value-type="float">
            <text:p>0.995253483540751</text:p>
          </table:table-cell>
          <table:table-cell office:value-type="float" office:value="0.990982748235306" calcext:value-type="float">
            <text:p>0.990982748235306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1.01509127870355" calcext:value-type="float">
            <text:p>1.01509127870355</text:p>
          </table:table-cell>
          <table:table-cell office:value-type="float" office:value="0.909265314251017" calcext:value-type="float">
            <text:p>0.909265314251017</text:p>
          </table:table-cell>
          <table:table-cell office:value-type="float" office:value="0.999979675443456" calcext:value-type="float">
            <text:p>0.999979675443456</text:p>
          </table:table-cell>
          <table:table-cell office:value-type="float" office:value="0.995029298915364" calcext:value-type="float">
            <text:p>0.995029298915364</text:p>
          </table:table-cell>
          <table:table-cell office:value-type="float" office:value="0.990968321643028" calcext:value-type="float">
            <text:p>0.990968321643028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1.01606207733583" calcext:value-type="float">
            <text:p>1.01606207733583</text:p>
          </table:table-cell>
          <table:table-cell office:value-type="float" office:value="0.912444152592366" calcext:value-type="float">
            <text:p>0.912444152592366</text:p>
          </table:table-cell>
          <table:table-cell office:value-type="float" office:value="1.00144200051725" calcext:value-type="float">
            <text:p>1.00144200051725</text:p>
          </table:table-cell>
          <table:table-cell office:value-type="float" office:value="0.994818816518868" calcext:value-type="float">
            <text:p>0.994818816518868</text:p>
          </table:table-cell>
          <table:table-cell office:value-type="float" office:value="0.990967572880162" calcext:value-type="float">
            <text:p>0.990967572880162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1.01704196422763" calcext:value-type="float">
            <text:p>1.01704196422763</text:p>
          </table:table-cell>
          <table:table-cell office:value-type="float" office:value="0.915616414935862" calcext:value-type="float">
            <text:p>0.915616414935862</text:p>
          </table:table-cell>
          <table:table-cell office:value-type="float" office:value="1.00290904313402" calcext:value-type="float">
            <text:p>1.00290904313402</text:p>
          </table:table-cell>
          <table:table-cell office:value-type="float" office:value="0.994608450848876" calcext:value-type="float">
            <text:p>0.994608450848876</text:p>
          </table:table-cell>
          <table:table-cell office:value-type="float" office:value="0.990953152525386" calcext:value-type="float">
            <text:p>0.990953152525386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1.01801281568554" calcext:value-type="float">
            <text:p>1.01801281568554</text:p>
          </table:table-cell>
          <table:table-cell office:value-type="float" office:value="0.918798596537892" calcext:value-type="float">
            <text:p>0.918798596537892</text:p>
          </table:table-cell>
          <table:table-cell office:value-type="float" office:value="1.00437136901646" calcext:value-type="float">
            <text:p>1.00437136901646</text:p>
          </table:table-cell>
          <table:table-cell office:value-type="float" office:value="0.994389438399262" calcext:value-type="float">
            <text:p>0.994389438399262</text:p>
          </table:table-cell>
          <table:table-cell office:value-type="float" office:value="0.991001387133237" calcext:value-type="float">
            <text:p>0.991001387133237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1.01899275389965" calcext:value-type="float">
            <text:p>1.01899275389965</text:p>
          </table:table-cell>
          <table:table-cell office:value-type="float" office:value="0.921982416155536" calcext:value-type="float">
            <text:p>0.921982416155536</text:p>
          </table:table-cell>
          <table:table-cell office:value-type="float" office:value="1.00583841212195" calcext:value-type="float">
            <text:p>1.00583841212195</text:p>
          </table:table-cell>
          <table:table-cell office:value-type="float" office:value="0.994179304753423" calcext:value-type="float">
            <text:p>0.994179304753423</text:p>
          </table:table-cell>
          <table:table-cell office:value-type="float" office:value="0.991181491453508" calcext:value-type="float">
            <text:p>0.991181491453508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1.01996365788199" calcext:value-type="float">
            <text:p>1.01996365788199</text:p>
          </table:table-cell>
          <table:table-cell office:value-type="float" office:value="0.925157995425646" calcext:value-type="float">
            <text:p>0.925157995425646</text:p>
          </table:table-cell>
          <table:table-cell office:value-type="float" office:value="1.00730073880644" calcext:value-type="float">
            <text:p>1.00730073880644</text:p>
          </table:table-cell>
          <table:table-cell office:value-type="float" office:value="0.994086068959826" calcext:value-type="float">
            <text:p>0.994086068959826</text:p>
          </table:table-cell>
          <table:table-cell office:value-type="float" office:value="0.991366698048709" calcext:value-type="float">
            <text:p>0.991366698048709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1.02128900454279" calcext:value-type="float">
            <text:p>1.02128900454279</text:p>
          </table:table-cell>
          <table:table-cell office:value-type="float" office:value="0.928642493374065" calcext:value-type="float">
            <text:p>0.928642493374065</text:p>
          </table:table-cell>
          <table:table-cell office:value-type="float" office:value="1.00875896452027" calcext:value-type="float">
            <text:p>1.00875896452027</text:p>
          </table:table-cell>
          <table:table-cell office:value-type="float" office:value="0.994065618055468" calcext:value-type="float">
            <text:p>0.994065618055468</text:p>
          </table:table-cell>
          <table:table-cell office:value-type="float" office:value="0.991546943770188" calcext:value-type="float">
            <text:p>0.99154694377018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0226143946767" calcext:value-type="float">
            <text:p>1.0226143946767</text:p>
          </table:table-cell>
          <table:table-cell office:value-type="float" office:value="0.932471797160643" calcext:value-type="float">
            <text:p>0.932471797160643</text:p>
          </table:table-cell>
          <table:table-cell office:value-type="float" office:value="1.01022129189599" calcext:value-type="float">
            <text:p>1.01022129189599</text:p>
          </table:table-cell>
          <table:table-cell office:value-type="float" office:value="0.994036833120383" calcext:value-type="float">
            <text:p>0.994036833120383</text:p>
          </table:table-cell>
          <table:table-cell office:value-type="float" office:value="0.991732287111799" calcext:value-type="float">
            <text:p>0.991732287111799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.02393559978155" calcext:value-type="float">
            <text:p>1.02393559978155</text:p>
          </table:table-cell>
          <table:table-cell office:value-type="float" office:value="0.936312256568288" calcext:value-type="float">
            <text:p>0.936312256568288</text:p>
          </table:table-cell>
          <table:table-cell office:value-type="float" office:value="1.01190270110322" calcext:value-type="float">
            <text:p>1.01190270110322</text:p>
          </table:table-cell>
          <table:table-cell office:value-type="float" office:value="0.994017259659006" calcext:value-type="float">
            <text:p>0.994017259659006</text:p>
          </table:table-cell>
          <table:table-cell office:value-type="float" office:value="0.991917697644316" calcext:value-type="float">
            <text:p>0.991917697644316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1.02526107821374" calcext:value-type="float">
            <text:p>1.02526107821374</text:p>
          </table:table-cell>
          <table:table-cell office:value-type="float" office:value="0.94014414299085" calcext:value-type="float">
            <text:p>0.94014414299085</text:p>
          </table:table-cell>
          <table:table-cell office:value-type="float" office:value="1.01362303313411" calcext:value-type="float">
            <text:p>1.01362303313411</text:p>
          </table:table-cell>
          <table:table-cell office:value-type="float" office:value="0.993989345868455" calcext:value-type="float">
            <text:p>0.993989345868455</text:p>
          </table:table-cell>
          <table:table-cell office:value-type="float" office:value="0.992098154015015" calcext:value-type="float">
            <text:p>0.992098154015015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1.02658659961057" calcext:value-type="float">
            <text:p>1.02658659961057</text:p>
          </table:table-cell>
          <table:table-cell office:value-type="float" office:value="0.943977298138043" calcext:value-type="float">
            <text:p>0.943977298138043</text:p>
          </table:table-cell>
          <table:table-cell office:value-type="float" office:value="1.0153435296982" calcext:value-type="float">
            <text:p>1.0153435296982</text:p>
          </table:table-cell>
          <table:table-cell office:value-type="float" office:value="0.993965870490531" calcext:value-type="float">
            <text:p>0.993965870490531</text:p>
          </table:table-cell>
          <table:table-cell office:value-type="float" office:value="0.992308260673063" calcext:value-type="float">
            <text:p>0.992308260673063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1.02791216380584" calcext:value-type="float">
            <text:p>1.02791216380584</text:p>
          </table:table-cell>
          <table:table-cell office:value-type="float" office:value="0.947821556043119" calcext:value-type="float">
            <text:p>0.947821556043119</text:p>
          </table:table-cell>
          <table:table-cell office:value-type="float" office:value="1.0170683127991" calcext:value-type="float">
            <text:p>1.0170683127991</text:p>
          </table:table-cell>
          <table:table-cell office:value-type="float" office:value="0.993938833782039" calcext:value-type="float">
            <text:p>0.993938833782039</text:p>
          </table:table-cell>
          <table:table-cell office:value-type="float" office:value="0.992666796160726" calcext:value-type="float">
            <text:p>0.99266679616072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1.02923354978353" calcext:value-type="float">
            <text:p>1.02923354978353</text:p>
          </table:table-cell>
          <table:table-cell office:value-type="float" office:value="0.951657200729338" calcext:value-type="float">
            <text:p>0.951657200729338</text:p>
          </table:table-cell>
          <table:table-cell office:value-type="float" office:value="1.01878914133397" calcext:value-type="float">
            <text:p>1.01878914133397</text:p>
          </table:table-cell>
          <table:table-cell office:value-type="float" office:value="0.993963484289036" calcext:value-type="float">
            <text:p>0.993963484289036</text:p>
          </table:table-cell>
          <table:table-cell office:value-type="float" office:value="0.993039331748748" calcext:value-type="float">
            <text:p>0.993039331748748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.03055920091958" calcext:value-type="float">
            <text:p>1.03055920091958</text:p>
          </table:table-cell>
          <table:table-cell office:value-type="float" office:value="0.95550391417304" calcext:value-type="float">
            <text:p>0.95550391417304</text:p>
          </table:table-cell>
          <table:table-cell office:value-type="float" office:value="1.02050543653623" calcext:value-type="float">
            <text:p>1.02050543653623</text:p>
          </table:table-cell>
          <table:table-cell office:value-type="float" office:value="0.994110758014418" calcext:value-type="float">
            <text:p>0.994110758014418</text:p>
          </table:table-cell>
          <table:table-cell office:value-type="float" office:value="0.993398537144081" calcext:value-type="float">
            <text:p>0.993398537144081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1.03188489435595" calcext:value-type="float">
            <text:p>1.03188489435595</text:p>
          </table:table-cell>
          <table:table-cell office:value-type="float" office:value="0.959341988761047" calcext:value-type="float">
            <text:p>0.959341988761047</text:p>
          </table:table-cell>
          <table:table-cell office:value-type="float" office:value="1.02222659180829" calcext:value-type="float">
            <text:p>1.02222659180829</text:p>
          </table:table-cell>
          <table:table-cell office:value-type="float" office:value="0.994258971948456" calcext:value-type="float">
            <text:p>0.994258971948456</text:p>
          </table:table-cell>
          <table:table-cell office:value-type="float" office:value="0.993766739079146" calcext:value-type="float">
            <text:p>0.993766739079146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1.03319734649291" calcext:value-type="float">
            <text:p>1.03319734649291</text:p>
          </table:table-cell>
          <table:table-cell office:value-type="float" office:value="0.963181257500373" calcext:value-type="float">
            <text:p>0.963181257500373</text:p>
          </table:table-cell>
          <table:table-cell office:value-type="float" office:value="1.02394790746405" calcext:value-type="float">
            <text:p>1.02394790746405</text:p>
          </table:table-cell>
          <table:table-cell office:value-type="float" office:value="0.994416930115331" calcext:value-type="float">
            <text:p>0.994416930115331</text:p>
          </table:table-cell>
          <table:table-cell office:value-type="float" office:value="0.994131611508255" calcext:value-type="float">
            <text:p>0.994131611508255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1.03452312501945" calcext:value-type="float">
            <text:p>1.03452312501945</text:p>
          </table:table-cell>
          <table:table-cell office:value-type="float" office:value="0.967031545762598" calcext:value-type="float">
            <text:p>0.967031545762598</text:p>
          </table:table-cell>
          <table:table-cell office:value-type="float" office:value="1.02566469789108" calcext:value-type="float">
            <text:p>1.02566469789108</text:p>
          </table:table-cell>
          <table:table-cell office:value-type="float" office:value="0.994567027806573" calcext:value-type="float">
            <text:p>0.994567027806573</text:p>
          </table:table-cell>
          <table:table-cell office:value-type="float" office:value="0.994500486927985" calcext:value-type="float">
            <text:p>0.99450048692798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3584894535835" calcext:value-type="float">
            <text:p>1.03584894535835</text:p>
          </table:table-cell>
          <table:table-cell office:value-type="float" office:value="0.97087315839918" calcext:value-type="float">
            <text:p>0.97087315839918</text:p>
          </table:table-cell>
          <table:table-cell office:value-type="float" office:value="1.0273951719762" calcext:value-type="float">
            <text:p>1.0273951719762</text:p>
          </table:table-cell>
          <table:table-cell office:value-type="float" office:value="0.994726878092675" calcext:value-type="float">
            <text:p>0.994726878092675</text:p>
          </table:table-cell>
          <table:table-cell office:value-type="float" office:value="0.994869702523904" calcext:value-type="float">
            <text:p>0.994869702523904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.03717059758749" calcext:value-type="float">
            <text:p>1.03717059758749</text:p>
          </table:table-cell>
          <table:table-cell office:value-type="float" office:value="0.97472575886759" calcext:value-type="float">
            <text:p>0.97472575886759</text:p>
          </table:table-cell>
          <table:table-cell office:value-type="float" office:value="1.02927042573854" calcext:value-type="float">
            <text:p>1.02927042573854</text:p>
          </table:table-cell>
          <table:table-cell office:value-type="float" office:value="0.994883573590398" calcext:value-type="float">
            <text:p>0.994883573590398</text:p>
          </table:table-cell>
          <table:table-cell office:value-type="float" office:value="0.995388827594524" calcext:value-type="float">
            <text:p>0.99538882759452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.03849650288289" calcext:value-type="float">
            <text:p>1.03849650288289</text:p>
          </table:table-cell>
          <table:table-cell office:value-type="float" office:value="0.978853783565247" calcext:value-type="float">
            <text:p>0.978853783565247</text:p>
          </table:table-cell>
          <table:table-cell office:value-type="float" office:value="1.03118476191224" calcext:value-type="float">
            <text:p>1.03118476191224</text:p>
          </table:table-cell>
          <table:table-cell office:value-type="float" office:value="0.995036482798495" calcext:value-type="float">
            <text:p>0.995036482798495</text:p>
          </table:table-cell>
          <table:table-cell office:value-type="float" office:value="0.995921089293725" calcext:value-type="float">
            <text:p>0.995921089293725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.03982244950761" calcext:value-type="float">
            <text:p>1.03982244950761</text:p>
          </table:table-cell>
          <table:table-cell office:value-type="float" office:value="0.983170231292628" calcext:value-type="float">
            <text:p>0.983170231292628</text:p>
          </table:table-cell>
          <table:table-cell office:value-type="float" office:value="1.03309972979379" calcext:value-type="float">
            <text:p>1.03309972979379</text:p>
          </table:table-cell>
          <table:table-cell office:value-type="float" office:value="0.995309947152142" calcext:value-type="float">
            <text:p>0.995309947152142</text:p>
          </table:table-cell>
          <table:table-cell office:value-type="float" office:value="0.996454130454583" calcext:value-type="float">
            <text:p>0.996454130454583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.04134079589729" calcext:value-type="float">
            <text:p>1.04134079589729</text:p>
          </table:table-cell>
          <table:table-cell office:value-type="float" office:value="0.987497239742978" calcext:value-type="float">
            <text:p>0.987497239742978</text:p>
          </table:table-cell>
          <table:table-cell office:value-type="float" office:value="1.03501998014531" calcext:value-type="float">
            <text:p>1.03501998014531</text:p>
          </table:table-cell>
          <table:table-cell office:value-type="float" office:value="0.99562792498001" calcext:value-type="float">
            <text:p>0.99562792498001</text:p>
          </table:table-cell>
          <table:table-cell office:value-type="float" office:value="0.996982996946287" calcext:value-type="float">
            <text:p>0.996982996946287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.04292077599404" calcext:value-type="float">
            <text:p>1.04292077599404</text:p>
          </table:table-cell>
          <table:table-cell office:value-type="float" office:value="0.991816976311658" calcext:value-type="float">
            <text:p>0.991816976311658</text:p>
          </table:table-cell>
          <table:table-cell office:value-type="float" office:value="1.03693619408332" calcext:value-type="float">
            <text:p>1.03693619408332</text:p>
          </table:table-cell>
          <table:table-cell office:value-type="float" office:value="0.995938646403482" calcext:value-type="float">
            <text:p>0.995938646403482</text:p>
          </table:table-cell>
          <table:table-cell office:value-type="float" office:value="0.997517600947472" calcext:value-type="float">
            <text:p>0.997517600947472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.04450111211047" calcext:value-type="float">
            <text:p>1.04450111211047</text:p>
          </table:table-cell>
          <table:table-cell office:value-type="float" office:value="0.99614541975557" calcext:value-type="float">
            <text:p>0.99614541975557</text:p>
          </table:table-cell>
          <table:table-cell office:value-type="float" office:value="1.03885302930684" calcext:value-type="float">
            <text:p>1.03885302930684</text:p>
          </table:table-cell>
          <table:table-cell office:value-type="float" office:value="0.996259784443797" calcext:value-type="float">
            <text:p>0.996259784443797</text:p>
          </table:table-cell>
          <table:table-cell office:value-type="float" office:value="0.998052980657841" calcext:value-type="float">
            <text:p>0.998052980657841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.04608598848278" calcext:value-type="float">
            <text:p>1.04608598848278</text:p>
          </table:table-cell>
          <table:table-cell office:value-type="float" office:value="1.00046659239577" calcext:value-type="float">
            <text:p>1.00046659239577</text:p>
          </table:table-cell>
          <table:table-cell office:value-type="float" office:value="1.04077934400141" calcext:value-type="float">
            <text:p>1.04077934400141</text:p>
          </table:table-cell>
          <table:table-cell office:value-type="float" office:value="0.996582503258009" calcext:value-type="float">
            <text:p>0.996582503258009</text:p>
          </table:table-cell>
          <table:table-cell office:value-type="float" office:value="0.998589134829736" calcext:value-type="float">
            <text:p>0.998589134829736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.0476670265404" calcext:value-type="float">
            <text:p>1.0476670265404</text:p>
          </table:table-cell>
          <table:table-cell office:value-type="float" office:value="1.00479643376159" calcext:value-type="float">
            <text:p>1.00479643376159</text:p>
          </table:table-cell>
          <table:table-cell office:value-type="float" office:value="1.04270204205228" calcext:value-type="float">
            <text:p>1.04270204205228</text:p>
          </table:table-cell>
          <table:table-cell office:value-type="float" office:value="0.996897943522806" calcext:value-type="float">
            <text:p>0.996897943522806</text:p>
          </table:table-cell>
          <table:table-cell office:value-type="float" office:value="0.999238841218655" calcext:value-type="float">
            <text:p>0.999238841218655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.04925259122863" calcext:value-type="float">
            <text:p>1.04925259122863</text:p>
          </table:table-cell>
          <table:table-cell office:value-type="float" office:value="1.00911713274525" calcext:value-type="float">
            <text:p>1.00911713274525</text:p>
          </table:table-cell>
          <table:table-cell office:value-type="float" office:value="1.04462071738981" calcext:value-type="float">
            <text:p>1.04462071738981</text:p>
          </table:table-cell>
          <table:table-cell office:value-type="float" office:value="0.997223813444104" calcext:value-type="float">
            <text:p>0.997223813444104</text:p>
          </table:table-cell>
          <table:table-cell office:value-type="float" office:value="0.999918643490559" calcext:value-type="float">
            <text:p>0.99991864349055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05083432490569" calcext:value-type="float">
            <text:p>1.05083432490569</text:p>
          </table:table-cell>
          <table:table-cell office:value-type="float" office:value="1.01345020918642" calcext:value-type="float">
            <text:p>1.01345020918642</text:p>
          </table:table-cell>
          <table:table-cell office:value-type="float" office:value="1.04654000042999" calcext:value-type="float">
            <text:p>1.04654000042999</text:p>
          </table:table-cell>
          <table:table-cell office:value-type="float" office:value="0.997576766469629" calcext:value-type="float">
            <text:p>0.997576766469629</text:p>
          </table:table-cell>
          <table:table-cell office:value-type="float" office:value="1.0005998278033" calcext:value-type="float">
            <text:p>1.0005998278033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.0524164066566" calcext:value-type="float">
            <text:p>1.0524164066566</text:p>
          </table:table-cell>
          <table:table-cell office:value-type="float" office:value="1.01778207593767" calcext:value-type="float">
            <text:p>1.01778207593767</text:p>
          </table:table-cell>
          <table:table-cell office:value-type="float" office:value="1.04855811903776" calcext:value-type="float">
            <text:p>1.04855811903776</text:p>
          </table:table-cell>
          <table:table-cell office:value-type="float" office:value="0.998040619013074" calcext:value-type="float">
            <text:p>0.998040619013074</text:p>
          </table:table-cell>
          <table:table-cell office:value-type="float" office:value="1.00128239133623" calcext:value-type="float">
            <text:p>1.00128239133623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.05400299473009" calcext:value-type="float">
            <text:p>1.05400299473009</text:p>
          </table:table-cell>
          <table:table-cell office:value-type="float" office:value="1.02215387144011" calcext:value-type="float">
            <text:p>1.02215387144011</text:p>
          </table:table-cell>
          <table:table-cell office:value-type="float" office:value="1.0505942419412" calcext:value-type="float">
            <text:p>1.0505942419412</text:p>
          </table:table-cell>
          <table:table-cell office:value-type="float" office:value="0.998493293918392" calcext:value-type="float">
            <text:p>0.998493293918392</text:p>
          </table:table-cell>
          <table:table-cell office:value-type="float" office:value="1.00196633127067" calcext:value-type="float">
            <text:p>1.00196633127067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.0555766666614" calcext:value-type="float">
            <text:p>1.0555766666614</text:p>
          </table:table-cell>
          <table:table-cell office:value-type="float" office:value="1.02639076866464" calcext:value-type="float">
            <text:p>1.02639076866464</text:p>
          </table:table-cell>
          <table:table-cell office:value-type="float" office:value="1.05264057156277" calcext:value-type="float">
            <text:p>1.05264057156277</text:p>
          </table:table-cell>
          <table:table-cell office:value-type="float" office:value="0.998961744312564" calcext:value-type="float">
            <text:p>0.998961744312564</text:p>
          </table:table-cell>
          <table:table-cell office:value-type="float" office:value="1.00265164478995" calcext:value-type="float">
            <text:p>1.0026516447899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.05716392527365" calcext:value-type="float">
            <text:p>1.05716392527365</text:p>
          </table:table-cell>
          <table:table-cell office:value-type="float" office:value="1.03072459192551" calcext:value-type="float">
            <text:p>1.03072459192551</text:p>
          </table:table-cell>
          <table:table-cell office:value-type="float" office:value="1.05468822312568" calcext:value-type="float">
            <text:p>1.05468822312568</text:p>
          </table:table-cell>
          <table:table-cell office:value-type="float" office:value="0.999427921413045" calcext:value-type="float">
            <text:p>0.999427921413045</text:p>
          </table:table-cell>
          <table:table-cell office:value-type="float" office:value="1.00333832907948" calcext:value-type="float">
            <text:p>1.0033383290794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0587473710475" calcext:value-type="float">
            <text:p>1.0587473710475</text:p>
          </table:table-cell>
          <table:table-cell office:value-type="float" office:value="1.03522653950717" calcext:value-type="float">
            <text:p>1.03522653950717</text:p>
          </table:table-cell>
          <table:table-cell office:value-type="float" office:value="1.05673718894529" calcext:value-type="float">
            <text:p>1.05673718894529</text:p>
          </table:table-cell>
          <table:table-cell office:value-type="float" office:value="0.999887508522834" calcext:value-type="float">
            <text:p>0.999887508522834</text:p>
          </table:table-cell>
          <table:table-cell office:value-type="float" office:value="1.00409940508896" calcext:value-type="float">
            <text:p>1.00409940508896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.06033115718628" calcext:value-type="float">
            <text:p>1.06033115718628</text:p>
          </table:table-cell>
          <table:table-cell office:value-type="float" office:value="1.03981736862778" calcext:value-type="float">
            <text:p>1.03981736862778</text:p>
          </table:table-cell>
          <table:table-cell office:value-type="float" office:value="1.05878746139157" calcext:value-type="float">
            <text:p>1.05878746139157</text:p>
          </table:table-cell>
          <table:table-cell office:value-type="float" office:value="1.00036284182291" calcext:value-type="float">
            <text:p>1.00036284182291</text:p>
          </table:table-cell>
          <table:table-cell office:value-type="float" office:value="1.00490723074322" calcext:value-type="float">
            <text:p>1.00490723074322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.06191941634005" calcext:value-type="float">
            <text:p>1.06191941634005</text:p>
          </table:table-cell>
          <table:table-cell office:value-type="float" office:value="1.04440655704567" calcext:value-type="float">
            <text:p>1.04440655704567</text:p>
          </table:table-cell>
          <table:table-cell office:value-type="float" office:value="1.06083903288859" calcext:value-type="float">
            <text:p>1.06083903288859</text:p>
          </table:table-cell>
          <table:table-cell office:value-type="float" office:value="1.0008270142737" calcext:value-type="float">
            <text:p>1.0008270142737</text:p>
          </table:table-cell>
          <table:table-cell office:value-type="float" office:value="1.00571715432322" calcext:value-type="float">
            <text:p>1.00571715432322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.06350387352374" calcext:value-type="float">
            <text:p>1.06350387352374</text:p>
          </table:table-cell>
          <table:table-cell office:value-type="float" office:value="1.0489960194872" calcext:value-type="float">
            <text:p>1.0489960194872</text:p>
          </table:table-cell>
          <table:table-cell office:value-type="float" office:value="1.06289189591416" calcext:value-type="float">
            <text:p>1.06289189591416</text:p>
          </table:table-cell>
          <table:table-cell office:value-type="float" office:value="1.0013955179648" calcext:value-type="float">
            <text:p>1.0013955179648</text:p>
          </table:table-cell>
          <table:table-cell office:value-type="float" office:value="1.00653397980396" calcext:value-type="float">
            <text:p>1.00653397980396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.06515436519783" calcext:value-type="float">
            <text:p>1.06515436519783</text:p>
          </table:table-cell>
          <table:table-cell office:value-type="float" office:value="1.05358769093987" calcext:value-type="float">
            <text:p>1.05358769093987</text:p>
          </table:table-cell>
          <table:table-cell office:value-type="float" office:value="1.06494604299936" calcext:value-type="float">
            <text:p>1.06494604299936</text:p>
          </table:table-cell>
          <table:table-cell office:value-type="float" office:value="1.00197577375903" calcext:value-type="float">
            <text:p>1.00197577375903</text:p>
          </table:table-cell>
          <table:table-cell office:value-type="float" office:value="1.00733929681116" calcext:value-type="float">
            <text:p>1.0073392968111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06688043678755" calcext:value-type="float">
            <text:p>1.06688043678755</text:p>
          </table:table-cell>
          <table:table-cell office:value-type="float" office:value="1.05817769566363" calcext:value-type="float">
            <text:p>1.05817769566363</text:p>
          </table:table-cell>
          <table:table-cell office:value-type="float" office:value="1.06700146672814" calcext:value-type="float">
            <text:p>1.06700146672814</text:p>
          </table:table-cell>
          <table:table-cell office:value-type="float" office:value="1.00256359424228" calcext:value-type="float">
            <text:p>1.00256359424228</text:p>
          </table:table-cell>
          <table:table-cell office:value-type="float" office:value="1.00815546430102" calcext:value-type="float">
            <text:p>1.00815546430102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.06860331741952" calcext:value-type="float">
            <text:p>1.06860331741952</text:p>
          </table:table-cell>
          <table:table-cell office:value-type="float" office:value="1.0627679638096" calcext:value-type="float">
            <text:p>1.0627679638096</text:p>
          </table:table-cell>
          <table:table-cell office:value-type="float" office:value="1.069083975841" calcext:value-type="float">
            <text:p>1.069083975841</text:p>
          </table:table-cell>
          <table:table-cell office:value-type="float" office:value="1.00315446567316" calcext:value-type="float">
            <text:p>1.00315446567316</text:p>
          </table:table-cell>
          <table:table-cell office:value-type="float" office:value="1.00897370951874" calcext:value-type="float">
            <text:p>1.00897370951874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.07033122186546" calcext:value-type="float">
            <text:p>1.07033122186546</text:p>
          </table:table-cell>
          <table:table-cell office:value-type="float" office:value="1.06726237172497" calcext:value-type="float">
            <text:p>1.06726237172497</text:p>
          </table:table-cell>
          <table:table-cell office:value-type="float" office:value="1.07118611566805" calcext:value-type="float">
            <text:p>1.07118611566805</text:p>
          </table:table-cell>
          <table:table-cell office:value-type="float" office:value="1.0037483826637" calcext:value-type="float">
            <text:p>1.0037483826637</text:p>
          </table:table-cell>
          <table:table-cell office:value-type="float" office:value="1.00983915872777" calcext:value-type="float">
            <text:p>1.00983915872777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1.07205594336303" calcext:value-type="float">
            <text:p>1.07205594336303</text:p>
          </table:table-cell>
          <table:table-cell office:value-type="float" office:value="1.07185317091475" calcext:value-type="float">
            <text:p>1.07185317091475</text:p>
          </table:table-cell>
          <table:table-cell office:value-type="float" office:value="1.07328600046772" calcext:value-type="float">
            <text:p>1.07328600046772</text:p>
          </table:table-cell>
          <table:table-cell office:value-type="float" office:value="1.0043498745955" calcext:value-type="float">
            <text:p>1.0043498745955</text:p>
          </table:table-cell>
          <table:table-cell office:value-type="float" office:value="1.01076120171878" calcext:value-type="float">
            <text:p>1.01076120171878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.07378158286497" calcext:value-type="float">
            <text:p>1.07378158286497</text:p>
          </table:table-cell>
          <table:table-cell office:value-type="float" office:value="1.07644618648588" calcext:value-type="float">
            <text:p>1.07644618648588</text:p>
          </table:table-cell>
          <table:table-cell office:value-type="float" office:value="1.07538357812457" calcext:value-type="float">
            <text:p>1.07538357812457</text:p>
          </table:table-cell>
          <table:table-cell office:value-type="float" office:value="1.00494988974575" calcext:value-type="float">
            <text:p>1.00494988974575</text:p>
          </table:table-cell>
          <table:table-cell office:value-type="float" office:value="1.01167729736315" calcext:value-type="float">
            <text:p>1.0116772973631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.07550307414716" calcext:value-type="float">
            <text:p>1.07550307414716</text:p>
          </table:table-cell>
          <table:table-cell office:value-type="float" office:value="1.08103749375311" calcext:value-type="float">
            <text:p>1.08103749375311</text:p>
          </table:table-cell>
          <table:table-cell office:value-type="float" office:value="1.07748777853858" calcext:value-type="float">
            <text:p>1.07748777853858</text:p>
          </table:table-cell>
          <table:table-cell office:value-type="float" office:value="1.00558042552548" calcext:value-type="float">
            <text:p>1.00558042552548</text:p>
          </table:table-cell>
          <table:table-cell office:value-type="float" office:value="1.01259152050568" calcext:value-type="float">
            <text:p>1.0125915205056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.07723052430759" calcext:value-type="float">
            <text:p>1.07723052430759</text:p>
          </table:table-cell>
          <table:table-cell office:value-type="float" office:value="1.08562904787962" calcext:value-type="float">
            <text:p>1.08562904787962</text:p>
          </table:table-cell>
          <table:table-cell office:value-type="float" office:value="1.07959863231666" calcext:value-type="float">
            <text:p>1.07959863231666</text:p>
          </table:table-cell>
          <table:table-cell office:value-type="float" office:value="1.0062693346217" calcext:value-type="float">
            <text:p>1.0062693346217</text:p>
          </table:table-cell>
          <table:table-cell office:value-type="float" office:value="1.01351330455007" calcext:value-type="float">
            <text:p>1.01351330455007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.0789629343958" calcext:value-type="float">
            <text:p>1.0789629343958</text:p>
          </table:table-cell>
          <table:table-cell office:value-type="float" office:value="1.09022282291282" calcext:value-type="float">
            <text:p>1.09022282291282</text:p>
          </table:table-cell>
          <table:table-cell office:value-type="float" office:value="1.0817026771715" calcext:value-type="float">
            <text:p>1.0817026771715</text:p>
          </table:table-cell>
          <table:table-cell office:value-type="float" office:value="1.00696206452875" calcext:value-type="float">
            <text:p>1.00696206452875</text:p>
          </table:table-cell>
          <table:table-cell office:value-type="float" office:value="1.01444674916922" calcext:value-type="float">
            <text:p>1.01444674916922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1.08069218161325" calcext:value-type="float">
            <text:p>1.08069218161325</text:p>
          </table:table-cell>
          <table:table-cell office:value-type="float" office:value="1.09476534855648" calcext:value-type="float">
            <text:p>1.09476534855648</text:p>
          </table:table-cell>
          <table:table-cell office:value-type="float" office:value="1.08381326924891" calcext:value-type="float">
            <text:p>1.08381326924891</text:p>
          </table:table-cell>
          <table:table-cell office:value-type="float" office:value="1.0076586073666" calcext:value-type="float">
            <text:p>1.0076586073666</text:p>
          </table:table-cell>
          <table:table-cell office:value-type="float" office:value="1.01537418373721" calcext:value-type="float">
            <text:p>1.01537418373721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1.08242232506541" calcext:value-type="float">
            <text:p>1.08242232506541</text:p>
          </table:table-cell>
          <table:table-cell office:value-type="float" office:value="1.09929803006282" calcext:value-type="float">
            <text:p>1.09929803006282</text:p>
          </table:table-cell>
          <table:table-cell office:value-type="float" office:value="1.08593053368989" calcext:value-type="float">
            <text:p>1.08593053368989</text:p>
          </table:table-cell>
          <table:table-cell office:value-type="float" office:value="1.0083589552337" calcext:value-type="float">
            <text:p>1.0083589552337</text:p>
          </table:table-cell>
          <table:table-cell office:value-type="float" office:value="1.01632495787519" calcext:value-type="float">
            <text:p>1.0163249578751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08415739064953" calcext:value-type="float">
            <text:p>1.08415739064953</text:p>
          </table:table-cell>
          <table:table-cell office:value-type="float" office:value="1.10393075077199" calcext:value-type="float">
            <text:p>1.10393075077199</text:p>
          </table:table-cell>
          <table:table-cell office:value-type="float" office:value="1.0880409332833" calcext:value-type="float">
            <text:p>1.0880409332833</text:p>
          </table:table-cell>
          <table:table-cell office:value-type="float" office:value="1.00906310020732" calcext:value-type="float">
            <text:p>1.00906310020732</text:p>
          </table:table-cell>
          <table:table-cell office:value-type="float" office:value="1.01732065038512" calcext:value-type="float">
            <text:p>1.01732065038512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.08588930545429" calcext:value-type="float">
            <text:p>1.08588930545429</text:p>
          </table:table-cell>
          <table:table-cell office:value-type="float" office:value="1.10846550009461" calcext:value-type="float">
            <text:p>1.10846550009461</text:p>
          </table:table-cell>
          <table:table-cell office:value-type="float" office:value="1.09013370638651" calcext:value-type="float">
            <text:p>1.09013370638651</text:p>
          </table:table-cell>
          <table:table-cell office:value-type="float" office:value="1.00977103434393" calcext:value-type="float">
            <text:p>1.00977103434393</text:p>
          </table:table-cell>
          <table:table-cell office:value-type="float" office:value="1.01833350381886" calcext:value-type="float">
            <text:p>1.01833350381886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.08761294457174" calcext:value-type="float">
            <text:p>1.08761294457174</text:p>
          </table:table-cell>
          <table:table-cell office:value-type="float" office:value="1.11299830745604" calcext:value-type="float">
            <text:p>1.11299830745604</text:p>
          </table:table-cell>
          <table:table-cell office:value-type="float" office:value="1.09220805527152" calcext:value-type="float">
            <text:p>1.09220805527152</text:p>
          </table:table-cell>
          <table:table-cell office:value-type="float" office:value="1.01048274967958" calcext:value-type="float">
            <text:p>1.01048274967958</text:p>
          </table:table-cell>
          <table:table-cell office:value-type="float" office:value="1.01934112494297" calcext:value-type="float">
            <text:p>1.01934112494297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1.08935062404168" calcext:value-type="float">
            <text:p>1.08935062404168</text:p>
          </table:table-cell>
          <table:table-cell office:value-type="float" office:value="1.11763114666691" calcext:value-type="float">
            <text:p>1.11763114666691</text:p>
          </table:table-cell>
          <table:table-cell office:value-type="float" office:value="1.09429450757097" calcext:value-type="float">
            <text:p>1.09429450757097</text:p>
          </table:table-cell>
          <table:table-cell office:value-type="float" office:value="1.01124241999631" calcext:value-type="float">
            <text:p>1.01124241999631</text:p>
          </table:table-cell>
          <table:table-cell office:value-type="float" office:value="1.02034777683886" calcext:value-type="float">
            <text:p>1.02034777683886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1.091122524559" calcext:value-type="float">
            <text:p>1.091122524559</text:p>
          </table:table-cell>
          <table:table-cell office:value-type="float" office:value="1.12216602443667" calcext:value-type="float">
            <text:p>1.12216602443667</text:p>
          </table:table-cell>
          <table:table-cell office:value-type="float" office:value="1.09637070965983" calcext:value-type="float">
            <text:p>1.09637070965983</text:p>
          </table:table-cell>
          <table:table-cell office:value-type="float" office:value="1.01202945115249" calcext:value-type="float">
            <text:p>1.01202945115249</text:p>
          </table:table-cell>
          <table:table-cell office:value-type="float" office:value="1.02136263809677" calcext:value-type="float">
            <text:p>1.02136263809677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.09282855476054" calcext:value-type="float">
            <text:p>1.09282855476054</text:p>
          </table:table-cell>
          <table:table-cell office:value-type="float" office:value="1.12669895309262" calcext:value-type="float">
            <text:p>1.12669895309262</text:p>
          </table:table-cell>
          <table:table-cell office:value-type="float" office:value="1.09846333907873" calcext:value-type="float">
            <text:p>1.09846333907873</text:p>
          </table:table-cell>
          <table:table-cell office:value-type="float" office:value="1.01281192296497" calcext:value-type="float">
            <text:p>1.01281192296497</text:p>
          </table:table-cell>
          <table:table-cell office:value-type="float" office:value="1.02238109494454" calcext:value-type="float">
            <text:p>1.02238109494454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1.09453225740496" calcext:value-type="float">
            <text:p>1.09453225740496</text:p>
          </table:table-cell>
          <table:table-cell office:value-type="float" office:value="1.13123391590776" calcext:value-type="float">
            <text:p>1.13123391590776</text:p>
          </table:table-cell>
          <table:table-cell office:value-type="float" office:value="1.10054999818273" calcext:value-type="float">
            <text:p>1.10054999818273</text:p>
          </table:table-cell>
          <table:table-cell office:value-type="float" office:value="1.01359887371682" calcext:value-type="float">
            <text:p>1.01359887371682</text:p>
          </table:table-cell>
          <table:table-cell office:value-type="float" office:value="1.0234117286801" calcext:value-type="float">
            <text:p>1.0234117286801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.09623762118439" calcext:value-type="float">
            <text:p>1.09623762118439</text:p>
          </table:table-cell>
          <table:table-cell office:value-type="float" office:value="1.13586690809267" calcext:value-type="float">
            <text:p>1.13586690809267</text:p>
          </table:table-cell>
          <table:table-cell office:value-type="float" office:value="1.10264871958389" calcext:value-type="float">
            <text:p>1.10264871958389</text:p>
          </table:table-cell>
          <table:table-cell office:value-type="float" office:value="1.01438611238522" calcext:value-type="float">
            <text:p>1.01438611238522</text:p>
          </table:table-cell>
          <table:table-cell office:value-type="float" office:value="1.02447208283096" calcext:value-type="float">
            <text:p>1.02447208283096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1.0980365016246" calcext:value-type="float">
            <text:p>1.0980365016246</text:p>
          </table:table-cell>
          <table:table-cell office:value-type="float" office:value="1.14039995370046" calcext:value-type="float">
            <text:p>1.14039995370046</text:p>
          </table:table-cell>
          <table:table-cell office:value-type="float" office:value="1.10473715231271" calcext:value-type="float">
            <text:p>1.10473715231271</text:p>
          </table:table-cell>
          <table:table-cell office:value-type="float" office:value="1.01518200875508" calcext:value-type="float">
            <text:p>1.01518200875508</text:p>
          </table:table-cell>
          <table:table-cell office:value-type="float" office:value="1.02554136284208" calcext:value-type="float">
            <text:p>1.02554136284208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1.09974521271975" calcext:value-type="float">
            <text:p>1.09974521271975</text:p>
          </table:table-cell>
          <table:table-cell office:value-type="float" office:value="1.14493503745846" calcext:value-type="float">
            <text:p>1.14493503745846</text:p>
          </table:table-cell>
          <table:table-cell office:value-type="float" office:value="1.10686906095527" calcext:value-type="float">
            <text:p>1.10686906095527</text:p>
          </table:table-cell>
          <table:table-cell office:value-type="float" office:value="1.01598235270107" calcext:value-type="float">
            <text:p>1.01598235270107</text:p>
          </table:table-cell>
          <table:table-cell office:value-type="float" office:value="1.02661053890947" calcext:value-type="float">
            <text:p>1.0266105389094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.10145556156388" calcext:value-type="float">
            <text:p>1.10145556156388</text:p>
          </table:table-cell>
          <table:table-cell office:value-type="float" office:value="1.14956813821539" calcext:value-type="float">
            <text:p>1.14956813821539</text:p>
          </table:table-cell>
          <table:table-cell office:value-type="float" office:value="1.10890437622006" calcext:value-type="float">
            <text:p>1.10890437622006</text:p>
          </table:table-cell>
          <table:table-cell office:value-type="float" office:value="1.01679883639784" calcext:value-type="float">
            <text:p>1.01679883639784</text:p>
          </table:table-cell>
          <table:table-cell office:value-type="float" office:value="1.02768857636932" calcext:value-type="float">
            <text:p>1.02768857636932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1.10316754053951" calcext:value-type="float">
            <text:p>1.10316754053951</text:p>
          </table:table-cell>
          <table:table-cell office:value-type="float" office:value="1.15383326650777" calcext:value-type="float">
            <text:p>1.15383326650777</text:p>
          </table:table-cell>
          <table:table-cell office:value-type="float" office:value="1.11093603434221" calcext:value-type="float">
            <text:p>1.11093603434221</text:p>
          </table:table-cell>
          <table:table-cell office:value-type="float" office:value="1.01763692641335" calcext:value-type="float">
            <text:p>1.01763692641335</text:p>
          </table:table-cell>
          <table:table-cell office:value-type="float" office:value="1.02876651933274" calcext:value-type="float">
            <text:p>1.02876651933274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1.10497710383519" calcext:value-type="float">
            <text:p>1.10497710383519</text:p>
          </table:table-cell>
          <table:table-cell office:value-type="float" office:value="1.15810040449868" calcext:value-type="float">
            <text:p>1.15810040449868</text:p>
          </table:table-cell>
          <table:table-cell office:value-type="float" office:value="1.11292933288686" calcext:value-type="float">
            <text:p>1.11292933288686</text:p>
          </table:table-cell>
          <table:table-cell office:value-type="float" office:value="1.01848923185275" calcext:value-type="float">
            <text:p>1.01848923185275</text:p>
          </table:table-cell>
          <table:table-cell office:value-type="float" office:value="1.02984883434415" calcext:value-type="float">
            <text:p>1.02984883434415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1.10669235634841" calcext:value-type="float">
            <text:p>1.10669235634841</text:p>
          </table:table-cell>
          <table:table-cell office:value-type="float" office:value="1.16236555110688" calcext:value-type="float">
            <text:p>1.16236555110688</text:p>
          </table:table-cell>
          <table:table-cell office:value-type="float" office:value="1.11493084130811" calcext:value-type="float">
            <text:p>1.11493084130811</text:p>
          </table:table-cell>
          <table:table-cell office:value-type="float" office:value="1.01933749136388" calcext:value-type="float">
            <text:p>1.01933749136388</text:p>
          </table:table-cell>
          <table:table-cell office:value-type="float" office:value="1.03094448444133" calcext:value-type="float">
            <text:p>1.03094448444133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1.10840921612913" calcext:value-type="float">
            <text:p>1.10840921612913</text:p>
          </table:table-cell>
          <table:table-cell office:value-type="float" office:value="1.16672869035607" calcext:value-type="float">
            <text:p>1.16672869035607</text:p>
          </table:table-cell>
          <table:table-cell office:value-type="float" office:value="1.11693214319403" calcext:value-type="float">
            <text:p>1.11693214319403</text:p>
          </table:table-cell>
          <table:table-cell office:value-type="float" office:value="1.02019591785108" calcext:value-type="float">
            <text:p>1.02019591785108</text:p>
          </table:table-cell>
          <table:table-cell office:value-type="float" office:value="1.0320551782245" calcext:value-type="float">
            <text:p>1.0320551782245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.11012767572023" calcext:value-type="float">
            <text:p>1.11012767572023</text:p>
          </table:table-cell>
          <table:table-cell office:value-type="float" office:value="1.17099385754153" calcext:value-type="float">
            <text:p>1.17099385754153</text:p>
          </table:table-cell>
          <table:table-cell office:value-type="float" office:value="1.11893742313858" calcext:value-type="float">
            <text:p>1.11893742313858</text:p>
          </table:table-cell>
          <table:table-cell office:value-type="float" office:value="1.02106347236594" calcext:value-type="float">
            <text:p>1.02106347236594</text:p>
          </table:table-cell>
          <table:table-cell office:value-type="float" office:value="1.03316200825427" calcext:value-type="float">
            <text:p>1.03316200825427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.11193997122147" calcext:value-type="float">
            <text:p>1.11193997122147</text:p>
          </table:table-cell>
          <table:table-cell office:value-type="float" office:value="1.17525903395805" calcext:value-type="float">
            <text:p>1.17525903395805</text:p>
          </table:table-cell>
          <table:table-cell office:value-type="float" office:value="1.12094665979252" calcext:value-type="float">
            <text:p>1.12094665979252</text:p>
          </table:table-cell>
          <table:table-cell office:value-type="float" office:value="1.02192691543965" calcext:value-type="float">
            <text:p>1.02192691543965</text:p>
          </table:table-cell>
          <table:table-cell office:value-type="float" office:value="1.0342739349418" calcext:value-type="float">
            <text:p>1.0342739349418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.11366165418407" calcext:value-type="float">
            <text:p>1.11366165418407</text:p>
          </table:table-cell>
          <table:table-cell office:value-type="float" office:value="1.17952621509655" calcext:value-type="float">
            <text:p>1.17952621509655</text:p>
          </table:table-cell>
          <table:table-cell office:value-type="float" office:value="1.12296395240453" calcext:value-type="float">
            <text:p>1.12296395240453</text:p>
          </table:table-cell>
          <table:table-cell office:value-type="float" office:value="1.02280455518149" calcext:value-type="float">
            <text:p>1.02280455518149</text:p>
          </table:table-cell>
          <table:table-cell office:value-type="float" office:value="1.03540428398766" calcext:value-type="float">
            <text:p>1.03540428398766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1.11538491454744" calcext:value-type="float">
            <text:p>1.11538491454744</text:p>
          </table:table-cell>
          <table:table-cell office:value-type="float" office:value="1.18388939922613" calcext:value-type="float">
            <text:p>1.18388939922613</text:p>
          </table:table-cell>
          <table:table-cell office:value-type="float" office:value="1.12498102188437" calcext:value-type="float">
            <text:p>1.12498102188437</text:p>
          </table:table-cell>
          <table:table-cell office:value-type="float" office:value="1.02368958483517" calcext:value-type="float">
            <text:p>1.02368958483517</text:p>
          </table:table-cell>
          <table:table-cell office:value-type="float" office:value="1.03652634433477" calcext:value-type="float">
            <text:p>1.03652634433477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1.11711357350092" calcext:value-type="float">
            <text:p>1.11711357350092</text:p>
          </table:table-cell>
          <table:table-cell office:value-type="float" office:value="1.18815460361857" calcext:value-type="float">
            <text:p>1.18815460361857</text:p>
          </table:table-cell>
          <table:table-cell office:value-type="float" office:value="1.1270019847365" calcext:value-type="float">
            <text:p>1.1270019847365</text:p>
          </table:table-cell>
          <table:table-cell office:value-type="float" office:value="1.02458017768255" calcext:value-type="float">
            <text:p>1.02458017768255</text:p>
          </table:table-cell>
          <table:table-cell office:value-type="float" office:value="1.03766248664968" calcext:value-type="float">
            <text:p>1.037662486649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187835660216" calcext:value-type="float">
            <text:p>1.1187835660216</text:p>
          </table:table-cell>
          <table:table-cell office:value-type="float" office:value="1.19241981684304" calcext:value-type="float">
            <text:p>1.19241981684304</text:p>
          </table:table-cell>
          <table:table-cell office:value-type="float" office:value="1.12903088979" calcext:value-type="float">
            <text:p>1.12903088979</text:p>
          </table:table-cell>
          <table:table-cell office:value-type="float" office:value="1.02548552061938" calcext:value-type="float">
            <text:p>1.02548552061938</text:p>
          </table:table-cell>
          <table:table-cell office:value-type="float" office:value="1.03879463466077" calcext:value-type="float">
            <text:p>1.03879463466077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.12036749774349" calcext:value-type="float">
            <text:p>1.12036749774349</text:p>
          </table:table-cell>
          <table:table-cell office:value-type="float" office:value="1.19668503880512" calcext:value-type="float">
            <text:p>1.19668503880512</text:p>
          </table:table-cell>
          <table:table-cell office:value-type="float" office:value="1.13088303992942" calcext:value-type="float">
            <text:p>1.13088303992942</text:p>
          </table:table-cell>
          <table:table-cell office:value-type="float" office:value="1.0263872053957" calcext:value-type="float">
            <text:p>1.0263872053957</text:p>
          </table:table-cell>
          <table:table-cell office:value-type="float" office:value="1.03993091736903" calcext:value-type="float">
            <text:p>1.03993091736903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.12195391153113" calcext:value-type="float">
            <text:p>1.12195391153113</text:p>
          </table:table-cell>
          <table:table-cell office:value-type="float" office:value="1.20105025810746" calcext:value-type="float">
            <text:p>1.20105025810746</text:p>
          </table:table-cell>
          <table:table-cell office:value-type="float" office:value="1.13270329848553" calcext:value-type="float">
            <text:p>1.13270329848553</text:p>
          </table:table-cell>
          <table:table-cell office:value-type="float" office:value="1.02729975605954" calcext:value-type="float">
            <text:p>1.02729975605954</text:p>
          </table:table-cell>
          <table:table-cell office:value-type="float" office:value="1.04106439579884" calcext:value-type="float">
            <text:p>1.04106439579884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1.12353902384385" calcext:value-type="float">
            <text:p>1.12353902384385</text:p>
          </table:table-cell>
          <table:table-cell office:value-type="float" office:value="1.20520754747886" calcext:value-type="float">
            <text:p>1.20520754747886</text:p>
          </table:table-cell>
          <table:table-cell office:value-type="float" office:value="1.13461584904319" calcext:value-type="float">
            <text:p>1.13461584904319</text:p>
          </table:table-cell>
          <table:table-cell office:value-type="float" office:value="1.02822172399731" calcext:value-type="float">
            <text:p>1.02822172399731</text:p>
          </table:table-cell>
          <table:table-cell office:value-type="float" office:value="1.04220358495833" calcext:value-type="float">
            <text:p>1.04220358495833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1.12513038395557" calcext:value-type="float">
            <text:p>1.12513038395557</text:p>
          </table:table-cell>
          <table:table-cell office:value-type="float" office:value="1.20900324817595" calcext:value-type="float">
            <text:p>1.20900324817595</text:p>
          </table:table-cell>
          <table:table-cell office:value-type="float" office:value="1.1364416226098" calcext:value-type="float">
            <text:p>1.1364416226098</text:p>
          </table:table-cell>
          <table:table-cell office:value-type="float" office:value="1.02913996254154" calcext:value-type="float">
            <text:p>1.02913996254154</text:p>
          </table:table-cell>
          <table:table-cell office:value-type="float" office:value="1.04335264819715" calcext:value-type="float">
            <text:p>1.04335264819715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.12681691543036" calcext:value-type="float">
            <text:p>1.12681691543036</text:p>
          </table:table-cell>
          <table:table-cell office:value-type="float" office:value="1.21279908265961" calcext:value-type="float">
            <text:p>1.21279908265961</text:p>
          </table:table-cell>
          <table:table-cell office:value-type="float" office:value="1.13827608057097" calcext:value-type="float">
            <text:p>1.13827608057097</text:p>
          </table:table-cell>
          <table:table-cell office:value-type="float" office:value="1.03006312476469" calcext:value-type="float">
            <text:p>1.03006312476469</text:p>
          </table:table-cell>
          <table:table-cell office:value-type="float" office:value="1.04450318151741" calcext:value-type="float">
            <text:p>1.04450318151741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1.12840948968005" calcext:value-type="float">
            <text:p>1.12840948968005</text:p>
          </table:table-cell>
          <table:table-cell office:value-type="float" office:value="1.21659504967758" calcext:value-type="float">
            <text:p>1.21659504967758</text:p>
          </table:table-cell>
          <table:table-cell office:value-type="float" office:value="1.14011122830187" calcext:value-type="float">
            <text:p>1.14011122830187</text:p>
          </table:table-cell>
          <table:table-cell office:value-type="float" office:value="1.0309861069869" calcext:value-type="float">
            <text:p>1.0309861069869</text:p>
          </table:table-cell>
          <table:table-cell office:value-type="float" office:value="1.04566350926099" calcext:value-type="float">
            <text:p>1.04566350926099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.13000823873103" calcext:value-type="float">
            <text:p>1.13000823873103</text:p>
          </table:table-cell>
          <table:table-cell office:value-type="float" office:value="1.22038917087952" calcext:value-type="float">
            <text:p>1.22038917087952</text:p>
          </table:table-cell>
          <table:table-cell office:value-type="float" office:value="1.14195497814056" calcext:value-type="float">
            <text:p>1.14195497814056</text:p>
          </table:table-cell>
          <table:table-cell office:value-type="float" office:value="1.03192047852536" calcext:value-type="float">
            <text:p>1.03192047852536</text:p>
          </table:table-cell>
          <table:table-cell office:value-type="float" office:value="1.04682531193127" calcext:value-type="float">
            <text:p>1.04682531193127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1.13160940699519" calcext:value-type="float">
            <text:p>1.13160940699519</text:p>
          </table:table-cell>
          <table:table-cell office:value-type="float" office:value="1.22418540246157" calcext:value-type="float">
            <text:p>1.22418540246157</text:p>
          </table:table-cell>
          <table:table-cell office:value-type="float" office:value="1.14389140218816" calcext:value-type="float">
            <text:p>1.14389140218816</text:p>
          </table:table-cell>
          <table:table-cell office:value-type="float" office:value="1.03285525423459" calcext:value-type="float">
            <text:p>1.03285525423459</text:p>
          </table:table-cell>
          <table:table-cell office:value-type="float" office:value="1.04797000386461" calcext:value-type="float">
            <text:p>1.04797000386461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.13320929333464" calcext:value-type="float">
            <text:p>1.13320929333464</text:p>
          </table:table-cell>
          <table:table-cell office:value-type="float" office:value="1.2279817628939" calcext:value-type="float">
            <text:p>1.2279817628939</text:p>
          </table:table-cell>
          <table:table-cell office:value-type="float" office:value="1.14574053000669" calcext:value-type="float">
            <text:p>1.14574053000669</text:p>
          </table:table-cell>
          <table:table-cell office:value-type="float" office:value="1.03380144950566" calcext:value-type="float">
            <text:p>1.03380144950566</text:p>
          </table:table-cell>
          <table:table-cell office:value-type="float" office:value="1.04910853861743" calcext:value-type="float">
            <text:p>1.0491085386174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.13490827651401" calcext:value-type="float">
            <text:p>1.13490827651401</text:p>
          </table:table-cell>
          <table:table-cell office:value-type="float" office:value="1.23177825098514" calcext:value-type="float">
            <text:p>1.23177825098514</text:p>
          </table:table-cell>
          <table:table-cell office:value-type="float" office:value="1.14759813650075" calcext:value-type="float">
            <text:p>1.14759813650075</text:p>
          </table:table-cell>
          <table:table-cell office:value-type="float" office:value="1.0347479546247" calcext:value-type="float">
            <text:p>1.0347479546247</text:p>
          </table:table-cell>
          <table:table-cell office:value-type="float" office:value="1.05026239469001" calcext:value-type="float">
            <text:p>1.05026239469001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.13651670770825" calcext:value-type="float">
            <text:p>1.13651670770825</text:p>
          </table:table-cell>
          <table:table-cell office:value-type="float" office:value="1.23557290116771" calcext:value-type="float">
            <text:p>1.23557290116771</text:p>
          </table:table-cell>
          <table:table-cell office:value-type="float" office:value="1.1492946121861" calcext:value-type="float">
            <text:p>1.1492946121861</text:p>
          </table:table-cell>
          <table:table-cell office:value-type="float" office:value="1.03570028492803" calcext:value-type="float">
            <text:p>1.03570028492803</text:p>
          </table:table-cell>
          <table:table-cell office:value-type="float" office:value="1.05141327749843" calcext:value-type="float">
            <text:p>1.0514132774984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.13812386689675" calcext:value-type="float">
            <text:p>1.13812386689675</text:p>
          </table:table-cell>
          <table:table-cell office:value-type="float" office:value="1.2392715864168" calcext:value-type="float">
            <text:p>1.2392715864168</text:p>
          </table:table-cell>
          <table:table-cell office:value-type="float" office:value="1.15096155452734" calcext:value-type="float">
            <text:p>1.15096155452734</text:p>
          </table:table-cell>
          <table:table-cell office:value-type="float" office:value="1.03666407915004" calcext:value-type="float">
            <text:p>1.03666407915004</text:p>
          </table:table-cell>
          <table:table-cell office:value-type="float" office:value="1.05258346885176" calcext:value-type="float">
            <text:p>1.05258346885176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1.13973705757074" calcext:value-type="float">
            <text:p>1.13973705757074</text:p>
          </table:table-cell>
          <table:table-cell office:value-type="float" office:value="1.24306844739137" calcext:value-type="float">
            <text:p>1.24306844739137</text:p>
          </table:table-cell>
          <table:table-cell office:value-type="float" office:value="1.15263007461197" calcext:value-type="float">
            <text:p>1.15263007461197</text:p>
          </table:table-cell>
          <table:table-cell office:value-type="float" office:value="1.03759899094014" calcext:value-type="float">
            <text:p>1.03759899094014</text:p>
          </table:table-cell>
          <table:table-cell office:value-type="float" office:value="1.05374659653068" calcext:value-type="float">
            <text:p>1.05374659653068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1.14135260616516" calcext:value-type="float">
            <text:p>1.14135260616516</text:p>
          </table:table-cell>
          <table:table-cell office:value-type="float" office:value="1.24686543143196" calcext:value-type="float">
            <text:p>1.24686543143196</text:p>
          </table:table-cell>
          <table:table-cell office:value-type="float" office:value="1.15421153416521" calcext:value-type="float">
            <text:p>1.15421153416521</text:p>
          </table:table-cell>
          <table:table-cell office:value-type="float" office:value="1.03855297120561" calcext:value-type="float">
            <text:p>1.03855297120561</text:p>
          </table:table-cell>
          <table:table-cell office:value-type="float" office:value="1.05491582247116" calcext:value-type="float">
            <text:p>1.05491582247116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.14277258284402" calcext:value-type="float">
            <text:p>1.14277258284402</text:p>
          </table:table-cell>
          <table:table-cell office:value-type="float" office:value="1.25066058529083" calcext:value-type="float">
            <text:p>1.25066058529083</text:p>
          </table:table-cell>
          <table:table-cell office:value-type="float" office:value="1.15589457131695" calcext:value-type="float">
            <text:p>1.15589457131695</text:p>
          </table:table-cell>
          <table:table-cell office:value-type="float" office:value="1.03950011996151" calcext:value-type="float">
            <text:p>1.03950011996151</text:p>
          </table:table-cell>
          <table:table-cell office:value-type="float" office:value="1.05606353378952" calcext:value-type="float">
            <text:p>1.05606353378952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1.14415969182628" calcext:value-type="float">
            <text:p>1.14415969182628</text:p>
          </table:table-cell>
          <table:table-cell office:value-type="float" office:value="1.25424411025127" calcext:value-type="float">
            <text:p>1.25424411025127</text:p>
          </table:table-cell>
          <table:table-cell office:value-type="float" office:value="1.15757917608257" calcext:value-type="float">
            <text:p>1.15757917608257</text:p>
          </table:table-cell>
          <table:table-cell office:value-type="float" office:value="1.04046271269085" calcext:value-type="float">
            <text:p>1.04046271269085</text:p>
          </table:table-cell>
          <table:table-cell office:value-type="float" office:value="1.05719802090242" calcext:value-type="float">
            <text:p>1.05719802090242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.1454603465856" calcext:value-type="float">
            <text:p>1.1454603465856</text:p>
          </table:table-cell>
          <table:table-cell office:value-type="float" office:value="1.25737514565065" calcext:value-type="float">
            <text:p>1.25737514565065</text:p>
          </table:table-cell>
          <table:table-cell office:value-type="float" office:value="1.15926912992627" calcext:value-type="float">
            <text:p>1.15926912992627</text:p>
          </table:table-cell>
          <table:table-cell office:value-type="float" office:value="1.04142559465379" calcext:value-type="float">
            <text:p>1.04142559465379</text:p>
          </table:table-cell>
          <table:table-cell office:value-type="float" office:value="1.05833376984768" calcext:value-type="float">
            <text:p>1.05833376984768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1.14685407916613" calcext:value-type="float">
            <text:p>1.14685407916613</text:p>
          </table:table-cell>
          <table:table-cell office:value-type="float" office:value="1.26050846708779" calcext:value-type="float">
            <text:p>1.26050846708779</text:p>
          </table:table-cell>
          <table:table-cell office:value-type="float" office:value="1.16087533353069" calcext:value-type="float">
            <text:p>1.16087533353069</text:p>
          </table:table-cell>
          <table:table-cell office:value-type="float" office:value="1.04239098010296" calcext:value-type="float">
            <text:p>1.04239098010296</text:p>
          </table:table-cell>
          <table:table-cell office:value-type="float" office:value="1.05948522825946" calcext:value-type="float">
            <text:p>1.05948522825946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1.14825468869062" calcext:value-type="float">
            <text:p>1.14825468869062</text:p>
          </table:table-cell>
          <table:table-cell office:value-type="float" office:value="1.26364212342736" calcext:value-type="float">
            <text:p>1.26364212342736</text:p>
          </table:table-cell>
          <table:table-cell office:value-type="float" office:value="1.16257581640941" calcext:value-type="float">
            <text:p>1.16257581640941</text:p>
          </table:table-cell>
          <table:table-cell office:value-type="float" office:value="1.04337178460029" calcext:value-type="float">
            <text:p>1.04337178460029</text:p>
          </table:table-cell>
          <table:table-cell office:value-type="float" office:value="1.06064317468223" calcext:value-type="float">
            <text:p>1.0606431746822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14956149135225" calcext:value-type="float">
            <text:p>1.14956149135225</text:p>
          </table:table-cell>
          <table:table-cell office:value-type="float" office:value="1.2666779892301" calcext:value-type="float">
            <text:p>1.2666779892301</text:p>
          </table:table-cell>
          <table:table-cell office:value-type="float" office:value="1.16428526525934" calcext:value-type="float">
            <text:p>1.16428526525934</text:p>
          </table:table-cell>
          <table:table-cell office:value-type="float" office:value="1.04433293781246" calcext:value-type="float">
            <text:p>1.04433293781246</text:p>
          </table:table-cell>
          <table:table-cell office:value-type="float" office:value="1.06179452197683" calcext:value-type="float">
            <text:p>1.06179452197683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.1509651091584" calcext:value-type="float">
            <text:p>1.1509651091584</text:p>
          </table:table-cell>
          <table:table-cell office:value-type="float" office:value="1.26981229813701" calcext:value-type="float">
            <text:p>1.26981229813701</text:p>
          </table:table-cell>
          <table:table-cell office:value-type="float" office:value="1.16575519835856" calcext:value-type="float">
            <text:p>1.16575519835856</text:p>
          </table:table-cell>
          <table:table-cell office:value-type="float" office:value="1.04528044413928" calcext:value-type="float">
            <text:p>1.04528044413928</text:p>
          </table:table-cell>
          <table:table-cell office:value-type="float" office:value="1.06296539407452" calcext:value-type="float">
            <text:p>1.06296539407452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.15228183657472" calcext:value-type="float">
            <text:p>1.15228183657472</text:p>
          </table:table-cell>
          <table:table-cell office:value-type="float" office:value="1.27294501613385" calcext:value-type="float">
            <text:p>1.27294501613385</text:p>
          </table:table-cell>
          <table:table-cell office:value-type="float" office:value="1.16720148753332" calcext:value-type="float">
            <text:p>1.16720148753332</text:p>
          </table:table-cell>
          <table:table-cell office:value-type="float" office:value="1.04623414291448" calcext:value-type="float">
            <text:p>1.04623414291448</text:p>
          </table:table-cell>
          <table:table-cell office:value-type="float" office:value="1.06410526744303" calcext:value-type="float">
            <text:p>1.06410526744303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1.15369196062034" calcext:value-type="float">
            <text:p>1.15369196062034</text:p>
          </table:table-cell>
          <table:table-cell office:value-type="float" office:value="1.27598183074838" calcext:value-type="float">
            <text:p>1.27598183074838</text:p>
          </table:table-cell>
          <table:table-cell office:value-type="float" office:value="1.16855677722565" calcext:value-type="float">
            <text:p>1.16855677722565</text:p>
          </table:table-cell>
          <table:table-cell office:value-type="float" office:value="1.04719401721935" calcext:value-type="float">
            <text:p>1.04719401721935</text:p>
          </table:table-cell>
          <table:table-cell office:value-type="float" office:value="1.06521816817026" calcext:value-type="float">
            <text:p>1.06521816817026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.15510882361793" calcext:value-type="float">
            <text:p>1.15510882361793</text:p>
          </table:table-cell>
          <table:table-cell office:value-type="float" office:value="1.2791171105493" calcext:value-type="float">
            <text:p>1.2791171105493</text:p>
          </table:table-cell>
          <table:table-cell office:value-type="float" office:value="1.17001103281123" calcext:value-type="float">
            <text:p>1.17001103281123</text:p>
          </table:table-cell>
          <table:table-cell office:value-type="float" office:value="1.04816343177007" calcext:value-type="float">
            <text:p>1.04816343177007</text:p>
          </table:table-cell>
          <table:table-cell office:value-type="float" office:value="1.0663340548346" calcext:value-type="float">
            <text:p>1.0663340548346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.15643160735947" calcext:value-type="float">
            <text:p>1.15643160735947</text:p>
          </table:table-cell>
          <table:table-cell office:value-type="float" office:value="1.28225271081796" calcext:value-type="float">
            <text:p>1.28225271081796</text:p>
          </table:table-cell>
          <table:table-cell office:value-type="float" office:value="1.17138133538997" calcext:value-type="float">
            <text:p>1.17138133538997</text:p>
          </table:table-cell>
          <table:table-cell office:value-type="float" office:value="1.04914500241864" calcext:value-type="float">
            <text:p>1.04914500241864</text:p>
          </table:table-cell>
          <table:table-cell office:value-type="float" office:value="1.0674566877396" calcext:value-type="float">
            <text:p>1.0674566877396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1.15785144055703" calcext:value-type="float">
            <text:p>1.15785144055703</text:p>
          </table:table-cell>
          <table:table-cell office:value-type="float" office:value="1.28528854985952" calcext:value-type="float">
            <text:p>1.28528854985952</text:p>
          </table:table-cell>
          <table:table-cell office:value-type="float" office:value="1.17284711808488" calcext:value-type="float">
            <text:p>1.17284711808488</text:p>
          </table:table-cell>
          <table:table-cell office:value-type="float" office:value="1.05012328666686" calcext:value-type="float">
            <text:p>1.05012328666686</text:p>
          </table:table-cell>
          <table:table-cell office:value-type="float" office:value="1.06858973390165" calcext:value-type="float">
            <text:p>1.06858973390165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1.15918395865367" calcext:value-type="float">
            <text:p>1.15918395865367</text:p>
          </table:table-cell>
          <table:table-cell office:value-type="float" office:value="1.28842477952731" calcext:value-type="float">
            <text:p>1.28842477952731</text:p>
          </table:table-cell>
          <table:table-cell office:value-type="float" office:value="1.17422516499179" calcext:value-type="float">
            <text:p>1.17422516499179</text:p>
          </table:table-cell>
          <table:table-cell office:value-type="float" office:value="1.05109824317235" calcext:value-type="float">
            <text:p>1.05109824317235</text:p>
          </table:table-cell>
          <table:table-cell office:value-type="float" office:value="1.06972577219585" calcext:value-type="float">
            <text:p>1.06972577219585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1.16061018214558" calcext:value-type="float">
            <text:p>1.16061018214558</text:p>
          </table:table-cell>
          <table:table-cell office:value-type="float" office:value="1.29156132274081" calcext:value-type="float">
            <text:p>1.29156132274081</text:p>
          </table:table-cell>
          <table:table-cell office:value-type="float" office:value="1.17570593266344" calcext:value-type="float">
            <text:p>1.17570593266344</text:p>
          </table:table-cell>
          <table:table-cell office:value-type="float" office:value="1.0520410726773" calcext:value-type="float">
            <text:p>1.0520410726773</text:p>
          </table:table-cell>
          <table:table-cell office:value-type="float" office:value="1.07086849285988" calcext:value-type="float">
            <text:p>1.07086849285988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1.16194892422171" calcext:value-type="float">
            <text:p>1.16194892422171</text:p>
          </table:table-cell>
          <table:table-cell office:value-type="float" office:value="1.29437905560929" calcext:value-type="float">
            <text:p>1.29437905560929</text:p>
          </table:table-cell>
          <table:table-cell office:value-type="float" office:value="1.17709522554465" calcext:value-type="float">
            <text:p>1.17709522554465</text:p>
          </table:table-cell>
          <table:table-cell office:value-type="float" office:value="1.05299004857596" calcext:value-type="float">
            <text:p>1.05299004857596</text:p>
          </table:table-cell>
          <table:table-cell office:value-type="float" office:value="1.07200131511113" calcext:value-type="float">
            <text:p>1.0720013151111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16323338913565" calcext:value-type="float">
            <text:p>1.16323338913565</text:p>
          </table:table-cell>
          <table:table-cell office:value-type="float" office:value="1.29666287094989" calcext:value-type="float">
            <text:p>1.29666287094989</text:p>
          </table:table-cell>
          <table:table-cell office:value-type="float" office:value="1.17858383074773" calcext:value-type="float">
            <text:p>1.17858383074773</text:p>
          </table:table-cell>
          <table:table-cell office:value-type="float" office:value="1.05394515426563" calcext:value-type="float">
            <text:p>1.05394515426563</text:p>
          </table:table-cell>
          <table:table-cell office:value-type="float" office:value="1.07303889379649" calcext:value-type="float">
            <text:p>1.07303889379649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1.16427599820661" calcext:value-type="float">
            <text:p>1.16427599820661</text:p>
          </table:table-cell>
          <table:table-cell office:value-type="float" office:value="1.29894909372923" calcext:value-type="float">
            <text:p>1.29894909372923</text:p>
          </table:table-cell>
          <table:table-cell office:value-type="float" office:value="1.17985242674667" calcext:value-type="float">
            <text:p>1.17985242674667</text:p>
          </table:table-cell>
          <table:table-cell office:value-type="float" office:value="1.05490637309668" calcext:value-type="float">
            <text:p>1.05490637309668</text:p>
          </table:table-cell>
          <table:table-cell office:value-type="float" office:value="1.07413928072667" calcext:value-type="float">
            <text:p>1.0741392807266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1.16522825386274" calcext:value-type="float">
            <text:p>1.16522825386274</text:p>
          </table:table-cell>
          <table:table-cell office:value-type="float" office:value="1.3013322173834" calcext:value-type="float">
            <text:p>1.3013322173834</text:p>
          </table:table-cell>
          <table:table-cell office:value-type="float" office:value="1.18100543813312" calcext:value-type="float">
            <text:p>1.18100543813312</text:p>
          </table:table-cell>
          <table:table-cell office:value-type="float" office:value="1.05590211141943" calcext:value-type="float">
            <text:p>1.05590211141943</text:p>
          </table:table-cell>
          <table:table-cell office:value-type="float" office:value="1.07524652075698" calcext:value-type="float">
            <text:p>1.07524652075698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1.16627861525452" calcext:value-type="float">
            <text:p>1.16627861525452</text:p>
          </table:table-cell>
          <table:table-cell office:value-type="float" office:value="1.30361949678578" calcext:value-type="float">
            <text:p>1.30361949678578</text:p>
          </table:table-cell>
          <table:table-cell office:value-type="float" office:value="1.18216785627084" calcext:value-type="float">
            <text:p>1.18216785627084</text:p>
          </table:table-cell>
          <table:table-cell office:value-type="float" office:value="1.05684708335691" calcext:value-type="float">
            <text:p>1.05684708335691</text:p>
          </table:table-cell>
          <table:table-cell office:value-type="float" office:value="1.07636059273833" calcext:value-type="float">
            <text:p>1.07636059273833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1.16733286786589" calcext:value-type="float">
            <text:p>1.16733286786589</text:p>
          </table:table-cell>
          <table:table-cell office:value-type="float" office:value="1.30590543872824" calcext:value-type="float">
            <text:p>1.30590543872824</text:p>
          </table:table-cell>
          <table:table-cell office:value-type="float" office:value="1.18333280796232" calcext:value-type="float">
            <text:p>1.18333280796232</text:p>
          </table:table-cell>
          <table:table-cell office:value-type="float" office:value="1.05779807264903" calcext:value-type="float">
            <text:p>1.05779807264903</text:p>
          </table:table-cell>
          <table:table-cell office:value-type="float" office:value="1.07748147547881" calcext:value-type="float">
            <text:p>1.07748147547881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1.16839100116357" calcext:value-type="float">
            <text:p>1.16839100116357</text:p>
          </table:table-cell>
          <table:table-cell office:value-type="float" office:value="1.3082920325753" calcext:value-type="float">
            <text:p>1.3082920325753</text:p>
          </table:table-cell>
          <table:table-cell office:value-type="float" office:value="1.18450371396632" calcext:value-type="float">
            <text:p>1.18450371396632</text:p>
          </table:table-cell>
          <table:table-cell office:value-type="float" office:value="1.05875193152126" calcext:value-type="float">
            <text:p>1.05875193152126</text:p>
          </table:table-cell>
          <table:table-cell office:value-type="float" office:value="1.07860914774537" calcext:value-type="float">
            <text:p>1.07860914774537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.1694530046137" calcext:value-type="float">
            <text:p>1.1694530046137</text:p>
          </table:table-cell>
          <table:table-cell office:value-type="float" office:value="1.31057902684272" calcext:value-type="float">
            <text:p>1.31057902684272</text:p>
          </table:table-cell>
          <table:table-cell office:value-type="float" office:value="1.18558634961777" calcext:value-type="float">
            <text:p>1.18558634961777</text:p>
          </table:table-cell>
          <table:table-cell office:value-type="float" office:value="1.0597118204965" calcext:value-type="float">
            <text:p>1.0597118204965</text:p>
          </table:table-cell>
          <table:table-cell office:value-type="float" office:value="1.07964628842043" calcext:value-type="float">
            <text:p>1.07964628842043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1.17042430323366" calcext:value-type="float">
            <text:p>1.17042430323366</text:p>
          </table:table-cell>
          <table:table-cell office:value-type="float" office:value="1.31286837436203" calcext:value-type="float">
            <text:p>1.31286837436203</text:p>
          </table:table-cell>
          <table:table-cell office:value-type="float" office:value="1.18676903667057" calcext:value-type="float">
            <text:p>1.18676903667057</text:p>
          </table:table-cell>
          <table:table-cell office:value-type="float" office:value="1.06058260522224" calcext:value-type="float">
            <text:p>1.06058260522224</text:p>
          </table:table-cell>
          <table:table-cell office:value-type="float" office:value="1.08067632915688" calcext:value-type="float">
            <text:p>1.08067632915688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1.1714939566212" calcext:value-type="float">
            <text:p>1.1714939566212</text:p>
          </table:table-cell>
          <table:table-cell office:value-type="float" office:value="1.3152547137722" calcext:value-type="float">
            <text:p>1.3152547137722</text:p>
          </table:table-cell>
          <table:table-cell office:value-type="float" office:value="1.18795762567526" calcext:value-type="float">
            <text:p>1.18795762567526</text:p>
          </table:table-cell>
          <table:table-cell office:value-type="float" office:value="1.06155136832845" calcext:value-type="float">
            <text:p>1.06155136832845</text:p>
          </table:table-cell>
          <table:table-cell office:value-type="float" office:value="1.08170975330724" calcext:value-type="float">
            <text:p>1.08170975330724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1.17256744897682" calcext:value-type="float">
            <text:p>1.17256744897682</text:p>
          </table:table-cell>
          <table:table-cell office:value-type="float" office:value="1.31754508465555" calcext:value-type="float">
            <text:p>1.31754508465555</text:p>
          </table:table-cell>
          <table:table-cell office:value-type="float" office:value="1.18915209893436" calcext:value-type="float">
            <text:p>1.18915209893436</text:p>
          </table:table-cell>
          <table:table-cell office:value-type="float" office:value="1.06252919941054" calcext:value-type="float">
            <text:p>1.06252919941054</text:p>
          </table:table-cell>
          <table:table-cell office:value-type="float" office:value="1.08275337861399" calcext:value-type="float">
            <text:p>1.0827533786139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.17364476976639" calcext:value-type="float">
            <text:p>1.17364476976639</text:p>
          </table:table-cell>
          <table:table-cell office:value-type="float" office:value="1.31983413897353" calcext:value-type="float">
            <text:p>1.31983413897353</text:p>
          </table:table-cell>
          <table:table-cell office:value-type="float" office:value="1.19035243873401" calcext:value-type="float">
            <text:p>1.19035243873401</text:p>
          </table:table-cell>
          <table:table-cell office:value-type="float" office:value="1.06351299550123" calcext:value-type="float">
            <text:p>1.06351299550123</text:p>
          </table:table-cell>
          <table:table-cell office:value-type="float" office:value="1.08389794242816" calcext:value-type="float">
            <text:p>1.08389794242816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1.17472590845695" calcext:value-type="float">
            <text:p>1.17472590845695</text:p>
          </table:table-cell>
          <table:table-cell office:value-type="float" office:value="1.32212551128855" calcext:value-type="float">
            <text:p>1.32212551128855</text:p>
          </table:table-cell>
          <table:table-cell office:value-type="float" office:value="1.19134348531395" calcext:value-type="float">
            <text:p>1.19134348531395</text:p>
          </table:table-cell>
          <table:table-cell office:value-type="float" office:value="1.06440733443546" calcext:value-type="float">
            <text:p>1.06440733443546</text:p>
          </table:table-cell>
          <table:table-cell office:value-type="float" office:value="1.08495513386499" calcext:value-type="float">
            <text:p>1.08495513386499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1.175716001252" calcext:value-type="float">
            <text:p>1.175716001252</text:p>
          </table:table-cell>
          <table:table-cell office:value-type="float" office:value="1.32409344458765" calcext:value-type="float">
            <text:p>1.32409344458765</text:p>
          </table:table-cell>
          <table:table-cell office:value-type="float" office:value="1.19222639611778" calcext:value-type="float">
            <text:p>1.19222639611778</text:p>
          </table:table-cell>
          <table:table-cell office:value-type="float" office:value="1.06540294048778" calcext:value-type="float">
            <text:p>1.06540294048778</text:p>
          </table:table-cell>
          <table:table-cell office:value-type="float" office:value="1.08601572387328" calcext:value-type="float">
            <text:p>1.08601572387328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1.17680783737193" calcext:value-type="float">
            <text:p>1.17680783737193</text:p>
          </table:table-cell>
          <table:table-cell office:value-type="float" office:value="1.32554498995696" calcext:value-type="float">
            <text:p>1.32554498995696</text:p>
          </table:table-cell>
          <table:table-cell office:value-type="float" office:value="1.19311848820643" calcext:value-type="float">
            <text:p>1.19311848820643</text:p>
          </table:table-cell>
          <table:table-cell office:value-type="float" office:value="1.06630891752812" calcext:value-type="float">
            <text:p>1.06630891752812</text:p>
          </table:table-cell>
          <table:table-cell office:value-type="float" office:value="1.08708634137312" calcext:value-type="float">
            <text:p>1.08708634137312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.17790029327613" calcext:value-type="float">
            <text:p>1.17790029327613</text:p>
          </table:table-cell>
          <table:table-cell office:value-type="float" office:value="1.32699722516665" calcext:value-type="float">
            <text:p>1.32699722516665</text:p>
          </table:table-cell>
          <table:table-cell office:value-type="float" office:value="1.19401331320049" calcext:value-type="float">
            <text:p>1.19401331320049</text:p>
          </table:table-cell>
          <table:table-cell office:value-type="float" office:value="1.06722065647175" calcext:value-type="float">
            <text:p>1.06722065647175</text:p>
          </table:table-cell>
          <table:table-cell office:value-type="float" office:value="1.08805931621396" calcext:value-type="float">
            <text:p>1.08805931621396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1.17887969275919" calcext:value-type="float">
            <text:p>1.17887969275919</text:p>
          </table:table-cell>
          <table:table-cell office:value-type="float" office:value="1.32854854845429" calcext:value-type="float">
            <text:p>1.32854854845429</text:p>
          </table:table-cell>
          <table:table-cell office:value-type="float" office:value="1.19491408582375" calcext:value-type="float">
            <text:p>1.19491408582375</text:p>
          </table:table-cell>
          <table:table-cell office:value-type="float" office:value="1.06813814256397" calcext:value-type="float">
            <text:p>1.06813814256397</text:p>
          </table:table-cell>
          <table:table-cell office:value-type="float" office:value="1.08903567990218" calcext:value-type="float">
            <text:p>1.08903567990218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1.17951888259578" calcext:value-type="float">
            <text:p>1.17951888259578</text:p>
          </table:table-cell>
          <table:table-cell office:value-type="float" office:value="1.33000216932154" calcext:value-type="float">
            <text:p>1.33000216932154</text:p>
          </table:table-cell>
          <table:table-cell office:value-type="float" office:value="1.19582079263575" calcext:value-type="float">
            <text:p>1.19582079263575</text:p>
          </table:table-cell>
          <table:table-cell office:value-type="float" office:value="1.06906136100787" calcext:value-type="float">
            <text:p>1.06906136100787</text:p>
          </table:table-cell>
          <table:table-cell office:value-type="float" office:value="1.09002192276119" calcext:value-type="float">
            <text:p>1.09002192276119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1.18015920218418" calcext:value-type="float">
            <text:p>1.18015920218418</text:p>
          </table:table-cell>
          <table:table-cell office:value-type="float" office:value="1.33145647319017" calcext:value-type="float">
            <text:p>1.33145647319017</text:p>
          </table:table-cell>
          <table:table-cell office:value-type="float" office:value="1.19673342014836" calcext:value-type="float">
            <text:p>1.19673342014836</text:p>
          </table:table-cell>
          <table:table-cell office:value-type="float" office:value="1.06989734671136" calcext:value-type="float">
            <text:p>1.06989734671136</text:p>
          </table:table-cell>
          <table:table-cell office:value-type="float" office:value="1.09101156529159" calcext:value-type="float">
            <text:p>1.09101156529159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1.18080376032599" calcext:value-type="float">
            <text:p>1.18080376032599</text:p>
          </table:table-cell>
          <table:table-cell office:value-type="float" office:value="1.33300989658742" calcext:value-type="float">
            <text:p>1.33300989658742</text:p>
          </table:table-cell>
          <table:table-cell office:value-type="float" office:value="1.19765195482661" calcext:value-type="float">
            <text:p>1.19765195482661</text:p>
          </table:table-cell>
          <table:table-cell office:value-type="float" office:value="1.070831897405" calcext:value-type="float">
            <text:p>1.070831897405</text:p>
          </table:table-cell>
          <table:table-cell office:value-type="float" office:value="1.09201100434016" calcext:value-type="float">
            <text:p>1.09201100434016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1.18145559374866" calcext:value-type="float">
            <text:p>1.18145559374866</text:p>
          </table:table-cell>
          <table:table-cell office:value-type="float" office:value="1.33446557227978" calcext:value-type="float">
            <text:p>1.33446557227978</text:p>
          </table:table-cell>
          <table:table-cell office:value-type="float" office:value="1.19857638308954" calcext:value-type="float">
            <text:p>1.19857638308954</text:p>
          </table:table-cell>
          <table:table-cell office:value-type="float" office:value="1.07177213646372" calcext:value-type="float">
            <text:p>1.07177213646372</text:p>
          </table:table-cell>
          <table:table-cell office:value-type="float" office:value="1.09311191485593" calcext:value-type="float">
            <text:p>1.0931119148559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18210859014728" calcext:value-type="float">
            <text:p>1.18210859014728</text:p>
          </table:table-cell>
          <table:table-cell office:value-type="float" office:value="1.33602213413551" calcext:value-type="float">
            <text:p>1.33602213413551</text:p>
          </table:table-cell>
          <table:table-cell office:value-type="float" office:value="1.19950669131106" calcext:value-type="float">
            <text:p>1.19950669131106</text:p>
          </table:table-cell>
          <table:table-cell office:value-type="float" office:value="1.07272364330241" calcext:value-type="float">
            <text:p>1.07272364330241</text:p>
          </table:table-cell>
          <table:table-cell office:value-type="float" office:value="1.0941214055579" calcext:value-type="float">
            <text:p>1.0941214055579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1.18286418176391" calcext:value-type="float">
            <text:p>1.18286418176391</text:p>
          </table:table-cell>
          <table:table-cell office:value-type="float" office:value="1.33747916548259" calcext:value-type="float">
            <text:p>1.33747916548259</text:p>
          </table:table-cell>
          <table:table-cell office:value-type="float" office:value="1.20024016717489" calcext:value-type="float">
            <text:p>1.20024016717489</text:p>
          </table:table-cell>
          <table:table-cell office:value-type="float" office:value="1.07358464971329" calcext:value-type="float">
            <text:p>1.07358464971329</text:p>
          </table:table-cell>
          <table:table-cell office:value-type="float" office:value="1.0950423999097" calcext:value-type="float">
            <text:p>1.0950423999097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.18352564501155" calcext:value-type="float">
            <text:p>1.18352564501155</text:p>
          </table:table-cell>
          <table:table-cell office:value-type="float" office:value="1.33893686860135" calcext:value-type="float">
            <text:p>1.33893686860135</text:p>
          </table:table-cell>
          <table:table-cell office:value-type="float" office:value="1.2008719883901" calcext:value-type="float">
            <text:p>1.2008719883901</text:p>
          </table:table-cell>
          <table:table-cell office:value-type="float" office:value="1.07445108688111" calcext:value-type="float">
            <text:p>1.07445108688111</text:p>
          </table:table-cell>
          <table:table-cell office:value-type="float" office:value="1.09596671500552" calcext:value-type="float">
            <text:p>1.09596671500552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.18419131144423" calcext:value-type="float">
            <text:p>1.18419131144423</text:p>
          </table:table-cell>
          <table:table-cell office:value-type="float" office:value="1.34049374220844" calcext:value-type="float">
            <text:p>1.34049374220844</text:p>
          </table:table-cell>
          <table:table-cell office:value-type="float" office:value="1.20150659190868" calcext:value-type="float">
            <text:p>1.20150659190868</text:p>
          </table:table-cell>
          <table:table-cell office:value-type="float" office:value="1.07532294167845" calcext:value-type="float">
            <text:p>1.07532294167845</text:p>
          </table:table-cell>
          <table:table-cell office:value-type="float" office:value="1.09689746029426" calcext:value-type="float">
            <text:p>1.09689746029426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1.18486412761126" calcext:value-type="float">
            <text:p>1.18486412761126</text:p>
          </table:table-cell>
          <table:table-cell office:value-type="float" office:value="1.34195279443802" calcext:value-type="float">
            <text:p>1.34195279443802</text:p>
          </table:table-cell>
          <table:table-cell office:value-type="float" office:value="1.20214998232334" calcext:value-type="float">
            <text:p>1.20214998232334</text:p>
          </table:table-cell>
          <table:table-cell office:value-type="float" office:value="1.07620020093847" calcext:value-type="float">
            <text:p>1.07620020093847</text:p>
          </table:table-cell>
          <table:table-cell office:value-type="float" office:value="1.0978376530708" calcext:value-type="float">
            <text:p>1.0978376530708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.18553816117407" calcext:value-type="float">
            <text:p>1.18553816117407</text:p>
          </table:table-cell>
          <table:table-cell office:value-type="float" office:value="1.34289593152262" calcext:value-type="float">
            <text:p>1.34289593152262</text:p>
          </table:table-cell>
          <table:table-cell office:value-type="float" office:value="1.20279617845253" calcext:value-type="float">
            <text:p>1.20279617845253</text:p>
          </table:table-cell>
          <table:table-cell office:value-type="float" office:value="1.07708285145573" calcext:value-type="float">
            <text:p>1.07708285145573</text:p>
          </table:table-cell>
          <table:table-cell office:value-type="float" office:value="1.09878118663363" calcext:value-type="float">
            <text:p>1.09878118663363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1.18621637659409" calcext:value-type="float">
            <text:p>1.18621637659409</text:p>
          </table:table-cell>
          <table:table-cell office:value-type="float" office:value="1.34362740088166" calcext:value-type="float">
            <text:p>1.34362740088166</text:p>
          </table:table-cell>
          <table:table-cell office:value-type="float" office:value="1.20345110100078" calcext:value-type="float">
            <text:p>1.20345110100078</text:p>
          </table:table-cell>
          <table:table-cell office:value-type="float" office:value="1.07797087998702" calcext:value-type="float">
            <text:p>1.07797087998702</text:p>
          </table:table-cell>
          <table:table-cell office:value-type="float" office:value="1.09982952151686" calcext:value-type="float">
            <text:p>1.09982952151686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.1869016665672" calcext:value-type="float">
            <text:p>1.1869016665672</text:p>
          </table:table-cell>
          <table:table-cell office:value-type="float" office:value="1.3442628338238" calcext:value-type="float">
            <text:p>1.3442628338238</text:p>
          </table:table-cell>
          <table:table-cell office:value-type="float" office:value="1.20410885238835" calcext:value-type="float">
            <text:p>1.20410885238835</text:p>
          </table:table-cell>
          <table:table-cell office:value-type="float" office:value="1.07886691968936" calcext:value-type="float">
            <text:p>1.07886691968936</text:p>
          </table:table-cell>
          <table:table-cell office:value-type="float" office:value="1.10078584910963" calcext:value-type="float">
            <text:p>1.10078584910963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1.18758820623986" calcext:value-type="float">
            <text:p>1.18758820623986</text:p>
          </table:table-cell>
          <table:table-cell office:value-type="float" office:value="1.344997609812" calcext:value-type="float">
            <text:p>1.344997609812</text:p>
          </table:table-cell>
          <table:table-cell office:value-type="float" office:value="1.2047752695005" calcext:value-type="float">
            <text:p>1.2047752695005</text:p>
          </table:table-cell>
          <table:table-cell office:value-type="float" office:value="1.07967702619811" calcext:value-type="float">
            <text:p>1.07967702619811</text:p>
          </table:table-cell>
          <table:table-cell office:value-type="float" office:value="1.10165589096596" calcext:value-type="float">
            <text:p>1.10165589096596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1.18827890619164" calcext:value-type="float">
            <text:p>1.18827890619164</text:p>
          </table:table-cell>
          <table:table-cell office:value-type="float" office:value="1.34563461028617" calcext:value-type="float">
            <text:p>1.34563461028617</text:p>
          </table:table-cell>
          <table:table-cell office:value-type="float" office:value="1.20534874824675" calcext:value-type="float">
            <text:p>1.20534874824675</text:p>
          </table:table-cell>
          <table:table-cell office:value-type="float" office:value="1.08049222875502" calcext:value-type="float">
            <text:p>1.08049222875502</text:p>
          </table:table-cell>
          <table:table-cell office:value-type="float" office:value="1.10253207862629" calcext:value-type="float">
            <text:p>1.1025320786262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.1890724696586" calcext:value-type="float">
            <text:p>1.1890724696586</text:p>
          </table:table-cell>
          <table:table-cell office:value-type="float" office:value="1.34627238640626" calcext:value-type="float">
            <text:p>1.34627238640626</text:p>
          </table:table-cell>
          <table:table-cell office:value-type="float" office:value="1.20602655961633" calcext:value-type="float">
            <text:p>1.20602655961633</text:p>
          </table:table-cell>
          <table:table-cell office:value-type="float" office:value="1.08131251583434" calcext:value-type="float">
            <text:p>1.08131251583434</text:p>
          </table:table-cell>
          <table:table-cell office:value-type="float" office:value="1.10341150057447" calcext:value-type="float">
            <text:p>1.10341150057447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.18933975637746" calcext:value-type="float">
            <text:p>1.18933975637746</text:p>
          </table:table-cell>
          <table:table-cell office:value-type="float" office:value="1.34700787529249" calcext:value-type="float">
            <text:p>1.34700787529249</text:p>
          </table:table-cell>
          <table:table-cell office:value-type="float" office:value="1.20660850241493" calcext:value-type="float">
            <text:p>1.20660850241493</text:p>
          </table:table-cell>
          <table:table-cell office:value-type="float" office:value="1.0821378758735" calcext:value-type="float">
            <text:p>1.0821378758735</text:p>
          </table:table-cell>
          <table:table-cell office:value-type="float" office:value="1.10429995838993" calcext:value-type="float">
            <text:p>1.10429995838993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1.18961137103678" calcext:value-type="float">
            <text:p>1.18961137103678</text:p>
          </table:table-cell>
          <table:table-cell office:value-type="float" office:value="1.34764721945322" calcext:value-type="float">
            <text:p>1.34764721945322</text:p>
          </table:table-cell>
          <table:table-cell office:value-type="float" office:value="1.206998534589" calcext:value-type="float">
            <text:p>1.206998534589</text:p>
          </table:table-cell>
          <table:table-cell office:value-type="float" office:value="1.08296829727375" calcext:value-type="float">
            <text:p>1.08296829727375</text:p>
          </table:table-cell>
          <table:table-cell office:value-type="float" office:value="1.10519451790171" calcext:value-type="float">
            <text:p>1.10519451790171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.18979128510004" calcext:value-type="float">
            <text:p>1.18979128510004</text:p>
          </table:table-cell>
          <table:table-cell office:value-type="float" office:value="1.34838596481126" calcext:value-type="float">
            <text:p>1.34838596481126</text:p>
          </table:table-cell>
          <table:table-cell office:value-type="float" office:value="1.20739405584921" calcext:value-type="float">
            <text:p>1.20739405584921</text:p>
          </table:table-cell>
          <table:table-cell office:value-type="float" office:value="1.08390053897948" calcext:value-type="float">
            <text:p>1.08390053897948</text:p>
          </table:table-cell>
          <table:table-cell office:value-type="float" office:value="1.10609516430549" calcext:value-type="float">
            <text:p>1.10609516430549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1.19006872070482" calcext:value-type="float">
            <text:p>1.19006872070482</text:p>
          </table:table-cell>
          <table:table-cell office:value-type="float" office:value="1.34902686485481" calcext:value-type="float">
            <text:p>1.34902686485481</text:p>
          </table:table-cell>
          <table:table-cell office:value-type="float" office:value="1.20770173701953" calcext:value-type="float">
            <text:p>1.20770173701953</text:p>
          </table:table-cell>
          <table:table-cell office:value-type="float" office:value="1.08474110224514" calcext:value-type="float">
            <text:p>1.08474110224514</text:p>
          </table:table-cell>
          <table:table-cell office:value-type="float" office:value="1.10700188274456" calcext:value-type="float">
            <text:p>1.10700188274456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.19035326689181" calcext:value-type="float">
            <text:p>1.19035326689181</text:p>
          </table:table-cell>
          <table:table-cell office:value-type="float" office:value="1.34976718885147" calcext:value-type="float">
            <text:p>1.34976718885147</text:p>
          </table:table-cell>
          <table:table-cell office:value-type="float" office:value="1.2081081410205" calcext:value-type="float">
            <text:p>1.2081081410205</text:p>
          </table:table-cell>
          <table:table-cell office:value-type="float" office:value="1.08549725126322" calcext:value-type="float">
            <text:p>1.08549725126322</text:p>
          </table:table-cell>
          <table:table-cell office:value-type="float" office:value="1.10782139806017" calcext:value-type="float">
            <text:p>1.10782139806017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1.19064212927311" calcext:value-type="float">
            <text:p>1.19064212927311</text:p>
          </table:table-cell>
          <table:table-cell office:value-type="float" office:value="1.35040801241699" calcext:value-type="float">
            <text:p>1.35040801241699</text:p>
          </table:table-cell>
          <table:table-cell office:value-type="float" office:value="1.20852001820408" calcext:value-type="float">
            <text:p>1.20852001820408</text:p>
          </table:table-cell>
          <table:table-cell office:value-type="float" office:value="1.08626064533334" calcext:value-type="float">
            <text:p>1.08626064533334</text:p>
          </table:table-cell>
          <table:table-cell office:value-type="float" office:value="1.10864954521255" calcext:value-type="float">
            <text:p>1.10864954521255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.19093530470803" calcext:value-type="float">
            <text:p>1.19093530470803</text:p>
          </table:table-cell>
          <table:table-cell office:value-type="float" office:value="1.35114991766273" calcext:value-type="float">
            <text:p>1.35114991766273</text:p>
          </table:table-cell>
          <table:table-cell office:value-type="float" office:value="1.20893736297626" calcext:value-type="float">
            <text:p>1.20893736297626</text:p>
          </table:table-cell>
          <table:table-cell office:value-type="float" office:value="1.08702877464214" calcext:value-type="float">
            <text:p>1.08702877464214</text:p>
          </table:table-cell>
          <table:table-cell office:value-type="float" office:value="1.10948350433884" calcext:value-type="float">
            <text:p>1.1094835043388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1.1912327900121" calcext:value-type="float">
            <text:p>1.1912327900121</text:p>
          </table:table-cell>
          <table:table-cell office:value-type="float" office:value="1.35118403709487" calcext:value-type="float">
            <text:p>1.35118403709487</text:p>
          </table:table-cell>
          <table:table-cell office:value-type="float" office:value="1.20936016967651" calcext:value-type="float">
            <text:p>1.20936016967651</text:p>
          </table:table-cell>
          <table:table-cell office:value-type="float" office:value="1.08779921037846" calcext:value-type="float">
            <text:p>1.08779921037846</text:p>
          </table:table-cell>
          <table:table-cell office:value-type="float" office:value="1.11022702944038" calcext:value-type="float">
            <text:p>1.11022702944038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1.19153458195723" calcext:value-type="float">
            <text:p>1.19153458195723</text:p>
          </table:table-cell>
          <table:table-cell office:value-type="float" office:value="1.35111381667127" calcext:value-type="float">
            <text:p>1.35111381667127</text:p>
          </table:table-cell>
          <table:table-cell office:value-type="float" office:value="1.20979109870258" calcext:value-type="float">
            <text:p>1.20979109870258</text:p>
          </table:table-cell>
          <table:table-cell office:value-type="float" office:value="1.08857680023047" calcext:value-type="float">
            <text:p>1.08857680023047</text:p>
          </table:table-cell>
          <table:table-cell office:value-type="float" office:value="1.11106981441312" calcext:value-type="float">
            <text:p>1.1110698144131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.19183801420327" calcext:value-type="float">
            <text:p>1.19183801420327</text:p>
          </table:table-cell>
          <table:table-cell office:value-type="float" office:value="1.35114472947941" calcext:value-type="float">
            <text:p>1.35114472947941</text:p>
          </table:table-cell>
          <table:table-cell office:value-type="float" office:value="1.21022479155734" calcext:value-type="float">
            <text:p>1.21022479155734</text:p>
          </table:table-cell>
          <table:table-cell office:value-type="float" office:value="1.08935909511052" calcext:value-type="float">
            <text:p>1.08935909511052</text:p>
          </table:table-cell>
          <table:table-cell office:value-type="float" office:value="1.11192109144489" calcext:value-type="float">
            <text:p>1.1119210914448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.19214842788136" calcext:value-type="float">
            <text:p>1.19214842788136</text:p>
          </table:table-cell>
          <table:table-cell office:value-type="float" office:value="1.35107615347914" calcext:value-type="float">
            <text:p>1.35107615347914</text:p>
          </table:table-cell>
          <table:table-cell office:value-type="float" office:value="1.21047357079781" calcext:value-type="float">
            <text:p>1.21047357079781</text:p>
          </table:table-cell>
          <table:table-cell office:value-type="float" office:value="1.09014608488954" calcext:value-type="float">
            <text:p>1.09014608488954</text:p>
          </table:table-cell>
          <table:table-cell office:value-type="float" office:value="1.11277812833467" calcext:value-type="float">
            <text:p>1.1127781283346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1.19246313825627" calcext:value-type="float">
            <text:p>1.19246313825627</text:p>
          </table:table-cell>
          <table:table-cell office:value-type="float" office:value="1.35100839745725" calcext:value-type="float">
            <text:p>1.35100839745725</text:p>
          </table:table-cell>
          <table:table-cell office:value-type="float" office:value="1.21063098428051" calcext:value-type="float">
            <text:p>1.21063098428051</text:p>
          </table:table-cell>
          <table:table-cell office:value-type="float" office:value="1.09084286971131" calcext:value-type="float">
            <text:p>1.09084286971131</text:p>
          </table:table-cell>
          <table:table-cell office:value-type="float" office:value="1.1135470672136" calcext:value-type="float">
            <text:p>1.1135470672136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1.19278214192702" calcext:value-type="float">
            <text:p>1.19278214192702</text:p>
          </table:table-cell>
          <table:table-cell office:value-type="float" office:value="1.35094303566065" calcext:value-type="float">
            <text:p>1.35094303566065</text:p>
          </table:table-cell>
          <table:table-cell office:value-type="float" office:value="1.21079605322284" calcext:value-type="float">
            <text:p>1.21079605322284</text:p>
          </table:table-cell>
          <table:table-cell office:value-type="float" office:value="1.09155114955736" calcext:value-type="float">
            <text:p>1.09155114955736</text:p>
          </table:table-cell>
          <table:table-cell office:value-type="float" office:value="1.1142302645773" calcext:value-type="float">
            <text:p>1.1142302645773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1.19310543544986" calcext:value-type="float">
            <text:p>1.19310543544986</text:p>
          </table:table-cell>
          <table:table-cell office:value-type="float" office:value="1.35087691226847" calcext:value-type="float">
            <text:p>1.35087691226847</text:p>
          </table:table-cell>
          <table:table-cell office:value-type="float" office:value="1.21096358326747" calcext:value-type="float">
            <text:p>1.21096358326747</text:p>
          </table:table-cell>
          <table:table-cell office:value-type="float" office:value="1.09226384156943" calcext:value-type="float">
            <text:p>1.09226384156943</text:p>
          </table:table-cell>
          <table:table-cell office:value-type="float" office:value="1.11501541195627" calcext:value-type="float">
            <text:p>1.11501541195627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.19343301533852" calcext:value-type="float">
            <text:p>1.19343301533852</text:p>
          </table:table-cell>
          <table:table-cell office:value-type="float" office:value="1.3508116092187" calcext:value-type="float">
            <text:p>1.3508116092187</text:p>
          </table:table-cell>
          <table:table-cell office:value-type="float" office:value="1.2112354278174" calcext:value-type="float">
            <text:p>1.2112354278174</text:p>
          </table:table-cell>
          <table:table-cell office:value-type="float" office:value="1.09298093711647" calcext:value-type="float">
            <text:p>1.09298093711647</text:p>
          </table:table-cell>
          <table:table-cell office:value-type="float" office:value="1.11570937528552" calcext:value-type="float">
            <text:p>1.11570937528552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1.19345694869987" calcext:value-type="float">
            <text:p>1.19345694869987</text:p>
          </table:table-cell>
          <table:table-cell office:value-type="float" office:value="1.35074867773394" calcext:value-type="float">
            <text:p>1.35074867773394</text:p>
          </table:table-cell>
          <table:table-cell office:value-type="float" office:value="1.21141311785039" calcext:value-type="float">
            <text:p>1.21141311785039</text:p>
          </table:table-cell>
          <table:table-cell office:value-type="float" office:value="1.09370242753685" calcext:value-type="float">
            <text:p>1.09370242753685</text:p>
          </table:table-cell>
          <table:table-cell office:value-type="float" office:value="1.11650538113347" calcext:value-type="float">
            <text:p>1.11650538113347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1.19328912741213" calcext:value-type="float">
            <text:p>1.19328912741213</text:p>
          </table:table-cell>
          <table:table-cell office:value-type="float" office:value="1.35068500802371" calcext:value-type="float">
            <text:p>1.35068500802371</text:p>
          </table:table-cell>
          <table:table-cell office:value-type="float" office:value="1.21159586810124" calcext:value-type="float">
            <text:p>1.21159586810124</text:p>
          </table:table-cell>
          <table:table-cell office:value-type="float" office:value="1.09433084709333" calcext:value-type="float">
            <text:p>1.09433084709333</text:p>
          </table:table-cell>
          <table:table-cell office:value-type="float" office:value="1.11721006838463" calcext:value-type="float">
            <text:p>1.11721006838463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1.19321966230028" calcext:value-type="float">
            <text:p>1.19321966230028</text:p>
          </table:table-cell>
          <table:table-cell office:value-type="float" office:value="1.35062369477956" calcext:value-type="float">
            <text:p>1.35062369477956</text:p>
          </table:table-cell>
          <table:table-cell office:value-type="float" office:value="1.21178616364439" calcext:value-type="float">
            <text:p>1.21178616364439</text:p>
          </table:table-cell>
          <table:table-cell office:value-type="float" office:value="1.0950610565626" calcext:value-type="float">
            <text:p>1.0950610565626</text:p>
          </table:table-cell>
          <table:table-cell office:value-type="float" office:value="1.11792007428975" calcext:value-type="float">
            <text:p>1.11792007428975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1.19315692132259" calcext:value-type="float">
            <text:p>1.19315692132259</text:p>
          </table:table-cell>
          <table:table-cell office:value-type="float" office:value="1.35056165886641" calcext:value-type="float">
            <text:p>1.35056165886641</text:p>
          </table:table-cell>
          <table:table-cell office:value-type="float" office:value="1.21197900761523" calcext:value-type="float">
            <text:p>1.21197900761523</text:p>
          </table:table-cell>
          <table:table-cell office:value-type="float" office:value="1.09579563518934" calcext:value-type="float">
            <text:p>1.09579563518934</text:p>
          </table:table-cell>
          <table:table-cell office:value-type="float" office:value="1.11863787187812" calcext:value-type="float">
            <text:p>1.1186378718781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19299901525525" calcext:value-type="float">
            <text:p>1.19299901525525</text:p>
          </table:table-cell>
          <table:table-cell office:value-type="float" office:value="1.35050044387257" calcext:value-type="float">
            <text:p>1.35050044387257</text:p>
          </table:table-cell>
          <table:table-cell office:value-type="float" office:value="1.21217935261248" calcext:value-type="float">
            <text:p>1.21217935261248</text:p>
          </table:table-cell>
          <table:table-cell office:value-type="float" office:value="1.09644571666818" calcext:value-type="float">
            <text:p>1.09644571666818</text:p>
          </table:table-cell>
          <table:table-cell office:value-type="float" office:value="1.11936831275501" calcext:value-type="float">
            <text:p>1.11936831275501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1.19294462570565" calcext:value-type="float">
            <text:p>1.19294462570565</text:p>
          </table:table-cell>
          <table:table-cell office:value-type="float" office:value="1.34983787856172" calcext:value-type="float">
            <text:p>1.34983787856172</text:p>
          </table:table-cell>
          <table:table-cell office:value-type="float" office:value="1.21219555274716" calcext:value-type="float">
            <text:p>1.21219555274716</text:p>
          </table:table-cell>
          <table:table-cell office:value-type="float" office:value="1.09700444556984" calcext:value-type="float">
            <text:p>1.09700444556984</text:p>
          </table:table-cell>
          <table:table-cell office:value-type="float" office:value="1.12000445985719" calcext:value-type="float">
            <text:p>1.12000445985719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.19289198257847" calcext:value-type="float">
            <text:p>1.19289198257847</text:p>
          </table:table-cell>
          <table:table-cell office:value-type="float" office:value="1.34917458099388" calcext:value-type="float">
            <text:p>1.34917458099388</text:p>
          </table:table-cell>
          <table:table-cell office:value-type="float" office:value="1.21222130904386" calcext:value-type="float">
            <text:p>1.21222130904386</text:p>
          </table:table-cell>
          <table:table-cell office:value-type="float" office:value="1.09756501406523" calcext:value-type="float">
            <text:p>1.09756501406523</text:p>
          </table:table-cell>
          <table:table-cell office:value-type="float" office:value="1.12064807700723" calcext:value-type="float">
            <text:p>1.12064807700723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1.19274898235127" calcext:value-type="float">
            <text:p>1.19274898235127</text:p>
          </table:table-cell>
          <table:table-cell office:value-type="float" office:value="1.34841320091432" calcext:value-type="float">
            <text:p>1.34841320091432</text:p>
          </table:table-cell>
          <table:table-cell office:value-type="float" office:value="1.2121570163968" calcext:value-type="float">
            <text:p>1.2121570163968</text:p>
          </table:table-cell>
          <table:table-cell office:value-type="float" office:value="1.09822943782253" calcext:value-type="float">
            <text:p>1.09822943782253</text:p>
          </table:table-cell>
          <table:table-cell office:value-type="float" office:value="1.12129669316377" calcext:value-type="float">
            <text:p>1.12129669316377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.19270473194333" calcext:value-type="float">
            <text:p>1.19270473194333</text:p>
          </table:table-cell>
          <table:table-cell office:value-type="float" office:value="1.34765258861474" calcext:value-type="float">
            <text:p>1.34765258861474</text:p>
          </table:table-cell>
          <table:table-cell office:value-type="float" office:value="1.21209488093961" calcext:value-type="float">
            <text:p>1.21209488093961</text:p>
          </table:table-cell>
          <table:table-cell office:value-type="float" office:value="1.09879805496734" calcext:value-type="float">
            <text:p>1.09879805496734</text:p>
          </table:table-cell>
          <table:table-cell office:value-type="float" office:value="1.12194791929037" calcext:value-type="float">
            <text:p>1.12194791929037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.19256999945496" calcext:value-type="float">
            <text:p>1.19256999945496</text:p>
          </table:table-cell>
          <table:table-cell office:value-type="float" office:value="1.34699163976619" calcext:value-type="float">
            <text:p>1.34699163976619</text:p>
          </table:table-cell>
          <table:table-cell office:value-type="float" office:value="1.21213685815588" calcext:value-type="float">
            <text:p>1.21213685815588</text:p>
          </table:table-cell>
          <table:table-cell office:value-type="float" office:value="1.09947055785955" calcext:value-type="float">
            <text:p>1.09947055785955</text:p>
          </table:table-cell>
          <table:table-cell office:value-type="float" office:value="1.12260652786272" calcext:value-type="float">
            <text:p>1.12260652786272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1.1925341449619" calcext:value-type="float">
            <text:p>1.1925341449619</text:p>
          </table:table-cell>
          <table:table-cell office:value-type="float" office:value="1.34623110278288" calcext:value-type="float">
            <text:p>1.34623110278288</text:p>
          </table:table-cell>
          <table:table-cell office:value-type="float" office:value="1.21208388525712" calcext:value-type="float">
            <text:p>1.21208388525712</text:p>
          </table:table-cell>
          <table:table-cell office:value-type="float" office:value="1.10004719721474" calcext:value-type="float">
            <text:p>1.10004719721474</text:p>
          </table:table-cell>
          <table:table-cell office:value-type="float" office:value="1.12327244874073" calcext:value-type="float">
            <text:p>1.12327244874073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1.19250487466509" calcext:value-type="float">
            <text:p>1.19250487466509</text:p>
          </table:table-cell>
          <table:table-cell office:value-type="float" office:value="1.34557173725521" calcext:value-type="float">
            <text:p>1.34557173725521</text:p>
          </table:table-cell>
          <table:table-cell office:value-type="float" office:value="1.21203779627535" calcext:value-type="float">
            <text:p>1.21203779627535</text:p>
          </table:table-cell>
          <table:table-cell office:value-type="float" office:value="1.10063398461977" calcext:value-type="float">
            <text:p>1.10063398461977</text:p>
          </table:table-cell>
          <table:table-cell office:value-type="float" office:value="1.12375570570298" calcext:value-type="float">
            <text:p>1.12375570570298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1.1923802287861" calcext:value-type="float">
            <text:p>1.1923802287861</text:p>
          </table:table-cell>
          <table:table-cell office:value-type="float" office:value="1.34481423880772" calcext:value-type="float">
            <text:p>1.34481423880772</text:p>
          </table:table-cell>
          <table:table-cell office:value-type="float" office:value="1.21209126950077" calcext:value-type="float">
            <text:p>1.21209126950077</text:p>
          </table:table-cell>
          <table:table-cell office:value-type="float" office:value="1.10113080553584" calcext:value-type="float">
            <text:p>1.10113080553584</text:p>
          </table:table-cell>
          <table:table-cell office:value-type="float" office:value="1.1243385861919" calcext:value-type="float">
            <text:p>1.1243385861919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1.19235932184891" calcext:value-type="float">
            <text:p>1.19235932184891</text:p>
          </table:table-cell>
          <table:table-cell office:value-type="float" office:value="1.34405751458038" calcext:value-type="float">
            <text:p>1.34405751458038</text:p>
          </table:table-cell>
          <table:table-cell office:value-type="float" office:value="1.21205202924627" calcext:value-type="float">
            <text:p>1.21205202924627</text:p>
          </table:table-cell>
          <table:table-cell office:value-type="float" office:value="1.10163134600464" calcext:value-type="float">
            <text:p>1.10163134600464</text:p>
          </table:table-cell>
          <table:table-cell office:value-type="float" office:value="1.12483111194526" calcext:value-type="float">
            <text:p>1.1248311119452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.19234031085928" calcext:value-type="float">
            <text:p>1.19234031085928</text:p>
          </table:table-cell>
          <table:table-cell office:value-type="float" office:value="1.34340051619016" calcext:value-type="float">
            <text:p>1.34340051619016</text:p>
          </table:table-cell>
          <table:table-cell office:value-type="float" office:value="1.21201961720923" calcext:value-type="float">
            <text:p>1.21201961720923</text:p>
          </table:table-cell>
          <table:table-cell office:value-type="float" office:value="1.10213560095843" calcext:value-type="float">
            <text:p>1.10213560095843</text:p>
          </table:table-cell>
          <table:table-cell office:value-type="float" office:value="1.12542564143528" calcext:value-type="float">
            <text:p>1.12542564143528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.19203344063831" calcext:value-type="float">
            <text:p>1.19203344063831</text:p>
          </table:table-cell>
          <table:table-cell office:value-type="float" office:value="1.34264535529677" calcext:value-type="float">
            <text:p>1.34264535529677</text:p>
          </table:table-cell>
          <table:table-cell office:value-type="float" office:value="1.21199845713598" calcext:value-type="float">
            <text:p>1.21199845713598</text:p>
          </table:table-cell>
          <table:table-cell office:value-type="float" office:value="1.10264356530114" calcext:value-type="float">
            <text:p>1.10264356530114</text:p>
          </table:table-cell>
          <table:table-cell office:value-type="float" office:value="1.12592739037648" calcext:value-type="float">
            <text:p>1.12592739037648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.19153574117607" calcext:value-type="float">
            <text:p>1.19153574117607</text:p>
          </table:table-cell>
          <table:table-cell office:value-type="float" office:value="1.34189097250857" calcext:value-type="float">
            <text:p>1.34189097250857</text:p>
          </table:table-cell>
          <table:table-cell office:value-type="float" office:value="1.21179560277301" calcext:value-type="float">
            <text:p>1.21179560277301</text:p>
          </table:table-cell>
          <table:table-cell office:value-type="float" office:value="1.10315523390863" calcext:value-type="float">
            <text:p>1.10315523390863</text:p>
          </table:table-cell>
          <table:table-cell office:value-type="float" office:value="1.12653122122736" calcext:value-type="float">
            <text:p>1.12653122122736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1.1911393048674" calcext:value-type="float">
            <text:p>1.1911393048674</text:p>
          </table:table-cell>
          <table:table-cell office:value-type="float" office:value="1.341236352363" calcext:value-type="float">
            <text:p>1.341236352363</text:p>
          </table:table-cell>
          <table:table-cell office:value-type="float" office:value="1.21149931593047" calcext:value-type="float">
            <text:p>1.21149931593047</text:p>
          </table:table-cell>
          <table:table-cell office:value-type="float" office:value="1.10367060162895" calcext:value-type="float">
            <text:p>1.10367060162895</text:p>
          </table:table-cell>
          <table:table-cell office:value-type="float" office:value="1.12704216709048" calcext:value-type="float">
            <text:p>1.12704216709048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1.19064928795175" calcext:value-type="float">
            <text:p>1.19064928795175</text:p>
          </table:table-cell>
          <table:table-cell office:value-type="float" office:value="1.33988391739732" calcext:value-type="float">
            <text:p>1.33988391739732</text:p>
          </table:table-cell>
          <table:table-cell office:value-type="float" office:value="1.21130463918042" calcext:value-type="float">
            <text:p>1.21130463918042</text:p>
          </table:table-cell>
          <table:table-cell office:value-type="float" office:value="1.10418966328254" calcext:value-type="float">
            <text:p>1.10418966328254</text:p>
          </table:table-cell>
          <table:table-cell office:value-type="float" office:value="1.12747099780881" calcext:value-type="float">
            <text:p>1.12747099780881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1.19016309907508" calcext:value-type="float">
            <text:p>1.19016309907508</text:p>
          </table:table-cell>
          <table:table-cell office:value-type="float" office:value="1.33863260889611" calcext:value-type="float">
            <text:p>1.33863260889611</text:p>
          </table:table-cell>
          <table:table-cell office:value-type="float" office:value="1.21111624314101" calcext:value-type="float">
            <text:p>1.21111624314101</text:p>
          </table:table-cell>
          <table:table-cell office:value-type="float" office:value="1.10462379858484" calcext:value-type="float">
            <text:p>1.10462379858484</text:p>
          </table:table-cell>
          <table:table-cell office:value-type="float" office:value="1.1279019464918" calcext:value-type="float">
            <text:p>1.127901946491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.18967854918881" calcext:value-type="float">
            <text:p>1.18967854918881</text:p>
          </table:table-cell>
          <table:table-cell office:value-type="float" office:value="1.33738202324542" calcext:value-type="float">
            <text:p>1.33738202324542</text:p>
          </table:table-cell>
          <table:table-cell office:value-type="float" office:value="1.21092977500762" calcext:value-type="float">
            <text:p>1.21092977500762</text:p>
          </table:table-cell>
          <table:table-cell office:value-type="float" office:value="1.10506137300152" calcext:value-type="float">
            <text:p>1.10506137300152</text:p>
          </table:table-cell>
          <table:table-cell office:value-type="float" office:value="1.12833720939265" calcext:value-type="float">
            <text:p>1.12833720939265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1.18929765159946" calcext:value-type="float">
            <text:p>1.18929765159946</text:p>
          </table:table-cell>
          <table:table-cell office:value-type="float" office:value="1.33613216247496" calcext:value-type="float">
            <text:p>1.33613216247496</text:p>
          </table:table-cell>
          <table:table-cell office:value-type="float" office:value="1.21074742304083" calcext:value-type="float">
            <text:p>1.21074742304083</text:p>
          </table:table-cell>
          <table:table-cell office:value-type="float" office:value="1.1054041557729" calcext:value-type="float">
            <text:p>1.1054041557729</text:p>
          </table:table-cell>
          <table:table-cell office:value-type="float" office:value="1.12877890642942" calcext:value-type="float">
            <text:p>1.12877890642942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1.18882303140543" calcext:value-type="float">
            <text:p>1.18882303140543</text:p>
          </table:table-cell>
          <table:table-cell office:value-type="float" office:value="1.33478399379825" calcext:value-type="float">
            <text:p>1.33478399379825</text:p>
          </table:table-cell>
          <table:table-cell office:value-type="float" office:value="1.21047145013833" calcext:value-type="float">
            <text:p>1.21047145013833</text:p>
          </table:table-cell>
          <table:table-cell office:value-type="float" office:value="1.10584856327618" calcext:value-type="float">
            <text:p>1.10584856327618</text:p>
          </table:table-cell>
          <table:table-cell office:value-type="float" office:value="1.1292227636742" calcext:value-type="float">
            <text:p>1.1292227636742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1.1883522575819" calcext:value-type="float">
            <text:p>1.1883522575819</text:p>
          </table:table-cell>
          <table:table-cell office:value-type="float" office:value="1.33353419997389" calcext:value-type="float">
            <text:p>1.33353419997389</text:p>
          </table:table-cell>
          <table:table-cell office:value-type="float" office:value="1.2102993937452" calcext:value-type="float">
            <text:p>1.2102993937452</text:p>
          </table:table-cell>
          <table:table-cell office:value-type="float" office:value="1.10629639789706" calcext:value-type="float">
            <text:p>1.10629639789706</text:p>
          </table:table-cell>
          <table:table-cell office:value-type="float" office:value="1.12967300689182" calcext:value-type="float">
            <text:p>1.12967300689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8798093170724" calcext:value-type="float">
            <text:p>1.18798093170724</text:p>
          </table:table-cell>
          <table:table-cell office:value-type="float" office:value="1.3322865232374" calcext:value-type="float">
            <text:p>1.3322865232374</text:p>
          </table:table-cell>
          <table:table-cell office:value-type="float" office:value="1.21012934469833" calcext:value-type="float">
            <text:p>1.21012934469833</text:p>
          </table:table-cell>
          <table:table-cell office:value-type="float" office:value="1.10664933149575" calcext:value-type="float">
            <text:p>1.10664933149575</text:p>
          </table:table-cell>
          <table:table-cell office:value-type="float" office:value="1.13012543821471" calcext:value-type="float">
            <text:p>1.13012543821471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.18751792003321" calcext:value-type="float">
            <text:p>1.18751792003321</text:p>
          </table:table-cell>
          <table:table-cell office:value-type="float" office:value="1.3309405142605" calcext:value-type="float">
            <text:p>1.3309405142605</text:p>
          </table:table-cell>
          <table:table-cell office:value-type="float" office:value="1.20987380850236" calcext:value-type="float">
            <text:p>1.20987380850236</text:p>
          </table:table-cell>
          <table:table-cell office:value-type="float" office:value="1.10710397596612" calcext:value-type="float">
            <text:p>1.10710397596612</text:p>
          </table:table-cell>
          <table:table-cell office:value-type="float" office:value="1.13039459875744" calcext:value-type="float">
            <text:p>1.13039459875744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.18705876809027" calcext:value-type="float">
            <text:p>1.18705876809027</text:p>
          </table:table-cell>
          <table:table-cell office:value-type="float" office:value="1.32969429569356" calcext:value-type="float">
            <text:p>1.32969429569356</text:p>
          </table:table-cell>
          <table:table-cell office:value-type="float" office:value="1.20943866438113" calcext:value-type="float">
            <text:p>1.20943866438113</text:p>
          </table:table-cell>
          <table:table-cell office:value-type="float" office:value="1.10746901518733" calcext:value-type="float">
            <text:p>1.10746901518733</text:p>
          </table:table-cell>
          <table:table-cell office:value-type="float" office:value="1.13066976858851" calcext:value-type="float">
            <text:p>1.13066976858851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.18660348035896" calcext:value-type="float">
            <text:p>1.18660348035896</text:p>
          </table:table-cell>
          <table:table-cell office:value-type="float" office:value="1.32844881440724" calcext:value-type="float">
            <text:p>1.32844881440724</text:p>
          </table:table-cell>
          <table:table-cell office:value-type="float" office:value="1.20910500457983" calcext:value-type="float">
            <text:p>1.20910500457983</text:p>
          </table:table-cell>
          <table:table-cell office:value-type="float" office:value="1.1077442019257" calcext:value-type="float">
            <text:p>1.1077442019257</text:p>
          </table:table-cell>
          <table:table-cell office:value-type="float" office:value="1.13104683037441" calcext:value-type="float">
            <text:p>1.13104683037441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1.18624993256059" calcext:value-type="float">
            <text:p>1.18624993256059</text:p>
          </table:table-cell>
          <table:table-cell office:value-type="float" office:value="1.32720273059544" calcext:value-type="float">
            <text:p>1.32720273059544</text:p>
          </table:table-cell>
          <table:table-cell office:value-type="float" office:value="1.20867702058904" calcext:value-type="float">
            <text:p>1.20867702058904</text:p>
          </table:table-cell>
          <table:table-cell office:value-type="float" office:value="1.10802071645796" calcext:value-type="float">
            <text:p>1.10802071645796</text:p>
          </table:table-cell>
          <table:table-cell office:value-type="float" office:value="1.13132991191783" calcext:value-type="float">
            <text:p>1.13132991191783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.18580038897784" calcext:value-type="float">
            <text:p>1.18580038897784</text:p>
          </table:table-cell>
          <table:table-cell office:value-type="float" office:value="1.32585963193696" calcext:value-type="float">
            <text:p>1.32585963193696</text:p>
          </table:table-cell>
          <table:table-cell office:value-type="float" office:value="1.20835059767437" calcext:value-type="float">
            <text:p>1.20835059767437</text:p>
          </table:table-cell>
          <table:table-cell office:value-type="float" office:value="1.10839882086729" calcext:value-type="float">
            <text:p>1.10839882086729</text:p>
          </table:table-cell>
          <table:table-cell office:value-type="float" office:value="1.13161890210441" calcext:value-type="float">
            <text:p>1.13161890210441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.18526286384076" calcext:value-type="float">
            <text:p>1.18526286384076</text:p>
          </table:table-cell>
          <table:table-cell office:value-type="float" office:value="1.32461504536224" calcext:value-type="float">
            <text:p>1.32461504536224</text:p>
          </table:table-cell>
          <table:table-cell office:value-type="float" office:value="1.2079297879016" calcext:value-type="float">
            <text:p>1.2079297879016</text:p>
          </table:table-cell>
          <table:table-cell office:value-type="float" office:value="1.10868331438694" calcext:value-type="float">
            <text:p>1.10868331438694</text:p>
          </table:table-cell>
          <table:table-cell office:value-type="float" office:value="1.13190982719473" calcext:value-type="float">
            <text:p>1.13190982719473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.18444314025621" calcext:value-type="float">
            <text:p>1.18444314025621</text:p>
          </table:table-cell>
          <table:table-cell office:value-type="float" office:value="1.32297207831458" calcext:value-type="float">
            <text:p>1.32297207831458</text:p>
          </table:table-cell>
          <table:table-cell office:value-type="float" office:value="1.20760865531844" calcext:value-type="float">
            <text:p>1.20760865531844</text:p>
          </table:table-cell>
          <table:table-cell office:value-type="float" office:value="1.10896917793057" calcext:value-type="float">
            <text:p>1.10896917793057</text:p>
          </table:table-cell>
          <table:table-cell office:value-type="float" office:value="1.13230277947199" calcext:value-type="float">
            <text:p>1.13230277947199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.18362880114502" calcext:value-type="float">
            <text:p>1.18362880114502</text:p>
          </table:table-cell>
          <table:table-cell office:value-type="float" office:value="1.32132851255848" calcext:value-type="float">
            <text:p>1.32132851255848</text:p>
          </table:table-cell>
          <table:table-cell office:value-type="float" office:value="1.20719505052001" calcext:value-type="float">
            <text:p>1.20719505052001</text:p>
          </table:table-cell>
          <table:table-cell office:value-type="float" office:value="1.10935840020257" calcext:value-type="float">
            <text:p>1.10935840020257</text:p>
          </table:table-cell>
          <table:table-cell office:value-type="float" office:value="1.13250921832893" calcext:value-type="float">
            <text:p>1.13250921832893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1.18281783639747" calcext:value-type="float">
            <text:p>1.18281783639747</text:p>
          </table:table-cell>
          <table:table-cell office:value-type="float" office:value="1.31968698292436" calcext:value-type="float">
            <text:p>1.31968698292436</text:p>
          </table:table-cell>
          <table:table-cell office:value-type="float" office:value="1.20678502824654" calcext:value-type="float">
            <text:p>1.20678502824654</text:p>
          </table:table-cell>
          <table:table-cell office:value-type="float" office:value="1.10965048736077" calcext:value-type="float">
            <text:p>1.10965048736077</text:p>
          </table:table-cell>
          <table:table-cell office:value-type="float" office:value="1.13262503609977" calcext:value-type="float">
            <text:p>1.1326250360997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18200830217051" calcext:value-type="float">
            <text:p>1.18200830217051</text:p>
          </table:table-cell>
          <table:table-cell office:value-type="float" office:value="1.31804487465336" calcext:value-type="float">
            <text:p>1.31804487465336</text:p>
          </table:table-cell>
          <table:table-cell office:value-type="float" office:value="1.20647675385811" calcext:value-type="float">
            <text:p>1.20647675385811</text:p>
          </table:table-cell>
          <table:table-cell office:value-type="float" office:value="1.1098586621728" calcext:value-type="float">
            <text:p>1.1098586621728</text:p>
          </table:table-cell>
          <table:table-cell office:value-type="float" office:value="1.13284265827166" calcext:value-type="float">
            <text:p>1.13284265827166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.18130223550114" calcext:value-type="float">
            <text:p>1.18130223550114</text:p>
          </table:table-cell>
          <table:table-cell office:value-type="float" office:value="1.3165039573051" calcext:value-type="float">
            <text:p>1.3165039573051</text:p>
          </table:table-cell>
          <table:table-cell office:value-type="float" office:value="1.20608150736175" calcext:value-type="float">
            <text:p>1.20608150736175</text:p>
          </table:table-cell>
          <table:table-cell office:value-type="float" office:value="1.11006801521348" calcext:value-type="float">
            <text:p>1.11006801521348</text:p>
          </table:table-cell>
          <table:table-cell office:value-type="float" office:value="1.13306581578477" calcext:value-type="float">
            <text:p>1.13306581578477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.18050148479364" calcext:value-type="float">
            <text:p>1.18050148479364</text:p>
          </table:table-cell>
          <table:table-cell office:value-type="float" office:value="1.31486460991237" calcext:value-type="float">
            <text:p>1.31486460991237</text:p>
          </table:table-cell>
          <table:table-cell office:value-type="float" office:value="1.20550639936087" calcext:value-type="float">
            <text:p>1.20550639936087</text:p>
          </table:table-cell>
          <table:table-cell office:value-type="float" office:value="1.11028184480338" calcext:value-type="float">
            <text:p>1.11028184480338</text:p>
          </table:table-cell>
          <table:table-cell office:value-type="float" office:value="1.13319247972266" calcext:value-type="float">
            <text:p>1.13319247972266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.17970223535433" calcext:value-type="float">
            <text:p>1.17970223535433</text:p>
          </table:table-cell>
          <table:table-cell office:value-type="float" office:value="1.31322471424353" calcext:value-type="float">
            <text:p>1.31322471424353</text:p>
          </table:table-cell>
          <table:table-cell office:value-type="float" office:value="1.20493440302782" calcext:value-type="float">
            <text:p>1.20493440302782</text:p>
          </table:table-cell>
          <table:table-cell office:value-type="float" office:value="1.11059557558096" calcext:value-type="float">
            <text:p>1.11059557558096</text:p>
          </table:table-cell>
          <table:table-cell office:value-type="float" office:value="1.13342104378735" calcext:value-type="float">
            <text:p>1.13342104378735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.17890831199886" calcext:value-type="float">
            <text:p>1.17890831199886</text:p>
          </table:table-cell>
          <table:table-cell office:value-type="float" office:value="1.31158683132304" calcext:value-type="float">
            <text:p>1.31158683132304</text:p>
          </table:table-cell>
          <table:table-cell office:value-type="float" office:value="1.20446380705275" calcext:value-type="float">
            <text:p>1.20446380705275</text:p>
          </table:table-cell>
          <table:table-cell office:value-type="float" office:value="1.11081507893978" calcext:value-type="float">
            <text:p>1.11081507893978</text:p>
          </table:table-cell>
          <table:table-cell office:value-type="float" office:value="1.13355493122301" calcext:value-type="float">
            <text:p>1.13355493122301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.17811593724896" calcext:value-type="float">
            <text:p>1.17811593724896</text:p>
          </table:table-cell>
          <table:table-cell office:value-type="float" office:value="1.30994842051128" calcext:value-type="float">
            <text:p>1.30994842051128</text:p>
          </table:table-cell>
          <table:table-cell office:value-type="float" office:value="1.20389807691515" calcext:value-type="float">
            <text:p>1.20389807691515</text:p>
          </table:table-cell>
          <table:table-cell office:value-type="float" office:value="1.11103581688441" calcext:value-type="float">
            <text:p>1.11103581688441</text:p>
          </table:table-cell>
          <table:table-cell office:value-type="float" office:value="1.13369780876563" calcext:value-type="float">
            <text:p>1.13369780876563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.17732886892321" calcext:value-type="float">
            <text:p>1.17732886892321</text:p>
          </table:table-cell>
          <table:table-cell office:value-type="float" office:value="1.30831201309168" calcext:value-type="float">
            <text:p>1.30831201309168</text:p>
          </table:table-cell>
          <table:table-cell office:value-type="float" office:value="1.2034320023998" calcext:value-type="float">
            <text:p>1.2034320023998</text:p>
          </table:table-cell>
          <table:table-cell office:value-type="float" office:value="1.11126096129577" calcext:value-type="float">
            <text:p>1.11126096129577</text:p>
          </table:table-cell>
          <table:table-cell office:value-type="float" office:value="1.13375112066097" calcext:value-type="float">
            <text:p>1.13375112066097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.1765452300698" calcext:value-type="float">
            <text:p>1.1765452300698</text:p>
          </table:table-cell>
          <table:table-cell office:value-type="float" office:value="1.30677431965126" calcext:value-type="float">
            <text:p>1.30677431965126</text:p>
          </table:table-cell>
          <table:table-cell office:value-type="float" office:value="1.2028725710149" calcext:value-type="float">
            <text:p>1.2028725710149</text:p>
          </table:table-cell>
          <table:table-cell office:value-type="float" office:value="1.11149510642198" calcext:value-type="float">
            <text:p>1.11149510642198</text:p>
          </table:table-cell>
          <table:table-cell office:value-type="float" office:value="1.13380775513312" calcext:value-type="float">
            <text:p>1.13380775513312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.1757632108975" calcext:value-type="float">
            <text:p>1.1757632108975</text:p>
          </table:table-cell>
          <table:table-cell office:value-type="float" office:value="1.30513940822427" calcext:value-type="float">
            <text:p>1.30513940822427</text:p>
          </table:table-cell>
          <table:table-cell office:value-type="float" office:value="1.20231627286667" calcext:value-type="float">
            <text:p>1.20231627286667</text:p>
          </table:table-cell>
          <table:table-cell office:value-type="float" office:value="1.1116361824356" calcext:value-type="float">
            <text:p>1.1116361824356</text:p>
          </table:table-cell>
          <table:table-cell office:value-type="float" office:value="1.13386771168422" calcext:value-type="float">
            <text:p>1.13386771168422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.17498646839017" calcext:value-type="float">
            <text:p>1.17498646839017</text:p>
          </table:table-cell>
          <table:table-cell office:value-type="float" office:value="1.30350277978223" calcext:value-type="float">
            <text:p>1.30350277978223</text:p>
          </table:table-cell>
          <table:table-cell office:value-type="float" office:value="1.20186154281598" calcext:value-type="float">
            <text:p>1.20186154281598</text:p>
          </table:table-cell>
          <table:table-cell office:value-type="float" office:value="1.11178135103086" calcext:value-type="float">
            <text:p>1.11178135103086</text:p>
          </table:table-cell>
          <table:table-cell office:value-type="float" office:value="1.13392925815502" calcext:value-type="float">
            <text:p>1.1339292581550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17421317591824" calcext:value-type="float">
            <text:p>1.17421317591824</text:p>
          </table:table-cell>
          <table:table-cell office:value-type="float" office:value="1.3017627882606" calcext:value-type="float">
            <text:p>1.3017627882606</text:p>
          </table:table-cell>
          <table:table-cell office:value-type="float" office:value="1.20131155259575" calcext:value-type="float">
            <text:p>1.20131155259575</text:p>
          </table:table-cell>
          <table:table-cell office:value-type="float" office:value="1.11202642504574" calcext:value-type="float">
            <text:p>1.11202642504574</text:p>
          </table:table-cell>
          <table:table-cell office:value-type="float" office:value="1.13399587411066" calcext:value-type="float">
            <text:p>1.13399587411066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.17354000289722" calcext:value-type="float">
            <text:p>1.17354000289722</text:p>
          </table:table-cell>
          <table:table-cell office:value-type="float" office:value="1.30012287961562" calcext:value-type="float">
            <text:p>1.30012287961562</text:p>
          </table:table-cell>
          <table:table-cell office:value-type="float" office:value="1.2007716402797" calcext:value-type="float">
            <text:p>1.2007716402797</text:p>
          </table:table-cell>
          <table:table-cell office:value-type="float" office:value="1.11217671779264" calcext:value-type="float">
            <text:p>1.11217671779264</text:p>
          </table:table-cell>
          <table:table-cell office:value-type="float" office:value="1.13416435867999" calcext:value-type="float">
            <text:p>1.13416435867999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.17250805238173" calcext:value-type="float">
            <text:p>1.17250805238173</text:p>
          </table:table-cell>
          <table:table-cell office:value-type="float" office:value="1.29848381680327" calcext:value-type="float">
            <text:p>1.29848381680327</text:p>
          </table:table-cell>
          <table:table-cell office:value-type="float" office:value="1.2001499816273" calcext:value-type="float">
            <text:p>1.2001499816273</text:p>
          </table:table-cell>
          <table:table-cell office:value-type="float" office:value="1.1124284616999" calcext:value-type="float">
            <text:p>1.1124284616999</text:p>
          </table:table-cell>
          <table:table-cell office:value-type="float" office:value="1.13414411006715" calcext:value-type="float">
            <text:p>1.13414411006715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1.17147885700084" calcext:value-type="float">
            <text:p>1.17147885700084</text:p>
          </table:table-cell>
          <table:table-cell office:value-type="float" office:value="1.2967463237272" calcext:value-type="float">
            <text:p>1.2967463237272</text:p>
          </table:table-cell>
          <table:table-cell office:value-type="float" office:value="1.19953105374559" calcext:value-type="float">
            <text:p>1.19953105374559</text:p>
          </table:table-cell>
          <table:table-cell office:value-type="float" office:value="1.11258240094835" calcext:value-type="float">
            <text:p>1.11258240094835</text:p>
          </table:table-cell>
          <table:table-cell office:value-type="float" office:value="1.13413201859396" calcext:value-type="float">
            <text:p>1.13413201859396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1.17045242402244" calcext:value-type="float">
            <text:p>1.17045242402244</text:p>
          </table:table-cell>
          <table:table-cell office:value-type="float" office:value="1.29510895252098" calcext:value-type="float">
            <text:p>1.29510895252098</text:p>
          </table:table-cell>
          <table:table-cell office:value-type="float" office:value="1.19891486086377" calcext:value-type="float">
            <text:p>1.19891486086377</text:p>
          </table:table-cell>
          <table:table-cell office:value-type="float" office:value="1.11274179466757" calcext:value-type="float">
            <text:p>1.11274179466757</text:p>
          </table:table-cell>
          <table:table-cell office:value-type="float" office:value="1.13412464046065" calcext:value-type="float">
            <text:p>1.13412464046065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.16942876072038" calcext:value-type="float">
            <text:p>1.16942876072038</text:p>
          </table:table-cell>
          <table:table-cell office:value-type="float" office:value="1.29337313830928" calcext:value-type="float">
            <text:p>1.29337313830928</text:p>
          </table:table-cell>
          <table:table-cell office:value-type="float" office:value="1.19830140720104" calcext:value-type="float">
            <text:p>1.19830140720104</text:p>
          </table:table-cell>
          <table:table-cell office:value-type="float" office:value="1.1129122655897" calcext:value-type="float">
            <text:p>1.1129122655897</text:p>
          </table:table-cell>
          <table:table-cell office:value-type="float" office:value="1.13411866173695" calcext:value-type="float">
            <text:p>1.13411866173695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1.16840787437436" calcext:value-type="float">
            <text:p>1.16840787437436</text:p>
          </table:table-cell>
          <table:table-cell office:value-type="float" office:value="1.29173864616648" calcext:value-type="float">
            <text:p>1.29173864616648</text:p>
          </table:table-cell>
          <table:table-cell office:value-type="float" office:value="1.19769069696646" calcext:value-type="float">
            <text:p>1.19769069696646</text:p>
          </table:table-cell>
          <table:table-cell office:value-type="float" office:value="1.11308648275864" calcext:value-type="float">
            <text:p>1.11308648275864</text:p>
          </table:table-cell>
          <table:table-cell office:value-type="float" office:value="1.13411736412066" calcext:value-type="float">
            <text:p>1.13411736412066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.16748835985632" calcext:value-type="float">
            <text:p>1.16748835985632</text:p>
          </table:table-cell>
          <table:table-cell office:value-type="float" office:value="1.29010383365061" calcext:value-type="float">
            <text:p>1.29010383365061</text:p>
          </table:table-cell>
          <table:table-cell office:value-type="float" office:value="1.19708273435882" calcext:value-type="float">
            <text:p>1.19708273435882</text:p>
          </table:table-cell>
          <table:table-cell office:value-type="float" office:value="1.11326300239431" calcext:value-type="float">
            <text:p>1.11326300239431</text:p>
          </table:table-cell>
          <table:table-cell office:value-type="float" office:value="1.13401878732233" calcext:value-type="float">
            <text:p>1.13401878732233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1.16647307508575" calcext:value-type="float">
            <text:p>1.16647307508575</text:p>
          </table:table-cell>
          <table:table-cell office:value-type="float" office:value="1.28837055942768" calcext:value-type="float">
            <text:p>1.28837055942768</text:p>
          </table:table-cell>
          <table:table-cell office:value-type="float" office:value="1.19647752356657" calcext:value-type="float">
            <text:p>1.19647752356657</text:p>
          </table:table-cell>
          <table:table-cell office:value-type="float" office:value="1.11344043774241" calcext:value-type="float">
            <text:p>1.11344043774241</text:p>
          </table:table-cell>
          <table:table-cell office:value-type="float" office:value="1.13402354424412" calcext:value-type="float">
            <text:p>1.13402354424412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1.16546058895185" calcext:value-type="float">
            <text:p>1.16546058895185</text:p>
          </table:table-cell>
          <table:table-cell office:value-type="float" office:value="1.28673747143697" calcext:value-type="float">
            <text:p>1.28673747143697</text:p>
          </table:table-cell>
          <table:table-cell office:value-type="float" office:value="1.19587506876764" calcext:value-type="float">
            <text:p>1.19587506876764</text:p>
          </table:table-cell>
          <table:table-cell office:value-type="float" office:value="1.1136215732465" calcext:value-type="float">
            <text:p>1.1136215732465</text:p>
          </table:table-cell>
          <table:table-cell office:value-type="float" office:value="1.13403290185955" calcext:value-type="float">
            <text:p>1.1340329018595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16445090875485" calcext:value-type="float">
            <text:p>1.16445090875485</text:p>
          </table:table-cell>
          <table:table-cell office:value-type="float" office:value="1.2850059095584" calcext:value-type="float">
            <text:p>1.2850059095584</text:p>
          </table:table-cell>
          <table:table-cell office:value-type="float" office:value="1.19527537412933" calcext:value-type="float">
            <text:p>1.19527537412933</text:p>
          </table:table-cell>
          <table:table-cell office:value-type="float" office:value="1.11370457595361" calcext:value-type="float">
            <text:p>1.11370457595361</text:p>
          </table:table-cell>
          <table:table-cell office:value-type="float" office:value="1.13395734046744" calcext:value-type="float">
            <text:p>1.13395734046744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.16344404180003" calcext:value-type="float">
            <text:p>1.16344404180003</text:p>
          </table:table-cell>
          <table:table-cell office:value-type="float" office:value="1.28337455951098" calcext:value-type="float">
            <text:p>1.28337455951098</text:p>
          </table:table-cell>
          <table:table-cell office:value-type="float" office:value="1.19468319549578" calcext:value-type="float">
            <text:p>1.19468319549578</text:p>
          </table:table-cell>
          <table:table-cell office:value-type="float" office:value="1.11389030344105" calcext:value-type="float">
            <text:p>1.11389030344105</text:p>
          </table:table-cell>
          <table:table-cell office:value-type="float" office:value="1.13388297262107" calcext:value-type="float">
            <text:p>1.1338829726210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.16243999539761" calcext:value-type="float">
            <text:p>1.16243999539761</text:p>
          </table:table-cell>
          <table:table-cell office:value-type="float" office:value="1.28174183734479" calcext:value-type="float">
            <text:p>1.28174183734479</text:p>
          </table:table-cell>
          <table:table-cell office:value-type="float" office:value="1.19401063244847" calcext:value-type="float">
            <text:p>1.19401063244847</text:p>
          </table:table-cell>
          <table:table-cell office:value-type="float" office:value="1.11408497270181" calcext:value-type="float">
            <text:p>1.11408497270181</text:p>
          </table:table-cell>
          <table:table-cell office:value-type="float" office:value="1.13381288936932" calcext:value-type="float">
            <text:p>1.13381288936932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1.16143877686256" calcext:value-type="float">
            <text:p>1.16143877686256</text:p>
          </table:table-cell>
          <table:table-cell office:value-type="float" office:value="1.28030542938004" calcext:value-type="float">
            <text:p>1.28030542938004</text:p>
          </table:table-cell>
          <table:table-cell office:value-type="float" office:value="1.19334042016518" calcext:value-type="float">
            <text:p>1.19334042016518</text:p>
          </table:table-cell>
          <table:table-cell office:value-type="float" office:value="1.11428706000743" calcext:value-type="float">
            <text:p>1.11428706000743</text:p>
          </table:table-cell>
          <table:table-cell office:value-type="float" office:value="1.13374403147271" calcext:value-type="float">
            <text:p>1.13374403147271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.16053915784863" calcext:value-type="float">
            <text:p>1.16053915784863</text:p>
          </table:table-cell>
          <table:table-cell office:value-type="float" office:value="1.27877064620674" calcext:value-type="float">
            <text:p>1.27877064620674</text:p>
          </table:table-cell>
          <table:table-cell office:value-type="float" office:value="1.19277136602117" calcext:value-type="float">
            <text:p>1.19277136602117</text:p>
          </table:table-cell>
          <table:table-cell office:value-type="float" office:value="1.11448989089179" calcext:value-type="float">
            <text:p>1.11448989089179</text:p>
          </table:table-cell>
          <table:table-cell office:value-type="float" office:value="1.13367793702621" calcext:value-type="float">
            <text:p>1.13367793702621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1.1595451931253" calcext:value-type="float">
            <text:p>1.1595451931253</text:p>
          </table:table-cell>
          <table:table-cell office:value-type="float" office:value="1.27733515163406" calcext:value-type="float">
            <text:p>1.27733515163406</text:p>
          </table:table-cell>
          <table:table-cell office:value-type="float" office:value="1.19210588875318" calcext:value-type="float">
            <text:p>1.19210588875318</text:p>
          </table:table-cell>
          <table:table-cell office:value-type="float" office:value="1.11459562734653" calcext:value-type="float">
            <text:p>1.11459562734653</text:p>
          </table:table-cell>
          <table:table-cell office:value-type="float" office:value="1.13361608245473" calcext:value-type="float">
            <text:p>1.13361608245473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.15855251085136" calcext:value-type="float">
            <text:p>1.15855251085136</text:p>
          </table:table-cell>
          <table:table-cell office:value-type="float" office:value="1.27580237689855" calcext:value-type="float">
            <text:p>1.27580237689855</text:p>
          </table:table-cell>
          <table:table-cell office:value-type="float" office:value="1.19154162059074" calcext:value-type="float">
            <text:p>1.19154162059074</text:p>
          </table:table-cell>
          <table:table-cell office:value-type="float" office:value="1.11480385826387" calcext:value-type="float">
            <text:p>1.11480385826387</text:p>
          </table:table-cell>
          <table:table-cell office:value-type="float" office:value="1.13355696147128" calcext:value-type="float">
            <text:p>1.13355696147128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.15759159395704" calcext:value-type="float">
            <text:p>1.15759159395704</text:p>
          </table:table-cell>
          <table:table-cell office:value-type="float" office:value="1.27427060250168" calcext:value-type="float">
            <text:p>1.27427060250168</text:p>
          </table:table-cell>
          <table:table-cell office:value-type="float" office:value="1.1908808934566" calcext:value-type="float">
            <text:p>1.1908808934566</text:p>
          </table:table-cell>
          <table:table-cell office:value-type="float" office:value="1.11501286988088" calcext:value-type="float">
            <text:p>1.11501286988088</text:p>
          </table:table-cell>
          <table:table-cell office:value-type="float" office:value="1.13341463644158" calcext:value-type="float">
            <text:p>1.13341463644158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.156643540984" calcext:value-type="float">
            <text:p>1.156643540984</text:p>
          </table:table-cell>
          <table:table-cell office:value-type="float" office:value="1.27283818311677" calcext:value-type="float">
            <text:p>1.27283818311677</text:p>
          </table:table-cell>
          <table:table-cell office:value-type="float" office:value="1.19022253650315" calcext:value-type="float">
            <text:p>1.19022253650315</text:p>
          </table:table-cell>
          <table:table-cell office:value-type="float" office:value="1.11512473221609" calcext:value-type="float">
            <text:p>1.11512473221609</text:p>
          </table:table-cell>
          <table:table-cell office:value-type="float" office:value="1.13337227229185" calcext:value-type="float">
            <text:p>1.13337227229185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.15559873035583" calcext:value-type="float">
            <text:p>1.15559873035583</text:p>
          </table:table-cell>
          <table:table-cell office:value-type="float" office:value="1.27130843861747" calcext:value-type="float">
            <text:p>1.27130843861747</text:p>
          </table:table-cell>
          <table:table-cell office:value-type="float" office:value="1.1896654637334" calcext:value-type="float">
            <text:p>1.1896654637334</text:p>
          </table:table-cell>
          <table:table-cell office:value-type="float" office:value="1.11534033263395" calcext:value-type="float">
            <text:p>1.11534033263395</text:p>
          </table:table-cell>
          <table:table-cell office:value-type="float" office:value="1.13323341148238" calcext:value-type="float">
            <text:p>1.1332334114823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15465489757763" calcext:value-type="float">
            <text:p>1.15465489757763</text:p>
          </table:table-cell>
          <table:table-cell office:value-type="float" office:value="1.26987914779321" calcext:value-type="float">
            <text:p>1.26987914779321</text:p>
          </table:table-cell>
          <table:table-cell office:value-type="float" office:value="1.18901187967152" calcext:value-type="float">
            <text:p>1.18901187967152</text:p>
          </table:table-cell>
          <table:table-cell office:value-type="float" office:value="1.11556772291063" calcext:value-type="float">
            <text:p>1.11556772291063</text:p>
          </table:table-cell>
          <table:table-cell office:value-type="float" office:value="1.1331974179727" calcext:value-type="float">
            <text:p>1.1331974179727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15371319295568" calcext:value-type="float">
            <text:p>1.15371319295568</text:p>
          </table:table-cell>
          <table:table-cell office:value-type="float" office:value="1.26835143871878" calcext:value-type="float">
            <text:p>1.26835143871878</text:p>
          </table:table-cell>
          <table:table-cell office:value-type="float" office:value="1.18836501080266" calcext:value-type="float">
            <text:p>1.18836501080266</text:p>
          </table:table-cell>
          <table:table-cell office:value-type="float" office:value="1.11569644173494" calcext:value-type="float">
            <text:p>1.11569644173494</text:p>
          </table:table-cell>
          <table:table-cell office:value-type="float" office:value="1.13316250273295" calcext:value-type="float">
            <text:p>1.13316250273295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15277507710741" calcext:value-type="float">
            <text:p>1.15277507710741</text:p>
          </table:table-cell>
          <table:table-cell office:value-type="float" office:value="1.26682371153211" calcext:value-type="float">
            <text:p>1.26682371153211</text:p>
          </table:table-cell>
          <table:table-cell office:value-type="float" office:value="1.18783515796595" calcext:value-type="float">
            <text:p>1.18783515796595</text:p>
          </table:table-cell>
          <table:table-cell office:value-type="float" office:value="1.11592623860182" calcext:value-type="float">
            <text:p>1.11592623860182</text:p>
          </table:table-cell>
          <table:table-cell office:value-type="float" office:value="1.13303102998109" calcext:value-type="float">
            <text:p>1.13303102998109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1.15173867613274" calcext:value-type="float">
            <text:p>1.15173867613274</text:p>
          </table:table-cell>
          <table:table-cell office:value-type="float" office:value="1.26539752267815" calcext:value-type="float">
            <text:p>1.26539752267815</text:p>
          </table:table-cell>
          <table:table-cell office:value-type="float" office:value="1.18720694758749" calcext:value-type="float">
            <text:p>1.18720694758749</text:p>
          </table:table-cell>
          <table:table-cell office:value-type="float" office:value="1.11615904708962" calcext:value-type="float">
            <text:p>1.11615904708962</text:p>
          </table:table-cell>
          <table:table-cell office:value-type="float" office:value="1.1330024439956" calcext:value-type="float">
            <text:p>1.1330024439956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.1508033541835" calcext:value-type="float">
            <text:p>1.1508033541835</text:p>
          </table:table-cell>
          <table:table-cell office:value-type="float" office:value="1.26387289823779" calcext:value-type="float">
            <text:p>1.26387289823779</text:p>
          </table:table-cell>
          <table:table-cell office:value-type="float" office:value="1.18667978583104" calcext:value-type="float">
            <text:p>1.18667978583104</text:p>
          </table:table-cell>
          <table:table-cell office:value-type="float" office:value="1.11629317336442" calcext:value-type="float">
            <text:p>1.11629317336442</text:p>
          </table:table-cell>
          <table:table-cell office:value-type="float" office:value="1.13288933069387" calcext:value-type="float">
            <text:p>1.13288933069387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1.1498701814118" calcext:value-type="float">
            <text:p>1.1498701814118</text:p>
          </table:table-cell>
          <table:table-cell office:value-type="float" office:value="1.2625472723427" calcext:value-type="float">
            <text:p>1.2625472723427</text:p>
          </table:table-cell>
          <table:table-cell office:value-type="float" office:value="1.18615609803263" calcext:value-type="float">
            <text:p>1.18615609803263</text:p>
          </table:table-cell>
          <table:table-cell office:value-type="float" office:value="1.1165284204175" calcext:value-type="float">
            <text:p>1.1165284204175</text:p>
          </table:table-cell>
          <table:table-cell office:value-type="float" office:value="1.13277839090442" calcext:value-type="float">
            <text:p>1.13277839090442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.1488401500644" calcext:value-type="float">
            <text:p>1.1488401500644</text:p>
          </table:table-cell>
          <table:table-cell office:value-type="float" office:value="1.2613232335924" calcext:value-type="float">
            <text:p>1.2613232335924</text:p>
          </table:table-cell>
          <table:table-cell office:value-type="float" office:value="1.18553404489285" calcext:value-type="float">
            <text:p>1.18553404489285</text:p>
          </table:table-cell>
          <table:table-cell office:value-type="float" office:value="1.11676663793292" calcext:value-type="float">
            <text:p>1.11676663793292</text:p>
          </table:table-cell>
          <table:table-cell office:value-type="float" office:value="1.13276875398291" calcext:value-type="float">
            <text:p>1.13276875398291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.14791266026645" calcext:value-type="float">
            <text:p>1.14791266026645</text:p>
          </table:table-cell>
          <table:table-cell office:value-type="float" office:value="1.2601988039988" calcext:value-type="float">
            <text:p>1.2601988039988</text:p>
          </table:table-cell>
          <table:table-cell office:value-type="float" office:value="1.18501310461108" calcext:value-type="float">
            <text:p>1.18501310461108</text:p>
          </table:table-cell>
          <table:table-cell office:value-type="float" office:value="1.11701232441724" calcext:value-type="float">
            <text:p>1.11701232441724</text:p>
          </table:table-cell>
          <table:table-cell office:value-type="float" office:value="1.13266218127913" calcext:value-type="float">
            <text:p>1.13266218127913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.1469859338719" calcext:value-type="float">
            <text:p>1.1469859338719</text:p>
          </table:table-cell>
          <table:table-cell office:value-type="float" office:value="1.25897598928653" calcext:value-type="float">
            <text:p>1.25897598928653</text:p>
          </table:table-cell>
          <table:table-cell office:value-type="float" office:value="1.18439652739275" calcext:value-type="float">
            <text:p>1.18439652739275</text:p>
          </table:table-cell>
          <table:table-cell office:value-type="float" office:value="1.11716368312795" calcext:value-type="float">
            <text:p>1.11716368312795</text:p>
          </table:table-cell>
          <table:table-cell office:value-type="float" office:value="1.13265694877134" calcext:value-type="float">
            <text:p>1.13265694877134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.14606137776299" calcext:value-type="float">
            <text:p>1.14606137776299</text:p>
          </table:table-cell>
          <table:table-cell office:value-type="float" office:value="1.25775429142579" calcext:value-type="float">
            <text:p>1.25775429142579</text:p>
          </table:table-cell>
          <table:table-cell office:value-type="float" office:value="1.18387973865592" calcext:value-type="float">
            <text:p>1.18387973865592</text:p>
          </table:table-cell>
          <table:table-cell office:value-type="float" office:value="1.11741710636628" calcext:value-type="float">
            <text:p>1.11741710636628</text:p>
          </table:table-cell>
          <table:table-cell office:value-type="float" office:value="1.13255474485784" calcext:value-type="float">
            <text:p>1.13255474485784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14503990886781" calcext:value-type="float">
            <text:p>1.14503990886781</text:p>
          </table:table-cell>
          <table:table-cell office:value-type="float" office:value="1.25653467620277" calcext:value-type="float">
            <text:p>1.25653467620277</text:p>
          </table:table-cell>
          <table:table-cell office:value-type="float" office:value="1.18326592991601" calcext:value-type="float">
            <text:p>1.18326592991601</text:p>
          </table:table-cell>
          <table:table-cell office:value-type="float" office:value="1.11767100508155" calcext:value-type="float">
            <text:p>1.11767100508155</text:p>
          </table:table-cell>
          <table:table-cell office:value-type="float" office:value="1.13255517962702" calcext:value-type="float">
            <text:p>1.13255517962702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.14411969059185" calcext:value-type="float">
            <text:p>1.14411969059185</text:p>
          </table:table-cell>
          <table:table-cell office:value-type="float" office:value="1.25531521240683" calcext:value-type="float">
            <text:p>1.25531521240683</text:p>
          </table:table-cell>
          <table:table-cell office:value-type="float" office:value="1.18275857367427" calcext:value-type="float">
            <text:p>1.18275857367427</text:p>
          </table:table-cell>
          <table:table-cell office:value-type="float" office:value="1.11782709378508" calcext:value-type="float">
            <text:p>1.11782709378508</text:p>
          </table:table-cell>
          <table:table-cell office:value-type="float" office:value="1.13246732120622" calcext:value-type="float">
            <text:p>1.13246732120622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.14331794807919" calcext:value-type="float">
            <text:p>1.14331794807919</text:p>
          </table:table-cell>
          <table:table-cell office:value-type="float" office:value="1.25419642899348" calcext:value-type="float">
            <text:p>1.25419642899348</text:p>
          </table:table-cell>
          <table:table-cell office:value-type="float" office:value="1.18226492953145" calcext:value-type="float">
            <text:p>1.18226492953145</text:p>
          </table:table-cell>
          <table:table-cell office:value-type="float" office:value="1.11808417285999" calcext:value-type="float">
            <text:p>1.11808417285999</text:p>
          </table:table-cell>
          <table:table-cell office:value-type="float" office:value="1.13248436651461" calcext:value-type="float">
            <text:p>1.13248436651461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.14263685924269" calcext:value-type="float">
            <text:p>1.14263685924269</text:p>
          </table:table-cell>
          <table:table-cell office:value-type="float" office:value="1.25297923067384" calcext:value-type="float">
            <text:p>1.25297923067384</text:p>
          </table:table-cell>
          <table:table-cell office:value-type="float" office:value="1.1818735137484" calcext:value-type="float">
            <text:p>1.1818735137484</text:p>
          </table:table-cell>
          <table:table-cell office:value-type="float" office:value="1.11834284707329" calcext:value-type="float">
            <text:p>1.11834284707329</text:p>
          </table:table-cell>
          <table:table-cell office:value-type="float" office:value="1.13240285680494" calcext:value-type="float">
            <text:p>1.13240285680494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14195602634252" calcext:value-type="float">
            <text:p>1.14195602634252</text:p>
          </table:table-cell>
          <table:table-cell office:value-type="float" office:value="1.25176409023426" calcext:value-type="float">
            <text:p>1.25176409023426</text:p>
          </table:table-cell>
          <table:table-cell office:value-type="float" office:value="1.1813834231527" calcext:value-type="float">
            <text:p>1.1813834231527</text:p>
          </table:table-cell>
          <table:table-cell office:value-type="float" office:value="1.11860627072263" calcext:value-type="float">
            <text:p>1.11860627072263</text:p>
          </table:table-cell>
          <table:table-cell office:value-type="float" office:value="1.13242252344255" calcext:value-type="float">
            <text:p>1.13242252344255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.14127805919504" calcext:value-type="float">
            <text:p>1.14127805919504</text:p>
          </table:table-cell>
          <table:table-cell office:value-type="float" office:value="1.25054915201283" calcext:value-type="float">
            <text:p>1.25054915201283</text:p>
          </table:table-cell>
          <table:table-cell office:value-type="float" office:value="1.18089637631758" calcext:value-type="float">
            <text:p>1.18089637631758</text:p>
          </table:table-cell>
          <table:table-cell office:value-type="float" office:value="1.11877696280358" calcext:value-type="float">
            <text:p>1.11877696280358</text:p>
          </table:table-cell>
          <table:table-cell office:value-type="float" office:value="1.13234604975688" calcext:value-type="float">
            <text:p>1.13234604975688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14060037681916" calcext:value-type="float">
            <text:p>1.14060037681916</text:p>
          </table:table-cell>
          <table:table-cell office:value-type="float" office:value="1.24933535353803" calcext:value-type="float">
            <text:p>1.24933535353803</text:p>
          </table:table-cell>
          <table:table-cell office:value-type="float" office:value="1.18040983204987" calcext:value-type="float">
            <text:p>1.18040983204987</text:p>
          </table:table-cell>
          <table:table-cell office:value-type="float" office:value="1.11904953759876" calcext:value-type="float">
            <text:p>1.11904953759876</text:p>
          </table:table-cell>
          <table:table-cell office:value-type="float" office:value="1.13236957399075" calcext:value-type="float">
            <text:p>1.13236957399075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.1399255425246" calcext:value-type="float">
            <text:p>1.1399255425246</text:p>
          </table:table-cell>
          <table:table-cell office:value-type="float" office:value="1.24812359440081" calcext:value-type="float">
            <text:p>1.24812359440081</text:p>
          </table:table-cell>
          <table:table-cell office:value-type="float" office:value="1.17992631163984" calcext:value-type="float">
            <text:p>1.17992631163984</text:p>
          </table:table-cell>
          <table:table-cell office:value-type="float" office:value="1.11932247828765" calcext:value-type="float">
            <text:p>1.11932247828765</text:p>
          </table:table-cell>
          <table:table-cell office:value-type="float" office:value="1.13229572974555" calcext:value-type="float">
            <text:p>1.13229572974555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.13925227302824" calcext:value-type="float">
            <text:p>1.13925227302824</text:p>
          </table:table-cell>
          <table:table-cell office:value-type="float" office:value="1.24711483516956" calcext:value-type="float">
            <text:p>1.24711483516956</text:p>
          </table:table-cell>
          <table:table-cell office:value-type="float" office:value="1.17954256425955" calcext:value-type="float">
            <text:p>1.17954256425955</text:p>
          </table:table-cell>
          <table:table-cell office:value-type="float" office:value="1.11959783230408" calcext:value-type="float">
            <text:p>1.11959783230408</text:p>
          </table:table-cell>
          <table:table-cell office:value-type="float" office:value="1.13233239488235" calcext:value-type="float">
            <text:p>1.13233239488235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.1384801027686" calcext:value-type="float">
            <text:p>1.1384801027686</text:p>
          </table:table-cell>
          <table:table-cell office:value-type="float" office:value="1.24620943039282" calcext:value-type="float">
            <text:p>1.24620943039282</text:p>
          </table:table-cell>
          <table:table-cell office:value-type="float" office:value="1.17906259392791" calcext:value-type="float">
            <text:p>1.17906259392791</text:p>
          </table:table-cell>
          <table:table-cell office:value-type="float" office:value="1.11977407011415" calcext:value-type="float">
            <text:p>1.11977407011415</text:p>
          </table:table-cell>
          <table:table-cell office:value-type="float" office:value="1.13237309416994" calcext:value-type="float">
            <text:p>1.1323730941699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13780996836027" calcext:value-type="float">
            <text:p>1.13780996836027</text:p>
          </table:table-cell>
          <table:table-cell office:value-type="float" office:value="1.24520547400821" calcext:value-type="float">
            <text:p>1.24520547400821</text:p>
          </table:table-cell>
          <table:table-cell office:value-type="float" office:value="1.1785831834877" calcext:value-type="float">
            <text:p>1.1785831834877</text:p>
          </table:table-cell>
          <table:table-cell office:value-type="float" office:value="1.12005218824839" calcext:value-type="float">
            <text:p>1.12005218824839</text:p>
          </table:table-cell>
          <table:table-cell office:value-type="float" office:value="1.1323161308133" calcext:value-type="float">
            <text:p>1.1323161308133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13714019104946" calcext:value-type="float">
            <text:p>1.13714019104946</text:p>
          </table:table-cell>
          <table:table-cell office:value-type="float" office:value="1.24430134537418" calcext:value-type="float">
            <text:p>1.24430134537418</text:p>
          </table:table-cell>
          <table:table-cell office:value-type="float" office:value="1.17820842812297" calcext:value-type="float">
            <text:p>1.17820842812297</text:p>
          </table:table-cell>
          <table:table-cell office:value-type="float" office:value="1.12033071260231" calcext:value-type="float">
            <text:p>1.12033071260231</text:p>
          </table:table-cell>
          <table:table-cell office:value-type="float" office:value="1.13236132153125" calcext:value-type="float">
            <text:p>1.13236132153125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13647321763427" calcext:value-type="float">
            <text:p>1.13647321763427</text:p>
          </table:table-cell>
          <table:table-cell office:value-type="float" office:value="1.24329952239997" calcext:value-type="float">
            <text:p>1.24329952239997</text:p>
          </table:table-cell>
          <table:table-cell office:value-type="float" office:value="1.17784723101088" calcext:value-type="float">
            <text:p>1.17784723101088</text:p>
          </table:table-cell>
          <table:table-cell office:value-type="float" office:value="1.12051784907693" calcext:value-type="float">
            <text:p>1.12051784907693</text:p>
          </table:table-cell>
          <table:table-cell office:value-type="float" office:value="1.13240706832835" calcext:value-type="float">
            <text:p>1.13240706832835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13580663037332" calcext:value-type="float">
            <text:p>1.13580663037332</text:p>
          </table:table-cell>
          <table:table-cell office:value-type="float" office:value="1.24239840731546" calcext:value-type="float">
            <text:p>1.24239840731546</text:p>
          </table:table-cell>
          <table:table-cell office:value-type="float" office:value="1.17748755105946" calcext:value-type="float">
            <text:p>1.17748755105946</text:p>
          </table:table-cell>
          <table:table-cell office:value-type="float" office:value="1.12080671255128" calcext:value-type="float">
            <text:p>1.12080671255128</text:p>
          </table:table-cell>
          <table:table-cell office:value-type="float" office:value="1.13245560460444" calcext:value-type="float">
            <text:p>1.13245560460444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.13514282911887" calcext:value-type="float">
            <text:p>1.13514282911887</text:p>
          </table:table-cell>
          <table:table-cell office:value-type="float" office:value="1.24139871854292" calcext:value-type="float">
            <text:p>1.24139871854292</text:p>
          </table:table-cell>
          <table:table-cell office:value-type="float" office:value="1.17712938965944" calcext:value-type="float">
            <text:p>1.17712938965944</text:p>
          </table:table-cell>
          <table:table-cell office:value-type="float" office:value="1.12099724928298" calcext:value-type="float">
            <text:p>1.12099724928298</text:p>
          </table:table-cell>
          <table:table-cell office:value-type="float" office:value="1.13240531281869" calcext:value-type="float">
            <text:p>1.13240531281869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.13447944313681" calcext:value-type="float">
            <text:p>1.13447944313681</text:p>
          </table:table-cell>
          <table:table-cell office:value-type="float" office:value="1.24049975820231" calcext:value-type="float">
            <text:p>1.24049975820231</text:p>
          </table:table-cell>
          <table:table-cell office:value-type="float" office:value="1.17677274819737" calcext:value-type="float">
            <text:p>1.17677274819737</text:p>
          </table:table-cell>
          <table:table-cell office:value-type="float" office:value="1.12128948982856" calcext:value-type="float">
            <text:p>1.12128948982856</text:p>
          </table:table-cell>
          <table:table-cell office:value-type="float" office:value="1.13246255461273" calcext:value-type="float">
            <text:p>1.13246255461273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.13381882520974" calcext:value-type="float">
            <text:p>1.13381882520974</text:p>
          </table:table-cell>
          <table:table-cell office:value-type="float" office:value="1.23950140076565" calcext:value-type="float">
            <text:p>1.23950140076565</text:p>
          </table:table-cell>
          <table:table-cell office:value-type="float" office:value="1.17641762805562" calcext:value-type="float">
            <text:p>1.17641762805562</text:p>
          </table:table-cell>
          <table:table-cell office:value-type="float" office:value="1.12158201287289" calcext:value-type="float">
            <text:p>1.12158201287289</text:p>
          </table:table-cell>
          <table:table-cell office:value-type="float" office:value="1.13252559834204" calcext:value-type="float">
            <text:p>1.13252559834204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.13316438017615" calcext:value-type="float">
            <text:p>1.13316438017615</text:p>
          </table:table-cell>
          <table:table-cell office:value-type="float" office:value="1.23860469458217" calcext:value-type="float">
            <text:p>1.23860469458217</text:p>
          </table:table-cell>
          <table:table-cell office:value-type="float" office:value="1.17606403061228" calcext:value-type="float">
            <text:p>1.17606403061228</text:p>
          </table:table-cell>
          <table:table-cell office:value-type="float" office:value="1.1217761774971" calcext:value-type="float">
            <text:p>1.1217761774971</text:p>
          </table:table-cell>
          <table:table-cell office:value-type="float" office:value="1.13259009796131" calcext:value-type="float">
            <text:p>1.13259009796131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.13292928093505" calcext:value-type="float">
            <text:p>1.13292928093505</text:p>
          </table:table-cell>
          <table:table-cell office:value-type="float" office:value="1.23760907436234" calcext:value-type="float">
            <text:p>1.23760907436234</text:p>
          </table:table-cell>
          <table:table-cell office:value-type="float" office:value="1.17561257921137" calcext:value-type="float">
            <text:p>1.17561257921137</text:p>
          </table:table-cell>
          <table:table-cell office:value-type="float" office:value="1.1220711396342" calcext:value-type="float">
            <text:p>1.1220711396342</text:p>
          </table:table-cell>
          <table:table-cell office:value-type="float" office:value="1.13265605322181" calcext:value-type="float">
            <text:p>1.13265605322181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.13259490180735" calcext:value-type="float">
            <text:p>1.13259490180735</text:p>
          </table:table-cell>
          <table:table-cell office:value-type="float" office:value="1.23671430699899" calcext:value-type="float">
            <text:p>1.23671430699899</text:p>
          </table:table-cell>
          <table:table-cell office:value-type="float" office:value="1.17526091639261" calcext:value-type="float">
            <text:p>1.17526091639261</text:p>
          </table:table-cell>
          <table:table-cell office:value-type="float" office:value="1.12227039740875" calcext:value-type="float">
            <text:p>1.12227039740875</text:p>
          </table:table-cell>
          <table:table-cell office:value-type="float" office:value="1.13272346386927" calcext:value-type="float">
            <text:p>1.1327234638692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13226284620666" calcext:value-type="float">
            <text:p>1.13226284620666</text:p>
          </table:table-cell>
          <table:table-cell office:value-type="float" office:value="1.23572086141207" calcext:value-type="float">
            <text:p>1.23572086141207</text:p>
          </table:table-cell>
          <table:table-cell office:value-type="float" office:value="1.174911894101" calcext:value-type="float">
            <text:p>1.174911894101</text:p>
          </table:table-cell>
          <table:table-cell office:value-type="float" office:value="1.1225745525572" calcext:value-type="float">
            <text:p>1.1225745525572</text:p>
          </table:table-cell>
          <table:table-cell office:value-type="float" office:value="1.13279334832087" calcext:value-type="float">
            <text:p>1.13279334832087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.13193087461205" calcext:value-type="float">
            <text:p>1.13193087461205</text:p>
          </table:table-cell>
          <table:table-cell office:value-type="float" office:value="1.23493550306119" calcext:value-type="float">
            <text:p>1.23493550306119</text:p>
          </table:table-cell>
          <table:table-cell office:value-type="float" office:value="1.17466597482008" calcext:value-type="float">
            <text:p>1.17466597482008</text:p>
          </table:table-cell>
          <table:table-cell office:value-type="float" office:value="1.12277989360382" calcext:value-type="float">
            <text:p>1.12277989360382</text:p>
          </table:table-cell>
          <table:table-cell office:value-type="float" office:value="1.13286365768348" calcext:value-type="float">
            <text:p>1.13286365768348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13160120820013" calcext:value-type="float">
            <text:p>1.13160120820013</text:p>
          </table:table-cell>
          <table:table-cell office:value-type="float" office:value="1.23415275186218" calcext:value-type="float">
            <text:p>1.23415275186218</text:p>
          </table:table-cell>
          <table:table-cell office:value-type="float" office:value="1.17433175619158" calcext:value-type="float">
            <text:p>1.17433175619158</text:p>
          </table:table-cell>
          <table:table-cell office:value-type="float" office:value="1.12298637541869" calcext:value-type="float">
            <text:p>1.12298637541869</text:p>
          </table:table-cell>
          <table:table-cell office:value-type="float" office:value="1.13293940702934" calcext:value-type="float">
            <text:p>1.13293940702934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.13127164836745" calcext:value-type="float">
            <text:p>1.13127164836745</text:p>
          </table:table-cell>
          <table:table-cell office:value-type="float" office:value="1.23327126016785" calcext:value-type="float">
            <text:p>1.23327126016785</text:p>
          </table:table-cell>
          <table:table-cell office:value-type="float" office:value="1.17409932548316" calcext:value-type="float">
            <text:p>1.17409932548316</text:p>
          </table:table-cell>
          <table:table-cell office:value-type="float" office:value="1.12319390922538" calcext:value-type="float">
            <text:p>1.12319390922538</text:p>
          </table:table-cell>
          <table:table-cell office:value-type="float" office:value="1.13302145098846" calcext:value-type="float">
            <text:p>1.13302145098846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.13094437533417" calcext:value-type="float">
            <text:p>1.13094437533417</text:p>
          </table:table-cell>
          <table:table-cell office:value-type="float" office:value="1.23249030962357" calcext:value-type="float">
            <text:p>1.23249030962357</text:p>
          </table:table-cell>
          <table:table-cell office:value-type="float" office:value="1.17376769102749" calcext:value-type="float">
            <text:p>1.17376769102749</text:p>
          </table:table-cell>
          <table:table-cell office:value-type="float" office:value="1.12350205385883" calcext:value-type="float">
            <text:p>1.12350205385883</text:p>
          </table:table-cell>
          <table:table-cell office:value-type="float" office:value="1.13310475314509" calcext:value-type="float">
            <text:p>1.1331047531450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.13061723147138" calcext:value-type="float">
            <text:p>1.13061723147138</text:p>
          </table:table-cell>
          <table:table-cell office:value-type="float" office:value="1.23171033893891" calcext:value-type="float">
            <text:p>1.23171033893891</text:p>
          </table:table-cell>
          <table:table-cell office:value-type="float" office:value="1.17343734988281" calcext:value-type="float">
            <text:p>1.17343734988281</text:p>
          </table:table-cell>
          <table:table-cell office:value-type="float" office:value="1.12371169896909" calcext:value-type="float">
            <text:p>1.12371169896909</text:p>
          </table:table-cell>
          <table:table-cell office:value-type="float" office:value="1.13318931322176" calcext:value-type="float">
            <text:p>1.13318931322176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.13029235598583" calcext:value-type="float">
            <text:p>1.13029235598583</text:p>
          </table:table-cell>
          <table:table-cell office:value-type="float" office:value="1.23093120244837" calcext:value-type="float">
            <text:p>1.23093120244837</text:p>
          </table:table-cell>
          <table:table-cell office:value-type="float" office:value="1.17320777396845" calcext:value-type="float">
            <text:p>1.17320777396845</text:p>
          </table:table-cell>
          <table:table-cell office:value-type="float" office:value="1.12392231181519" calcext:value-type="float">
            <text:p>1.12392231181519</text:p>
          </table:table-cell>
          <table:table-cell office:value-type="float" office:value="1.13327608555903" calcext:value-type="float">
            <text:p>1.13327608555903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.12996763227979" calcext:value-type="float">
            <text:p>1.12996763227979</text:p>
          </table:table-cell>
          <table:table-cell office:value-type="float" office:value="1.2301530475514" calcext:value-type="float">
            <text:p>1.2301530475514</text:p>
          </table:table-cell>
          <table:table-cell office:value-type="float" office:value="1.17288003346463" calcext:value-type="float">
            <text:p>1.17288003346463</text:p>
          </table:table-cell>
          <table:table-cell office:value-type="float" office:value="1.12413894554054" calcext:value-type="float">
            <text:p>1.12413894554054</text:p>
          </table:table-cell>
          <table:table-cell office:value-type="float" office:value="1.13336315014209" calcext:value-type="float">
            <text:p>1.13336315014209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1.12964515849005" calcext:value-type="float">
            <text:p>1.12964515849005</text:p>
          </table:table-cell>
          <table:table-cell office:value-type="float" office:value="1.22937573201361" calcext:value-type="float">
            <text:p>1.22937573201361</text:p>
          </table:table-cell>
          <table:table-cell office:value-type="float" office:value="1.17265408812659" calcext:value-type="float">
            <text:p>1.17265408812659</text:p>
          </table:table-cell>
          <table:table-cell office:value-type="float" office:value="1.12435707998883" calcext:value-type="float">
            <text:p>1.12435707998883</text:p>
          </table:table-cell>
          <table:table-cell office:value-type="float" office:value="1.13345147178871" calcext:value-type="float">
            <text:p>1.13345147178871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.1294223346915" calcext:value-type="float">
            <text:p>1.1294223346915</text:p>
          </table:table-cell>
          <table:table-cell office:value-type="float" office:value="1.22849964395966" calcext:value-type="float">
            <text:p>1.22849964395966</text:p>
          </table:table-cell>
          <table:table-cell office:value-type="float" office:value="1.17232894172242" calcext:value-type="float">
            <text:p>1.17232894172242</text:p>
          </table:table-cell>
          <table:table-cell office:value-type="float" office:value="1.1245761378266" calcext:value-type="float">
            <text:p>1.1245761378266</text:p>
          </table:table-cell>
          <table:table-cell office:value-type="float" office:value="1.13364339295918" calcext:value-type="float">
            <text:p>1.1336433929591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12910227720964" calcext:value-type="float">
            <text:p>1.12910227720964</text:p>
          </table:table-cell>
          <table:table-cell office:value-type="float" office:value="1.22772415029802" calcext:value-type="float">
            <text:p>1.22772415029802</text:p>
          </table:table-cell>
          <table:table-cell office:value-type="float" office:value="1.17210460710638" calcext:value-type="float">
            <text:p>1.17210460710638</text:p>
          </table:table-cell>
          <table:table-cell office:value-type="float" office:value="1.12479619729798" calcext:value-type="float">
            <text:p>1.12479619729798</text:p>
          </table:table-cell>
          <table:table-cell office:value-type="float" office:value="1.13374151216227" calcext:value-type="float">
            <text:p>1.13374151216227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1.12878241676596" calcext:value-type="float">
            <text:p>1.12878241676596</text:p>
          </table:table-cell>
          <table:table-cell office:value-type="float" office:value="1.22694964178486" calcext:value-type="float">
            <text:p>1.22694964178486</text:p>
          </table:table-cell>
          <table:table-cell office:value-type="float" office:value="1.1717840191776" calcext:value-type="float">
            <text:p>1.1717840191776</text:p>
          </table:table-cell>
          <table:table-cell office:value-type="float" office:value="1.12501709939183" calcext:value-type="float">
            <text:p>1.12501709939183</text:p>
          </table:table-cell>
          <table:table-cell office:value-type="float" office:value="1.13384162919695" calcext:value-type="float">
            <text:p>1.13384162919695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.12846476901142" calcext:value-type="float">
            <text:p>1.12846476901142</text:p>
          </table:table-cell>
          <table:table-cell office:value-type="float" office:value="1.22617598306442" calcext:value-type="float">
            <text:p>1.22617598306442</text:p>
          </table:table-cell>
          <table:table-cell office:value-type="float" office:value="1.17157194401368" calcext:value-type="float">
            <text:p>1.17157194401368</text:p>
          </table:table-cell>
          <table:table-cell office:value-type="float" office:value="1.12523892325141" calcext:value-type="float">
            <text:p>1.12523892325141</text:p>
          </table:table-cell>
          <table:table-cell office:value-type="float" office:value="1.13394282042791" calcext:value-type="float">
            <text:p>1.13394282042791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1.1283611054977" calcext:value-type="float">
            <text:p>1.1283611054977</text:p>
          </table:table-cell>
          <table:table-cell office:value-type="float" office:value="1.22540331124124" calcext:value-type="float">
            <text:p>1.22540331124124</text:p>
          </table:table-cell>
          <table:table-cell office:value-type="float" office:value="1.17136194342312" calcext:value-type="float">
            <text:p>1.17136194342312</text:p>
          </table:table-cell>
          <table:table-cell office:value-type="float" office:value="1.12546174440938" calcext:value-type="float">
            <text:p>1.12546174440938</text:p>
          </table:table-cell>
          <table:table-cell office:value-type="float" office:value="1.13404508556759" calcext:value-type="float">
            <text:p>1.13404508556759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.12835890814935" calcext:value-type="float">
            <text:p>1.12835890814935</text:p>
          </table:table-cell>
          <table:table-cell office:value-type="float" office:value="1.22464001901008" calcext:value-type="float">
            <text:p>1.22464001901008</text:p>
          </table:table-cell>
          <table:table-cell office:value-type="float" office:value="1.1710525454052" calcext:value-type="float">
            <text:p>1.1710525454052</text:p>
          </table:table-cell>
          <table:table-cell office:value-type="float" office:value="1.12568743934718" calcext:value-type="float">
            <text:p>1.12568743934718</text:p>
          </table:table-cell>
          <table:table-cell office:value-type="float" office:value="1.13414781195795" calcext:value-type="float">
            <text:p>1.13414781195795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1.12825814422055" calcext:value-type="float">
            <text:p>1.12825814422055</text:p>
          </table:table-cell>
          <table:table-cell office:value-type="float" office:value="1.22387802285032" calcext:value-type="float">
            <text:p>1.22387802285032</text:p>
          </table:table-cell>
          <table:table-cell office:value-type="float" office:value="1.17084474615553" calcext:value-type="float">
            <text:p>1.17084474615553</text:p>
          </table:table-cell>
          <table:table-cell office:value-type="float" office:value="1.12591690563736" calcext:value-type="float">
            <text:p>1.12591690563736</text:p>
          </table:table-cell>
          <table:table-cell office:value-type="float" office:value="1.13425197130091" calcext:value-type="float">
            <text:p>1.13425197130091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.12815833002287" calcext:value-type="float">
            <text:p>1.12815833002287</text:p>
          </table:table-cell>
          <table:table-cell office:value-type="float" office:value="1.22321645675817" calcext:value-type="float">
            <text:p>1.22321645675817</text:p>
          </table:table-cell>
          <table:table-cell office:value-type="float" office:value="1.1706380482882" calcext:value-type="float">
            <text:p>1.1706380482882</text:p>
          </table:table-cell>
          <table:table-cell office:value-type="float" office:value="1.12604744702166" calcext:value-type="float">
            <text:p>1.12604744702166</text:p>
          </table:table-cell>
          <table:table-cell office:value-type="float" office:value="1.13435806488472" calcext:value-type="float">
            <text:p>1.13435806488472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.12815901733754" calcext:value-type="float">
            <text:p>1.12815901733754</text:p>
          </table:table-cell>
          <table:table-cell office:value-type="float" office:value="1.22245580398802" calcext:value-type="float">
            <text:p>1.22245580398802</text:p>
          </table:table-cell>
          <table:table-cell office:value-type="float" office:value="1.17033195671143" calcext:value-type="float">
            <text:p>1.17033195671143</text:p>
          </table:table-cell>
          <table:table-cell office:value-type="float" office:value="1.12627844293718" calcext:value-type="float">
            <text:p>1.12627844293718</text:p>
          </table:table-cell>
          <table:table-cell office:value-type="float" office:value="1.13447105583571" calcext:value-type="float">
            <text:p>1.13447105583571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1.12806111199704" calcext:value-type="float">
            <text:p>1.12806111199704</text:p>
          </table:table-cell>
          <table:table-cell office:value-type="float" office:value="1.22169591782284" calcext:value-type="float">
            <text:p>1.22169591782284</text:p>
          </table:table-cell>
          <table:table-cell office:value-type="float" office:value="1.1701274641679" calcext:value-type="float">
            <text:p>1.1701274641679</text:p>
          </table:table-cell>
          <table:table-cell office:value-type="float" office:value="1.12651031594433" calcext:value-type="float">
            <text:p>1.12651031594433</text:p>
          </table:table-cell>
          <table:table-cell office:value-type="float" office:value="1.1345850607601" calcext:value-type="float">
            <text:p>1.1345850607601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.12806372585949" calcext:value-type="float">
            <text:p>1.12806372585949</text:p>
          </table:table-cell>
          <table:table-cell office:value-type="float" office:value="1.22103648225637" calcext:value-type="float">
            <text:p>1.22103648225637</text:p>
          </table:table-cell>
          <table:table-cell office:value-type="float" office:value="1.169923177136" calcext:value-type="float">
            <text:p>1.169923177136</text:p>
          </table:table-cell>
          <table:table-cell office:value-type="float" office:value="1.12664317336946" calcext:value-type="float">
            <text:p>1.12664317336946</text:p>
          </table:table-cell>
          <table:table-cell office:value-type="float" office:value="1.13469991099674" calcext:value-type="float">
            <text:p>1.1346999109967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12796773003486" calcext:value-type="float">
            <text:p>1.12796773003486</text:p>
          </table:table-cell>
          <table:table-cell office:value-type="float" office:value="1.22027794937424" calcext:value-type="float">
            <text:p>1.22027794937424</text:p>
          </table:table-cell>
          <table:table-cell office:value-type="float" office:value="1.16962129636049" calcext:value-type="float">
            <text:p>1.16962129636049</text:p>
          </table:table-cell>
          <table:table-cell office:value-type="float" office:value="1.12687664691571" calcext:value-type="float">
            <text:p>1.12687664691571</text:p>
          </table:table-cell>
          <table:table-cell office:value-type="float" office:value="1.13491543662469" calcext:value-type="float">
            <text:p>1.13491543662469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1.12797136156021" calcext:value-type="float">
            <text:p>1.12797136156021</text:p>
          </table:table-cell>
          <table:table-cell office:value-type="float" office:value="1.21952018471036" calcext:value-type="float">
            <text:p>1.21952018471036</text:p>
          </table:table-cell>
          <table:table-cell office:value-type="float" office:value="1.16942099472346" calcext:value-type="float">
            <text:p>1.16942099472346</text:p>
          </table:table-cell>
          <table:table-cell office:value-type="float" office:value="1.12701116315501" calcext:value-type="float">
            <text:p>1.12701116315501</text:p>
          </table:table-cell>
          <table:table-cell office:value-type="float" office:value="1.13503215239085" calcext:value-type="float">
            <text:p>1.1350321523908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.12787728503592" calcext:value-type="float">
            <text:p>1.12787728503592</text:p>
          </table:table-cell>
          <table:table-cell office:value-type="float" office:value="1.21886289073054" calcext:value-type="float">
            <text:p>1.21886289073054</text:p>
          </table:table-cell>
          <table:table-cell office:value-type="float" office:value="1.16922873249848" calcext:value-type="float">
            <text:p>1.16922873249848</text:p>
          </table:table-cell>
          <table:table-cell office:value-type="float" office:value="1.12725034509465" calcext:value-type="float">
            <text:p>1.12725034509465</text:p>
          </table:table-cell>
          <table:table-cell office:value-type="float" office:value="1.13514987730079" calcext:value-type="float">
            <text:p>1.13514987730079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.1277841597132" calcext:value-type="float">
            <text:p>1.1277841597132</text:p>
          </table:table-cell>
          <table:table-cell office:value-type="float" office:value="1.21810648928409" calcext:value-type="float">
            <text:p>1.21810648928409</text:p>
          </table:table-cell>
          <table:table-cell office:value-type="float" office:value="1.16903740834073" calcext:value-type="float">
            <text:p>1.16903740834073</text:p>
          </table:table-cell>
          <table:table-cell office:value-type="float" office:value="1.12739066353461" calcext:value-type="float">
            <text:p>1.12739066353461</text:p>
          </table:table-cell>
          <table:table-cell office:value-type="float" office:value="1.1352684499113" calcext:value-type="float">
            <text:p>1.1352684499113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.12779168455925" calcext:value-type="float">
            <text:p>1.12779168455925</text:p>
          </table:table-cell>
          <table:table-cell office:value-type="float" office:value="1.21735085767785" calcext:value-type="float">
            <text:p>1.21735085767785</text:p>
          </table:table-cell>
          <table:table-cell office:value-type="float" office:value="1.16874798235077" calcext:value-type="float">
            <text:p>1.16874798235077</text:p>
          </table:table-cell>
          <table:table-cell office:value-type="float" office:value="1.12763144522313" calcext:value-type="float">
            <text:p>1.12763144522313</text:p>
          </table:table-cell>
          <table:table-cell office:value-type="float" office:value="1.13539367093577" calcext:value-type="float">
            <text:p>1.13539367093577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.12770038223812" calcext:value-type="float">
            <text:p>1.12770038223812</text:p>
          </table:table-cell>
          <table:table-cell office:value-type="float" office:value="1.21669571638968" calcext:value-type="float">
            <text:p>1.21669571638968</text:p>
          </table:table-cell>
          <table:table-cell office:value-type="float" office:value="1.16855877473065" calcext:value-type="float">
            <text:p>1.16855877473065</text:p>
          </table:table-cell>
          <table:table-cell office:value-type="float" office:value="1.12777314412474" calcext:value-type="float">
            <text:p>1.12777314412474</text:p>
          </table:table-cell>
          <table:table-cell office:value-type="float" office:value="1.13551984828272" calcext:value-type="float">
            <text:p>1.13551984828272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.12770966024106" calcext:value-type="float">
            <text:p>1.12770966024106</text:p>
          </table:table-cell>
          <table:table-cell office:value-type="float" office:value="1.21594196639313" calcext:value-type="float">
            <text:p>1.21594196639313</text:p>
          </table:table-cell>
          <table:table-cell office:value-type="float" office:value="1.16837050127475" calcext:value-type="float">
            <text:p>1.16837050127475</text:p>
          </table:table-cell>
          <table:table-cell office:value-type="float" office:value="1.12791553020783" calcext:value-type="float">
            <text:p>1.12791553020783</text:p>
          </table:table-cell>
          <table:table-cell office:value-type="float" office:value="1.13564682323731" calcext:value-type="float">
            <text:p>1.13564682323731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.12762027334737" calcext:value-type="float">
            <text:p>1.12762027334737</text:p>
          </table:table-cell>
          <table:table-cell office:value-type="float" office:value="1.21529500997947" calcext:value-type="float">
            <text:p>1.21529500997947</text:p>
          </table:table-cell>
          <table:table-cell office:value-type="float" office:value="1.16808358595137" calcext:value-type="float">
            <text:p>1.16808358595137</text:p>
          </table:table-cell>
          <table:table-cell office:value-type="float" office:value="1.12815839414552" calcext:value-type="float">
            <text:p>1.12815839414552</text:p>
          </table:table-cell>
          <table:table-cell office:value-type="float" office:value="1.13577459553205" calcext:value-type="float">
            <text:p>1.13577459553205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.12763832903285" calcext:value-type="float">
            <text:p>1.12763832903285</text:p>
          </table:table-cell>
          <table:table-cell office:value-type="float" office:value="1.21464854923924" calcext:value-type="float">
            <text:p>1.21464854923924</text:p>
          </table:table-cell>
          <table:table-cell office:value-type="float" office:value="1.16789717394127" calcext:value-type="float">
            <text:p>1.16789717394127</text:p>
          </table:table-cell>
          <table:table-cell office:value-type="float" office:value="1.12830215882094" calcext:value-type="float">
            <text:p>1.12830215882094</text:p>
          </table:table-cell>
          <table:table-cell office:value-type="float" office:value="1.13590316489787" calcext:value-type="float">
            <text:p>1.13590316489787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12775962210083" calcext:value-type="float">
            <text:p>1.12775962210083</text:p>
          </table:table-cell>
          <table:table-cell office:value-type="float" office:value="1.21400269602501" calcext:value-type="float">
            <text:p>1.21400269602501</text:p>
          </table:table-cell>
          <table:table-cell office:value-type="float" office:value="1.1677116975217" calcext:value-type="float">
            <text:p>1.1677116975217</text:p>
          </table:table-cell>
          <table:table-cell office:value-type="float" office:value="1.12844856542246" calcext:value-type="float">
            <text:p>1.12844856542246</text:p>
          </table:table-cell>
          <table:table-cell office:value-type="float" office:value="1.13603253106414" calcext:value-type="float">
            <text:p>1.13603253106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2778204367511" calcext:value-type="float">
            <text:p>1.12778204367511</text:p>
          </table:table-cell>
          <table:table-cell office:value-type="float" office:value="1.21335739539552" calcext:value-type="float">
            <text:p>1.21335739539552</text:p>
          </table:table-cell>
          <table:table-cell office:value-type="float" office:value="1.167427476401" calcext:value-type="float">
            <text:p>1.167427476401</text:p>
          </table:table-cell>
          <table:table-cell office:value-type="float" office:value="1.12859754386805" calcext:value-type="float">
            <text:p>1.12859754386805</text:p>
          </table:table-cell>
          <table:table-cell office:value-type="float" office:value="1.13616269375869" calcext:value-type="float">
            <text:p>1.13616269375869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.12790489824675" calcext:value-type="float">
            <text:p>1.12790489824675</text:p>
          </table:table-cell>
          <table:table-cell office:value-type="float" office:value="1.21271259510611" calcext:value-type="float">
            <text:p>1.21271259510611</text:p>
          </table:table-cell>
          <table:table-cell office:value-type="float" office:value="1.16724449704807" calcext:value-type="float">
            <text:p>1.16724449704807</text:p>
          </table:table-cell>
          <table:table-cell office:value-type="float" office:value="1.12874711505456" calcext:value-type="float">
            <text:p>1.12874711505456</text:p>
          </table:table-cell>
          <table:table-cell office:value-type="float" office:value="1.13629778897303" calcext:value-type="float">
            <text:p>1.13629778897303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1279288672607" calcext:value-type="float">
            <text:p>1.1279288672607</text:p>
          </table:table-cell>
          <table:table-cell office:value-type="float" office:value="1.21196854062967" calcext:value-type="float">
            <text:p>1.21196854062967</text:p>
          </table:table-cell>
          <table:table-cell office:value-type="float" office:value="1.16706907987874" calcext:value-type="float">
            <text:p>1.16706907987874</text:p>
          </table:table-cell>
          <table:table-cell office:value-type="float" office:value="1.12889727874639" calcext:value-type="float">
            <text:p>1.12889727874639</text:p>
          </table:table-cell>
          <table:table-cell office:value-type="float" office:value="1.13643459322963" calcext:value-type="float">
            <text:p>1.13643459322963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.12805336300904" calcext:value-type="float">
            <text:p>1.12805336300904</text:p>
          </table:table-cell>
          <table:table-cell office:value-type="float" office:value="1.21132490019854" calcext:value-type="float">
            <text:p>1.21132490019854</text:p>
          </table:table-cell>
          <table:table-cell office:value-type="float" office:value="1.16689444129321" calcext:value-type="float">
            <text:p>1.16689444129321</text:p>
          </table:table-cell>
          <table:table-cell office:value-type="float" office:value="1.12914785332834" calcext:value-type="float">
            <text:p>1.12914785332834</text:p>
          </table:table-cell>
          <table:table-cell office:value-type="float" office:value="1.13657200805932" calcext:value-type="float">
            <text:p>1.13657200805932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.1280788781681" calcext:value-type="float">
            <text:p>1.1280788781681</text:p>
          </table:table-cell>
          <table:table-cell office:value-type="float" office:value="1.21068181593018" calcext:value-type="float">
            <text:p>1.21068181593018</text:p>
          </table:table-cell>
          <table:table-cell office:value-type="float" office:value="1.16662079832137" calcext:value-type="float">
            <text:p>1.16662079832137</text:p>
          </table:table-cell>
          <table:table-cell office:value-type="float" office:value="1.12929926513037" calcext:value-type="float">
            <text:p>1.12929926513037</text:p>
          </table:table-cell>
          <table:table-cell office:value-type="float" office:value="1.13661035304145" calcext:value-type="float">
            <text:p>1.13661035304145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1.12820485267526" calcext:value-type="float">
            <text:p>1.12820485267526</text:p>
          </table:table-cell>
          <table:table-cell office:value-type="float" office:value="1.21003923828775" calcext:value-type="float">
            <text:p>1.21003923828775</text:p>
          </table:table-cell>
          <table:table-cell office:value-type="float" office:value="1.16644771254437" calcext:value-type="float">
            <text:p>1.16644771254437</text:p>
          </table:table-cell>
          <table:table-cell office:value-type="float" office:value="1.12945120847295" calcext:value-type="float">
            <text:p>1.12945120847295</text:p>
          </table:table-cell>
          <table:table-cell office:value-type="float" office:value="1.13674912804013" calcext:value-type="float">
            <text:p>1.13674912804013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1.12823191431948" calcext:value-type="float">
            <text:p>1.12823191431948</text:p>
          </table:table-cell>
          <table:table-cell office:value-type="float" office:value="1.20939726968478" calcext:value-type="float">
            <text:p>1.20939726968478</text:p>
          </table:table-cell>
          <table:table-cell office:value-type="float" office:value="1.16627533156841" calcext:value-type="float">
            <text:p>1.16627533156841</text:p>
          </table:table-cell>
          <table:table-cell office:value-type="float" office:value="1.12960385938434" calcext:value-type="float">
            <text:p>1.12960385938434</text:p>
          </table:table-cell>
          <table:table-cell office:value-type="float" office:value="1.13688865425071" calcext:value-type="float">
            <text:p>1.13688865425071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.12835944806431" calcext:value-type="float">
            <text:p>1.12835944806431</text:p>
          </table:table-cell>
          <table:table-cell office:value-type="float" office:value="1.20875585990886" calcext:value-type="float">
            <text:p>1.20875585990886</text:p>
          </table:table-cell>
          <table:table-cell office:value-type="float" office:value="1.16600408110821" calcext:value-type="float">
            <text:p>1.16600408110821</text:p>
          </table:table-cell>
          <table:table-cell office:value-type="float" office:value="1.12976042437368" calcext:value-type="float">
            <text:p>1.12976042437368</text:p>
          </table:table-cell>
          <table:table-cell office:value-type="float" office:value="1.1370287931838" calcext:value-type="float">
            <text:p>1.1370287931838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1283880556976" calcext:value-type="float">
            <text:p>1.1283880556976</text:p>
          </table:table-cell>
          <table:table-cell office:value-type="float" office:value="1.20811496146517" calcext:value-type="float">
            <text:p>1.20811496146517</text:p>
          </table:table-cell>
          <table:table-cell office:value-type="float" office:value="1.16583325696945" calcext:value-type="float">
            <text:p>1.16583325696945</text:p>
          </table:table-cell>
          <table:table-cell office:value-type="float" office:value="1.12991749691913" calcext:value-type="float">
            <text:p>1.12991749691913</text:p>
          </table:table-cell>
          <table:table-cell office:value-type="float" office:value="1.13717263843314" calcext:value-type="float">
            <text:p>1.13717263843314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1.12841743300252" calcext:value-type="float">
            <text:p>1.12841743300252</text:p>
          </table:table-cell>
          <table:table-cell office:value-type="float" office:value="1.20747557921475" calcext:value-type="float">
            <text:p>1.20747557921475</text:p>
          </table:table-cell>
          <table:table-cell office:value-type="float" office:value="1.16566328770533" calcext:value-type="float">
            <text:p>1.16566328770533</text:p>
          </table:table-cell>
          <table:table-cell office:value-type="float" office:value="1.13007507680906" calcext:value-type="float">
            <text:p>1.13007507680906</text:p>
          </table:table-cell>
          <table:table-cell office:value-type="float" office:value="1.13731856074233" calcext:value-type="float">
            <text:p>1.1373185607423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12854730101356" calcext:value-type="float">
            <text:p>1.12854730101356</text:p>
          </table:table-cell>
          <table:table-cell office:value-type="float" office:value="1.2068403584439" calcext:value-type="float">
            <text:p>1.2068403584439</text:p>
          </table:table-cell>
          <table:table-cell office:value-type="float" office:value="1.16549402794223" calcext:value-type="float">
            <text:p>1.16549402794223</text:p>
          </table:table-cell>
          <table:table-cell office:value-type="float" office:value="1.13023316383125" calcext:value-type="float">
            <text:p>1.13023316383125</text:p>
          </table:table-cell>
          <table:table-cell office:value-type="float" office:value="1.13746499916964" calcext:value-type="float">
            <text:p>1.13746499916964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1.1285782236088" calcext:value-type="float">
            <text:p>1.1285782236088</text:p>
          </table:table-cell>
          <table:table-cell office:value-type="float" office:value="1.2063054219496" calcext:value-type="float">
            <text:p>1.2063054219496</text:p>
          </table:table-cell>
          <table:table-cell office:value-type="float" office:value="1.16522622729837" calcext:value-type="float">
            <text:p>1.16522622729837</text:p>
          </table:table-cell>
          <table:table-cell office:value-type="float" office:value="1.13039175777294" calcext:value-type="float">
            <text:p>1.13039175777294</text:p>
          </table:table-cell>
          <table:table-cell office:value-type="float" office:value="1.13761208580254" calcext:value-type="float">
            <text:p>1.13761208580254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.12870964895362" calcext:value-type="float">
            <text:p>1.12870964895362</text:p>
          </table:table-cell>
          <table:table-cell office:value-type="float" office:value="1.20577097788262" calcext:value-type="float">
            <text:p>1.20577097788262</text:p>
          </table:table-cell>
          <table:table-cell office:value-type="float" office:value="1.16506468738907" calcext:value-type="float">
            <text:p>1.16506468738907</text:p>
          </table:table-cell>
          <table:table-cell office:value-type="float" office:value="1.1305508584208" calcext:value-type="float">
            <text:p>1.1305508584208</text:p>
          </table:table-cell>
          <table:table-cell office:value-type="float" office:value="1.13765996132412" calcext:value-type="float">
            <text:p>1.13765996132412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1.12874550855408" calcext:value-type="float">
            <text:p>1.12874550855408</text:p>
          </table:table-cell>
          <table:table-cell office:value-type="float" office:value="1.2052369344241" calcext:value-type="float">
            <text:p>1.2052369344241</text:p>
          </table:table-cell>
          <table:table-cell office:value-type="float" office:value="1.16490379391433" calcext:value-type="float">
            <text:p>1.16490379391433</text:p>
          </table:table-cell>
          <table:table-cell office:value-type="float" office:value="1.13071046556092" calcext:value-type="float">
            <text:p>1.13071046556092</text:p>
          </table:table-cell>
          <table:table-cell office:value-type="float" office:value="1.13780814242516" calcext:value-type="float">
            <text:p>1.13780814242516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1.12888573538512" calcext:value-type="float">
            <text:p>1.12888573538512</text:p>
          </table:table-cell>
          <table:table-cell office:value-type="float" office:value="1.20460343857387" calcext:value-type="float">
            <text:p>1.20460343857387</text:p>
          </table:table-cell>
          <table:table-cell office:value-type="float" office:value="1.16464371411003" calcext:value-type="float">
            <text:p>1.16464371411003</text:p>
          </table:table-cell>
          <table:table-cell office:value-type="float" office:value="1.13087231806646" calcext:value-type="float">
            <text:p>1.13087231806646</text:p>
          </table:table-cell>
          <table:table-cell office:value-type="float" office:value="1.13795696896895" calcext:value-type="float">
            <text:p>1.13795696896895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.12892683344892" calcext:value-type="float">
            <text:p>1.12892683344892</text:p>
          </table:table-cell>
          <table:table-cell office:value-type="float" office:value="1.20407033250762" calcext:value-type="float">
            <text:p>1.20407033250762</text:p>
          </table:table-cell>
          <table:table-cell office:value-type="float" office:value="1.16448417782295" calcext:value-type="float">
            <text:p>1.16448417782295</text:p>
          </table:table-cell>
          <table:table-cell office:value-type="float" office:value="1.13093601937908" calcext:value-type="float">
            <text:p>1.13093601937908</text:p>
          </table:table-cell>
          <table:table-cell office:value-type="float" office:value="1.13810843066731" calcext:value-type="float">
            <text:p>1.1381084306673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.12906829654189" calcext:value-type="float">
            <text:p>1.12906829654189</text:p>
          </table:table-cell>
          <table:table-cell office:value-type="float" office:value="1.20353763069087" calcext:value-type="float">
            <text:p>1.20353763069087</text:p>
          </table:table-cell>
          <table:table-cell office:value-type="float" office:value="1.16432515310973" calcext:value-type="float">
            <text:p>1.16432515310973</text:p>
          </table:table-cell>
          <table:table-cell office:value-type="float" office:value="1.13110001427327" calcext:value-type="float">
            <text:p>1.13110001427327</text:p>
          </table:table-cell>
          <table:table-cell office:value-type="float" office:value="1.13826215153848" calcext:value-type="float">
            <text:p>1.13826215153848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.12911062012586" calcext:value-type="float">
            <text:p>1.12911062012586</text:p>
          </table:table-cell>
          <table:table-cell office:value-type="float" office:value="1.20290551316386" calcext:value-type="float">
            <text:p>1.20290551316386</text:p>
          </table:table-cell>
          <table:table-cell office:value-type="float" office:value="1.16416684380934" calcext:value-type="float">
            <text:p>1.16416684380934</text:p>
          </table:table-cell>
          <table:table-cell office:value-type="float" office:value="1.13126444160903" calcext:value-type="float">
            <text:p>1.13126444160903</text:p>
          </table:table-cell>
          <table:table-cell office:value-type="float" office:value="1.13831661598388" calcext:value-type="float">
            <text:p>1.13831661598388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.1292533187713" calcext:value-type="float">
            <text:p>1.1292533187713</text:p>
          </table:table-cell>
          <table:table-cell office:value-type="float" office:value="1.20237370779804" calcext:value-type="float">
            <text:p>1.20237370779804</text:p>
          </table:table-cell>
          <table:table-cell office:value-type="float" office:value="1.16400918232804" calcext:value-type="float">
            <text:p>1.16400918232804</text:p>
          </table:table-cell>
          <table:table-cell office:value-type="float" office:value="1.1314293514471" calcext:value-type="float">
            <text:p>1.1314293514471</text:p>
          </table:table-cell>
          <table:table-cell office:value-type="float" office:value="1.13847138568565" calcext:value-type="float">
            <text:p>1.13847138568565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.12929686738297" calcext:value-type="float">
            <text:p>1.12929686738297</text:p>
          </table:table-cell>
          <table:table-cell office:value-type="float" office:value="1.20184235319613" calcext:value-type="float">
            <text:p>1.20184235319613</text:p>
          </table:table-cell>
          <table:table-cell office:value-type="float" office:value="1.16375237964139" calcext:value-type="float">
            <text:p>1.16375237964139</text:p>
          </table:table-cell>
          <table:table-cell office:value-type="float" office:value="1.1315946424829" calcext:value-type="float">
            <text:p>1.1315946424829</text:p>
          </table:table-cell>
          <table:table-cell office:value-type="float" office:value="1.13862665041048" calcext:value-type="float">
            <text:p>1.1386266504104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12934102584472" calcext:value-type="float">
            <text:p>1.12934102584472</text:p>
          </table:table-cell>
          <table:table-cell office:value-type="float" office:value="1.2013114909835" calcext:value-type="float">
            <text:p>1.2013114909835</text:p>
          </table:table-cell>
          <table:table-cell office:value-type="float" office:value="1.16359600977143" calcext:value-type="float">
            <text:p>1.16359600977143</text:p>
          </table:table-cell>
          <table:table-cell office:value-type="float" office:value="1.13166048560335" calcext:value-type="float">
            <text:p>1.13166048560335</text:p>
          </table:table-cell>
          <table:table-cell office:value-type="float" office:value="1.13878240995591" calcext:value-type="float">
            <text:p>1.13878240995591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1.12948557400305" calcext:value-type="float">
            <text:p>1.12948557400305</text:p>
          </table:table-cell>
          <table:table-cell office:value-type="float" office:value="1.20068112079811" calcext:value-type="float">
            <text:p>1.20068112079811</text:p>
          </table:table-cell>
          <table:table-cell office:value-type="float" office:value="1.16344041535482" calcext:value-type="float">
            <text:p>1.16344041535482</text:p>
          </table:table-cell>
          <table:table-cell office:value-type="float" office:value="1.1318269276263" calcext:value-type="float">
            <text:p>1.1318269276263</text:p>
          </table:table-cell>
          <table:table-cell office:value-type="float" office:value="1.13883883435059" calcext:value-type="float">
            <text:p>1.13883883435059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.1295308912221" calcext:value-type="float">
            <text:p>1.1295308912221</text:p>
          </table:table-cell>
          <table:table-cell office:value-type="float" office:value="1.20015231350067" calcext:value-type="float">
            <text:p>1.20015231350067</text:p>
          </table:table-cell>
          <table:table-cell office:value-type="float" office:value="1.16329048190725" calcext:value-type="float">
            <text:p>1.16329048190725</text:p>
          </table:table-cell>
          <table:table-cell office:value-type="float" office:value="1.13199604125147" calcext:value-type="float">
            <text:p>1.13199604125147</text:p>
          </table:table-cell>
          <table:table-cell office:value-type="float" office:value="1.13899684804173" calcext:value-type="float">
            <text:p>1.13899684804173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1.12967667392046" calcext:value-type="float">
            <text:p>1.12967667392046</text:p>
          </table:table-cell>
          <table:table-cell office:value-type="float" office:value="1.19962631846588" calcext:value-type="float">
            <text:p>1.19962631846588</text:p>
          </table:table-cell>
          <table:table-cell office:value-type="float" office:value="1.16304127379943" calcext:value-type="float">
            <text:p>1.16304127379943</text:p>
          </table:table-cell>
          <table:table-cell office:value-type="float" office:value="1.13206568240937" calcext:value-type="float">
            <text:p>1.13206568240937</text:p>
          </table:table-cell>
          <table:table-cell office:value-type="float" office:value="1.1391573247695" calcext:value-type="float">
            <text:p>1.1391573247695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.12972328126183" calcext:value-type="float">
            <text:p>1.12972328126183</text:p>
          </table:table-cell>
          <table:table-cell office:value-type="float" office:value="1.19910063345659" calcext:value-type="float">
            <text:p>1.19910063345659</text:p>
          </table:table-cell>
          <table:table-cell office:value-type="float" office:value="1.1628924016761" calcext:value-type="float">
            <text:p>1.1628924016761</text:p>
          </table:table-cell>
          <table:table-cell office:value-type="float" office:value="1.13223552956088" calcext:value-type="float">
            <text:p>1.13223552956088</text:p>
          </table:table-cell>
          <table:table-cell office:value-type="float" office:value="1.13921843952949" calcext:value-type="float">
            <text:p>1.13921843952949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.12987029702528" calcext:value-type="float">
            <text:p>1.12987029702528</text:p>
          </table:table-cell>
          <table:table-cell office:value-type="float" office:value="1.19857533697344" calcext:value-type="float">
            <text:p>1.19857533697344</text:p>
          </table:table-cell>
          <table:table-cell office:value-type="float" office:value="1.16274406265566" calcext:value-type="float">
            <text:p>1.16274406265566</text:p>
          </table:table-cell>
          <table:table-cell office:value-type="float" office:value="1.13230589751003" calcext:value-type="float">
            <text:p>1.13230589751003</text:p>
          </table:table-cell>
          <table:table-cell office:value-type="float" office:value="1.13937975595541" calcext:value-type="float">
            <text:p>1.13937975595541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.12991812766457" calcext:value-type="float">
            <text:p>1.12991812766457</text:p>
          </table:table-cell>
          <table:table-cell office:value-type="float" office:value="1.19805035251487" calcext:value-type="float">
            <text:p>1.19805035251487</text:p>
          </table:table-cell>
          <table:table-cell office:value-type="float" office:value="1.16249637723694" calcext:value-type="float">
            <text:p>1.16249637723694</text:p>
          </table:table-cell>
          <table:table-cell office:value-type="float" office:value="1.13247647765815" calcext:value-type="float">
            <text:p>1.13247647765815</text:p>
          </table:table-cell>
          <table:table-cell office:value-type="float" office:value="1.13944164684989" calcext:value-type="float">
            <text:p>1.13944164684989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.12996656747003" calcext:value-type="float">
            <text:p>1.12996656747003</text:p>
          </table:table-cell>
          <table:table-cell office:value-type="float" office:value="1.1975257564228" calcext:value-type="float">
            <text:p>1.1975257564228</text:p>
          </table:table-cell>
          <table:table-cell office:value-type="float" office:value="1.1623491016661" calcext:value-type="float">
            <text:p>1.1623491016661</text:p>
          </table:table-cell>
          <table:table-cell office:value-type="float" office:value="1.13264742568021" calcext:value-type="float">
            <text:p>1.13264742568021</text:p>
          </table:table-cell>
          <table:table-cell office:value-type="float" office:value="1.13960385767862" calcext:value-type="float">
            <text:p>1.13960385767862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.13011665248549" calcext:value-type="float">
            <text:p>1.13011665248549</text:p>
          </table:table-cell>
          <table:table-cell office:value-type="float" office:value="1.19700147435832" calcext:value-type="float">
            <text:p>1.19700147435832</text:p>
          </table:table-cell>
          <table:table-cell office:value-type="float" office:value="1.16220235985348" calcext:value-type="float">
            <text:p>1.16220235985348</text:p>
          </table:table-cell>
          <table:table-cell office:value-type="float" office:value="1.13271888461171" calcext:value-type="float">
            <text:p>1.13271888461171</text:p>
          </table:table-cell>
          <table:table-cell office:value-type="float" office:value="1.13966658076869" calcext:value-type="float">
            <text:p>1.13966658076869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13007222956101" calcext:value-type="float">
            <text:p>1.13007222956101</text:p>
          </table:table-cell>
          <table:table-cell office:value-type="float" office:value="1.19647758050078" calcext:value-type="float">
            <text:p>1.19647758050078</text:p>
          </table:table-cell>
          <table:table-cell office:value-type="float" office:value="1.16205615200127" calcext:value-type="float">
            <text:p>1.16205615200127</text:p>
          </table:table-cell>
          <table:table-cell office:value-type="float" office:value="1.13279202150439" calcext:value-type="float">
            <text:p>1.13279202150439</text:p>
          </table:table-cell>
          <table:table-cell office:value-type="float" office:value="1.13983027047056" calcext:value-type="float">
            <text:p>1.1398302704705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13002827647143" calcext:value-type="float">
            <text:p>1.13002827647143</text:p>
          </table:table-cell>
          <table:table-cell office:value-type="float" office:value="1.19595400267778" calcext:value-type="float">
            <text:p>1.19595400267778</text:p>
          </table:table-cell>
          <table:table-cell office:value-type="float" office:value="1.16181058542432" calcext:value-type="float">
            <text:p>1.16181058542432</text:p>
          </table:table-cell>
          <table:table-cell office:value-type="float" office:value="1.13296617319318" calcext:value-type="float">
            <text:p>1.13296617319318</text:p>
          </table:table-cell>
          <table:table-cell office:value-type="float" office:value="1.13989656815871" calcext:value-type="float">
            <text:p>1.13989656815871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.13008467687868" calcext:value-type="float">
            <text:p>1.13008467687868</text:p>
          </table:table-cell>
          <table:table-cell office:value-type="float" office:value="1.19543081290219" calcext:value-type="float">
            <text:p>1.19543081290219</text:p>
          </table:table-cell>
          <table:table-cell office:value-type="float" office:value="1.16166544290902" calcext:value-type="float">
            <text:p>1.16166544290902</text:p>
          </table:table-cell>
          <table:table-cell office:value-type="float" office:value="1.13304073038175" calcext:value-type="float">
            <text:p>1.13304073038175</text:p>
          </table:table-cell>
          <table:table-cell office:value-type="float" office:value="1.13996327239083" calcext:value-type="float">
            <text:p>1.13996327239083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.13004166677871" calcext:value-type="float">
            <text:p>1.13004166677871</text:p>
          </table:table-cell>
          <table:table-cell office:value-type="float" office:value="1.19490794117204" calcext:value-type="float">
            <text:p>1.19490794117204</text:p>
          </table:table-cell>
          <table:table-cell office:value-type="float" office:value="1.16142519241189" calcext:value-type="float">
            <text:p>1.16142519241189</text:p>
          </table:table-cell>
          <table:table-cell office:value-type="float" office:value="1.13311559661669" calcext:value-type="float">
            <text:p>1.13311559661669</text:p>
          </table:table-cell>
          <table:table-cell office:value-type="float" office:value="1.14003027784397" calcext:value-type="float">
            <text:p>1.14003027784397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.12999918458776" calcext:value-type="float">
            <text:p>1.12999918458776</text:p>
          </table:table-cell>
          <table:table-cell office:value-type="float" office:value="1.19438545732984" calcext:value-type="float">
            <text:p>1.19438545732984</text:p>
          </table:table-cell>
          <table:table-cell office:value-type="float" office:value="1.16128521935354" calcext:value-type="float">
            <text:p>1.16128521935354</text:p>
          </table:table-cell>
          <table:table-cell office:value-type="float" office:value="1.13319077183676" calcext:value-type="float">
            <text:p>1.13319077183676</text:p>
          </table:table-cell>
          <table:table-cell office:value-type="float" office:value="1.14009768860436" calcext:value-type="float">
            <text:p>1.14009768860436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.13005694947157" calcext:value-type="float">
            <text:p>1.13005694947157</text:p>
          </table:table-cell>
          <table:table-cell office:value-type="float" office:value="1.19386329354788" calcext:value-type="float">
            <text:p>1.19386329354788</text:p>
          </table:table-cell>
          <table:table-cell office:value-type="float" office:value="1.16104583484417" calcext:value-type="float">
            <text:p>1.16104583484417</text:p>
          </table:table-cell>
          <table:table-cell office:value-type="float" office:value="1.13326625598047" calcext:value-type="float">
            <text:p>1.13326625598047</text:p>
          </table:table-cell>
          <table:table-cell office:value-type="float" office:value="1.14016540157295" calcext:value-type="float">
            <text:p>1.1401654015729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1.1300154090914" calcext:value-type="float">
            <text:p>1.1300154090914</text:p>
          </table:table-cell>
          <table:table-cell office:value-type="float" office:value="1.19324268653279" calcext:value-type="float">
            <text:p>1.19324268653279</text:p>
          </table:table-cell>
          <table:table-cell office:value-type="float" office:value="1.16090673498305" calcext:value-type="float">
            <text:p>1.16090673498305</text:p>
          </table:table-cell>
          <table:table-cell office:value-type="float" office:value="1.13334200822214" calcext:value-type="float">
            <text:p>1.13334200822214</text:p>
          </table:table-cell>
          <table:table-cell office:value-type="float" office:value="1.14023351861099" calcext:value-type="float">
            <text:p>1.14023351861099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.12997428147901" calcext:value-type="float">
            <text:p>1.12997428147901</text:p>
          </table:table-cell>
          <table:table-cell office:value-type="float" office:value="1.19262375185513" calcext:value-type="float">
            <text:p>1.19262375185513</text:p>
          </table:table-cell>
          <table:table-cell office:value-type="float" office:value="1.16066821738557" calcext:value-type="float">
            <text:p>1.16066821738557</text:p>
          </table:table-cell>
          <table:table-cell office:value-type="float" office:value="1.13341843251334" calcext:value-type="float">
            <text:p>1.13341843251334</text:p>
          </table:table-cell>
          <table:table-cell office:value-type="float" office:value="1.14030213713779" calcext:value-type="float">
            <text:p>1.14030213713779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.13003347057687" calcext:value-type="float">
            <text:p>1.13003347057687</text:p>
          </table:table-cell>
          <table:table-cell office:value-type="float" office:value="1.19200505897626" calcext:value-type="float">
            <text:p>1.19200505897626</text:p>
          </table:table-cell>
          <table:table-cell office:value-type="float" office:value="1.16043013196358" calcext:value-type="float">
            <text:p>1.16043013196358</text:p>
          </table:table-cell>
          <table:table-cell office:value-type="float" office:value="1.13339662760924" calcext:value-type="float">
            <text:p>1.13339662760924</text:p>
          </table:table-cell>
          <table:table-cell office:value-type="float" office:value="1.14037321382475" calcext:value-type="float">
            <text:p>1.14037321382475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1.12999334153835" calcext:value-type="float">
            <text:p>1.12999334153835</text:p>
          </table:table-cell>
          <table:table-cell office:value-type="float" office:value="1.1913866411409" calcext:value-type="float">
            <text:p>1.1913866411409</text:p>
          </table:table-cell>
          <table:table-cell office:value-type="float" office:value="1.16029234173505" calcext:value-type="float">
            <text:p>1.16029234173505</text:p>
          </table:table-cell>
          <table:table-cell office:value-type="float" office:value="1.13347500715322" calcext:value-type="float">
            <text:p>1.13347500715322</text:p>
          </table:table-cell>
          <table:table-cell office:value-type="float" office:value="1.140344711817" calcext:value-type="float">
            <text:p>1.140344711817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1.12995362731441" calcext:value-type="float">
            <text:p>1.12995362731441</text:p>
          </table:table-cell>
          <table:table-cell office:value-type="float" office:value="1.19076849877758" calcext:value-type="float">
            <text:p>1.19076849877758</text:p>
          </table:table-cell>
          <table:table-cell office:value-type="float" office:value="1.16005512464236" calcext:value-type="float">
            <text:p>1.16005512464236</text:p>
          </table:table-cell>
          <table:table-cell office:value-type="float" office:value="1.13345372744369" calcext:value-type="float">
            <text:p>1.13345372744369</text:p>
          </table:table-cell>
          <table:table-cell office:value-type="float" office:value="1.14031650818578" calcext:value-type="float">
            <text:p>1.1403165081857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1300142938919" calcext:value-type="float">
            <text:p>1.1300142938919</text:p>
          </table:table-cell>
          <table:table-cell office:value-type="float" office:value="1.19015063231551" calcext:value-type="float">
            <text:p>1.19015063231551</text:p>
          </table:table-cell>
          <table:table-cell office:value-type="float" office:value="1.15991826073392" calcext:value-type="float">
            <text:p>1.15991826073392</text:p>
          </table:table-cell>
          <table:table-cell office:value-type="float" office:value="1.13343267106785" calcext:value-type="float">
            <text:p>1.13343267106785</text:p>
          </table:table-cell>
          <table:table-cell office:value-type="float" office:value="1.14038848995638" calcext:value-type="float">
            <text:p>1.14038848995638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1.12997552296499" calcext:value-type="float">
            <text:p>1.12997552296499</text:p>
          </table:table-cell>
          <table:table-cell office:value-type="float" office:value="1.18953304218462" calcext:value-type="float">
            <text:p>1.18953304218462</text:p>
          </table:table-cell>
          <table:table-cell office:value-type="float" office:value="1.15968191227767" calcext:value-type="float">
            <text:p>1.15968191227767</text:p>
          </table:table-cell>
          <table:table-cell office:value-type="float" office:value="1.13351184354157" calcext:value-type="float">
            <text:p>1.13351184354157</text:p>
          </table:table-cell>
          <table:table-cell office:value-type="float" office:value="1.14036088556255" calcext:value-type="float">
            <text:p>1.14036088556255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.12993722232698" calcext:value-type="float">
            <text:p>1.12993722232698</text:p>
          </table:table-cell>
          <table:table-cell office:value-type="float" office:value="1.18891572881555" calcext:value-type="float">
            <text:p>1.18891572881555</text:p>
          </table:table-cell>
          <table:table-cell office:value-type="float" office:value="1.15934941933655" calcext:value-type="float">
            <text:p>1.15934941933655</text:p>
          </table:table-cell>
          <table:table-cell office:value-type="float" office:value="1.13349135113771" calcext:value-type="float">
            <text:p>1.13349135113771</text:p>
          </table:table-cell>
          <table:table-cell office:value-type="float" office:value="1.14043347141734" calcext:value-type="float">
            <text:p>1.14043347141734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1.12999931083209" calcext:value-type="float">
            <text:p>1.12999931083209</text:p>
          </table:table-cell>
          <table:table-cell office:value-type="float" office:value="1.18829869263961" calcext:value-type="float">
            <text:p>1.18829869263961</text:p>
          </table:table-cell>
          <table:table-cell office:value-type="float" office:value="1.15911730373116" calcext:value-type="float">
            <text:p>1.15911730373116</text:p>
          </table:table-cell>
          <table:table-cell office:value-type="float" office:value="1.13347112041243" calcext:value-type="float">
            <text:p>1.13347112041243</text:p>
          </table:table-cell>
          <table:table-cell office:value-type="float" office:value="1.14040646624307" calcext:value-type="float">
            <text:p>1.14040646624307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.1296665157687" calcext:value-type="float">
            <text:p>1.1296665157687</text:p>
          </table:table-cell>
          <table:table-cell office:value-type="float" office:value="1.18758197466996" calcext:value-type="float">
            <text:p>1.18758197466996</text:p>
          </table:table-cell>
          <table:table-cell office:value-type="float" office:value="1.15878566141629" calcext:value-type="float">
            <text:p>1.15878566141629</text:p>
          </table:table-cell>
          <table:table-cell office:value-type="float" office:value="1.13345213450988" calcext:value-type="float">
            <text:p>1.13345213450988</text:p>
          </table:table-cell>
          <table:table-cell office:value-type="float" office:value="1.14028159180485" calcext:value-type="float">
            <text:p>1.14028159180485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1.12943419905721" calcext:value-type="float">
            <text:p>1.12943419905721</text:p>
          </table:table-cell>
          <table:table-cell office:value-type="float" office:value="1.18696549280971" calcext:value-type="float">
            <text:p>1.18696549280971</text:p>
          </table:table-cell>
          <table:table-cell office:value-type="float" office:value="1.15845436768178" calcext:value-type="float">
            <text:p>1.15845436768178</text:p>
          </table:table-cell>
          <table:table-cell office:value-type="float" office:value="1.13333380948818" calcext:value-type="float">
            <text:p>1.13333380948818</text:p>
          </table:table-cell>
          <table:table-cell office:value-type="float" office:value="1.14025696253476" calcext:value-type="float">
            <text:p>1.14025696253476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.12910231048209" calcext:value-type="float">
            <text:p>1.12910231048209</text:p>
          </table:table-cell>
          <table:table-cell office:value-type="float" office:value="1.18634928946285" calcext:value-type="float">
            <text:p>1.18634928946285</text:p>
          </table:table-cell>
          <table:table-cell office:value-type="float" office:value="1.15812342282677" calcext:value-type="float">
            <text:p>1.15812342282677</text:p>
          </table:table-cell>
          <table:table-cell office:value-type="float" office:value="1.13321574419878" calcext:value-type="float">
            <text:p>1.13321574419878</text:p>
          </table:table-cell>
          <table:table-cell office:value-type="float" office:value="1.14013269161138" calcext:value-type="float">
            <text:p>1.14013269161138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.12877077147843" calcext:value-type="float">
            <text:p>1.12877077147843</text:p>
          </table:table-cell>
          <table:table-cell office:value-type="float" office:value="1.18573336506358" calcext:value-type="float">
            <text:p>1.18573336506358</text:p>
          </table:table-cell>
          <table:table-cell office:value-type="float" office:value="1.15789271549699" calcext:value-type="float">
            <text:p>1.15789271549699</text:p>
          </table:table-cell>
          <table:table-cell office:value-type="float" office:value="1.13309786719595" calcext:value-type="float">
            <text:p>1.13309786719595</text:p>
          </table:table-cell>
          <table:table-cell office:value-type="float" office:value="1.14000871959648" calcext:value-type="float">
            <text:p>1.14000871959648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.12853951236144" calcext:value-type="float">
            <text:p>1.12853951236144</text:p>
          </table:table-cell>
          <table:table-cell office:value-type="float" office:value="1.18491909265738" calcext:value-type="float">
            <text:p>1.18491909265738</text:p>
          </table:table-cell>
          <table:table-cell office:value-type="float" office:value="1.1575624718796" calcext:value-type="float">
            <text:p>1.1575624718796</text:p>
          </table:table-cell>
          <table:table-cell office:value-type="float" office:value="1.13298024917692" calcext:value-type="float">
            <text:p>1.13298024917692</text:p>
          </table:table-cell>
          <table:table-cell office:value-type="float" office:value="1.13988495791637" calcext:value-type="float">
            <text:p>1.13988495791637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1.12820867556716" calcext:value-type="float">
            <text:p>1.12820867556716</text:p>
          </table:table-cell>
          <table:table-cell office:value-type="float" office:value="1.18400594762189" calcext:value-type="float">
            <text:p>1.18400594762189</text:p>
          </table:table-cell>
          <table:table-cell office:value-type="float" office:value="1.15723253186903" calcext:value-type="float">
            <text:p>1.15723253186903</text:p>
          </table:table-cell>
          <table:table-cell office:value-type="float" office:value="1.13286282047254" calcext:value-type="float">
            <text:p>1.13286282047254</text:p>
          </table:table-cell>
          <table:table-cell office:value-type="float" office:value="1.13986140124184" calcext:value-type="float">
            <text:p>1.1398614012418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12797807592213" calcext:value-type="float">
            <text:p>1.12797807592213</text:p>
          </table:table-cell>
          <table:table-cell office:value-type="float" office:value="1.18319296907309" calcext:value-type="float">
            <text:p>1.18319296907309</text:p>
          </table:table-cell>
          <table:table-cell office:value-type="float" office:value="1.15700288462259" calcext:value-type="float">
            <text:p>1.15700288462259</text:p>
          </table:table-cell>
          <table:table-cell office:value-type="float" office:value="1.13274561624444" calcext:value-type="float">
            <text:p>1.13274561624444</text:p>
          </table:table-cell>
          <table:table-cell office:value-type="float" office:value="1.13973815116675" calcext:value-type="float">
            <text:p>1.13973815116675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1.12764799004122" calcext:value-type="float">
            <text:p>1.12764799004122</text:p>
          </table:table-cell>
          <table:table-cell office:value-type="float" office:value="1.18228022495684" calcext:value-type="float">
            <text:p>1.18228022495684</text:p>
          </table:table-cell>
          <table:table-cell office:value-type="float" office:value="1.1566736941921" calcext:value-type="float">
            <text:p>1.1566736941921</text:p>
          </table:table-cell>
          <table:table-cell office:value-type="float" office:value="1.13262893641298" calcext:value-type="float">
            <text:p>1.13262893641298</text:p>
          </table:table-cell>
          <table:table-cell office:value-type="float" office:value="1.13951642733266" calcext:value-type="float">
            <text:p>1.13951642733266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1274180995691" calcext:value-type="float">
            <text:p>1.1274180995691</text:p>
          </table:table-cell>
          <table:table-cell office:value-type="float" office:value="1.18136770640178" calcext:value-type="float">
            <text:p>1.18136770640178</text:p>
          </table:table-cell>
          <table:table-cell office:value-type="float" office:value="1.15614767915003" calcext:value-type="float">
            <text:p>1.15614767915003</text:p>
          </table:table-cell>
          <table:table-cell office:value-type="float" office:value="1.13231337103516" calcext:value-type="float">
            <text:p>1.13231337103516</text:p>
          </table:table-cell>
          <table:table-cell office:value-type="float" office:value="1.139195309023" calcext:value-type="float">
            <text:p>1.139195309023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.12708871700545" calcext:value-type="float">
            <text:p>1.12708871700545</text:p>
          </table:table-cell>
          <table:table-cell office:value-type="float" office:value="1.18045536356484" calcext:value-type="float">
            <text:p>1.18045536356484</text:p>
          </table:table-cell>
          <table:table-cell office:value-type="float" office:value="1.15562216456115" calcext:value-type="float">
            <text:p>1.15562216456115</text:p>
          </table:table-cell>
          <table:table-cell office:value-type="float" office:value="1.13199799650883" calcext:value-type="float">
            <text:p>1.13199799650883</text:p>
          </table:table-cell>
          <table:table-cell office:value-type="float" office:value="1.13897432113327" calcext:value-type="float">
            <text:p>1.13897432113327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.12675963960776" calcext:value-type="float">
            <text:p>1.12675963960776</text:p>
          </table:table-cell>
          <table:table-cell office:value-type="float" office:value="1.1795432222725" calcext:value-type="float">
            <text:p>1.1795432222725</text:p>
          </table:table-cell>
          <table:table-cell office:value-type="float" office:value="1.15509688205319" calcext:value-type="float">
            <text:p>1.15509688205319</text:p>
          </table:table-cell>
          <table:table-cell office:value-type="float" office:value="1.13168281299355" calcext:value-type="float">
            <text:p>1.13168281299355</text:p>
          </table:table-cell>
          <table:table-cell office:value-type="float" office:value="1.13865363674122" calcext:value-type="float">
            <text:p>1.13865363674122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1.12653081376809" calcext:value-type="float">
            <text:p>1.12653081376809</text:p>
          </table:table-cell>
          <table:table-cell office:value-type="float" office:value="1.17863128299269" calcext:value-type="float">
            <text:p>1.17863128299269</text:p>
          </table:table-cell>
          <table:table-cell office:value-type="float" office:value="1.15467178372081" calcext:value-type="float">
            <text:p>1.15467178372081</text:p>
          </table:table-cell>
          <table:table-cell office:value-type="float" office:value="1.13136782064897" calcext:value-type="float">
            <text:p>1.13136782064897</text:p>
          </table:table-cell>
          <table:table-cell office:value-type="float" office:value="1.13843312717788" calcext:value-type="float">
            <text:p>1.13843312717788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1.12620248729969" calcext:value-type="float">
            <text:p>1.12620248729969</text:p>
          </table:table-cell>
          <table:table-cell office:value-type="float" office:value="1.17771954619468" calcext:value-type="float">
            <text:p>1.17771954619468</text:p>
          </table:table-cell>
          <table:table-cell office:value-type="float" office:value="1.15414705770149" calcext:value-type="float">
            <text:p>1.15414705770149</text:p>
          </table:table-cell>
          <table:table-cell office:value-type="float" office:value="1.13105298836792" calcext:value-type="float">
            <text:p>1.13105298836792</text:p>
          </table:table-cell>
          <table:table-cell office:value-type="float" office:value="1.1381128769261" calcext:value-type="float">
            <text:p>1.1381128769261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1.12597437314355" calcext:value-type="float">
            <text:p>1.12597437314355</text:p>
          </table:table-cell>
          <table:table-cell office:value-type="float" office:value="1.17680801234908" calcext:value-type="float">
            <text:p>1.17680801234908</text:p>
          </table:table-cell>
          <table:table-cell office:value-type="float" office:value="1.15362265151825" calcext:value-type="float">
            <text:p>1.15362265151825</text:p>
          </table:table-cell>
          <table:table-cell office:value-type="float" office:value="1.13073837925534" calcext:value-type="float">
            <text:p>1.13073837925534</text:p>
          </table:table-cell>
          <table:table-cell office:value-type="float" office:value="1.1378927648755" calcext:value-type="float">
            <text:p>1.1378927648755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1.1256467096847" calcext:value-type="float">
            <text:p>1.1256467096847</text:p>
          </table:table-cell>
          <table:table-cell office:value-type="float" office:value="1.17589670439031" calcext:value-type="float">
            <text:p>1.17589670439031</text:p>
          </table:table-cell>
          <table:table-cell office:value-type="float" office:value="1.15309848086623" calcext:value-type="float">
            <text:p>1.15309848086623</text:p>
          </table:table-cell>
          <table:table-cell office:value-type="float" office:value="1.1304239617931" calcext:value-type="float">
            <text:p>1.1304239617931</text:p>
          </table:table-cell>
          <table:table-cell office:value-type="float" office:value="1.13747377102771" calcext:value-type="float">
            <text:p>1.13747377102771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1.12492210452502" calcext:value-type="float">
            <text:p>1.12492210452502</text:p>
          </table:table-cell>
          <table:table-cell office:value-type="float" office:value="1.17498557745021" calcext:value-type="float">
            <text:p>1.17498557745021</text:p>
          </table:table-cell>
          <table:table-cell office:value-type="float" office:value="1.15257458871172" calcext:value-type="float">
            <text:p>1.15257458871172</text:p>
          </table:table-cell>
          <table:table-cell office:value-type="float" office:value="1.12991048739314" calcext:value-type="float">
            <text:p>1.12991048739314</text:p>
          </table:table-cell>
          <table:table-cell office:value-type="float" office:value="1.13695547644092" calcext:value-type="float">
            <text:p>1.1369554764409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12399892354441" calcext:value-type="float">
            <text:p>1.12399892354441</text:p>
          </table:table-cell>
          <table:table-cell office:value-type="float" office:value="1.17407465488188" calcext:value-type="float">
            <text:p>1.17407465488188</text:p>
          </table:table-cell>
          <table:table-cell office:value-type="float" office:value="1.15205097543468" calcext:value-type="float">
            <text:p>1.15205097543468</text:p>
          </table:table-cell>
          <table:table-cell office:value-type="float" office:value="1.12929740467071" calcext:value-type="float">
            <text:p>1.12929740467071</text:p>
          </table:table-cell>
          <table:table-cell office:value-type="float" office:value="1.13643736735642" calcext:value-type="float">
            <text:p>1.13643736735642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1.12317590328541" calcext:value-type="float">
            <text:p>1.12317590328541</text:p>
          </table:table-cell>
          <table:table-cell office:value-type="float" office:value="1.17276559966773" calcext:value-type="float">
            <text:p>1.17276559966773</text:p>
          </table:table-cell>
          <table:table-cell office:value-type="float" office:value="1.15152764141552" calcext:value-type="float">
            <text:p>1.15152764141552</text:p>
          </table:table-cell>
          <table:table-cell office:value-type="float" office:value="1.1286845142129" calcext:value-type="float">
            <text:p>1.1286845142129</text:p>
          </table:table-cell>
          <table:table-cell office:value-type="float" office:value="1.13591944402805" calcext:value-type="float">
            <text:p>1.13591944402805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1.12225322010008" calcext:value-type="float">
            <text:p>1.12225322010008</text:p>
          </table:table-cell>
          <table:table-cell office:value-type="float" office:value="1.1712573169462" calcext:value-type="float">
            <text:p>1.1712573169462</text:p>
          </table:table-cell>
          <table:table-cell office:value-type="float" office:value="1.1507070048631" calcext:value-type="float">
            <text:p>1.1507070048631</text:p>
          </table:table-cell>
          <table:table-cell office:value-type="float" office:value="1.12817171549414" calcext:value-type="float">
            <text:p>1.12817171549414</text:p>
          </table:table-cell>
          <table:table-cell office:value-type="float" office:value="1.13540170671001" calcext:value-type="float">
            <text:p>1.13540170671001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1.12133078573675" calcext:value-type="float">
            <text:p>1.12133078573675</text:p>
          </table:table-cell>
          <table:table-cell office:value-type="float" office:value="1.16974917587019" calcext:value-type="float">
            <text:p>1.16974917587019</text:p>
          </table:table-cell>
          <table:table-cell office:value-type="float" office:value="1.14978685972705" calcext:value-type="float">
            <text:p>1.14978685972705</text:p>
          </table:table-cell>
          <table:table-cell office:value-type="float" office:value="1.12755912318423" calcext:value-type="float">
            <text:p>1.12755912318423</text:p>
          </table:table-cell>
          <table:table-cell office:value-type="float" office:value="1.13488415565687" calcext:value-type="float">
            <text:p>1.13488415565687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.12050855998337" calcext:value-type="float">
            <text:p>1.12050855998337</text:p>
          </table:table-cell>
          <table:table-cell office:value-type="float" office:value="1.16834111466857" calcext:value-type="float">
            <text:p>1.16834111466857</text:p>
          </table:table-cell>
          <table:table-cell office:value-type="float" office:value="1.14886692533513" calcext:value-type="float">
            <text:p>1.14886692533513</text:p>
          </table:table-cell>
          <table:table-cell office:value-type="float" office:value="1.12694669462624" calcext:value-type="float">
            <text:p>1.12694669462624</text:p>
          </table:table-cell>
          <table:table-cell office:value-type="float" office:value="1.13436675436166" calcext:value-type="float">
            <text:p>1.13436675436166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1.11958662652963" calcext:value-type="float">
            <text:p>1.11958662652963</text:p>
          </table:table-cell>
          <table:table-cell office:value-type="float" office:value="1.16683321669551" calcext:value-type="float">
            <text:p>1.16683321669551</text:p>
          </table:table-cell>
          <table:table-cell office:value-type="float" office:value="1.14794720219399" calcext:value-type="float">
            <text:p>1.14794720219399</text:p>
          </table:table-cell>
          <table:table-cell office:value-type="float" office:value="1.12633443008726" calcext:value-type="float">
            <text:p>1.12633443008726</text:p>
          </table:table-cell>
          <table:table-cell office:value-type="float" office:value="1.13375011586548" calcext:value-type="float">
            <text:p>1.13375011586548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11866494372712" calcext:value-type="float">
            <text:p>1.11866494372712</text:p>
          </table:table-cell>
          <table:table-cell office:value-type="float" office:value="1.16532542081601" calcext:value-type="float">
            <text:p>1.16532542081601</text:p>
          </table:table-cell>
          <table:table-cell office:value-type="float" office:value="1.14712761865845" calcext:value-type="float">
            <text:p>1.14712761865845</text:p>
          </table:table-cell>
          <table:table-cell office:value-type="float" office:value="1.12562258651868" calcext:value-type="float">
            <text:p>1.12562258651868</text:p>
          </table:table-cell>
          <table:table-cell office:value-type="float" office:value="1.13293421254767" calcext:value-type="float">
            <text:p>1.13293421254767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.11784343673701" calcext:value-type="float">
            <text:p>1.11784343673701</text:p>
          </table:table-cell>
          <table:table-cell office:value-type="float" office:value="1.16381776716503" calcext:value-type="float">
            <text:p>1.16381776716503</text:p>
          </table:table-cell>
          <table:table-cell office:value-type="float" office:value="1.14620832117072" calcext:value-type="float">
            <text:p>1.14620832117072</text:p>
          </table:table-cell>
          <table:table-cell office:value-type="float" office:value="1.1247114321287" calcext:value-type="float">
            <text:p>1.1247114321287</text:p>
          </table:table-cell>
          <table:table-cell office:value-type="float" office:value="1.13201856768518" calcext:value-type="float">
            <text:p>1.13201856768518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.116922258933" calcext:value-type="float">
            <text:p>1.116922258933</text:p>
          </table:table-cell>
          <table:table-cell office:value-type="float" office:value="1.16231021720752" calcext:value-type="float">
            <text:p>1.16231021720752</text:p>
          </table:table-cell>
          <table:table-cell office:value-type="float" office:value="1.14528923644685" calcext:value-type="float">
            <text:p>1.14528923644685</text:p>
          </table:table-cell>
          <table:table-cell office:value-type="float" office:value="1.12370048055699" calcext:value-type="float">
            <text:p>1.12370048055699</text:p>
          </table:table-cell>
          <table:table-cell office:value-type="float" office:value="1.13120298173051" calcext:value-type="float">
            <text:p>1.13120298173051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1.11600133362644" calcext:value-type="float">
            <text:p>1.11600133362644</text:p>
          </table:table-cell>
          <table:table-cell office:value-type="float" office:value="1.16090279231467" calcext:value-type="float">
            <text:p>1.16090279231467</text:p>
          </table:table-cell>
          <table:table-cell office:value-type="float" office:value="1.14437036499946" calcext:value-type="float">
            <text:p>1.14437036499946</text:p>
          </table:table-cell>
          <table:table-cell office:value-type="float" office:value="1.12268964089636" calcext:value-type="float">
            <text:p>1.12268964089636</text:p>
          </table:table-cell>
          <table:table-cell office:value-type="float" office:value="1.13038759071435" calcext:value-type="float">
            <text:p>1.1303875907143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11518059143979" calcext:value-type="float">
            <text:p>1.11518059143979</text:p>
          </table:table-cell>
          <table:table-cell office:value-type="float" office:value="1.15939550916889" calcext:value-type="float">
            <text:p>1.15939550916889</text:p>
          </table:table-cell>
          <table:table-cell office:value-type="float" office:value="1.14355164160828" calcext:value-type="float">
            <text:p>1.14355164160828</text:p>
          </table:table-cell>
          <table:table-cell office:value-type="float" office:value="1.1217789327782" calcext:value-type="float">
            <text:p>1.1217789327782</text:p>
          </table:table-cell>
          <table:table-cell office:value-type="float" office:value="1.12957232485972" calcext:value-type="float">
            <text:p>1.12957232485972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.11426017478146" calcext:value-type="float">
            <text:p>1.11426017478146</text:p>
          </table:table-cell>
          <table:table-cell office:value-type="float" office:value="1.15788833213268" calcext:value-type="float">
            <text:p>1.15788833213268</text:p>
          </table:table-cell>
          <table:table-cell office:value-type="float" office:value="1.14263319981917" calcext:value-type="float">
            <text:p>1.14263319981917</text:p>
          </table:table-cell>
          <table:table-cell office:value-type="float" office:value="1.12076837271981" calcext:value-type="float">
            <text:p>1.12076837271981</text:p>
          </table:table-cell>
          <table:table-cell office:value-type="float" office:value="1.12875721976384" calcext:value-type="float">
            <text:p>1.12875721976384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11334001248316" calcext:value-type="float">
            <text:p>1.11334001248316</text:p>
          </table:table-cell>
          <table:table-cell office:value-type="float" office:value="1.15638129809159" calcext:value-type="float">
            <text:p>1.15638129809159</text:p>
          </table:table-cell>
          <table:table-cell office:value-type="float" office:value="1.14121712807029" calcext:value-type="float">
            <text:p>1.14121712807029</text:p>
          </table:table-cell>
          <table:table-cell office:value-type="float" office:value="1.11985792077433" calcext:value-type="float">
            <text:p>1.11985792077433</text:p>
          </table:table-cell>
          <table:table-cell office:value-type="float" office:value="1.1277426934474" calcext:value-type="float">
            <text:p>1.1277426934474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1.11252004044871" calcext:value-type="float">
            <text:p>1.11252004044871</text:p>
          </table:table-cell>
          <table:table-cell office:value-type="float" office:value="1.15487437179288" calcext:value-type="float">
            <text:p>1.15487437179288</text:p>
          </table:table-cell>
          <table:table-cell office:value-type="float" office:value="1.13970152247156" calcext:value-type="float">
            <text:p>1.13970152247156</text:p>
          </table:table-cell>
          <table:table-cell office:value-type="float" office:value="1.11884766706643" calcext:value-type="float">
            <text:p>1.11884766706643</text:p>
          </table:table-cell>
          <table:table-cell office:value-type="float" office:value="1.12642895194016" calcext:value-type="float">
            <text:p>1.12642895194016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1.11110226892217" calcext:value-type="float">
            <text:p>1.11110226892217</text:p>
          </table:table-cell>
          <table:table-cell office:value-type="float" office:value="1.15256927818201" calcext:value-type="float">
            <text:p>1.15256927818201</text:p>
          </table:table-cell>
          <table:table-cell office:value-type="float" office:value="1.13828597379745" calcext:value-type="float">
            <text:p>1.13828597379745</text:p>
          </table:table-cell>
          <table:table-cell office:value-type="float" office:value="1.1174381415291" calcext:value-type="float">
            <text:p>1.1174381415291</text:p>
          </table:table-cell>
          <table:table-cell office:value-type="float" office:value="1.12521528892741" calcext:value-type="float">
            <text:p>1.12521528892741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.10918694049335" calcext:value-type="float">
            <text:p>1.10918694049335</text:p>
          </table:table-cell>
          <table:table-cell office:value-type="float" office:value="1.15016453523659" calcext:value-type="float">
            <text:p>1.15016453523659</text:p>
          </table:table-cell>
          <table:table-cell office:value-type="float" office:value="1.13677067425625" calcext:value-type="float">
            <text:p>1.13677067425625</text:p>
          </table:table-cell>
          <table:table-cell office:value-type="float" office:value="1.11602885817572" calcext:value-type="float">
            <text:p>1.11602885817572</text:p>
          </table:table-cell>
          <table:table-cell office:value-type="float" office:value="1.1239017826643" calcext:value-type="float">
            <text:p>1.1239017826643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10717181688119" calcext:value-type="float">
            <text:p>1.10717181688119</text:p>
          </table:table-cell>
          <table:table-cell office:value-type="float" office:value="1.14775983363942" calcext:value-type="float">
            <text:p>1.14775983363942</text:p>
          </table:table-cell>
          <table:table-cell office:value-type="float" office:value="1.1353554700956" calcext:value-type="float">
            <text:p>1.1353554700956</text:p>
          </table:table-cell>
          <table:table-cell office:value-type="float" office:value="1.1145196975599" calcext:value-type="float">
            <text:p>1.1145196975599</text:p>
          </table:table-cell>
          <table:table-cell office:value-type="float" office:value="1.12268839116159" calcext:value-type="float">
            <text:p>1.12268839116159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.10515683566135" calcext:value-type="float">
            <text:p>1.10515683566135</text:p>
          </table:table-cell>
          <table:table-cell office:value-type="float" office:value="1.14525522091148" calcext:value-type="float">
            <text:p>1.14525522091148</text:p>
          </table:table-cell>
          <table:table-cell office:value-type="float" office:value="1.13384044504331" calcext:value-type="float">
            <text:p>1.13384044504331</text:p>
          </table:table-cell>
          <table:table-cell office:value-type="float" office:value="1.11301065449752" calcext:value-type="float">
            <text:p>1.11301065449752</text:p>
          </table:table-cell>
          <table:table-cell office:value-type="float" office:value="1.12137518776902" calcext:value-type="float">
            <text:p>1.12137518776902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1.10324190531406" calcext:value-type="float">
            <text:p>1.10324190531406</text:p>
          </table:table-cell>
          <table:table-cell office:value-type="float" office:value="1.14285065303215" calcext:value-type="float">
            <text:p>1.14285065303215</text:p>
          </table:table-cell>
          <table:table-cell office:value-type="float" office:value="1.13232560830576" calcext:value-type="float">
            <text:p>1.13232560830576</text:p>
          </table:table-cell>
          <table:table-cell office:value-type="float" office:value="1.11160170232372" calcext:value-type="float">
            <text:p>1.11160170232372</text:p>
          </table:table-cell>
          <table:table-cell office:value-type="float" office:value="1.12016206923864" calcext:value-type="float">
            <text:p>1.12016206923864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.10122721281487" calcext:value-type="float">
            <text:p>1.10122721281487</text:p>
          </table:table-cell>
          <table:table-cell office:value-type="float" office:value="1.1403461571159" calcext:value-type="float">
            <text:p>1.1403461571159</text:p>
          </table:table-cell>
          <table:table-cell office:value-type="float" office:value="1.13091087250764" calcext:value-type="float">
            <text:p>1.13091087250764</text:p>
          </table:table-cell>
          <table:table-cell office:value-type="float" office:value="1.11009289656362" calcext:value-type="float">
            <text:p>1.11009289656362</text:p>
          </table:table-cell>
          <table:table-cell office:value-type="float" office:value="1.11874931191755" calcext:value-type="float">
            <text:p>1.1187493119175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0992126650585" calcext:value-type="float">
            <text:p>1.0992126650585</text:p>
          </table:table-cell>
          <table:table-cell office:value-type="float" office:value="1.13794170754217" calcext:value-type="float">
            <text:p>1.13794170754217</text:p>
          </table:table-cell>
          <table:table-cell office:value-type="float" office:value="1.1293963150356" calcext:value-type="float">
            <text:p>1.1293963150356</text:p>
          </table:table-cell>
          <table:table-cell office:value-type="float" office:value="1.10868418415751" calcext:value-type="float">
            <text:p>1.10868418415751</text:p>
          </table:table-cell>
          <table:table-cell office:value-type="float" office:value="1.11693740502143" calcext:value-type="float">
            <text:p>1.11693740502143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.09729820832078" calcext:value-type="float">
            <text:p>1.09729820832078</text:p>
          </table:table-cell>
          <table:table-cell office:value-type="float" office:value="1.1354373299663" calcext:value-type="float">
            <text:p>1.1354373299663</text:p>
          </table:table-cell>
          <table:table-cell office:value-type="float" office:value="1.127981895036" calcext:value-type="float">
            <text:p>1.127981895036</text:p>
          </table:table-cell>
          <table:table-cell office:value-type="float" office:value="1.1069758905997" calcext:value-type="float">
            <text:p>1.1069758905997</text:p>
          </table:table-cell>
          <table:table-cell office:value-type="float" office:value="1.11512561030406" calcext:value-type="float">
            <text:p>1.11512561030406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.09528392099948" calcext:value-type="float">
            <text:p>1.09528392099948</text:p>
          </table:table-cell>
          <table:table-cell office:value-type="float" office:value="1.13303298490423" calcext:value-type="float">
            <text:p>1.13303298490423</text:p>
          </table:table-cell>
          <table:table-cell office:value-type="float" office:value="1.12576959509884" calcext:value-type="float">
            <text:p>1.12576959509884</text:p>
          </table:table-cell>
          <table:table-cell office:value-type="float" office:value="1.10486811290805" calcext:value-type="float">
            <text:p>1.10486811290805</text:p>
          </table:table-cell>
          <table:table-cell office:value-type="float" office:value="1.11331389793221" calcext:value-type="float">
            <text:p>1.11331389793221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1.09326981383783" calcext:value-type="float">
            <text:p>1.09326981383783</text:p>
          </table:table-cell>
          <table:table-cell office:value-type="float" office:value="1.13052872745455" calcext:value-type="float">
            <text:p>1.13052872745455</text:p>
          </table:table-cell>
          <table:table-cell office:value-type="float" office:value="1.12345770549006" calcext:value-type="float">
            <text:p>1.12345770549006</text:p>
          </table:table-cell>
          <table:table-cell office:value-type="float" office:value="1.10276043238094" calcext:value-type="float">
            <text:p>1.10276043238094</text:p>
          </table:table-cell>
          <table:table-cell office:value-type="float" office:value="1.11150232953827" calcext:value-type="float">
            <text:p>1.11150232953827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1.0913558037029" calcext:value-type="float">
            <text:p>1.0913558037029</text:p>
          </table:table-cell>
          <table:table-cell office:value-type="float" office:value="1.12812451933331" calcext:value-type="float">
            <text:p>1.12812451933331</text:p>
          </table:table-cell>
          <table:table-cell office:value-type="float" office:value="1.12114594957838" calcext:value-type="float">
            <text:p>1.12114594957838</text:p>
          </table:table-cell>
          <table:table-cell office:value-type="float" office:value="1.10065284957656" calcext:value-type="float">
            <text:p>1.10065284957656</text:p>
          </table:table-cell>
          <table:table-cell office:value-type="float" office:value="1.1096908749778" calcext:value-type="float">
            <text:p>1.1096908749778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1.08934199445399" calcext:value-type="float">
            <text:p>1.08934199445399</text:p>
          </table:table-cell>
          <table:table-cell office:value-type="float" office:value="1.12562038336377" calcext:value-type="float">
            <text:p>1.12562038336377</text:p>
          </table:table-cell>
          <table:table-cell office:value-type="float" office:value="1.11893421754096" calcext:value-type="float">
            <text:p>1.11893421754096</text:p>
          </table:table-cell>
          <table:table-cell office:value-type="float" office:value="1.09864534272394" calcext:value-type="float">
            <text:p>1.09864534272394</text:p>
          </table:table-cell>
          <table:table-cell office:value-type="float" office:value="1.10787950539037" calcext:value-type="float">
            <text:p>1.10787950539037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1.08742825504996" calcext:value-type="float">
            <text:p>1.08742825504996</text:p>
          </table:table-cell>
          <table:table-cell office:value-type="float" office:value="1.12321629821197" calcext:value-type="float">
            <text:p>1.12321629821197</text:p>
          </table:table-cell>
          <table:table-cell office:value-type="float" office:value="1.11662263795787" calcext:value-type="float">
            <text:p>1.11662263795787</text:p>
          </table:table-cell>
          <table:table-cell office:value-type="float" office:value="1.09653795768728" calcext:value-type="float">
            <text:p>1.09653795768728</text:p>
          </table:table-cell>
          <table:table-cell office:value-type="float" office:value="1.10606830959439" calcext:value-type="float">
            <text:p>1.10606830959439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.08541474735513" calcext:value-type="float">
            <text:p>1.08541474735513</text:p>
          </table:table-cell>
          <table:table-cell office:value-type="float" office:value="1.1195138557231" calcext:value-type="float">
            <text:p>1.1195138557231</text:p>
          </table:table-cell>
          <table:table-cell office:value-type="float" office:value="1.11431119306996" calcext:value-type="float">
            <text:p>1.11431119306996</text:p>
          </table:table-cell>
          <table:table-cell office:value-type="float" office:value="1.09443067206699" calcext:value-type="float">
            <text:p>1.09443067206699</text:p>
          </table:table-cell>
          <table:table-cell office:value-type="float" office:value="1.10355806591633" calcext:value-type="float">
            <text:p>1.10355806591633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.08340139092074" calcext:value-type="float">
            <text:p>1.08340139092074</text:p>
          </table:table-cell>
          <table:table-cell office:value-type="float" office:value="1.11581146007782" calcext:value-type="float">
            <text:p>1.11581146007782</text:p>
          </table:table-cell>
          <table:table-cell office:value-type="float" office:value="1.11199982264792" calcext:value-type="float">
            <text:p>1.11199982264792</text:p>
          </table:table-cell>
          <table:table-cell office:value-type="float" office:value="1.09232348643843" calcext:value-type="float">
            <text:p>1.09232348643843</text:p>
          </table:table-cell>
          <table:table-cell office:value-type="float" office:value="1.10114787308926" calcext:value-type="float">
            <text:p>1.10114787308926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1.08108859257741" calcext:value-type="float">
            <text:p>1.08108859257741</text:p>
          </table:table-cell>
          <table:table-cell office:value-type="float" office:value="1.11200910649554" calcext:value-type="float">
            <text:p>1.11200910649554</text:p>
          </table:table-cell>
          <table:table-cell office:value-type="float" office:value="1.10978851391831" calcext:value-type="float">
            <text:p>1.10978851391831</text:p>
          </table:table-cell>
          <table:table-cell office:value-type="float" office:value="1.08961697928033" calcext:value-type="float">
            <text:p>1.08961697928033</text:p>
          </table:table-cell>
          <table:table-cell office:value-type="float" office:value="1.09863778568917" calcext:value-type="float">
            <text:p>1.0986377856891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7747763885892" calcext:value-type="float">
            <text:p>1.07747763885892</text:p>
          </table:table-cell>
          <table:table-cell office:value-type="float" office:value="1.10830674721577" calcext:value-type="float">
            <text:p>1.10830674721577</text:p>
          </table:table-cell>
          <table:table-cell office:value-type="float" office:value="1.10747738586212" calcext:value-type="float">
            <text:p>1.10747738586212</text:p>
          </table:table-cell>
          <table:table-cell office:value-type="float" office:value="1.08681061184781" calcext:value-type="float">
            <text:p>1.08681061184781</text:p>
          </table:table-cell>
          <table:table-cell office:value-type="float" office:value="1.0962277805657" calcext:value-type="float">
            <text:p>1.0962277805657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1.07376681932392" calcext:value-type="float">
            <text:p>1.07376681932392</text:p>
          </table:table-cell>
          <table:table-cell office:value-type="float" office:value="1.10460440654969" calcext:value-type="float">
            <text:p>1.10460440654969</text:p>
          </table:table-cell>
          <table:table-cell office:value-type="float" office:value="1.10516633517494" calcext:value-type="float">
            <text:p>1.10516633517494</text:p>
          </table:table-cell>
          <table:table-cell office:value-type="float" office:value="1.08390434269635" calcext:value-type="float">
            <text:p>1.08390434269635</text:p>
          </table:table-cell>
          <table:table-cell office:value-type="float" office:value="1.0937179087059" calcext:value-type="float">
            <text:p>1.0937179087059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07015604708893" calcext:value-type="float">
            <text:p>1.07015604708893</text:p>
          </table:table-cell>
          <table:table-cell office:value-type="float" office:value="1.10090209830348" calcext:value-type="float">
            <text:p>1.10090209830348</text:p>
          </table:table-cell>
          <table:table-cell office:value-type="float" office:value="1.1020569888876" calcext:value-type="float">
            <text:p>1.1020569888876</text:p>
          </table:table-cell>
          <table:table-cell office:value-type="float" office:value="1.0810981342177" calcext:value-type="float">
            <text:p>1.0810981342177</text:p>
          </table:table-cell>
          <table:table-cell office:value-type="float" office:value="1.09130809351164" calcext:value-type="float">
            <text:p>1.09130809351164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1.06644540917995" calcext:value-type="float">
            <text:p>1.06644540917995</text:p>
          </table:table-cell>
          <table:table-cell office:value-type="float" office:value="1.09709980439521" calcext:value-type="float">
            <text:p>1.09709980439521</text:p>
          </table:table-cell>
          <table:table-cell office:value-type="float" office:value="1.09874808003291" calcext:value-type="float">
            <text:p>1.09874808003291</text:p>
          </table:table-cell>
          <table:table-cell office:value-type="float" office:value="1.07829198754744" calcext:value-type="float">
            <text:p>1.07829198754744</text:p>
          </table:table-cell>
          <table:table-cell office:value-type="float" office:value="1.08879841123323" calcext:value-type="float">
            <text:p>1.08879841123323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1.0627348630778" calcext:value-type="float">
            <text:p>1.0627348630778</text:p>
          </table:table-cell>
          <table:table-cell office:value-type="float" office:value="1.0933975203964" calcext:value-type="float">
            <text:p>1.0933975203964</text:p>
          </table:table-cell>
          <table:table-cell office:value-type="float" office:value="1.09543920611278" calcext:value-type="float">
            <text:p>1.09543920611278</text:p>
          </table:table-cell>
          <table:table-cell office:value-type="float" office:value="1.07548594133257" calcext:value-type="float">
            <text:p>1.07548594133257</text:p>
          </table:table-cell>
          <table:table-cell office:value-type="float" office:value="1.08568952117997" calcext:value-type="float">
            <text:p>1.08568952117997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1.05912436967572" calcext:value-type="float">
            <text:p>1.05912436967572</text:p>
          </table:table-cell>
          <table:table-cell office:value-type="float" office:value="1.08969526900001" calcext:value-type="float">
            <text:p>1.08969526900001</text:p>
          </table:table-cell>
          <table:table-cell office:value-type="float" office:value="1.09203046398944" calcext:value-type="float">
            <text:p>1.09203046398944</text:p>
          </table:table-cell>
          <table:table-cell office:value-type="float" office:value="1.07267997706725" calcext:value-type="float">
            <text:p>1.07267997706725</text:p>
          </table:table-cell>
          <table:table-cell office:value-type="float" office:value="1.08238080483765" calcext:value-type="float">
            <text:p>1.08238080483765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.05541401093647" calcext:value-type="float">
            <text:p>1.05541401093647</text:p>
          </table:table-cell>
          <table:table-cell office:value-type="float" office:value="1.08589303239131" calcext:value-type="float">
            <text:p>1.08589303239131</text:p>
          </table:table-cell>
          <table:table-cell office:value-type="float" office:value="1.08872174617806" calcext:value-type="float">
            <text:p>1.08872174617806</text:p>
          </table:table-cell>
          <table:table-cell office:value-type="float" office:value="1.06937439343945" calcext:value-type="float">
            <text:p>1.06937439343945</text:p>
          </table:table-cell>
          <table:table-cell office:value-type="float" office:value="1.07917215444108" calcext:value-type="float">
            <text:p>1.07917215444108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.0518037085507" calcext:value-type="float">
            <text:p>1.0518037085507</text:p>
          </table:table-cell>
          <table:table-cell office:value-type="float" office:value="1.08219080681782" calcext:value-type="float">
            <text:p>1.08219080681782</text:p>
          </table:table-cell>
          <table:table-cell office:value-type="float" office:value="1.08541306577911" calcext:value-type="float">
            <text:p>1.08541306577911</text:p>
          </table:table-cell>
          <table:table-cell office:value-type="float" office:value="1.06576916081486" calcext:value-type="float">
            <text:p>1.06576916081486</text:p>
          </table:table-cell>
          <table:table-cell office:value-type="float" office:value="1.07596357975584" calcext:value-type="float">
            <text:p>1.07596357975584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1.04809356853289" calcext:value-type="float">
            <text:p>1.04809356853289</text:p>
          </table:table-cell>
          <table:table-cell office:value-type="float" office:value="1.07848861404514" calcext:value-type="float">
            <text:p>1.07848861404514</text:p>
          </table:table-cell>
          <table:table-cell office:value-type="float" office:value="1.08210447880785" calcext:value-type="float">
            <text:p>1.08210447880785</text:p>
          </table:table-cell>
          <table:table-cell office:value-type="float" office:value="1.06206400696757" calcext:value-type="float">
            <text:p>1.06206400696757</text:p>
          </table:table-cell>
          <table:table-cell office:value-type="float" office:value="1.07275508146128" calcext:value-type="float">
            <text:p>1.07275508146128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1.04438349757165" calcext:value-type="float">
            <text:p>1.04438349757165</text:p>
          </table:table-cell>
          <table:table-cell office:value-type="float" office:value="1.07458660956156" calcext:value-type="float">
            <text:p>1.07458660956156</text:p>
          </table:table-cell>
          <table:table-cell office:value-type="float" office:value="1.0787959309457" calcext:value-type="float">
            <text:p>1.0787959309457</text:p>
          </table:table-cell>
          <table:table-cell office:value-type="float" office:value="1.05835891624722" calcext:value-type="float">
            <text:p>1.05835891624722</text:p>
          </table:table-cell>
          <table:table-cell office:value-type="float" office:value="1.06954666024489" calcext:value-type="float">
            <text:p>1.069546660244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4077348851707" calcext:value-type="float">
            <text:p>1.04077348851707</text:p>
          </table:table-cell>
          <table:table-cell office:value-type="float" office:value="1.06928604649317" calcext:value-type="float">
            <text:p>1.06928604649317</text:p>
          </table:table-cell>
          <table:table-cell office:value-type="float" office:value="1.07548747723486" calcext:value-type="float">
            <text:p>1.07548747723486</text:p>
          </table:table-cell>
          <table:table-cell office:value-type="float" office:value="1.05465388931915" calcext:value-type="float">
            <text:p>1.05465388931915</text:p>
          </table:table-cell>
          <table:table-cell office:value-type="float" office:value="1.06623834853235" calcext:value-type="float">
            <text:p>1.06623834853235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1.0370636150208" calcext:value-type="float">
            <text:p>1.0370636150208</text:p>
          </table:table-cell>
          <table:table-cell office:value-type="float" office:value="1.06408548817471" calcext:value-type="float">
            <text:p>1.06408548817471</text:p>
          </table:table-cell>
          <table:table-cell office:value-type="float" office:value="1.07207909972352" calcext:value-type="float">
            <text:p>1.07207909972352</text:p>
          </table:table-cell>
          <table:table-cell office:value-type="float" office:value="1.05094892685801" calcext:value-type="float">
            <text:p>1.05094892685801</text:p>
          </table:table-cell>
          <table:table-cell office:value-type="float" office:value="1.0624306433909" calcext:value-type="float">
            <text:p>1.0624306433909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03345380719217" calcext:value-type="float">
            <text:p>1.03345380719217</text:p>
          </table:table-cell>
          <table:table-cell office:value-type="float" office:value="1.05878492532714" calcext:value-type="float">
            <text:p>1.05878492532714</text:p>
          </table:table-cell>
          <table:table-cell office:value-type="float" office:value="1.06777186687232" calcext:value-type="float">
            <text:p>1.06777186687232</text:p>
          </table:table-cell>
          <table:table-cell office:value-type="float" office:value="1.04734403237952" calcext:value-type="float">
            <text:p>1.04734403237952</text:p>
          </table:table-cell>
          <table:table-cell office:value-type="float" office:value="1.05832319232312" calcext:value-type="float">
            <text:p>1.05832319232312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1.02974413540452" calcext:value-type="float">
            <text:p>1.02974413540452</text:p>
          </table:table-cell>
          <table:table-cell office:value-type="float" office:value="1.05358435458391" calcext:value-type="float">
            <text:p>1.05358435458391</text:p>
          </table:table-cell>
          <table:table-cell office:value-type="float" office:value="1.06326490364161" calcext:value-type="float">
            <text:p>1.06326490364161</text:p>
          </table:table-cell>
          <table:table-cell office:value-type="float" office:value="1.04363920107717" calcext:value-type="float">
            <text:p>1.04363920107717</text:p>
          </table:table-cell>
          <table:table-cell office:value-type="float" office:value="1.05421582458669" calcext:value-type="float">
            <text:p>1.05421582458669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02603456569455" calcext:value-type="float">
            <text:p>1.02603456569455</text:p>
          </table:table-cell>
          <table:table-cell office:value-type="float" office:value="1.0483837839818" calcext:value-type="float">
            <text:p>1.0483837839818</text:p>
          </table:table-cell>
          <table:table-cell office:value-type="float" office:value="1.05865804014375" calcext:value-type="float">
            <text:p>1.05865804014375</text:p>
          </table:table-cell>
          <table:table-cell office:value-type="float" office:value="1.0389349522588" calcext:value-type="float">
            <text:p>1.0389349522588</text:p>
          </table:table-cell>
          <table:table-cell office:value-type="float" office:value="1.05010851592062" calcext:value-type="float">
            <text:p>1.05010851592062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1.02102616990751" calcext:value-type="float">
            <text:p>1.02102616990751</text:p>
          </table:table-cell>
          <table:table-cell office:value-type="float" office:value="1.04308323413283" calcext:value-type="float">
            <text:p>1.04308323413283</text:p>
          </table:table-cell>
          <table:table-cell office:value-type="float" office:value="1.05415118235669" calcext:value-type="float">
            <text:p>1.05415118235669</text:p>
          </table:table-cell>
          <table:table-cell office:value-type="float" office:value="1.03433075508563" calcext:value-type="float">
            <text:p>1.03433075508563</text:p>
          </table:table-cell>
          <table:table-cell office:value-type="float" office:value="1.04600126702074" calcext:value-type="float">
            <text:p>1.04600126702074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01581795681904" calcext:value-type="float">
            <text:p>1.01581795681904</text:p>
          </table:table-cell>
          <table:table-cell office:value-type="float" office:value="1.03788266379249" calcext:value-type="float">
            <text:p>1.03788266379249</text:p>
          </table:table-cell>
          <table:table-cell office:value-type="float" office:value="1.04954437231401" calcext:value-type="float">
            <text:p>1.04954437231401</text:p>
          </table:table-cell>
          <table:table-cell office:value-type="float" office:value="1.02972659153583" calcext:value-type="float">
            <text:p>1.02972659153583</text:p>
          </table:table-cell>
          <table:table-cell office:value-type="float" office:value="1.04189405483667" calcext:value-type="float">
            <text:p>1.04189405483667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01070978054237" calcext:value-type="float">
            <text:p>1.01070978054237</text:p>
          </table:table-cell>
          <table:table-cell office:value-type="float" office:value="1.0325821015498" calcext:value-type="float">
            <text:p>1.0325821015498</text:p>
          </table:table-cell>
          <table:table-cell office:value-type="float" office:value="1.04503759584093" calcext:value-type="float">
            <text:p>1.04503759584093</text:p>
          </table:table-cell>
          <table:table-cell office:value-type="float" office:value="1.02502250580609" calcext:value-type="float">
            <text:p>1.02502250580609</text:p>
          </table:table-cell>
          <table:table-cell office:value-type="float" office:value="1.03778692784405" calcext:value-type="float">
            <text:p>1.03778692784405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00550170407613" calcext:value-type="float">
            <text:p>1.00550170407613</text:p>
          </table:table-cell>
          <table:table-cell office:value-type="float" office:value="1.02738154408963" calcext:value-type="float">
            <text:p>1.02738154408963</text:p>
          </table:table-cell>
          <table:table-cell office:value-type="float" office:value="1.04043089277664" calcext:value-type="float">
            <text:p>1.04043089277664</text:p>
          </table:table-cell>
          <table:table-cell office:value-type="float" office:value="1.02041844319328" calcext:value-type="float">
            <text:p>1.02041844319328</text:p>
          </table:table-cell>
          <table:table-cell office:value-type="float" office:value="1.03318025434529" calcext:value-type="float">
            <text:p>1.03318025434529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00039366783482" calcext:value-type="float">
            <text:p>1.00039366783482</text:p>
          </table:table-cell>
          <table:table-cell office:value-type="float" office:value="1.02208098209291" calcext:value-type="float">
            <text:p>1.02208098209291</text:p>
          </table:table-cell>
          <table:table-cell office:value-type="float" office:value="1.03592417453982" calcext:value-type="float">
            <text:p>1.03592417453982</text:p>
          </table:table-cell>
          <table:table-cell office:value-type="float" office:value="1.01581443236892" calcext:value-type="float">
            <text:p>1.01581443236892</text:p>
          </table:table-cell>
          <table:table-cell office:value-type="float" office:value="1.02807390439598" calcext:value-type="float">
            <text:p>1.0280739043959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95225696827107" calcext:value-type="float">
            <text:p>0.995225696827107</text:p>
          </table:table-cell>
          <table:table-cell office:value-type="float" office:value="1.01688041231209" calcext:value-type="float">
            <text:p>1.01688041231209</text:p>
          </table:table-cell>
          <table:table-cell office:value-type="float" office:value="1.03131755501446" calcext:value-type="float">
            <text:p>1.03131755501446</text:p>
          </table:table-cell>
          <table:table-cell office:value-type="float" office:value="1.01111049974966" calcext:value-type="float">
            <text:p>1.01111049974966</text:p>
          </table:table-cell>
          <table:table-cell office:value-type="float" office:value="1.02306759620467" calcext:value-type="float">
            <text:p>1.02306759620467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0.990067819550257" calcext:value-type="float">
            <text:p>0.990067819550257</text:p>
          </table:table-cell>
          <table:table-cell office:value-type="float" office:value="1.01157986314527" calcext:value-type="float">
            <text:p>1.01157986314527</text:p>
          </table:table-cell>
          <table:table-cell office:value-type="float" office:value="1.02681094746014" calcext:value-type="float">
            <text:p>1.02681094746014</text:p>
          </table:table-cell>
          <table:table-cell office:value-type="float" office:value="1.00590683246511" calcext:value-type="float">
            <text:p>1.00590683246511</text:p>
          </table:table-cell>
          <table:table-cell office:value-type="float" office:value="1.01806131162372" calcext:value-type="float">
            <text:p>1.0180613116237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984910015849671" calcext:value-type="float">
            <text:p>0.984910015849671</text:p>
          </table:table-cell>
          <table:table-cell office:value-type="float" office:value="1.00597923729866" calcext:value-type="float">
            <text:p>1.00597923729866</text:p>
          </table:table-cell>
          <table:table-cell office:value-type="float" office:value="1.02120473604268" calcext:value-type="float">
            <text:p>1.02120473604268</text:p>
          </table:table-cell>
          <table:table-cell office:value-type="float" office:value="1.00030339493776" calcext:value-type="float">
            <text:p>1.00030339493776</text:p>
          </table:table-cell>
          <table:table-cell office:value-type="float" office:value="1.01295509960906" calcext:value-type="float">
            <text:p>1.01295509960906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979752286887354" calcext:value-type="float">
            <text:p>0.979752286887354</text:p>
          </table:table-cell>
          <table:table-cell office:value-type="float" office:value="0.999118459964082" calcext:value-type="float">
            <text:p>0.999118459964082</text:p>
          </table:table-cell>
          <table:table-cell office:value-type="float" office:value="1.01529867065066" calcext:value-type="float">
            <text:p>1.01529867065066</text:p>
          </table:table-cell>
          <table:table-cell office:value-type="float" office:value="0.994640016601484" calcext:value-type="float">
            <text:p>0.994640016601484</text:p>
          </table:table-cell>
          <table:table-cell office:value-type="float" office:value="1.00794893223814" calcext:value-type="float">
            <text:p>1.00794893223814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97459463384989" calcext:value-type="float">
            <text:p>0.97459463384989</text:p>
          </table:table-cell>
          <table:table-cell office:value-type="float" office:value="0.99224767126207" calcext:value-type="float">
            <text:p>0.99224767126207</text:p>
          </table:table-cell>
          <table:table-cell office:value-type="float" office:value="1.00929266539295" calcext:value-type="float">
            <text:p>1.00929266539295</text:p>
          </table:table-cell>
          <table:table-cell office:value-type="float" office:value="0.98898666220986" calcext:value-type="float">
            <text:p>0.98898666220986</text:p>
          </table:table-cell>
          <table:table-cell office:value-type="float" office:value="1.00294279123438" calcext:value-type="float">
            <text:p>1.00294279123438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969437035374655" calcext:value-type="float">
            <text:p>0.969437035374655</text:p>
          </table:table-cell>
          <table:table-cell office:value-type="float" office:value="0.985376895456759" calcext:value-type="float">
            <text:p>0.985376895456759</text:p>
          </table:table-cell>
          <table:table-cell office:value-type="float" office:value="1.00338666240338" calcext:value-type="float">
            <text:p>1.00338666240338</text:p>
          </table:table-cell>
          <table:table-cell office:value-type="float" office:value="0.983333347853616" calcext:value-type="float">
            <text:p>0.983333347853616</text:p>
          </table:table-cell>
          <table:table-cell office:value-type="float" office:value="0.997406956312217" calcext:value-type="float">
            <text:p>0.997406956312217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964269540618182" calcext:value-type="float">
            <text:p>0.964269540618182</text:p>
          </table:table-cell>
          <table:table-cell office:value-type="float" office:value="0.978506107551711" calcext:value-type="float">
            <text:p>0.978506107551711</text:p>
          </table:table-cell>
          <table:table-cell office:value-type="float" office:value="0.997460673571144" calcext:value-type="float">
            <text:p>0.997460673571144</text:p>
          </table:table-cell>
          <table:table-cell office:value-type="float" office:value="0.97768007422725" calcext:value-type="float">
            <text:p>0.97768007422725</text:p>
          </table:table-cell>
          <table:table-cell office:value-type="float" office:value="0.991361434240812" calcext:value-type="float">
            <text:p>0.991361434240812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0.959112122955393" calcext:value-type="float">
            <text:p>0.959112122955393</text:p>
          </table:table-cell>
          <table:table-cell office:value-type="float" office:value="0.971635332519871" calcext:value-type="float">
            <text:p>0.971635332519871</text:p>
          </table:table-cell>
          <table:table-cell office:value-type="float" office:value="0.991524744068447" calcext:value-type="float">
            <text:p>0.991524744068447</text:p>
          </table:table-cell>
          <table:table-cell office:value-type="float" office:value="0.972026842041412" calcext:value-type="float">
            <text:p>0.972026842041412</text:p>
          </table:table-cell>
          <table:table-cell office:value-type="float" office:value="0.985315926949829" calcext:value-type="float">
            <text:p>0.985315926949829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953954786226266" calcext:value-type="float">
            <text:p>0.953954786226266</text:p>
          </table:table-cell>
          <table:table-cell office:value-type="float" office:value="0.964754558650023" calcext:value-type="float">
            <text:p>0.964754558650023</text:p>
          </table:table-cell>
          <table:table-cell office:value-type="float" office:value="0.985588847725562" calcext:value-type="float">
            <text:p>0.985588847725562</text:p>
          </table:table-cell>
          <table:table-cell office:value-type="float" office:value="0.96627368700022" calcext:value-type="float">
            <text:p>0.96627368700022</text:p>
          </table:table-cell>
          <table:table-cell office:value-type="float" office:value="0.979280454662504" calcext:value-type="float">
            <text:p>0.979280454662504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0.948797531750584" calcext:value-type="float">
            <text:p>0.948797531750584</text:p>
          </table:table-cell>
          <table:table-cell office:value-type="float" office:value="0.957883771991154" calcext:value-type="float">
            <text:p>0.957883771991154</text:p>
          </table:table-cell>
          <table:table-cell office:value-type="float" office:value="0.97965298514525" calcext:value-type="float">
            <text:p>0.97965298514525</text:p>
          </table:table-cell>
          <table:table-cell office:value-type="float" office:value="0.959570821886535" calcext:value-type="float">
            <text:p>0.959570821886535</text:p>
          </table:table-cell>
          <table:table-cell office:value-type="float" office:value="0.973235022617353" calcext:value-type="float">
            <text:p>0.97323502261735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942290789141017" calcext:value-type="float">
            <text:p>0.942290789141017</text:p>
          </table:table-cell>
          <table:table-cell office:value-type="float" office:value="0.951012998170372" calcext:value-type="float">
            <text:p>0.951012998170372</text:p>
          </table:table-cell>
          <table:table-cell office:value-type="float" office:value="0.973727154304017" calcext:value-type="float">
            <text:p>0.973727154304017</text:p>
          </table:table-cell>
          <table:table-cell office:value-type="float" office:value="0.952867976269535" calcext:value-type="float">
            <text:p>0.952867976269535</text:p>
          </table:table-cell>
          <table:table-cell office:value-type="float" office:value="0.967199627065685" calcext:value-type="float">
            <text:p>0.967199627065685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0.935154312244241" calcext:value-type="float">
            <text:p>0.935154312244241</text:p>
          </table:table-cell>
          <table:table-cell office:value-type="float" office:value="0.944142212396523" calcext:value-type="float">
            <text:p>0.944142212396523</text:p>
          </table:table-cell>
          <table:table-cell office:value-type="float" office:value="0.967791361160039" calcext:value-type="float">
            <text:p>0.967791361160039</text:p>
          </table:table-cell>
          <table:table-cell office:value-type="float" office:value="0.946165176609772" calcext:value-type="float">
            <text:p>0.946165176609772</text:p>
          </table:table-cell>
          <table:table-cell office:value-type="float" office:value="0.9611542937302" calcext:value-type="float">
            <text:p>0.9611542937302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928017893844725" calcext:value-type="float">
            <text:p>0.928017893844725</text:p>
          </table:table-cell>
          <table:table-cell office:value-type="float" office:value="0.937271439436837" calcext:value-type="float">
            <text:p>0.937271439436837</text:p>
          </table:table-cell>
          <table:table-cell office:value-type="float" office:value="0.960765271886947" calcext:value-type="float">
            <text:p>0.960765271886947</text:p>
          </table:table-cell>
          <table:table-cell office:value-type="float" office:value="0.939462410634933" calcext:value-type="float">
            <text:p>0.939462410634933</text:p>
          </table:table-cell>
          <table:table-cell office:value-type="float" office:value="0.954779048484517" calcext:value-type="float">
            <text:p>0.954779048484517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920891533222562" calcext:value-type="float">
            <text:p>0.920891533222562</text:p>
          </table:table-cell>
          <table:table-cell office:value-type="float" office:value="0.930400654587044" calcext:value-type="float">
            <text:p>0.930400654587044</text:p>
          </table:table-cell>
          <table:table-cell office:value-type="float" office:value="0.953339118677609" calcext:value-type="float">
            <text:p>0.953339118677609</text:p>
          </table:table-cell>
          <table:table-cell office:value-type="float" office:value="0.932759679071196" calcext:value-type="float">
            <text:p>0.932759679071196</text:p>
          </table:table-cell>
          <table:table-cell office:value-type="float" office:value="0.94769400685295" calcext:value-type="float">
            <text:p>0.94769400685295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913755235992659" calcext:value-type="float">
            <text:p>0.913755235992659</text:p>
          </table:table-cell>
          <table:table-cell office:value-type="float" office:value="0.92352988252736" calcext:value-type="float">
            <text:p>0.92352988252736</text:p>
          </table:table-cell>
          <table:table-cell office:value-type="float" office:value="0.945913003629826" calcext:value-type="float">
            <text:p>0.945913003629826</text:p>
          </table:table-cell>
          <table:table-cell office:value-type="float" office:value="0.926056970638956" calcext:value-type="float">
            <text:p>0.926056970638956</text:p>
          </table:table-cell>
          <table:table-cell office:value-type="float" office:value="0.940608998162892" calcext:value-type="float">
            <text:p>0.940608998162892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906619001469195" calcext:value-type="float">
            <text:p>0.906619001469195</text:p>
          </table:table-cell>
          <table:table-cell office:value-type="float" office:value="0.915938993309052" calcext:value-type="float">
            <text:p>0.915938993309052</text:p>
          </table:table-cell>
          <table:table-cell office:value-type="float" office:value="0.938476930067543" calcext:value-type="float">
            <text:p>0.938476930067543</text:p>
          </table:table-cell>
          <table:table-cell office:value-type="float" office:value="0.919354310359178" calcext:value-type="float">
            <text:p>0.919354310359178</text:p>
          </table:table-cell>
          <table:table-cell office:value-type="float" office:value="0.933534021193122" calcext:value-type="float">
            <text:p>0.933534021193122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899482831144653" calcext:value-type="float">
            <text:p>0.899482831144653</text:p>
          </table:table-cell>
          <table:table-cell office:value-type="float" office:value="0.907107928419215" calcext:value-type="float">
            <text:p>0.907107928419215</text:p>
          </table:table-cell>
          <table:table-cell office:value-type="float" office:value="0.931050894043929" calcext:value-type="float">
            <text:p>0.931050894043929</text:p>
          </table:table-cell>
          <table:table-cell office:value-type="float" office:value="0.912001777314606" calcext:value-type="float">
            <text:p>0.912001777314606</text:p>
          </table:table-cell>
          <table:table-cell office:value-type="float" office:value="0.926449080697369" calcext:value-type="float">
            <text:p>0.926449080697369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892346726559245" calcext:value-type="float">
            <text:p>0.892346726559245</text:p>
          </table:table-cell>
          <table:table-cell office:value-type="float" office:value="0.898286851780098" calcext:value-type="float">
            <text:p>0.898286851780098</text:p>
          </table:table-cell>
          <table:table-cell office:value-type="float" office:value="0.923624898987138" calcext:value-type="float">
            <text:p>0.923624898987138</text:p>
          </table:table-cell>
          <table:table-cell office:value-type="float" office:value="0.904259348638431" calcext:value-type="float">
            <text:p>0.904259348638431</text:p>
          </table:table-cell>
          <table:table-cell office:value-type="float" office:value="0.919364155999134" calcext:value-type="float">
            <text:p>0.919364155999134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885220687487589" calcext:value-type="float">
            <text:p>0.885220687487589</text:p>
          </table:table-cell>
          <table:table-cell office:value-type="float" office:value="0.889455789358864" calcext:value-type="float">
            <text:p>0.889455789358864</text:p>
          </table:table-cell>
          <table:table-cell office:value-type="float" office:value="0.916198945893303" calcext:value-type="float">
            <text:p>0.916198945893303</text:p>
          </table:table-cell>
          <table:table-cell office:value-type="float" office:value="0.896526938644902" calcext:value-type="float">
            <text:p>0.896526938644902</text:p>
          </table:table-cell>
          <table:table-cell office:value-type="float" office:value="0.912289285191929" calcext:value-type="float">
            <text:p>0.912289285191929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878084719254925" calcext:value-type="float">
            <text:p>0.878084719254925</text:p>
          </table:table-cell>
          <table:table-cell office:value-type="float" office:value="0.88063471534797" calcext:value-type="float">
            <text:p>0.88063471534797</text:p>
          </table:table-cell>
          <table:table-cell office:value-type="float" office:value="0.908773035791116" calcext:value-type="float">
            <text:p>0.908773035791116</text:p>
          </table:table-cell>
          <table:table-cell office:value-type="float" office:value="0.888784568830766" calcext:value-type="float">
            <text:p>0.888784568830766</text:p>
          </table:table-cell>
          <table:table-cell office:value-type="float" office:value="0.90501433525442" calcext:value-type="float">
            <text:p>0.90501433525442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870948821688163" calcext:value-type="float">
            <text:p>0.870948821688163</text:p>
          </table:table-cell>
          <table:table-cell office:value-type="float" office:value="0.871803655546936" calcext:value-type="float">
            <text:p>0.871803655546936</text:p>
          </table:table-cell>
          <table:table-cell office:value-type="float" office:value="0.901347169743157" calcext:value-type="float">
            <text:p>0.901347169743157</text:p>
          </table:table-cell>
          <table:table-cell office:value-type="float" office:value="0.881052226402612" calcext:value-type="float">
            <text:p>0.881052226402612</text:p>
          </table:table-cell>
          <table:table-cell office:value-type="float" office:value="0.896888935351529" calcext:value-type="float">
            <text:p>0.896888935351529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863812996538603" calcext:value-type="float">
            <text:p>0.863812996538603</text:p>
          </table:table-cell>
          <table:table-cell office:value-type="float" office:value="0.862982596369127" calcext:value-type="float">
            <text:p>0.862982596369127</text:p>
          </table:table-cell>
          <table:table-cell office:value-type="float" office:value="0.893921328158133" calcext:value-type="float">
            <text:p>0.893921328158133</text:p>
          </table:table-cell>
          <table:table-cell office:value-type="float" office:value="0.873309919008573" calcext:value-type="float">
            <text:p>0.873309919008573</text:p>
          </table:table-cell>
          <table:table-cell office:value-type="float" office:value="0.888763565601674" calcext:value-type="float">
            <text:p>0.888763565601674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856677245615874" calcext:value-type="float">
            <text:p>0.856677245615874</text:p>
          </table:table-cell>
          <table:table-cell office:value-type="float" office:value="0.854151527308826" calcext:value-type="float">
            <text:p>0.854151527308826</text:p>
          </table:table-cell>
          <table:table-cell office:value-type="float" office:value="0.885474561003307" calcext:value-type="float">
            <text:p>0.885474561003307</text:p>
          </table:table-cell>
          <table:table-cell office:value-type="float" office:value="0.865567645820499" calcext:value-type="float">
            <text:p>0.865567645820499</text:p>
          </table:table-cell>
          <table:table-cell office:value-type="float" office:value="0.880638246423581" calcext:value-type="float">
            <text:p>0.880638246423581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84955156924168" calcext:value-type="float">
            <text:p>0.84955156924168</text:p>
          </table:table-cell>
          <table:table-cell office:value-type="float" office:value="0.845330471011781" calcext:value-type="float">
            <text:p>0.845330471011781</text:p>
          </table:table-cell>
          <table:table-cell office:value-type="float" office:value="0.876607422622008" calcext:value-type="float">
            <text:p>0.876607422622008</text:p>
          </table:table-cell>
          <table:table-cell office:value-type="float" office:value="0.857665466675213" calcext:value-type="float">
            <text:p>0.857665466675213</text:p>
          </table:table-cell>
          <table:table-cell office:value-type="float" office:value="0.872512979230109" calcext:value-type="float">
            <text:p>0.872512979230109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842415972500522" calcext:value-type="float">
            <text:p>0.842415972500522</text:p>
          </table:table-cell>
          <table:table-cell office:value-type="float" office:value="0.836499407380926" calcext:value-type="float">
            <text:p>0.836499407380926</text:p>
          </table:table-cell>
          <table:table-cell office:value-type="float" office:value="0.867730365514542" calcext:value-type="float">
            <text:p>0.867730365514542</text:p>
          </table:table-cell>
          <table:table-cell office:value-type="float" office:value="0.848873618442751" calcext:value-type="float">
            <text:p>0.848873618442751</text:p>
          </table:table-cell>
          <table:table-cell office:value-type="float" office:value="0.864387765487226" calcext:value-type="float">
            <text:p>0.864387765487226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833931042331439" calcext:value-type="float">
            <text:p>0.833931042331439</text:p>
          </table:table-cell>
          <table:table-cell office:value-type="float" office:value="0.827678348204959" calcext:value-type="float">
            <text:p>0.827678348204959</text:p>
          </table:table-cell>
          <table:table-cell office:value-type="float" office:value="0.85886338814971" calcext:value-type="float">
            <text:p>0.85886338814971</text:p>
          </table:table-cell>
          <table:table-cell office:value-type="float" office:value="0.840091791722934" calcext:value-type="float">
            <text:p>0.840091791722934</text:p>
          </table:table-cell>
          <table:table-cell office:value-type="float" office:value="0.856262606716538" calcext:value-type="float">
            <text:p>0.856262606716538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823646926652434" calcext:value-type="float">
            <text:p>0.823646926652434</text:p>
          </table:table-cell>
          <table:table-cell office:value-type="float" office:value="0.818847292544642" calcext:value-type="float">
            <text:p>0.818847292544642</text:p>
          </table:table-cell>
          <table:table-cell office:value-type="float" office:value="0.849996495110421" calcext:value-type="float">
            <text:p>0.849996495110421</text:p>
          </table:table-cell>
          <table:table-cell office:value-type="float" office:value="0.831309988725289" calcext:value-type="float">
            <text:p>0.831309988725289</text:p>
          </table:table-cell>
          <table:table-cell office:value-type="float" office:value="0.84807747884023" calcext:value-type="float">
            <text:p>0.84807747884023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813362840805996" calcext:value-type="float">
            <text:p>0.813362840805996</text:p>
          </table:table-cell>
          <table:table-cell office:value-type="float" office:value="0.810026236678196" calcext:value-type="float">
            <text:p>0.810026236678196</text:p>
          </table:table-cell>
          <table:table-cell office:value-type="float" office:value="0.841119690843105" calcext:value-type="float">
            <text:p>0.841119690843105</text:p>
          </table:table-cell>
          <table:table-cell office:value-type="float" office:value="0.822528208199573" calcext:value-type="float">
            <text:p>0.822528208199573</text:p>
          </table:table-cell>
          <table:table-cell office:value-type="float" office:value="0.838181924892204" calcext:value-type="float">
            <text:p>0.838181924892204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803078785938217" calcext:value-type="float">
            <text:p>0.803078785938217</text:p>
          </table:table-cell>
          <table:table-cell office:value-type="float" office:value="0.800344443469192" calcext:value-type="float">
            <text:p>0.800344443469192</text:p>
          </table:table-cell>
          <table:table-cell office:value-type="float" office:value="0.832252974507151" calcext:value-type="float">
            <text:p>0.832252974507151</text:p>
          </table:table-cell>
          <table:table-cell office:value-type="float" office:value="0.813746451903073" calcext:value-type="float">
            <text:p>0.813746451903073</text:p>
          </table:table-cell>
          <table:table-cell office:value-type="float" office:value="0.828286439249128" calcext:value-type="float">
            <text:p>0.828286439249128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792804761933227" calcext:value-type="float">
            <text:p>0.792804761933227</text:p>
          </table:table-cell>
          <table:table-cell office:value-type="float" office:value="0.789781921821461" calcext:value-type="float">
            <text:p>0.789781921821461</text:p>
          </table:table-cell>
          <table:table-cell office:value-type="float" office:value="0.823386350843879" calcext:value-type="float">
            <text:p>0.823386350843879</text:p>
          </table:table-cell>
          <table:table-cell office:value-type="float" office:value="0.804964720628774" calcext:value-type="float">
            <text:p>0.804964720628774</text:p>
          </table:table-cell>
          <table:table-cell office:value-type="float" office:value="0.818391024388709" calcext:value-type="float">
            <text:p>0.81839102438870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782520772736418" calcext:value-type="float">
            <text:p>0.782520772736418</text:p>
          </table:table-cell>
          <table:table-cell office:value-type="float" office:value="0.779229432278453" calcext:value-type="float">
            <text:p>0.779229432278453</text:p>
          </table:table-cell>
          <table:table-cell office:value-type="float" office:value="0.814509824473591" calcext:value-type="float">
            <text:p>0.814509824473591</text:p>
          </table:table-cell>
          <table:table-cell office:value-type="float" office:value="0.796183016115321" calcext:value-type="float">
            <text:p>0.796183016115321</text:p>
          </table:table-cell>
          <table:table-cell office:value-type="float" office:value="0.808505681602795" calcext:value-type="float">
            <text:p>0.808505681602795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772236802495841" calcext:value-type="float">
            <text:p>0.772236802495841</text:p>
          </table:table-cell>
          <table:table-cell office:value-type="float" office:value="0.768676975656225" calcext:value-type="float">
            <text:p>0.768676975656225</text:p>
          </table:table-cell>
          <table:table-cell office:value-type="float" office:value="0.805643395305888" calcext:value-type="float">
            <text:p>0.805643395305888</text:p>
          </table:table-cell>
          <table:table-cell office:value-type="float" office:value="0.786651739858401" calcext:value-type="float">
            <text:p>0.786651739858401</text:p>
          </table:table-cell>
          <table:table-cell office:value-type="float" office:value="0.798610416283184" calcext:value-type="float">
            <text:p>0.798610416283184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761952884507303" calcext:value-type="float">
            <text:p>0.761952884507303</text:p>
          </table:table-cell>
          <table:table-cell office:value-type="float" office:value="0.75811455391715" calcext:value-type="float">
            <text:p>0.75811455391715</text:p>
          </table:table-cell>
          <table:table-cell office:value-type="float" office:value="0.794008874144994" calcext:value-type="float">
            <text:p>0.794008874144994</text:p>
          </table:table-cell>
          <table:table-cell office:value-type="float" office:value="0.776790645927202" calcext:value-type="float">
            <text:p>0.776790645927202</text:p>
          </table:table-cell>
          <table:table-cell office:value-type="float" office:value="0.788715214399342" calcext:value-type="float">
            <text:p>0.788715214399342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751679003025228" calcext:value-type="float">
            <text:p>0.751679003025228</text:p>
          </table:table-cell>
          <table:table-cell office:value-type="float" office:value="0.747562167314532" calcext:value-type="float">
            <text:p>0.747562167314532</text:p>
          </table:table-cell>
          <table:table-cell office:value-type="float" office:value="0.781035233171974" calcext:value-type="float">
            <text:p>0.781035233171974</text:p>
          </table:table-cell>
          <table:table-cell office:value-type="float" office:value="0.766939559627908" calcext:value-type="float">
            <text:p>0.766939559627908</text:p>
          </table:table-cell>
          <table:table-cell office:value-type="float" office:value="0.778820110365032" calcext:value-type="float">
            <text:p>0.778820110365032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741395162021577" calcext:value-type="float">
            <text:p>0.741395162021577</text:p>
          </table:table-cell>
          <table:table-cell office:value-type="float" office:value="0.737009817994984" calcext:value-type="float">
            <text:p>0.737009817994984</text:p>
          </table:table-cell>
          <table:table-cell office:value-type="float" office:value="0.768071620642242" calcext:value-type="float">
            <text:p>0.768071620642242</text:p>
          </table:table-cell>
          <table:table-cell office:value-type="float" office:value="0.75708848167767" calcext:value-type="float">
            <text:p>0.75708848167767</text:p>
          </table:table-cell>
          <table:table-cell office:value-type="float" office:value="0.767929649186695" calcext:value-type="float">
            <text:p>0.767929649186695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731111361934008" calcext:value-type="float">
            <text:p>0.731111361934008</text:p>
          </table:table-cell>
          <table:table-cell office:value-type="float" office:value="0.726457506567046" calcext:value-type="float">
            <text:p>0.726457506567046</text:p>
          </table:table-cell>
          <table:table-cell office:value-type="float" office:value="0.755098022831473" calcext:value-type="float">
            <text:p>0.755098022831473</text:p>
          </table:table-cell>
          <table:table-cell office:value-type="float" office:value="0.747237412406693" calcext:value-type="float">
            <text:p>0.747237412406693</text:p>
          </table:table-cell>
          <table:table-cell office:value-type="float" office:value="0.756909067342306" calcext:value-type="float">
            <text:p>0.756909067342306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720827604513729" calcext:value-type="float">
            <text:p>0.720827604513729</text:p>
          </table:table-cell>
          <table:table-cell office:value-type="float" office:value="0.715895237299711" calcext:value-type="float">
            <text:p>0.715895237299711</text:p>
          </table:table-cell>
          <table:table-cell office:value-type="float" office:value="0.742124422183369" calcext:value-type="float">
            <text:p>0.742124422183369</text:p>
          </table:table-cell>
          <table:table-cell office:value-type="float" office:value="0.737386352162826" calcext:value-type="float">
            <text:p>0.737386352162826</text:p>
          </table:table-cell>
          <table:table-cell office:value-type="float" office:value="0.745889108968625" calcext:value-type="float">
            <text:p>0.745889108968625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710553890573403" calcext:value-type="float">
            <text:p>0.710553890573403</text:p>
          </table:table-cell>
          <table:table-cell office:value-type="float" office:value="0.705343009968349" calcext:value-type="float">
            <text:p>0.705343009968349</text:p>
          </table:table-cell>
          <table:table-cell office:value-type="float" office:value="0.72916085175289" calcext:value-type="float">
            <text:p>0.72916085175289</text:p>
          </table:table-cell>
          <table:table-cell office:value-type="float" office:value="0.727535301312761" calcext:value-type="float">
            <text:p>0.727535301312761</text:p>
          </table:table-cell>
          <table:table-cell office:value-type="float" office:value="0.734879796438853" calcext:value-type="float">
            <text:p>0.734879796438853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700270228439914" calcext:value-type="float">
            <text:p>0.700270228439914</text:p>
          </table:table-cell>
          <table:table-cell office:value-type="float" office:value="0.694790827023508" calcext:value-type="float">
            <text:p>0.694790827023508</text:p>
          </table:table-cell>
          <table:table-cell office:value-type="float" office:value="0.716187298215348" calcext:value-type="float">
            <text:p>0.716187298215348</text:p>
          </table:table-cell>
          <table:table-cell office:value-type="float" office:value="0.717414511802041" calcext:value-type="float">
            <text:p>0.717414511802041</text:p>
          </table:table-cell>
          <table:table-cell office:value-type="float" office:value="0.723861166047772" calcext:value-type="float">
            <text:p>0.723861166047772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68998661053769" calcext:value-type="float">
            <text:p>0.68998661053769</text:p>
          </table:table-cell>
          <table:table-cell office:value-type="float" office:value="0.684228690022305" calcext:value-type="float">
            <text:p>0.684228690022305</text:p>
          </table:table-cell>
          <table:table-cell office:value-type="float" office:value="0.703223759687484" calcext:value-type="float">
            <text:p>0.703223759687484</text:p>
          </table:table-cell>
          <table:table-cell office:value-type="float" office:value="0.706474529226928" calcext:value-type="float">
            <text:p>0.706474529226928</text:p>
          </table:table-cell>
          <table:table-cell office:value-type="float" office:value="0.712853246814581" calcext:value-type="float">
            <text:p>0.71285324681458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679703043397107" calcext:value-type="float">
            <text:p>0.679703043397107</text:p>
          </table:table-cell>
          <table:table-cell office:value-type="float" office:value="0.673676602142482" calcext:value-type="float">
            <text:p>0.673676602142482</text:p>
          </table:table-cell>
          <table:table-cell office:value-type="float" office:value="0.690250223614596" calcext:value-type="float">
            <text:p>0.690250223614596</text:p>
          </table:table-cell>
          <table:table-cell office:value-type="float" office:value="0.695524549408351" calcext:value-type="float">
            <text:p>0.695524549408351</text:p>
          </table:table-cell>
          <table:table-cell office:value-type="float" office:value="0.701836072420227" calcext:value-type="float">
            <text:p>0.701836072420227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667424723299609" calcext:value-type="float">
            <text:p>0.667424723299609</text:p>
          </table:table-cell>
          <table:table-cell office:value-type="float" office:value="0.6631245652069" calcext:value-type="float">
            <text:p>0.6631245652069</text:p>
          </table:table-cell>
          <table:table-cell office:value-type="float" office:value="0.677286720853141" calcext:value-type="float">
            <text:p>0.677286720853141</text:p>
          </table:table-cell>
          <table:table-cell office:value-type="float" office:value="0.684584573475155" calcext:value-type="float">
            <text:p>0.684584573475155</text:p>
          </table:table-cell>
          <table:table-cell office:value-type="float" office:value="0.690819679777118" calcext:value-type="float">
            <text:p>0.690819679777118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654826139210165" calcext:value-type="float">
            <text:p>0.654826139210165</text:p>
          </table:table-cell>
          <table:table-cell office:value-type="float" office:value="0.651044164897044" calcext:value-type="float">
            <text:p>0.651044164897044</text:p>
          </table:table-cell>
          <table:table-cell office:value-type="float" office:value="0.664293827992553" calcext:value-type="float">
            <text:p>0.664293827992553</text:p>
          </table:table-cell>
          <table:table-cell office:value-type="float" office:value="0.673634600617427" calcext:value-type="float">
            <text:p>0.673634600617427</text:p>
          </table:table-cell>
          <table:table-cell office:value-type="float" office:value="0.679534282780229" calcext:value-type="float">
            <text:p>0.679534282780229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642218151253926" calcext:value-type="float">
            <text:p>0.642218151253926</text:p>
          </table:table-cell>
          <table:table-cell office:value-type="float" office:value="0.638803926122437" calcext:value-type="float">
            <text:p>0.638803926122437</text:p>
          </table:table-cell>
          <table:table-cell office:value-type="float" office:value="0.651106550309548" calcext:value-type="float">
            <text:p>0.651106550309548</text:p>
          </table:table-cell>
          <table:table-cell office:value-type="float" office:value="0.662694631989493" calcext:value-type="float">
            <text:p>0.662694631989493</text:p>
          </table:table-cell>
          <table:table-cell office:value-type="float" office:value="0.665411245240303" calcext:value-type="float">
            <text:p>0.665411245240303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629610793017091" calcext:value-type="float">
            <text:p>0.629610793017091</text:p>
          </table:table-cell>
          <table:table-cell office:value-type="float" office:value="0.626573687983217" calcext:value-type="float">
            <text:p>0.626573687983217</text:p>
          </table:table-cell>
          <table:table-cell office:value-type="float" office:value="0.63791939141321" calcext:value-type="float">
            <text:p>0.63791939141321</text:p>
          </table:table-cell>
          <table:table-cell office:value-type="float" office:value="0.651744666799883" calcext:value-type="float">
            <text:p>0.651744666799883</text:p>
          </table:table-cell>
          <table:table-cell office:value-type="float" office:value="0.651298519108895" calcext:value-type="float">
            <text:p>0.651298519108895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61701410182666" calcext:value-type="float">
            <text:p>0.61701410182666</text:p>
          </table:table-cell>
          <table:table-cell office:value-type="float" office:value="0.614333450418655" calcext:value-type="float">
            <text:p>0.614333450418655</text:p>
          </table:table-cell>
          <table:table-cell office:value-type="float" office:value="0.624732358825762" calcext:value-type="float">
            <text:p>0.624732358825762</text:p>
          </table:table-cell>
          <table:table-cell office:value-type="float" office:value="0.640794705739373" calcext:value-type="float">
            <text:p>0.640794705739373</text:p>
          </table:table-cell>
          <table:table-cell office:value-type="float" office:value="0.637176125398002" calcext:value-type="float">
            <text:p>0.637176125398002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604408122251976" calcext:value-type="float">
            <text:p>0.604408122251976</text:p>
          </table:table-cell>
          <table:table-cell office:value-type="float" office:value="0.602103214477252" calcext:value-type="float">
            <text:p>0.602103214477252</text:p>
          </table:table-cell>
          <table:table-cell office:value-type="float" office:value="0.611535462279172" calcext:value-type="float">
            <text:p>0.611535462279172</text:p>
          </table:table-cell>
          <table:table-cell office:value-type="float" office:value="0.629185325546488" calcext:value-type="float">
            <text:p>0.629185325546488</text:p>
          </table:table-cell>
          <table:table-cell office:value-type="float" office:value="0.623054086169291" calcext:value-type="float">
            <text:p>0.623054086169291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59181289797692" calcext:value-type="float">
            <text:p>0.59181289797692</text:p>
          </table:table-cell>
          <table:table-cell office:value-type="float" office:value="0.589872978855245" calcext:value-type="float">
            <text:p>0.589872978855245</text:p>
          </table:table-cell>
          <table:table-cell office:value-type="float" office:value="0.598348707631261" calcext:value-type="float">
            <text:p>0.598348707631261</text:p>
          </table:table-cell>
          <table:table-cell office:value-type="float" office:value="0.617376140236599" calcext:value-type="float">
            <text:p>0.617376140236599</text:p>
          </table:table-cell>
          <table:table-cell office:value-type="float" office:value="0.608942427157519" calcext:value-type="float">
            <text:p>0.608942427157519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579208478295346" calcext:value-type="float">
            <text:p>0.579208478295346</text:p>
          </table:table-cell>
          <table:table-cell office:value-type="float" office:value="0.577632745783348" calcext:value-type="float">
            <text:p>0.577632745783348</text:p>
          </table:table-cell>
          <table:table-cell office:value-type="float" office:value="0.585162124734676" calcext:value-type="float">
            <text:p>0.585162124734676</text:p>
          </table:table-cell>
          <table:table-cell office:value-type="float" office:value="0.605566988842556" calcext:value-type="float">
            <text:p>0.605566988842556</text:p>
          </table:table-cell>
          <table:table-cell office:value-type="float" office:value="0.594821174209199" calcext:value-type="float">
            <text:p>0.594821174209199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566604917825896" calcext:value-type="float">
            <text:p>0.566604917825896</text:p>
          </table:table-cell>
          <table:table-cell office:value-type="float" office:value="0.565402512790888" calcext:value-type="float">
            <text:p>0.565402512790888</text:p>
          </table:table-cell>
          <table:table-cell office:value-type="float" office:value="0.571975687354804" calcext:value-type="float">
            <text:p>0.571975687354804</text:p>
          </table:table-cell>
          <table:table-cell office:value-type="float" office:value="0.593747873857448" calcext:value-type="float">
            <text:p>0.593747873857448</text:p>
          </table:table-cell>
          <table:table-cell office:value-type="float" office:value="0.580700357798957" calcext:value-type="float">
            <text:p>0.58070035779895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55400227421804" calcext:value-type="float">
            <text:p>0.55400227421804</text:p>
          </table:table-cell>
          <table:table-cell office:value-type="float" office:value="0.553162282540124" calcext:value-type="float">
            <text:p>0.553162282540124</text:p>
          </table:table-cell>
          <table:table-cell office:value-type="float" office:value="0.558789425243535" calcext:value-type="float">
            <text:p>0.558789425243535</text:p>
          </table:table-cell>
          <table:table-cell office:value-type="float" office:value="0.581938795560848" calcext:value-type="float">
            <text:p>0.581938795560848</text:p>
          </table:table-cell>
          <table:table-cell office:value-type="float" office:value="0.566580010160339" calcext:value-type="float">
            <text:p>0.566580010160339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541410612232457" calcext:value-type="float">
            <text:p>0.541410612232457</text:p>
          </table:table-cell>
          <table:table-cell office:value-type="float" office:value="0.540932052538357" calcext:value-type="float">
            <text:p>0.540932052538357</text:p>
          </table:table-cell>
          <table:table-cell office:value-type="float" office:value="0.54560335110866" calcext:value-type="float">
            <text:p>0.54560335110866</text:p>
          </table:table-cell>
          <table:table-cell office:value-type="float" office:value="0.570129758730423" calcext:value-type="float">
            <text:p>0.570129758730423</text:p>
          </table:table-cell>
          <table:table-cell office:value-type="float" office:value="0.552470167316029" calcext:value-type="float">
            <text:p>0.552470167316029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528810001585776" calcext:value-type="float">
            <text:p>0.528810001585776</text:p>
          </table:table-cell>
          <table:table-cell office:value-type="float" office:value="0.52870182509162" calcext:value-type="float">
            <text:p>0.52870182509162</text:p>
          </table:table-cell>
          <table:table-cell office:value-type="float" office:value="0.532417478916686" calcext:value-type="float">
            <text:p>0.532417478916686</text:p>
          </table:table-cell>
          <table:table-cell office:value-type="float" office:value="0.558320764966887" calcext:value-type="float">
            <text:p>0.558320764966887</text:p>
          </table:table-cell>
          <table:table-cell office:value-type="float" office:value="0.538350868997111" calcext:value-type="float">
            <text:p>0.538350868997111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51622051942744" calcext:value-type="float">
            <text:p>0.51622051942744</text:p>
          </table:table-cell>
          <table:table-cell office:value-type="float" office:value="0.516461599838323" calcext:value-type="float">
            <text:p>0.516461599838323</text:p>
          </table:table-cell>
          <table:table-cell office:value-type="float" office:value="0.51923182405261" calcext:value-type="float">
            <text:p>0.51923182405261</text:p>
          </table:table-cell>
          <table:table-cell office:value-type="float" office:value="0.546271286077678" calcext:value-type="float">
            <text:p>0.546271286077678</text:p>
          </table:table-cell>
          <table:table-cell office:value-type="float" office:value="0.524232159182513" calcext:value-type="float">
            <text:p>0.524232159182513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50362225053244" calcext:value-type="float">
            <text:p>0.50362225053244</text:p>
          </table:table-cell>
          <table:table-cell office:value-type="float" office:value="0.504231375156128" calcext:value-type="float">
            <text:p>0.504231375156128</text:p>
          </table:table-cell>
          <table:table-cell office:value-type="float" office:value="0.506046425855376" calcext:value-type="float">
            <text:p>0.506046425855376</text:p>
          </table:table-cell>
          <table:table-cell office:value-type="float" office:value="0.533700660772019" calcext:value-type="float">
            <text:p>0.533700660772019</text:p>
          </table:table-cell>
          <table:table-cell office:value-type="float" office:value="0.510124086625607" calcext:value-type="float">
            <text:p>0.510124086625607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491025287871653" calcext:value-type="float">
            <text:p>0.491025287871653</text:p>
          </table:table-cell>
          <table:table-cell office:value-type="float" office:value="0.491991153864874" calcext:value-type="float">
            <text:p>0.491991153864874</text:p>
          </table:table-cell>
          <table:table-cell office:value-type="float" office:value="0.49286125915515" calcext:value-type="float">
            <text:p>0.49286125915515</text:p>
          </table:table-cell>
          <table:table-cell office:value-type="float" office:value="0.521120036196076" calcext:value-type="float">
            <text:p>0.521120036196076</text:p>
          </table:table-cell>
          <table:table-cell office:value-type="float" office:value="0.496006705874669" calcext:value-type="float">
            <text:p>0.496006705874669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478439734558074" calcext:value-type="float">
            <text:p>0.478439734558074</text:p>
          </table:table-cell>
          <table:table-cell office:value-type="float" office:value="0.479760933418812" calcext:value-type="float">
            <text:p>0.479760933418812</text:p>
          </table:table-cell>
          <table:table-cell office:value-type="float" office:value="0.479666369332894" calcext:value-type="float">
            <text:p>0.479666369332894</text:p>
          </table:table-cell>
          <table:table-cell office:value-type="float" office:value="0.508539411788791" calcext:value-type="float">
            <text:p>0.508539411788791</text:p>
          </table:table-cell>
          <table:table-cell office:value-type="float" office:value="0.481890077686032" calcext:value-type="float">
            <text:p>0.481890077686032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465845706023024" calcext:value-type="float">
            <text:p>0.465845706023024</text:p>
          </table:table-cell>
          <table:table-cell office:value-type="float" office:value="0.467520716718992" calcext:value-type="float">
            <text:p>0.467520716718992</text:p>
          </table:table-cell>
          <table:table-cell office:value-type="float" office:value="0.467001616271293" calcext:value-type="float">
            <text:p>0.467001616271293</text:p>
          </table:table-cell>
          <table:table-cell office:value-type="float" office:value="0.495968785905172" calcext:value-type="float">
            <text:p>0.495968785905172</text:p>
          </table:table-cell>
          <table:table-cell office:value-type="float" office:value="0.469883353829703" calcext:value-type="float">
            <text:p>0.469883353829703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453253327734337" calcext:value-type="float">
            <text:p>0.453253327734337</text:p>
          </table:table-cell>
          <table:table-cell office:value-type="float" office:value="0.455290501201552" calcext:value-type="float">
            <text:p>0.455290501201552</text:p>
          </table:table-cell>
          <table:table-cell office:value-type="float" office:value="0.463274374561123" calcext:value-type="float">
            <text:p>0.463274374561123</text:p>
          </table:table-cell>
          <table:table-cell office:value-type="float" office:value="0.48338816187081" calcext:value-type="float">
            <text:p>0.48338816187081</text:p>
          </table:table-cell>
          <table:table-cell office:value-type="float" office:value="0.46464402628904" calcext:value-type="float">
            <text:p>0.46464402628904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440552811025977" calcext:value-type="float">
            <text:p>0.440552811025977</text:p>
          </table:table-cell>
          <table:table-cell office:value-type="float" office:value="0.443060289405415" calcext:value-type="float">
            <text:p>0.443060289405415</text:p>
          </table:table-cell>
          <table:table-cell office:value-type="float" office:value="0.45955718360178" calcext:value-type="float">
            <text:p>0.45955718360178</text:p>
          </table:table-cell>
          <table:table-cell office:value-type="float" office:value="0.470817537462667" calcext:value-type="float">
            <text:p>0.470817537462667</text:p>
          </table:table-cell>
          <table:table-cell office:value-type="float" office:value="0.459404724093701" calcext:value-type="float">
            <text:p>0.45940472409370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43552893637158" calcext:value-type="float">
            <text:p>0.43552893637158</text:p>
          </table:table-cell>
          <table:table-cell office:value-type="float" office:value="0.436300923760665" calcext:value-type="float">
            <text:p>0.436300923760665</text:p>
          </table:table-cell>
          <table:table-cell office:value-type="float" office:value="0.45584004774153" calcext:value-type="float">
            <text:p>0.45584004774153</text:p>
          </table:table-cell>
          <table:table-cell office:value-type="float" office:value="0.458236913865481" calcext:value-type="float">
            <text:p>0.458236913865481</text:p>
          </table:table-cell>
          <table:table-cell office:value-type="float" office:value="0.454165448120847" calcext:value-type="float">
            <text:p>0.454165448120847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430505668685384" calcext:value-type="float">
            <text:p>0.430505668685384</text:p>
          </table:table-cell>
          <table:table-cell office:value-type="float" office:value="0.431251848901544" calcext:value-type="float">
            <text:p>0.431251848901544</text:p>
          </table:table-cell>
          <table:table-cell office:value-type="float" office:value="0.452112971722776" calcext:value-type="float">
            <text:p>0.452112971722776</text:p>
          </table:table-cell>
          <table:table-cell office:value-type="float" office:value="0.445054499957073" calcext:value-type="float">
            <text:p>0.445054499957073</text:p>
          </table:table-cell>
          <table:table-cell office:value-type="float" office:value="0.448926198439075" calcext:value-type="float">
            <text:p>0.448926198439075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425483027886295" calcext:value-type="float">
            <text:p>0.425483027886295</text:p>
          </table:table-cell>
          <table:table-cell office:value-type="float" office:value="0.426202806845298" calcext:value-type="float">
            <text:p>0.426202806845298</text:p>
          </table:table-cell>
          <table:table-cell office:value-type="float" office:value="0.448395950277208" calcext:value-type="float">
            <text:p>0.448395950277208</text:p>
          </table:table-cell>
          <table:table-cell office:value-type="float" office:value="0.431771844712274" calcext:value-type="float">
            <text:p>0.431771844712274</text:p>
          </table:table-cell>
          <table:table-cell office:value-type="float" office:value="0.443686977683547" calcext:value-type="float">
            <text:p>0.443686977683547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420451040980564" calcext:value-type="float">
            <text:p>0.420451040980564</text:p>
          </table:table-cell>
          <table:table-cell office:value-type="float" office:value="0.421143798273713" calcext:value-type="float">
            <text:p>0.421143798273713</text:p>
          </table:table-cell>
          <table:table-cell office:value-type="float" office:value="0.444668991723057" calcext:value-type="float">
            <text:p>0.444668991723057</text:p>
          </table:table-cell>
          <table:table-cell office:value-type="float" office:value="0.418489275819058" calcext:value-type="float">
            <text:p>0.418489275819058</text:p>
          </table:table-cell>
          <table:table-cell office:value-type="float" office:value="0.438447786036878" calcext:value-type="float">
            <text:p>0.438447786036878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415429727442813" calcext:value-type="float">
            <text:p>0.415429727442813</text:p>
          </table:table-cell>
          <table:table-cell office:value-type="float" office:value="0.416094825422091" calcext:value-type="float">
            <text:p>0.416094825422091</text:p>
          </table:table-cell>
          <table:table-cell office:value-type="float" office:value="0.440952090509842" calcext:value-type="float">
            <text:p>0.440952090509842</text:p>
          </table:table-cell>
          <table:table-cell office:value-type="float" office:value="0.405206801769171" calcext:value-type="float">
            <text:p>0.405206801769171</text:p>
          </table:table-cell>
          <table:table-cell office:value-type="float" office:value="0.43320862455519" calcext:value-type="float">
            <text:p>0.43320862455519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410409113280882" calcext:value-type="float">
            <text:p>0.410409113280882</text:p>
          </table:table-cell>
          <table:table-cell office:value-type="float" office:value="0.411045889088907" calcext:value-type="float">
            <text:p>0.411045889088907</text:p>
          </table:table-cell>
          <table:table-cell office:value-type="float" office:value="0.437235251666651" calcext:value-type="float">
            <text:p>0.437235251666651</text:p>
          </table:table-cell>
          <table:table-cell office:value-type="float" office:value="0.391924433063633" calcext:value-type="float">
            <text:p>0.391924433063633</text:p>
          </table:table-cell>
          <table:table-cell office:value-type="float" office:value="0.427969493391866" calcext:value-type="float">
            <text:p>0.427969493391866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405389224479401" calcext:value-type="float">
            <text:p>0.405389224479401</text:p>
          </table:table-cell>
          <table:table-cell office:value-type="float" office:value="0.405996989483531" calcext:value-type="float">
            <text:p>0.405996989483531</text:p>
          </table:table-cell>
          <table:table-cell office:value-type="float" office:value="0.433508480684058" calcext:value-type="float">
            <text:p>0.433508480684058</text:p>
          </table:table-cell>
          <table:table-cell office:value-type="float" office:value="0.378642178925711" calcext:value-type="float">
            <text:p>0.378642178925711</text:p>
          </table:table-cell>
          <table:table-cell office:value-type="float" office:value="0.422730395590677" calcext:value-type="float">
            <text:p>0.422730395590677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4003600908223" calcext:value-type="float">
            <text:p>0.4003600908223</text:p>
          </table:table-cell>
          <table:table-cell office:value-type="float" office:value="0.400938131013203" calcext:value-type="float">
            <text:p>0.400938131013203</text:p>
          </table:table-cell>
          <table:table-cell office:value-type="float" office:value="0.429791771559205" calcext:value-type="float">
            <text:p>0.429791771559205</text:p>
          </table:table-cell>
          <table:table-cell office:value-type="float" office:value="0.365350053135469" calcext:value-type="float">
            <text:p>0.365350053135469</text:p>
          </table:table-cell>
          <table:table-cell office:value-type="float" office:value="0.417491331445445" calcext:value-type="float">
            <text:p>0.417491331445445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395341733923905" calcext:value-type="float">
            <text:p>0.395341733923905</text:p>
          </table:table-cell>
          <table:table-cell office:value-type="float" office:value="0.395889312695165" calcext:value-type="float">
            <text:p>0.395889312695165</text:p>
          </table:table-cell>
          <table:table-cell office:value-type="float" office:value="0.426075129789337" calcext:value-type="float">
            <text:p>0.426075129789337</text:p>
          </table:table-cell>
          <table:table-cell office:value-type="float" office:value="0.351708565521456" calcext:value-type="float">
            <text:p>0.351708565521456</text:p>
          </table:table-cell>
          <table:table-cell office:value-type="float" office:value="0.412252302239308" calcext:value-type="float">
            <text:p>0.412252302239308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390324190731564" calcext:value-type="float">
            <text:p>0.390324190731564</text:p>
          </table:table-cell>
          <table:table-cell office:value-type="float" office:value="0.390840535525999" calcext:value-type="float">
            <text:p>0.390840535525999</text:p>
          </table:table-cell>
          <table:table-cell office:value-type="float" office:value="0.422348561380289" calcext:value-type="float">
            <text:p>0.422348561380289</text:p>
          </table:table-cell>
          <table:table-cell office:value-type="float" office:value="0.337497910266849" calcext:value-type="float">
            <text:p>0.337497910266849</text:p>
          </table:table-cell>
          <table:table-cell office:value-type="float" office:value="0.407013308251266" calcext:value-type="float">
            <text:p>0.40701330825126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385307480026018" calcext:value-type="float">
            <text:p>0.385307480026018</text:p>
          </table:table-cell>
          <table:table-cell office:value-type="float" office:value="0.385791803636314" calcext:value-type="float">
            <text:p>0.385791803636314</text:p>
          </table:table-cell>
          <table:table-cell office:value-type="float" office:value="0.418632030351238" calcext:value-type="float">
            <text:p>0.418632030351238</text:p>
          </table:table-cell>
          <table:table-cell office:value-type="float" office:value="0.323287260789673" calcext:value-type="float">
            <text:p>0.323287260789673</text:p>
          </table:table-cell>
          <table:table-cell office:value-type="float" office:value="0.401774353010443" calcext:value-type="float">
            <text:p>0.401774353010443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380291658758117" calcext:value-type="float">
            <text:p>0.380291658758117</text:p>
          </table:table-cell>
          <table:table-cell office:value-type="float" office:value="0.380733118431914" calcext:value-type="float">
            <text:p>0.380733118431914</text:p>
          </table:table-cell>
          <table:table-cell office:value-type="float" office:value="0.414915601274524" calcext:value-type="float">
            <text:p>0.414915601274524</text:p>
          </table:table-cell>
          <table:table-cell office:value-type="float" office:value="0.309076619335465" calcext:value-type="float">
            <text:p>0.309076619335465</text:p>
          </table:table-cell>
          <table:table-cell office:value-type="float" office:value="0.396535436971225" calcext:value-type="float">
            <text:p>0.396535436971225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375266753917797" calcext:value-type="float">
            <text:p>0.375266753917797</text:p>
          </table:table-cell>
          <table:table-cell office:value-type="float" office:value="0.375684478713308" calcext:value-type="float">
            <text:p>0.375684478713308</text:p>
          </table:table-cell>
          <table:table-cell office:value-type="float" office:value="0.411189251654272" calcext:value-type="float">
            <text:p>0.411189251654272</text:p>
          </table:table-cell>
          <table:table-cell office:value-type="float" office:value="0.294865985643377" calcext:value-type="float">
            <text:p>0.294865985643377</text:p>
          </table:table-cell>
          <table:table-cell office:value-type="float" office:value="0.391296561708175" calcext:value-type="float">
            <text:p>0.391296561708175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370252794167715" calcext:value-type="float">
            <text:p>0.370252794167715</text:p>
          </table:table-cell>
          <table:table-cell office:value-type="float" office:value="0.370635889925463" calcext:value-type="float">
            <text:p>0.370635889925463</text:p>
          </table:table-cell>
          <table:table-cell office:value-type="float" office:value="0.407472974467019" calcext:value-type="float">
            <text:p>0.407472974467019</text:p>
          </table:table-cell>
          <table:table-cell office:value-type="float" office:value="0.280645362473728" calcext:value-type="float">
            <text:p>0.280645362473728</text:p>
          </table:table-cell>
          <table:table-cell office:value-type="float" office:value="0.386057728881316" calcext:value-type="float">
            <text:p>0.38605772888131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365239822582368" calcext:value-type="float">
            <text:p>0.365239822582368</text:p>
          </table:table-cell>
          <table:table-cell office:value-type="float" office:value="0.365587352804785" calcext:value-type="float">
            <text:p>0.365587352804785</text:p>
          </table:table-cell>
          <table:table-cell office:value-type="float" office:value="0.403746781183454" calcext:value-type="float">
            <text:p>0.403746781183454</text:p>
          </table:table-cell>
          <table:table-cell office:value-type="float" office:value="0.266434749728353" calcext:value-type="float">
            <text:p>0.266434749728353</text:p>
          </table:table-cell>
          <table:table-cell office:value-type="float" office:value="0.380818939009196" calcext:value-type="float">
            <text:p>0.380818939009196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360227880415994" calcext:value-type="float">
            <text:p>0.360227880415994</text:p>
          </table:table-cell>
          <table:table-cell office:value-type="float" office:value="0.360528869131461" calcext:value-type="float">
            <text:p>0.360528869131461</text:p>
          </table:table-cell>
          <table:table-cell office:value-type="float" office:value="0.400030664400868" calcext:value-type="float">
            <text:p>0.400030664400868</text:p>
          </table:table-cell>
          <table:table-cell office:value-type="float" office:value="0.252224150725104" calcext:value-type="float">
            <text:p>0.252224150725104</text:p>
          </table:table-cell>
          <table:table-cell office:value-type="float" office:value="0.375580196371228" calcext:value-type="float">
            <text:p>0.375580196371228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355217011242423" calcext:value-type="float">
            <text:p>0.355217011242423</text:p>
          </table:table-cell>
          <table:table-cell office:value-type="float" office:value="0.355480441999275" calcext:value-type="float">
            <text:p>0.355480441999275</text:p>
          </table:table-cell>
          <table:table-cell office:value-type="float" office:value="0.396314631140461" calcext:value-type="float">
            <text:p>0.396314631140461</text:p>
          </table:table-cell>
          <table:table-cell office:value-type="float" office:value="0.236554321698019" calcext:value-type="float">
            <text:p>0.236554321698019</text:p>
          </table:table-cell>
          <table:table-cell office:value-type="float" office:value="0.370341501722518" calcext:value-type="float">
            <text:p>0.370341501722518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350197268465932" calcext:value-type="float">
            <text:p>0.350197268465932</text:p>
          </table:table-cell>
          <table:table-cell office:value-type="float" office:value="0.35043207342652" calcext:value-type="float">
            <text:p>0.35043207342652</text:p>
          </table:table-cell>
          <table:table-cell office:value-type="float" office:value="0.392588689089485" calcext:value-type="float">
            <text:p>0.392588689089485</text:p>
          </table:table-cell>
          <table:table-cell office:value-type="float" office:value="0.220774586012521" calcext:value-type="float">
            <text:p>0.220774586012521</text:p>
          </table:table-cell>
          <table:table-cell office:value-type="float" office:value="0.365102857128796" calcext:value-type="float">
            <text:p>0.365102857128796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345188646668745" calcext:value-type="float">
            <text:p>0.345188646668745</text:p>
          </table:table-cell>
          <table:table-cell office:value-type="float" office:value="0.345383764389136" calcext:value-type="float">
            <text:p>0.345383764389136</text:p>
          </table:table-cell>
          <table:table-cell office:value-type="float" office:value="0.388872830236313" calcext:value-type="float">
            <text:p>0.388872830236313</text:p>
          </table:table-cell>
          <table:table-cell office:value-type="float" office:value="0.204984891490105" calcext:value-type="float">
            <text:p>0.204984891490105</text:p>
          </table:table-cell>
          <table:table-cell office:value-type="float" office:value="0.359864263396131" calcext:value-type="float">
            <text:p>0.359864263396131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340181282547997" calcext:value-type="float">
            <text:p>0.340181282547997</text:p>
          </table:table-cell>
          <table:table-cell office:value-type="float" office:value="0.340325522085018" calcext:value-type="float">
            <text:p>0.340325522085018</text:p>
          </table:table-cell>
          <table:table-cell office:value-type="float" office:value="0.385157062301861" calcext:value-type="float">
            <text:p>0.385157062301861</text:p>
          </table:table-cell>
          <table:table-cell office:value-type="float" office:value="0.189205247931023" calcext:value-type="float">
            <text:p>0.189205247931023</text:p>
          </table:table-cell>
          <table:table-cell office:value-type="float" office:value="0.354625725560005" calcext:value-type="float">
            <text:p>0.35462572556000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335175192430764" calcext:value-type="float">
            <text:p>0.335175192430764</text:p>
          </table:table-cell>
          <table:table-cell office:value-type="float" office:value="0.335277345247916" calcext:value-type="float">
            <text:p>0.335277345247916</text:p>
          </table:table-cell>
          <table:table-cell office:value-type="float" office:value="0.38143139374729" calcext:value-type="float">
            <text:p>0.38143139374729</text:p>
          </table:table-cell>
          <table:table-cell office:value-type="float" office:value="0.173415669837792" calcext:value-type="float">
            <text:p>0.173415669837792</text:p>
          </table:table-cell>
          <table:table-cell office:value-type="float" office:value="0.349397243666804" calcext:value-type="float">
            <text:p>0.349397243666804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33016044488097" calcext:value-type="float">
            <text:p>0.33016044488097</text:p>
          </table:table-cell>
          <table:table-cell office:value-type="float" office:value="0.330229236478677" calcext:value-type="float">
            <text:p>0.330229236478677</text:p>
          </table:table-cell>
          <table:table-cell office:value-type="float" office:value="0.377715815899996" calcext:value-type="float">
            <text:p>0.377715815899996</text:p>
          </table:table-cell>
          <table:table-cell office:value-type="float" office:value="0.157636177066846" calcext:value-type="float">
            <text:p>0.157636177066846</text:p>
          </table:table-cell>
          <table:table-cell office:value-type="float" office:value="0.344158822389664" calcext:value-type="float">
            <text:p>0.344158822389664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325157081154632" calcext:value-type="float">
            <text:p>0.325157081154632</text:p>
          </table:table-cell>
          <table:table-cell office:value-type="float" office:value="0.325181202433597" calcext:value-type="float">
            <text:p>0.325181202433597</text:p>
          </table:table-cell>
          <table:table-cell office:value-type="float" office:value="0.374000337267228" calcext:value-type="float">
            <text:p>0.374000337267228</text:p>
          </table:table-cell>
          <table:table-cell office:value-type="float" office:value="0.141846796967573" calcext:value-type="float">
            <text:p>0.141846796967573</text:p>
          </table:table-cell>
          <table:table-cell office:value-type="float" office:value="0.338920461939981" calcext:value-type="float">
            <text:p>0.338920461939981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320155176287999" calcext:value-type="float">
            <text:p>0.320155176287999</text:p>
          </table:table-cell>
          <table:table-cell office:value-type="float" office:value="0.32012324655084" calcext:value-type="float">
            <text:p>0.32012324655084</text:p>
          </table:table-cell>
          <table:table-cell office:value-type="float" office:value="0.370274967181148" calcext:value-type="float">
            <text:p>0.370274967181148</text:p>
          </table:table-cell>
          <table:table-cell office:value-type="float" office:value="0.129507152672005" calcext:value-type="float">
            <text:p>0.129507152672005</text:p>
          </table:table-cell>
          <table:table-cell office:value-type="float" office:value="0.33368216830105" calcext:value-type="float">
            <text:p>0.33368216830105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31515479974292" calcext:value-type="float">
            <text:p>0.31515479974292</text:p>
          </table:table-cell>
          <table:table-cell office:value-type="float" office:value="0.315075367400008" calcext:value-type="float">
            <text:p>0.315075367400008</text:p>
          </table:table-cell>
          <table:table-cell office:value-type="float" office:value="0.366559696251511" calcext:value-type="float">
            <text:p>0.366559696251511</text:p>
          </table:table-cell>
          <table:table-cell office:value-type="float" office:value="0.121177079004406" calcext:value-type="float">
            <text:p>0.121177079004406</text:p>
          </table:table-cell>
          <table:table-cell office:value-type="float" office:value="0.328443943095698" calcext:value-type="float">
            <text:p>0.328443943095698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31015602543881" calcext:value-type="float">
            <text:p>0.31015602543881</text:p>
          </table:table-cell>
          <table:table-cell office:value-type="float" office:value="0.310027574169073" calcext:value-type="float">
            <text:p>0.310027574169073</text:p>
          </table:table-cell>
          <table:table-cell office:value-type="float" office:value="0.362844533872291" calcext:value-type="float">
            <text:p>0.362844533872291</text:p>
          </table:table-cell>
          <table:table-cell office:value-type="float" office:value="0.112837017288477" calcext:value-type="float">
            <text:p>0.112837017288477</text:p>
          </table:table-cell>
          <table:table-cell office:value-type="float" office:value="0.323205789651253" calcext:value-type="float">
            <text:p>0.32320578965125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0.305148891303901" calcext:value-type="float">
            <text:p>0.305148891303901</text:p>
          </table:table-cell>
          <table:table-cell office:value-type="float" office:value="0.304979869209904" calcext:value-type="float">
            <text:p>0.304979869209904</text:p>
          </table:table-cell>
          <table:table-cell office:value-type="float" office:value="0.359119490359407" calcext:value-type="float">
            <text:p>0.359119490359407</text:p>
          </table:table-cell>
          <table:table-cell office:value-type="float" office:value="0.104496972159054" calcext:value-type="float">
            <text:p>0.104496972159054</text:p>
          </table:table-cell>
          <table:table-cell office:value-type="float" office:value="0.317967709781984" calcext:value-type="float">
            <text:p>0.317967709781984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.300153561899572" calcext:value-type="float">
            <text:p>0.300153561899572</text:p>
          </table:table-cell>
          <table:table-cell office:value-type="float" office:value="0.299922257017531" calcext:value-type="float">
            <text:p>0.299922257017531</text:p>
          </table:table-cell>
          <table:table-cell office:value-type="float" office:value="0.355404555543398" calcext:value-type="float">
            <text:p>0.355404555543398</text:p>
          </table:table-cell>
          <table:table-cell office:value-type="float" office:value="0.0961649447901365" calcext:value-type="float">
            <text:p>0.096164944790137</text:p>
          </table:table-cell>
          <table:table-cell office:value-type="float" office:value="0.312729710685825" calcext:value-type="float">
            <text:p>0.312729710685825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29516008706463" calcext:value-type="float">
            <text:p>0.29516008706463</text:p>
          </table:table-cell>
          <table:table-cell office:value-type="float" office:value="0.294874742338912" calcext:value-type="float">
            <text:p>0.294874742338912</text:p>
          </table:table-cell>
          <table:table-cell office:value-type="float" office:value="0.351679747207598" calcext:value-type="float">
            <text:p>0.351679747207598</text:p>
          </table:table-cell>
          <table:table-cell office:value-type="float" office:value="0.0878299438025552" calcext:value-type="float">
            <text:p>0.087829943802555</text:p>
          </table:table-cell>
          <table:table-cell office:value-type="float" office:value="0.307491794721355" calcext:value-type="float">
            <text:p>0.307491794721355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290168562544256" calcext:value-type="float">
            <text:p>0.290168562544256</text:p>
          </table:table-cell>
          <table:table-cell office:value-type="float" office:value="0.289827330249599" calcext:value-type="float">
            <text:p>0.289827330249599</text:p>
          </table:table-cell>
          <table:table-cell office:value-type="float" office:value="0.34796501560358" calcext:value-type="float">
            <text:p>0.34796501560358</text:p>
          </table:table-cell>
          <table:table-cell office:value-type="float" office:value="0.079493974476057" calcext:value-type="float">
            <text:p>0.079493974476057</text:p>
          </table:table-cell>
          <table:table-cell office:value-type="float" office:value="0.30225396621047" calcext:value-type="float">
            <text:p>0.30225396621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179090748252" calcext:value-type="float">
            <text:p>0.285179090748252</text:p>
          </table:table-cell>
          <table:table-cell office:value-type="float" office:value="0.284780023986954" calcext:value-type="float">
            <text:p>0.284780023986954</text:p>
          </table:table-cell>
          <table:table-cell office:value-type="float" office:value="0.344250449308349" calcext:value-type="float">
            <text:p>0.344250449308349</text:p>
          </table:table-cell>
          <table:table-cell office:value-type="float" office:value="0.0711580508719147" calcext:value-type="float">
            <text:p>0.071158050871915</text:p>
          </table:table-cell>
          <table:table-cell office:value-type="float" office:value="0.29701622783412" calcext:value-type="float">
            <text:p>0.29701622783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20:09:15.081487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2:22:26.164759269</meta:creation-date>
    <dc:date>2023-11-24T21:05:55.747289155</dc:date>
    <meta:editing-duration>PT43M21S</meta:editing-duration>
    <meta:editing-cycles>3</meta:editing-cycles>
    <meta:generator>LibreOffice/6.4.7.2$Linux_X86_64 LibreOffice_project/40$Build-2</meta:generator>
    <meta:document-statistic meta:table-count="1" meta:cell-count="60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5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57cm" svg:height="11.648cm" xlink:href=".." xlink:type="simple" chart:class="chart:scatter" chart:style-name="ch1">
        <chart:title svg:x="6.679cm" svg:y="0.212cm" chart:style-name="ch2">
          <text:p>Grid Independance</text:p>
        </chart:title>
        <chart:subtitle svg:x="6.641cm" svg:y="1.234cm" chart:style-name="ch3">
          <text:p>U_magnitude at Outlet</text:p>
        </chart:subtitle>
        <chart:legend chart:legend-position="end" svg:x="12.154cm" svg:y="1.709cm" style:legend-expansion="custom" chartooo:width="2.31cm" chartooo:height="2.346cm" style:legend-expansion-aspect-ratio="0.9846547314578" chart:style-name="ch4"/>
        <chart:plot-area chart:style-name="ch5" table:cell-range-address="Sheet1.A2:Sheet1.A1002 Sheet1.D1:Sheet1.F1002" chart:data-source-has-labels="row" svg:x="1.821cm" svg:y="0.84cm" svg:width="13.53cm" svg:height="10.018cm">
          <chartooo:coordinate-region svg:x="2.548cm" svg:y="1.039cm" svg:width="12.616cm" svg:height="9.172cm"/>
          <chart:axis chart:dimension="x" chart:name="primary-x" chart:style-name="ch6">
            <chart:title svg:x="7.861cm" svg:y="10.97cm" chart:style-name="ch7">
              <text:p>span (m)</text:p>
            </chart:title>
          </chart:axis>
          <chart:axis chart:dimension="y" chart:name="primary-y" chart:style-name="ch6">
            <chart:title svg:x="0.706cm" svg:y="7.142cm" chart:style-name="ch8">
              <text:p>u - magnitude (m/s)</text:p>
            </chart:title>
          </chart:axis>
          <chart:series chart:style-name="ch9" chart:values-cell-range-address="Sheet1.D2:Sheet1.D1002" chart:label-cell-address="Sheet1.D1:Sheet1.D1" chart:class="chart:scatter">
            <chart:domain table:cell-range-address="Sheet1.A2:Sheet1.A1002"/>
            <chart:data-point chart:repeated="1001"/>
          </chart:series>
          <chart:series chart:style-name="ch10" chart:values-cell-range-address="Sheet1.E2:Sheet1.E1002" chart:label-cell-address="Sheet1.E1:Sheet1.E1" chart:class="chart:scatter">
            <chart:data-point chart:repeated="1001"/>
          </chart:series>
          <chart:series chart:style-name="ch11" chart:values-cell-range-address="Sheet1.F2:Sheet1.F1002" chart:label-cell-address="Sheet1.F1:Sheet1.F1" chart:class="chart:scatter">
            <chart:data-point chart:repeated="10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4708</text:p>
                <draw:g>
                  <svg:desc>Sheet1.D1:Sheet1.D1</svg:desc>
                </draw:g>
              </table:table-cell>
              <table:table-cell office:value-type="string">
                <text:p>25879</text:p>
                <draw:g>
                  <svg:desc>Sheet1.E1:Sheet1.E1</svg:desc>
                </draw:g>
              </table:table-cell>
              <table:table-cell office:value-type="string">
                <text:p>28942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.290089886842268">
                <text:p>0.290089886842268</text:p>
                <draw:g>
                  <svg:desc>Sheet1.D2:Sheet1.D1002</svg:desc>
                </draw:g>
              </table:table-cell>
              <table:table-cell office:value-type="float" office:value="0.061067981850148">
                <text:p>0.061067981850148</text:p>
                <draw:g>
                  <svg:desc>Sheet1.E2:Sheet1.E1002</svg:desc>
                </draw:g>
              </table:table-cell>
              <table:table-cell office:value-type="float" office:value="0.297873691166239">
                <text:p>0.297873691166239</text:p>
                <draw:g>
                  <svg:desc>Sheet1.F2:Sheet1.F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295111459878399">
                <text:p>0.295111459878399</text:p>
              </table:table-cell>
              <table:table-cell office:value-type="float" office:value="0.0693124354981846">
                <text:p>0.0693124354981846</text:p>
              </table:table-cell>
              <table:table-cell office:value-type="float" office:value="0.302810528590074">
                <text:p>0.302810528590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300133042092736">
                <text:p>0.300133042092736</text:p>
              </table:table-cell>
              <table:table-cell office:value-type="float" office:value="0.0775569769462426">
                <text:p>0.0775569769462426</text:p>
              </table:table-cell>
              <table:table-cell office:value-type="float" office:value="0.307759131252023">
                <text:p>0.307759131252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305144634494857">
                <text:p>0.305144634494857</text:p>
              </table:table-cell>
              <table:table-cell office:value-type="float" office:value="0.0858015791102355">
                <text:p>0.0858015791102355</text:p>
              </table:table-cell>
              <table:table-cell office:value-type="float" office:value="0.312699472370837">
                <text:p>0.312699472370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310166233763509">
                <text:p>0.310166233763509</text:p>
              </table:table-cell>
              <table:table-cell office:value-type="float" office:value="0.0940462260221004">
                <text:p>0.0940462260221004</text:p>
              </table:table-cell>
              <table:table-cell office:value-type="float" office:value="0.317651346705787">
                <text:p>0.317651346705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151878409361">
                <text:p>0.3151878409361</text:p>
              </table:table-cell>
              <table:table-cell office:value-type="float" office:value="0.102291904578222">
                <text:p>0.102291904578222</text:p>
              </table:table-cell>
              <table:table-cell office:value-type="float" office:value="0.322594874007632">
                <text:p>0.322594874007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20209455640773">
                <text:p>0.320209455640773</text:p>
              </table:table-cell>
              <table:table-cell office:value-type="float" office:value="0.110532612628536">
                <text:p>0.110532612628536</text:p>
              </table:table-cell>
              <table:table-cell office:value-type="float" office:value="0.327549862640789">
                <text:p>0.327549862640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32523107752864">
                <text:p>0.32523107752864</text:p>
              </table:table-cell>
              <table:table-cell office:value-type="float" office:value="0.118783339493213">
                <text:p>0.118783339493213</text:p>
              </table:table-cell>
              <table:table-cell office:value-type="float" office:value="0.33249629171466">
                <text:p>0.33249629171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33025270627203">
                <text:p>0.33025270627203</text:p>
              </table:table-cell>
              <table:table-cell office:value-type="float" office:value="0.131233267258001">
                <text:p>0.131233267258001</text:p>
              </table:table-cell>
              <table:table-cell office:value-type="float" office:value="0.33745405613209">
                <text:p>0.33745405613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335264341383348">
                <text:p>0.335264341383348</text:p>
              </table:table-cell>
              <table:table-cell office:value-type="float" office:value="0.147312690934115">
                <text:p>0.147312690934115</text:p>
              </table:table-cell>
              <table:table-cell office:value-type="float" office:value="0.342403076810066">
                <text:p>0.342403076810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340285982942715">
                <text:p>0.340285982942715</text:p>
              </table:table-cell>
              <table:table-cell office:value-type="float" office:value="0.163392309794556">
                <text:p>0.163392309794556</text:p>
              </table:table-cell>
              <table:table-cell office:value-type="float" office:value="0.347363383109101">
                <text:p>0.347363383109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345307630486571">
                <text:p>0.345307630486571</text:p>
              </table:table-cell>
              <table:table-cell office:value-type="float" office:value="0.179472068432277">
                <text:p>0.179472068432277</text:p>
              </table:table-cell>
              <table:table-cell office:value-type="float" office:value="0.352314895723982">
                <text:p>0.352314895723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350329283757567">
                <text:p>0.350329283757567</text:p>
              </table:table-cell>
              <table:table-cell office:value-type="float" office:value="0.195551935186564">
                <text:p>0.195551935186564</text:p>
              </table:table-cell>
              <table:table-cell office:value-type="float" office:value="0.357267547058224">
                <text:p>0.357267547058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355350942512905">
                <text:p>0.355350942512905</text:p>
              </table:table-cell>
              <table:table-cell office:value-type="float" office:value="0.211631882699394">
                <text:p>0.211631882699394</text:p>
              </table:table-cell>
              <table:table-cell office:value-type="float" office:value="0.362231276287678">
                <text:p>0.362231276287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360372606523318">
                <text:p>0.360372606523318</text:p>
              </table:table-cell>
              <table:table-cell office:value-type="float" office:value="0.227711896485098">
                <text:p>0.227711896485098</text:p>
              </table:table-cell>
              <table:table-cell office:value-type="float" office:value="0.367186016885175">
                <text:p>0.367186016885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365384277331264">
                <text:p>0.365384277331264</text:p>
              </table:table-cell>
              <table:table-cell office:value-type="float" office:value="0.243721700829635">
                <text:p>0.243721700829635</text:p>
              </table:table-cell>
              <table:table-cell office:value-type="float" office:value="0.372151804047757">
                <text:p>0.3721518040477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370405951234925">
                <text:p>0.370405951234925</text:p>
              </table:table-cell>
              <table:table-cell office:value-type="float" office:value="0.258758565307817">
                <text:p>0.258758565307817</text:p>
              </table:table-cell>
              <table:table-cell office:value-type="float" office:value="0.377108570605336">
                <text:p>0.377108570605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375427629777684">
                <text:p>0.375427629777684</text:p>
              </table:table-cell>
              <table:table-cell office:value-type="float" office:value="0.273805858811695">
                <text:p>0.273805858811695</text:p>
              </table:table-cell>
              <table:table-cell office:value-type="float" office:value="0.382076254823563">
                <text:p>0.382076254823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380449310867085">
                <text:p>0.380449310867085</text:p>
              </table:table-cell>
              <table:table-cell office:value-type="float" office:value="0.288853515044633">
                <text:p>0.288853515044633</text:p>
              </table:table-cell>
              <table:table-cell office:value-type="float" office:value="0.387034843501202">
                <text:p>0.387034843501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385470998136047">
                <text:p>0.385470998136047</text:p>
              </table:table-cell>
              <table:table-cell office:value-type="float" office:value="0.303891480502909">
                <text:p>0.303891480502909</text:p>
              </table:table-cell>
              <table:table-cell office:value-type="float" office:value="0.392004237891633">
                <text:p>0.392004237891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390492689521379">
                <text:p>0.390492689521379</text:p>
              </table:table-cell>
              <table:table-cell office:value-type="float" office:value="0.318939710643626">
                <text:p>0.318939710643626</text:p>
              </table:table-cell>
              <table:table-cell office:value-type="float" office:value="0.396964514319605">
                <text:p>0.396964514319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39550438674705">
                <text:p>0.39550438674705</text:p>
              </table:table-cell>
              <table:table-cell office:value-type="float" office:value="0.333988170094706">
                <text:p>0.333988170094706</text:p>
              </table:table-cell>
              <table:table-cell office:value-type="float" office:value="0.401935578471227">
                <text:p>0.401935578471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400526085921454">
                <text:p>0.400526085921454</text:p>
              </table:table-cell>
              <table:table-cell office:value-type="float" office:value="0.349026829392183">
                <text:p>0.349026829392183</text:p>
              </table:table-cell>
              <table:table-cell office:value-type="float" office:value="0.406897418474239">
                <text:p>0.406897418474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40554778876458">
                <text:p>0.40554778876458</text:p>
              </table:table-cell>
              <table:table-cell office:value-type="float" office:value="0.363194938999444">
                <text:p>0.363194938999444</text:p>
              </table:table-cell>
              <table:table-cell office:value-type="float" office:value="0.411859997680037">
                <text:p>0.411859997680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410569495141809">
                <text:p>0.410569495141809</text:p>
              </table:table-cell>
              <table:table-cell office:value-type="float" office:value="0.37681305846698">
                <text:p>0.37681305846698</text:p>
              </table:table-cell>
              <table:table-cell office:value-type="float" office:value="0.416833246030112">
                <text:p>0.416833246030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415591204925032">
                <text:p>0.415591204925032</text:p>
              </table:table-cell>
              <table:table-cell office:value-type="float" office:value="0.390431670745138">
                <text:p>0.390431670745138</text:p>
              </table:table-cell>
              <table:table-cell office:value-type="float" office:value="0.421797227401983">
                <text:p>0.421797227401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420612917992256">
                <text:p>0.420612917992256</text:p>
              </table:table-cell>
              <table:table-cell office:value-type="float" office:value="0.404040726717422">
                <text:p>0.404040726717422</text:p>
              </table:table-cell>
              <table:table-cell office:value-type="float" office:value="0.426771866457947">
                <text:p>0.426771866457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425624636215715">
                <text:p>0.425624636215715</text:p>
              </table:table-cell>
              <table:table-cell office:value-type="float" office:value="0.417660182459569">
                <text:p>0.417660182459569</text:p>
              </table:table-cell>
              <table:table-cell office:value-type="float" office:value="0.431737152517594">
                <text:p>0.431737152517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430646353521878">
                <text:p>0.430646353521878</text:p>
              </table:table-cell>
              <table:table-cell office:value-type="float" office:value="0.431280000243012">
                <text:p>0.431280000243012</text:p>
              </table:table-cell>
              <table:table-cell office:value-type="float" office:value="0.436713052284907">
                <text:p>0.436713052284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4356680757733">
                <text:p>0.4356680757733</text:p>
              </table:table-cell>
              <table:table-cell office:value-type="float" office:value="0.444890146829644">
                <text:p>0.444890146829644</text:p>
              </table:table-cell>
              <table:table-cell office:value-type="float" office:value="0.441679524665792">
                <text:p>0.441679524665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440689800874958">
                <text:p>0.440689800874958</text:p>
              </table:table-cell>
              <table:table-cell office:value-type="float" office:value="0.458310598332534">
                <text:p>0.458310598332534</text:p>
              </table:table-cell>
              <table:table-cell office:value-type="float" office:value="0.446656602549431">
                <text:p>0.446656602549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445711528730512">
                <text:p>0.445711528730512</text:p>
              </table:table-cell>
              <table:table-cell office:value-type="float" office:value="0.47064137558911">
                <text:p>0.47064137558911</text:p>
              </table:table-cell>
              <table:table-cell office:value-type="float" office:value="0.451624244035902">
                <text:p>0.451624244035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450733259247917">
                <text:p>0.450733259247917</text:p>
              </table:table-cell>
              <table:table-cell office:value-type="float" office:value="0.482962440305755">
                <text:p>0.482962440305755</text:p>
              </table:table-cell>
              <table:table-cell office:value-type="float" office:value="0.456602422364359">
                <text:p>0.456602422364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455744994423515">
                <text:p>0.455744994423515</text:p>
              </table:table-cell>
              <table:table-cell office:value-type="float" office:value="0.495283770912484">
                <text:p>0.495283770912484</text:p>
              </table:table-cell>
              <table:table-cell office:value-type="float" office:value="0.461571127915298">
                <text:p>0.461571127915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467847208907363">
                <text:p>0.467847208907363</text:p>
              </table:table-cell>
              <table:table-cell office:value-type="float" office:value="0.507615347482717">
                <text:p>0.507615347482717</text:p>
              </table:table-cell>
              <table:table-cell office:value-type="float" office:value="0.472686670486909">
                <text:p>0.472686670486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481927580772257">
                <text:p>0.481927580772257</text:p>
              </table:table-cell>
              <table:table-cell office:value-type="float" office:value="0.519937153520269">
                <text:p>0.519937153520269</text:p>
              </table:table-cell>
              <table:table-cell office:value-type="float" office:value="0.486559541552727">
                <text:p>0.486559541552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496008799693322">
                <text:p>0.496008799693322</text:p>
              </table:table-cell>
              <table:table-cell office:value-type="float" office:value="0.532259172654676">
                <text:p>0.532259172654676</text:p>
              </table:table-cell>
              <table:table-cell office:value-type="float" office:value="0.500436082287129">
                <text:p>0.500436082287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510090795520797">
                <text:p>0.510090795520797</text:p>
              </table:table-cell>
              <table:table-cell office:value-type="float" office:value="0.544591389565067">
                <text:p>0.544591389565067</text:p>
              </table:table-cell>
              <table:table-cell office:value-type="float" office:value="0.514316003892792">
                <text:p>0.514316003892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524173505639583">
                <text:p>0.524173505639583</text:p>
              </table:table-cell>
              <table:table-cell office:value-type="float" office:value="0.556293021994425">
                <text:p>0.556293021994425</text:p>
              </table:table-cell>
              <table:table-cell office:value-type="float" office:value="0.528199039252023">
                <text:p>0.5281990392520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538256873984495">
                <text:p>0.538256873984495</text:p>
              </table:table-cell>
              <table:table-cell office:value-type="float" office:value="0.567714367189355">
                <text:p>0.567714367189355</text:p>
              </table:table-cell>
              <table:table-cell office:value-type="float" office:value="0.542084946283366">
                <text:p>0.542084946283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52340850205967">
                <text:p>0.552340850205967</text:p>
              </table:table-cell>
              <table:table-cell office:value-type="float" office:value="0.57913575201153">
                <text:p>0.57913575201153</text:p>
              </table:table-cell>
              <table:table-cell office:value-type="float" office:value="0.55597351222123">
                <text:p>0.555973512221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66435388335298">
                <text:p>0.566435388335298</text:p>
              </table:table-cell>
              <table:table-cell office:value-type="float" office:value="0.590547175859812">
                <text:p>0.590547175859812</text:p>
              </table:table-cell>
              <table:table-cell office:value-type="float" office:value="0.569864540682091">
                <text:p>0.569864540682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580520448777207">
                <text:p>0.580520448777207</text:p>
              </table:table-cell>
              <table:table-cell office:value-type="float" office:value="0.601968635295528">
                <text:p>0.601968635295528</text:p>
              </table:table-cell>
              <table:table-cell office:value-type="float" office:value="0.583757856926731">
                <text:p>0.583757856926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594605993726972">
                <text:p>0.594605993726972</text:p>
              </table:table-cell>
              <table:table-cell office:value-type="float" office:value="0.613390127777429">
                <text:p>0.613390127777429</text:p>
              </table:table-cell>
              <table:table-cell office:value-type="float" office:value="0.597653301739027">
                <text:p>0.597653301739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608691989549074">
                <text:p>0.608691989549074</text:p>
              </table:table-cell>
              <table:table-cell office:value-type="float" office:value="0.624811653046652">
                <text:p>0.624811653046652</text:p>
              </table:table-cell>
              <table:table-cell office:value-type="float" office:value="0.611550729236043">
                <text:p>0.611550729236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622778405650035">
                <text:p>0.622778405650035</text:p>
              </table:table-cell>
              <table:table-cell office:value-type="float" office:value="0.636002883251334">
                <text:p>0.636002883251334</text:p>
              </table:table-cell>
              <table:table-cell office:value-type="float" office:value="0.625440007636172">
                <text:p>0.625440007636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636865214142216">
                <text:p>0.636865214142216</text:p>
              </table:table-cell>
              <table:table-cell office:value-type="float" office:value="0.646412998885264">
                <text:p>0.646412998885264</text:p>
              </table:table-cell>
              <table:table-cell office:value-type="float" office:value="0.639341016181513">
                <text:p>0.6393410161815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650952389551218">
                <text:p>0.650952389551218</text:p>
              </table:table-cell>
              <table:table-cell office:value-type="float" office:value="0.656823115922582">
                <text:p>0.656823115922582</text:p>
              </table:table-cell>
              <table:table-cell office:value-type="float" office:value="0.65324364456182">
                <text:p>0.653243644561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665039908560449">
                <text:p>0.665039908560449</text:p>
              </table:table-cell>
              <table:table-cell office:value-type="float" office:value="0.667233235132131">
                <text:p>0.667233235132131</text:p>
              </table:table-cell>
              <table:table-cell office:value-type="float" office:value="0.667147791022079">
                <text:p>0.667147791022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676165215271009">
                <text:p>0.676165215271009</text:p>
              </table:table-cell>
              <table:table-cell office:value-type="float" office:value="0.677643354778899">
                <text:p>0.677643354778899</text:p>
              </table:table-cell>
              <table:table-cell office:value-type="float" office:value="0.678592224051831">
                <text:p>0.678592224051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686601738741638">
                <text:p>0.686601738741638</text:p>
              </table:table-cell>
              <table:table-cell office:value-type="float" office:value="0.688053475643928">
                <text:p>0.688053475643928</text:p>
              </table:table-cell>
              <table:table-cell office:value-type="float" office:value="0.689677365725192">
                <text:p>0.689677365725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697040135510094">
                <text:p>0.697040135510094</text:p>
              </table:table-cell>
              <table:table-cell office:value-type="float" office:value="0.698463598494761">
                <text:p>0.698463598494761</text:p>
              </table:table-cell>
              <table:table-cell office:value-type="float" office:value="0.700763306869081">
                <text:p>0.7007633068690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70748032286475">
                <text:p>0.70748032286475</text:p>
              </table:table-cell>
              <table:table-cell office:value-type="float" office:value="0.708873721632168">
                <text:p>0.708873721632168</text:p>
              </table:table-cell>
              <table:table-cell office:value-type="float" office:value="0.711850010132022">
                <text:p>0.711850010132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717932222514744">
                <text:p>0.717932222514744</text:p>
              </table:table-cell>
              <table:table-cell office:value-type="float" office:value="0.718533760809859">
                <text:p>0.718533760809859</text:p>
              </table:table-cell>
              <table:table-cell office:value-type="float" office:value="0.722937440451281">
                <text:p>0.722937440451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728375761203652">
                <text:p>0.728375761203652</text:p>
              </table:table-cell>
              <table:table-cell office:value-type="float" office:value="0.727943775039591">
                <text:p>0.727943775039591</text:p>
              </table:table-cell>
              <table:table-cell office:value-type="float" office:value="0.734025564880379">
                <text:p>0.734025564880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738820868787726">
                <text:p>0.738820868787726</text:p>
              </table:table-cell>
              <table:table-cell office:value-type="float" office:value="0.737363790742562">
                <text:p>0.737363790742562</text:p>
              </table:table-cell>
              <table:table-cell office:value-type="float" office:value="0.745114352431954">
                <text:p>0.745114352431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749267480575268">
                <text:p>0.749267480575268</text:p>
              </table:table-cell>
              <table:table-cell office:value-type="float" office:value="0.746783808979707">
                <text:p>0.746783808979707</text:p>
              </table:table-cell>
              <table:table-cell office:value-type="float" office:value="0.756203773934407">
                <text:p>0.756203773934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759725532977509">
                <text:p>0.759725532977509</text:p>
              </table:table-cell>
              <table:table-cell office:value-type="float" office:value="0.756203828084472">
                <text:p>0.756203828084472</text:p>
              </table:table-cell>
              <table:table-cell office:value-type="float" office:value="0.767143250052427">
                <text:p>0.7671432500524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770174969378154">
                <text:p>0.770174969378154</text:p>
              </table:table-cell>
              <table:table-cell office:value-type="float" office:value="0.765623849587779">
                <text:p>0.765623849587779</text:p>
              </table:table-cell>
              <table:table-cell office:value-type="float" office:value="0.776507351220837">
                <text:p>0.7765073512208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780133817293476">
                <text:p>0.780133817293476</text:p>
              </table:table-cell>
              <table:table-cell office:value-type="float" office:value="0.77504387184791">
                <text:p>0.77504387184791</text:p>
              </table:table-cell>
              <table:table-cell office:value-type="float" office:value="0.785871504270259">
                <text:p>0.7858715042702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78855723478693">
                <text:p>0.78855723478693</text:p>
              </table:table-cell>
              <table:table-cell office:value-type="float" office:value="0.784253914494694">
                <text:p>0.784253914494694</text:p>
              </table:table-cell>
              <table:table-cell office:value-type="float" office:value="0.795235735382283">
                <text:p>0.795235735382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796980745026033">
                <text:p>0.796980745026033</text:p>
              </table:table-cell>
              <table:table-cell office:value-type="float" office:value="0.792954000176782">
                <text:p>0.792954000176782</text:p>
              </table:table-cell>
              <table:table-cell office:value-type="float" office:value="0.804590014370673">
                <text:p>0.804590014370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805404345100776">
                <text:p>0.805404345100776</text:p>
              </table:table-cell>
              <table:table-cell office:value-type="float" office:value="0.801654087289125">
                <text:p>0.801654087289125</text:p>
              </table:table-cell>
              <table:table-cell office:value-type="float" office:value="0.813954351329975">
                <text:p>0.813954351329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813828033415807">
                <text:p>0.813828033415807</text:p>
              </table:table-cell>
              <table:table-cell office:value-type="float" office:value="0.810364174731559">
                <text:p>0.810364174731559</text:p>
              </table:table-cell>
              <table:table-cell office:value-type="float" office:value="0.823318760811388">
                <text:p>0.8233187608113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822251800035123">
                <text:p>0.822251800035123</text:p>
              </table:table-cell>
              <table:table-cell office:value-type="float" office:value="0.819064263082794">
                <text:p>0.819064263082794</text:p>
              </table:table-cell>
              <table:table-cell office:value-type="float" office:value="0.832683210170591">
                <text:p>0.8326832101705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830675658266209">
                <text:p>0.830675658266209</text:p>
              </table:table-cell>
              <table:table-cell office:value-type="float" office:value="0.827764352023183">
                <text:p>0.827764352023183</text:p>
              </table:table-cell>
              <table:table-cell office:value-type="float" office:value="0.840734590118071">
                <text:p>0.840734590118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839099596084398">
                <text:p>0.839099596084398</text:p>
              </table:table-cell>
              <table:table-cell office:value-type="float" office:value="0.836474441242146">
                <text:p>0.836474441242146</text:p>
              </table:table-cell>
              <table:table-cell office:value-type="float" office:value="0.8486957766485">
                <text:p>0.84869577664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847523597937544">
                <text:p>0.847523597937544</text:p>
              </table:table-cell>
              <table:table-cell office:value-type="float" office:value="0.845174531308392">
                <text:p>0.845174531308392</text:p>
              </table:table-cell>
              <table:table-cell office:value-type="float" office:value="0.856666962108963">
                <text:p>0.856666962108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855947687609471">
                <text:p>0.855947687609471</text:p>
              </table:table-cell>
              <table:table-cell office:value-type="float" office:value="0.853274130436643">
                <text:p>0.853274130436643</text:p>
              </table:table-cell>
              <table:table-cell office:value-type="float" office:value="0.864628148989495">
                <text:p>0.864628148989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864101421966195">
                <text:p>0.864101421966195</text:p>
              </table:table-cell>
              <table:table-cell office:value-type="float" office:value="0.861253642339032">
                <text:p>0.861253642339032</text:p>
              </table:table-cell>
              <table:table-cell office:value-type="float" office:value="0.872599334786017">
                <text:p>0.872599334786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871243666878561">
                <text:p>0.871243666878561</text:p>
              </table:table-cell>
              <table:table-cell office:value-type="float" office:value="0.869223165657704">
                <text:p>0.869223165657704</text:p>
              </table:table-cell>
              <table:table-cell office:value-type="float" office:value="0.880560521997778">
                <text:p>0.8805605219977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878385912469571">
                <text:p>0.878385912469571</text:p>
              </table:table-cell>
              <table:table-cell office:value-type="float" office:value="0.877202698096717">
                <text:p>0.877202698096717</text:p>
              </table:table-cell>
              <table:table-cell office:value-type="float" office:value="0.888531708112322">
                <text:p>0.888531708112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885528172118764">
                <text:p>0.885528172118764</text:p>
              </table:table-cell>
              <table:table-cell office:value-type="float" office:value="0.885182241106322">
                <text:p>0.885182241106322</text:p>
              </table:table-cell>
              <table:table-cell office:value-type="float" office:value="0.895852389459335">
                <text:p>0.895852389459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89267045972408">
                <text:p>0.89267045972408</text:p>
              </table:table-cell>
              <table:table-cell office:value-type="float" office:value="0.893161792994131">
                <text:p>0.893161792994131</text:p>
              </table:table-cell>
              <table:table-cell office:value-type="float" office:value="0.90302293163629">
                <text:p>0.903022931636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899812746609538">
                <text:p>0.899812746609538</text:p>
              </table:table-cell>
              <table:table-cell office:value-type="float" office:value="0.901141354913001">
                <text:p>0.901141354913001</text:p>
              </table:table-cell>
              <table:table-cell office:value-type="float" office:value="0.910183475615768">
                <text:p>0.910183475615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906955061048231">
                <text:p>0.906955061048231</text:p>
              </table:table-cell>
              <table:table-cell office:value-type="float" office:value="0.908790785803999">
                <text:p>0.908790785803999</text:p>
              </table:table-cell>
              <table:table-cell office:value-type="float" office:value="0.917344020130398">
                <text:p>0.9173440201303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914097373896239">
                <text:p>0.914097373896239</text:p>
              </table:table-cell>
              <table:table-cell office:value-type="float" office:value="0.915909998890044">
                <text:p>0.915909998890044</text:p>
              </table:table-cell>
              <table:table-cell office:value-type="float" office:value="0.924504565167744">
                <text:p>0.9245045651677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921239713926837">
                <text:p>0.921239713926837</text:p>
              </table:table-cell>
              <table:table-cell office:value-type="float" office:value="0.923019234521925">
                <text:p>0.923019234521925</text:p>
              </table:table-cell>
              <table:table-cell office:value-type="float" office:value="0.931665094997124">
                <text:p>0.931665094997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928382051541821">
                <text:p>0.928382051541821</text:p>
              </table:table-cell>
              <table:table-cell office:value-type="float" office:value="0.930138490469032">
                <text:p>0.930138490469032</text:p>
              </table:table-cell>
              <table:table-cell office:value-type="float" office:value="0.938835639835323">
                <text:p>0.938835639835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935304067297903">
                <text:p>0.935304067297903</text:p>
              </table:table-cell>
              <table:table-cell office:value-type="float" office:value="0.93725776774333">
                <text:p>0.93725776774333</text:p>
              </table:table-cell>
              <table:table-cell office:value-type="float" office:value="0.945475264493472">
                <text:p>0.945475264493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941274581544089">
                <text:p>0.941274581544089</text:p>
              </table:table-cell>
              <table:table-cell office:value-type="float" office:value="0.944367064811051">
                <text:p>0.944367064811051</text:p>
              </table:table-cell>
              <table:table-cell office:value-type="float" office:value="0.951824386972723">
                <text:p>0.9518243869727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947245095896516">
                <text:p>0.947245095896516</text:p>
              </table:table-cell>
              <table:table-cell office:value-type="float" office:value="0.951486382065219">
                <text:p>0.951486382065219</text:p>
              </table:table-cell>
              <table:table-cell office:value-type="float" office:value="0.958183535341743">
                <text:p>0.9581835353417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953215610353188">
                <text:p>0.953215610353188</text:p>
              </table:table-cell>
              <table:table-cell office:value-type="float" office:value="0.95860571806674">
                <text:p>0.95860571806674</text:p>
              </table:table-cell>
              <table:table-cell office:value-type="float" office:value="0.964532680861048">
                <text:p>0.9645326808610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959176126018575">
                <text:p>0.959176126018575</text:p>
              </table:table-cell>
              <table:table-cell office:value-type="float" office:value="0.96489488920612">
                <text:p>0.96489488920612</text:p>
              </table:table-cell>
              <table:table-cell office:value-type="float" office:value="0.970891836455535">
                <text:p>0.9708918364555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965146625811851">
                <text:p>0.965146625811851</text:p>
              </table:table-cell>
              <table:table-cell office:value-type="float" office:value="0.971104070044117">
                <text:p>0.971104070044117</text:p>
              </table:table-cell>
              <table:table-cell office:value-type="float" office:value="0.977241004226184">
                <text:p>0.9772410042261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971117140578314">
                <text:p>0.971117140578314</text:p>
              </table:table-cell>
              <table:table-cell office:value-type="float" office:value="0.977313279858122">
                <text:p>0.977313279858122</text:p>
              </table:table-cell>
              <table:table-cell office:value-type="float" office:value="0.983600181671394">
                <text:p>0.9836001816713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977087655441414">
                <text:p>0.977087655441414</text:p>
              </table:table-cell>
              <table:table-cell office:value-type="float" office:value="0.983522517554331">
                <text:p>0.983522517554331</text:p>
              </table:table-cell>
              <table:table-cell office:value-type="float" office:value="0.989558834772345">
                <text:p>0.989558834772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983058170399392">
                <text:p>0.983058170399392</text:p>
              </table:table-cell>
              <table:table-cell office:value-type="float" office:value="0.989731782607975">
                <text:p>0.989731782607975</text:p>
              </table:table-cell>
              <table:table-cell office:value-type="float" office:value="0.995116947409198">
                <text:p>0.9951169474091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989028685450528">
                <text:p>0.989028685450528</text:p>
              </table:table-cell>
              <table:table-cell office:value-type="float" office:value="0.995931074146981">
                <text:p>0.995931074146981</text:p>
              </table:table-cell>
              <table:table-cell office:value-type="float" office:value="1.00070509992155">
                <text:p>1.00070509992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994818953794609">
                <text:p>0.994818953794609</text:p>
              </table:table-cell>
              <table:table-cell office:value-type="float" office:value="1.0021103927129">
                <text:p>1.0021103927129</text:p>
              </table:table-cell>
              <table:table-cell office:value-type="float" office:value="1.00620328954392">
                <text:p>1.006203289543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999687878788175">
                <text:p>0.999687878788175</text:p>
              </table:table-cell>
              <table:table-cell office:value-type="float" office:value="1.00800967923069">
                <text:p>1.00800967923069</text:p>
              </table:table-cell>
              <table:table-cell office:value-type="float" office:value="1.01180148196175">
                <text:p>1.01180148196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1.00450682088326">
                <text:p>1.00450682088326</text:p>
              </table:table-cell>
              <table:table-cell office:value-type="float" office:value="1.01330892861676">
                <text:p>1.01330892861676</text:p>
              </table:table-cell>
              <table:table-cell office:value-type="float" office:value="1.01739971571453">
                <text:p>1.017399715714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1.00940576605446">
                <text:p>1.00940576605446</text:p>
              </table:table-cell>
              <table:table-cell office:value-type="float" office:value="1.01860821249099">
                <text:p>1.01860821249099</text:p>
              </table:table-cell>
              <table:table-cell office:value-type="float" office:value="1.02289797176893">
                <text:p>1.022897971768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1.0143047227658">
                <text:p>1.0143047227658</text:p>
              </table:table-cell>
              <table:table-cell office:value-type="float" office:value="1.02400752915115">
                <text:p>1.02400752915115</text:p>
              </table:table-cell>
              <table:table-cell office:value-type="float" office:value="1.02819599906827">
                <text:p>1.02819599906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1.01910370102556">
                <text:p>1.01910370102556</text:p>
              </table:table-cell>
              <table:table-cell office:value-type="float" office:value="1.02930687925139">
                <text:p>1.02930687925139</text:p>
              </table:table-cell>
              <table:table-cell office:value-type="float" office:value="1.03299360445068">
                <text:p>1.032993604450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1.02400268017276">
                <text:p>1.02400268017276</text:p>
              </table:table-cell>
              <table:table-cell office:value-type="float" office:value="1.03470626162215">
                <text:p>1.03470626162215</text:p>
              </table:table-cell>
              <table:table-cell office:value-type="float" office:value="1.03779123869929">
                <text:p>1.037791238699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1.02890167037283">
                <text:p>1.02890167037283</text:p>
              </table:table-cell>
              <table:table-cell office:value-type="float" office:value="1.04000567632259">
                <text:p>1.04000567632259</text:p>
              </table:table-cell>
              <table:table-cell office:value-type="float" office:value="1.04258891489215">
                <text:p>1.042588914892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1.03370068120757">
                <text:p>1.03370068120757</text:p>
              </table:table-cell>
              <table:table-cell office:value-type="float" office:value="1.04540512238594">
                <text:p>1.04540512238594</text:p>
              </table:table-cell>
              <table:table-cell office:value-type="float" office:value="1.0473866453149">
                <text:p>1.0473866453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1.03859967904915">
                <text:p>1.03859967904915</text:p>
              </table:table-cell>
              <table:table-cell office:value-type="float" office:value="1.04990452332944">
                <text:p>1.04990452332944</text:p>
              </table:table-cell>
              <table:table-cell office:value-type="float" office:value="1.05218440348116">
                <text:p>1.05218440348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1.04329855535221">
                <text:p>1.04329855535221</text:p>
              </table:table-cell>
              <table:table-cell office:value-type="float" office:value="1.05450396212935">
                <text:p>1.05450396212935</text:p>
              </table:table-cell>
              <table:table-cell office:value-type="float" office:value="1.05698220189557">
                <text:p>1.056982201895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4719637549459">
                <text:p>1.04719637549459</text:p>
              </table:table-cell>
              <table:table-cell office:value-type="float" office:value="1.059003440901">
                <text:p>1.059003440901</text:p>
              </table:table-cell>
              <table:table-cell office:value-type="float" office:value="1.06157995687607">
                <text:p>1.061579956876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1.05099423760361">
                <text:p>1.05099423760361</text:p>
              </table:table-cell>
              <table:table-cell office:value-type="float" office:value="1.06350295818609">
                <text:p>1.06350295818609</text:p>
              </table:table-cell>
              <table:table-cell office:value-type="float" office:value="1.06567736734952">
                <text:p>1.065677367349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1.05489212314862">
                <text:p>1.05489212314862</text:p>
              </table:table-cell>
              <table:table-cell office:value-type="float" office:value="1.0681025137501">
                <text:p>1.0681025137501</text:p>
              </table:table-cell>
              <table:table-cell office:value-type="float" office:value="1.06977484253276">
                <text:p>1.069774842532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1.05869003643607">
                <text:p>1.05869003643607</text:p>
              </table:table-cell>
              <table:table-cell office:value-type="float" office:value="1.07260210716799">
                <text:p>1.07260210716799</text:p>
              </table:table-cell>
              <table:table-cell office:value-type="float" office:value="1.07377237629257">
                <text:p>1.073772376292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1.06258798613385">
                <text:p>1.06258798613385</text:p>
              </table:table-cell>
              <table:table-cell office:value-type="float" office:value="1.07710173810323">
                <text:p>1.07710173810323</text:p>
              </table:table-cell>
              <table:table-cell office:value-type="float" office:value="1.07786994291566">
                <text:p>1.07786994291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1.06638597547089">
                <text:p>1.06638597547089</text:p>
              </table:table-cell>
              <table:table-cell office:value-type="float" office:value="1.08130138825828">
                <text:p>1.08130138825828</text:p>
              </table:table-cell>
              <table:table-cell office:value-type="float" office:value="1.08186757806305">
                <text:p>1.08186757806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.070283987764">
                <text:p>1.070283987764</text:p>
              </table:table-cell>
              <table:table-cell office:value-type="float" office:value="1.08500106498014">
                <text:p>1.08500106498014</text:p>
              </table:table-cell>
              <table:table-cell office:value-type="float" office:value="1.08596525682224">
                <text:p>1.08596525682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.07408203859156">
                <text:p>1.07408203859156</text:p>
              </table:table-cell>
              <table:table-cell office:value-type="float" office:value="1.08880078530431">
                <text:p>1.08880078530431</text:p>
              </table:table-cell>
              <table:table-cell office:value-type="float" office:value="1.08996296939667">
                <text:p>1.08996296939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1.07798009994665">
                <text:p>1.07798009994665</text:p>
              </table:table-cell>
              <table:table-cell office:value-type="float" office:value="1.09260054890296">
                <text:p>1.09260054890296</text:p>
              </table:table-cell>
              <table:table-cell office:value-type="float" office:value="1.0933604593198">
                <text:p>1.09336045931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1.08177812697475">
                <text:p>1.08177812697475</text:p>
              </table:table-cell>
              <table:table-cell office:value-type="float" office:value="1.09630035538271">
                <text:p>1.09630035538271</text:p>
              </table:table-cell>
              <table:table-cell office:value-type="float" office:value="1.09665801342077">
                <text:p>1.096658013420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.08467544493687">
                <text:p>1.08467544493687</text:p>
              </table:table-cell>
              <table:table-cell office:value-type="float" office:value="1.10010020416699">
                <text:p>1.10010020416699</text:p>
              </table:table-cell>
              <table:table-cell office:value-type="float" office:value="1.10005563039739">
                <text:p>1.100055630397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0876728102812">
                <text:p>1.0876728102812</text:p>
              </table:table-cell>
              <table:table-cell office:value-type="float" office:value="1.10390009490257">
                <text:p>1.10390009490257</text:p>
              </table:table-cell>
              <table:table-cell office:value-type="float" office:value="1.1034532948997">
                <text:p>1.10345329489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.09057023622002">
                <text:p>1.09057023622002</text:p>
              </table:table-cell>
              <table:table-cell office:value-type="float" office:value="1.10760002697094">
                <text:p>1.10760002697094</text:p>
              </table:table-cell>
              <table:table-cell office:value-type="float" office:value="1.10675103089358">
                <text:p>1.106751030893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1.09346771537206">
                <text:p>1.09346771537206</text:p>
              </table:table-cell>
              <table:table-cell office:value-type="float" office:value="1.11060000015103">
                <text:p>1.11060000015103</text:p>
              </table:table-cell>
              <table:table-cell office:value-type="float" office:value="1.11014880898914">
                <text:p>1.110148808989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1.09646524136472">
                <text:p>1.09646524136472</text:p>
              </table:table-cell>
              <table:table-cell office:value-type="float" office:value="1.11370001938621">
                <text:p>1.11370001938621</text:p>
              </table:table-cell>
              <table:table-cell office:value-type="float" office:value="1.11344664751572">
                <text:p>1.113446647515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1.09936282591736">
                <text:p>1.09936282591736</text:p>
              </table:table-cell>
              <table:table-cell office:value-type="float" office:value="1.11670008430101">
                <text:p>1.11670008430101</text:p>
              </table:table-cell>
              <table:table-cell office:value-type="float" office:value="1.11624440865682">
                <text:p>1.116244408656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1.10236045694002">
                <text:p>1.10236045694002</text:p>
              </table:table-cell>
              <table:table-cell office:value-type="float" office:value="1.11980019451668">
                <text:p>1.11980019451668</text:p>
              </table:table-cell>
              <table:table-cell office:value-type="float" office:value="1.11894221678871">
                <text:p>1.11894221678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1.105258155475">
                <text:p>1.105258155475</text:p>
              </table:table-cell>
              <table:table-cell office:value-type="float" office:value="1.12290034965">
                <text:p>1.12290034965</text:p>
              </table:table-cell>
              <table:table-cell office:value-type="float" office:value="1.12174008201512">
                <text:p>1.121740082015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1.10825588963019">
                <text:p>1.10825588963019</text:p>
              </table:table-cell>
              <table:table-cell office:value-type="float" office:value="1.12590054943201">
                <text:p>1.12590054943201</text:p>
              </table:table-cell>
              <table:table-cell office:value-type="float" office:value="1.12443801041687">
                <text:p>1.124438010416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1.11115364046742">
                <text:p>1.11115364046742</text:p>
              </table:table-cell>
              <table:table-cell office:value-type="float" office:value="1.12900079331884">
                <text:p>1.12900079331884</text:p>
              </table:table-cell>
              <table:table-cell office:value-type="float" office:value="1.12713599945639">
                <text:p>1.12713599945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1.11325098145746">
                <text:p>1.11325098145746</text:p>
              </table:table-cell>
              <table:table-cell office:value-type="float" office:value="1.13160108690234">
                <text:p>1.13160108690234</text:p>
              </table:table-cell>
              <table:table-cell office:value-type="float" office:value="1.12983404708366">
                <text:p>1.129834047083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1.11544839991862">
                <text:p>1.11544839991862</text:p>
              </table:table-cell>
              <table:table-cell office:value-type="float" office:value="1.13400143047592">
                <text:p>1.13400143047592</text:p>
              </table:table-cell>
              <table:table-cell office:value-type="float" office:value="1.13253215444985">
                <text:p>1.132532154449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1.11754588546914">
                <text:p>1.11754588546914</text:p>
              </table:table-cell>
              <table:table-cell office:value-type="float" office:value="1.1365018199498">
                <text:p>1.1365018199498</text:p>
              </table:table-cell>
              <table:table-cell office:value-type="float" office:value="1.13483026963946">
                <text:p>1.134830269639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1.11974344762361">
                <text:p>1.11974344762361</text:p>
              </table:table-cell>
              <table:table-cell office:value-type="float" office:value="1.13890225565186">
                <text:p>1.13890225565186</text:p>
              </table:table-cell>
              <table:table-cell office:value-type="float" office:value="1.13702842956553">
                <text:p>1.137028429565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1.12194107670601">
                <text:p>1.12194107670601</text:p>
              </table:table-cell>
              <table:table-cell office:value-type="float" office:value="1.14130273678825">
                <text:p>1.14130273678825</text:p>
              </table:table-cell>
              <table:table-cell office:value-type="float" office:value="1.13912665365018">
                <text:p>1.139126653650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.12403878027807">
                <text:p>1.12403878027807</text:p>
              </table:table-cell>
              <table:table-cell office:value-type="float" office:value="1.14370326325075">
                <text:p>1.14370326325075</text:p>
              </table:table-cell>
              <table:table-cell office:value-type="float" office:value="1.14132493531481">
                <text:p>1.141324935314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1.1262365508197">
                <text:p>1.1262365508197</text:p>
              </table:table-cell>
              <table:table-cell office:value-type="float" office:value="1.14610383501322">
                <text:p>1.14610383501322</text:p>
              </table:table-cell>
              <table:table-cell office:value-type="float" office:value="1.1434232794524">
                <text:p>1.14342327945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1.12833439462776">
                <text:p>1.12833439462776</text:p>
              </table:table-cell>
              <table:table-cell office:value-type="float" office:value="1.14850445185243">
                <text:p>1.14850445185243</text:p>
              </table:table-cell>
              <table:table-cell office:value-type="float" office:value="1.14562168211539">
                <text:p>1.14562168211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1.13053230576201">
                <text:p>1.13053230576201</text:p>
              </table:table-cell>
              <table:table-cell office:value-type="float" office:value="1.15030511919718">
                <text:p>1.15030511919718</text:p>
              </table:table-cell>
              <table:table-cell office:value-type="float" office:value="1.14772014564529">
                <text:p>1.147720145645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.13263027649902">
                <text:p>1.13263027649902</text:p>
              </table:table-cell>
              <table:table-cell office:value-type="float" office:value="1.15220583179517">
                <text:p>1.15220583179517</text:p>
              </table:table-cell>
              <table:table-cell office:value-type="float" office:value="1.14951865723462">
                <text:p>1.149518657234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1.13412805666325">
                <text:p>1.13412805666325</text:p>
              </table:table-cell>
              <table:table-cell office:value-type="float" office:value="1.15400658976455">
                <text:p>1.15400658976455</text:p>
              </table:table-cell>
              <table:table-cell office:value-type="float" office:value="1.15121721925632">
                <text:p>1.151217219256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1.13562592411977">
                <text:p>1.13562592411977</text:p>
              </table:table-cell>
              <table:table-cell office:value-type="float" office:value="1.15590739246533">
                <text:p>1.15590739246533</text:p>
              </table:table-cell>
              <table:table-cell office:value-type="float" office:value="1.15281584284674">
                <text:p>1.152815842846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1.13712387787559">
                <text:p>1.13712387787559</text:p>
              </table:table-cell>
              <table:table-cell office:value-type="float" office:value="1.15770824057601">
                <text:p>1.15770824057601</text:p>
              </table:table-cell>
              <table:table-cell office:value-type="float" office:value="1.15451452430847">
                <text:p>1.154514524308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1.13862191891119">
                <text:p>1.13862191891119</text:p>
              </table:table-cell>
              <table:table-cell office:value-type="float" office:value="1.15960913213221">
                <text:p>1.15960913213221</text:p>
              </table:table-cell>
              <table:table-cell office:value-type="float" office:value="1.15611326554403">
                <text:p>1.15611326554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1.14012004620953">
                <text:p>1.14012004620953</text:p>
              </table:table-cell>
              <table:table-cell office:value-type="float" office:value="1.16141006919625">
                <text:p>1.16141006919625</text:p>
              </table:table-cell>
              <table:table-cell office:value-type="float" office:value="1.15781206487381">
                <text:p>1.15781206487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1.14161825886541">
                <text:p>1.14161825886541</text:p>
              </table:table-cell>
              <table:table-cell office:value-type="float" office:value="1.16291104809216">
                <text:p>1.16291104809216</text:p>
              </table:table-cell>
              <table:table-cell office:value-type="float" office:value="1.15941092373774">
                <text:p>1.159410923737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1.1431165576995">
                <text:p>1.1431165576995</text:p>
              </table:table-cell>
              <table:table-cell office:value-type="float" office:value="1.16431206980871">
                <text:p>1.16431206980871</text:p>
              </table:table-cell>
              <table:table-cell office:value-type="float" office:value="1.16080983914867">
                <text:p>1.160809839148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1.14451494308823">
                <text:p>1.14451494308823</text:p>
              </table:table-cell>
              <table:table-cell office:value-type="float" office:value="1.16571313540219">
                <text:p>1.16571313540219</text:p>
              </table:table-cell>
              <table:table-cell office:value-type="float" office:value="1.16210881049712">
                <text:p>1.162108810497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1.14601341146711">
                <text:p>1.14601341146711</text:p>
              </table:table-cell>
              <table:table-cell office:value-type="float" office:value="1.16711424471458">
                <text:p>1.16711424471458</text:p>
              </table:table-cell>
              <table:table-cell office:value-type="float" office:value="1.16330784035912">
                <text:p>1.163307840359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1.14751196494679">
                <text:p>1.14751196494679</text:p>
              </table:table-cell>
              <table:table-cell office:value-type="float" office:value="1.16841539890644">
                <text:p>1.16841539890644</text:p>
              </table:table-cell>
              <table:table-cell office:value-type="float" office:value="1.16450692770899">
                <text:p>1.164506927708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.14851047619525">
                <text:p>1.14851047619525</text:p>
              </table:table-cell>
              <table:table-cell office:value-type="float" office:value="1.16981659528629">
                <text:p>1.16981659528629</text:p>
              </table:table-cell>
              <table:table-cell office:value-type="float" office:value="1.16570607204657">
                <text:p>1.16570607204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.14940908946955">
                <text:p>1.14940908946955</text:p>
              </table:table-cell>
              <table:table-cell office:value-type="float" office:value="1.17121783491896">
                <text:p>1.17121783491896</text:p>
              </table:table-cell>
              <table:table-cell office:value-type="float" office:value="1.16690527386283">
                <text:p>1.166905273862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.1504078014456">
                <text:p>1.1504078014456</text:p>
              </table:table-cell>
              <table:table-cell office:value-type="float" office:value="1.17251911642462">
                <text:p>1.17251911642462</text:p>
              </table:table-cell>
              <table:table-cell office:value-type="float" office:value="1.16810453263687">
                <text:p>1.168104532636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.15140661277643">
                <text:p>1.15140661277643</text:p>
              </table:table-cell>
              <table:table-cell office:value-type="float" office:value="1.17352043668634">
                <text:p>1.17352043668634</text:p>
              </table:table-cell>
              <table:table-cell office:value-type="float" office:value="1.16930384742383">
                <text:p>1.16930384742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1.15230552368302">
                <text:p>1.15230552368302</text:p>
              </table:table-cell>
              <table:table-cell office:value-type="float" office:value="1.1744218017118">
                <text:p>1.1744218017118</text:p>
              </table:table-cell>
              <table:table-cell office:value-type="float" office:value="1.17010321840911">
                <text:p>1.170103218409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1.1533045325826">
                <text:p>1.1533045325826</text:p>
              </table:table-cell>
              <table:table-cell office:value-type="float" office:value="1.17542320716857">
                <text:p>1.17542320716857</text:p>
              </table:table-cell>
              <table:table-cell office:value-type="float" office:value="1.17100264564886">
                <text:p>1.171002645648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1.15420364069821">
                <text:p>1.15420364069821</text:p>
              </table:table-cell>
              <table:table-cell office:value-type="float" office:value="1.1764246559267">
                <text:p>1.1764246559267</text:p>
              </table:table-cell>
              <table:table-cell office:value-type="float" office:value="1.1719021295325">
                <text:p>1.1719021295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1.15520284676465">
                <text:p>1.15520284676465</text:p>
              </table:table-cell>
              <table:table-cell office:value-type="float" office:value="1.17742614726795">
                <text:p>1.17742614726795</text:p>
              </table:table-cell>
              <table:table-cell office:value-type="float" office:value="1.17270166966932">
                <text:p>1.172701669669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1.15610215110605">
                <text:p>1.15610215110605</text:p>
              </table:table-cell>
              <table:table-cell office:value-type="float" office:value="1.17832768343293">
                <text:p>1.17832768343293</text:p>
              </table:table-cell>
              <table:table-cell office:value-type="float" office:value="1.17360126582315">
                <text:p>1.17360126582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1.15710155304435">
                <text:p>1.15710155304435</text:p>
              </table:table-cell>
              <table:table-cell office:value-type="float" office:value="1.17932925904231">
                <text:p>1.17932925904231</text:p>
              </table:table-cell>
              <table:table-cell office:value-type="float" office:value="1.17450091817161">
                <text:p>1.17450091817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1.1577010204178">
                <text:p>1.1577010204178</text:p>
              </table:table-cell>
              <table:table-cell office:value-type="float" office:value="1.18013088572582">
                <text:p>1.18013088572582</text:p>
              </table:table-cell>
              <table:table-cell office:value-type="float" office:value="1.17530062595448">
                <text:p>1.175300625954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1.15820059896739">
                <text:p>1.15820059896739</text:p>
              </table:table-cell>
              <table:table-cell office:value-type="float" office:value="1.18073256078576">
                <text:p>1.18073256078576</text:p>
              </table:table-cell>
              <table:table-cell office:value-type="float" office:value="1.17590038805045">
                <text:p>1.17590038805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1.15880028925795">
                <text:p>1.15880028925795</text:p>
              </table:table-cell>
              <table:table-cell office:value-type="float" office:value="1.18143427705491">
                <text:p>1.18143427705491</text:p>
              </table:table-cell>
              <table:table-cell office:value-type="float" office:value="1.17650020684298">
                <text:p>1.176500206842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1.15930009110332">
                <text:p>1.15930009110332</text:p>
              </table:table-cell>
              <table:table-cell office:value-type="float" office:value="1.18213603635034">
                <text:p>1.18213603635034</text:p>
              </table:table-cell>
              <table:table-cell office:value-type="float" office:value="1.17710008222853">
                <text:p>1.177100082228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1.15980000434824">
                <text:p>1.15980000434824</text:p>
              </table:table-cell>
              <table:table-cell office:value-type="float" office:value="1.18273784179471">
                <text:p>1.18273784179471</text:p>
              </table:table-cell>
              <table:table-cell office:value-type="float" office:value="1.1777000141125">
                <text:p>1.1777000141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1.16040002884625">
                <text:p>1.16040002884625</text:p>
              </table:table-cell>
              <table:table-cell office:value-type="float" office:value="1.18343968706716">
                <text:p>1.18343968706716</text:p>
              </table:table-cell>
              <table:table-cell office:value-type="float" office:value="1.17830000240912">
                <text:p>1.178300002409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1.16090016444687">
                <text:p>1.16090016444687</text:p>
              </table:table-cell>
              <table:table-cell office:value-type="float" office:value="1.18414157430214">
                <text:p>1.18414157430214</text:p>
              </table:table-cell>
              <table:table-cell office:value-type="float" office:value="1.17890004703353">
                <text:p>1.178900047033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1.1615004109708">
                <text:p>1.1615004109708</text:p>
              </table:table-cell>
              <table:table-cell office:value-type="float" office:value="1.18474352246594">
                <text:p>1.18474352246594</text:p>
              </table:table-cell>
              <table:table-cell office:value-type="float" office:value="1.17940014801057">
                <text:p>1.179400148010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1.16200076837225">
                <text:p>1.16200076837225</text:p>
              </table:table-cell>
              <table:table-cell office:value-type="float" office:value="1.18514555345789">
                <text:p>1.18514555345789</text:p>
              </table:table-cell>
              <table:table-cell office:value-type="float" office:value="1.17980030935967">
                <text:p>1.179800309359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1.16260123618598">
                <text:p>1.16260123618598</text:p>
              </table:table-cell>
              <table:table-cell office:value-type="float" office:value="1.18554763005499">
                <text:p>1.18554763005499</text:p>
              </table:table-cell>
              <table:table-cell office:value-type="float" office:value="1.18020052944422">
                <text:p>1.180200529444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1.16280185497315">
                <text:p>1.16280185497315</text:p>
              </table:table-cell>
              <table:table-cell office:value-type="float" office:value="1.18604974801608">
                <text:p>1.18604974801608</text:p>
              </table:table-cell>
              <table:table-cell office:value-type="float" office:value="1.18060080817606">
                <text:p>1.180600808176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1.16310260085862">
                <text:p>1.16310260085862</text:p>
              </table:table-cell>
              <table:table-cell office:value-type="float" office:value="1.18645191550311">
                <text:p>1.18645191550311</text:p>
              </table:table-cell>
              <table:table-cell office:value-type="float" office:value="1.18100114551003">
                <text:p>1.181001145510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1.16330347254608">
                <text:p>1.16330347254608</text:p>
              </table:table-cell>
              <table:table-cell office:value-type="float" office:value="1.18695412389233">
                <text:p>1.18695412389233</text:p>
              </table:table-cell>
              <table:table-cell office:value-type="float" office:value="1.18130154151705">
                <text:p>1.181301541517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1.16360446942679">
                <text:p>1.16360446942679</text:p>
              </table:table-cell>
              <table:table-cell office:value-type="float" office:value="1.18735638206943">
                <text:p>1.18735638206943</text:p>
              </table:table-cell>
              <table:table-cell office:value-type="float" office:value="1.18170199591505">
                <text:p>1.181701995915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1.16380559210757">
                <text:p>1.16380559210757</text:p>
              </table:table-cell>
              <table:table-cell office:value-type="float" office:value="1.18775868561295">
                <text:p>1.18775868561295</text:p>
              </table:table-cell>
              <table:table-cell office:value-type="float" office:value="1.18210250874159">
                <text:p>1.18210250874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1.16400684022485">
                <text:p>1.16400684022485</text:p>
              </table:table-cell>
              <table:table-cell office:value-type="float" office:value="1.18806113087837">
                <text:p>1.18806113087837</text:p>
              </table:table-cell>
              <table:table-cell office:value-type="float" office:value="1.18240310192022">
                <text:p>1.182403101920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1.16430821300815">
                <text:p>1.16430821300815</text:p>
              </table:table-cell>
              <table:table-cell office:value-type="float" office:value="1.18836365646211">
                <text:p>1.18836365646211</text:p>
              </table:table-cell>
              <table:table-cell office:value-type="float" office:value="1.18260376115703">
                <text:p>1.182603761157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1.16450971167475">
                <text:p>1.16450971167475</text:p>
              </table:table-cell>
              <table:table-cell office:value-type="float" office:value="1.18866622195173">
                <text:p>1.18866622195173</text:p>
              </table:table-cell>
              <table:table-cell office:value-type="float" office:value="1.18280448346077">
                <text:p>1.182804483460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1.16481133459885">
                <text:p>1.16481133459885</text:p>
              </table:table-cell>
              <table:table-cell office:value-type="float" office:value="1.18886884324386">
                <text:p>1.18886884324386</text:p>
              </table:table-cell>
              <table:table-cell office:value-type="float" office:value="1.18300526932673">
                <text:p>1.18300526932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1.16501308351181">
                <text:p>1.16501308351181</text:p>
              </table:table-cell>
              <table:table-cell office:value-type="float" office:value="1.18917151990955">
                <text:p>1.18917151990955</text:p>
              </table:table-cell>
              <table:table-cell office:value-type="float" office:value="1.18330611795343">
                <text:p>1.183306117953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1.16501508195559">
                <text:p>1.16501508195559</text:p>
              </table:table-cell>
              <table:table-cell office:value-type="float" office:value="1.18947423575334">
                <text:p>1.18947423575334</text:p>
              </table:table-cell>
              <table:table-cell office:value-type="float" office:value="1.18350702992109">
                <text:p>1.183507029921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1.16511723176979">
                <text:p>1.16511723176979</text:p>
              </table:table-cell>
              <table:table-cell office:value-type="float" office:value="1.18967700797149">
                <text:p>1.18967700797149</text:p>
              </table:table-cell>
              <table:table-cell office:value-type="float" office:value="1.18370800541838">
                <text:p>1.183708005418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1.16511952681699">
                <text:p>1.16511952681699</text:p>
              </table:table-cell>
              <table:table-cell office:value-type="float" office:value="1.18987992321957">
                <text:p>1.18987992321957</text:p>
              </table:table-cell>
              <table:table-cell office:value-type="float" office:value="1.18390909184111">
                <text:p>1.18390909184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1.16512196467908">
                <text:p>1.16512196467908</text:p>
              </table:table-cell>
              <table:table-cell office:value-type="float" office:value="1.19008302199847">
                <text:p>1.19008302199847</text:p>
              </table:table-cell>
              <table:table-cell office:value-type="float" office:value="1.18401026593111">
                <text:p>1.184010265931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1.16522454379249">
                <text:p>1.16522454379249</text:p>
              </table:table-cell>
              <table:table-cell office:value-type="float" office:value="1.19028617917247">
                <text:p>1.19028617917247</text:p>
              </table:table-cell>
              <table:table-cell office:value-type="float" office:value="1.18411151118864">
                <text:p>1.184111511188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1.16522726813552">
                <text:p>1.16522726813552</text:p>
              </table:table-cell>
              <table:table-cell office:value-type="float" office:value="1.19038940222139">
                <text:p>1.19038940222139</text:p>
              </table:table-cell>
              <table:table-cell office:value-type="float" office:value="1.18421282759545">
                <text:p>1.184212827595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1.16523013654134">
                <text:p>1.16523013654134</text:p>
              </table:table-cell>
              <table:table-cell office:value-type="float" office:value="1.19059267636963">
                <text:p>1.19059267636963</text:p>
              </table:table-cell>
              <table:table-cell office:value-type="float" office:value="1.18431421513328">
                <text:p>1.184314215133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1.16533314476111">
                <text:p>1.16533314476111</text:p>
              </table:table-cell>
              <table:table-cell office:value-type="float" office:value="1.19069601689138">
                <text:p>1.19069601689138</text:p>
              </table:table-cell>
              <table:table-cell office:value-type="float" office:value="1.18451567297506">
                <text:p>1.184515672975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1.16533629889609">
                <text:p>1.16533629889609</text:p>
              </table:table-cell>
              <table:table-cell office:value-type="float" office:value="1.19089940791362">
                <text:p>1.19089940791362</text:p>
              </table:table-cell>
              <table:table-cell office:value-type="float" office:value="1.1846172026156">
                <text:p>1.18461720261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1.16533959635904">
                <text:p>1.16533959635904</text:p>
              </table:table-cell>
              <table:table-cell office:value-type="float" office:value="1.19100286582737">
                <text:p>1.19100286582737</text:p>
              </table:table-cell>
              <table:table-cell office:value-type="float" office:value="1.18471888059246">
                <text:p>1.184718880592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1.16524328011321">
                <text:p>1.16524328011321</text:p>
              </table:table-cell>
              <table:table-cell office:value-type="float" office:value="1.19110670355304">
                <text:p>1.19110670355304</text:p>
              </table:table-cell>
              <table:table-cell office:value-type="float" office:value="1.18472069375245">
                <text:p>1.18472069375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1.16514715949918">
                <text:p>1.16514715949918</text:p>
              </table:table-cell>
              <table:table-cell office:value-type="float" office:value="1.19121065210818">
                <text:p>1.19121065210818</text:p>
              </table:table-cell>
              <table:table-cell office:value-type="float" office:value="1.18482258811993">
                <text:p>1.184822588119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1.16505120571115">
                <text:p>1.16505120571115</text:p>
              </table:table-cell>
              <table:table-cell office:value-type="float" office:value="1.19131467204975">
                <text:p>1.19131467204975</text:p>
              </table:table-cell>
              <table:table-cell office:value-type="float" office:value="1.18482456734067">
                <text:p>1.18482456734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1.16495541879035">
                <text:p>1.16495541879035</text:p>
              </table:table-cell>
              <table:table-cell office:value-type="float" office:value="1.19141874924017">
                <text:p>1.19141874924017</text:p>
              </table:table-cell>
              <table:table-cell office:value-type="float" office:value="1.18492662742032">
                <text:p>1.184926627420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1.16485979877795">
                <text:p>1.16485979877795</text:p>
              </table:table-cell>
              <table:table-cell office:value-type="float" office:value="1.19152291165382">
                <text:p>1.19152291165382</text:p>
              </table:table-cell>
              <table:table-cell office:value-type="float" office:value="1.18492877267212">
                <text:p>1.18492877267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1.16476433520434">
                <text:p>1.16476433520434</text:p>
              </table:table-cell>
              <table:table-cell office:value-type="float" office:value="1.19162714539784">
                <text:p>1.19162714539784</text:p>
              </table:table-cell>
              <table:table-cell office:value-type="float" office:value="1.18503099840624">
                <text:p>1.185030998406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1.16466904875334">
                <text:p>1.16466904875334</text:p>
              </table:table-cell>
              <table:table-cell office:value-type="float" office:value="1.19173143560158">
                <text:p>1.19173143560158</text:p>
              </table:table-cell>
              <table:table-cell office:value-type="float" office:value="1.18503341020507">
                <text:p>1.185033410205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1.16457392933381">
                <text:p>1.16457392933381</text:p>
              </table:table-cell>
              <table:table-cell office:value-type="float" office:value="1.19183603824058">
                <text:p>1.19183603824058</text:p>
              </table:table-cell>
              <table:table-cell office:value-type="float" office:value="1.1850360416921">
                <text:p>1.18503604169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1.1644789769867">
                <text:p>1.1644789769867</text:p>
              </table:table-cell>
              <table:table-cell office:value-type="float" office:value="1.19184102360843">
                <text:p>1.19184102360843</text:p>
              </table:table-cell>
              <table:table-cell office:value-type="float" office:value="1.18513876964396">
                <text:p>1.185138769643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1.16438419175288">
                <text:p>1.16438419175288</text:p>
              </table:table-cell>
              <table:table-cell office:value-type="float" office:value="1.19194610207173">
                <text:p>1.19194610207173</text:p>
              </table:table-cell>
              <table:table-cell office:value-type="float" office:value="1.18514160120215">
                <text:p>1.185141601202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1.16418999120633">
                <text:p>1.16418999120633</text:p>
              </table:table-cell>
              <table:table-cell office:value-type="float" office:value="1.19195126667201">
                <text:p>1.19195126667201</text:p>
              </table:table-cell>
              <table:table-cell office:value-type="float" office:value="1.18514453341185">
                <text:p>1.185144533411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1.16399604905214">
                <text:p>1.16399604905214</text:p>
              </table:table-cell>
              <table:table-cell office:value-type="float" office:value="1.19205652403273">
                <text:p>1.19205652403273</text:p>
              </table:table-cell>
              <table:table-cell office:value-type="float" office:value="1.18514756546347">
                <text:p>1.185147565463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1.16380229201527">
                <text:p>1.16380229201527</text:p>
              </table:table-cell>
              <table:table-cell office:value-type="float" office:value="1.19216185425302">
                <text:p>1.19216185425302</text:p>
              </table:table-cell>
              <table:table-cell office:value-type="float" office:value="1.18515068810721">
                <text:p>1.185150688107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1.1636087462992">
                <text:p>1.1636087462992</text:p>
              </table:table-cell>
              <table:table-cell office:value-type="float" office:value="1.1921672872718">
                <text:p>1.1921672872718</text:p>
              </table:table-cell>
              <table:table-cell office:value-type="float" office:value="1.18515402452846">
                <text:p>1.185154024528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1.16341539915715">
                <text:p>1.16341539915715</text:p>
              </table:table-cell>
              <table:table-cell office:value-type="float" office:value="1.19227281248924">
                <text:p>1.19227281248924</text:p>
              </table:table-cell>
              <table:table-cell office:value-type="float" office:value="1.18525771872998">
                <text:p>1.185257718729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1.16322225068815">
                <text:p>1.16322225068815</text:p>
              </table:table-cell>
              <table:table-cell office:value-type="float" office:value="1.19227913463626">
                <text:p>1.19227913463626</text:p>
              </table:table-cell>
              <table:table-cell office:value-type="float" office:value="1.18526153994973">
                <text:p>1.185261539949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1.16302930099117">
                <text:p>1.16302930099117</text:p>
              </table:table-cell>
              <table:table-cell office:value-type="float" office:value="1.19238560769744">
                <text:p>1.19238560769744</text:p>
              </table:table-cell>
              <table:table-cell office:value-type="float" office:value="1.18526548362846">
                <text:p>1.185265483628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1.16283655016516">
                <text:p>1.16283655016516</text:p>
              </table:table-cell>
              <table:table-cell office:value-type="float" office:value="1.19249217710809">
                <text:p>1.19249217710809</text:p>
              </table:table-cell>
              <table:table-cell office:value-type="float" office:value="1.18526954976495">
                <text:p>1.185269549764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1.16264399830903">
                <text:p>1.16264399830903</text:p>
              </table:table-cell>
              <table:table-cell office:value-type="float" office:value="1.19249887684811">
                <text:p>1.19249887684811</text:p>
              </table:table-cell>
              <table:table-cell office:value-type="float" office:value="1.18527373835794">
                <text:p>1.185273738357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1.16245164552165">
                <text:p>1.16245164552165</text:p>
              </table:table-cell>
              <table:table-cell office:value-type="float" office:value="1.19260567410356">
                <text:p>1.19260567410356</text:p>
              </table:table-cell>
              <table:table-cell office:value-type="float" office:value="1.18527804940613">
                <text:p>1.185278049406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.16226012203121">
                <text:p>1.16226012203121</text:p>
              </table:table-cell>
              <table:table-cell office:value-type="float" office:value="1.192612602786">
                <text:p>1.192612602786</text:p>
              </table:table-cell>
              <table:table-cell office:value-type="float" office:value="1.1852825537065">
                <text:p>1.1852825537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1.16206896691031">
                <text:p>1.16206896691031</text:p>
              </table:table-cell>
              <table:table-cell office:value-type="float" office:value="1.19271962780194">
                <text:p>1.19271962780194</text:p>
              </table:table-cell>
              <table:table-cell office:value-type="float" office:value="1.18528764584636">
                <text:p>1.18528764584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1.16177806641372">
                <text:p>1.16177806641372</text:p>
              </table:table-cell>
              <table:table-cell office:value-type="float" office:value="1.19282725408544">
                <text:p>1.19282725408544</text:p>
              </table:table-cell>
              <table:table-cell office:value-type="float" office:value="1.18539288251659">
                <text:p>1.185392882516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1.16158739081311">
                <text:p>1.16158739081311</text:p>
              </table:table-cell>
              <table:table-cell office:value-type="float" office:value="1.19293552617734">
                <text:p>1.19293552617734</text:p>
              </table:table-cell>
              <table:table-cell office:value-type="float" office:value="1.18539827893244">
                <text:p>1.185398278932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1.16139695476783">
                <text:p>1.16139695476783</text:p>
              </table:table-cell>
              <table:table-cell office:value-type="float" office:value="1.1929439658362">
                <text:p>1.1929439658362</text:p>
              </table:table-cell>
              <table:table-cell office:value-type="float" office:value="1.18540382769797">
                <text:p>1.185403827697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1.16110677620277">
                <text:p>1.16110677620277</text:p>
              </table:table-cell>
              <table:table-cell office:value-type="float" office:value="1.19305251226633">
                <text:p>1.19305251226633</text:p>
              </table:table-cell>
              <table:table-cell office:value-type="float" office:value="1.18540952881104">
                <text:p>1.185409528811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1.16091682048974">
                <text:p>1.16091682048974</text:p>
              </table:table-cell>
              <table:table-cell office:value-type="float" office:value="1.19316122596906">
                <text:p>1.19316122596906</text:p>
              </table:table-cell>
              <table:table-cell office:value-type="float" office:value="1.18541538226944">
                <text:p>1.185415382269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1.16062712427377">
                <text:p>1.16062712427377</text:p>
              </table:table-cell>
              <table:table-cell office:value-type="float" office:value="1.19327008668155">
                <text:p>1.19327008668155</text:p>
              </table:table-cell>
              <table:table-cell office:value-type="float" office:value="1.18552137783171">
                <text:p>1.185521377831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1.16043762921107">
                <text:p>1.16043762921107</text:p>
              </table:table-cell>
              <table:table-cell office:value-type="float" office:value="1.193379072738">
                <text:p>1.193379072738</text:p>
              </table:table-cell>
              <table:table-cell office:value-type="float" office:value="1.18552829931681">
                <text:p>1.185528299316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1.1602483941161">
                <text:p>1.1602483941161</text:p>
              </table:table-cell>
              <table:table-cell office:value-type="float" office:value="1.19338831708753">
                <text:p>1.19338831708753</text:p>
              </table:table-cell>
              <table:table-cell office:value-type="float" office:value="1.18553539756896">
                <text:p>1.185535397568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1.15996035304014">
                <text:p>1.15996035304014</text:p>
              </table:table-cell>
              <table:table-cell office:value-type="float" office:value="1.19349891667316">
                <text:p>1.19349891667316</text:p>
              </table:table-cell>
              <table:table-cell office:value-type="float" office:value="1.18564267485993">
                <text:p>1.185642674859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1.15967281308523">
                <text:p>1.15967281308523</text:p>
              </table:table-cell>
              <table:table-cell office:value-type="float" office:value="1.19370968066821">
                <text:p>1.19370968066821</text:p>
              </table:table-cell>
              <table:table-cell office:value-type="float" office:value="1.18565015462446">
                <text:p>1.185650154624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1.15948554297197">
                <text:p>1.15948554297197</text:p>
              </table:table-cell>
              <table:table-cell office:value-type="float" office:value="1.19382065999211">
                <text:p>1.19382065999211</text:p>
              </table:table-cell>
              <table:table-cell office:value-type="float" office:value="1.18575781212902">
                <text:p>1.185757812129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1.15919861374141">
                <text:p>1.15919861374141</text:p>
              </table:table-cell>
              <table:table-cell office:value-type="float" office:value="1.19393182954849">
                <text:p>1.19393182954849</text:p>
              </table:table-cell>
              <table:table-cell office:value-type="float" office:value="1.18576567332715">
                <text:p>1.185765673327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15891195720124">
                <text:p>1.15891195720124</text:p>
              </table:table-cell>
              <table:table-cell office:value-type="float" office:value="1.19404318928421">
                <text:p>1.19404318928421</text:p>
              </table:table-cell>
              <table:table-cell office:value-type="float" office:value="1.1857737255518">
                <text:p>1.18577372555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15872556766303">
                <text:p>1.15872556766303</text:p>
              </table:table-cell>
              <table:table-cell office:value-type="float" office:value="1.19415473914606">
                <text:p>1.19415473914606</text:p>
              </table:table-cell>
              <table:table-cell office:value-type="float" office:value="1.18588283035425">
                <text:p>1.185882830354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15843950033483">
                <text:p>1.15843950033483</text:p>
              </table:table-cell>
              <table:table-cell office:value-type="float" office:value="1.19426647908078">
                <text:p>1.19426647908078</text:p>
              </table:table-cell>
              <table:table-cell office:value-type="float" office:value="1.18599231087263">
                <text:p>1.185992310872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15825369797985">
                <text:p>1.15825369797985</text:p>
              </table:table-cell>
              <table:table-cell office:value-type="float" office:value="1.19447935955545">
                <text:p>1.19447935955545</text:p>
              </table:table-cell>
              <table:table-cell office:value-type="float" office:value="1.1860020471656">
                <text:p>1.18600204716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15796824585176">
                <text:p>1.15796824585176</text:p>
              </table:table-cell>
              <table:table-cell office:value-type="float" office:value="1.19459318540204">
                <text:p>1.19459318540204</text:p>
              </table:table-cell>
              <table:table-cell office:value-type="float" office:value="1.18611200593578">
                <text:p>1.186112005935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1576830649366">
                <text:p>1.1576830649366</text:p>
              </table:table-cell>
              <table:table-cell office:value-type="float" office:value="1.19480722330592">
                <text:p>1.19480722330592</text:p>
              </table:table-cell>
              <table:table-cell office:value-type="float" office:value="1.18622220333334">
                <text:p>1.186222203333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15749943189446">
                <text:p>1.15749943189446</text:p>
              </table:table-cell>
              <table:table-cell office:value-type="float" office:value="1.19492154017283">
                <text:p>1.19492154017283</text:p>
              </table:table-cell>
              <table:table-cell office:value-type="float" office:value="1.18623265890339">
                <text:p>1.186232658903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15721655545062">
                <text:p>1.15721655545062</text:p>
              </table:table-cell>
              <table:table-cell office:value-type="float" office:value="1.19513606653134">
                <text:p>1.19513606653134</text:p>
              </table:table-cell>
              <table:table-cell office:value-type="float" office:value="1.18634333425404">
                <text:p>1.186343334254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.15693404278031">
                <text:p>1.15693404278031</text:p>
              </table:table-cell>
              <table:table-cell office:value-type="float" office:value="1.19525090151984">
                <text:p>1.19525090151984</text:p>
              </table:table-cell>
              <table:table-cell office:value-type="float" office:value="1.18645520119767">
                <text:p>1.186455201197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.15665189415009">
                <text:p>1.15665189415009</text:p>
              </table:table-cell>
              <table:table-cell office:value-type="float" office:value="1.19546591633932">
                <text:p>1.19546591633932</text:p>
              </table:table-cell>
              <table:table-cell office:value-type="float" office:value="1.18656773174775">
                <text:p>1.186567731747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.15647006917602">
                <text:p>1.15647006917602</text:p>
              </table:table-cell>
              <table:table-cell office:value-type="float" office:value="1.19558146996723">
                <text:p>1.19558146996723</text:p>
              </table:table-cell>
              <table:table-cell office:value-type="float" office:value="1.18668058314611">
                <text:p>1.186680583146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15618864780839">
                <text:p>1.15618864780839</text:p>
              </table:table-cell>
              <table:table-cell office:value-type="float" office:value="1.19579908305074">
                <text:p>1.19579908305074</text:p>
              </table:table-cell>
              <table:table-cell office:value-type="float" office:value="1.18679371232072">
                <text:p>1.186793712320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15590759124767">
                <text:p>1.15590759124767</text:p>
              </table:table-cell>
              <table:table-cell office:value-type="float" office:value="1.19601700931425">
                <text:p>1.19601700931425</text:p>
              </table:table-cell>
              <table:table-cell office:value-type="float" office:value="1.18690716317705">
                <text:p>1.186907163177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15562686956647">
                <text:p>1.15562686956647</text:p>
              </table:table-cell>
              <table:table-cell office:value-type="float" office:value="1.19623524858658">
                <text:p>1.19623524858658</text:p>
              </table:table-cell>
              <table:table-cell office:value-type="float" office:value="1.18702089063378">
                <text:p>1.187020890633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15544649555442">
                <text:p>1.15544649555442</text:p>
              </table:table-cell>
              <table:table-cell office:value-type="float" office:value="1.19645383111928">
                <text:p>1.19645383111928</text:p>
              </table:table-cell>
              <table:table-cell office:value-type="float" office:value="1.18713491685191">
                <text:p>1.187134916851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15516653270254">
                <text:p>1.15516653270254</text:p>
              </table:table-cell>
              <table:table-cell office:value-type="float" office:value="1.19667269640616">
                <text:p>1.19667269640616</text:p>
              </table:table-cell>
              <table:table-cell office:value-type="float" office:value="1.18725023684816">
                <text:p>1.187250236848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.15488862641555">
                <text:p>1.15488862641555</text:p>
              </table:table-cell>
              <table:table-cell office:value-type="float" office:value="1.19689187418747">
                <text:p>1.19689187418747</text:p>
              </table:table-cell>
              <table:table-cell office:value-type="float" office:value="1.18736664304881">
                <text:p>1.187366643048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15461173404742">
                <text:p>1.15461173404742</text:p>
              </table:table-cell>
              <table:table-cell office:value-type="float" office:value="1.19711136429156">
                <text:p>1.19711136429156</text:p>
              </table:table-cell>
              <table:table-cell office:value-type="float" office:value="1.18758339087241">
                <text:p>1.187583390872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15443523736241">
                <text:p>1.15443523736241</text:p>
              </table:table-cell>
              <table:table-cell office:value-type="float" office:value="1.19733288839195">
                <text:p>1.19733288839195</text:p>
              </table:table-cell>
              <table:table-cell office:value-type="float" office:value="1.18770054333952">
                <text:p>1.187700543339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.15415924465214">
                <text:p>1.15415924465214</text:p>
              </table:table-cell>
              <table:table-cell office:value-type="float" office:value="1.1976556191698">
                <text:p>1.1976556191698</text:p>
              </table:table-cell>
              <table:table-cell office:value-type="float" office:value="1.1878180694635">
                <text:p>1.18781806946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15388370326303">
                <text:p>1.15388370326303</text:p>
              </table:table-cell>
              <table:table-cell office:value-type="float" office:value="1.19787880148244">
                <text:p>1.19787880148244</text:p>
              </table:table-cell>
              <table:table-cell office:value-type="float" office:value="1.18803593243681">
                <text:p>1.188035932436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1.15360861351847">
                <text:p>1.15360861351847</text:p>
              </table:table-cell>
              <table:table-cell office:value-type="float" office:value="1.19810238225329">
                <text:p>1.19810238225329</text:p>
              </table:table-cell>
              <table:table-cell office:value-type="float" office:value="1.18815420400721">
                <text:p>1.188154204007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15343391210767">
                <text:p>1.15343391210767</text:p>
              </table:table-cell>
              <table:table-cell office:value-type="float" office:value="1.19842630064973">
                <text:p>1.19842630064973</text:p>
              </table:table-cell>
              <table:table-cell office:value-type="float" office:value="1.18827375196164">
                <text:p>1.188273751961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15315972436779">
                <text:p>1.15315972436779</text:p>
              </table:table-cell>
              <table:table-cell office:value-type="float" office:value="1.19865067564533">
                <text:p>1.19865067564533</text:p>
              </table:table-cell>
              <table:table-cell office:value-type="float" office:value="1.1884949660007">
                <text:p>1.18849496600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1.15288598920101">
                <text:p>1.15288598920101</text:p>
              </table:table-cell>
              <table:table-cell office:value-type="float" office:value="1.19887544839696">
                <text:p>1.19887544839696</text:p>
              </table:table-cell>
              <table:table-cell office:value-type="float" office:value="1.18871664068818">
                <text:p>1.18871664068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1.15261270692978">
                <text:p>1.15261270692978</text:p>
              </table:table-cell>
              <table:table-cell office:value-type="float" office:value="1.19920117310817">
                <text:p>1.19920117310817</text:p>
              </table:table-cell>
              <table:table-cell office:value-type="float" office:value="1.18883879098219">
                <text:p>1.188838790982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1.15234201690991">
                <text:p>1.15234201690991</text:p>
              </table:table-cell>
              <table:table-cell office:value-type="float" office:value="1.19942994399173">
                <text:p>1.19942994399173</text:p>
              </table:table-cell>
              <table:table-cell office:value-type="float" office:value="1.18906138746324">
                <text:p>1.189061387463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1.15217267248664">
                <text:p>1.15217267248664</text:p>
              </table:table-cell>
              <table:table-cell office:value-type="float" office:value="1.19975914533543">
                <text:p>1.19975914533543</text:p>
              </table:table-cell>
              <table:table-cell office:value-type="float" office:value="1.18928441251073">
                <text:p>1.189284412510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1.1519039198757">
                <text:p>1.1519039198757</text:p>
              </table:table-cell>
              <table:table-cell office:value-type="float" office:value="1.20008884354451">
                <text:p>1.20008884354451</text:p>
              </table:table-cell>
              <table:table-cell office:value-type="float" office:value="1.18940797904882">
                <text:p>1.189407979048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1.1516357649257">
                <text:p>1.1516357649257</text:p>
              </table:table-cell>
              <table:table-cell office:value-type="float" office:value="1.20031907564989">
                <text:p>1.20031907564989</text:p>
              </table:table-cell>
              <table:table-cell office:value-type="float" office:value="1.1896326404668">
                <text:p>1.18963264046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1.15136812811368">
                <text:p>1.15136812811368</text:p>
              </table:table-cell>
              <table:table-cell office:value-type="float" office:value="1.20064976825426">
                <text:p>1.20064976825426</text:p>
              </table:table-cell>
              <table:table-cell office:value-type="float" office:value="1.18985978382371">
                <text:p>1.189859783823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1.15110109113362">
                <text:p>1.15110109113362</text:p>
              </table:table-cell>
              <table:table-cell office:value-type="float" office:value="1.20098095653553">
                <text:p>1.20098095653553</text:p>
              </table:table-cell>
              <table:table-cell office:value-type="float" office:value="1.19008749212652">
                <text:p>1.190087492126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1.15083461407102">
                <text:p>1.15083461407102</text:p>
              </table:table-cell>
              <table:table-cell office:value-type="float" office:value="1.20131264008375">
                <text:p>1.20131264008375</text:p>
              </table:table-cell>
              <table:table-cell office:value-type="float" office:value="1.19021582518844">
                <text:p>1.190215825188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1.15066856135205">
                <text:p>1.15066856135205</text:p>
              </table:table-cell>
              <table:table-cell office:value-type="float" office:value="1.20154765915672">
                <text:p>1.20154765915672</text:p>
              </table:table-cell>
              <table:table-cell office:value-type="float" office:value="1.19044466482067">
                <text:p>1.19044466482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1.15040320156065">
                <text:p>1.15040320156065</text:p>
              </table:table-cell>
              <table:table-cell office:value-type="float" office:value="1.20188423801962">
                <text:p>1.20188423801962</text:p>
              </table:table-cell>
              <table:table-cell office:value-type="float" office:value="1.19067410452399">
                <text:p>1.190674104523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1.15013840280203">
                <text:p>1.15013840280203</text:p>
              </table:table-cell>
              <table:table-cell office:value-type="float" office:value="1.202221434356">
                <text:p>1.202221434356</text:p>
              </table:table-cell>
              <table:table-cell office:value-type="float" office:value="1.1909040725537">
                <text:p>1.19090407255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1.14987678734767">
                <text:p>1.14987678734767</text:p>
              </table:table-cell>
              <table:table-cell office:value-type="float" office:value="1.20255924764645">
                <text:p>1.20255924764645</text:p>
              </table:table-cell>
              <table:table-cell office:value-type="float" office:value="1.1911349782724">
                <text:p>1.19113497827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1.14961710538596">
                <text:p>1.14961710538596</text:p>
              </table:table-cell>
              <table:table-cell office:value-type="float" office:value="1.2028976327585">
                <text:p>1.2028976327585</text:p>
              </table:table-cell>
              <table:table-cell office:value-type="float" office:value="1.19136936129187">
                <text:p>1.191369361291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1.14935806546263">
                <text:p>1.14935806546263</text:p>
              </table:table-cell>
              <table:table-cell office:value-type="float" office:value="1.20323667768274">
                <text:p>1.20323667768274</text:p>
              </table:table-cell>
              <table:table-cell office:value-type="float" office:value="1.19160443131267">
                <text:p>1.191604431312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1.14909976082192">
                <text:p>1.14909976082192</text:p>
              </table:table-cell>
              <table:table-cell office:value-type="float" office:value="1.20357633800104">
                <text:p>1.20357633800104</text:p>
              </table:table-cell>
              <table:table-cell office:value-type="float" office:value="1.19184018792831">
                <text:p>1.191840187928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1.14884209760306">
                <text:p>1.14884209760306</text:p>
              </table:table-cell>
              <table:table-cell office:value-type="float" office:value="1.20391778232403">
                <text:p>1.20391778232403</text:p>
              </table:table-cell>
              <table:table-cell office:value-type="float" office:value="1.19207663073143">
                <text:p>1.192076630731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1.14858512304531">
                <text:p>1.14858512304531</text:p>
              </table:table-cell>
              <table:table-cell office:value-type="float" office:value="1.20426320489169">
                <text:p>1.20426320489169</text:p>
              </table:table-cell>
              <table:table-cell office:value-type="float" office:value="1.1923137593138">
                <text:p>1.19231375931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1.14832888748128">
                <text:p>1.14832888748128</text:p>
              </table:table-cell>
              <table:table-cell office:value-type="float" office:value="1.20470921886113">
                <text:p>1.20470921886113</text:p>
              </table:table-cell>
              <table:table-cell office:value-type="float" office:value="1.19255157326633">
                <text:p>1.192551573266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1.14807329240602">
                <text:p>1.14807329240602</text:p>
              </table:table-cell>
              <table:table-cell office:value-type="float" office:value="1.20505614961669">
                <text:p>1.20505614961669</text:p>
              </table:table-cell>
              <table:table-cell office:value-type="float" office:value="1.19279007217909">
                <text:p>1.192790072179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1.1478184387964">
                <text:p>1.1478184387964</text:p>
              </table:table-cell>
              <table:table-cell office:value-type="float" office:value="1.2054038357534">
                <text:p>1.2054038357534</text:p>
              </table:table-cell>
              <table:table-cell office:value-type="float" office:value="1.19303304325111">
                <text:p>1.193033043251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1.14756422504756">
                <text:p>1.14756422504756</text:p>
              </table:table-cell>
              <table:table-cell office:value-type="float" office:value="1.2057522258922">
                <text:p>1.2057522258922</text:p>
              </table:table-cell>
              <table:table-cell office:value-type="float" office:value="1.19327692520429">
                <text:p>1.193276925204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1.14731393504829">
                <text:p>1.14731393504829</text:p>
              </table:table-cell>
              <table:table-cell office:value-type="float" office:value="1.20610142004062">
                <text:p>1.20610142004062</text:p>
              </table:table-cell>
              <table:table-cell office:value-type="float" office:value="1.19352167728282">
                <text:p>1.193521677282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1.14706615799133">
                <text:p>1.14706615799133</text:p>
              </table:table-cell>
              <table:table-cell office:value-type="float" office:value="1.20645131530493">
                <text:p>1.20645131530493</text:p>
              </table:table-cell>
              <table:table-cell office:value-type="float" office:value="1.19386710319868">
                <text:p>1.193867103198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1.14681916989602">
                <text:p>1.14681916989602</text:p>
              </table:table-cell>
              <table:table-cell office:value-type="float" office:value="1.20690607028882">
                <text:p>1.20690607028882</text:p>
              </table:table-cell>
              <table:table-cell office:value-type="float" office:value="1.19411345527299">
                <text:p>1.194113455272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1.14657302432989">
                <text:p>1.14657302432989</text:p>
              </table:table-cell>
              <table:table-cell office:value-type="float" office:value="1.20726281607983">
                <text:p>1.20726281607983</text:p>
              </table:table-cell>
              <table:table-cell office:value-type="float" office:value="1.19436063064554">
                <text:p>1.194360630645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1.14622793774362">
                <text:p>1.14622793774362</text:p>
              </table:table-cell>
              <table:table-cell office:value-type="float" office:value="1.20762047376483">
                <text:p>1.20762047376483</text:p>
              </table:table-cell>
              <table:table-cell office:value-type="float" office:value="1.19460862880527">
                <text:p>1.194608628805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1.14598348460002">
                <text:p>1.14598348460002</text:p>
              </table:table-cell>
              <table:table-cell office:value-type="float" office:value="1.20797904253385">
                <text:p>1.20797904253385</text:p>
              </table:table-cell>
              <table:table-cell office:value-type="float" office:value="1.19486125371317">
                <text:p>1.194861253713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1.14573987568558">
                <text:p>1.14573987568558</text:p>
              </table:table-cell>
              <table:table-cell office:value-type="float" office:value="1.20833857819777">
                <text:p>1.20833857819777</text:p>
              </table:table-cell>
              <table:table-cell office:value-type="float" office:value="1.19511558794997">
                <text:p>1.195115587949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1.14549717056351">
                <text:p>1.14549717056351</text:p>
              </table:table-cell>
              <table:table-cell office:value-type="float" office:value="1.20879880219828">
                <text:p>1.20879880219828</text:p>
              </table:table-cell>
              <table:table-cell office:value-type="float" office:value="1.19537090276157">
                <text:p>1.195370902761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1.14525525257953">
                <text:p>1.14525525257953</text:p>
              </table:table-cell>
              <table:table-cell office:value-type="float" office:value="1.20916009519377">
                <text:p>1.20916009519377</text:p>
              </table:table-cell>
              <table:table-cell office:value-type="float" office:value="1.19562714536598">
                <text:p>1.195627145365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1.14491436509505">
                <text:p>1.14491436509505</text:p>
              </table:table-cell>
              <table:table-cell office:value-type="float" office:value="1.20952430968377">
                <text:p>1.20952430968377</text:p>
              </table:table-cell>
              <table:table-cell office:value-type="float" office:value="1.19588441853718">
                <text:p>1.195884418537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1.14467796573578">
                <text:p>1.14467796573578</text:p>
              </table:table-cell>
              <table:table-cell office:value-type="float" office:value="1.20989340125484">
                <text:p>1.20989340125484</text:p>
              </table:table-cell>
              <table:table-cell office:value-type="float" office:value="1.19614267039346">
                <text:p>1.196142670393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1.14444471370879">
                <text:p>1.14444471370879</text:p>
              </table:table-cell>
              <table:table-cell office:value-type="float" office:value="1.21026363911711">
                <text:p>1.21026363911711</text:p>
              </table:table-cell>
              <table:table-cell office:value-type="float" office:value="1.19640190030107">
                <text:p>1.196401900301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1.1441126861813">
                <text:p>1.1441126861813</text:p>
              </table:table-cell>
              <table:table-cell office:value-type="float" office:value="1.21063490095445">
                <text:p>1.21063490095445</text:p>
              </table:table-cell>
              <table:table-cell office:value-type="float" office:value="1.19666567829783">
                <text:p>1.196665678297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1.14378169380175">
                <text:p>1.14378169380175</text:p>
              </table:table-cell>
              <table:table-cell office:value-type="float" office:value="1.21110704719319">
                <text:p>1.21110704719319</text:p>
              </table:table-cell>
              <table:table-cell office:value-type="float" office:value="1.19693219870175">
                <text:p>1.196932198701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1.14355152307231">
                <text:p>1.14355152307231</text:p>
              </table:table-cell>
              <table:table-cell office:value-type="float" office:value="1.21148046836299">
                <text:p>1.21148046836299</text:p>
              </table:table-cell>
              <table:table-cell office:value-type="float" office:value="1.19719981229576">
                <text:p>1.197199812295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1.14322259740437">
                <text:p>1.14322259740437</text:p>
              </table:table-cell>
              <table:table-cell office:value-type="float" office:value="1.21185497061365">
                <text:p>1.21185497061365</text:p>
              </table:table-cell>
              <table:table-cell office:value-type="float" office:value="1.19746863288188">
                <text:p>1.197468632881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1.14299448247181">
                <text:p>1.14299448247181</text:p>
              </table:table-cell>
              <table:table-cell office:value-type="float" office:value="1.21223055294321">
                <text:p>1.21223055294321</text:p>
              </table:table-cell>
              <table:table-cell office:value-type="float" office:value="1.19773860288838">
                <text:p>1.197738602888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1.14266762672091">
                <text:p>1.14266762672091</text:p>
              </table:table-cell>
              <table:table-cell office:value-type="float" office:value="1.21261302768031">
                <text:p>1.21261302768031</text:p>
              </table:table-cell>
              <table:table-cell office:value-type="float" office:value="1.19800972153819">
                <text:p>1.198009721538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1.14244157041006">
                <text:p>1.14244157041006</text:p>
              </table:table-cell>
              <table:table-cell office:value-type="float" office:value="1.21299756480588">
                <text:p>1.21299756480588</text:p>
              </table:table-cell>
              <table:table-cell office:value-type="float" office:value="1.19828198805164">
                <text:p>1.198281988051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1.14211678776559">
                <text:p>1.14211678776559</text:p>
              </table:table-cell>
              <table:table-cell office:value-type="float" office:value="1.21338337305239">
                <text:p>1.21338337305239</text:p>
              </table:table-cell>
              <table:table-cell office:value-type="float" office:value="1.19855853579039">
                <text:p>1.198558535790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1.1417973874992">
                <text:p>1.1417973874992</text:p>
              </table:table-cell>
              <table:table-cell office:value-type="float" office:value="1.21377052112663">
                <text:p>1.21377052112663</text:p>
              </table:table-cell>
              <table:table-cell office:value-type="float" office:value="1.19873927371885">
                <text:p>1.198739273718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1.14148196526489">
                <text:p>1.14148196526489</text:p>
              </table:table-cell>
              <table:table-cell office:value-type="float" office:value="1.21415886899573">
                <text:p>1.21415886899573</text:p>
              </table:table-cell>
              <table:table-cell office:value-type="float" office:value="1.19902114901948">
                <text:p>1.199021149019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1.14116778538478">
                <text:p>1.14116778538478</text:p>
              </table:table-cell>
              <table:table-cell office:value-type="float" office:value="1.21444874359357">
                <text:p>1.21444874359357</text:p>
              </table:table-cell>
              <table:table-cell office:value-type="float" office:value="1.19930435754899">
                <text:p>1.199304357548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1.14085484888526">
                <text:p>1.14085484888526</text:p>
              </table:table-cell>
              <table:table-cell office:value-type="float" office:value="1.21483963259395">
                <text:p>1.21483963259395</text:p>
              </table:table-cell>
              <table:table-cell office:value-type="float" office:value="1.19948912253342">
                <text:p>1.199489122533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1.14054323214905">
                <text:p>1.14054323214905</text:p>
              </table:table-cell>
              <table:table-cell office:value-type="float" office:value="1.21523482137775">
                <text:p>1.21523482137775</text:p>
              </table:table-cell>
              <table:table-cell office:value-type="float" office:value="1.19977506976308">
                <text:p>1.199775069763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1.14023278652037">
                <text:p>1.14023278652037</text:p>
              </table:table-cell>
              <table:table-cell office:value-type="float" office:value="1.21563563986089">
                <text:p>1.21563563986089</text:p>
              </table:table-cell>
              <table:table-cell office:value-type="float" office:value="1.20006228056089">
                <text:p>1.200062280560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1.13992358733426">
                <text:p>1.13992358733426</text:p>
              </table:table-cell>
              <table:table-cell office:value-type="float" office:value="1.21593821892767">
                <text:p>1.21593821892767</text:p>
              </table:table-cell>
              <table:table-cell office:value-type="float" office:value="1.20025359020542">
                <text:p>1.200253590205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1.13961563560527">
                <text:p>1.13961563560527</text:p>
              </table:table-cell>
              <table:table-cell office:value-type="float" office:value="1.21634198362796">
                <text:p>1.21634198362796</text:p>
              </table:table-cell>
              <table:table-cell office:value-type="float" office:value="1.20045037988915">
                <text:p>1.200450379889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1.13930893234495">
                <text:p>1.13930893234495</text:p>
              </table:table-cell>
              <table:table-cell office:value-type="float" office:value="1.2166475231393">
                <text:p>1.2166475231393</text:p>
              </table:table-cell>
              <table:table-cell office:value-type="float" office:value="1.20074845351098">
                <text:p>1.200748453510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1.13900355913799">
                <text:p>1.13900355913799</text:p>
              </table:table-cell>
              <table:table-cell office:value-type="float" office:value="1.21705422867019">
                <text:p>1.21705422867019</text:p>
              </table:table-cell>
              <table:table-cell office:value-type="float" office:value="1.20094832649036">
                <text:p>1.200948326490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1.13860442648007">
                <text:p>1.13860442648007</text:p>
              </table:table-cell>
              <table:table-cell office:value-type="float" office:value="1.21736264306738">
                <text:p>1.21736264306738</text:p>
              </table:table-cell>
              <table:table-cell office:value-type="float" office:value="1.20114974397408">
                <text:p>1.201149743974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1.13830998734484">
                <text:p>1.13830998734484</text:p>
              </table:table-cell>
              <table:table-cell office:value-type="float" office:value="1.21777228292033">
                <text:p>1.21777228292033</text:p>
              </table:table-cell>
              <table:table-cell office:value-type="float" office:value="1.20135270518528">
                <text:p>1.201352705185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1.13791737624311">
                <text:p>1.13791737624311</text:p>
              </table:table-cell>
              <table:table-cell office:value-type="float" office:value="1.21809118361476">
                <text:p>1.21809118361476</text:p>
              </table:table-cell>
              <table:table-cell office:value-type="float" office:value="1.20155720934169">
                <text:p>1.201557209341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1.13752626062039">
                <text:p>1.13752626062039</text:p>
              </table:table-cell>
              <table:table-cell office:value-type="float" office:value="1.21841235482902">
                <text:p>1.21841235482902</text:p>
              </table:table-cell>
              <table:table-cell office:value-type="float" office:value="1.20186466736318">
                <text:p>1.201864667363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1.13723626948141">
                <text:p>1.13723626948141</text:p>
              </table:table-cell>
              <table:table-cell office:value-type="float" office:value="1.21873522325401">
                <text:p>1.21873522325401</text:p>
              </table:table-cell>
              <table:table-cell office:value-type="float" office:value="1.20197987171208">
                <text:p>1.201979871712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1.13684813947378">
                <text:p>1.13684813947378</text:p>
              </table:table-cell>
              <table:table-cell office:value-type="float" office:value="1.2190597875412">
                <text:p>1.2190597875412</text:p>
              </table:table-cell>
              <table:table-cell office:value-type="float" office:value="1.20219644583113">
                <text:p>1.202196445831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1.13646133238223">
                <text:p>1.13646133238223</text:p>
              </table:table-cell>
              <table:table-cell office:value-type="float" office:value="1.21928643066344">
                <text:p>1.21928643066344</text:p>
              </table:table-cell>
              <table:table-cell office:value-type="float" office:value="1.20231518732984">
                <text:p>1.202315187329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1.13607647053356">
                <text:p>1.13607647053356</text:p>
              </table:table-cell>
              <table:table-cell office:value-type="float" office:value="1.21961439299477">
                <text:p>1.21961439299477</text:p>
              </table:table-cell>
              <table:table-cell office:value-type="float" office:value="1.20253527522647">
                <text:p>1.202535275226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1.13579270538246">
                <text:p>1.13579270538246</text:p>
              </table:table-cell>
              <table:table-cell office:value-type="float" office:value="1.21994404724151">
                <text:p>1.21994404724151</text:p>
              </table:table-cell>
              <table:table-cell office:value-type="float" office:value="1.20275744940532">
                <text:p>1.202757449405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1.13540993478127">
                <text:p>1.13540993478127</text:p>
              </table:table-cell>
              <table:table-cell office:value-type="float" office:value="1.22027903710586">
                <text:p>1.22027903710586</text:p>
              </table:table-cell>
              <table:table-cell office:value-type="float" office:value="1.20288106432016">
                <text:p>1.202881064320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.13503517253872">
                <text:p>1.13503517253872</text:p>
              </table:table-cell>
              <table:table-cell office:value-type="float" office:value="1.2205208572163">
                <text:p>1.2205208572163</text:p>
              </table:table-cell>
              <table:table-cell office:value-type="float" office:value="1.20310692858116">
                <text:p>1.203106928581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1.13456534324824">
                <text:p>1.13456534324824</text:p>
              </table:table-cell>
              <table:table-cell office:value-type="float" office:value="1.22076554214968">
                <text:p>1.22076554214968</text:p>
              </table:table-cell>
              <table:table-cell office:value-type="float" office:value="1.20324283500879">
                <text:p>1.203242835008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1.1341977656476">
                <text:p>1.1341977656476</text:p>
              </table:table-cell>
              <table:table-cell office:value-type="float" office:value="1.22111077892221">
                <text:p>1.22111077892221</text:p>
              </table:table-cell>
              <table:table-cell office:value-type="float" office:value="1.20337985794179">
                <text:p>1.203379857941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1.13373241503452">
                <text:p>1.13373241503452</text:p>
              </table:table-cell>
              <table:table-cell office:value-type="float" office:value="1.221358381025">
                <text:p>1.221358381025</text:p>
              </table:table-cell>
              <table:table-cell office:value-type="float" office:value="1.20351976473176">
                <text:p>1.203519764731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1.13336836465467">
                <text:p>1.13336836465467</text:p>
              </table:table-cell>
              <table:table-cell office:value-type="float" office:value="1.22160888180301">
                <text:p>1.22160888180301</text:p>
              </table:table-cell>
              <table:table-cell office:value-type="float" office:value="1.20366076101201">
                <text:p>1.203660761012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1.13290656936042">
                <text:p>1.13290656936042</text:p>
              </table:table-cell>
              <table:table-cell office:value-type="float" office:value="1.22186034455661">
                <text:p>1.22186034455661</text:p>
              </table:table-cell>
              <table:table-cell office:value-type="float" office:value="1.20380466538388">
                <text:p>1.203804665383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1.13254605363314">
                <text:p>1.13254605363314</text:p>
              </table:table-cell>
              <table:table-cell office:value-type="float" office:value="1.22221322939166">
                <text:p>1.22221322939166</text:p>
              </table:table-cell>
              <table:table-cell office:value-type="float" office:value="1.20394963221058">
                <text:p>1.203949632210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1.13208680320901">
                <text:p>1.13208680320901</text:p>
              </table:table-cell>
              <table:table-cell office:value-type="float" office:value="1.22237915459975">
                <text:p>1.22237915459975</text:p>
              </table:table-cell>
              <table:table-cell office:value-type="float" office:value="1.20409753130716">
                <text:p>1.204097531307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1.13172981709417">
                <text:p>1.13172981709417</text:p>
              </table:table-cell>
              <table:table-cell office:value-type="float" office:value="1.22254625859311">
                <text:p>1.22254625859311</text:p>
              </table:table-cell>
              <table:table-cell office:value-type="float" office:value="1.204155643968">
                <text:p>1.2041556439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1.13127514407416">
                <text:p>1.13127514407416</text:p>
              </table:table-cell>
              <table:table-cell office:value-type="float" office:value="1.22281603722719">
                <text:p>1.22281603722719</text:p>
              </table:table-cell>
              <table:table-cell office:value-type="float" office:value="1.20421599561707">
                <text:p>1.204215995617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1.1308275472414">
                <text:p>1.1308275472414</text:p>
              </table:table-cell>
              <table:table-cell office:value-type="float" office:value="1.22298749335388">
                <text:p>1.22298749335388</text:p>
              </table:table-cell>
              <table:table-cell office:value-type="float" office:value="1.20427858591773">
                <text:p>1.204278585917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1.13028779737729">
                <text:p>1.13028779737729</text:p>
              </table:table-cell>
              <table:table-cell office:value-type="float" office:value="1.2231621897361">
                <text:p>1.2231621897361</text:p>
              </table:table-cell>
              <table:table-cell office:value-type="float" office:value="1.20434341452096">
                <text:p>1.204343414520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1.12984954750622">
                <text:p>1.12984954750622</text:p>
              </table:table-cell>
              <table:table-cell office:value-type="float" office:value="1.22343742447254">
                <text:p>1.22343742447254</text:p>
              </table:table-cell>
              <table:table-cell office:value-type="float" office:value="1.20441150343228">
                <text:p>1.204411503432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1.12931286612701">
                <text:p>1.12931286612701</text:p>
              </table:table-cell>
              <table:table-cell office:value-type="float" office:value="1.223615401178">
                <text:p>1.223615401178</text:p>
              </table:table-cell>
              <table:table-cell office:value-type="float" office:value="1.20458028308619">
                <text:p>1.204580283086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1.12887874410851">
                <text:p>1.12887874410851</text:p>
              </table:table-cell>
              <table:table-cell office:value-type="float" office:value="1.2238021817271">
                <text:p>1.2238021817271</text:p>
              </table:table-cell>
              <table:table-cell office:value-type="float" office:value="1.20465182372335">
                <text:p>1.204651823723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1.12834732241451">
                <text:p>1.12834732241451</text:p>
              </table:table-cell>
              <table:table-cell office:value-type="float" office:value="1.22389528183583">
                <text:p>1.22389528183583</text:p>
              </table:table-cell>
              <table:table-cell office:value-type="float" office:value="1.20463361106189">
                <text:p>1.204633611061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1.12791735198108">
                <text:p>1.12791735198108</text:p>
              </table:table-cell>
              <table:table-cell office:value-type="float" office:value="1.22399196194256">
                <text:p>1.22399196194256</text:p>
              </table:table-cell>
              <table:table-cell office:value-type="float" office:value="1.20462001461042">
                <text:p>1.204620014610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1.12739011774984">
                <text:p>1.12739011774984</text:p>
              </table:table-cell>
              <table:table-cell office:value-type="float" office:value="1.22418930725603">
                <text:p>1.22418930725603</text:p>
              </table:table-cell>
              <table:table-cell office:value-type="float" office:value="1.20460893575467">
                <text:p>1.204608935754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1.12686382495846">
                <text:p>1.12686382495846</text:p>
              </table:table-cell>
              <table:table-cell office:value-type="float" office:value="1.22428974221791">
                <text:p>1.22428974221791</text:p>
              </table:table-cell>
              <table:table-cell office:value-type="float" office:value="1.20469976027224">
                <text:p>1.204699760272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1.12644009556656">
                <text:p>1.12644009556656</text:p>
              </table:table-cell>
              <table:table-cell office:value-type="float" office:value="1.22439379731359">
                <text:p>1.22439379731359</text:p>
              </table:table-cell>
              <table:table-cell office:value-type="float" office:value="1.2046937006974">
                <text:p>1.20469370069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1.12592392389539">
                <text:p>1.12592392389539</text:p>
              </table:table-cell>
              <table:table-cell office:value-type="float" office:value="1.22459842397416">
                <text:p>1.22459842397416</text:p>
              </table:table-cell>
              <table:table-cell office:value-type="float" office:value="1.20469015867152">
                <text:p>1.204690158671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1.12531794284993">
                <text:p>1.12531794284993</text:p>
              </table:table-cell>
              <table:table-cell office:value-type="float" office:value="1.22470859493187">
                <text:p>1.22470859493187</text:p>
              </table:table-cell>
              <table:table-cell office:value-type="float" office:value="1.20468913421679">
                <text:p>1.204689134216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1.1247131750362">
                <text:p>1.1247131750362</text:p>
              </table:table-cell>
              <table:table-cell office:value-type="float" office:value="1.22473053889417">
                <text:p>1.22473053889417</text:p>
              </table:table-cell>
              <table:table-cell office:value-type="float" office:value="1.20459829403831">
                <text:p>1.204598294038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1.12421005016856">
                <text:p>1.12421005016856</text:p>
              </table:table-cell>
              <table:table-cell office:value-type="float" office:value="1.22475521966636">
                <text:p>1.22475521966636</text:p>
              </table:table-cell>
              <table:table-cell office:value-type="float" office:value="1.20461184291871">
                <text:p>1.204611842918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1.12361008579489">
                <text:p>1.12361008579489</text:p>
              </table:table-cell>
              <table:table-cell office:value-type="float" office:value="1.22478263708301">
                <text:p>1.22478263708301</text:p>
              </table:table-cell>
              <table:table-cell office:value-type="float" office:value="1.20452886075843">
                <text:p>1.204528860758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1.12301380223041">
                <text:p>1.12301380223041</text:p>
              </table:table-cell>
              <table:table-cell office:value-type="float" office:value="1.22481279096032">
                <text:p>1.22481279096032</text:p>
              </table:table-cell>
              <table:table-cell office:value-type="float" office:value="1.20444987757897">
                <text:p>1.204449877578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1.12241868908175">
                <text:p>1.12241868908175</text:p>
              </table:table-cell>
              <table:table-cell office:value-type="float" office:value="1.22484568109619">
                <text:p>1.22484568109619</text:p>
              </table:table-cell>
              <table:table-cell office:value-type="float" office:value="1.20437248909961">
                <text:p>1.204372489099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1.12192515989258">
                <text:p>1.12192515989258</text:p>
              </table:table-cell>
              <table:table-cell office:value-type="float" office:value="1.22488130727022">
                <text:p>1.22488130727022</text:p>
              </table:table-cell>
              <table:table-cell office:value-type="float" office:value="1.20429789072306">
                <text:p>1.204297890723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1.12133487968581">
                <text:p>1.12133487968581</text:p>
              </table:table-cell>
              <table:table-cell office:value-type="float" office:value="1.22501881050864">
                <text:p>1.22501881050864</text:p>
              </table:table-cell>
              <table:table-cell office:value-type="float" office:value="1.20422733833774">
                <text:p>1.204227338337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1.12074835377974">
                <text:p>1.12074835377974</text:p>
              </table:table-cell>
              <table:table-cell office:value-type="float" office:value="1.22496870364104">
                <text:p>1.22496870364104</text:p>
              </table:table-cell>
              <table:table-cell office:value-type="float" office:value="1.20406423038806">
                <text:p>1.204064230388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1.1201683054345">
                <text:p>1.1201683054345</text:p>
              </table:table-cell>
              <table:table-cell office:value-type="float" office:value="1.22492423067715">
                <text:p>1.22492423067715</text:p>
              </table:table-cell>
              <table:table-cell office:value-type="float" office:value="1.20391050950642">
                <text:p>1.203910509506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1.11949849932905">
                <text:p>1.11949849932905</text:p>
              </table:table-cell>
              <table:table-cell office:value-type="float" office:value="1.22478505232551">
                <text:p>1.22478505232551</text:p>
              </table:table-cell>
              <table:table-cell office:value-type="float" office:value="1.20375990085233">
                <text:p>1.203759900852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1.11883144954904">
                <text:p>1.11883144954904</text:p>
              </table:table-cell>
              <table:table-cell office:value-type="float" office:value="1.22474802473815">
                <text:p>1.22474802473815</text:p>
              </table:table-cell>
              <table:table-cell office:value-type="float" office:value="1.20361108685489">
                <text:p>1.203611086854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1.11816716102737">
                <text:p>1.11816716102737</text:p>
              </table:table-cell>
              <table:table-cell office:value-type="float" office:value="1.22471266266827">
                <text:p>1.22471266266827</text:p>
              </table:table-cell>
              <table:table-cell office:value-type="float" office:value="1.2034666901913">
                <text:p>1.20346669019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1.11750563868824">
                <text:p>1.11750563868824</text:p>
              </table:table-cell>
              <table:table-cell office:value-type="float" office:value="1.22468172191798">
                <text:p>1.22468172191798</text:p>
              </table:table-cell>
              <table:table-cell office:value-type="float" office:value="1.20332405863923">
                <text:p>1.203324058639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1.11684688744698">
                <text:p>1.11684688744698</text:p>
              </table:table-cell>
              <table:table-cell office:value-type="float" office:value="1.22455342472266">
                <text:p>1.22455342472266</text:p>
              </table:table-cell>
              <table:table-cell office:value-type="float" office:value="1.20308681652655">
                <text:p>1.203086816526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1.11619091220991">
                <text:p>1.11619091220991</text:p>
              </table:table-cell>
              <table:table-cell office:value-type="float" office:value="1.22453002674495">
                <text:p>1.22453002674495</text:p>
              </table:table-cell>
              <table:table-cell office:value-type="float" office:value="1.20295592421335">
                <text:p>1.202955924213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1.11553771787421">
                <text:p>1.11553771787421</text:p>
              </table:table-cell>
              <table:table-cell office:value-type="float" office:value="1.22432196259807">
                <text:p>1.22432196259807</text:p>
              </table:table-cell>
              <table:table-cell office:value-type="float" office:value="1.20263581191481">
                <text:p>1.202635811914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1.11488730932772">
                <text:p>1.11488730932772</text:p>
              </table:table-cell>
              <table:table-cell office:value-type="float" office:value="1.22421622273192">
                <text:p>1.22421622273192</text:p>
              </table:table-cell>
              <table:table-cell office:value-type="float" office:value="1.20241954994918">
                <text:p>1.202419549949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1.11423969144884">
                <text:p>1.11423969144884</text:p>
              </table:table-cell>
              <table:table-cell office:value-type="float" office:value="1.22401494357708">
                <text:p>1.22401494357708</text:p>
              </table:table-cell>
              <table:table-cell office:value-type="float" office:value="1.20210631709512">
                <text:p>1.202106317095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1.11350047346196">
                <text:p>1.11350047346196</text:p>
              </table:table-cell>
              <table:table-cell office:value-type="float" office:value="1.22381707146125">
                <text:p>1.22381707146125</text:p>
              </table:table-cell>
              <table:table-cell office:value-type="float" office:value="1.20189692469862">
                <text:p>1.201896924698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1.1126728998677">
                <text:p>1.1126728998677</text:p>
              </table:table-cell>
              <table:table-cell office:value-type="float" office:value="1.22362109314935">
                <text:p>1.22362109314935</text:p>
              </table:table-cell>
              <table:table-cell office:value-type="float" office:value="1.20159058089684">
                <text:p>1.201590580896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1.11194731691749">
                <text:p>1.11194731691749</text:p>
              </table:table-cell>
              <table:table-cell office:value-type="float" office:value="1.22352884416347">
                <text:p>1.22352884416347</text:p>
              </table:table-cell>
              <table:table-cell office:value-type="float" office:value="1.20138806640486">
                <text:p>1.201388066404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1.11112605266009">
                <text:p>1.11112605266009</text:p>
              </table:table-cell>
              <table:table-cell office:value-type="float" office:value="1.22334116075607">
                <text:p>1.22334116075607</text:p>
              </table:table-cell>
              <table:table-cell office:value-type="float" office:value="1.20109162115136">
                <text:p>1.201091621151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1.11040674079366">
                <text:p>1.11040674079366</text:p>
              </table:table-cell>
              <table:table-cell office:value-type="float" office:value="1.22306750921607">
                <text:p>1.22306750921607</text:p>
              </table:table-cell>
              <table:table-cell office:value-type="float" office:value="1.20070896261334">
                <text:p>1.200708962613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1.10959181274016">
                <text:p>1.10959181274016</text:p>
              </table:table-cell>
              <table:table-cell office:value-type="float" office:value="1.22279910962513">
                <text:p>1.22279910962513</text:p>
              </table:table-cell>
              <table:table-cell office:value-type="float" office:value="1.20033162671822">
                <text:p>1.200331626718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1.10887720352616">
                <text:p>1.10887720352616</text:p>
              </table:table-cell>
              <table:table-cell office:value-type="float" office:value="1.22253601599299">
                <text:p>1.22253601599299</text:p>
              </table:table-cell>
              <table:table-cell office:value-type="float" office:value="1.19995656404722">
                <text:p>1.199956564047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1.10816731606739">
                <text:p>1.10816731606739</text:p>
              </table:table-cell>
              <table:table-cell office:value-type="float" office:value="1.22217636468719">
                <text:p>1.22217636468719</text:p>
              </table:table-cell>
              <table:table-cell office:value-type="float" office:value="1.19958529588354">
                <text:p>1.199585295883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1.10736191197819">
                <text:p>1.10736191197819</text:p>
              </table:table-cell>
              <table:table-cell office:value-type="float" office:value="1.22192077177696">
                <text:p>1.22192077177696</text:p>
              </table:table-cell>
              <table:table-cell office:value-type="float" office:value="1.19921782575144">
                <text:p>1.199217825751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1.10665835902504">
                <text:p>1.10665835902504</text:p>
              </table:table-cell>
              <table:table-cell office:value-type="float" office:value="1.22166892749222">
                <text:p>1.22166892749222</text:p>
              </table:table-cell>
              <table:table-cell office:value-type="float" office:value="1.1988541571434">
                <text:p>1.19885415714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1.1058643406856">
                <text:p>1.1058643406856</text:p>
              </table:table-cell>
              <table:table-cell office:value-type="float" office:value="1.22132056741873">
                <text:p>1.22132056741873</text:p>
              </table:table-cell>
              <table:table-cell office:value-type="float" office:value="1.19849591676401">
                <text:p>1.198495916764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1.10498010393853">
                <text:p>1.10498010393853</text:p>
              </table:table-cell>
              <table:table-cell office:value-type="float" office:value="1.22098104280943">
                <text:p>1.22098104280943</text:p>
              </table:table-cell>
              <table:table-cell office:value-type="float" office:value="1.19805272375635">
                <text:p>1.198052723756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1.10410106154283">
                <text:p>1.10410106154283</text:p>
              </table:table-cell>
              <table:table-cell office:value-type="float" office:value="1.22055538592069">
                <text:p>1.22055538592069</text:p>
              </table:table-cell>
              <table:table-cell office:value-type="float" office:value="1.19751670134491">
                <text:p>1.197516701344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1.10322384691412">
                <text:p>1.10322384691412</text:p>
              </table:table-cell>
              <table:table-cell office:value-type="float" office:value="1.22013385843521">
                <text:p>1.22013385843521</text:p>
              </table:table-cell>
              <table:table-cell office:value-type="float" office:value="1.19708180856615">
                <text:p>1.197081808566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1.1023518786667">
                <text:p>1.1023518786667</text:p>
              </table:table-cell>
              <table:table-cell office:value-type="float" office:value="1.2197164646343">
                <text:p>1.2197164646343</text:p>
              </table:table-cell>
              <table:table-cell office:value-type="float" office:value="1.19655249847217">
                <text:p>1.196552498472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1.10148171973029">
                <text:p>1.10148171973029</text:p>
              </table:table-cell>
              <table:table-cell office:value-type="float" office:value="1.2193032087631">
                <text:p>1.2193032087631</text:p>
              </table:table-cell>
              <table:table-cell office:value-type="float" office:value="1.19612762232966">
                <text:p>1.196127622329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1.10061685926575">
                <text:p>1.10061685926575</text:p>
              </table:table-cell>
              <table:table-cell office:value-type="float" office:value="1.21889409503041">
                <text:p>1.21889409503041</text:p>
              </table:table-cell>
              <table:table-cell office:value-type="float" office:value="1.19560670544289">
                <text:p>1.195606705442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1.09975378953655">
                <text:p>1.09975378953655</text:p>
              </table:table-cell>
              <table:table-cell office:value-type="float" office:value="1.21848912760845">
                <text:p>1.21848912760845</text:p>
              </table:table-cell>
              <table:table-cell office:value-type="float" office:value="1.19519020511381">
                <text:p>1.195190205113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1.09889607042704">
                <text:p>1.09889607042704</text:p>
              </table:table-cell>
              <table:table-cell office:value-type="float" office:value="1.21808831063269">
                <text:p>1.21808831063269</text:p>
              </table:table-cell>
              <table:table-cell office:value-type="float" office:value="1.19458990871345">
                <text:p>1.194589908713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1.09804012335616">
                <text:p>1.09804012335616</text:p>
              </table:table-cell>
              <table:table-cell office:value-type="float" office:value="1.21750418956158">
                <text:p>1.21750418956158</text:p>
              </table:table-cell>
              <table:table-cell office:value-type="float" office:value="1.19389753500876">
                <text:p>1.193897535008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1.09709312075138">
                <text:p>1.09709312075138</text:p>
              </table:table-cell>
              <table:table-cell office:value-type="float" office:value="1.21692825281526">
                <text:p>1.21692825281526</text:p>
              </table:table-cell>
              <table:table-cell office:value-type="float" office:value="1.19330814142869">
                <text:p>1.193308141428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1.09615725609969">
                <text:p>1.09615725609969</text:p>
              </table:table-cell>
              <table:table-cell office:value-type="float" office:value="1.21635501088292">
                <text:p>1.21635501088292</text:p>
              </table:table-cell>
              <table:table-cell office:value-type="float" office:value="1.19272331615509">
                <text:p>1.192723316155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1.09512703354451">
                <text:p>1.09512703354451</text:p>
              </table:table-cell>
              <table:table-cell office:value-type="float" office:value="1.21578819109251">
                <text:p>1.21578819109251</text:p>
              </table:table-cell>
              <table:table-cell office:value-type="float" office:value="1.19214121751578">
                <text:p>1.192141217515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1.09419895087685">
                <text:p>1.09419895087685</text:p>
              </table:table-cell>
              <table:table-cell office:value-type="float" office:value="1.21522404090768">
                <text:p>1.21522404090768</text:p>
              </table:table-cell>
              <table:table-cell office:value-type="float" office:value="1.19156552971291">
                <text:p>1.191565529712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1.0931746898369">
                <text:p>1.0931746898369</text:p>
              </table:table-cell>
              <table:table-cell office:value-type="float" office:value="1.21466636361595">
                <text:p>1.21466636361595</text:p>
              </table:table-cell>
              <table:table-cell office:value-type="float" office:value="1.1908962267553">
                <text:p>1.19089622675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1.0922544117558">
                <text:p>1.0922544117558</text:p>
              </table:table-cell>
              <table:table-cell office:value-type="float" office:value="1.21411133052122">
                <text:p>1.21411133052122</text:p>
              </table:table-cell>
              <table:table-cell office:value-type="float" office:value="1.1902411272091">
                <text:p>1.19024112720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1.09123996100766">
                <text:p>1.09123996100766</text:p>
              </table:table-cell>
              <table:table-cell office:value-type="float" office:value="1.21356675135734">
                <text:p>1.21356675135734</text:p>
              </table:table-cell>
              <table:table-cell office:value-type="float" office:value="1.18949277597638">
                <text:p>1.189492775976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1.0903255789442">
                <text:p>1.0903255789442</text:p>
              </table:table-cell>
              <table:table-cell office:value-type="float" office:value="1.2128367852271">
                <text:p>1.2128367852271</text:p>
              </table:table-cell>
              <table:table-cell office:value-type="float" office:value="1.18875133295404">
                <text:p>1.188751332954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1.08931906877645">
                <text:p>1.08931906877645</text:p>
              </table:table-cell>
              <table:table-cell office:value-type="float" office:value="1.21211178131392">
                <text:p>1.21211178131392</text:p>
              </table:table-cell>
              <table:table-cell office:value-type="float" office:value="1.18801490062204">
                <text:p>1.188014900622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1.08841454147765">
                <text:p>1.08841454147765</text:p>
              </table:table-cell>
              <table:table-cell office:value-type="float" office:value="1.21139174852729">
                <text:p>1.21139174852729</text:p>
              </table:table-cell>
              <table:table-cell office:value-type="float" office:value="1.18728150095081">
                <text:p>1.187281500950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1.08741805783241">
                <text:p>1.08741805783241</text:p>
              </table:table-cell>
              <table:table-cell office:value-type="float" office:value="1.21067874041795">
                <text:p>1.21067874041795</text:p>
              </table:table-cell>
              <table:table-cell office:value-type="float" office:value="1.18655509775147">
                <text:p>1.186555097751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1.0863318465828">
                <text:p>1.0863318465828</text:p>
              </table:table-cell>
              <table:table-cell office:value-type="float" office:value="1.20996869633061">
                <text:p>1.20996869633061</text:p>
              </table:table-cell>
              <table:table-cell office:value-type="float" office:value="1.18583373307559">
                <text:p>1.185833733075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1.08524987818474">
                <text:p>1.08524987818474</text:p>
              </table:table-cell>
              <table:table-cell office:value-type="float" office:value="1.20926364987128">
                <text:p>1.20926364987128</text:p>
              </table:table-cell>
              <table:table-cell office:value-type="float" office:value="1.18502363200064">
                <text:p>1.185023632000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1.08417216534091">
                <text:p>1.08417216534091</text:p>
              </table:table-cell>
              <table:table-cell office:value-type="float" office:value="1.20856360978643">
                <text:p>1.20856360978643</text:p>
              </table:table-cell>
              <table:table-cell office:value-type="float" office:value="1.18422496190547">
                <text:p>1.184224961905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1.08310082282306">
                <text:p>1.08310082282306</text:p>
              </table:table-cell>
              <table:table-cell office:value-type="float" office:value="1.20768164964944">
                <text:p>1.20768164964944</text:p>
              </table:table-cell>
              <table:table-cell office:value-type="float" office:value="1.1833317692431">
                <text:p>1.18333176924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1.08203167864901">
                <text:p>1.08203167864901</text:p>
              </table:table-cell>
              <table:table-cell office:value-type="float" office:value="1.20680719818868">
                <text:p>1.20680719818868</text:p>
              </table:table-cell>
              <table:table-cell office:value-type="float" office:value="1.1824439944454">
                <text:p>1.18244399444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1.08096682816819">
                <text:p>1.08096682816819</text:p>
              </table:table-cell>
              <table:table-cell office:value-type="float" office:value="1.20593599647743">
                <text:p>1.20593599647743</text:p>
              </table:table-cell>
              <table:table-cell office:value-type="float" office:value="1.1815637816047">
                <text:p>1.18156378160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1.07990844468409">
                <text:p>1.07990844468409</text:p>
              </table:table-cell>
              <table:table-cell office:value-type="float" office:value="1.20507236815886">
                <text:p>1.20507236815886</text:p>
              </table:table-cell>
              <table:table-cell office:value-type="float" office:value="1.18078455532752">
                <text:p>1.180784555327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1.0788522392339">
                <text:p>1.0788522392339</text:p>
              </table:table-cell>
              <table:table-cell office:value-type="float" office:value="1.20421417928872">
                <text:p>1.20421417928872</text:p>
              </table:table-cell>
              <table:table-cell office:value-type="float" office:value="1.17991525547388">
                <text:p>1.179915255473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1.0778003656058">
                <text:p>1.0778003656058</text:p>
              </table:table-cell>
              <table:table-cell office:value-type="float" office:value="1.20335921303657">
                <text:p>1.20335921303657</text:p>
              </table:table-cell>
              <table:table-cell office:value-type="float" office:value="1.17895609757107">
                <text:p>1.178956097571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1.07665755019876">
                <text:p>1.07665755019876</text:p>
              </table:table-cell>
              <table:table-cell office:value-type="float" office:value="1.20251191715509">
                <text:p>1.20251191715509</text:p>
              </table:table-cell>
              <table:table-cell office:value-type="float" office:value="1.17800703177018">
                <text:p>1.178007031770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1.07552146161757">
                <text:p>1.07552146161757</text:p>
              </table:table-cell>
              <table:table-cell office:value-type="float" office:value="1.20157270624794">
                <text:p>1.20157270624794</text:p>
              </table:table-cell>
              <table:table-cell office:value-type="float" office:value="1.17696626187839">
                <text:p>1.176966261878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1.07429250132355">
                <text:p>1.07429250132355</text:p>
              </table:table-cell>
              <table:table-cell office:value-type="float" office:value="1.20054861392615">
                <text:p>1.20054861392615</text:p>
              </table:table-cell>
              <table:table-cell office:value-type="float" office:value="1.17602877690131">
                <text:p>1.176028776901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1.07316555684573">
                <text:p>1.07316555684573</text:p>
              </table:table-cell>
              <table:table-cell office:value-type="float" office:value="1.19953034626057">
                <text:p>1.19953034626057</text:p>
              </table:table-cell>
              <table:table-cell office:value-type="float" office:value="1.17499971676592">
                <text:p>1.17499971676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1.07204318308546">
                <text:p>1.07204318308546</text:p>
              </table:table-cell>
              <table:table-cell office:value-type="float" office:value="1.19851558358663">
                <text:p>1.19851558358663</text:p>
              </table:table-cell>
              <table:table-cell office:value-type="float" office:value="1.17407387012062">
                <text:p>1.174073870120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1.0708281236501">
                <text:p>1.0708281236501</text:p>
              </table:table-cell>
              <table:table-cell office:value-type="float" office:value="1.19750898823349">
                <text:p>1.19750898823349</text:p>
              </table:table-cell>
              <table:table-cell office:value-type="float" office:value="1.17305657936862">
                <text:p>1.173056579368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1.06971498278747">
                <text:p>1.06971498278747</text:p>
              </table:table-cell>
              <table:table-cell office:value-type="float" office:value="1.19650588448198">
                <text:p>1.19650588448198</text:p>
              </table:table-cell>
              <table:table-cell office:value-type="float" office:value="1.17204756917115">
                <text:p>1.172047569171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1.06850928325401">
                <text:p>1.06850928325401</text:p>
              </table:table-cell>
              <table:table-cell office:value-type="float" office:value="1.19551102044272">
                <text:p>1.19551102044272</text:p>
              </table:table-cell>
              <table:table-cell office:value-type="float" office:value="1.17085261707014">
                <text:p>1.170852617070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1.06740543487468">
                <text:p>1.06740543487468</text:p>
              </table:table-cell>
              <table:table-cell office:value-type="float" office:value="1.19451963437191">
                <text:p>1.19451963437191</text:p>
              </table:table-cell>
              <table:table-cell office:value-type="float" office:value="1.16976103217709">
                <text:p>1.169761032177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1.06630863172911">
                <text:p>1.06630863172911</text:p>
              </table:table-cell>
              <table:table-cell office:value-type="float" office:value="1.19334505923475">
                <text:p>1.19334505923475</text:p>
              </table:table-cell>
              <table:table-cell office:value-type="float" office:value="1.16867562604001">
                <text:p>1.168675626040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1.06511708281296">
                <text:p>1.06511708281296</text:p>
              </table:table-cell>
              <table:table-cell office:value-type="float" office:value="1.19217421226933">
                <text:p>1.19217421226933</text:p>
              </table:table-cell>
              <table:table-cell office:value-type="float" office:value="1.16749943057802">
                <text:p>1.167499430578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1.06383333849809">
                <text:p>1.06383333849809</text:p>
              </table:table-cell>
              <table:table-cell office:value-type="float" office:value="1.19091516024442">
                <text:p>1.19091516024442</text:p>
              </table:table-cell>
              <table:table-cell office:value-type="float" office:value="1.16642894957215">
                <text:p>1.166428949572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1.06265140761211">
                <text:p>1.06265140761211</text:p>
              </table:table-cell>
              <table:table-cell office:value-type="float" office:value="1.18975925312645">
                <text:p>1.18975925312645</text:p>
              </table:table-cell>
              <table:table-cell office:value-type="float" office:value="1.16526539161686">
                <text:p>1.165265391616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1.06137741925293">
                <text:p>1.06137741925293</text:p>
              </table:table-cell>
              <table:table-cell office:value-type="float" office:value="1.18860706274193">
                <text:p>1.18860706274193</text:p>
              </table:table-cell>
              <table:table-cell office:value-type="float" office:value="1.16420501046852">
                <text:p>1.164205010468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1.06020517264348">
                <text:p>1.06020517264348</text:p>
              </table:table-cell>
              <table:table-cell office:value-type="float" office:value="1.18746364748568">
                <text:p>1.18746364748568</text:p>
              </table:table-cell>
              <table:table-cell office:value-type="float" office:value="1.16295991487239">
                <text:p>1.162959914872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1.05894100879133">
                <text:p>1.05894100879133</text:p>
              </table:table-cell>
              <table:table-cell office:value-type="float" office:value="1.18632651643635">
                <text:p>1.18632651643635</text:p>
              </table:table-cell>
              <table:table-cell office:value-type="float" office:value="1.16162469412457">
                <text:p>1.161624694124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1.05777851278044">
                <text:p>1.05777851278044</text:p>
              </table:table-cell>
              <table:table-cell office:value-type="float" office:value="1.18509652349503">
                <text:p>1.18509652349503</text:p>
              </table:table-cell>
              <table:table-cell office:value-type="float" office:value="1.16039281521388">
                <text:p>1.160392815213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1.05652424207871">
                <text:p>1.05652424207871</text:p>
              </table:table-cell>
              <table:table-cell office:value-type="float" office:value="1.18367991771424">
                <text:p>1.18367991771424</text:p>
              </table:table-cell>
              <table:table-cell office:value-type="float" office:value="1.15916754630209">
                <text:p>1.159167546302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1.05527497179645">
                <text:p>1.05527497179645</text:p>
              </table:table-cell>
              <table:table-cell office:value-type="float" office:value="1.18236641799402">
                <text:p>1.18236641799402</text:p>
              </table:table-cell>
              <table:table-cell office:value-type="float" office:value="1.15794890837204">
                <text:p>1.157948908372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1.05412725422503">
                <text:p>1.05412725422503</text:p>
              </table:table-cell>
              <table:table-cell office:value-type="float" office:value="1.18105948046659">
                <text:p>1.18105948046659</text:p>
              </table:table-cell>
              <table:table-cell office:value-type="float" office:value="1.15673692238123">
                <text:p>1.156736922381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1.05288798079378">
                <text:p>1.05288798079378</text:p>
              </table:table-cell>
              <table:table-cell office:value-type="float" office:value="1.17975912694075">
                <text:p>1.17975912694075</text:p>
              </table:table-cell>
              <table:table-cell office:value-type="float" office:value="1.15543256319874">
                <text:p>1.155432563198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1.05164845689993">
                <text:p>1.05164845689993</text:p>
              </table:table-cell>
              <table:table-cell office:value-type="float" office:value="1.17846537921146">
                <text:p>1.17846537921146</text:p>
              </table:table-cell>
              <table:table-cell office:value-type="float" office:value="1.15403866642327">
                <text:p>1.154038666423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1.05031755793189">
                <text:p>1.05031755793189</text:p>
              </table:table-cell>
              <table:table-cell office:value-type="float" office:value="1.17708207173502">
                <text:p>1.17708207173502</text:p>
              </table:table-cell>
              <table:table-cell office:value-type="float" office:value="1.15265170112224">
                <text:p>1.152651701122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1.04909077757838">
                <text:p>1.04909077757838</text:p>
              </table:table-cell>
              <table:table-cell office:value-type="float" office:value="1.17579890835976">
                <text:p>1.17579890835976</text:p>
              </table:table-cell>
              <table:table-cell office:value-type="float" office:value="1.15136787327075">
                <text:p>1.151367873270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1.04777010379186">
                <text:p>1.04777010379186</text:p>
              </table:table-cell>
              <table:table-cell office:value-type="float" office:value="1.17432469802862">
                <text:p>1.17432469802862</text:p>
              </table:table-cell>
              <table:table-cell office:value-type="float" office:value="1.14999477829249">
                <text:p>1.149994778292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1.04655077277694">
                <text:p>1.04655077277694</text:p>
              </table:table-cell>
              <table:table-cell office:value-type="float" office:value="1.17286011527377">
                <text:p>1.17286011527377</text:p>
              </table:table-cell>
              <table:table-cell office:value-type="float" office:value="1.14862868917679">
                <text:p>1.148628689176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1.04524313635632">
                <text:p>1.04524313635632</text:p>
              </table:table-cell>
              <table:table-cell office:value-type="float" office:value="1.17139960052068">
                <text:p>1.17139960052068</text:p>
              </table:table-cell>
              <table:table-cell office:value-type="float" office:value="1.14726963094994">
                <text:p>1.147269630949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1.04403402190733">
                <text:p>1.04403402190733</text:p>
              </table:table-cell>
              <table:table-cell office:value-type="float" office:value="1.16994596046142">
                <text:p>1.16994596046142</text:p>
              </table:table-cell>
              <table:table-cell office:value-type="float" office:value="1.14591479652721">
                <text:p>1.145914796527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1.04273400371332">
                <text:p>1.04273400371332</text:p>
              </table:table-cell>
              <table:table-cell office:value-type="float" office:value="1.16849922075284">
                <text:p>1.16849922075284</text:p>
              </table:table-cell>
              <table:table-cell office:value-type="float" office:value="1.14446830432302">
                <text:p>1.144468304323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1.04149960595288">
                <text:p>1.04149960595288</text:p>
              </table:table-cell>
              <table:table-cell office:value-type="float" office:value="1.1670594070569">
                <text:p>1.1670594070569</text:p>
              </table:table-cell>
              <table:table-cell office:value-type="float" office:value="1.14293032263564">
                <text:p>1.142930322635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1.04023598293849">
                <text:p>1.04023598293849</text:p>
              </table:table-cell>
              <table:table-cell office:value-type="float" office:value="1.16562654503919">
                <text:p>1.16562654503919</text:p>
              </table:table-cell>
              <table:table-cell office:value-type="float" office:value="1.14149530879457">
                <text:p>1.141495308794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1.03894308203096">
                <text:p>1.03894308203096</text:p>
              </table:table-cell>
              <table:table-cell office:value-type="float" office:value="1.16409626015205">
                <text:p>1.16409626015205</text:p>
              </table:table-cell>
              <table:table-cell office:value-type="float" office:value="1.13997183842409">
                <text:p>1.139971838424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1.03764577313262">
                <text:p>1.03764577313262</text:p>
              </table:table-cell>
              <table:table-cell office:value-type="float" office:value="1.16247155238311">
                <text:p>1.16247155238311</text:p>
              </table:table-cell>
              <table:table-cell office:value-type="float" office:value="1.13855124592616">
                <text:p>1.138551245926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1.03635366284874">
                <text:p>1.03635366284874</text:p>
              </table:table-cell>
              <table:table-cell office:value-type="float" office:value="1.16085393245662">
                <text:p>1.16085393245662</text:p>
              </table:table-cell>
              <table:table-cell office:value-type="float" office:value="1.13704240096841">
                <text:p>1.137042400968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1.03506677064815">
                <text:p>1.03506677064815</text:p>
              </table:table-cell>
              <table:table-cell office:value-type="float" office:value="1.15924343004392">
                <text:p>1.15924343004392</text:p>
              </table:table-cell>
              <table:table-cell office:value-type="float" office:value="1.13563634073589">
                <text:p>1.135636340735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1.03378511601783">
                <text:p>1.03378511601783</text:p>
              </table:table-cell>
              <table:table-cell office:value-type="float" office:value="1.15773534665743">
                <text:p>1.15773534665743</text:p>
              </table:table-cell>
              <table:table-cell office:value-type="float" office:value="1.13403784544432">
                <text:p>1.134037845444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1.03250871846198">
                <text:p>1.03250871846198</text:p>
              </table:table-cell>
              <table:table-cell office:value-type="float" office:value="1.15613909236735">
                <text:p>1.15613909236735</text:p>
              </table:table-cell>
              <table:table-cell office:value-type="float" office:value="1.13253899822479">
                <text:p>1.132538998224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1.03123759750118">
                <text:p>1.03123759750118</text:p>
              </table:table-cell>
              <table:table-cell office:value-type="float" office:value="1.15455004399983">
                <text:p>1.15455004399983</text:p>
              </table:table-cell>
              <table:table-cell office:value-type="float" office:value="1.13094920504857">
                <text:p>1.130949205048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1.02997177267147">
                <text:p>1.02997177267147</text:p>
              </table:table-cell>
              <table:table-cell office:value-type="float" office:value="1.15296512158868">
                <text:p>1.15296512158868</text:p>
              </table:table-cell>
              <table:table-cell office:value-type="float" office:value="1.12936993496374">
                <text:p>1.129369934963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1.02872079107987">
                <text:p>1.02872079107987</text:p>
              </table:table-cell>
              <table:table-cell office:value-type="float" office:value="1.15127365248233">
                <text:p>1.15127365248233</text:p>
              </table:table-cell>
              <table:table-cell office:value-type="float" office:value="1.12779504738228">
                <text:p>1.127795047382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1.02745303055663">
                <text:p>1.02745303055663</text:p>
              </table:table-cell>
              <table:table-cell office:value-type="float" office:value="1.14958930336012">
                <text:p>1.14958930336012</text:p>
              </table:table-cell>
              <table:table-cell office:value-type="float" office:value="1.12623079450883">
                <text:p>1.126230794508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1.02617827320598">
                <text:p>1.02617827320598</text:p>
              </table:table-cell>
              <table:table-cell office:value-type="float" office:value="1.14790892495877">
                <text:p>1.14790892495877</text:p>
              </table:table-cell>
              <table:table-cell office:value-type="float" office:value="1.12467093783026">
                <text:p>1.124670937830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1.02489918162715">
                <text:p>1.02489918162715</text:p>
              </table:table-cell>
              <table:table-cell office:value-type="float" office:value="1.14623888614023">
                <text:p>1.14623888614023</text:p>
              </table:table-cell>
              <table:table-cell office:value-type="float" office:value="1.12310904261341">
                <text:p>1.123109042613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1.02363791889515">
                <text:p>1.02363791889515</text:p>
              </table:table-cell>
              <table:table-cell office:value-type="float" office:value="1.14448141548913">
                <text:p>1.14448141548913</text:p>
              </table:table-cell>
              <table:table-cell office:value-type="float" office:value="1.12145024807167">
                <text:p>1.121450248071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1.02236927286573">
                <text:p>1.02236927286573</text:p>
              </table:table-cell>
              <table:table-cell office:value-type="float" office:value="1.14282266585853">
                <text:p>1.14282266585853</text:p>
              </table:table-cell>
              <table:table-cell office:value-type="float" office:value="1.11979893927437">
                <text:p>1.119798939274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1.02111535709733">
                <text:p>1.02111535709733</text:p>
              </table:table-cell>
              <table:table-cell office:value-type="float" office:value="1.14117442247011">
                <text:p>1.14117442247011</text:p>
              </table:table-cell>
              <table:table-cell office:value-type="float" office:value="1.1181551493867">
                <text:p>1.11815514938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1.01985721284894">
                <text:p>1.01985721284894</text:p>
              </table:table-cell>
              <table:table-cell office:value-type="float" office:value="1.13941929086706">
                <text:p>1.13941929086706</text:p>
              </table:table-cell>
              <table:table-cell office:value-type="float" office:value="1.11651891161771">
                <text:p>1.116518911617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1.01861703269678">
                <text:p>1.01861703269678</text:p>
              </table:table-cell>
              <table:table-cell office:value-type="float" office:value="1.13765808787175">
                <text:p>1.13765808787175</text:p>
              </table:table-cell>
              <table:table-cell office:value-type="float" office:value="1.11489357806026">
                <text:p>1.114893578060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1.01736948961525">
                <text:p>1.01736948961525</text:p>
              </table:table-cell>
              <table:table-cell office:value-type="float" office:value="1.1358097180426">
                <text:p>1.1358097180426</text:p>
              </table:table-cell>
              <table:table-cell office:value-type="float" office:value="1.11327256900545">
                <text:p>1.113272569005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1.01613672544594">
                <text:p>1.01613672544594</text:p>
              </table:table-cell>
              <table:table-cell office:value-type="float" office:value="1.13406276391565">
                <text:p>1.13406276391565</text:p>
              </table:table-cell>
              <table:table-cell office:value-type="float" office:value="1.11164573943321">
                <text:p>1.111645739433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1.01490928855736">
                <text:p>1.01490928855736</text:p>
              </table:table-cell>
              <table:table-cell office:value-type="float" office:value="1.13232294227398">
                <text:p>1.13232294227398</text:p>
              </table:table-cell>
              <table:table-cell office:value-type="float" office:value="1.10991875869363">
                <text:p>1.109918758693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1.01369574750021">
                <text:p>1.01369574750021</text:p>
              </table:table-cell>
              <table:table-cell office:value-type="float" office:value="1.13059370403342">
                <text:p>1.13059370403342</text:p>
              </table:table-cell>
              <table:table-cell office:value-type="float" office:value="1.10819928063503">
                <text:p>1.108199280635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1.01248115291101">
                <text:p>1.01248115291101</text:p>
              </table:table-cell>
              <table:table-cell office:value-type="float" office:value="1.12877437998034">
                <text:p>1.12877437998034</text:p>
              </table:table-cell>
              <table:table-cell office:value-type="float" office:value="1.10648734023485">
                <text:p>1.106487340234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1.011277786219">
                <text:p>1.011277786219</text:p>
              </table:table-cell>
              <table:table-cell office:value-type="float" office:value="1.12704933343665">
                <text:p>1.12704933343665</text:p>
              </table:table-cell>
              <table:table-cell office:value-type="float" office:value="1.10487677430562">
                <text:p>1.104876774305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1.01008287882728">
                <text:p>1.01008287882728</text:p>
              </table:table-cell>
              <table:table-cell office:value-type="float" office:value="1.12520633947734">
                <text:p>1.12520633947734</text:p>
              </table:table-cell>
              <table:table-cell office:value-type="float" office:value="1.10317992299534">
                <text:p>1.103179922995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1.00888975195509">
                <text:p>1.00888975195509</text:p>
              </table:table-cell>
              <table:table-cell office:value-type="float" office:value="1.12337030119191">
                <text:p>1.12337030119191</text:p>
              </table:table-cell>
              <table:table-cell office:value-type="float" office:value="1.10149422880921">
                <text:p>1.101494228809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1.00769575969139">
                <text:p>1.00769575969139</text:p>
              </table:table-cell>
              <table:table-cell office:value-type="float" office:value="1.12153771710986">
                <text:p>1.12153771710986</text:p>
              </table:table-cell>
              <table:table-cell office:value-type="float" office:value="1.09980210224385">
                <text:p>1.099802102243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1.00651295322018">
                <text:p>1.00651295322018</text:p>
              </table:table-cell>
              <table:table-cell office:value-type="float" office:value="1.11971566931074">
                <text:p>1.11971566931074</text:p>
              </table:table-cell>
              <table:table-cell office:value-type="float" office:value="1.0980925928172">
                <text:p>1.09809259281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1.00533876419842">
                <text:p>1.00533876419842</text:p>
              </table:table-cell>
              <table:table-cell office:value-type="float" office:value="1.11790067989066">
                <text:p>1.11790067989066</text:p>
              </table:table-cell>
              <table:table-cell office:value-type="float" office:value="1.09629700013272">
                <text:p>1.096297000132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1.00416634344117">
                <text:p>1.00416634344117</text:p>
              </table:table-cell>
              <table:table-cell office:value-type="float" office:value="1.11608917726139">
                <text:p>1.11608917726139</text:p>
              </table:table-cell>
              <table:table-cell office:value-type="float" office:value="1.09460574733554">
                <text:p>1.094605747335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1.00300850450034">
                <text:p>1.00300850450034</text:p>
              </table:table-cell>
              <table:table-cell office:value-type="float" office:value="1.11428838439607">
                <text:p>1.11428838439607</text:p>
              </table:table-cell>
              <table:table-cell office:value-type="float" office:value="1.09291823408707">
                <text:p>1.092918234087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1.00190037987816">
                <text:p>1.00190037987816</text:p>
              </table:table-cell>
              <table:table-cell office:value-type="float" office:value="1.11245822501342">
                <text:p>1.11245822501342</text:p>
              </table:table-cell>
              <table:table-cell office:value-type="float" office:value="1.09123808240915">
                <text:p>1.091238082409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1.00080647879598">
                <text:p>1.00080647879598</text:p>
              </table:table-cell>
              <table:table-cell office:value-type="float" office:value="1.11052709359115">
                <text:p>1.11052709359115</text:p>
              </table:table-cell>
              <table:table-cell office:value-type="float" office:value="1.08947604842878">
                <text:p>1.089476048428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.999708095845982">
                <text:p>0.999708095845982</text:p>
              </table:table-cell>
              <table:table-cell office:value-type="float" office:value="1.10869933259653">
                <text:p>1.10869933259653</text:p>
              </table:table-cell>
              <table:table-cell office:value-type="float" office:value="1.08780342433732">
                <text:p>1.087803424337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.998623952897185">
                <text:p>0.998623952897185</text:p>
              </table:table-cell>
              <table:table-cell office:value-type="float" office:value="1.10687451072829">
                <text:p>1.10687451072829</text:p>
              </table:table-cell>
              <table:table-cell office:value-type="float" office:value="1.08601553161085">
                <text:p>1.086015531610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99753537581381">
                <text:p>0.99753537581381</text:p>
              </table:table-cell>
              <table:table-cell office:value-type="float" office:value="1.10496360849577">
                <text:p>1.10496360849577</text:p>
              </table:table-cell>
              <table:table-cell office:value-type="float" office:value="1.08432376737762">
                <text:p>1.084323767377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99646105493391">
                <text:p>0.99646105493391</text:p>
              </table:table-cell>
              <table:table-cell office:value-type="float" office:value="1.10315220658801">
                <text:p>1.10315220658801</text:p>
              </table:table-cell>
              <table:table-cell office:value-type="float" office:value="1.08263900858042">
                <text:p>1.082639008580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995382347894516">
                <text:p>0.995382347894516</text:p>
              </table:table-cell>
              <table:table-cell office:value-type="float" office:value="1.10134751867882">
                <text:p>1.10134751867882</text:p>
              </table:table-cell>
              <table:table-cell office:value-type="float" office:value="1.08087805426884">
                <text:p>1.080878054268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994317912993626">
                <text:p>0.994317912993626</text:p>
              </table:table-cell>
              <table:table-cell office:value-type="float" office:value="1.09944569324728">
                <text:p>1.09944569324728</text:p>
              </table:table-cell>
              <table:table-cell office:value-type="float" office:value="1.07917436742169">
                <text:p>1.079174367421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993249140145613">
                <text:p>0.993249140145613</text:p>
              </table:table-cell>
              <table:table-cell office:value-type="float" office:value="1.09759703302259">
                <text:p>1.09759703302259</text:p>
              </table:table-cell>
              <table:table-cell office:value-type="float" office:value="1.07746483190868">
                <text:p>1.077464831908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.992203947633752">
                <text:p>0.992203947633752</text:p>
              </table:table-cell>
              <table:table-cell office:value-type="float" office:value="1.09575451338336">
                <text:p>1.09575451338336</text:p>
              </table:table-cell>
              <table:table-cell office:value-type="float" office:value="1.07577175274312">
                <text:p>1.075771752743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0.991258428160891">
                <text:p>0.991258428160891</text:p>
              </table:table-cell>
              <table:table-cell office:value-type="float" office:value="1.0939181653579">
                <text:p>1.0939181653579</text:p>
              </table:table-cell>
              <table:table-cell office:value-type="float" office:value="1.07405755022717">
                <text:p>1.074057550227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0.990326682665877">
                <text:p>0.990326682665877</text:p>
              </table:table-cell>
              <table:table-cell office:value-type="float" office:value="1.09208802007897">
                <text:p>1.09208802007897</text:p>
              </table:table-cell>
              <table:table-cell office:value-type="float" office:value="1.07235003016739">
                <text:p>1.072350030167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0.989390162524371">
                <text:p>0.989390162524371</text:p>
              </table:table-cell>
              <table:table-cell office:value-type="float" office:value="1.09026803108227">
                <text:p>1.09026803108227</text:p>
              </table:table-cell>
              <table:table-cell office:value-type="float" office:value="1.0706452796795">
                <text:p>1.07064527967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0.988458165225014">
                <text:p>0.988458165225014</text:p>
              </table:table-cell>
              <table:table-cell office:value-type="float" office:value="1.08835851579339">
                <text:p>1.08835851579339</text:p>
              </table:table-cell>
              <table:table-cell office:value-type="float" office:value="1.06895119743607">
                <text:p>1.068951197436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.987530703573312">
                <text:p>0.987530703573312</text:p>
              </table:table-cell>
              <table:table-cell office:value-type="float" office:value="1.08657482268825">
                <text:p>1.08657482268825</text:p>
              </table:table-cell>
              <table:table-cell office:value-type="float" office:value="1.06727306281008">
                <text:p>1.067273062810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.986607790360486">
                <text:p>0.986607790360486</text:p>
              </table:table-cell>
              <table:table-cell office:value-type="float" office:value="1.08474555265279">
                <text:p>1.08474555265279</text:p>
              </table:table-cell>
              <table:table-cell office:value-type="float" office:value="1.06559255975255">
                <text:p>1.065592559752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0.985698674545117">
                <text:p>0.985698674545117</text:p>
              </table:table-cell>
              <table:table-cell office:value-type="float" office:value="1.08292831904979">
                <text:p>1.08292831904979</text:p>
              </table:table-cell>
              <table:table-cell office:value-type="float" office:value="1.06391889963474">
                <text:p>1.063918899634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98478488823702">
                <text:p>0.98478488823702</text:p>
              </table:table-cell>
              <table:table-cell office:value-type="float" office:value="1.08111266226051">
                <text:p>1.08111266226051</text:p>
              </table:table-cell>
              <table:table-cell office:value-type="float" office:value="1.06225822519762">
                <text:p>1.062258225197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.983875688590789">
                <text:p>0.983875688590789</text:p>
              </table:table-cell>
              <table:table-cell office:value-type="float" office:value="1.07930664859437">
                <text:p>1.07930664859437</text:p>
              </table:table-cell>
              <table:table-cell office:value-type="float" office:value="1.06060475658937">
                <text:p>1.060604756589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0.982985617900893">
                <text:p>0.982985617900893</text:p>
              </table:table-cell>
              <table:table-cell office:value-type="float" office:value="1.07749309273888">
                <text:p>1.07749309273888</text:p>
              </table:table-cell>
              <table:table-cell office:value-type="float" office:value="1.05895243330378">
                <text:p>1.058952433303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0.982251472943665">
                <text:p>0.982251472943665</text:p>
              </table:table-cell>
              <table:table-cell office:value-type="float" office:value="1.0756984215383">
                <text:p>1.0756984215383</text:p>
              </table:table-cell>
              <table:table-cell office:value-type="float" office:value="1.0573113473807">
                <text:p>1.05731134738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0.981521337210761">
                <text:p>0.981521337210761</text:p>
              </table:table-cell>
              <table:table-cell office:value-type="float" office:value="1.07390535681688">
                <text:p>1.07390535681688</text:p>
              </table:table-cell>
              <table:table-cell office:value-type="float" office:value="1.05567648017752">
                <text:p>1.055676480177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0.980791271168336">
                <text:p>0.980791271168336</text:p>
              </table:table-cell>
              <table:table-cell office:value-type="float" office:value="1.07212464429282">
                <text:p>1.07212464429282</text:p>
              </table:table-cell>
              <table:table-cell office:value-type="float" office:value="1.05405203068919">
                <text:p>1.054052030689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0.980069162100308">
                <text:p>0.980069162100308</text:p>
              </table:table-cell>
              <table:table-cell office:value-type="float" office:value="1.07037232708997">
                <text:p>1.07037232708997</text:p>
              </table:table-cell>
              <table:table-cell office:value-type="float" office:value="1.05242971000443">
                <text:p>1.052429710004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0.979347103380614">
                <text:p>0.979347103380614</text:p>
              </table:table-cell>
              <table:table-cell office:value-type="float" office:value="1.06862487922563">
                <text:p>1.06862487922563</text:p>
              </table:table-cell>
              <table:table-cell office:value-type="float" office:value="1.05083503600708">
                <text:p>1.050835036007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0.978633056564104">
                <text:p>0.978633056564104</text:p>
              </table:table-cell>
              <table:table-cell office:value-type="float" office:value="1.06688232462629">
                <text:p>1.06688232462629</text:p>
              </table:table-cell>
              <table:table-cell office:value-type="float" office:value="1.04926541813785">
                <text:p>1.049265418137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0.977919040616349">
                <text:p>0.977919040616349</text:p>
              </table:table-cell>
              <table:table-cell office:value-type="float" office:value="1.06514468730779">
                <text:p>1.06514468730779</text:p>
              </table:table-cell>
              <table:table-cell office:value-type="float" office:value="1.04770133649815">
                <text:p>1.047701336498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0.977213091449352">
                <text:p>0.977213091449352</text:p>
              </table:table-cell>
              <table:table-cell office:value-type="float" office:value="1.06341199137493">
                <text:p>1.06341199137493</text:p>
              </table:table-cell>
              <table:table-cell office:value-type="float" office:value="1.04614709195218">
                <text:p>1.046147091952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0.976511213658092">
                <text:p>0.976511213658092</text:p>
              </table:table-cell>
              <table:table-cell office:value-type="float" office:value="1.06168426102114">
                <text:p>1.06168426102114</text:p>
              </table:table-cell>
              <table:table-cell office:value-type="float" office:value="1.04458514851591">
                <text:p>1.044585148515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0.97581846759528">
                <text:p>0.97581846759528</text:p>
              </table:table-cell>
              <table:table-cell office:value-type="float" office:value="1.05996152052799">
                <text:p>1.05996152052799</text:p>
              </table:table-cell>
              <table:table-cell office:value-type="float" office:value="1.04303785573679">
                <text:p>1.043037855736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0.975343291205717">
                <text:p>0.975343291205717</text:p>
              </table:table-cell>
              <table:table-cell office:value-type="float" office:value="1.05829259999303">
                <text:p>1.05829259999303</text:p>
              </table:table-cell>
              <table:table-cell office:value-type="float" office:value="1.0414961989849">
                <text:p>1.04149619898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974866441365175">
                <text:p>0.974866441365175</text:p>
              </table:table-cell>
              <table:table-cell office:value-type="float" office:value="1.05664203758889">
                <text:p>1.05664203758889</text:p>
              </table:table-cell>
              <table:table-cell office:value-type="float" office:value="1.0399929658416">
                <text:p>1.03999296584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974392974779683">
                <text:p>0.974392974779683</text:p>
              </table:table-cell>
              <table:table-cell office:value-type="float" office:value="1.05499986127961">
                <text:p>1.05499986127961</text:p>
              </table:table-cell>
              <table:table-cell office:value-type="float" office:value="1.03853154983371">
                <text:p>1.038531549833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973922896383487">
                <text:p>0.973922896383487</text:p>
              </table:table-cell>
              <table:table-cell office:value-type="float" office:value="1.053357460172">
                <text:p>1.053357460172</text:p>
              </table:table-cell>
              <table:table-cell office:value-type="float" office:value="1.03707494087939">
                <text:p>1.037074940879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973452047612002">
                <text:p>0.973452047612002</text:p>
              </table:table-cell>
              <table:table-cell office:value-type="float" office:value="1.05171915951931">
                <text:p>1.05171915951931</text:p>
              </table:table-cell>
              <table:table-cell office:value-type="float" office:value="1.03561860479619">
                <text:p>1.035618604796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972988743305903">
                <text:p>0.972988743305903</text:p>
              </table:table-cell>
              <table:table-cell office:value-type="float" office:value="1.05008935581692">
                <text:p>1.05008935581692</text:p>
              </table:table-cell>
              <table:table-cell office:value-type="float" office:value="1.0341716998642">
                <text:p>1.03417169986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972528841834524">
                <text:p>0.972528841834524</text:p>
              </table:table-cell>
              <table:table-cell office:value-type="float" office:value="1.04845933159088">
                <text:p>1.04845933159088</text:p>
              </table:table-cell>
              <table:table-cell office:value-type="float" office:value="1.03272966307742">
                <text:p>1.032729663077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972068133671709">
                <text:p>0.972068133671709</text:p>
              </table:table-cell>
              <table:table-cell office:value-type="float" office:value="1.0468653927798">
                <text:p>1.0468653927798</text:p>
              </table:table-cell>
              <table:table-cell office:value-type="float" office:value="1.03128357230201">
                <text:p>1.031283572302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971615035340644">
                <text:p>0.971615035340644</text:p>
              </table:table-cell>
              <table:table-cell office:value-type="float" office:value="1.04534764207894">
                <text:p>1.04534764207894</text:p>
              </table:table-cell>
              <table:table-cell office:value-type="float" office:value="1.02989134378341">
                <text:p>1.029891343783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971174406993924">
                <text:p>0.971174406993924</text:p>
              </table:table-cell>
              <table:table-cell office:value-type="float" office:value="1.04382413868429">
                <text:p>1.04382413868429</text:p>
              </table:table-cell>
              <table:table-cell office:value-type="float" office:value="1.02856568715858">
                <text:p>1.028565687158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970988255026805">
                <text:p>0.970988255026805</text:p>
              </table:table-cell>
              <table:table-cell office:value-type="float" office:value="1.04230387066345">
                <text:p>1.04230387066345</text:p>
              </table:table-cell>
              <table:table-cell office:value-type="float" office:value="1.02724406174969">
                <text:p>1.027244061749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970804744941021">
                <text:p>0.970804744941021</text:p>
              </table:table-cell>
              <table:table-cell office:value-type="float" office:value="1.04078685219405">
                <text:p>1.04078685219405</text:p>
              </table:table-cell>
              <table:table-cell office:value-type="float" office:value="1.02591302954978">
                <text:p>1.025913029549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.970623878235025">
                <text:p>0.970623878235025</text:p>
              </table:table-cell>
              <table:table-cell office:value-type="float" office:value="1.03927758876058">
                <text:p>1.03927758876058</text:p>
              </table:table-cell>
              <table:table-cell office:value-type="float" office:value="1.02459950468464">
                <text:p>1.024599504684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0.970436631882783">
                <text:p>0.970436631882783</text:p>
              </table:table-cell>
              <table:table-cell office:value-type="float" office:value="1.03776712802054">
                <text:p>1.03776712802054</text:p>
              </table:table-cell>
              <table:table-cell office:value-type="float" office:value="1.02327658704771">
                <text:p>1.023276587047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0.970265386376325">
                <text:p>0.970265386376325</text:p>
              </table:table-cell>
              <table:table-cell office:value-type="float" office:value="1.03626887833226">
                <text:p>1.03626887833226</text:p>
              </table:table-cell>
              <table:table-cell office:value-type="float" office:value="1.02197122542663">
                <text:p>1.021971225426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.970092480642954">
                <text:p>0.970092480642954</text:p>
              </table:table-cell>
              <table:table-cell office:value-type="float" office:value="1.03487937098968">
                <text:p>1.03487937098968</text:p>
              </table:table-cell>
              <table:table-cell office:value-type="float" office:value="1.02070010213578">
                <text:p>1.020700102135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.969922224098407">
                <text:p>0.969922224098407</text:p>
              </table:table-cell>
              <table:table-cell office:value-type="float" office:value="1.03351448020819">
                <text:p>1.03351448020819</text:p>
              </table:table-cell>
              <table:table-cell office:value-type="float" office:value="1.019523625278">
                <text:p>1.01952362527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.969754618138011">
                <text:p>0.969754618138011</text:p>
              </table:table-cell>
              <table:table-cell office:value-type="float" office:value="1.03213852117824">
                <text:p>1.03213852117824</text:p>
              </table:table-cell>
              <table:table-cell office:value-type="float" office:value="1.01835921687782">
                <text:p>1.018359216877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.969589664136329">
                <text:p>0.969589664136329</text:p>
              </table:table-cell>
              <table:table-cell office:value-type="float" office:value="1.03077842012724">
                <text:p>1.03077842012724</text:p>
              </table:table-cell>
              <table:table-cell office:value-type="float" office:value="1.01718450779591">
                <text:p>1.017184507795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969427363447102">
                <text:p>0.969427363447102</text:p>
              </table:table-cell>
              <table:table-cell office:value-type="float" office:value="1.02941184770722">
                <text:p>1.02941184770722</text:p>
              </table:table-cell>
              <table:table-cell office:value-type="float" office:value="1.01601768493467">
                <text:p>1.016017684934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969569051125293">
                <text:p>0.969569051125293</text:p>
              </table:table-cell>
              <table:table-cell office:value-type="float" office:value="1.02805198351056">
                <text:p>1.02805198351056</text:p>
              </table:table-cell>
              <table:table-cell office:value-type="float" office:value="1.01485411035281">
                <text:p>1.014854110352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969699244095818">
                <text:p>0.969699244095818</text:p>
              </table:table-cell>
              <table:table-cell office:value-type="float" office:value="1.02669027228274">
                <text:p>1.02669027228274</text:p>
              </table:table-cell>
              <table:table-cell office:value-type="float" office:value="1.01370261536606">
                <text:p>1.013702615366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96984471793169">
                <text:p>0.96984471793169</text:p>
              </table:table-cell>
              <table:table-cell office:value-type="float" office:value="1.02539991929978">
                <text:p>1.02539991929978</text:p>
              </table:table-cell>
              <table:table-cell office:value-type="float" office:value="1.01255781395434">
                <text:p>1.012557813954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969987639354234">
                <text:p>0.969987639354234</text:p>
              </table:table-cell>
              <table:table-cell office:value-type="float" office:value="1.02420687793043">
                <text:p>1.02420687793043</text:p>
              </table:table-cell>
              <table:table-cell office:value-type="float" office:value="1.01155699246261">
                <text:p>1.011556992462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970136889825348">
                <text:p>0.970136889825348</text:p>
              </table:table-cell>
              <table:table-cell office:value-type="float" office:value="1.02300658375203">
                <text:p>1.02300658375203</text:p>
              </table:table-cell>
              <table:table-cell office:value-type="float" office:value="1.01056262072174">
                <text:p>1.010562620721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970283561233519">
                <text:p>0.970283561233519</text:p>
              </table:table-cell>
              <table:table-cell office:value-type="float" office:value="1.0218079056261">
                <text:p>1.0218079056261</text:p>
              </table:table-cell>
              <table:table-cell office:value-type="float" office:value="1.00956660008144">
                <text:p>1.009566600081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.970436584893624">
                <text:p>0.970436584893624</text:p>
              </table:table-cell>
              <table:table-cell office:value-type="float" office:value="1.02061084924667">
                <text:p>1.02061084924667</text:p>
              </table:table-cell>
              <table:table-cell office:value-type="float" office:value="1.0085730010267">
                <text:p>1.00857300102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0.970587002849307">
                <text:p>0.970587002849307</text:p>
              </table:table-cell>
              <table:table-cell office:value-type="float" office:value="1.01941542032677">
                <text:p>1.01941542032677</text:p>
              </table:table-cell>
              <table:table-cell office:value-type="float" office:value="1.0075770351194">
                <text:p>1.00757703511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0.970743796168691">
                <text:p>0.970743796168691</text:p>
              </table:table-cell>
              <table:table-cell office:value-type="float" office:value="1.01821692703471">
                <text:p>1.01821692703471</text:p>
              </table:table-cell>
              <table:table-cell office:value-type="float" office:value="1.00658828708663">
                <text:p>1.006588287086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0.970897957151008">
                <text:p>0.970897957151008</text:p>
              </table:table-cell>
              <table:table-cell office:value-type="float" office:value="1.01703358105817">
                <text:p>1.01703358105817</text:p>
              </table:table-cell>
              <table:table-cell office:value-type="float" office:value="1.00559715930386">
                <text:p>1.005597159303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0.971365191984971">
                <text:p>0.971365191984971</text:p>
              </table:table-cell>
              <table:table-cell office:value-type="float" office:value="1.01601318387115">
                <text:p>1.01601318387115</text:p>
              </table:table-cell>
              <table:table-cell office:value-type="float" office:value="1.0047897722907">
                <text:p>1.00478977229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971846892519599">
                <text:p>0.971846892519599</text:p>
              </table:table-cell>
              <table:table-cell office:value-type="float" office:value="1.01500253837121">
                <text:p>1.01500253837121</text:p>
              </table:table-cell>
              <table:table-cell office:value-type="float" office:value="1.00397045026236">
                <text:p>1.003970450262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97233429215471">
                <text:p>0.97233429215471</text:p>
              </table:table-cell>
              <table:table-cell office:value-type="float" office:value="1.01398401688587">
                <text:p>1.01398401688587</text:p>
              </table:table-cell>
              <table:table-cell office:value-type="float" office:value="1.00316152178999">
                <text:p>1.003161521789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0.972818296291759">
                <text:p>0.972818296291759</text:p>
              </table:table-cell>
              <table:table-cell office:value-type="float" office:value="1.01297524362642">
                <text:p>1.01297524362642</text:p>
              </table:table-cell>
              <table:table-cell office:value-type="float" office:value="1.00235423688435">
                <text:p>1.002354236884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973303444820782">
                <text:p>0.973303444820782</text:p>
              </table:table-cell>
              <table:table-cell office:value-type="float" office:value="1.01196740841788">
                <text:p>1.01196740841788</text:p>
              </table:table-cell>
              <table:table-cell office:value-type="float" office:value="1.0015398704495">
                <text:p>1.00153987044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973789736031347">
                <text:p>0.973789736031347</text:p>
              </table:table-cell>
              <table:table-cell office:value-type="float" office:value="1.01095647898414">
                <text:p>1.01095647898414</text:p>
              </table:table-cell>
              <table:table-cell office:value-type="float" office:value="1.00074078102174">
                <text:p>1.000740781021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97428175811723">
                <text:p>0.97428175811723</text:p>
              </table:table-cell>
              <table:table-cell office:value-type="float" office:value="1.0099505414128">
                <text:p>1.0099505414128</text:p>
              </table:table-cell>
              <table:table-cell office:value-type="float" office:value="0.999938468206919">
                <text:p>0.9999384682069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97477033915687">
                <text:p>0.97477033915687</text:p>
              </table:table-cell>
              <table:table-cell office:value-type="float" office:value="1.00904237463052">
                <text:p>1.00904237463052</text:p>
              </table:table-cell>
              <table:table-cell office:value-type="float" office:value="0.999295532062463">
                <text:p>0.9992955320624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975260057728194">
                <text:p>0.975260057728194</text:p>
              </table:table-cell>
              <table:table-cell office:value-type="float" office:value="1.00822355244261">
                <text:p>1.00822355244261</text:p>
              </table:table-cell>
              <table:table-cell office:value-type="float" office:value="0.998673744373006">
                <text:p>0.9986737443730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975755530858012">
                <text:p>0.975755530858012</text:p>
              </table:table-cell>
              <table:table-cell office:value-type="float" office:value="1.00740514997691">
                <text:p>1.00740514997691</text:p>
              </table:table-cell>
              <table:table-cell office:value-type="float" office:value="0.9980665758355">
                <text:p>0.99806657583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976550850749719">
                <text:p>0.976550850749719</text:p>
              </table:table-cell>
              <table:table-cell office:value-type="float" office:value="1.00659196042885">
                <text:p>1.00659196042885</text:p>
              </table:table-cell>
              <table:table-cell office:value-type="float" office:value="0.99744677336688">
                <text:p>0.997446773366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977382191161677">
                <text:p>0.977382191161677</text:p>
              </table:table-cell>
              <table:table-cell office:value-type="float" office:value="1.00577440616671">
                <text:p>1.00577440616671</text:p>
              </table:table-cell>
              <table:table-cell office:value-type="float" office:value="0.996841601258696">
                <text:p>0.9968416012586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978214073145546">
                <text:p>0.978214073145546</text:p>
              </table:table-cell>
              <table:table-cell office:value-type="float" office:value="1.00495727471371">
                <text:p>1.00495727471371</text:p>
              </table:table-cell>
              <table:table-cell office:value-type="float" office:value="0.996223791374207">
                <text:p>0.9962237913742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97904649532083">
                <text:p>0.97904649532083</text:p>
              </table:table-cell>
              <table:table-cell office:value-type="float" office:value="1.00414537642714">
                <text:p>1.00414537642714</text:p>
              </table:table-cell>
              <table:table-cell office:value-type="float" office:value="0.995620623028672">
                <text:p>0.9956206230286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979870604212618">
                <text:p>0.979870604212618</text:p>
              </table:table-cell>
              <table:table-cell office:value-type="float" office:value="1.0033369984706">
                <text:p>1.0033369984706</text:p>
              </table:table-cell>
              <table:table-cell office:value-type="float" office:value="0.995144746155051">
                <text:p>0.9951447461550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980704106089089">
                <text:p>0.980704106089089</text:p>
              </table:table-cell>
              <table:table-cell office:value-type="float" office:value="1.00272748167187">
                <text:p>1.00272748167187</text:p>
              </table:table-cell>
              <table:table-cell office:value-type="float" office:value="0.994736317724451">
                <text:p>0.9947363177244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981538144037205">
                <text:p>0.981538144037205</text:p>
              </table:table-cell>
              <table:table-cell office:value-type="float" office:value="1.00210930791007">
                <text:p>1.00210930791007</text:p>
              </table:table-cell>
              <table:table-cell office:value-type="float" office:value="0.994314722811646">
                <text:p>0.9943147228116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982372716691583">
                <text:p>0.982372716691583</text:p>
              </table:table-cell>
              <table:table-cell office:value-type="float" office:value="1.00149517847067">
                <text:p>1.00149517847067</text:p>
              </table:table-cell>
              <table:table-cell office:value-type="float" office:value="0.993907264285758">
                <text:p>0.9939072642857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983198984387189">
                <text:p>0.983198984387189</text:p>
              </table:table-cell>
              <table:table-cell office:value-type="float" office:value="1.000877216046">
                <text:p>1.000877216046</text:p>
              </table:table-cell>
              <table:table-cell office:value-type="float" office:value="0.9934952992843">
                <text:p>0.99349529928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984034625813543">
                <text:p>0.984034625813543</text:p>
              </table:table-cell>
              <table:table-cell office:value-type="float" office:value="1.0002632895893">
                <text:p>1.0002632895893</text:p>
              </table:table-cell>
              <table:table-cell office:value-type="float" office:value="0.993088809573444">
                <text:p>0.9930888095734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985167261433306">
                <text:p>0.985167261433306</text:p>
              </table:table-cell>
              <table:table-cell office:value-type="float" office:value="0.999645539278799">
                <text:p>0.999645539278799</text:p>
              </table:table-cell>
              <table:table-cell office:value-type="float" office:value="0.992677802511973">
                <text:p>0.9926778025119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986321314024999">
                <text:p>0.986321314024999</text:p>
              </table:table-cell>
              <table:table-cell office:value-type="float" office:value="0.999036651179525">
                <text:p>0.999036651179525</text:p>
              </table:table-cell>
              <table:table-cell office:value-type="float" office:value="0.992377944938318">
                <text:p>0.9923779449383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987489022723797">
                <text:p>0.987489022723797</text:p>
              </table:table-cell>
              <table:table-cell office:value-type="float" office:value="0.998540044514991">
                <text:p>0.998540044514991</text:p>
              </table:table-cell>
              <table:table-cell office:value-type="float" office:value="0.992168028763274">
                <text:p>0.9921680287632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988648038181435">
                <text:p>0.988648038181435</text:p>
              </table:table-cell>
              <table:table-cell office:value-type="float" office:value="0.998132137995767">
                <text:p>0.998132137995767</text:p>
              </table:table-cell>
              <table:table-cell office:value-type="float" office:value="0.991963271749514">
                <text:p>0.9919632717495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989816017096107">
                <text:p>0.989816017096107</text:p>
              </table:table-cell>
              <table:table-cell office:value-type="float" office:value="0.997715478480714">
                <text:p>0.997715478480714</text:p>
              </table:table-cell>
              <table:table-cell office:value-type="float" office:value="0.991753643703919">
                <text:p>0.9917536437039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99097530529272">
                <text:p>0.99097530529272</text:p>
              </table:table-cell>
              <table:table-cell office:value-type="float" office:value="0.997303654460366">
                <text:p>0.997303654460366</text:p>
              </table:table-cell>
              <table:table-cell office:value-type="float" office:value="0.991544158219895">
                <text:p>0.9915441582198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992143552516469">
                <text:p>0.992143552516469</text:p>
              </table:table-cell>
              <table:table-cell office:value-type="float" office:value="0.996895748310725">
                <text:p>0.996895748310725</text:p>
              </table:table-cell>
              <table:table-cell office:value-type="float" office:value="0.991334815387818">
                <text:p>0.9913348153878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993298400532287">
                <text:p>0.993298400532287</text:p>
              </table:table-cell>
              <table:table-cell office:value-type="float" office:value="0.996479089043017">
                <text:p>0.996479089043017</text:p>
              </table:table-cell>
              <table:table-cell office:value-type="float" office:value="0.991130645273367">
                <text:p>0.9911306452733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994458091877179">
                <text:p>0.994458091877179</text:p>
              </table:table-cell>
              <table:table-cell office:value-type="float" office:value="0.996062429870739">
                <text:p>0.996062429870739</text:p>
              </table:table-cell>
              <table:table-cell office:value-type="float" office:value="0.99100734013427">
                <text:p>0.991007340134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995626735679592">
                <text:p>0.995626735679592</text:p>
              </table:table-cell>
              <table:table-cell office:value-type="float" office:value="0.995683787655499">
                <text:p>0.995683787655499</text:p>
              </table:table-cell>
              <table:table-cell office:value-type="float" office:value="0.990992903809104">
                <text:p>0.9909929038091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997050309061684">
                <text:p>0.997050309061684</text:p>
              </table:table-cell>
              <table:table-cell office:value-type="float" office:value="0.9954642005115">
                <text:p>0.9954642005115</text:p>
              </table:table-cell>
              <table:table-cell office:value-type="float" office:value="0.990983503646756">
                <text:p>0.9909835036467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998517350875787">
                <text:p>0.998517350875787</text:p>
              </table:table-cell>
              <table:table-cell office:value-type="float" office:value="0.995253483540751">
                <text:p>0.995253483540751</text:p>
              </table:table-cell>
              <table:table-cell office:value-type="float" office:value="0.990982748235306">
                <text:p>0.9909827482353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999979675443456">
                <text:p>0.999979675443456</text:p>
              </table:table-cell>
              <table:table-cell office:value-type="float" office:value="0.995029298915364">
                <text:p>0.995029298915364</text:p>
              </table:table-cell>
              <table:table-cell office:value-type="float" office:value="0.990968321643028">
                <text:p>0.9909683216430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1.00144200051725">
                <text:p>1.00144200051725</text:p>
              </table:table-cell>
              <table:table-cell office:value-type="float" office:value="0.994818816518868">
                <text:p>0.994818816518868</text:p>
              </table:table-cell>
              <table:table-cell office:value-type="float" office:value="0.990967572880162">
                <text:p>0.9909675728801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1.00290904313402">
                <text:p>1.00290904313402</text:p>
              </table:table-cell>
              <table:table-cell office:value-type="float" office:value="0.994608450848876">
                <text:p>0.994608450848876</text:p>
              </table:table-cell>
              <table:table-cell office:value-type="float" office:value="0.990953152525386">
                <text:p>0.9909531525253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1.00437136901646">
                <text:p>1.00437136901646</text:p>
              </table:table-cell>
              <table:table-cell office:value-type="float" office:value="0.994389438399262">
                <text:p>0.994389438399262</text:p>
              </table:table-cell>
              <table:table-cell office:value-type="float" office:value="0.991001387133237">
                <text:p>0.9910013871332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1.00583841212195">
                <text:p>1.00583841212195</text:p>
              </table:table-cell>
              <table:table-cell office:value-type="float" office:value="0.994179304753423">
                <text:p>0.994179304753423</text:p>
              </table:table-cell>
              <table:table-cell office:value-type="float" office:value="0.991181491453508">
                <text:p>0.9911814914535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1.00730073880644">
                <text:p>1.00730073880644</text:p>
              </table:table-cell>
              <table:table-cell office:value-type="float" office:value="0.994086068959826">
                <text:p>0.994086068959826</text:p>
              </table:table-cell>
              <table:table-cell office:value-type="float" office:value="0.991366698048709">
                <text:p>0.9913666980487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1.00875896452027">
                <text:p>1.00875896452027</text:p>
              </table:table-cell>
              <table:table-cell office:value-type="float" office:value="0.994065618055468">
                <text:p>0.994065618055468</text:p>
              </table:table-cell>
              <table:table-cell office:value-type="float" office:value="0.991546943770188">
                <text:p>0.9915469437701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1.01022129189599">
                <text:p>1.01022129189599</text:p>
              </table:table-cell>
              <table:table-cell office:value-type="float" office:value="0.994036833120383">
                <text:p>0.994036833120383</text:p>
              </table:table-cell>
              <table:table-cell office:value-type="float" office:value="0.991732287111799">
                <text:p>0.9917322871117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1.01190270110322">
                <text:p>1.01190270110322</text:p>
              </table:table-cell>
              <table:table-cell office:value-type="float" office:value="0.994017259659006">
                <text:p>0.994017259659006</text:p>
              </table:table-cell>
              <table:table-cell office:value-type="float" office:value="0.991917697644316">
                <text:p>0.9919176976443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1.01362303313411">
                <text:p>1.01362303313411</text:p>
              </table:table-cell>
              <table:table-cell office:value-type="float" office:value="0.993989345868455">
                <text:p>0.993989345868455</text:p>
              </table:table-cell>
              <table:table-cell office:value-type="float" office:value="0.992098154015015">
                <text:p>0.9920981540150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1.0153435296982">
                <text:p>1.0153435296982</text:p>
              </table:table-cell>
              <table:table-cell office:value-type="float" office:value="0.993965870490531">
                <text:p>0.993965870490531</text:p>
              </table:table-cell>
              <table:table-cell office:value-type="float" office:value="0.992308260673063">
                <text:p>0.9923082606730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1.0170683127991">
                <text:p>1.0170683127991</text:p>
              </table:table-cell>
              <table:table-cell office:value-type="float" office:value="0.993938833782039">
                <text:p>0.993938833782039</text:p>
              </table:table-cell>
              <table:table-cell office:value-type="float" office:value="0.992666796160726">
                <text:p>0.9926667961607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1.01878914133397">
                <text:p>1.01878914133397</text:p>
              </table:table-cell>
              <table:table-cell office:value-type="float" office:value="0.993963484289036">
                <text:p>0.993963484289036</text:p>
              </table:table-cell>
              <table:table-cell office:value-type="float" office:value="0.993039331748748">
                <text:p>0.9930393317487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1.02050543653623">
                <text:p>1.02050543653623</text:p>
              </table:table-cell>
              <table:table-cell office:value-type="float" office:value="0.994110758014418">
                <text:p>0.994110758014418</text:p>
              </table:table-cell>
              <table:table-cell office:value-type="float" office:value="0.993398537144081">
                <text:p>0.9933985371440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1.02222659180829">
                <text:p>1.02222659180829</text:p>
              </table:table-cell>
              <table:table-cell office:value-type="float" office:value="0.994258971948456">
                <text:p>0.994258971948456</text:p>
              </table:table-cell>
              <table:table-cell office:value-type="float" office:value="0.993766739079146">
                <text:p>0.9937667390791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1.02394790746405">
                <text:p>1.02394790746405</text:p>
              </table:table-cell>
              <table:table-cell office:value-type="float" office:value="0.994416930115331">
                <text:p>0.994416930115331</text:p>
              </table:table-cell>
              <table:table-cell office:value-type="float" office:value="0.994131611508255">
                <text:p>0.9941316115082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1.02566469789108">
                <text:p>1.02566469789108</text:p>
              </table:table-cell>
              <table:table-cell office:value-type="float" office:value="0.994567027806573">
                <text:p>0.994567027806573</text:p>
              </table:table-cell>
              <table:table-cell office:value-type="float" office:value="0.994500486927985">
                <text:p>0.9945004869279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1.0273951719762">
                <text:p>1.0273951719762</text:p>
              </table:table-cell>
              <table:table-cell office:value-type="float" office:value="0.994726878092675">
                <text:p>0.994726878092675</text:p>
              </table:table-cell>
              <table:table-cell office:value-type="float" office:value="0.994869702523904">
                <text:p>0.9948697025239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1.02927042573854">
                <text:p>1.02927042573854</text:p>
              </table:table-cell>
              <table:table-cell office:value-type="float" office:value="0.994883573590398">
                <text:p>0.994883573590398</text:p>
              </table:table-cell>
              <table:table-cell office:value-type="float" office:value="0.995388827594524">
                <text:p>0.9953888275945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1.03118476191224">
                <text:p>1.03118476191224</text:p>
              </table:table-cell>
              <table:table-cell office:value-type="float" office:value="0.995036482798495">
                <text:p>0.995036482798495</text:p>
              </table:table-cell>
              <table:table-cell office:value-type="float" office:value="0.995921089293725">
                <text:p>0.9959210892937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1.03309972979379">
                <text:p>1.03309972979379</text:p>
              </table:table-cell>
              <table:table-cell office:value-type="float" office:value="0.995309947152142">
                <text:p>0.995309947152142</text:p>
              </table:table-cell>
              <table:table-cell office:value-type="float" office:value="0.996454130454583">
                <text:p>0.9964541304545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1.03501998014531">
                <text:p>1.03501998014531</text:p>
              </table:table-cell>
              <table:table-cell office:value-type="float" office:value="0.99562792498001">
                <text:p>0.99562792498001</text:p>
              </table:table-cell>
              <table:table-cell office:value-type="float" office:value="0.996982996946287">
                <text:p>0.9969829969462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1.03693619408332">
                <text:p>1.03693619408332</text:p>
              </table:table-cell>
              <table:table-cell office:value-type="float" office:value="0.995938646403482">
                <text:p>0.995938646403482</text:p>
              </table:table-cell>
              <table:table-cell office:value-type="float" office:value="0.997517600947472">
                <text:p>0.9975176009474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1.03885302930684">
                <text:p>1.03885302930684</text:p>
              </table:table-cell>
              <table:table-cell office:value-type="float" office:value="0.996259784443797">
                <text:p>0.996259784443797</text:p>
              </table:table-cell>
              <table:table-cell office:value-type="float" office:value="0.998052980657841">
                <text:p>0.9980529806578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1.04077934400141">
                <text:p>1.04077934400141</text:p>
              </table:table-cell>
              <table:table-cell office:value-type="float" office:value="0.996582503258009">
                <text:p>0.996582503258009</text:p>
              </table:table-cell>
              <table:table-cell office:value-type="float" office:value="0.998589134829736">
                <text:p>0.9985891348297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1.04270204205228">
                <text:p>1.04270204205228</text:p>
              </table:table-cell>
              <table:table-cell office:value-type="float" office:value="0.996897943522806">
                <text:p>0.996897943522806</text:p>
              </table:table-cell>
              <table:table-cell office:value-type="float" office:value="0.999238841218655">
                <text:p>0.9992388412186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1.04462071738981">
                <text:p>1.04462071738981</text:p>
              </table:table-cell>
              <table:table-cell office:value-type="float" office:value="0.997223813444104">
                <text:p>0.997223813444104</text:p>
              </table:table-cell>
              <table:table-cell office:value-type="float" office:value="0.999918643490559">
                <text:p>0.9999186434905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1.04654000042999">
                <text:p>1.04654000042999</text:p>
              </table:table-cell>
              <table:table-cell office:value-type="float" office:value="0.997576766469629">
                <text:p>0.997576766469629</text:p>
              </table:table-cell>
              <table:table-cell office:value-type="float" office:value="1.0005998278033">
                <text:p>1.00059982780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1.04855811903776">
                <text:p>1.04855811903776</text:p>
              </table:table-cell>
              <table:table-cell office:value-type="float" office:value="0.998040619013074">
                <text:p>0.998040619013074</text:p>
              </table:table-cell>
              <table:table-cell office:value-type="float" office:value="1.00128239133623">
                <text:p>1.001282391336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1.0505942419412">
                <text:p>1.0505942419412</text:p>
              </table:table-cell>
              <table:table-cell office:value-type="float" office:value="0.998493293918392">
                <text:p>0.998493293918392</text:p>
              </table:table-cell>
              <table:table-cell office:value-type="float" office:value="1.00196633127067">
                <text:p>1.001966331270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1.05264057156277">
                <text:p>1.05264057156277</text:p>
              </table:table-cell>
              <table:table-cell office:value-type="float" office:value="0.998961744312564">
                <text:p>0.998961744312564</text:p>
              </table:table-cell>
              <table:table-cell office:value-type="float" office:value="1.00265164478995">
                <text:p>1.002651644789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1.05468822312568">
                <text:p>1.05468822312568</text:p>
              </table:table-cell>
              <table:table-cell office:value-type="float" office:value="0.999427921413045">
                <text:p>0.999427921413045</text:p>
              </table:table-cell>
              <table:table-cell office:value-type="float" office:value="1.00333832907948">
                <text:p>1.003338329079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1.05673718894529">
                <text:p>1.05673718894529</text:p>
              </table:table-cell>
              <table:table-cell office:value-type="float" office:value="0.999887508522834">
                <text:p>0.999887508522834</text:p>
              </table:table-cell>
              <table:table-cell office:value-type="float" office:value="1.00409940508896">
                <text:p>1.004099405088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1.05878746139157">
                <text:p>1.05878746139157</text:p>
              </table:table-cell>
              <table:table-cell office:value-type="float" office:value="1.00036284182291">
                <text:p>1.00036284182291</text:p>
              </table:table-cell>
              <table:table-cell office:value-type="float" office:value="1.00490723074322">
                <text:p>1.004907230743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1.06083903288859">
                <text:p>1.06083903288859</text:p>
              </table:table-cell>
              <table:table-cell office:value-type="float" office:value="1.0008270142737">
                <text:p>1.0008270142737</text:p>
              </table:table-cell>
              <table:table-cell office:value-type="float" office:value="1.00571715432322">
                <text:p>1.005717154323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1.06289189591416">
                <text:p>1.06289189591416</text:p>
              </table:table-cell>
              <table:table-cell office:value-type="float" office:value="1.0013955179648">
                <text:p>1.0013955179648</text:p>
              </table:table-cell>
              <table:table-cell office:value-type="float" office:value="1.00653397980396">
                <text:p>1.006533979803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1.06494604299936">
                <text:p>1.06494604299936</text:p>
              </table:table-cell>
              <table:table-cell office:value-type="float" office:value="1.00197577375903">
                <text:p>1.00197577375903</text:p>
              </table:table-cell>
              <table:table-cell office:value-type="float" office:value="1.00733929681116">
                <text:p>1.007339296811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1.06700146672814">
                <text:p>1.06700146672814</text:p>
              </table:table-cell>
              <table:table-cell office:value-type="float" office:value="1.00256359424228">
                <text:p>1.00256359424228</text:p>
              </table:table-cell>
              <table:table-cell office:value-type="float" office:value="1.00815546430102">
                <text:p>1.008155464301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1.069083975841">
                <text:p>1.069083975841</text:p>
              </table:table-cell>
              <table:table-cell office:value-type="float" office:value="1.00315446567316">
                <text:p>1.00315446567316</text:p>
              </table:table-cell>
              <table:table-cell office:value-type="float" office:value="1.00897370951874">
                <text:p>1.008973709518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1.07118611566805">
                <text:p>1.07118611566805</text:p>
              </table:table-cell>
              <table:table-cell office:value-type="float" office:value="1.0037483826637">
                <text:p>1.0037483826637</text:p>
              </table:table-cell>
              <table:table-cell office:value-type="float" office:value="1.00983915872777">
                <text:p>1.009839158727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1.07328600046772">
                <text:p>1.07328600046772</text:p>
              </table:table-cell>
              <table:table-cell office:value-type="float" office:value="1.0043498745955">
                <text:p>1.0043498745955</text:p>
              </table:table-cell>
              <table:table-cell office:value-type="float" office:value="1.01076120171878">
                <text:p>1.010761201718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1.07538357812457">
                <text:p>1.07538357812457</text:p>
              </table:table-cell>
              <table:table-cell office:value-type="float" office:value="1.00494988974575">
                <text:p>1.00494988974575</text:p>
              </table:table-cell>
              <table:table-cell office:value-type="float" office:value="1.01167729736315">
                <text:p>1.011677297363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1.07748777853858">
                <text:p>1.07748777853858</text:p>
              </table:table-cell>
              <table:table-cell office:value-type="float" office:value="1.00558042552548">
                <text:p>1.00558042552548</text:p>
              </table:table-cell>
              <table:table-cell office:value-type="float" office:value="1.01259152050568">
                <text:p>1.012591520505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1.07959863231666">
                <text:p>1.07959863231666</text:p>
              </table:table-cell>
              <table:table-cell office:value-type="float" office:value="1.0062693346217">
                <text:p>1.0062693346217</text:p>
              </table:table-cell>
              <table:table-cell office:value-type="float" office:value="1.01351330455007">
                <text:p>1.013513304550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1.0817026771715">
                <text:p>1.0817026771715</text:p>
              </table:table-cell>
              <table:table-cell office:value-type="float" office:value="1.00696206452875">
                <text:p>1.00696206452875</text:p>
              </table:table-cell>
              <table:table-cell office:value-type="float" office:value="1.01444674916922">
                <text:p>1.014446749169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1.08381326924891">
                <text:p>1.08381326924891</text:p>
              </table:table-cell>
              <table:table-cell office:value-type="float" office:value="1.0076586073666">
                <text:p>1.0076586073666</text:p>
              </table:table-cell>
              <table:table-cell office:value-type="float" office:value="1.01537418373721">
                <text:p>1.015374183737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1.08593053368989">
                <text:p>1.08593053368989</text:p>
              </table:table-cell>
              <table:table-cell office:value-type="float" office:value="1.0083589552337">
                <text:p>1.0083589552337</text:p>
              </table:table-cell>
              <table:table-cell office:value-type="float" office:value="1.01632495787519">
                <text:p>1.016324957875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1.0880409332833">
                <text:p>1.0880409332833</text:p>
              </table:table-cell>
              <table:table-cell office:value-type="float" office:value="1.00906310020732">
                <text:p>1.00906310020732</text:p>
              </table:table-cell>
              <table:table-cell office:value-type="float" office:value="1.01732065038512">
                <text:p>1.017320650385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1.09013370638651">
                <text:p>1.09013370638651</text:p>
              </table:table-cell>
              <table:table-cell office:value-type="float" office:value="1.00977103434393">
                <text:p>1.00977103434393</text:p>
              </table:table-cell>
              <table:table-cell office:value-type="float" office:value="1.01833350381886">
                <text:p>1.018333503818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1.09220805527152">
                <text:p>1.09220805527152</text:p>
              </table:table-cell>
              <table:table-cell office:value-type="float" office:value="1.01048274967958">
                <text:p>1.01048274967958</text:p>
              </table:table-cell>
              <table:table-cell office:value-type="float" office:value="1.01934112494297">
                <text:p>1.019341124942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1.09429450757097">
                <text:p>1.09429450757097</text:p>
              </table:table-cell>
              <table:table-cell office:value-type="float" office:value="1.01124241999631">
                <text:p>1.01124241999631</text:p>
              </table:table-cell>
              <table:table-cell office:value-type="float" office:value="1.02034777683886">
                <text:p>1.020347776838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1.09637070965983">
                <text:p>1.09637070965983</text:p>
              </table:table-cell>
              <table:table-cell office:value-type="float" office:value="1.01202945115249">
                <text:p>1.01202945115249</text:p>
              </table:table-cell>
              <table:table-cell office:value-type="float" office:value="1.02136263809677">
                <text:p>1.021362638096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1.09846333907873">
                <text:p>1.09846333907873</text:p>
              </table:table-cell>
              <table:table-cell office:value-type="float" office:value="1.01281192296497">
                <text:p>1.01281192296497</text:p>
              </table:table-cell>
              <table:table-cell office:value-type="float" office:value="1.02238109494454">
                <text:p>1.022381094944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1.10054999818273">
                <text:p>1.10054999818273</text:p>
              </table:table-cell>
              <table:table-cell office:value-type="float" office:value="1.01359887371682">
                <text:p>1.01359887371682</text:p>
              </table:table-cell>
              <table:table-cell office:value-type="float" office:value="1.0234117286801">
                <text:p>1.02341172868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1.10264871958389">
                <text:p>1.10264871958389</text:p>
              </table:table-cell>
              <table:table-cell office:value-type="float" office:value="1.01438611238522">
                <text:p>1.01438611238522</text:p>
              </table:table-cell>
              <table:table-cell office:value-type="float" office:value="1.02447208283096">
                <text:p>1.024472082830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1.10473715231271">
                <text:p>1.10473715231271</text:p>
              </table:table-cell>
              <table:table-cell office:value-type="float" office:value="1.01518200875508">
                <text:p>1.01518200875508</text:p>
              </table:table-cell>
              <table:table-cell office:value-type="float" office:value="1.02554136284208">
                <text:p>1.025541362842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1.10686906095527">
                <text:p>1.10686906095527</text:p>
              </table:table-cell>
              <table:table-cell office:value-type="float" office:value="1.01598235270107">
                <text:p>1.01598235270107</text:p>
              </table:table-cell>
              <table:table-cell office:value-type="float" office:value="1.02661053890947">
                <text:p>1.026610538909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1.10890437622006">
                <text:p>1.10890437622006</text:p>
              </table:table-cell>
              <table:table-cell office:value-type="float" office:value="1.01679883639784">
                <text:p>1.01679883639784</text:p>
              </table:table-cell>
              <table:table-cell office:value-type="float" office:value="1.02768857636932">
                <text:p>1.027688576369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1.11093603434221">
                <text:p>1.11093603434221</text:p>
              </table:table-cell>
              <table:table-cell office:value-type="float" office:value="1.01763692641335">
                <text:p>1.01763692641335</text:p>
              </table:table-cell>
              <table:table-cell office:value-type="float" office:value="1.02876651933274">
                <text:p>1.0287665193327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1.11292933288686">
                <text:p>1.11292933288686</text:p>
              </table:table-cell>
              <table:table-cell office:value-type="float" office:value="1.01848923185275">
                <text:p>1.01848923185275</text:p>
              </table:table-cell>
              <table:table-cell office:value-type="float" office:value="1.02984883434415">
                <text:p>1.029848834344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1.11493084130811">
                <text:p>1.11493084130811</text:p>
              </table:table-cell>
              <table:table-cell office:value-type="float" office:value="1.01933749136388">
                <text:p>1.01933749136388</text:p>
              </table:table-cell>
              <table:table-cell office:value-type="float" office:value="1.03094448444133">
                <text:p>1.030944484441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1.11693214319403">
                <text:p>1.11693214319403</text:p>
              </table:table-cell>
              <table:table-cell office:value-type="float" office:value="1.02019591785108">
                <text:p>1.02019591785108</text:p>
              </table:table-cell>
              <table:table-cell office:value-type="float" office:value="1.0320551782245">
                <text:p>1.03205517822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1.11893742313858">
                <text:p>1.11893742313858</text:p>
              </table:table-cell>
              <table:table-cell office:value-type="float" office:value="1.02106347236594">
                <text:p>1.02106347236594</text:p>
              </table:table-cell>
              <table:table-cell office:value-type="float" office:value="1.03316200825427">
                <text:p>1.033162008254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1.12094665979252">
                <text:p>1.12094665979252</text:p>
              </table:table-cell>
              <table:table-cell office:value-type="float" office:value="1.02192691543965">
                <text:p>1.02192691543965</text:p>
              </table:table-cell>
              <table:table-cell office:value-type="float" office:value="1.0342739349418">
                <text:p>1.03427393494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1.12296395240453">
                <text:p>1.12296395240453</text:p>
              </table:table-cell>
              <table:table-cell office:value-type="float" office:value="1.02280455518149">
                <text:p>1.02280455518149</text:p>
              </table:table-cell>
              <table:table-cell office:value-type="float" office:value="1.03540428398766">
                <text:p>1.035404283987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1.12498102188437">
                <text:p>1.12498102188437</text:p>
              </table:table-cell>
              <table:table-cell office:value-type="float" office:value="1.02368958483517">
                <text:p>1.02368958483517</text:p>
              </table:table-cell>
              <table:table-cell office:value-type="float" office:value="1.03652634433477">
                <text:p>1.036526344334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1.1270019847365">
                <text:p>1.1270019847365</text:p>
              </table:table-cell>
              <table:table-cell office:value-type="float" office:value="1.02458017768255">
                <text:p>1.02458017768255</text:p>
              </table:table-cell>
              <table:table-cell office:value-type="float" office:value="1.03766248664968">
                <text:p>1.037662486649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1.12903088979">
                <text:p>1.12903088979</text:p>
              </table:table-cell>
              <table:table-cell office:value-type="float" office:value="1.02548552061938">
                <text:p>1.02548552061938</text:p>
              </table:table-cell>
              <table:table-cell office:value-type="float" office:value="1.03879463466077">
                <text:p>1.038794634660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1.13088303992942">
                <text:p>1.13088303992942</text:p>
              </table:table-cell>
              <table:table-cell office:value-type="float" office:value="1.0263872053957">
                <text:p>1.0263872053957</text:p>
              </table:table-cell>
              <table:table-cell office:value-type="float" office:value="1.03993091736903">
                <text:p>1.039930917369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1.13270329848553">
                <text:p>1.13270329848553</text:p>
              </table:table-cell>
              <table:table-cell office:value-type="float" office:value="1.02729975605954">
                <text:p>1.02729975605954</text:p>
              </table:table-cell>
              <table:table-cell office:value-type="float" office:value="1.04106439579884">
                <text:p>1.0410643957988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1.13461584904319">
                <text:p>1.13461584904319</text:p>
              </table:table-cell>
              <table:table-cell office:value-type="float" office:value="1.02822172399731">
                <text:p>1.02822172399731</text:p>
              </table:table-cell>
              <table:table-cell office:value-type="float" office:value="1.04220358495833">
                <text:p>1.042203584958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1.1364416226098">
                <text:p>1.1364416226098</text:p>
              </table:table-cell>
              <table:table-cell office:value-type="float" office:value="1.02913996254154">
                <text:p>1.02913996254154</text:p>
              </table:table-cell>
              <table:table-cell office:value-type="float" office:value="1.04335264819715">
                <text:p>1.043352648197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1.13827608057097">
                <text:p>1.13827608057097</text:p>
              </table:table-cell>
              <table:table-cell office:value-type="float" office:value="1.03006312476469">
                <text:p>1.03006312476469</text:p>
              </table:table-cell>
              <table:table-cell office:value-type="float" office:value="1.04450318151741">
                <text:p>1.044503181517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1.14011122830187">
                <text:p>1.14011122830187</text:p>
              </table:table-cell>
              <table:table-cell office:value-type="float" office:value="1.0309861069869">
                <text:p>1.0309861069869</text:p>
              </table:table-cell>
              <table:table-cell office:value-type="float" office:value="1.04566350926099">
                <text:p>1.045663509260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1.14195497814056">
                <text:p>1.14195497814056</text:p>
              </table:table-cell>
              <table:table-cell office:value-type="float" office:value="1.03192047852536">
                <text:p>1.03192047852536</text:p>
              </table:table-cell>
              <table:table-cell office:value-type="float" office:value="1.04682531193127">
                <text:p>1.046825311931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1.14389140218816">
                <text:p>1.14389140218816</text:p>
              </table:table-cell>
              <table:table-cell office:value-type="float" office:value="1.03285525423459">
                <text:p>1.03285525423459</text:p>
              </table:table-cell>
              <table:table-cell office:value-type="float" office:value="1.04797000386461">
                <text:p>1.0479700038646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1.14574053000669">
                <text:p>1.14574053000669</text:p>
              </table:table-cell>
              <table:table-cell office:value-type="float" office:value="1.03380144950566">
                <text:p>1.03380144950566</text:p>
              </table:table-cell>
              <table:table-cell office:value-type="float" office:value="1.04910853861743">
                <text:p>1.049108538617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1.14759813650075">
                <text:p>1.14759813650075</text:p>
              </table:table-cell>
              <table:table-cell office:value-type="float" office:value="1.0347479546247">
                <text:p>1.0347479546247</text:p>
              </table:table-cell>
              <table:table-cell office:value-type="float" office:value="1.05026239469001">
                <text:p>1.050262394690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1.1492946121861">
                <text:p>1.1492946121861</text:p>
              </table:table-cell>
              <table:table-cell office:value-type="float" office:value="1.03570028492803">
                <text:p>1.03570028492803</text:p>
              </table:table-cell>
              <table:table-cell office:value-type="float" office:value="1.05141327749843">
                <text:p>1.051413277498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1.15096155452734">
                <text:p>1.15096155452734</text:p>
              </table:table-cell>
              <table:table-cell office:value-type="float" office:value="1.03666407915004">
                <text:p>1.03666407915004</text:p>
              </table:table-cell>
              <table:table-cell office:value-type="float" office:value="1.05258346885176">
                <text:p>1.052583468851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1.15263007461197">
                <text:p>1.15263007461197</text:p>
              </table:table-cell>
              <table:table-cell office:value-type="float" office:value="1.03759899094014">
                <text:p>1.03759899094014</text:p>
              </table:table-cell>
              <table:table-cell office:value-type="float" office:value="1.05374659653068">
                <text:p>1.053746596530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1.15421153416521">
                <text:p>1.15421153416521</text:p>
              </table:table-cell>
              <table:table-cell office:value-type="float" office:value="1.03855297120561">
                <text:p>1.03855297120561</text:p>
              </table:table-cell>
              <table:table-cell office:value-type="float" office:value="1.05491582247116">
                <text:p>1.054915822471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1.15589457131695">
                <text:p>1.15589457131695</text:p>
              </table:table-cell>
              <table:table-cell office:value-type="float" office:value="1.03950011996151">
                <text:p>1.03950011996151</text:p>
              </table:table-cell>
              <table:table-cell office:value-type="float" office:value="1.05606353378952">
                <text:p>1.056063533789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1.15757917608257">
                <text:p>1.15757917608257</text:p>
              </table:table-cell>
              <table:table-cell office:value-type="float" office:value="1.04046271269085">
                <text:p>1.04046271269085</text:p>
              </table:table-cell>
              <table:table-cell office:value-type="float" office:value="1.05719802090242">
                <text:p>1.057198020902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1.15926912992627">
                <text:p>1.15926912992627</text:p>
              </table:table-cell>
              <table:table-cell office:value-type="float" office:value="1.04142559465379">
                <text:p>1.04142559465379</text:p>
              </table:table-cell>
              <table:table-cell office:value-type="float" office:value="1.05833376984768">
                <text:p>1.058333769847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1.16087533353069">
                <text:p>1.16087533353069</text:p>
              </table:table-cell>
              <table:table-cell office:value-type="float" office:value="1.04239098010296">
                <text:p>1.04239098010296</text:p>
              </table:table-cell>
              <table:table-cell office:value-type="float" office:value="1.05948522825946">
                <text:p>1.059485228259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1.16257581640941">
                <text:p>1.16257581640941</text:p>
              </table:table-cell>
              <table:table-cell office:value-type="float" office:value="1.04337178460029">
                <text:p>1.04337178460029</text:p>
              </table:table-cell>
              <table:table-cell office:value-type="float" office:value="1.06064317468223">
                <text:p>1.060643174682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1.16428526525934">
                <text:p>1.16428526525934</text:p>
              </table:table-cell>
              <table:table-cell office:value-type="float" office:value="1.04433293781246">
                <text:p>1.04433293781246</text:p>
              </table:table-cell>
              <table:table-cell office:value-type="float" office:value="1.06179452197683">
                <text:p>1.061794521976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1.16575519835856">
                <text:p>1.16575519835856</text:p>
              </table:table-cell>
              <table:table-cell office:value-type="float" office:value="1.04528044413928">
                <text:p>1.04528044413928</text:p>
              </table:table-cell>
              <table:table-cell office:value-type="float" office:value="1.06296539407452">
                <text:p>1.062965394074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1.16720148753332">
                <text:p>1.16720148753332</text:p>
              </table:table-cell>
              <table:table-cell office:value-type="float" office:value="1.04623414291448">
                <text:p>1.04623414291448</text:p>
              </table:table-cell>
              <table:table-cell office:value-type="float" office:value="1.06410526744303">
                <text:p>1.064105267443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1.16855677722565">
                <text:p>1.16855677722565</text:p>
              </table:table-cell>
              <table:table-cell office:value-type="float" office:value="1.04719401721935">
                <text:p>1.04719401721935</text:p>
              </table:table-cell>
              <table:table-cell office:value-type="float" office:value="1.06521816817026">
                <text:p>1.065218168170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1.17001103281123">
                <text:p>1.17001103281123</text:p>
              </table:table-cell>
              <table:table-cell office:value-type="float" office:value="1.04816343177007">
                <text:p>1.04816343177007</text:p>
              </table:table-cell>
              <table:table-cell office:value-type="float" office:value="1.0663340548346">
                <text:p>1.06633405483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1.17138133538997">
                <text:p>1.17138133538997</text:p>
              </table:table-cell>
              <table:table-cell office:value-type="float" office:value="1.04914500241864">
                <text:p>1.04914500241864</text:p>
              </table:table-cell>
              <table:table-cell office:value-type="float" office:value="1.0674566877396">
                <text:p>1.06745668773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1.17284711808488">
                <text:p>1.17284711808488</text:p>
              </table:table-cell>
              <table:table-cell office:value-type="float" office:value="1.05012328666686">
                <text:p>1.05012328666686</text:p>
              </table:table-cell>
              <table:table-cell office:value-type="float" office:value="1.06858973390165">
                <text:p>1.0685897339016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1.17422516499179">
                <text:p>1.17422516499179</text:p>
              </table:table-cell>
              <table:table-cell office:value-type="float" office:value="1.05109824317235">
                <text:p>1.05109824317235</text:p>
              </table:table-cell>
              <table:table-cell office:value-type="float" office:value="1.06972577219585">
                <text:p>1.069725772195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1.17570593266344">
                <text:p>1.17570593266344</text:p>
              </table:table-cell>
              <table:table-cell office:value-type="float" office:value="1.0520410726773">
                <text:p>1.0520410726773</text:p>
              </table:table-cell>
              <table:table-cell office:value-type="float" office:value="1.07086849285988">
                <text:p>1.070868492859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1.17709522554465">
                <text:p>1.17709522554465</text:p>
              </table:table-cell>
              <table:table-cell office:value-type="float" office:value="1.05299004857596">
                <text:p>1.05299004857596</text:p>
              </table:table-cell>
              <table:table-cell office:value-type="float" office:value="1.07200131511113">
                <text:p>1.072001315111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1.17858383074773">
                <text:p>1.17858383074773</text:p>
              </table:table-cell>
              <table:table-cell office:value-type="float" office:value="1.05394515426563">
                <text:p>1.05394515426563</text:p>
              </table:table-cell>
              <table:table-cell office:value-type="float" office:value="1.07303889379649">
                <text:p>1.073038893796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1.17985242674667">
                <text:p>1.17985242674667</text:p>
              </table:table-cell>
              <table:table-cell office:value-type="float" office:value="1.05490637309668">
                <text:p>1.05490637309668</text:p>
              </table:table-cell>
              <table:table-cell office:value-type="float" office:value="1.07413928072667">
                <text:p>1.074139280726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1.18100543813312">
                <text:p>1.18100543813312</text:p>
              </table:table-cell>
              <table:table-cell office:value-type="float" office:value="1.05590211141943">
                <text:p>1.05590211141943</text:p>
              </table:table-cell>
              <table:table-cell office:value-type="float" office:value="1.07524652075698">
                <text:p>1.075246520756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1.18216785627084">
                <text:p>1.18216785627084</text:p>
              </table:table-cell>
              <table:table-cell office:value-type="float" office:value="1.05684708335691">
                <text:p>1.05684708335691</text:p>
              </table:table-cell>
              <table:table-cell office:value-type="float" office:value="1.07636059273833">
                <text:p>1.076360592738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1.18333280796232">
                <text:p>1.18333280796232</text:p>
              </table:table-cell>
              <table:table-cell office:value-type="float" office:value="1.05779807264903">
                <text:p>1.05779807264903</text:p>
              </table:table-cell>
              <table:table-cell office:value-type="float" office:value="1.07748147547881">
                <text:p>1.077481475478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1.18450371396632">
                <text:p>1.18450371396632</text:p>
              </table:table-cell>
              <table:table-cell office:value-type="float" office:value="1.05875193152126">
                <text:p>1.05875193152126</text:p>
              </table:table-cell>
              <table:table-cell office:value-type="float" office:value="1.07860914774537">
                <text:p>1.078609147745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1.18558634961777">
                <text:p>1.18558634961777</text:p>
              </table:table-cell>
              <table:table-cell office:value-type="float" office:value="1.0597118204965">
                <text:p>1.0597118204965</text:p>
              </table:table-cell>
              <table:table-cell office:value-type="float" office:value="1.07964628842043">
                <text:p>1.079646288420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1.18676903667057">
                <text:p>1.18676903667057</text:p>
              </table:table-cell>
              <table:table-cell office:value-type="float" office:value="1.06058260522224">
                <text:p>1.06058260522224</text:p>
              </table:table-cell>
              <table:table-cell office:value-type="float" office:value="1.08067632915688">
                <text:p>1.080676329156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1.18795762567526">
                <text:p>1.18795762567526</text:p>
              </table:table-cell>
              <table:table-cell office:value-type="float" office:value="1.06155136832845">
                <text:p>1.06155136832845</text:p>
              </table:table-cell>
              <table:table-cell office:value-type="float" office:value="1.08170975330724">
                <text:p>1.081709753307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1.18915209893436">
                <text:p>1.18915209893436</text:p>
              </table:table-cell>
              <table:table-cell office:value-type="float" office:value="1.06252919941054">
                <text:p>1.06252919941054</text:p>
              </table:table-cell>
              <table:table-cell office:value-type="float" office:value="1.08275337861399">
                <text:p>1.082753378613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1.19035243873401">
                <text:p>1.19035243873401</text:p>
              </table:table-cell>
              <table:table-cell office:value-type="float" office:value="1.06351299550123">
                <text:p>1.06351299550123</text:p>
              </table:table-cell>
              <table:table-cell office:value-type="float" office:value="1.08389794242816">
                <text:p>1.083897942428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1.19134348531395">
                <text:p>1.19134348531395</text:p>
              </table:table-cell>
              <table:table-cell office:value-type="float" office:value="1.06440733443546">
                <text:p>1.06440733443546</text:p>
              </table:table-cell>
              <table:table-cell office:value-type="float" office:value="1.08495513386499">
                <text:p>1.084955133864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1.19222639611778">
                <text:p>1.19222639611778</text:p>
              </table:table-cell>
              <table:table-cell office:value-type="float" office:value="1.06540294048778">
                <text:p>1.06540294048778</text:p>
              </table:table-cell>
              <table:table-cell office:value-type="float" office:value="1.08601572387328">
                <text:p>1.086015723873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1.19311848820643">
                <text:p>1.19311848820643</text:p>
              </table:table-cell>
              <table:table-cell office:value-type="float" office:value="1.06630891752812">
                <text:p>1.06630891752812</text:p>
              </table:table-cell>
              <table:table-cell office:value-type="float" office:value="1.08708634137312">
                <text:p>1.087086341373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1.19401331320049">
                <text:p>1.19401331320049</text:p>
              </table:table-cell>
              <table:table-cell office:value-type="float" office:value="1.06722065647175">
                <text:p>1.06722065647175</text:p>
              </table:table-cell>
              <table:table-cell office:value-type="float" office:value="1.08805931621396">
                <text:p>1.088059316213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1.19491408582375">
                <text:p>1.19491408582375</text:p>
              </table:table-cell>
              <table:table-cell office:value-type="float" office:value="1.06813814256397">
                <text:p>1.06813814256397</text:p>
              </table:table-cell>
              <table:table-cell office:value-type="float" office:value="1.08903567990218">
                <text:p>1.089035679902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1.19582079263575">
                <text:p>1.19582079263575</text:p>
              </table:table-cell>
              <table:table-cell office:value-type="float" office:value="1.06906136100787">
                <text:p>1.06906136100787</text:p>
              </table:table-cell>
              <table:table-cell office:value-type="float" office:value="1.09002192276119">
                <text:p>1.090021922761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1.19673342014836">
                <text:p>1.19673342014836</text:p>
              </table:table-cell>
              <table:table-cell office:value-type="float" office:value="1.06989734671136">
                <text:p>1.06989734671136</text:p>
              </table:table-cell>
              <table:table-cell office:value-type="float" office:value="1.09101156529159">
                <text:p>1.091011565291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1.19765195482661">
                <text:p>1.19765195482661</text:p>
              </table:table-cell>
              <table:table-cell office:value-type="float" office:value="1.070831897405">
                <text:p>1.070831897405</text:p>
              </table:table-cell>
              <table:table-cell office:value-type="float" office:value="1.09201100434016">
                <text:p>1.092011004340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1.19857638308954">
                <text:p>1.19857638308954</text:p>
              </table:table-cell>
              <table:table-cell office:value-type="float" office:value="1.07177213646372">
                <text:p>1.07177213646372</text:p>
              </table:table-cell>
              <table:table-cell office:value-type="float" office:value="1.09311191485593">
                <text:p>1.093111914855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1.19950669131106">
                <text:p>1.19950669131106</text:p>
              </table:table-cell>
              <table:table-cell office:value-type="float" office:value="1.07272364330241">
                <text:p>1.07272364330241</text:p>
              </table:table-cell>
              <table:table-cell office:value-type="float" office:value="1.0941214055579">
                <text:p>1.09412140555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1.20024016717489">
                <text:p>1.20024016717489</text:p>
              </table:table-cell>
              <table:table-cell office:value-type="float" office:value="1.07358464971329">
                <text:p>1.07358464971329</text:p>
              </table:table-cell>
              <table:table-cell office:value-type="float" office:value="1.0950423999097">
                <text:p>1.09504239990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1.2008719883901">
                <text:p>1.2008719883901</text:p>
              </table:table-cell>
              <table:table-cell office:value-type="float" office:value="1.07445108688111">
                <text:p>1.07445108688111</text:p>
              </table:table-cell>
              <table:table-cell office:value-type="float" office:value="1.09596671500552">
                <text:p>1.095966715005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1.20150659190868">
                <text:p>1.20150659190868</text:p>
              </table:table-cell>
              <table:table-cell office:value-type="float" office:value="1.07532294167845">
                <text:p>1.07532294167845</text:p>
              </table:table-cell>
              <table:table-cell office:value-type="float" office:value="1.09689746029426">
                <text:p>1.096897460294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1.20214998232334">
                <text:p>1.20214998232334</text:p>
              </table:table-cell>
              <table:table-cell office:value-type="float" office:value="1.07620020093847">
                <text:p>1.07620020093847</text:p>
              </table:table-cell>
              <table:table-cell office:value-type="float" office:value="1.0978376530708">
                <text:p>1.09783765307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1.20279617845253">
                <text:p>1.20279617845253</text:p>
              </table:table-cell>
              <table:table-cell office:value-type="float" office:value="1.07708285145573">
                <text:p>1.07708285145573</text:p>
              </table:table-cell>
              <table:table-cell office:value-type="float" office:value="1.09878118663363">
                <text:p>1.098781186633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1.20345110100078">
                <text:p>1.20345110100078</text:p>
              </table:table-cell>
              <table:table-cell office:value-type="float" office:value="1.07797087998702">
                <text:p>1.07797087998702</text:p>
              </table:table-cell>
              <table:table-cell office:value-type="float" office:value="1.09982952151686">
                <text:p>1.099829521516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1.20410885238835">
                <text:p>1.20410885238835</text:p>
              </table:table-cell>
              <table:table-cell office:value-type="float" office:value="1.07886691968936">
                <text:p>1.07886691968936</text:p>
              </table:table-cell>
              <table:table-cell office:value-type="float" office:value="1.10078584910963">
                <text:p>1.10078584910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1.2047752695005">
                <text:p>1.2047752695005</text:p>
              </table:table-cell>
              <table:table-cell office:value-type="float" office:value="1.07967702619811">
                <text:p>1.07967702619811</text:p>
              </table:table-cell>
              <table:table-cell office:value-type="float" office:value="1.10165589096596">
                <text:p>1.101655890965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1.20534874824675">
                <text:p>1.20534874824675</text:p>
              </table:table-cell>
              <table:table-cell office:value-type="float" office:value="1.08049222875502">
                <text:p>1.08049222875502</text:p>
              </table:table-cell>
              <table:table-cell office:value-type="float" office:value="1.10253207862629">
                <text:p>1.102532078626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1.20602655961633">
                <text:p>1.20602655961633</text:p>
              </table:table-cell>
              <table:table-cell office:value-type="float" office:value="1.08131251583434">
                <text:p>1.08131251583434</text:p>
              </table:table-cell>
              <table:table-cell office:value-type="float" office:value="1.10341150057447">
                <text:p>1.103411500574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1.20660850241493">
                <text:p>1.20660850241493</text:p>
              </table:table-cell>
              <table:table-cell office:value-type="float" office:value="1.0821378758735">
                <text:p>1.0821378758735</text:p>
              </table:table-cell>
              <table:table-cell office:value-type="float" office:value="1.10429995838993">
                <text:p>1.104299958389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1.206998534589">
                <text:p>1.206998534589</text:p>
              </table:table-cell>
              <table:table-cell office:value-type="float" office:value="1.08296829727375">
                <text:p>1.08296829727375</text:p>
              </table:table-cell>
              <table:table-cell office:value-type="float" office:value="1.10519451790171">
                <text:p>1.105194517901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1.20739405584921">
                <text:p>1.20739405584921</text:p>
              </table:table-cell>
              <table:table-cell office:value-type="float" office:value="1.08390053897948">
                <text:p>1.08390053897948</text:p>
              </table:table-cell>
              <table:table-cell office:value-type="float" office:value="1.10609516430549">
                <text:p>1.1060951643054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1.20770173701953">
                <text:p>1.20770173701953</text:p>
              </table:table-cell>
              <table:table-cell office:value-type="float" office:value="1.08474110224514">
                <text:p>1.08474110224514</text:p>
              </table:table-cell>
              <table:table-cell office:value-type="float" office:value="1.10700188274456">
                <text:p>1.107001882744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1.2081081410205">
                <text:p>1.2081081410205</text:p>
              </table:table-cell>
              <table:table-cell office:value-type="float" office:value="1.08549725126322">
                <text:p>1.08549725126322</text:p>
              </table:table-cell>
              <table:table-cell office:value-type="float" office:value="1.10782139806017">
                <text:p>1.107821398060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1.20852001820408">
                <text:p>1.20852001820408</text:p>
              </table:table-cell>
              <table:table-cell office:value-type="float" office:value="1.08626064533334">
                <text:p>1.08626064533334</text:p>
              </table:table-cell>
              <table:table-cell office:value-type="float" office:value="1.10864954521255">
                <text:p>1.108649545212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1.20893736297626">
                <text:p>1.20893736297626</text:p>
              </table:table-cell>
              <table:table-cell office:value-type="float" office:value="1.08702877464214">
                <text:p>1.08702877464214</text:p>
              </table:table-cell>
              <table:table-cell office:value-type="float" office:value="1.10948350433884">
                <text:p>1.1094835043388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1.20936016967651">
                <text:p>1.20936016967651</text:p>
              </table:table-cell>
              <table:table-cell office:value-type="float" office:value="1.08779921037846">
                <text:p>1.08779921037846</text:p>
              </table:table-cell>
              <table:table-cell office:value-type="float" office:value="1.11022702944038">
                <text:p>1.110227029440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1.20979109870258">
                <text:p>1.20979109870258</text:p>
              </table:table-cell>
              <table:table-cell office:value-type="float" office:value="1.08857680023047">
                <text:p>1.08857680023047</text:p>
              </table:table-cell>
              <table:table-cell office:value-type="float" office:value="1.11106981441312">
                <text:p>1.111069814413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1.21022479155734">
                <text:p>1.21022479155734</text:p>
              </table:table-cell>
              <table:table-cell office:value-type="float" office:value="1.08935909511052">
                <text:p>1.08935909511052</text:p>
              </table:table-cell>
              <table:table-cell office:value-type="float" office:value="1.11192109144489">
                <text:p>1.111921091444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1.21047357079781">
                <text:p>1.21047357079781</text:p>
              </table:table-cell>
              <table:table-cell office:value-type="float" office:value="1.09014608488954">
                <text:p>1.09014608488954</text:p>
              </table:table-cell>
              <table:table-cell office:value-type="float" office:value="1.11277812833467">
                <text:p>1.112778128334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1.21063098428051">
                <text:p>1.21063098428051</text:p>
              </table:table-cell>
              <table:table-cell office:value-type="float" office:value="1.09084286971131">
                <text:p>1.09084286971131</text:p>
              </table:table-cell>
              <table:table-cell office:value-type="float" office:value="1.1135470672136">
                <text:p>1.11354706721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1.21079605322284">
                <text:p>1.21079605322284</text:p>
              </table:table-cell>
              <table:table-cell office:value-type="float" office:value="1.09155114955736">
                <text:p>1.09155114955736</text:p>
              </table:table-cell>
              <table:table-cell office:value-type="float" office:value="1.1142302645773">
                <text:p>1.11423026457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1.21096358326747">
                <text:p>1.21096358326747</text:p>
              </table:table-cell>
              <table:table-cell office:value-type="float" office:value="1.09226384156943">
                <text:p>1.09226384156943</text:p>
              </table:table-cell>
              <table:table-cell office:value-type="float" office:value="1.11501541195627">
                <text:p>1.115015411956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1.2112354278174">
                <text:p>1.2112354278174</text:p>
              </table:table-cell>
              <table:table-cell office:value-type="float" office:value="1.09298093711647">
                <text:p>1.09298093711647</text:p>
              </table:table-cell>
              <table:table-cell office:value-type="float" office:value="1.11570937528552">
                <text:p>1.1157093752855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1.21141311785039">
                <text:p>1.21141311785039</text:p>
              </table:table-cell>
              <table:table-cell office:value-type="float" office:value="1.09370242753685">
                <text:p>1.09370242753685</text:p>
              </table:table-cell>
              <table:table-cell office:value-type="float" office:value="1.11650538113347">
                <text:p>1.116505381133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1.21159586810124">
                <text:p>1.21159586810124</text:p>
              </table:table-cell>
              <table:table-cell office:value-type="float" office:value="1.09433084709333">
                <text:p>1.09433084709333</text:p>
              </table:table-cell>
              <table:table-cell office:value-type="float" office:value="1.11721006838463">
                <text:p>1.117210068384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1.21178616364439">
                <text:p>1.21178616364439</text:p>
              </table:table-cell>
              <table:table-cell office:value-type="float" office:value="1.0950610565626">
                <text:p>1.0950610565626</text:p>
              </table:table-cell>
              <table:table-cell office:value-type="float" office:value="1.11792007428975">
                <text:p>1.117920074289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1.21197900761523">
                <text:p>1.21197900761523</text:p>
              </table:table-cell>
              <table:table-cell office:value-type="float" office:value="1.09579563518934">
                <text:p>1.09579563518934</text:p>
              </table:table-cell>
              <table:table-cell office:value-type="float" office:value="1.11863787187812">
                <text:p>1.118637871878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1.21217935261248">
                <text:p>1.21217935261248</text:p>
              </table:table-cell>
              <table:table-cell office:value-type="float" office:value="1.09644571666818">
                <text:p>1.09644571666818</text:p>
              </table:table-cell>
              <table:table-cell office:value-type="float" office:value="1.11936831275501">
                <text:p>1.1193683127550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1.21219555274716">
                <text:p>1.21219555274716</text:p>
              </table:table-cell>
              <table:table-cell office:value-type="float" office:value="1.09700444556984">
                <text:p>1.09700444556984</text:p>
              </table:table-cell>
              <table:table-cell office:value-type="float" office:value="1.12000445985719">
                <text:p>1.120004459857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1.21222130904386">
                <text:p>1.21222130904386</text:p>
              </table:table-cell>
              <table:table-cell office:value-type="float" office:value="1.09756501406523">
                <text:p>1.09756501406523</text:p>
              </table:table-cell>
              <table:table-cell office:value-type="float" office:value="1.12064807700723">
                <text:p>1.120648077007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1.2121570163968">
                <text:p>1.2121570163968</text:p>
              </table:table-cell>
              <table:table-cell office:value-type="float" office:value="1.09822943782253">
                <text:p>1.09822943782253</text:p>
              </table:table-cell>
              <table:table-cell office:value-type="float" office:value="1.12129669316377">
                <text:p>1.121296693163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1.21209488093961">
                <text:p>1.21209488093961</text:p>
              </table:table-cell>
              <table:table-cell office:value-type="float" office:value="1.09879805496734">
                <text:p>1.09879805496734</text:p>
              </table:table-cell>
              <table:table-cell office:value-type="float" office:value="1.12194791929037">
                <text:p>1.1219479192903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1.21213685815588">
                <text:p>1.21213685815588</text:p>
              </table:table-cell>
              <table:table-cell office:value-type="float" office:value="1.09947055785955">
                <text:p>1.09947055785955</text:p>
              </table:table-cell>
              <table:table-cell office:value-type="float" office:value="1.12260652786272">
                <text:p>1.1226065278627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1.21208388525712">
                <text:p>1.21208388525712</text:p>
              </table:table-cell>
              <table:table-cell office:value-type="float" office:value="1.10004719721474">
                <text:p>1.10004719721474</text:p>
              </table:table-cell>
              <table:table-cell office:value-type="float" office:value="1.12327244874073">
                <text:p>1.1232724487407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1.21203779627535">
                <text:p>1.21203779627535</text:p>
              </table:table-cell>
              <table:table-cell office:value-type="float" office:value="1.10063398461977">
                <text:p>1.10063398461977</text:p>
              </table:table-cell>
              <table:table-cell office:value-type="float" office:value="1.12375570570298">
                <text:p>1.123755705702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1.21209126950077">
                <text:p>1.21209126950077</text:p>
              </table:table-cell>
              <table:table-cell office:value-type="float" office:value="1.10113080553584">
                <text:p>1.10113080553584</text:p>
              </table:table-cell>
              <table:table-cell office:value-type="float" office:value="1.1243385861919">
                <text:p>1.12433858619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1.21205202924627">
                <text:p>1.21205202924627</text:p>
              </table:table-cell>
              <table:table-cell office:value-type="float" office:value="1.10163134600464">
                <text:p>1.10163134600464</text:p>
              </table:table-cell>
              <table:table-cell office:value-type="float" office:value="1.12483111194526">
                <text:p>1.124831111945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1.21201961720923">
                <text:p>1.21201961720923</text:p>
              </table:table-cell>
              <table:table-cell office:value-type="float" office:value="1.10213560095843">
                <text:p>1.10213560095843</text:p>
              </table:table-cell>
              <table:table-cell office:value-type="float" office:value="1.12542564143528">
                <text:p>1.125425641435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1.21199845713598">
                <text:p>1.21199845713598</text:p>
              </table:table-cell>
              <table:table-cell office:value-type="float" office:value="1.10264356530114">
                <text:p>1.10264356530114</text:p>
              </table:table-cell>
              <table:table-cell office:value-type="float" office:value="1.12592739037648">
                <text:p>1.125927390376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1.21179560277301">
                <text:p>1.21179560277301</text:p>
              </table:table-cell>
              <table:table-cell office:value-type="float" office:value="1.10315523390863">
                <text:p>1.10315523390863</text:p>
              </table:table-cell>
              <table:table-cell office:value-type="float" office:value="1.12653122122736">
                <text:p>1.126531221227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1.21149931593047">
                <text:p>1.21149931593047</text:p>
              </table:table-cell>
              <table:table-cell office:value-type="float" office:value="1.10367060162895">
                <text:p>1.10367060162895</text:p>
              </table:table-cell>
              <table:table-cell office:value-type="float" office:value="1.12704216709048">
                <text:p>1.1270421670904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1.21130463918042">
                <text:p>1.21130463918042</text:p>
              </table:table-cell>
              <table:table-cell office:value-type="float" office:value="1.10418966328254">
                <text:p>1.10418966328254</text:p>
              </table:table-cell>
              <table:table-cell office:value-type="float" office:value="1.12747099780881">
                <text:p>1.1274709978088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1.21111624314101">
                <text:p>1.21111624314101</text:p>
              </table:table-cell>
              <table:table-cell office:value-type="float" office:value="1.10462379858484">
                <text:p>1.10462379858484</text:p>
              </table:table-cell>
              <table:table-cell office:value-type="float" office:value="1.1279019464918">
                <text:p>1.12790194649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1.21092977500762">
                <text:p>1.21092977500762</text:p>
              </table:table-cell>
              <table:table-cell office:value-type="float" office:value="1.10506137300152">
                <text:p>1.10506137300152</text:p>
              </table:table-cell>
              <table:table-cell office:value-type="float" office:value="1.12833720939265">
                <text:p>1.128337209392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1.21074742304083">
                <text:p>1.21074742304083</text:p>
              </table:table-cell>
              <table:table-cell office:value-type="float" office:value="1.1054041557729">
                <text:p>1.1054041557729</text:p>
              </table:table-cell>
              <table:table-cell office:value-type="float" office:value="1.12877890642942">
                <text:p>1.128778906429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1.21047145013833">
                <text:p>1.21047145013833</text:p>
              </table:table-cell>
              <table:table-cell office:value-type="float" office:value="1.10584856327618">
                <text:p>1.10584856327618</text:p>
              </table:table-cell>
              <table:table-cell office:value-type="float" office:value="1.1292227636742">
                <text:p>1.12922276367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1.2102993937452">
                <text:p>1.2102993937452</text:p>
              </table:table-cell>
              <table:table-cell office:value-type="float" office:value="1.10629639789706">
                <text:p>1.10629639789706</text:p>
              </table:table-cell>
              <table:table-cell office:value-type="float" office:value="1.12967300689182">
                <text:p>1.129673006891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1.21012934469833">
                <text:p>1.21012934469833</text:p>
              </table:table-cell>
              <table:table-cell office:value-type="float" office:value="1.10664933149575">
                <text:p>1.10664933149575</text:p>
              </table:table-cell>
              <table:table-cell office:value-type="float" office:value="1.13012543821471">
                <text:p>1.130125438214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1.20987380850236">
                <text:p>1.20987380850236</text:p>
              </table:table-cell>
              <table:table-cell office:value-type="float" office:value="1.10710397596612">
                <text:p>1.10710397596612</text:p>
              </table:table-cell>
              <table:table-cell office:value-type="float" office:value="1.13039459875744">
                <text:p>1.130394598757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1.20943866438113">
                <text:p>1.20943866438113</text:p>
              </table:table-cell>
              <table:table-cell office:value-type="float" office:value="1.10746901518733">
                <text:p>1.10746901518733</text:p>
              </table:table-cell>
              <table:table-cell office:value-type="float" office:value="1.13066976858851">
                <text:p>1.130669768588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1.20910500457983">
                <text:p>1.20910500457983</text:p>
              </table:table-cell>
              <table:table-cell office:value-type="float" office:value="1.1077442019257">
                <text:p>1.1077442019257</text:p>
              </table:table-cell>
              <table:table-cell office:value-type="float" office:value="1.13104683037441">
                <text:p>1.131046830374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1.20867702058904">
                <text:p>1.20867702058904</text:p>
              </table:table-cell>
              <table:table-cell office:value-type="float" office:value="1.10802071645796">
                <text:p>1.10802071645796</text:p>
              </table:table-cell>
              <table:table-cell office:value-type="float" office:value="1.13132991191783">
                <text:p>1.131329911917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1.20835059767437">
                <text:p>1.20835059767437</text:p>
              </table:table-cell>
              <table:table-cell office:value-type="float" office:value="1.10839882086729">
                <text:p>1.10839882086729</text:p>
              </table:table-cell>
              <table:table-cell office:value-type="float" office:value="1.13161890210441">
                <text:p>1.131618902104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1.2079297879016">
                <text:p>1.2079297879016</text:p>
              </table:table-cell>
              <table:table-cell office:value-type="float" office:value="1.10868331438694">
                <text:p>1.10868331438694</text:p>
              </table:table-cell>
              <table:table-cell office:value-type="float" office:value="1.13190982719473">
                <text:p>1.131909827194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1.20760865531844">
                <text:p>1.20760865531844</text:p>
              </table:table-cell>
              <table:table-cell office:value-type="float" office:value="1.10896917793057">
                <text:p>1.10896917793057</text:p>
              </table:table-cell>
              <table:table-cell office:value-type="float" office:value="1.13230277947199">
                <text:p>1.132302779471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1.20719505052001">
                <text:p>1.20719505052001</text:p>
              </table:table-cell>
              <table:table-cell office:value-type="float" office:value="1.10935840020257">
                <text:p>1.10935840020257</text:p>
              </table:table-cell>
              <table:table-cell office:value-type="float" office:value="1.13250921832893">
                <text:p>1.132509218328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1.20678502824654">
                <text:p>1.20678502824654</text:p>
              </table:table-cell>
              <table:table-cell office:value-type="float" office:value="1.10965048736077">
                <text:p>1.10965048736077</text:p>
              </table:table-cell>
              <table:table-cell office:value-type="float" office:value="1.13262503609977">
                <text:p>1.132625036099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1.20647675385811">
                <text:p>1.20647675385811</text:p>
              </table:table-cell>
              <table:table-cell office:value-type="float" office:value="1.1098586621728">
                <text:p>1.1098586621728</text:p>
              </table:table-cell>
              <table:table-cell office:value-type="float" office:value="1.13284265827166">
                <text:p>1.132842658271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1.20608150736175">
                <text:p>1.20608150736175</text:p>
              </table:table-cell>
              <table:table-cell office:value-type="float" office:value="1.11006801521348">
                <text:p>1.11006801521348</text:p>
              </table:table-cell>
              <table:table-cell office:value-type="float" office:value="1.13306581578477">
                <text:p>1.1330658157847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1.20550639936087">
                <text:p>1.20550639936087</text:p>
              </table:table-cell>
              <table:table-cell office:value-type="float" office:value="1.11028184480338">
                <text:p>1.11028184480338</text:p>
              </table:table-cell>
              <table:table-cell office:value-type="float" office:value="1.13319247972266">
                <text:p>1.1331924797226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1.20493440302782">
                <text:p>1.20493440302782</text:p>
              </table:table-cell>
              <table:table-cell office:value-type="float" office:value="1.11059557558096">
                <text:p>1.11059557558096</text:p>
              </table:table-cell>
              <table:table-cell office:value-type="float" office:value="1.13342104378735">
                <text:p>1.133421043787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1.20446380705275">
                <text:p>1.20446380705275</text:p>
              </table:table-cell>
              <table:table-cell office:value-type="float" office:value="1.11081507893978">
                <text:p>1.11081507893978</text:p>
              </table:table-cell>
              <table:table-cell office:value-type="float" office:value="1.13355493122301">
                <text:p>1.133554931223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1.20389807691515">
                <text:p>1.20389807691515</text:p>
              </table:table-cell>
              <table:table-cell office:value-type="float" office:value="1.11103581688441">
                <text:p>1.11103581688441</text:p>
              </table:table-cell>
              <table:table-cell office:value-type="float" office:value="1.13369780876563">
                <text:p>1.133697808765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1.2034320023998">
                <text:p>1.2034320023998</text:p>
              </table:table-cell>
              <table:table-cell office:value-type="float" office:value="1.11126096129577">
                <text:p>1.11126096129577</text:p>
              </table:table-cell>
              <table:table-cell office:value-type="float" office:value="1.13375112066097">
                <text:p>1.1337511206609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1.2028725710149">
                <text:p>1.2028725710149</text:p>
              </table:table-cell>
              <table:table-cell office:value-type="float" office:value="1.11149510642198">
                <text:p>1.11149510642198</text:p>
              </table:table-cell>
              <table:table-cell office:value-type="float" office:value="1.13380775513312">
                <text:p>1.133807755133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1.20231627286667">
                <text:p>1.20231627286667</text:p>
              </table:table-cell>
              <table:table-cell office:value-type="float" office:value="1.1116361824356">
                <text:p>1.1116361824356</text:p>
              </table:table-cell>
              <table:table-cell office:value-type="float" office:value="1.13386771168422">
                <text:p>1.133867711684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1.20186154281598">
                <text:p>1.20186154281598</text:p>
              </table:table-cell>
              <table:table-cell office:value-type="float" office:value="1.11178135103086">
                <text:p>1.11178135103086</text:p>
              </table:table-cell>
              <table:table-cell office:value-type="float" office:value="1.13392925815502">
                <text:p>1.1339292581550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1.20131155259575">
                <text:p>1.20131155259575</text:p>
              </table:table-cell>
              <table:table-cell office:value-type="float" office:value="1.11202642504574">
                <text:p>1.11202642504574</text:p>
              </table:table-cell>
              <table:table-cell office:value-type="float" office:value="1.13399587411066">
                <text:p>1.133995874110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1.2007716402797">
                <text:p>1.2007716402797</text:p>
              </table:table-cell>
              <table:table-cell office:value-type="float" office:value="1.11217671779264">
                <text:p>1.11217671779264</text:p>
              </table:table-cell>
              <table:table-cell office:value-type="float" office:value="1.13416435867999">
                <text:p>1.1341643586799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1.2001499816273">
                <text:p>1.2001499816273</text:p>
              </table:table-cell>
              <table:table-cell office:value-type="float" office:value="1.1124284616999">
                <text:p>1.1124284616999</text:p>
              </table:table-cell>
              <table:table-cell office:value-type="float" office:value="1.13414411006715">
                <text:p>1.134144110067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1.19953105374559">
                <text:p>1.19953105374559</text:p>
              </table:table-cell>
              <table:table-cell office:value-type="float" office:value="1.11258240094835">
                <text:p>1.11258240094835</text:p>
              </table:table-cell>
              <table:table-cell office:value-type="float" office:value="1.13413201859396">
                <text:p>1.1341320185939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1.19891486086377">
                <text:p>1.19891486086377</text:p>
              </table:table-cell>
              <table:table-cell office:value-type="float" office:value="1.11274179466757">
                <text:p>1.11274179466757</text:p>
              </table:table-cell>
              <table:table-cell office:value-type="float" office:value="1.13412464046065">
                <text:p>1.134124640460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1.19830140720104">
                <text:p>1.19830140720104</text:p>
              </table:table-cell>
              <table:table-cell office:value-type="float" office:value="1.1129122655897">
                <text:p>1.1129122655897</text:p>
              </table:table-cell>
              <table:table-cell office:value-type="float" office:value="1.13411866173695">
                <text:p>1.134118661736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1.19769069696646">
                <text:p>1.19769069696646</text:p>
              </table:table-cell>
              <table:table-cell office:value-type="float" office:value="1.11308648275864">
                <text:p>1.11308648275864</text:p>
              </table:table-cell>
              <table:table-cell office:value-type="float" office:value="1.13411736412066">
                <text:p>1.134117364120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1.19708273435882">
                <text:p>1.19708273435882</text:p>
              </table:table-cell>
              <table:table-cell office:value-type="float" office:value="1.11326300239431">
                <text:p>1.11326300239431</text:p>
              </table:table-cell>
              <table:table-cell office:value-type="float" office:value="1.13401878732233">
                <text:p>1.134018787322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1.19647752356657">
                <text:p>1.19647752356657</text:p>
              </table:table-cell>
              <table:table-cell office:value-type="float" office:value="1.11344043774241">
                <text:p>1.11344043774241</text:p>
              </table:table-cell>
              <table:table-cell office:value-type="float" office:value="1.13402354424412">
                <text:p>1.134023544244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1.19587506876764">
                <text:p>1.19587506876764</text:p>
              </table:table-cell>
              <table:table-cell office:value-type="float" office:value="1.1136215732465">
                <text:p>1.1136215732465</text:p>
              </table:table-cell>
              <table:table-cell office:value-type="float" office:value="1.13403290185955">
                <text:p>1.134032901859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1.19527537412933">
                <text:p>1.19527537412933</text:p>
              </table:table-cell>
              <table:table-cell office:value-type="float" office:value="1.11370457595361">
                <text:p>1.11370457595361</text:p>
              </table:table-cell>
              <table:table-cell office:value-type="float" office:value="1.13395734046744">
                <text:p>1.133957340467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1.19468319549578">
                <text:p>1.19468319549578</text:p>
              </table:table-cell>
              <table:table-cell office:value-type="float" office:value="1.11389030344105">
                <text:p>1.11389030344105</text:p>
              </table:table-cell>
              <table:table-cell office:value-type="float" office:value="1.13388297262107">
                <text:p>1.133882972621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1.19401063244847">
                <text:p>1.19401063244847</text:p>
              </table:table-cell>
              <table:table-cell office:value-type="float" office:value="1.11408497270181">
                <text:p>1.11408497270181</text:p>
              </table:table-cell>
              <table:table-cell office:value-type="float" office:value="1.13381288936932">
                <text:p>1.133812889369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1.19334042016518">
                <text:p>1.19334042016518</text:p>
              </table:table-cell>
              <table:table-cell office:value-type="float" office:value="1.11428706000743">
                <text:p>1.11428706000743</text:p>
              </table:table-cell>
              <table:table-cell office:value-type="float" office:value="1.13374403147271">
                <text:p>1.133744031472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1.19277136602117">
                <text:p>1.19277136602117</text:p>
              </table:table-cell>
              <table:table-cell office:value-type="float" office:value="1.11448989089179">
                <text:p>1.11448989089179</text:p>
              </table:table-cell>
              <table:table-cell office:value-type="float" office:value="1.13367793702621">
                <text:p>1.133677937026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1.19210588875318">
                <text:p>1.19210588875318</text:p>
              </table:table-cell>
              <table:table-cell office:value-type="float" office:value="1.11459562734653">
                <text:p>1.11459562734653</text:p>
              </table:table-cell>
              <table:table-cell office:value-type="float" office:value="1.13361608245473">
                <text:p>1.1336160824547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.19154162059074">
                <text:p>1.19154162059074</text:p>
              </table:table-cell>
              <table:table-cell office:value-type="float" office:value="1.11480385826387">
                <text:p>1.11480385826387</text:p>
              </table:table-cell>
              <table:table-cell office:value-type="float" office:value="1.13355696147128">
                <text:p>1.133556961471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.1908808934566">
                <text:p>1.1908808934566</text:p>
              </table:table-cell>
              <table:table-cell office:value-type="float" office:value="1.11501286988088">
                <text:p>1.11501286988088</text:p>
              </table:table-cell>
              <table:table-cell office:value-type="float" office:value="1.13341463644158">
                <text:p>1.1334146364415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1.19022253650315">
                <text:p>1.19022253650315</text:p>
              </table:table-cell>
              <table:table-cell office:value-type="float" office:value="1.11512473221609">
                <text:p>1.11512473221609</text:p>
              </table:table-cell>
              <table:table-cell office:value-type="float" office:value="1.13337227229185">
                <text:p>1.133372272291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1.1896654637334">
                <text:p>1.1896654637334</text:p>
              </table:table-cell>
              <table:table-cell office:value-type="float" office:value="1.11534033263395">
                <text:p>1.11534033263395</text:p>
              </table:table-cell>
              <table:table-cell office:value-type="float" office:value="1.13323341148238">
                <text:p>1.133233411482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.18901187967152">
                <text:p>1.18901187967152</text:p>
              </table:table-cell>
              <table:table-cell office:value-type="float" office:value="1.11556772291063">
                <text:p>1.11556772291063</text:p>
              </table:table-cell>
              <table:table-cell office:value-type="float" office:value="1.1331974179727">
                <text:p>1.13319741797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1.18836501080266">
                <text:p>1.18836501080266</text:p>
              </table:table-cell>
              <table:table-cell office:value-type="float" office:value="1.11569644173494">
                <text:p>1.11569644173494</text:p>
              </table:table-cell>
              <table:table-cell office:value-type="float" office:value="1.13316250273295">
                <text:p>1.133162502732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1.18783515796595">
                <text:p>1.18783515796595</text:p>
              </table:table-cell>
              <table:table-cell office:value-type="float" office:value="1.11592623860182">
                <text:p>1.11592623860182</text:p>
              </table:table-cell>
              <table:table-cell office:value-type="float" office:value="1.13303102998109">
                <text:p>1.1330310299810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1.18720694758749">
                <text:p>1.18720694758749</text:p>
              </table:table-cell>
              <table:table-cell office:value-type="float" office:value="1.11615904708962">
                <text:p>1.11615904708962</text:p>
              </table:table-cell>
              <table:table-cell office:value-type="float" office:value="1.1330024439956">
                <text:p>1.13300244399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1.18667978583104">
                <text:p>1.18667978583104</text:p>
              </table:table-cell>
              <table:table-cell office:value-type="float" office:value="1.11629317336442">
                <text:p>1.11629317336442</text:p>
              </table:table-cell>
              <table:table-cell office:value-type="float" office:value="1.13288933069387">
                <text:p>1.132889330693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1.18615609803263">
                <text:p>1.18615609803263</text:p>
              </table:table-cell>
              <table:table-cell office:value-type="float" office:value="1.1165284204175">
                <text:p>1.1165284204175</text:p>
              </table:table-cell>
              <table:table-cell office:value-type="float" office:value="1.13277839090442">
                <text:p>1.132778390904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1.18553404489285">
                <text:p>1.18553404489285</text:p>
              </table:table-cell>
              <table:table-cell office:value-type="float" office:value="1.11676663793292">
                <text:p>1.11676663793292</text:p>
              </table:table-cell>
              <table:table-cell office:value-type="float" office:value="1.13276875398291">
                <text:p>1.132768753982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1.18501310461108">
                <text:p>1.18501310461108</text:p>
              </table:table-cell>
              <table:table-cell office:value-type="float" office:value="1.11701232441724">
                <text:p>1.11701232441724</text:p>
              </table:table-cell>
              <table:table-cell office:value-type="float" office:value="1.13266218127913">
                <text:p>1.132662181279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1.18439652739275">
                <text:p>1.18439652739275</text:p>
              </table:table-cell>
              <table:table-cell office:value-type="float" office:value="1.11716368312795">
                <text:p>1.11716368312795</text:p>
              </table:table-cell>
              <table:table-cell office:value-type="float" office:value="1.13265694877134">
                <text:p>1.132656948771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1.18387973865592">
                <text:p>1.18387973865592</text:p>
              </table:table-cell>
              <table:table-cell office:value-type="float" office:value="1.11741710636628">
                <text:p>1.11741710636628</text:p>
              </table:table-cell>
              <table:table-cell office:value-type="float" office:value="1.13255474485784">
                <text:p>1.132554744857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1.18326592991601">
                <text:p>1.18326592991601</text:p>
              </table:table-cell>
              <table:table-cell office:value-type="float" office:value="1.11767100508155">
                <text:p>1.11767100508155</text:p>
              </table:table-cell>
              <table:table-cell office:value-type="float" office:value="1.13255517962702">
                <text:p>1.132555179627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1.18275857367427">
                <text:p>1.18275857367427</text:p>
              </table:table-cell>
              <table:table-cell office:value-type="float" office:value="1.11782709378508">
                <text:p>1.11782709378508</text:p>
              </table:table-cell>
              <table:table-cell office:value-type="float" office:value="1.13246732120622">
                <text:p>1.132467321206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1.18226492953145">
                <text:p>1.18226492953145</text:p>
              </table:table-cell>
              <table:table-cell office:value-type="float" office:value="1.11808417285999">
                <text:p>1.11808417285999</text:p>
              </table:table-cell>
              <table:table-cell office:value-type="float" office:value="1.13248436651461">
                <text:p>1.132484366514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.1818735137484">
                <text:p>1.1818735137484</text:p>
              </table:table-cell>
              <table:table-cell office:value-type="float" office:value="1.11834284707329">
                <text:p>1.11834284707329</text:p>
              </table:table-cell>
              <table:table-cell office:value-type="float" office:value="1.13240285680494">
                <text:p>1.132402856804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.1813834231527">
                <text:p>1.1813834231527</text:p>
              </table:table-cell>
              <table:table-cell office:value-type="float" office:value="1.11860627072263">
                <text:p>1.11860627072263</text:p>
              </table:table-cell>
              <table:table-cell office:value-type="float" office:value="1.13242252344255">
                <text:p>1.132422523442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.18089637631758">
                <text:p>1.18089637631758</text:p>
              </table:table-cell>
              <table:table-cell office:value-type="float" office:value="1.11877696280358">
                <text:p>1.11877696280358</text:p>
              </table:table-cell>
              <table:table-cell office:value-type="float" office:value="1.13234604975688">
                <text:p>1.132346049756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.18040983204987">
                <text:p>1.18040983204987</text:p>
              </table:table-cell>
              <table:table-cell office:value-type="float" office:value="1.11904953759876">
                <text:p>1.11904953759876</text:p>
              </table:table-cell>
              <table:table-cell office:value-type="float" office:value="1.13236957399075">
                <text:p>1.132369573990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.17992631163984">
                <text:p>1.17992631163984</text:p>
              </table:table-cell>
              <table:table-cell office:value-type="float" office:value="1.11932247828765">
                <text:p>1.11932247828765</text:p>
              </table:table-cell>
              <table:table-cell office:value-type="float" office:value="1.13229572974555">
                <text:p>1.132295729745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1.17954256425955">
                <text:p>1.17954256425955</text:p>
              </table:table-cell>
              <table:table-cell office:value-type="float" office:value="1.11959783230408">
                <text:p>1.11959783230408</text:p>
              </table:table-cell>
              <table:table-cell office:value-type="float" office:value="1.13233239488235">
                <text:p>1.132332394882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1.17906259392791">
                <text:p>1.17906259392791</text:p>
              </table:table-cell>
              <table:table-cell office:value-type="float" office:value="1.11977407011415">
                <text:p>1.11977407011415</text:p>
              </table:table-cell>
              <table:table-cell office:value-type="float" office:value="1.13237309416994">
                <text:p>1.1323730941699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.1785831834877">
                <text:p>1.1785831834877</text:p>
              </table:table-cell>
              <table:table-cell office:value-type="float" office:value="1.12005218824839">
                <text:p>1.12005218824839</text:p>
              </table:table-cell>
              <table:table-cell office:value-type="float" office:value="1.1323161308133">
                <text:p>1.13231613081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.17820842812297">
                <text:p>1.17820842812297</text:p>
              </table:table-cell>
              <table:table-cell office:value-type="float" office:value="1.12033071260231">
                <text:p>1.12033071260231</text:p>
              </table:table-cell>
              <table:table-cell office:value-type="float" office:value="1.13236132153125">
                <text:p>1.132361321531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1.17784723101088">
                <text:p>1.17784723101088</text:p>
              </table:table-cell>
              <table:table-cell office:value-type="float" office:value="1.12051784907693">
                <text:p>1.12051784907693</text:p>
              </table:table-cell>
              <table:table-cell office:value-type="float" office:value="1.13240706832835">
                <text:p>1.132407068328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1.17748755105946">
                <text:p>1.17748755105946</text:p>
              </table:table-cell>
              <table:table-cell office:value-type="float" office:value="1.12080671255128">
                <text:p>1.12080671255128</text:p>
              </table:table-cell>
              <table:table-cell office:value-type="float" office:value="1.13245560460444">
                <text:p>1.1324556046044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1.17712938965944">
                <text:p>1.17712938965944</text:p>
              </table:table-cell>
              <table:table-cell office:value-type="float" office:value="1.12099724928298">
                <text:p>1.12099724928298</text:p>
              </table:table-cell>
              <table:table-cell office:value-type="float" office:value="1.13240531281869">
                <text:p>1.1324053128186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1.17677274819737">
                <text:p>1.17677274819737</text:p>
              </table:table-cell>
              <table:table-cell office:value-type="float" office:value="1.12128948982856">
                <text:p>1.12128948982856</text:p>
              </table:table-cell>
              <table:table-cell office:value-type="float" office:value="1.13246255461273">
                <text:p>1.132462554612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1.17641762805562">
                <text:p>1.17641762805562</text:p>
              </table:table-cell>
              <table:table-cell office:value-type="float" office:value="1.12158201287289">
                <text:p>1.12158201287289</text:p>
              </table:table-cell>
              <table:table-cell office:value-type="float" office:value="1.13252559834204">
                <text:p>1.132525598342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1.17606403061228">
                <text:p>1.17606403061228</text:p>
              </table:table-cell>
              <table:table-cell office:value-type="float" office:value="1.1217761774971">
                <text:p>1.1217761774971</text:p>
              </table:table-cell>
              <table:table-cell office:value-type="float" office:value="1.13259009796131">
                <text:p>1.132590097961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1.17561257921137">
                <text:p>1.17561257921137</text:p>
              </table:table-cell>
              <table:table-cell office:value-type="float" office:value="1.1220711396342">
                <text:p>1.1220711396342</text:p>
              </table:table-cell>
              <table:table-cell office:value-type="float" office:value="1.13265605322181">
                <text:p>1.1326560532218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1.17526091639261">
                <text:p>1.17526091639261</text:p>
              </table:table-cell>
              <table:table-cell office:value-type="float" office:value="1.12227039740875">
                <text:p>1.12227039740875</text:p>
              </table:table-cell>
              <table:table-cell office:value-type="float" office:value="1.13272346386927">
                <text:p>1.1327234638692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1.174911894101">
                <text:p>1.174911894101</text:p>
              </table:table-cell>
              <table:table-cell office:value-type="float" office:value="1.1225745525572">
                <text:p>1.1225745525572</text:p>
              </table:table-cell>
              <table:table-cell office:value-type="float" office:value="1.13279334832087">
                <text:p>1.1327933483208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1.17466597482008">
                <text:p>1.17466597482008</text:p>
              </table:table-cell>
              <table:table-cell office:value-type="float" office:value="1.12277989360382">
                <text:p>1.12277989360382</text:p>
              </table:table-cell>
              <table:table-cell office:value-type="float" office:value="1.13286365768348">
                <text:p>1.1328636576834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1.17433175619158">
                <text:p>1.17433175619158</text:p>
              </table:table-cell>
              <table:table-cell office:value-type="float" office:value="1.12298637541869">
                <text:p>1.12298637541869</text:p>
              </table:table-cell>
              <table:table-cell office:value-type="float" office:value="1.13293940702934">
                <text:p>1.1329394070293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1.17409932548316">
                <text:p>1.17409932548316</text:p>
              </table:table-cell>
              <table:table-cell office:value-type="float" office:value="1.12319390922538">
                <text:p>1.12319390922538</text:p>
              </table:table-cell>
              <table:table-cell office:value-type="float" office:value="1.13302145098846">
                <text:p>1.133021450988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1.17376769102749">
                <text:p>1.17376769102749</text:p>
              </table:table-cell>
              <table:table-cell office:value-type="float" office:value="1.12350205385883">
                <text:p>1.12350205385883</text:p>
              </table:table-cell>
              <table:table-cell office:value-type="float" office:value="1.13310475314509">
                <text:p>1.1331047531450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1.17343734988281">
                <text:p>1.17343734988281</text:p>
              </table:table-cell>
              <table:table-cell office:value-type="float" office:value="1.12371169896909">
                <text:p>1.12371169896909</text:p>
              </table:table-cell>
              <table:table-cell office:value-type="float" office:value="1.13318931322176">
                <text:p>1.133189313221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1.17320777396845">
                <text:p>1.17320777396845</text:p>
              </table:table-cell>
              <table:table-cell office:value-type="float" office:value="1.12392231181519">
                <text:p>1.12392231181519</text:p>
              </table:table-cell>
              <table:table-cell office:value-type="float" office:value="1.13327608555903">
                <text:p>1.133276085559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1.17288003346463">
                <text:p>1.17288003346463</text:p>
              </table:table-cell>
              <table:table-cell office:value-type="float" office:value="1.12413894554054">
                <text:p>1.12413894554054</text:p>
              </table:table-cell>
              <table:table-cell office:value-type="float" office:value="1.13336315014209">
                <text:p>1.133363150142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1.17265408812659">
                <text:p>1.17265408812659</text:p>
              </table:table-cell>
              <table:table-cell office:value-type="float" office:value="1.12435707998883">
                <text:p>1.12435707998883</text:p>
              </table:table-cell>
              <table:table-cell office:value-type="float" office:value="1.13345147178871">
                <text:p>1.133451471788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1.17232894172242">
                <text:p>1.17232894172242</text:p>
              </table:table-cell>
              <table:table-cell office:value-type="float" office:value="1.1245761378266">
                <text:p>1.1245761378266</text:p>
              </table:table-cell>
              <table:table-cell office:value-type="float" office:value="1.13364339295918">
                <text:p>1.133643392959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1.17210460710638">
                <text:p>1.17210460710638</text:p>
              </table:table-cell>
              <table:table-cell office:value-type="float" office:value="1.12479619729798">
                <text:p>1.12479619729798</text:p>
              </table:table-cell>
              <table:table-cell office:value-type="float" office:value="1.13374151216227">
                <text:p>1.133741512162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1.1717840191776">
                <text:p>1.1717840191776</text:p>
              </table:table-cell>
              <table:table-cell office:value-type="float" office:value="1.12501709939183">
                <text:p>1.12501709939183</text:p>
              </table:table-cell>
              <table:table-cell office:value-type="float" office:value="1.13384162919695">
                <text:p>1.1338416291969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1.17157194401368">
                <text:p>1.17157194401368</text:p>
              </table:table-cell>
              <table:table-cell office:value-type="float" office:value="1.12523892325141">
                <text:p>1.12523892325141</text:p>
              </table:table-cell>
              <table:table-cell office:value-type="float" office:value="1.13394282042791">
                <text:p>1.133942820427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1.17136194342312">
                <text:p>1.17136194342312</text:p>
              </table:table-cell>
              <table:table-cell office:value-type="float" office:value="1.12546174440938">
                <text:p>1.12546174440938</text:p>
              </table:table-cell>
              <table:table-cell office:value-type="float" office:value="1.13404508556759">
                <text:p>1.1340450855675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1.1710525454052">
                <text:p>1.1710525454052</text:p>
              </table:table-cell>
              <table:table-cell office:value-type="float" office:value="1.12568743934718">
                <text:p>1.12568743934718</text:p>
              </table:table-cell>
              <table:table-cell office:value-type="float" office:value="1.13414781195795">
                <text:p>1.134147811957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1.17084474615553">
                <text:p>1.17084474615553</text:p>
              </table:table-cell>
              <table:table-cell office:value-type="float" office:value="1.12591690563736">
                <text:p>1.12591690563736</text:p>
              </table:table-cell>
              <table:table-cell office:value-type="float" office:value="1.13425197130091">
                <text:p>1.134251971300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1.1706380482882">
                <text:p>1.1706380482882</text:p>
              </table:table-cell>
              <table:table-cell office:value-type="float" office:value="1.12604744702166">
                <text:p>1.12604744702166</text:p>
              </table:table-cell>
              <table:table-cell office:value-type="float" office:value="1.13435806488472">
                <text:p>1.134358064884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1.17033195671143">
                <text:p>1.17033195671143</text:p>
              </table:table-cell>
              <table:table-cell office:value-type="float" office:value="1.12627844293718">
                <text:p>1.12627844293718</text:p>
              </table:table-cell>
              <table:table-cell office:value-type="float" office:value="1.13447105583571">
                <text:p>1.134471055835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1.1701274641679">
                <text:p>1.1701274641679</text:p>
              </table:table-cell>
              <table:table-cell office:value-type="float" office:value="1.12651031594433">
                <text:p>1.12651031594433</text:p>
              </table:table-cell>
              <table:table-cell office:value-type="float" office:value="1.1345850607601">
                <text:p>1.13458506076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1.169923177136">
                <text:p>1.169923177136</text:p>
              </table:table-cell>
              <table:table-cell office:value-type="float" office:value="1.12664317336946">
                <text:p>1.12664317336946</text:p>
              </table:table-cell>
              <table:table-cell office:value-type="float" office:value="1.13469991099674">
                <text:p>1.1346999109967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1.16962129636049">
                <text:p>1.16962129636049</text:p>
              </table:table-cell>
              <table:table-cell office:value-type="float" office:value="1.12687664691571">
                <text:p>1.12687664691571</text:p>
              </table:table-cell>
              <table:table-cell office:value-type="float" office:value="1.13491543662469">
                <text:p>1.134915436624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1.16942099472346">
                <text:p>1.16942099472346</text:p>
              </table:table-cell>
              <table:table-cell office:value-type="float" office:value="1.12701116315501">
                <text:p>1.12701116315501</text:p>
              </table:table-cell>
              <table:table-cell office:value-type="float" office:value="1.13503215239085">
                <text:p>1.135032152390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1.16922873249848">
                <text:p>1.16922873249848</text:p>
              </table:table-cell>
              <table:table-cell office:value-type="float" office:value="1.12725034509465">
                <text:p>1.12725034509465</text:p>
              </table:table-cell>
              <table:table-cell office:value-type="float" office:value="1.13514987730079">
                <text:p>1.135149877300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1.16903740834073">
                <text:p>1.16903740834073</text:p>
              </table:table-cell>
              <table:table-cell office:value-type="float" office:value="1.12739066353461">
                <text:p>1.12739066353461</text:p>
              </table:table-cell>
              <table:table-cell office:value-type="float" office:value="1.1352684499113">
                <text:p>1.13526844991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1.16874798235077">
                <text:p>1.16874798235077</text:p>
              </table:table-cell>
              <table:table-cell office:value-type="float" office:value="1.12763144522313">
                <text:p>1.12763144522313</text:p>
              </table:table-cell>
              <table:table-cell office:value-type="float" office:value="1.13539367093577">
                <text:p>1.1353936709357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1.16855877473065">
                <text:p>1.16855877473065</text:p>
              </table:table-cell>
              <table:table-cell office:value-type="float" office:value="1.12777314412474">
                <text:p>1.12777314412474</text:p>
              </table:table-cell>
              <table:table-cell office:value-type="float" office:value="1.13551984828272">
                <text:p>1.1355198482827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1.16837050127475">
                <text:p>1.16837050127475</text:p>
              </table:table-cell>
              <table:table-cell office:value-type="float" office:value="1.12791553020783">
                <text:p>1.12791553020783</text:p>
              </table:table-cell>
              <table:table-cell office:value-type="float" office:value="1.13564682323731">
                <text:p>1.1356468232373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1.16808358595137">
                <text:p>1.16808358595137</text:p>
              </table:table-cell>
              <table:table-cell office:value-type="float" office:value="1.12815839414552">
                <text:p>1.12815839414552</text:p>
              </table:table-cell>
              <table:table-cell office:value-type="float" office:value="1.13577459553205">
                <text:p>1.135774595532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1.16789717394127">
                <text:p>1.16789717394127</text:p>
              </table:table-cell>
              <table:table-cell office:value-type="float" office:value="1.12830215882094">
                <text:p>1.12830215882094</text:p>
              </table:table-cell>
              <table:table-cell office:value-type="float" office:value="1.13590316489787">
                <text:p>1.1359031648978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1.1677116975217">
                <text:p>1.1677116975217</text:p>
              </table:table-cell>
              <table:table-cell office:value-type="float" office:value="1.12844856542246">
                <text:p>1.12844856542246</text:p>
              </table:table-cell>
              <table:table-cell office:value-type="float" office:value="1.13603253106414">
                <text:p>1.136032531064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1.167427476401">
                <text:p>1.167427476401</text:p>
              </table:table-cell>
              <table:table-cell office:value-type="float" office:value="1.12859754386805">
                <text:p>1.12859754386805</text:p>
              </table:table-cell>
              <table:table-cell office:value-type="float" office:value="1.13616269375869">
                <text:p>1.136162693758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1.16724449704807">
                <text:p>1.16724449704807</text:p>
              </table:table-cell>
              <table:table-cell office:value-type="float" office:value="1.12874711505456">
                <text:p>1.12874711505456</text:p>
              </table:table-cell>
              <table:table-cell office:value-type="float" office:value="1.13629778897303">
                <text:p>1.136297788973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1.16706907987874">
                <text:p>1.16706907987874</text:p>
              </table:table-cell>
              <table:table-cell office:value-type="float" office:value="1.12889727874639">
                <text:p>1.12889727874639</text:p>
              </table:table-cell>
              <table:table-cell office:value-type="float" office:value="1.13643459322963">
                <text:p>1.1364345932296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1.16689444129321">
                <text:p>1.16689444129321</text:p>
              </table:table-cell>
              <table:table-cell office:value-type="float" office:value="1.12914785332834">
                <text:p>1.12914785332834</text:p>
              </table:table-cell>
              <table:table-cell office:value-type="float" office:value="1.13657200805932">
                <text:p>1.136572008059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1.16662079832137">
                <text:p>1.16662079832137</text:p>
              </table:table-cell>
              <table:table-cell office:value-type="float" office:value="1.12929926513037">
                <text:p>1.12929926513037</text:p>
              </table:table-cell>
              <table:table-cell office:value-type="float" office:value="1.13661035304145">
                <text:p>1.136610353041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1.16644771254437">
                <text:p>1.16644771254437</text:p>
              </table:table-cell>
              <table:table-cell office:value-type="float" office:value="1.12945120847295">
                <text:p>1.12945120847295</text:p>
              </table:table-cell>
              <table:table-cell office:value-type="float" office:value="1.13674912804013">
                <text:p>1.136749128040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1.16627533156841">
                <text:p>1.16627533156841</text:p>
              </table:table-cell>
              <table:table-cell office:value-type="float" office:value="1.12960385938434">
                <text:p>1.12960385938434</text:p>
              </table:table-cell>
              <table:table-cell office:value-type="float" office:value="1.13688865425071">
                <text:p>1.136888654250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1.16600408110821">
                <text:p>1.16600408110821</text:p>
              </table:table-cell>
              <table:table-cell office:value-type="float" office:value="1.12976042437368">
                <text:p>1.12976042437368</text:p>
              </table:table-cell>
              <table:table-cell office:value-type="float" office:value="1.1370287931838">
                <text:p>1.13702879318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1.16583325696945">
                <text:p>1.16583325696945</text:p>
              </table:table-cell>
              <table:table-cell office:value-type="float" office:value="1.12991749691913">
                <text:p>1.12991749691913</text:p>
              </table:table-cell>
              <table:table-cell office:value-type="float" office:value="1.13717263843314">
                <text:p>1.137172638433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1.16566328770533">
                <text:p>1.16566328770533</text:p>
              </table:table-cell>
              <table:table-cell office:value-type="float" office:value="1.13007507680906">
                <text:p>1.13007507680906</text:p>
              </table:table-cell>
              <table:table-cell office:value-type="float" office:value="1.13731856074233">
                <text:p>1.137318560742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1.16549402794223">
                <text:p>1.16549402794223</text:p>
              </table:table-cell>
              <table:table-cell office:value-type="float" office:value="1.13023316383125">
                <text:p>1.13023316383125</text:p>
              </table:table-cell>
              <table:table-cell office:value-type="float" office:value="1.13746499916964">
                <text:p>1.137464999169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1.16522622729837">
                <text:p>1.16522622729837</text:p>
              </table:table-cell>
              <table:table-cell office:value-type="float" office:value="1.13039175777294">
                <text:p>1.13039175777294</text:p>
              </table:table-cell>
              <table:table-cell office:value-type="float" office:value="1.13761208580254">
                <text:p>1.137612085802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1.16506468738907">
                <text:p>1.16506468738907</text:p>
              </table:table-cell>
              <table:table-cell office:value-type="float" office:value="1.1305508584208">
                <text:p>1.1305508584208</text:p>
              </table:table-cell>
              <table:table-cell office:value-type="float" office:value="1.13765996132412">
                <text:p>1.137659961324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1.16490379391433">
                <text:p>1.16490379391433</text:p>
              </table:table-cell>
              <table:table-cell office:value-type="float" office:value="1.13071046556092">
                <text:p>1.13071046556092</text:p>
              </table:table-cell>
              <table:table-cell office:value-type="float" office:value="1.13780814242516">
                <text:p>1.137808142425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1.16464371411003">
                <text:p>1.16464371411003</text:p>
              </table:table-cell>
              <table:table-cell office:value-type="float" office:value="1.13087231806646">
                <text:p>1.13087231806646</text:p>
              </table:table-cell>
              <table:table-cell office:value-type="float" office:value="1.13795696896895">
                <text:p>1.137956968968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1.16448417782295">
                <text:p>1.16448417782295</text:p>
              </table:table-cell>
              <table:table-cell office:value-type="float" office:value="1.13093601937908">
                <text:p>1.13093601937908</text:p>
              </table:table-cell>
              <table:table-cell office:value-type="float" office:value="1.13810843066731">
                <text:p>1.1381084306673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1.16432515310973">
                <text:p>1.16432515310973</text:p>
              </table:table-cell>
              <table:table-cell office:value-type="float" office:value="1.13110001427327">
                <text:p>1.13110001427327</text:p>
              </table:table-cell>
              <table:table-cell office:value-type="float" office:value="1.13826215153848">
                <text:p>1.138262151538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1.16416684380934">
                <text:p>1.16416684380934</text:p>
              </table:table-cell>
              <table:table-cell office:value-type="float" office:value="1.13126444160903">
                <text:p>1.13126444160903</text:p>
              </table:table-cell>
              <table:table-cell office:value-type="float" office:value="1.13831661598388">
                <text:p>1.138316615983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1.16400918232804">
                <text:p>1.16400918232804</text:p>
              </table:table-cell>
              <table:table-cell office:value-type="float" office:value="1.1314293514471">
                <text:p>1.1314293514471</text:p>
              </table:table-cell>
              <table:table-cell office:value-type="float" office:value="1.13847138568565">
                <text:p>1.1384713856856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1.16375237964139">
                <text:p>1.16375237964139</text:p>
              </table:table-cell>
              <table:table-cell office:value-type="float" office:value="1.1315946424829">
                <text:p>1.1315946424829</text:p>
              </table:table-cell>
              <table:table-cell office:value-type="float" office:value="1.13862665041048">
                <text:p>1.1386266504104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1.16359600977143">
                <text:p>1.16359600977143</text:p>
              </table:table-cell>
              <table:table-cell office:value-type="float" office:value="1.13166048560335">
                <text:p>1.13166048560335</text:p>
              </table:table-cell>
              <table:table-cell office:value-type="float" office:value="1.13878240995591">
                <text:p>1.138782409955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1.16344041535482">
                <text:p>1.16344041535482</text:p>
              </table:table-cell>
              <table:table-cell office:value-type="float" office:value="1.1318269276263">
                <text:p>1.1318269276263</text:p>
              </table:table-cell>
              <table:table-cell office:value-type="float" office:value="1.13883883435059">
                <text:p>1.138838834350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1.16329048190725">
                <text:p>1.16329048190725</text:p>
              </table:table-cell>
              <table:table-cell office:value-type="float" office:value="1.13199604125147">
                <text:p>1.13199604125147</text:p>
              </table:table-cell>
              <table:table-cell office:value-type="float" office:value="1.13899684804173">
                <text:p>1.1389968480417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1.16304127379943">
                <text:p>1.16304127379943</text:p>
              </table:table-cell>
              <table:table-cell office:value-type="float" office:value="1.13206568240937">
                <text:p>1.13206568240937</text:p>
              </table:table-cell>
              <table:table-cell office:value-type="float" office:value="1.1391573247695">
                <text:p>1.139157324769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1.1628924016761">
                <text:p>1.1628924016761</text:p>
              </table:table-cell>
              <table:table-cell office:value-type="float" office:value="1.13223552956088">
                <text:p>1.13223552956088</text:p>
              </table:table-cell>
              <table:table-cell office:value-type="float" office:value="1.13921843952949">
                <text:p>1.1392184395294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1.16274406265566">
                <text:p>1.16274406265566</text:p>
              </table:table-cell>
              <table:table-cell office:value-type="float" office:value="1.13230589751003">
                <text:p>1.13230589751003</text:p>
              </table:table-cell>
              <table:table-cell office:value-type="float" office:value="1.13937975595541">
                <text:p>1.139379755955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1.16249637723694">
                <text:p>1.16249637723694</text:p>
              </table:table-cell>
              <table:table-cell office:value-type="float" office:value="1.13247647765815">
                <text:p>1.13247647765815</text:p>
              </table:table-cell>
              <table:table-cell office:value-type="float" office:value="1.13944164684989">
                <text:p>1.139441646849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1.1623491016661">
                <text:p>1.1623491016661</text:p>
              </table:table-cell>
              <table:table-cell office:value-type="float" office:value="1.13264742568021">
                <text:p>1.13264742568021</text:p>
              </table:table-cell>
              <table:table-cell office:value-type="float" office:value="1.13960385767862">
                <text:p>1.139603857678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1.16220235985348">
                <text:p>1.16220235985348</text:p>
              </table:table-cell>
              <table:table-cell office:value-type="float" office:value="1.13271888461171">
                <text:p>1.13271888461171</text:p>
              </table:table-cell>
              <table:table-cell office:value-type="float" office:value="1.13966658076869">
                <text:p>1.139666580768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.16205615200127">
                <text:p>1.16205615200127</text:p>
              </table:table-cell>
              <table:table-cell office:value-type="float" office:value="1.13279202150439">
                <text:p>1.13279202150439</text:p>
              </table:table-cell>
              <table:table-cell office:value-type="float" office:value="1.13983027047056">
                <text:p>1.139830270470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1.16181058542432">
                <text:p>1.16181058542432</text:p>
              </table:table-cell>
              <table:table-cell office:value-type="float" office:value="1.13296617319318">
                <text:p>1.13296617319318</text:p>
              </table:table-cell>
              <table:table-cell office:value-type="float" office:value="1.13989656815871">
                <text:p>1.139896568158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1.16166544290902">
                <text:p>1.16166544290902</text:p>
              </table:table-cell>
              <table:table-cell office:value-type="float" office:value="1.13304073038175">
                <text:p>1.13304073038175</text:p>
              </table:table-cell>
              <table:table-cell office:value-type="float" office:value="1.13996327239083">
                <text:p>1.1399632723908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.16142519241189">
                <text:p>1.16142519241189</text:p>
              </table:table-cell>
              <table:table-cell office:value-type="float" office:value="1.13311559661669">
                <text:p>1.13311559661669</text:p>
              </table:table-cell>
              <table:table-cell office:value-type="float" office:value="1.14003027784397">
                <text:p>1.1400302778439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1.16128521935354">
                <text:p>1.16128521935354</text:p>
              </table:table-cell>
              <table:table-cell office:value-type="float" office:value="1.13319077183676">
                <text:p>1.13319077183676</text:p>
              </table:table-cell>
              <table:table-cell office:value-type="float" office:value="1.14009768860436">
                <text:p>1.140097688604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1.16104583484417">
                <text:p>1.16104583484417</text:p>
              </table:table-cell>
              <table:table-cell office:value-type="float" office:value="1.13326625598047">
                <text:p>1.13326625598047</text:p>
              </table:table-cell>
              <table:table-cell office:value-type="float" office:value="1.14016540157295">
                <text:p>1.140165401572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1.16090673498305">
                <text:p>1.16090673498305</text:p>
              </table:table-cell>
              <table:table-cell office:value-type="float" office:value="1.13334200822214">
                <text:p>1.13334200822214</text:p>
              </table:table-cell>
              <table:table-cell office:value-type="float" office:value="1.14023351861099">
                <text:p>1.140233518610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1.16066821738557">
                <text:p>1.16066821738557</text:p>
              </table:table-cell>
              <table:table-cell office:value-type="float" office:value="1.13341843251334">
                <text:p>1.13341843251334</text:p>
              </table:table-cell>
              <table:table-cell office:value-type="float" office:value="1.14030213713779">
                <text:p>1.140302137137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1.16043013196358">
                <text:p>1.16043013196358</text:p>
              </table:table-cell>
              <table:table-cell office:value-type="float" office:value="1.13339662760924">
                <text:p>1.13339662760924</text:p>
              </table:table-cell>
              <table:table-cell office:value-type="float" office:value="1.14037321382475">
                <text:p>1.140373213824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1.16029234173505">
                <text:p>1.16029234173505</text:p>
              </table:table-cell>
              <table:table-cell office:value-type="float" office:value="1.13347500715322">
                <text:p>1.13347500715322</text:p>
              </table:table-cell>
              <table:table-cell office:value-type="float" office:value="1.140344711817">
                <text:p>1.1403447118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1.16005512464236">
                <text:p>1.16005512464236</text:p>
              </table:table-cell>
              <table:table-cell office:value-type="float" office:value="1.13345372744369">
                <text:p>1.13345372744369</text:p>
              </table:table-cell>
              <table:table-cell office:value-type="float" office:value="1.14031650818578">
                <text:p>1.140316508185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1.15991826073392">
                <text:p>1.15991826073392</text:p>
              </table:table-cell>
              <table:table-cell office:value-type="float" office:value="1.13343267106785">
                <text:p>1.13343267106785</text:p>
              </table:table-cell>
              <table:table-cell office:value-type="float" office:value="1.14038848995638">
                <text:p>1.1403884899563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1.15968191227767">
                <text:p>1.15968191227767</text:p>
              </table:table-cell>
              <table:table-cell office:value-type="float" office:value="1.13351184354157">
                <text:p>1.13351184354157</text:p>
              </table:table-cell>
              <table:table-cell office:value-type="float" office:value="1.14036088556255">
                <text:p>1.140360885562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1.15934941933655">
                <text:p>1.15934941933655</text:p>
              </table:table-cell>
              <table:table-cell office:value-type="float" office:value="1.13349135113771">
                <text:p>1.13349135113771</text:p>
              </table:table-cell>
              <table:table-cell office:value-type="float" office:value="1.14043347141734">
                <text:p>1.140433471417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1.15911730373116">
                <text:p>1.15911730373116</text:p>
              </table:table-cell>
              <table:table-cell office:value-type="float" office:value="1.13347112041243">
                <text:p>1.13347112041243</text:p>
              </table:table-cell>
              <table:table-cell office:value-type="float" office:value="1.14040646624307">
                <text:p>1.140406466243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1.15878566141629">
                <text:p>1.15878566141629</text:p>
              </table:table-cell>
              <table:table-cell office:value-type="float" office:value="1.13345213450988">
                <text:p>1.13345213450988</text:p>
              </table:table-cell>
              <table:table-cell office:value-type="float" office:value="1.14028159180485">
                <text:p>1.140281591804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1.15845436768178">
                <text:p>1.15845436768178</text:p>
              </table:table-cell>
              <table:table-cell office:value-type="float" office:value="1.13333380948818">
                <text:p>1.13333380948818</text:p>
              </table:table-cell>
              <table:table-cell office:value-type="float" office:value="1.14025696253476">
                <text:p>1.140256962534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1.15812342282677">
                <text:p>1.15812342282677</text:p>
              </table:table-cell>
              <table:table-cell office:value-type="float" office:value="1.13321574419878">
                <text:p>1.13321574419878</text:p>
              </table:table-cell>
              <table:table-cell office:value-type="float" office:value="1.14013269161138">
                <text:p>1.140132691611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1.15789271549699">
                <text:p>1.15789271549699</text:p>
              </table:table-cell>
              <table:table-cell office:value-type="float" office:value="1.13309786719595">
                <text:p>1.13309786719595</text:p>
              </table:table-cell>
              <table:table-cell office:value-type="float" office:value="1.14000871959648">
                <text:p>1.140008719596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1.1575624718796">
                <text:p>1.1575624718796</text:p>
              </table:table-cell>
              <table:table-cell office:value-type="float" office:value="1.13298024917692">
                <text:p>1.13298024917692</text:p>
              </table:table-cell>
              <table:table-cell office:value-type="float" office:value="1.13988495791637">
                <text:p>1.1398849579163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1.15723253186903">
                <text:p>1.15723253186903</text:p>
              </table:table-cell>
              <table:table-cell office:value-type="float" office:value="1.13286282047254">
                <text:p>1.13286282047254</text:p>
              </table:table-cell>
              <table:table-cell office:value-type="float" office:value="1.13986140124184">
                <text:p>1.1398614012418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1.15700288462259">
                <text:p>1.15700288462259</text:p>
              </table:table-cell>
              <table:table-cell office:value-type="float" office:value="1.13274561624444">
                <text:p>1.13274561624444</text:p>
              </table:table-cell>
              <table:table-cell office:value-type="float" office:value="1.13973815116675">
                <text:p>1.139738151166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1.1566736941921">
                <text:p>1.1566736941921</text:p>
              </table:table-cell>
              <table:table-cell office:value-type="float" office:value="1.13262893641298">
                <text:p>1.13262893641298</text:p>
              </table:table-cell>
              <table:table-cell office:value-type="float" office:value="1.13951642733266">
                <text:p>1.1395164273326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1.15614767915003">
                <text:p>1.15614767915003</text:p>
              </table:table-cell>
              <table:table-cell office:value-type="float" office:value="1.13231337103516">
                <text:p>1.13231337103516</text:p>
              </table:table-cell>
              <table:table-cell office:value-type="float" office:value="1.139195309023">
                <text:p>1.1391953090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1.15562216456115">
                <text:p>1.15562216456115</text:p>
              </table:table-cell>
              <table:table-cell office:value-type="float" office:value="1.13199799650883">
                <text:p>1.13199799650883</text:p>
              </table:table-cell>
              <table:table-cell office:value-type="float" office:value="1.13897432113327">
                <text:p>1.138974321133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1.15509688205319">
                <text:p>1.15509688205319</text:p>
              </table:table-cell>
              <table:table-cell office:value-type="float" office:value="1.13168281299355">
                <text:p>1.13168281299355</text:p>
              </table:table-cell>
              <table:table-cell office:value-type="float" office:value="1.13865363674122">
                <text:p>1.1386536367412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1.15467178372081">
                <text:p>1.15467178372081</text:p>
              </table:table-cell>
              <table:table-cell office:value-type="float" office:value="1.13136782064897">
                <text:p>1.13136782064897</text:p>
              </table:table-cell>
              <table:table-cell office:value-type="float" office:value="1.13843312717788">
                <text:p>1.138433127177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1.15414705770149">
                <text:p>1.15414705770149</text:p>
              </table:table-cell>
              <table:table-cell office:value-type="float" office:value="1.13105298836792">
                <text:p>1.13105298836792</text:p>
              </table:table-cell>
              <table:table-cell office:value-type="float" office:value="1.1381128769261">
                <text:p>1.13811287692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1.15362265151825">
                <text:p>1.15362265151825</text:p>
              </table:table-cell>
              <table:table-cell office:value-type="float" office:value="1.13073837925534">
                <text:p>1.13073837925534</text:p>
              </table:table-cell>
              <table:table-cell office:value-type="float" office:value="1.1378927648755">
                <text:p>1.13789276487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1.15309848086623">
                <text:p>1.15309848086623</text:p>
              </table:table-cell>
              <table:table-cell office:value-type="float" office:value="1.1304239617931">
                <text:p>1.1304239617931</text:p>
              </table:table-cell>
              <table:table-cell office:value-type="float" office:value="1.13747377102771">
                <text:p>1.137473771027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1.15257458871172">
                <text:p>1.15257458871172</text:p>
              </table:table-cell>
              <table:table-cell office:value-type="float" office:value="1.12991048739314">
                <text:p>1.12991048739314</text:p>
              </table:table-cell>
              <table:table-cell office:value-type="float" office:value="1.13695547644092">
                <text:p>1.136955476440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1.15205097543468">
                <text:p>1.15205097543468</text:p>
              </table:table-cell>
              <table:table-cell office:value-type="float" office:value="1.12929740467071">
                <text:p>1.12929740467071</text:p>
              </table:table-cell>
              <table:table-cell office:value-type="float" office:value="1.13643736735642">
                <text:p>1.1364373673564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1.15152764141552">
                <text:p>1.15152764141552</text:p>
              </table:table-cell>
              <table:table-cell office:value-type="float" office:value="1.1286845142129">
                <text:p>1.1286845142129</text:p>
              </table:table-cell>
              <table:table-cell office:value-type="float" office:value="1.13591944402805">
                <text:p>1.135919444028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1.1507070048631">
                <text:p>1.1507070048631</text:p>
              </table:table-cell>
              <table:table-cell office:value-type="float" office:value="1.12817171549414">
                <text:p>1.12817171549414</text:p>
              </table:table-cell>
              <table:table-cell office:value-type="float" office:value="1.13540170671001">
                <text:p>1.135401706710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1.14978685972705">
                <text:p>1.14978685972705</text:p>
              </table:table-cell>
              <table:table-cell office:value-type="float" office:value="1.12755912318423">
                <text:p>1.12755912318423</text:p>
              </table:table-cell>
              <table:table-cell office:value-type="float" office:value="1.13488415565687">
                <text:p>1.1348841556568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1.14886692533513">
                <text:p>1.14886692533513</text:p>
              </table:table-cell>
              <table:table-cell office:value-type="float" office:value="1.12694669462624">
                <text:p>1.12694669462624</text:p>
              </table:table-cell>
              <table:table-cell office:value-type="float" office:value="1.13436675436166">
                <text:p>1.1343667543616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1.14794720219399">
                <text:p>1.14794720219399</text:p>
              </table:table-cell>
              <table:table-cell office:value-type="float" office:value="1.12633443008726">
                <text:p>1.12633443008726</text:p>
              </table:table-cell>
              <table:table-cell office:value-type="float" office:value="1.13375011586548">
                <text:p>1.1337501158654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1.14712761865845">
                <text:p>1.14712761865845</text:p>
              </table:table-cell>
              <table:table-cell office:value-type="float" office:value="1.12562258651868">
                <text:p>1.12562258651868</text:p>
              </table:table-cell>
              <table:table-cell office:value-type="float" office:value="1.13293421254767">
                <text:p>1.132934212547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1.14620832117072">
                <text:p>1.14620832117072</text:p>
              </table:table-cell>
              <table:table-cell office:value-type="float" office:value="1.1247114321287">
                <text:p>1.1247114321287</text:p>
              </table:table-cell>
              <table:table-cell office:value-type="float" office:value="1.13201856768518">
                <text:p>1.132018567685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1.14528923644685">
                <text:p>1.14528923644685</text:p>
              </table:table-cell>
              <table:table-cell office:value-type="float" office:value="1.12370048055699">
                <text:p>1.12370048055699</text:p>
              </table:table-cell>
              <table:table-cell office:value-type="float" office:value="1.13120298173051">
                <text:p>1.131202981730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1.14437036499946">
                <text:p>1.14437036499946</text:p>
              </table:table-cell>
              <table:table-cell office:value-type="float" office:value="1.12268964089636">
                <text:p>1.12268964089636</text:p>
              </table:table-cell>
              <table:table-cell office:value-type="float" office:value="1.13038759071435">
                <text:p>1.1303875907143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1.14355164160828">
                <text:p>1.14355164160828</text:p>
              </table:table-cell>
              <table:table-cell office:value-type="float" office:value="1.1217789327782">
                <text:p>1.1217789327782</text:p>
              </table:table-cell>
              <table:table-cell office:value-type="float" office:value="1.12957232485972">
                <text:p>1.1295723248597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1.14263319981917">
                <text:p>1.14263319981917</text:p>
              </table:table-cell>
              <table:table-cell office:value-type="float" office:value="1.12076837271981">
                <text:p>1.12076837271981</text:p>
              </table:table-cell>
              <table:table-cell office:value-type="float" office:value="1.12875721976384">
                <text:p>1.1287572197638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1.14121712807029">
                <text:p>1.14121712807029</text:p>
              </table:table-cell>
              <table:table-cell office:value-type="float" office:value="1.11985792077433">
                <text:p>1.11985792077433</text:p>
              </table:table-cell>
              <table:table-cell office:value-type="float" office:value="1.1277426934474">
                <text:p>1.12774269344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1.13970152247156">
                <text:p>1.13970152247156</text:p>
              </table:table-cell>
              <table:table-cell office:value-type="float" office:value="1.11884766706643">
                <text:p>1.11884766706643</text:p>
              </table:table-cell>
              <table:table-cell office:value-type="float" office:value="1.12642895194016">
                <text:p>1.126428951940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1.13828597379745">
                <text:p>1.13828597379745</text:p>
              </table:table-cell>
              <table:table-cell office:value-type="float" office:value="1.1174381415291">
                <text:p>1.1174381415291</text:p>
              </table:table-cell>
              <table:table-cell office:value-type="float" office:value="1.12521528892741">
                <text:p>1.125215288927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1.13677067425625">
                <text:p>1.13677067425625</text:p>
              </table:table-cell>
              <table:table-cell office:value-type="float" office:value="1.11602885817572">
                <text:p>1.11602885817572</text:p>
              </table:table-cell>
              <table:table-cell office:value-type="float" office:value="1.1239017826643">
                <text:p>1.12390178266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1.1353554700956">
                <text:p>1.1353554700956</text:p>
              </table:table-cell>
              <table:table-cell office:value-type="float" office:value="1.1145196975599">
                <text:p>1.1145196975599</text:p>
              </table:table-cell>
              <table:table-cell office:value-type="float" office:value="1.12268839116159">
                <text:p>1.122688391161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1.13384044504331">
                <text:p>1.13384044504331</text:p>
              </table:table-cell>
              <table:table-cell office:value-type="float" office:value="1.11301065449752">
                <text:p>1.11301065449752</text:p>
              </table:table-cell>
              <table:table-cell office:value-type="float" office:value="1.12137518776902">
                <text:p>1.121375187769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1.13232560830576">
                <text:p>1.13232560830576</text:p>
              </table:table-cell>
              <table:table-cell office:value-type="float" office:value="1.11160170232372">
                <text:p>1.11160170232372</text:p>
              </table:table-cell>
              <table:table-cell office:value-type="float" office:value="1.12016206923864">
                <text:p>1.1201620692386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1.13091087250764">
                <text:p>1.13091087250764</text:p>
              </table:table-cell>
              <table:table-cell office:value-type="float" office:value="1.11009289656362">
                <text:p>1.11009289656362</text:p>
              </table:table-cell>
              <table:table-cell office:value-type="float" office:value="1.11874931191755">
                <text:p>1.118749311917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1.1293963150356">
                <text:p>1.1293963150356</text:p>
              </table:table-cell>
              <table:table-cell office:value-type="float" office:value="1.10868418415751">
                <text:p>1.10868418415751</text:p>
              </table:table-cell>
              <table:table-cell office:value-type="float" office:value="1.11693740502143">
                <text:p>1.116937405021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1.127981895036">
                <text:p>1.127981895036</text:p>
              </table:table-cell>
              <table:table-cell office:value-type="float" office:value="1.1069758905997">
                <text:p>1.1069758905997</text:p>
              </table:table-cell>
              <table:table-cell office:value-type="float" office:value="1.11512561030406">
                <text:p>1.115125610304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1.12576959509884">
                <text:p>1.12576959509884</text:p>
              </table:table-cell>
              <table:table-cell office:value-type="float" office:value="1.10486811290805">
                <text:p>1.10486811290805</text:p>
              </table:table-cell>
              <table:table-cell office:value-type="float" office:value="1.11331389793221">
                <text:p>1.113313897932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1.12345770549006">
                <text:p>1.12345770549006</text:p>
              </table:table-cell>
              <table:table-cell office:value-type="float" office:value="1.10276043238094">
                <text:p>1.10276043238094</text:p>
              </table:table-cell>
              <table:table-cell office:value-type="float" office:value="1.11150232953827">
                <text:p>1.1115023295382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1.12114594957838">
                <text:p>1.12114594957838</text:p>
              </table:table-cell>
              <table:table-cell office:value-type="float" office:value="1.10065284957656">
                <text:p>1.10065284957656</text:p>
              </table:table-cell>
              <table:table-cell office:value-type="float" office:value="1.1096908749778">
                <text:p>1.10969087497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1.11893421754096">
                <text:p>1.11893421754096</text:p>
              </table:table-cell>
              <table:table-cell office:value-type="float" office:value="1.09864534272394">
                <text:p>1.09864534272394</text:p>
              </table:table-cell>
              <table:table-cell office:value-type="float" office:value="1.10787950539037">
                <text:p>1.107879505390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1.11662263795787">
                <text:p>1.11662263795787</text:p>
              </table:table-cell>
              <table:table-cell office:value-type="float" office:value="1.09653795768728">
                <text:p>1.09653795768728</text:p>
              </table:table-cell>
              <table:table-cell office:value-type="float" office:value="1.10606830959439">
                <text:p>1.1060683095943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1.11431119306996">
                <text:p>1.11431119306996</text:p>
              </table:table-cell>
              <table:table-cell office:value-type="float" office:value="1.09443067206699">
                <text:p>1.09443067206699</text:p>
              </table:table-cell>
              <table:table-cell office:value-type="float" office:value="1.10355806591633">
                <text:p>1.103558065916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1.11199982264792">
                <text:p>1.11199982264792</text:p>
              </table:table-cell>
              <table:table-cell office:value-type="float" office:value="1.09232348643843">
                <text:p>1.09232348643843</text:p>
              </table:table-cell>
              <table:table-cell office:value-type="float" office:value="1.10114787308926">
                <text:p>1.1011478730892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1.10978851391831">
                <text:p>1.10978851391831</text:p>
              </table:table-cell>
              <table:table-cell office:value-type="float" office:value="1.08961697928033">
                <text:p>1.08961697928033</text:p>
              </table:table-cell>
              <table:table-cell office:value-type="float" office:value="1.09863778568917">
                <text:p>1.098637785689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1.10747738586212">
                <text:p>1.10747738586212</text:p>
              </table:table-cell>
              <table:table-cell office:value-type="float" office:value="1.08681061184781">
                <text:p>1.08681061184781</text:p>
              </table:table-cell>
              <table:table-cell office:value-type="float" office:value="1.0962277805657">
                <text:p>1.09622778056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1.10516633517494">
                <text:p>1.10516633517494</text:p>
              </table:table-cell>
              <table:table-cell office:value-type="float" office:value="1.08390434269635">
                <text:p>1.08390434269635</text:p>
              </table:table-cell>
              <table:table-cell office:value-type="float" office:value="1.0937179087059">
                <text:p>1.09371790870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1.1020569888876">
                <text:p>1.1020569888876</text:p>
              </table:table-cell>
              <table:table-cell office:value-type="float" office:value="1.0810981342177">
                <text:p>1.0810981342177</text:p>
              </table:table-cell>
              <table:table-cell office:value-type="float" office:value="1.09130809351164">
                <text:p>1.091308093511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1.09874808003291">
                <text:p>1.09874808003291</text:p>
              </table:table-cell>
              <table:table-cell office:value-type="float" office:value="1.07829198754744">
                <text:p>1.07829198754744</text:p>
              </table:table-cell>
              <table:table-cell office:value-type="float" office:value="1.08879841123323">
                <text:p>1.088798411233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1.09543920611278">
                <text:p>1.09543920611278</text:p>
              </table:table-cell>
              <table:table-cell office:value-type="float" office:value="1.07548594133257">
                <text:p>1.07548594133257</text:p>
              </table:table-cell>
              <table:table-cell office:value-type="float" office:value="1.08568952117997">
                <text:p>1.085689521179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1.09203046398944">
                <text:p>1.09203046398944</text:p>
              </table:table-cell>
              <table:table-cell office:value-type="float" office:value="1.07267997706725">
                <text:p>1.07267997706725</text:p>
              </table:table-cell>
              <table:table-cell office:value-type="float" office:value="1.08238080483765">
                <text:p>1.0823808048376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1.08872174617806">
                <text:p>1.08872174617806</text:p>
              </table:table-cell>
              <table:table-cell office:value-type="float" office:value="1.06937439343945">
                <text:p>1.06937439343945</text:p>
              </table:table-cell>
              <table:table-cell office:value-type="float" office:value="1.07917215444108">
                <text:p>1.0791721544410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1.08541306577911">
                <text:p>1.08541306577911</text:p>
              </table:table-cell>
              <table:table-cell office:value-type="float" office:value="1.06576916081486">
                <text:p>1.06576916081486</text:p>
              </table:table-cell>
              <table:table-cell office:value-type="float" office:value="1.07596357975584">
                <text:p>1.0759635797558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1.08210447880785">
                <text:p>1.08210447880785</text:p>
              </table:table-cell>
              <table:table-cell office:value-type="float" office:value="1.06206400696757">
                <text:p>1.06206400696757</text:p>
              </table:table-cell>
              <table:table-cell office:value-type="float" office:value="1.07275508146128">
                <text:p>1.072755081461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1.0787959309457">
                <text:p>1.0787959309457</text:p>
              </table:table-cell>
              <table:table-cell office:value-type="float" office:value="1.05835891624722">
                <text:p>1.05835891624722</text:p>
              </table:table-cell>
              <table:table-cell office:value-type="float" office:value="1.06954666024489">
                <text:p>1.069546660244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1.07548747723486">
                <text:p>1.07548747723486</text:p>
              </table:table-cell>
              <table:table-cell office:value-type="float" office:value="1.05465388931915">
                <text:p>1.05465388931915</text:p>
              </table:table-cell>
              <table:table-cell office:value-type="float" office:value="1.06623834853235">
                <text:p>1.066238348532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1.07207909972352">
                <text:p>1.07207909972352</text:p>
              </table:table-cell>
              <table:table-cell office:value-type="float" office:value="1.05094892685801">
                <text:p>1.05094892685801</text:p>
              </table:table-cell>
              <table:table-cell office:value-type="float" office:value="1.0624306433909">
                <text:p>1.06243064339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1.06777186687232">
                <text:p>1.06777186687232</text:p>
              </table:table-cell>
              <table:table-cell office:value-type="float" office:value="1.04734403237952">
                <text:p>1.04734403237952</text:p>
              </table:table-cell>
              <table:table-cell office:value-type="float" office:value="1.05832319232312">
                <text:p>1.058323192323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1.06326490364161">
                <text:p>1.06326490364161</text:p>
              </table:table-cell>
              <table:table-cell office:value-type="float" office:value="1.04363920107717">
                <text:p>1.04363920107717</text:p>
              </table:table-cell>
              <table:table-cell office:value-type="float" office:value="1.05421582458669">
                <text:p>1.054215824586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1.05865804014375">
                <text:p>1.05865804014375</text:p>
              </table:table-cell>
              <table:table-cell office:value-type="float" office:value="1.0389349522588">
                <text:p>1.0389349522588</text:p>
              </table:table-cell>
              <table:table-cell office:value-type="float" office:value="1.05010851592062">
                <text:p>1.0501085159206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1.05415118235669">
                <text:p>1.05415118235669</text:p>
              </table:table-cell>
              <table:table-cell office:value-type="float" office:value="1.03433075508563">
                <text:p>1.03433075508563</text:p>
              </table:table-cell>
              <table:table-cell office:value-type="float" office:value="1.04600126702074">
                <text:p>1.046001267020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1.04954437231401">
                <text:p>1.04954437231401</text:p>
              </table:table-cell>
              <table:table-cell office:value-type="float" office:value="1.02972659153583">
                <text:p>1.02972659153583</text:p>
              </table:table-cell>
              <table:table-cell office:value-type="float" office:value="1.04189405483667">
                <text:p>1.041894054836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1.04503759584093">
                <text:p>1.04503759584093</text:p>
              </table:table-cell>
              <table:table-cell office:value-type="float" office:value="1.02502250580609">
                <text:p>1.02502250580609</text:p>
              </table:table-cell>
              <table:table-cell office:value-type="float" office:value="1.03778692784405">
                <text:p>1.037786927844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1.04043089277664">
                <text:p>1.04043089277664</text:p>
              </table:table-cell>
              <table:table-cell office:value-type="float" office:value="1.02041844319328">
                <text:p>1.02041844319328</text:p>
              </table:table-cell>
              <table:table-cell office:value-type="float" office:value="1.03318025434529">
                <text:p>1.033180254345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1.03592417453982">
                <text:p>1.03592417453982</text:p>
              </table:table-cell>
              <table:table-cell office:value-type="float" office:value="1.01581443236892">
                <text:p>1.01581443236892</text:p>
              </table:table-cell>
              <table:table-cell office:value-type="float" office:value="1.02807390439598">
                <text:p>1.028073904395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1.03131755501446">
                <text:p>1.03131755501446</text:p>
              </table:table-cell>
              <table:table-cell office:value-type="float" office:value="1.01111049974966">
                <text:p>1.01111049974966</text:p>
              </table:table-cell>
              <table:table-cell office:value-type="float" office:value="1.02306759620467">
                <text:p>1.023067596204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1.02681094746014">
                <text:p>1.02681094746014</text:p>
              </table:table-cell>
              <table:table-cell office:value-type="float" office:value="1.00590683246511">
                <text:p>1.00590683246511</text:p>
              </table:table-cell>
              <table:table-cell office:value-type="float" office:value="1.01806131162372">
                <text:p>1.018061311623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1.02120473604268">
                <text:p>1.02120473604268</text:p>
              </table:table-cell>
              <table:table-cell office:value-type="float" office:value="1.00030339493776">
                <text:p>1.00030339493776</text:p>
              </table:table-cell>
              <table:table-cell office:value-type="float" office:value="1.01295509960906">
                <text:p>1.012955099609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1.01529867065066">
                <text:p>1.01529867065066</text:p>
              </table:table-cell>
              <table:table-cell office:value-type="float" office:value="0.994640016601484">
                <text:p>0.994640016601484</text:p>
              </table:table-cell>
              <table:table-cell office:value-type="float" office:value="1.00794893223814">
                <text:p>1.007948932238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1.00929266539295">
                <text:p>1.00929266539295</text:p>
              </table:table-cell>
              <table:table-cell office:value-type="float" office:value="0.98898666220986">
                <text:p>0.98898666220986</text:p>
              </table:table-cell>
              <table:table-cell office:value-type="float" office:value="1.00294279123438">
                <text:p>1.0029427912343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.00338666240338">
                <text:p>1.00338666240338</text:p>
              </table:table-cell>
              <table:table-cell office:value-type="float" office:value="0.983333347853616">
                <text:p>0.983333347853616</text:p>
              </table:table-cell>
              <table:table-cell office:value-type="float" office:value="0.997406956312217">
                <text:p>0.9974069563122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0.997460673571144">
                <text:p>0.997460673571144</text:p>
              </table:table-cell>
              <table:table-cell office:value-type="float" office:value="0.97768007422725">
                <text:p>0.97768007422725</text:p>
              </table:table-cell>
              <table:table-cell office:value-type="float" office:value="0.991361434240812">
                <text:p>0.9913614342408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0.991524744068447">
                <text:p>0.991524744068447</text:p>
              </table:table-cell>
              <table:table-cell office:value-type="float" office:value="0.972026842041412">
                <text:p>0.972026842041412</text:p>
              </table:table-cell>
              <table:table-cell office:value-type="float" office:value="0.985315926949829">
                <text:p>0.9853159269498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0.985588847725562">
                <text:p>0.985588847725562</text:p>
              </table:table-cell>
              <table:table-cell office:value-type="float" office:value="0.96627368700022">
                <text:p>0.96627368700022</text:p>
              </table:table-cell>
              <table:table-cell office:value-type="float" office:value="0.979280454662504">
                <text:p>0.9792804546625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0.97965298514525">
                <text:p>0.97965298514525</text:p>
              </table:table-cell>
              <table:table-cell office:value-type="float" office:value="0.959570821886535">
                <text:p>0.959570821886535</text:p>
              </table:table-cell>
              <table:table-cell office:value-type="float" office:value="0.973235022617353">
                <text:p>0.9732350226173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0.973727154304017">
                <text:p>0.973727154304017</text:p>
              </table:table-cell>
              <table:table-cell office:value-type="float" office:value="0.952867976269535">
                <text:p>0.952867976269535</text:p>
              </table:table-cell>
              <table:table-cell office:value-type="float" office:value="0.967199627065685">
                <text:p>0.96719962706568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0.967791361160039">
                <text:p>0.967791361160039</text:p>
              </table:table-cell>
              <table:table-cell office:value-type="float" office:value="0.946165176609772">
                <text:p>0.946165176609772</text:p>
              </table:table-cell>
              <table:table-cell office:value-type="float" office:value="0.9611542937302">
                <text:p>0.961154293730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0.960765271886947">
                <text:p>0.960765271886947</text:p>
              </table:table-cell>
              <table:table-cell office:value-type="float" office:value="0.939462410634933">
                <text:p>0.939462410634933</text:p>
              </table:table-cell>
              <table:table-cell office:value-type="float" office:value="0.954779048484517">
                <text:p>0.9547790484845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0.953339118677609">
                <text:p>0.953339118677609</text:p>
              </table:table-cell>
              <table:table-cell office:value-type="float" office:value="0.932759679071196">
                <text:p>0.932759679071196</text:p>
              </table:table-cell>
              <table:table-cell office:value-type="float" office:value="0.94769400685295">
                <text:p>0.947694006852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0.945913003629826">
                <text:p>0.945913003629826</text:p>
              </table:table-cell>
              <table:table-cell office:value-type="float" office:value="0.926056970638956">
                <text:p>0.926056970638956</text:p>
              </table:table-cell>
              <table:table-cell office:value-type="float" office:value="0.940608998162892">
                <text:p>0.9406089981628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0.938476930067543">
                <text:p>0.938476930067543</text:p>
              </table:table-cell>
              <table:table-cell office:value-type="float" office:value="0.919354310359178">
                <text:p>0.919354310359178</text:p>
              </table:table-cell>
              <table:table-cell office:value-type="float" office:value="0.933534021193122">
                <text:p>0.93353402119312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0.931050894043929">
                <text:p>0.931050894043929</text:p>
              </table:table-cell>
              <table:table-cell office:value-type="float" office:value="0.912001777314606">
                <text:p>0.912001777314606</text:p>
              </table:table-cell>
              <table:table-cell office:value-type="float" office:value="0.926449080697369">
                <text:p>0.9264490806973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0.923624898987138">
                <text:p>0.923624898987138</text:p>
              </table:table-cell>
              <table:table-cell office:value-type="float" office:value="0.904259348638431">
                <text:p>0.904259348638431</text:p>
              </table:table-cell>
              <table:table-cell office:value-type="float" office:value="0.919364155999134">
                <text:p>0.9193641559991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0.916198945893303">
                <text:p>0.916198945893303</text:p>
              </table:table-cell>
              <table:table-cell office:value-type="float" office:value="0.896526938644902">
                <text:p>0.896526938644902</text:p>
              </table:table-cell>
              <table:table-cell office:value-type="float" office:value="0.912289285191929">
                <text:p>0.9122892851919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0.908773035791116">
                <text:p>0.908773035791116</text:p>
              </table:table-cell>
              <table:table-cell office:value-type="float" office:value="0.888784568830766">
                <text:p>0.888784568830766</text:p>
              </table:table-cell>
              <table:table-cell office:value-type="float" office:value="0.90501433525442">
                <text:p>0.9050143352544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901347169743157">
                <text:p>0.901347169743157</text:p>
              </table:table-cell>
              <table:table-cell office:value-type="float" office:value="0.881052226402612">
                <text:p>0.881052226402612</text:p>
              </table:table-cell>
              <table:table-cell office:value-type="float" office:value="0.896888935351529">
                <text:p>0.8968889353515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893921328158133">
                <text:p>0.893921328158133</text:p>
              </table:table-cell>
              <table:table-cell office:value-type="float" office:value="0.873309919008573">
                <text:p>0.873309919008573</text:p>
              </table:table-cell>
              <table:table-cell office:value-type="float" office:value="0.888763565601674">
                <text:p>0.88876356560167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885474561003307">
                <text:p>0.885474561003307</text:p>
              </table:table-cell>
              <table:table-cell office:value-type="float" office:value="0.865567645820499">
                <text:p>0.865567645820499</text:p>
              </table:table-cell>
              <table:table-cell office:value-type="float" office:value="0.880638246423581">
                <text:p>0.88063824642358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876607422622008">
                <text:p>0.876607422622008</text:p>
              </table:table-cell>
              <table:table-cell office:value-type="float" office:value="0.857665466675213">
                <text:p>0.857665466675213</text:p>
              </table:table-cell>
              <table:table-cell office:value-type="float" office:value="0.872512979230109">
                <text:p>0.8725129792301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867730365514542">
                <text:p>0.867730365514542</text:p>
              </table:table-cell>
              <table:table-cell office:value-type="float" office:value="0.848873618442751">
                <text:p>0.848873618442751</text:p>
              </table:table-cell>
              <table:table-cell office:value-type="float" office:value="0.864387765487226">
                <text:p>0.8643877654872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85886338814971">
                <text:p>0.85886338814971</text:p>
              </table:table-cell>
              <table:table-cell office:value-type="float" office:value="0.840091791722934">
                <text:p>0.840091791722934</text:p>
              </table:table-cell>
              <table:table-cell office:value-type="float" office:value="0.856262606716538">
                <text:p>0.85626260671653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849996495110421">
                <text:p>0.849996495110421</text:p>
              </table:table-cell>
              <table:table-cell office:value-type="float" office:value="0.831309988725289">
                <text:p>0.831309988725289</text:p>
              </table:table-cell>
              <table:table-cell office:value-type="float" office:value="0.84807747884023">
                <text:p>0.8480774788402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841119690843105">
                <text:p>0.841119690843105</text:p>
              </table:table-cell>
              <table:table-cell office:value-type="float" office:value="0.822528208199573">
                <text:p>0.822528208199573</text:p>
              </table:table-cell>
              <table:table-cell office:value-type="float" office:value="0.838181924892204">
                <text:p>0.8381819248922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832252974507151">
                <text:p>0.832252974507151</text:p>
              </table:table-cell>
              <table:table-cell office:value-type="float" office:value="0.813746451903073">
                <text:p>0.813746451903073</text:p>
              </table:table-cell>
              <table:table-cell office:value-type="float" office:value="0.828286439249128">
                <text:p>0.8282864392491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823386350843879">
                <text:p>0.823386350843879</text:p>
              </table:table-cell>
              <table:table-cell office:value-type="float" office:value="0.804964720628774">
                <text:p>0.804964720628774</text:p>
              </table:table-cell>
              <table:table-cell office:value-type="float" office:value="0.818391024388709">
                <text:p>0.8183910243887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814509824473591">
                <text:p>0.814509824473591</text:p>
              </table:table-cell>
              <table:table-cell office:value-type="float" office:value="0.796183016115321">
                <text:p>0.796183016115321</text:p>
              </table:table-cell>
              <table:table-cell office:value-type="float" office:value="0.808505681602795">
                <text:p>0.8085056816027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805643395305888">
                <text:p>0.805643395305888</text:p>
              </table:table-cell>
              <table:table-cell office:value-type="float" office:value="0.786651739858401">
                <text:p>0.786651739858401</text:p>
              </table:table-cell>
              <table:table-cell office:value-type="float" office:value="0.798610416283184">
                <text:p>0.7986104162831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794008874144994">
                <text:p>0.794008874144994</text:p>
              </table:table-cell>
              <table:table-cell office:value-type="float" office:value="0.776790645927202">
                <text:p>0.776790645927202</text:p>
              </table:table-cell>
              <table:table-cell office:value-type="float" office:value="0.788715214399342">
                <text:p>0.7887152143993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781035233171974">
                <text:p>0.781035233171974</text:p>
              </table:table-cell>
              <table:table-cell office:value-type="float" office:value="0.766939559627908">
                <text:p>0.766939559627908</text:p>
              </table:table-cell>
              <table:table-cell office:value-type="float" office:value="0.778820110365032">
                <text:p>0.7788201103650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768071620642242">
                <text:p>0.768071620642242</text:p>
              </table:table-cell>
              <table:table-cell office:value-type="float" office:value="0.75708848167767">
                <text:p>0.75708848167767</text:p>
              </table:table-cell>
              <table:table-cell office:value-type="float" office:value="0.767929649186695">
                <text:p>0.76792964918669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755098022831473">
                <text:p>0.755098022831473</text:p>
              </table:table-cell>
              <table:table-cell office:value-type="float" office:value="0.747237412406693">
                <text:p>0.747237412406693</text:p>
              </table:table-cell>
              <table:table-cell office:value-type="float" office:value="0.756909067342306">
                <text:p>0.7569090673423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742124422183369">
                <text:p>0.742124422183369</text:p>
              </table:table-cell>
              <table:table-cell office:value-type="float" office:value="0.737386352162826">
                <text:p>0.737386352162826</text:p>
              </table:table-cell>
              <table:table-cell office:value-type="float" office:value="0.745889108968625">
                <text:p>0.7458891089686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72916085175289">
                <text:p>0.72916085175289</text:p>
              </table:table-cell>
              <table:table-cell office:value-type="float" office:value="0.727535301312761">
                <text:p>0.727535301312761</text:p>
              </table:table-cell>
              <table:table-cell office:value-type="float" office:value="0.734879796438853">
                <text:p>0.73487979643885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716187298215348">
                <text:p>0.716187298215348</text:p>
              </table:table-cell>
              <table:table-cell office:value-type="float" office:value="0.717414511802041">
                <text:p>0.717414511802041</text:p>
              </table:table-cell>
              <table:table-cell office:value-type="float" office:value="0.723861166047772">
                <text:p>0.7238611660477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703223759687484">
                <text:p>0.703223759687484</text:p>
              </table:table-cell>
              <table:table-cell office:value-type="float" office:value="0.706474529226928">
                <text:p>0.706474529226928</text:p>
              </table:table-cell>
              <table:table-cell office:value-type="float" office:value="0.712853246814581">
                <text:p>0.7128532468145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690250223614596">
                <text:p>0.690250223614596</text:p>
              </table:table-cell>
              <table:table-cell office:value-type="float" office:value="0.695524549408351">
                <text:p>0.695524549408351</text:p>
              </table:table-cell>
              <table:table-cell office:value-type="float" office:value="0.701836072420227">
                <text:p>0.7018360724202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677286720853141">
                <text:p>0.677286720853141</text:p>
              </table:table-cell>
              <table:table-cell office:value-type="float" office:value="0.684584573475155">
                <text:p>0.684584573475155</text:p>
              </table:table-cell>
              <table:table-cell office:value-type="float" office:value="0.690819679777118">
                <text:p>0.6908196797771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664293827992553">
                <text:p>0.664293827992553</text:p>
              </table:table-cell>
              <table:table-cell office:value-type="float" office:value="0.673634600617427">
                <text:p>0.673634600617427</text:p>
              </table:table-cell>
              <table:table-cell office:value-type="float" office:value="0.679534282780229">
                <text:p>0.6795342827802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651106550309548">
                <text:p>0.651106550309548</text:p>
              </table:table-cell>
              <table:table-cell office:value-type="float" office:value="0.662694631989493">
                <text:p>0.662694631989493</text:p>
              </table:table-cell>
              <table:table-cell office:value-type="float" office:value="0.665411245240303">
                <text:p>0.66541124524030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63791939141321">
                <text:p>0.63791939141321</text:p>
              </table:table-cell>
              <table:table-cell office:value-type="float" office:value="0.651744666799883">
                <text:p>0.651744666799883</text:p>
              </table:table-cell>
              <table:table-cell office:value-type="float" office:value="0.651298519108895">
                <text:p>0.65129851910889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624732358825762">
                <text:p>0.624732358825762</text:p>
              </table:table-cell>
              <table:table-cell office:value-type="float" office:value="0.640794705739373">
                <text:p>0.640794705739373</text:p>
              </table:table-cell>
              <table:table-cell office:value-type="float" office:value="0.637176125398002">
                <text:p>0.6371761253980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611535462279172">
                <text:p>0.611535462279172</text:p>
              </table:table-cell>
              <table:table-cell office:value-type="float" office:value="0.629185325546488">
                <text:p>0.629185325546488</text:p>
              </table:table-cell>
              <table:table-cell office:value-type="float" office:value="0.623054086169291">
                <text:p>0.6230540861692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598348707631261">
                <text:p>0.598348707631261</text:p>
              </table:table-cell>
              <table:table-cell office:value-type="float" office:value="0.617376140236599">
                <text:p>0.617376140236599</text:p>
              </table:table-cell>
              <table:table-cell office:value-type="float" office:value="0.608942427157519">
                <text:p>0.6089424271575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585162124734676">
                <text:p>0.585162124734676</text:p>
              </table:table-cell>
              <table:table-cell office:value-type="float" office:value="0.605566988842556">
                <text:p>0.605566988842556</text:p>
              </table:table-cell>
              <table:table-cell office:value-type="float" office:value="0.594821174209199">
                <text:p>0.5948211742091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571975687354804">
                <text:p>0.571975687354804</text:p>
              </table:table-cell>
              <table:table-cell office:value-type="float" office:value="0.593747873857448">
                <text:p>0.593747873857448</text:p>
              </table:table-cell>
              <table:table-cell office:value-type="float" office:value="0.580700357798957">
                <text:p>0.58070035779895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558789425243535">
                <text:p>0.558789425243535</text:p>
              </table:table-cell>
              <table:table-cell office:value-type="float" office:value="0.581938795560848">
                <text:p>0.581938795560848</text:p>
              </table:table-cell>
              <table:table-cell office:value-type="float" office:value="0.566580010160339">
                <text:p>0.56658001016033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54560335110866">
                <text:p>0.54560335110866</text:p>
              </table:table-cell>
              <table:table-cell office:value-type="float" office:value="0.570129758730423">
                <text:p>0.570129758730423</text:p>
              </table:table-cell>
              <table:table-cell office:value-type="float" office:value="0.552470167316029">
                <text:p>0.55247016731602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532417478916686">
                <text:p>0.532417478916686</text:p>
              </table:table-cell>
              <table:table-cell office:value-type="float" office:value="0.558320764966887">
                <text:p>0.558320764966887</text:p>
              </table:table-cell>
              <table:table-cell office:value-type="float" office:value="0.538350868997111">
                <text:p>0.5383508689971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51923182405261">
                <text:p>0.51923182405261</text:p>
              </table:table-cell>
              <table:table-cell office:value-type="float" office:value="0.546271286077678">
                <text:p>0.546271286077678</text:p>
              </table:table-cell>
              <table:table-cell office:value-type="float" office:value="0.524232159182513">
                <text:p>0.5242321591825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506046425855376">
                <text:p>0.506046425855376</text:p>
              </table:table-cell>
              <table:table-cell office:value-type="float" office:value="0.533700660772019">
                <text:p>0.533700660772019</text:p>
              </table:table-cell>
              <table:table-cell office:value-type="float" office:value="0.510124086625607">
                <text:p>0.5101240866256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49286125915515">
                <text:p>0.49286125915515</text:p>
              </table:table-cell>
              <table:table-cell office:value-type="float" office:value="0.521120036196076">
                <text:p>0.521120036196076</text:p>
              </table:table-cell>
              <table:table-cell office:value-type="float" office:value="0.496006705874669">
                <text:p>0.4960067058746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479666369332894">
                <text:p>0.479666369332894</text:p>
              </table:table-cell>
              <table:table-cell office:value-type="float" office:value="0.508539411788791">
                <text:p>0.508539411788791</text:p>
              </table:table-cell>
              <table:table-cell office:value-type="float" office:value="0.481890077686032">
                <text:p>0.4818900776860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467001616271293">
                <text:p>0.467001616271293</text:p>
              </table:table-cell>
              <table:table-cell office:value-type="float" office:value="0.495968785905172">
                <text:p>0.495968785905172</text:p>
              </table:table-cell>
              <table:table-cell office:value-type="float" office:value="0.469883353829703">
                <text:p>0.4698833538297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463274374561123">
                <text:p>0.463274374561123</text:p>
              </table:table-cell>
              <table:table-cell office:value-type="float" office:value="0.48338816187081">
                <text:p>0.48338816187081</text:p>
              </table:table-cell>
              <table:table-cell office:value-type="float" office:value="0.46464402628904">
                <text:p>0.4646440262890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45955718360178">
                <text:p>0.45955718360178</text:p>
              </table:table-cell>
              <table:table-cell office:value-type="float" office:value="0.470817537462667">
                <text:p>0.470817537462667</text:p>
              </table:table-cell>
              <table:table-cell office:value-type="float" office:value="0.459404724093701">
                <text:p>0.45940472409370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45584004774153">
                <text:p>0.45584004774153</text:p>
              </table:table-cell>
              <table:table-cell office:value-type="float" office:value="0.458236913865481">
                <text:p>0.458236913865481</text:p>
              </table:table-cell>
              <table:table-cell office:value-type="float" office:value="0.454165448120847">
                <text:p>0.45416544812084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452112971722776">
                <text:p>0.452112971722776</text:p>
              </table:table-cell>
              <table:table-cell office:value-type="float" office:value="0.445054499957073">
                <text:p>0.445054499957073</text:p>
              </table:table-cell>
              <table:table-cell office:value-type="float" office:value="0.448926198439075">
                <text:p>0.4489261984390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448395950277208">
                <text:p>0.448395950277208</text:p>
              </table:table-cell>
              <table:table-cell office:value-type="float" office:value="0.431771844712274">
                <text:p>0.431771844712274</text:p>
              </table:table-cell>
              <table:table-cell office:value-type="float" office:value="0.443686977683547">
                <text:p>0.4436869776835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444668991723057">
                <text:p>0.444668991723057</text:p>
              </table:table-cell>
              <table:table-cell office:value-type="float" office:value="0.418489275819058">
                <text:p>0.418489275819058</text:p>
              </table:table-cell>
              <table:table-cell office:value-type="float" office:value="0.438447786036878">
                <text:p>0.4384477860368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440952090509842">
                <text:p>0.440952090509842</text:p>
              </table:table-cell>
              <table:table-cell office:value-type="float" office:value="0.405206801769171">
                <text:p>0.405206801769171</text:p>
              </table:table-cell>
              <table:table-cell office:value-type="float" office:value="0.43320862455519">
                <text:p>0.433208624555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437235251666651">
                <text:p>0.437235251666651</text:p>
              </table:table-cell>
              <table:table-cell office:value-type="float" office:value="0.391924433063633">
                <text:p>0.391924433063633</text:p>
              </table:table-cell>
              <table:table-cell office:value-type="float" office:value="0.427969493391866">
                <text:p>0.4279694933918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433508480684058">
                <text:p>0.433508480684058</text:p>
              </table:table-cell>
              <table:table-cell office:value-type="float" office:value="0.378642178925711">
                <text:p>0.378642178925711</text:p>
              </table:table-cell>
              <table:table-cell office:value-type="float" office:value="0.422730395590677">
                <text:p>0.4227303955906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429791771559205">
                <text:p>0.429791771559205</text:p>
              </table:table-cell>
              <table:table-cell office:value-type="float" office:value="0.365350053135469">
                <text:p>0.365350053135469</text:p>
              </table:table-cell>
              <table:table-cell office:value-type="float" office:value="0.417491331445445">
                <text:p>0.4174913314454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426075129789337">
                <text:p>0.426075129789337</text:p>
              </table:table-cell>
              <table:table-cell office:value-type="float" office:value="0.351708565521456">
                <text:p>0.351708565521456</text:p>
              </table:table-cell>
              <table:table-cell office:value-type="float" office:value="0.412252302239308">
                <text:p>0.4122523022393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422348561380289">
                <text:p>0.422348561380289</text:p>
              </table:table-cell>
              <table:table-cell office:value-type="float" office:value="0.337497910266849">
                <text:p>0.337497910266849</text:p>
              </table:table-cell>
              <table:table-cell office:value-type="float" office:value="0.407013308251266">
                <text:p>0.4070133082512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418632030351238">
                <text:p>0.418632030351238</text:p>
              </table:table-cell>
              <table:table-cell office:value-type="float" office:value="0.323287260789673">
                <text:p>0.323287260789673</text:p>
              </table:table-cell>
              <table:table-cell office:value-type="float" office:value="0.401774353010443">
                <text:p>0.4017743530104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414915601274524">
                <text:p>0.414915601274524</text:p>
              </table:table-cell>
              <table:table-cell office:value-type="float" office:value="0.309076619335465">
                <text:p>0.309076619335465</text:p>
              </table:table-cell>
              <table:table-cell office:value-type="float" office:value="0.396535436971225">
                <text:p>0.3965354369712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411189251654272">
                <text:p>0.411189251654272</text:p>
              </table:table-cell>
              <table:table-cell office:value-type="float" office:value="0.294865985643377">
                <text:p>0.294865985643377</text:p>
              </table:table-cell>
              <table:table-cell office:value-type="float" office:value="0.391296561708175">
                <text:p>0.3912965617081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407472974467019">
                <text:p>0.407472974467019</text:p>
              </table:table-cell>
              <table:table-cell office:value-type="float" office:value="0.280645362473728">
                <text:p>0.280645362473728</text:p>
              </table:table-cell>
              <table:table-cell office:value-type="float" office:value="0.386057728881316">
                <text:p>0.3860577288813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403746781183454">
                <text:p>0.403746781183454</text:p>
              </table:table-cell>
              <table:table-cell office:value-type="float" office:value="0.266434749728353">
                <text:p>0.266434749728353</text:p>
              </table:table-cell>
              <table:table-cell office:value-type="float" office:value="0.380818939009196">
                <text:p>0.3808189390091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400030664400868">
                <text:p>0.400030664400868</text:p>
              </table:table-cell>
              <table:table-cell office:value-type="float" office:value="0.252224150725104">
                <text:p>0.252224150725104</text:p>
              </table:table-cell>
              <table:table-cell office:value-type="float" office:value="0.375580196371228">
                <text:p>0.37558019637122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396314631140461">
                <text:p>0.396314631140461</text:p>
              </table:table-cell>
              <table:table-cell office:value-type="float" office:value="0.236554321698019">
                <text:p>0.236554321698019</text:p>
              </table:table-cell>
              <table:table-cell office:value-type="float" office:value="0.370341501722518">
                <text:p>0.3703415017225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392588689089485">
                <text:p>0.392588689089485</text:p>
              </table:table-cell>
              <table:table-cell office:value-type="float" office:value="0.220774586012521">
                <text:p>0.220774586012521</text:p>
              </table:table-cell>
              <table:table-cell office:value-type="float" office:value="0.365102857128796">
                <text:p>0.3651028571287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388872830236313">
                <text:p>0.388872830236313</text:p>
              </table:table-cell>
              <table:table-cell office:value-type="float" office:value="0.204984891490105">
                <text:p>0.204984891490105</text:p>
              </table:table-cell>
              <table:table-cell office:value-type="float" office:value="0.359864263396131">
                <text:p>0.3598642633961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385157062301861">
                <text:p>0.385157062301861</text:p>
              </table:table-cell>
              <table:table-cell office:value-type="float" office:value="0.189205247931023">
                <text:p>0.189205247931023</text:p>
              </table:table-cell>
              <table:table-cell office:value-type="float" office:value="0.354625725560005">
                <text:p>0.3546257255600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38143139374729">
                <text:p>0.38143139374729</text:p>
              </table:table-cell>
              <table:table-cell office:value-type="float" office:value="0.173415669837792">
                <text:p>0.173415669837792</text:p>
              </table:table-cell>
              <table:table-cell office:value-type="float" office:value="0.349397243666804">
                <text:p>0.34939724366680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377715815899996">
                <text:p>0.377715815899996</text:p>
              </table:table-cell>
              <table:table-cell office:value-type="float" office:value="0.157636177066846">
                <text:p>0.157636177066846</text:p>
              </table:table-cell>
              <table:table-cell office:value-type="float" office:value="0.344158822389664">
                <text:p>0.34415882238966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374000337267228">
                <text:p>0.374000337267228</text:p>
              </table:table-cell>
              <table:table-cell office:value-type="float" office:value="0.141846796967573">
                <text:p>0.141846796967573</text:p>
              </table:table-cell>
              <table:table-cell office:value-type="float" office:value="0.338920461939981">
                <text:p>0.3389204619399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370274967181148">
                <text:p>0.370274967181148</text:p>
              </table:table-cell>
              <table:table-cell office:value-type="float" office:value="0.129507152672005">
                <text:p>0.129507152672005</text:p>
              </table:table-cell>
              <table:table-cell office:value-type="float" office:value="0.33368216830105">
                <text:p>0.3336821683010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366559696251511">
                <text:p>0.366559696251511</text:p>
              </table:table-cell>
              <table:table-cell office:value-type="float" office:value="0.121177079004406">
                <text:p>0.121177079004406</text:p>
              </table:table-cell>
              <table:table-cell office:value-type="float" office:value="0.328443943095698">
                <text:p>0.32844394309569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362844533872291">
                <text:p>0.362844533872291</text:p>
              </table:table-cell>
              <table:table-cell office:value-type="float" office:value="0.112837017288477">
                <text:p>0.112837017288477</text:p>
              </table:table-cell>
              <table:table-cell office:value-type="float" office:value="0.323205789651253">
                <text:p>0.3232057896512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0.359119490359407">
                <text:p>0.359119490359407</text:p>
              </table:table-cell>
              <table:table-cell office:value-type="float" office:value="0.104496972159054">
                <text:p>0.104496972159054</text:p>
              </table:table-cell>
              <table:table-cell office:value-type="float" office:value="0.317967709781984">
                <text:p>0.31796770978198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0.355404555543398">
                <text:p>0.355404555543398</text:p>
              </table:table-cell>
              <table:table-cell office:value-type="float" office:value="0.0961649447901365">
                <text:p>0.0961649447901365</text:p>
              </table:table-cell>
              <table:table-cell office:value-type="float" office:value="0.312729710685825">
                <text:p>0.3127297106858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0.351679747207598">
                <text:p>0.351679747207598</text:p>
              </table:table-cell>
              <table:table-cell office:value-type="float" office:value="0.0878299438025552">
                <text:p>0.0878299438025552</text:p>
              </table:table-cell>
              <table:table-cell office:value-type="float" office:value="0.307491794721355">
                <text:p>0.3074917947213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0.34796501560358">
                <text:p>0.34796501560358</text:p>
              </table:table-cell>
              <table:table-cell office:value-type="float" office:value="0.079493974476057">
                <text:p>0.079493974476057</text:p>
              </table:table-cell>
              <table:table-cell office:value-type="float" office:value="0.30225396621047">
                <text:p>0.3022539662104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0.344250449308349">
                <text:p>0.344250449308349</text:p>
              </table:table-cell>
              <table:table-cell office:value-type="float" office:value="0.0711580508719147">
                <text:p>0.0711580508719147</text:p>
              </table:table-cell>
              <table:table-cell office:value-type="float" office:value="0.29701622783412">
                <text:p>0.29701622783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